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etaNormalLF-Roman" svg:font-family="MetaNormalLF-Roman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4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31">
      <style:table-cell-properties fo:background-color="#fff1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3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4" style:family="table-cell" style:parent-style-name="Default" style:data-style-name="N131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372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1" office:value-type="date" office:date-value="2020-03-09" calcext:value-type="date">
            <text:p>09.03.20</text:p>
          </table:table-cell>
          <table:table-cell table:style-name="ce1" office:value-type="date" office:date-value="2020-03-10" calcext:value-type="date">
            <text:p>10.03.20</text:p>
          </table:table-cell>
          <table:table-cell table:style-name="ce1" office:value-type="date" office:date-value="2020-03-11" calcext:value-type="date">
            <text:p>11.03.20</text:p>
          </table:table-cell>
          <table:table-cell table:style-name="ce1" office:value-type="date" office:date-value="2020-03-12" calcext:value-type="date">
            <text:p>12.03.20</text:p>
          </table:table-cell>
          <table:table-cell table:style-name="ce1" office:value-type="date" office:date-value="2020-03-13" calcext:value-type="date">
            <text:p>13.03.20</text:p>
          </table:table-cell>
          <table:table-cell table:style-name="ce1" office:value-type="date" office:date-value="2020-03-14" calcext:value-type="date">
            <text:p>14.03.20</text:p>
          </table:table-cell>
          <table:table-cell table:style-name="ce1" office:value-type="date" office:date-value="2020-03-15" calcext:value-type="date">
            <text:p>15.03.20</text:p>
          </table:table-cell>
          <table:table-cell table:style-name="ce1" office:value-type="date" office:date-value="2020-03-16" calcext:value-type="date">
            <text:p>16.03.20</text:p>
          </table:table-cell>
          <table:table-cell table:style-name="ce1" office:value-type="date" office:date-value="2020-03-17" calcext:value-type="date">
            <text:p>17.03.20</text:p>
          </table:table-cell>
          <table:table-cell table:style-name="ce1" office:value-type="date" office:date-value="2020-03-18" calcext:value-type="date">
            <text:p>18.03.20</text:p>
          </table:table-cell>
          <table:table-cell table:style-name="ce1" office:value-type="date" office:date-value="2020-03-19" calcext:value-type="date">
            <text:p>19.03.20</text:p>
          </table:table-cell>
          <table:table-cell table:style-name="ce1" office:value-type="date" office:date-value="2020-03-20" calcext:value-type="date">
            <text:p>20.03.20</text:p>
          </table:table-cell>
          <table:table-cell table:style-name="ce1" office:value-type="date" office:date-value="2020-03-21" calcext:value-type="date">
            <text:p>21.03.20</text:p>
          </table:table-cell>
          <table:table-cell table:style-name="ce1" office:value-type="date" office:date-value="2020-03-22" calcext:value-type="date">
            <text:p>22.03.20</text:p>
          </table:table-cell>
          <table:table-cell table:style-name="ce1" office:value-type="date" office:date-value="2020-03-23" calcext:value-type="date">
            <text:p>23.03.20</text:p>
          </table:table-cell>
          <table:table-cell table:style-name="ce1" office:value-type="date" office:date-value="2020-03-24" calcext:value-type="date">
            <text:p>24.03.20</text:p>
          </table:table-cell>
          <table:table-cell table:style-name="ce1" office:value-type="date" office:date-value="2020-03-25" calcext:value-type="date">
            <text:p>25.03.20</text:p>
          </table:table-cell>
          <table:table-cell table:style-name="ce1" office:value-type="date" office:date-value="2020-03-26" calcext:value-type="date">
            <text:p>26.03.20</text:p>
          </table:table-cell>
          <table:table-cell table:style-name="ce1" office:value-type="date" office:date-value="2020-03-27" calcext:value-type="date">
            <text:p>27.03.20</text:p>
          </table:table-cell>
          <table:table-cell table:style-name="ce1" office:value-type="date" office:date-value="2020-03-28" calcext:value-type="date">
            <text:p>28.03.20</text:p>
          </table:table-cell>
          <table:table-cell table:style-name="ce1" office:value-type="date" office:date-value="2020-03-29" calcext:value-type="date">
            <text:p>29.03.20</text:p>
          </table:table-cell>
          <table:table-cell table:style-name="ce1" office:value-type="date" office:date-value="2020-03-30" calcext:value-type="date">
            <text:p>30.03.20</text:p>
          </table:table-cell>
          <table:table-cell table:style-name="ce1" office:value-type="date" office:date-value="2020-03-31" calcext:value-type="date">
            <text:p>31.03.20</text:p>
          </table:table-cell>
          <table:table-cell table:style-name="ce1" office:value-type="date" office:date-value="2020-04-01" calcext:value-type="date">
            <text:p>01.04.20</text:p>
          </table:table-cell>
          <table:table-cell table:style-name="ce1" office:value-type="date" office:date-value="2020-04-02" calcext:value-type="date">
            <text:p>02.04.20</text:p>
          </table:table-cell>
          <table:table-cell table:style-name="ce1" office:value-type="date" office:date-value="2020-04-03" calcext:value-type="date">
            <text:p>03.04.20</text:p>
          </table:table-cell>
          <table:table-cell table:style-name="ce1" office:value-type="date" office:date-value="2020-04-04" calcext:value-type="date">
            <text:p>04.04.20</text:p>
          </table:table-cell>
          <table:table-cell table:style-name="ce1" office:value-type="date" office:date-value="2020-04-05" calcext:value-type="date">
            <text:p>05.04.20</text:p>
          </table:table-cell>
          <table:table-cell table:style-name="ce1" office:value-type="date" office:date-value="2020-04-06" calcext:value-type="date">
            <text:p>06.04.20</text:p>
          </table:table-cell>
          <table:table-cell table:style-name="ce1" office:value-type="date" office:date-value="2020-04-07" calcext:value-type="date">
            <text:p>07.04.20</text:p>
          </table:table-cell>
          <table:table-cell table:style-name="ce1" office:value-type="date" office:date-value="2020-04-08" calcext:value-type="date">
            <text:p>08.04.20</text:p>
          </table:table-cell>
          <table:table-cell table:style-name="ce1" office:value-type="date" office:date-value="2020-04-09" calcext:value-type="date">
            <text:p>09.04.20</text:p>
          </table:table-cell>
          <table:table-cell table:style-name="ce1" office:value-type="date" office:date-value="2020-04-10" calcext:value-type="date">
            <text:p>10.04.20</text:p>
          </table:table-cell>
          <table:table-cell table:style-name="ce1" office:value-type="date" office:date-value="2020-04-11" calcext:value-type="date">
            <text:p>11.04.20</text:p>
          </table:table-cell>
          <table:table-cell table:style-name="ce1" office:value-type="date" office:date-value="2020-04-12" calcext:value-type="date">
            <text:p>12.04.20</text:p>
          </table:table-cell>
          <table:table-cell table:style-name="ce1" office:value-type="date" office:date-value="2020-04-13" calcext:value-type="date">
            <text:p>13.04.20</text:p>
          </table:table-cell>
          <table:table-cell table:style-name="ce1" office:value-type="date" office:date-value="2020-04-14" calcext:value-type="date">
            <text:p>14.04.20</text:p>
          </table:table-cell>
          <table:table-cell table:style-name="ce1" office:value-type="date" office:date-value="2020-04-15" calcext:value-type="date">
            <text:p>15.04.20</text:p>
          </table:table-cell>
          <table:table-cell table:style-name="ce1" office:value-type="date" office:date-value="2020-04-16" calcext:value-type="date">
            <text:p>16.04.20</text:p>
          </table:table-cell>
          <table:table-cell table:style-name="ce1" office:value-type="date" office:date-value="2020-04-17" calcext:value-type="date">
            <text:p>17.04.20</text:p>
          </table:table-cell>
          <table:table-cell table:style-name="ce1" office:value-type="date" office:date-value="2020-04-18" calcext:value-type="date">
            <text:p>18.04.20</text:p>
          </table:table-cell>
          <table:table-cell table:style-name="ce1" office:value-type="date" office:date-value="2020-04-19" calcext:value-type="date">
            <text:p>19.04.20</text:p>
          </table:table-cell>
          <table:table-cell table:style-name="ce1" office:value-type="date" office:date-value="2020-04-20" calcext:value-type="date">
            <text:p>20.04.20</text:p>
          </table:table-cell>
          <table:table-cell table:style-name="ce1" office:value-type="date" office:date-value="2020-04-21" calcext:value-type="date">
            <text:p>21.04.20</text:p>
          </table:table-cell>
          <table:table-cell table:style-name="ce1" office:value-type="date" office:date-value="2020-04-22" calcext:value-type="date">
            <text:p>22.04.20</text:p>
          </table:table-cell>
          <table:table-cell table:style-name="ce1" office:value-type="date" office:date-value="2020-04-23" calcext:value-type="date">
            <text:p>23.04.20</text:p>
          </table:table-cell>
          <table:table-cell table:style-name="ce1" office:value-type="date" office:date-value="2020-04-24" calcext:value-type="date">
            <text:p>24.04.20</text:p>
          </table:table-cell>
          <table:table-cell table:style-name="ce1" office:value-type="date" office:date-value="2020-04-25" calcext:value-type="date">
            <text:p>25.04.20</text:p>
          </table:table-cell>
          <table:table-cell table:style-name="ce1" office:value-type="date" office:date-value="2020-04-26" calcext:value-type="date">
            <text:p>26.04.20</text:p>
          </table:table-cell>
          <table:table-cell table:style-name="ce1" office:value-type="date" office:date-value="2020-04-27" calcext:value-type="date">
            <text:p>27.04.20</text:p>
          </table:table-cell>
          <table:table-cell table:style-name="ce1" office:value-type="date" office:date-value="2020-04-28" calcext:value-type="date">
            <text:p>28.04.20</text:p>
          </table:table-cell>
          <table:table-cell table:style-name="ce1" office:value-type="date" office:date-value="2020-04-29" calcext:value-type="date">
            <text:p>29.04.20</text:p>
          </table:table-cell>
          <table:table-cell table:style-name="ce1" office:value-type="date" office:date-value="2020-04-30" calcext:value-type="date">
            <text:p>30.04.20</text:p>
          </table:table-cell>
          <table:table-cell table:style-name="ce1" office:value-type="date" office:date-value="2020-05-01" calcext:value-type="date">
            <text:p>01.05.20</text:p>
          </table:table-cell>
          <table:table-cell table:style-name="ce1" office:value-type="date" office:date-value="2020-05-02" calcext:value-type="date">
            <text:p>02.05.20</text:p>
          </table:table-cell>
          <table:table-cell table:style-name="ce1" office:value-type="date" office:date-value="2020-05-03" calcext:value-type="date">
            <text:p>03.05.20</text:p>
          </table:table-cell>
          <table:table-cell table:style-name="ce1" office:value-type="date" office:date-value="2020-05-04" calcext:value-type="date">
            <text:p>04.05.20</text:p>
          </table:table-cell>
          <table:table-cell table:style-name="ce1" office:value-type="date" office:date-value="2020-05-05" calcext:value-type="date">
            <text:p>05.05.20</text:p>
          </table:table-cell>
          <table:table-cell table:style-name="ce1" office:value-type="date" office:date-value="2020-05-06" calcext:value-type="date">
            <text:p>06.05.20</text:p>
          </table:table-cell>
          <table:table-cell table:style-name="ce1" office:value-type="date" office:date-value="2020-05-07" calcext:value-type="date">
            <text:p>07.05.20</text:p>
          </table:table-cell>
          <table:table-cell table:style-name="ce1" office:value-type="date" office:date-value="2020-05-08" calcext:value-type="date">
            <text:p>08.05.20</text:p>
          </table:table-cell>
          <table:table-cell table:style-name="ce1" office:value-type="date" office:date-value="2020-05-09" calcext:value-type="date">
            <text:p>09.05.20</text:p>
          </table:table-cell>
          <table:table-cell table:style-name="ce1" office:value-type="date" office:date-value="2020-05-10" calcext:value-type="date">
            <text:p>10.05.20</text:p>
          </table:table-cell>
          <table:table-cell table:style-name="ce1" office:value-type="date" office:date-value="2020-05-11" calcext:value-type="date">
            <text:p>11.05.20</text:p>
          </table:table-cell>
          <table:table-cell table:style-name="ce1" office:value-type="date" office:date-value="2020-05-12" calcext:value-type="date">
            <text:p>12.05.20</text:p>
          </table:table-cell>
          <table:table-cell table:style-name="ce1" office:value-type="date" office:date-value="2020-05-13" calcext:value-type="date">
            <text:p>13.05.20</text:p>
          </table:table-cell>
          <table:table-cell table:style-name="ce1" office:value-type="date" office:date-value="2020-05-14" calcext:value-type="date">
            <text:p>14.05.20</text:p>
          </table:table-cell>
          <table:table-cell table:style-name="ce1" office:value-type="date" office:date-value="2020-05-15" calcext:value-type="date">
            <text:p>15.05.20</text:p>
          </table:table-cell>
          <table:table-cell table:style-name="ce1" office:value-type="date" office:date-value="2020-05-16" calcext:value-type="date">
            <text:p>16.05.20</text:p>
          </table:table-cell>
          <table:table-cell table:style-name="ce1" office:value-type="date" office:date-value="2020-05-17" calcext:value-type="date">
            <text:p>17.05.20</text:p>
          </table:table-cell>
          <table:table-cell table:style-name="ce1" office:value-type="date" office:date-value="2020-05-18" calcext:value-type="date">
            <text:p>18.05.20</text:p>
          </table:table-cell>
          <table:table-cell table:style-name="ce1" office:value-type="date" office:date-value="2020-05-19" calcext:value-type="date">
            <text:p>19.05.20</text:p>
          </table:table-cell>
          <table:table-cell table:style-name="ce1" office:value-type="date" office:date-value="2020-05-20" calcext:value-type="date">
            <text:p>20.05.20</text:p>
          </table:table-cell>
          <table:table-cell table:style-name="ce1" office:value-type="date" office:date-value="2020-05-21" calcext:value-type="date">
            <text:p>21.05.20</text:p>
          </table:table-cell>
          <table:table-cell table:style-name="ce1" office:value-type="date" office:date-value="2020-05-22" calcext:value-type="date">
            <text:p>22.05.20</text:p>
          </table:table-cell>
          <table:table-cell table:style-name="ce1" office:value-type="date" office:date-value="2020-05-23" calcext:value-type="date">
            <text:p>23.05.20</text:p>
          </table:table-cell>
          <table:table-cell table:style-name="ce1" office:value-type="date" office:date-value="2020-05-24" calcext:value-type="date">
            <text:p>24.05.20</text:p>
          </table:table-cell>
          <table:table-cell table:style-name="ce1" office:value-type="date" office:date-value="2020-05-25" calcext:value-type="date">
            <text:p>25.05.20</text:p>
          </table:table-cell>
          <table:table-cell table:style-name="ce1" office:value-type="date" office:date-value="2020-05-26" calcext:value-type="date">
            <text:p>26.05.20</text:p>
          </table:table-cell>
          <table:table-cell table:style-name="ce1" office:value-type="date" office:date-value="2020-05-27" calcext:value-type="date">
            <text:p>27.05.20</text:p>
          </table:table-cell>
          <table:table-cell table:style-name="ce1" office:value-type="date" office:date-value="2020-05-28" calcext:value-type="date">
            <text:p>28.05.20</text:p>
          </table:table-cell>
          <table:table-cell table:style-name="ce1" office:value-type="date" office:date-value="2020-05-29" calcext:value-type="date">
            <text:p>29.05.20</text:p>
          </table:table-cell>
          <table:table-cell table:style-name="ce1" office:value-type="date" office:date-value="2020-05-30" calcext:value-type="date">
            <text:p>30.05.20</text:p>
          </table:table-cell>
          <table:table-cell table:style-name="ce1" office:value-type="date" office:date-value="2020-05-31" calcext:value-type="date">
            <text:p>31.05.20</text:p>
          </table:table-cell>
          <table:table-cell table:style-name="ce1" office:value-type="date" office:date-value="2020-06-01" calcext:value-type="date">
            <text:p>01.06.20</text:p>
          </table:table-cell>
          <table:table-cell table:style-name="ce1" office:value-type="date" office:date-value="2020-06-02" calcext:value-type="date">
            <text:p>02.06.20</text:p>
          </table:table-cell>
          <table:table-cell table:style-name="ce1" office:value-type="date" office:date-value="2020-06-03" calcext:value-type="date">
            <text:p>03.06.20</text:p>
          </table:table-cell>
          <table:table-cell table:style-name="ce1" office:value-type="date" office:date-value="2020-06-04" calcext:value-type="date">
            <text:p>04.06.20</text:p>
          </table:table-cell>
          <table:table-cell table:style-name="ce1" office:value-type="date" office:date-value="2020-06-05" calcext:value-type="date">
            <text:p>05.06.20</text:p>
          </table:table-cell>
          <table:table-cell table:style-name="ce1" office:value-type="date" office:date-value="2020-06-06" calcext:value-type="date">
            <text:p>06.06.20</text:p>
          </table:table-cell>
          <table:table-cell table:style-name="ce1" office:value-type="date" office:date-value="2020-06-07" calcext:value-type="date">
            <text:p>07.06.20</text:p>
          </table:table-cell>
          <table:table-cell table:style-name="ce1" office:value-type="date" office:date-value="2020-06-08" calcext:value-type="date">
            <text:p>08.06.20</text:p>
          </table:table-cell>
          <table:table-cell table:style-name="ce1" office:value-type="date" office:date-value="2020-06-09" calcext:value-type="date">
            <text:p>09.06.20</text:p>
          </table:table-cell>
          <table:table-cell table:style-name="ce1" office:value-type="date" office:date-value="2020-06-10" calcext:value-type="date">
            <text:p>10.06.20</text:p>
          </table:table-cell>
          <table:table-cell table:style-name="ce1" office:value-type="date" office:date-value="2020-06-11" calcext:value-type="date">
            <text:p>11.06.20</text:p>
          </table:table-cell>
          <table:table-cell table:style-name="ce1" office:value-type="date" office:date-value="2020-06-12" calcext:value-type="date">
            <text:p>12.06.20</text:p>
          </table:table-cell>
          <table:table-cell table:style-name="ce1" office:value-type="date" office:date-value="2020-06-13" calcext:value-type="date">
            <text:p>13.06.20</text:p>
          </table:table-cell>
          <table:table-cell table:style-name="ce1" office:value-type="date" office:date-value="2020-06-14" calcext:value-type="date">
            <text:p>14.06.20</text:p>
          </table:table-cell>
          <table:table-cell table:style-name="ce1" office:value-type="date" office:date-value="2020-06-15" calcext:value-type="date">
            <text:p>15.06.20</text:p>
          </table:table-cell>
          <table:table-cell table:style-name="ce1" office:value-type="date" office:date-value="2020-06-16" calcext:value-type="date">
            <text:p>16.06.20</text:p>
          </table:table-cell>
          <table:table-cell table:style-name="ce1" office:value-type="date" office:date-value="2020-06-17" calcext:value-type="date">
            <text:p>17.06.20</text:p>
          </table:table-cell>
          <table:table-cell table:style-name="ce1" office:value-type="date" office:date-value="2020-06-18" calcext:value-type="date">
            <text:p>18.06.20</text:p>
          </table:table-cell>
          <table:table-cell table:style-name="ce1" office:value-type="date" office:date-value="2020-06-19" calcext:value-type="date">
            <text:p>19.06.20</text:p>
          </table:table-cell>
          <table:table-cell table:style-name="ce1" office:value-type="date" office:date-value="2020-06-20" calcext:value-type="date">
            <text:p>20.06.20</text:p>
          </table:table-cell>
          <table:table-cell table:style-name="ce1" office:value-type="date" office:date-value="2020-06-21" calcext:value-type="date">
            <text:p>21.06.20</text:p>
          </table:table-cell>
          <table:table-cell table:style-name="ce1" office:value-type="date" office:date-value="2020-06-22" calcext:value-type="date">
            <text:p>22.06.20</text:p>
          </table:table-cell>
          <table:table-cell table:style-name="ce1" office:value-type="date" office:date-value="2020-06-23" calcext:value-type="date">
            <text:p>23.06.20</text:p>
          </table:table-cell>
          <table:table-cell table:style-name="ce1" office:value-type="date" office:date-value="2020-06-24" calcext:value-type="date">
            <text:p>24.06.20</text:p>
          </table:table-cell>
          <table:table-cell table:style-name="ce1" office:value-type="date" office:date-value="2020-06-25" calcext:value-type="date">
            <text:p>25.06.20</text:p>
          </table:table-cell>
          <table:table-cell table:style-name="ce1" office:value-type="date" office:date-value="2020-06-26" calcext:value-type="date">
            <text:p>26.06.20</text:p>
          </table:table-cell>
          <table:table-cell table:style-name="ce1" office:value-type="date" office:date-value="2020-06-27" calcext:value-type="date">
            <text:p>27.06.20</text:p>
          </table:table-cell>
          <table:table-cell table:style-name="ce1" office:value-type="date" office:date-value="2020-06-28" calcext:value-type="date">
            <text:p>28.06.20</text:p>
          </table:table-cell>
          <table:table-cell table:style-name="ce1" office:value-type="date" office:date-value="2020-06-29" calcext:value-type="date">
            <text:p>29.06.20</text:p>
          </table:table-cell>
          <table:table-cell table:style-name="ce1" office:value-type="date" office:date-value="2020-06-30" calcext:value-type="date">
            <text:p>30.06.20</text:p>
          </table:table-cell>
          <table:table-cell table:style-name="ce1" office:value-type="date" office:date-value="2020-07-01" calcext:value-type="date">
            <text:p>01.07.20</text:p>
          </table:table-cell>
          <table:table-cell table:style-name="ce1" office:value-type="date" office:date-value="2020-07-02" calcext:value-type="date">
            <text:p>02.07.20</text:p>
          </table:table-cell>
          <table:table-cell table:style-name="ce1" office:value-type="date" office:date-value="2020-07-03" calcext:value-type="date">
            <text:p>03.07.20</text:p>
          </table:table-cell>
          <table:table-cell table:style-name="ce1" office:value-type="date" office:date-value="2020-07-04" calcext:value-type="date">
            <text:p>04.07.20</text:p>
          </table:table-cell>
          <table:table-cell table:style-name="ce1" office:value-type="date" office:date-value="2020-07-05" calcext:value-type="date">
            <text:p>05.07.20</text:p>
          </table:table-cell>
          <table:table-cell table:style-name="ce1" office:value-type="date" office:date-value="2020-07-06" calcext:value-type="date">
            <text:p>06.07.20</text:p>
          </table:table-cell>
          <table:table-cell table:style-name="ce1" office:value-type="date" office:date-value="2020-07-07" calcext:value-type="date">
            <text:p>07.07.20</text:p>
          </table:table-cell>
          <table:table-cell table:style-name="ce1" office:value-type="date" office:date-value="2020-07-08" calcext:value-type="date">
            <text:p>08.07.20</text:p>
          </table:table-cell>
          <table:table-cell table:style-name="ce1" office:value-type="date" office:date-value="2020-07-09" calcext:value-type="date">
            <text:p>09.07.20</text:p>
          </table:table-cell>
          <table:table-cell table:style-name="ce1" office:value-type="date" office:date-value="2020-07-10" calcext:value-type="date">
            <text:p>10.07.20</text:p>
          </table:table-cell>
          <table:table-cell table:style-name="ce1" office:value-type="date" office:date-value="2020-07-11" calcext:value-type="date">
            <text:p>11.07.20</text:p>
          </table:table-cell>
          <table:table-cell table:style-name="ce1" office:value-type="date" office:date-value="2020-07-12" calcext:value-type="date">
            <text:p>12.07.20</text:p>
          </table:table-cell>
          <table:table-cell table:style-name="ce1" office:value-type="date" office:date-value="2020-07-13" calcext:value-type="date">
            <text:p>13.07.20</text:p>
          </table:table-cell>
          <table:table-cell table:style-name="ce1" office:value-type="date" office:date-value="2020-07-14" calcext:value-type="date">
            <text:p>14.07.20</text:p>
          </table:table-cell>
          <table:table-cell table:style-name="ce1" office:value-type="date" office:date-value="2020-07-15" calcext:value-type="date">
            <text:p>15.07.20</text:p>
          </table:table-cell>
          <table:table-cell table:style-name="ce1" office:value-type="date" office:date-value="2020-07-16" calcext:value-type="date">
            <text:p>16.07.20</text:p>
          </table:table-cell>
          <table:table-cell table:style-name="ce1" office:value-type="date" office:date-value="2020-07-17" calcext:value-type="date">
            <text:p>17.07.20</text:p>
          </table:table-cell>
          <table:table-cell table:style-name="ce1" office:value-type="date" office:date-value="2020-07-18" calcext:value-type="date">
            <text:p>18.07.20</text:p>
          </table:table-cell>
          <table:table-cell table:style-name="ce1" office:value-type="date" office:date-value="2020-07-19" calcext:value-type="date">
            <text:p>19.07.20</text:p>
          </table:table-cell>
          <table:table-cell table:style-name="ce1" office:value-type="date" office:date-value="2020-07-20" calcext:value-type="date">
            <text:p>20.07.20</text:p>
          </table:table-cell>
          <table:table-cell table:style-name="ce1" office:value-type="date" office:date-value="2020-07-21" calcext:value-type="date">
            <text:p>21.07.20</text:p>
          </table:table-cell>
          <table:table-cell table:style-name="ce1" office:value-type="date" office:date-value="2020-07-22" calcext:value-type="date">
            <text:p>22.07.20</text:p>
          </table:table-cell>
          <table:table-cell table:style-name="ce1" office:value-type="date" office:date-value="2020-07-23" calcext:value-type="date">
            <text:p>23.07.20</text:p>
          </table:table-cell>
          <table:table-cell table:style-name="ce1" office:value-type="date" office:date-value="2020-07-24" calcext:value-type="date">
            <text:p>24.07.20</text:p>
          </table:table-cell>
          <table:table-cell table:style-name="ce1" office:value-type="date" office:date-value="2020-07-25" calcext:value-type="date">
            <text:p>25.07.20</text:p>
          </table:table-cell>
          <table:table-cell table:style-name="ce1" office:value-type="date" office:date-value="2020-07-26" calcext:value-type="date">
            <text:p>26.07.20</text:p>
          </table:table-cell>
          <table:table-cell table:style-name="ce1" office:value-type="date" office:date-value="2020-07-27" calcext:value-type="date">
            <text:p>27.07.20</text:p>
          </table:table-cell>
          <table:table-cell table:style-name="ce1" office:value-type="date" office:date-value="2020-07-28" calcext:value-type="date">
            <text:p>28.07.20</text:p>
          </table:table-cell>
          <table:table-cell table:style-name="ce1" office:value-type="date" office:date-value="2020-07-29" calcext:value-type="date">
            <text:p>29.07.20</text:p>
          </table:table-cell>
          <table:table-cell table:style-name="ce1" office:value-type="date" office:date-value="2020-07-30" calcext:value-type="date">
            <text:p>30.07.20</text:p>
          </table:table-cell>
          <table:table-cell table:style-name="ce1" office:value-type="date" office:date-value="2020-07-31" calcext:value-type="date">
            <text:p>31.07.20</text:p>
          </table:table-cell>
          <table:table-cell table:style-name="ce1" office:value-type="date" office:date-value="2020-08-01" calcext:value-type="date">
            <text:p>01.08.20</text:p>
          </table:table-cell>
          <table:table-cell table:style-name="ce1" office:value-type="date" office:date-value="2020-08-02" calcext:value-type="date">
            <text:p>02.08.20</text:p>
          </table:table-cell>
          <table:table-cell table:style-name="ce1" office:value-type="date" office:date-value="2020-08-03" calcext:value-type="date">
            <text:p>03.08.20</text:p>
          </table:table-cell>
          <table:table-cell table:style-name="ce1" office:value-type="date" office:date-value="2020-08-04" calcext:value-type="date">
            <text:p>04.08.20</text:p>
          </table:table-cell>
          <table:table-cell table:style-name="ce1" office:value-type="date" office:date-value="2020-08-05" calcext:value-type="date">
            <text:p>05.08.20</text:p>
          </table:table-cell>
          <table:table-cell table:style-name="ce1" office:value-type="date" office:date-value="2020-08-06" calcext:value-type="date">
            <text:p>06.08.20</text:p>
          </table:table-cell>
          <table:table-cell table:style-name="ce1" office:value-type="date" office:date-value="2020-08-07" calcext:value-type="date">
            <text:p>07.08.20</text:p>
          </table:table-cell>
          <table:table-cell table:style-name="ce1" office:value-type="date" office:date-value="2020-08-08" calcext:value-type="date">
            <text:p>08.08.20</text:p>
          </table:table-cell>
          <table:table-cell table:style-name="ce1" office:value-type="date" office:date-value="2020-08-09" calcext:value-type="date">
            <text:p>09.08.20</text:p>
          </table:table-cell>
          <table:table-cell table:style-name="ce1" office:value-type="date" office:date-value="2020-08-10" calcext:value-type="date">
            <text:p>10.08.20</text:p>
          </table:table-cell>
          <table:table-cell table:style-name="ce1" office:value-type="date" office:date-value="2020-08-11" calcext:value-type="date">
            <text:p>11.08.20</text:p>
          </table:table-cell>
          <table:table-cell table:style-name="ce1" office:value-type="date" office:date-value="2020-08-12" calcext:value-type="date">
            <text:p>12.08.20</text:p>
          </table:table-cell>
          <table:table-cell table:style-name="ce1" office:value-type="date" office:date-value="2020-08-13" calcext:value-type="date">
            <text:p>13.08.20</text:p>
          </table:table-cell>
          <table:table-cell table:style-name="ce1" office:value-type="date" office:date-value="2020-08-14" calcext:value-type="date">
            <text:p>14.08.20</text:p>
          </table:table-cell>
          <table:table-cell table:style-name="ce1" office:value-type="date" office:date-value="2020-08-15" calcext:value-type="date">
            <text:p>15.08.20</text:p>
          </table:table-cell>
          <table:table-cell table:style-name="ce1" office:value-type="date" office:date-value="2020-08-16" calcext:value-type="date">
            <text:p>16.08.20</text:p>
          </table:table-cell>
          <table:table-cell table:style-name="ce1" office:value-type="date" office:date-value="2020-08-17" calcext:value-type="date">
            <text:p>17.08.20</text:p>
          </table:table-cell>
          <table:table-cell table:style-name="ce1" office:value-type="date" office:date-value="2020-08-18" calcext:value-type="date">
            <text:p>18.08.20</text:p>
          </table:table-cell>
          <table:table-cell table:style-name="ce1" office:value-type="date" office:date-value="2020-08-19" calcext:value-type="date">
            <text:p>19.08.20</text:p>
          </table:table-cell>
          <table:table-cell table:style-name="ce1" office:value-type="date" office:date-value="2020-08-20" calcext:value-type="date">
            <text:p>20.08.20</text:p>
          </table:table-cell>
          <table:table-cell table:style-name="ce1" office:value-type="date" office:date-value="2020-08-21" calcext:value-type="date">
            <text:p>21.08.20</text:p>
          </table:table-cell>
          <table:table-cell table:style-name="ce1" office:value-type="date" office:date-value="2020-08-22" calcext:value-type="date">
            <text:p>22.08.20</text:p>
          </table:table-cell>
          <table:table-cell table:style-name="ce1" office:value-type="date" office:date-value="2020-08-23" calcext:value-type="date">
            <text:p>23.08.20</text:p>
          </table:table-cell>
          <table:table-cell table:style-name="ce1" office:value-type="date" office:date-value="2020-08-24" calcext:value-type="date">
            <text:p>24.08.20</text:p>
          </table:table-cell>
          <table:table-cell table:style-name="ce1" office:value-type="date" office:date-value="2020-08-25" calcext:value-type="date">
            <text:p>25.08.20</text:p>
          </table:table-cell>
          <table:table-cell table:style-name="ce1" office:value-type="date" office:date-value="2020-08-26" calcext:value-type="date">
            <text:p>26.08.20</text:p>
          </table:table-cell>
          <table:table-cell table:style-name="ce1" office:value-type="date" office:date-value="2020-08-27" calcext:value-type="date">
            <text:p>27.08.20</text:p>
          </table:table-cell>
          <table:table-cell table:style-name="ce1" office:value-type="date" office:date-value="2020-08-28" calcext:value-type="date">
            <text:p>28.08.20</text:p>
          </table:table-cell>
          <table:table-cell table:style-name="ce1" office:value-type="date" office:date-value="2020-08-29" calcext:value-type="date">
            <text:p>29.08.20</text:p>
          </table:table-cell>
          <table:table-cell table:style-name="ce1" office:value-type="date" office:date-value="2020-08-30" calcext:value-type="date">
            <text:p>30.08.20</text:p>
          </table:table-cell>
          <table:table-cell table:style-name="ce1" office:value-type="date" office:date-value="2020-08-31" calcext:value-type="date">
            <text:p>31.08.20</text:p>
          </table:table-cell>
          <table:table-cell table:style-name="ce1" office:value-type="date" office:date-value="2020-09-01" calcext:value-type="date">
            <text:p>01.09.20</text:p>
          </table:table-cell>
          <table:table-cell table:style-name="ce1" office:value-type="date" office:date-value="2020-09-02" calcext:value-type="date">
            <text:p>02.09.20</text:p>
          </table:table-cell>
          <table:table-cell table:style-name="ce1" office:value-type="date" office:date-value="2020-09-03" calcext:value-type="date">
            <text:p>03.09.20</text:p>
          </table:table-cell>
          <table:table-cell table:style-name="ce1" office:value-type="date" office:date-value="2020-09-04" calcext:value-type="date">
            <text:p>04.09.20</text:p>
          </table:table-cell>
          <table:table-cell table:style-name="ce1" office:value-type="date" office:date-value="2020-09-05" calcext:value-type="date">
            <text:p>05.09.20</text:p>
          </table:table-cell>
          <table:table-cell table:style-name="ce1" office:value-type="date" office:date-value="2020-09-06" calcext:value-type="date">
            <text:p>06.09.20</text:p>
          </table:table-cell>
          <table:table-cell table:style-name="ce1" office:value-type="date" office:date-value="2020-09-07" calcext:value-type="date">
            <text:p>07.09.20</text:p>
          </table:table-cell>
          <table:table-cell table:style-name="ce1" office:value-type="date" office:date-value="2020-09-08" calcext:value-type="date">
            <text:p>08.09.20</text:p>
          </table:table-cell>
          <table:table-cell table:style-name="ce1" office:value-type="date" office:date-value="2020-09-09" calcext:value-type="date">
            <text:p>09.09.20</text:p>
          </table:table-cell>
          <table:table-cell table:style-name="ce1" office:value-type="date" office:date-value="2020-09-10" calcext:value-type="date">
            <text:p>10.09.20</text:p>
          </table:table-cell>
          <table:table-cell table:style-name="ce1" office:value-type="date" office:date-value="2020-09-11" calcext:value-type="date">
            <text:p>11.09.20</text:p>
          </table:table-cell>
          <table:table-cell table:style-name="ce1" office:value-type="date" office:date-value="2020-09-12" calcext:value-type="date">
            <text:p>12.09.20</text:p>
          </table:table-cell>
          <table:table-cell table:style-name="ce1" office:value-type="date" office:date-value="2020-09-13" calcext:value-type="date">
            <text:p>13.09.20</text:p>
          </table:table-cell>
          <table:table-cell table:style-name="ce1" office:value-type="date" office:date-value="2020-09-14" calcext:value-type="date">
            <text:p>14.09.20</text:p>
          </table:table-cell>
          <table:table-cell table:style-name="ce1" office:value-type="date" office:date-value="2020-09-15" calcext:value-type="date">
            <text:p>15.09.20</text:p>
          </table:table-cell>
          <table:table-cell table:style-name="ce1" office:value-type="date" office:date-value="2020-09-16" calcext:value-type="date">
            <text:p>16.09.20</text:p>
          </table:table-cell>
          <table:table-cell table:style-name="ce1" office:value-type="date" office:date-value="2020-09-17" calcext:value-type="date">
            <text:p>17.09.20</text:p>
          </table:table-cell>
          <table:table-cell table:style-name="ce1" office:value-type="date" office:date-value="2020-09-18" calcext:value-type="date">
            <text:p>18.09.20</text:p>
          </table:table-cell>
          <table:table-cell table:style-name="ce1" office:value-type="date" office:date-value="2020-09-19" calcext:value-type="date">
            <text:p>19.09.20</text:p>
          </table:table-cell>
          <table:table-cell table:style-name="ce1" office:value-type="date" office:date-value="2020-09-20" calcext:value-type="date">
            <text:p>20.09.20</text:p>
          </table:table-cell>
          <table:table-cell table:style-name="ce1" office:value-type="date" office:date-value="2020-09-21" calcext:value-type="date">
            <text:p>21.09.20</text:p>
          </table:table-cell>
          <table:table-cell table:style-name="ce1" office:value-type="date" office:date-value="2020-09-22" calcext:value-type="date">
            <text:p>22.09.20</text:p>
          </table:table-cell>
          <table:table-cell table:style-name="ce1" office:value-type="date" office:date-value="2020-09-23" calcext:value-type="date">
            <text:p>23.09.20</text:p>
          </table:table-cell>
          <table:table-cell table:style-name="ce1" office:value-type="date" office:date-value="2020-09-24" calcext:value-type="date">
            <text:p>24.09.20</text:p>
          </table:table-cell>
          <table:table-cell table:style-name="ce1" office:value-type="date" office:date-value="2020-09-25" calcext:value-type="date">
            <text:p>25.09.20</text:p>
          </table:table-cell>
          <table:table-cell table:style-name="ce1" office:value-type="date" office:date-value="2020-09-26" calcext:value-type="date">
            <text:p>26.09.20</text:p>
          </table:table-cell>
          <table:table-cell table:style-name="ce1" office:value-type="date" office:date-value="2020-09-27" calcext:value-type="date">
            <text:p>27.09.20</text:p>
          </table:table-cell>
          <table:table-cell table:style-name="ce1" office:value-type="date" office:date-value="2020-09-28" calcext:value-type="date">
            <text:p>28.09.20</text:p>
          </table:table-cell>
          <table:table-cell table:style-name="ce1" office:value-type="date" office:date-value="2020-09-29" calcext:value-type="date">
            <text:p>29.09.20</text:p>
          </table:table-cell>
          <table:table-cell table:style-name="ce1" office:value-type="date" office:date-value="2020-09-30" calcext:value-type="date">
            <text:p>30.09.20</text:p>
          </table:table-cell>
          <table:table-cell table:style-name="ce1" office:value-type="date" office:date-value="2020-10-01" calcext:value-type="date">
            <text:p>01.10.20</text:p>
          </table:table-cell>
          <table:table-cell table:style-name="ce1" office:value-type="date" office:date-value="2020-10-02" calcext:value-type="date">
            <text:p>02.10.20</text:p>
          </table:table-cell>
          <table:table-cell table:style-name="ce1" office:value-type="date" office:date-value="2020-10-03" calcext:value-type="date">
            <text:p>03.10.20</text:p>
          </table:table-cell>
          <table:table-cell table:style-name="ce1" office:value-type="date" office:date-value="2020-10-04" calcext:value-type="date">
            <text:p>04.10.20</text:p>
          </table:table-cell>
          <table:table-cell table:style-name="ce1" office:value-type="date" office:date-value="2020-10-05" calcext:value-type="date">
            <text:p>05.10.20</text:p>
          </table:table-cell>
          <table:table-cell table:style-name="ce1" office:value-type="date" office:date-value="2020-10-06" calcext:value-type="date">
            <text:p>06.10.20</text:p>
          </table:table-cell>
          <table:table-cell table:style-name="ce1" office:value-type="date" office:date-value="2020-10-07" calcext:value-type="date">
            <text:p>07.10.20</text:p>
          </table:table-cell>
          <table:table-cell table:style-name="ce1" office:value-type="date" office:date-value="2020-10-08" calcext:value-type="date">
            <text:p>08.10.20</text:p>
          </table:table-cell>
          <table:table-cell table:style-name="ce1" office:value-type="date" office:date-value="2020-10-09" calcext:value-type="date">
            <text:p>09.10.20</text:p>
          </table:table-cell>
          <table:table-cell table:style-name="ce1" office:value-type="date" office:date-value="2020-10-10" calcext:value-type="date">
            <text:p>10.10.20</text:p>
          </table:table-cell>
          <table:table-cell table:style-name="ce1" office:value-type="date" office:date-value="2020-10-11" calcext:value-type="date">
            <text:p>11.10.20</text:p>
          </table:table-cell>
          <table:table-cell table:style-name="ce1" office:value-type="date" office:date-value="2020-10-12" calcext:value-type="date">
            <text:p>12.10.20</text:p>
          </table:table-cell>
          <table:table-cell table:style-name="ce1" office:value-type="date" office:date-value="2020-10-13" calcext:value-type="date">
            <text:p>13.10.20</text:p>
          </table:table-cell>
          <table:table-cell table:style-name="ce1" office:value-type="date" office:date-value="2020-10-14" calcext:value-type="date">
            <text:p>14.10.20</text:p>
          </table:table-cell>
          <table:table-cell table:style-name="ce1" office:value-type="date" office:date-value="2020-10-15" calcext:value-type="date">
            <text:p>15.10.20</text:p>
          </table:table-cell>
          <table:table-cell table:style-name="ce1" office:value-type="date" office:date-value="2020-10-16" calcext:value-type="date">
            <text:p>16.10.20</text:p>
          </table:table-cell>
          <table:table-cell table:style-name="ce1" office:value-type="date" office:date-value="2020-10-17" calcext:value-type="date">
            <text:p>17.10.20</text:p>
          </table:table-cell>
          <table:table-cell table:style-name="ce1" office:value-type="date" office:date-value="2020-10-18" calcext:value-type="date">
            <text:p>18.10.20</text:p>
          </table:table-cell>
          <table:table-cell table:style-name="ce1" office:value-type="date" office:date-value="2020-10-19" calcext:value-type="date">
            <text:p>19.10.20</text:p>
          </table:table-cell>
          <table:table-cell table:style-name="ce1" office:value-type="date" office:date-value="2020-10-20" calcext:value-type="date">
            <text:p>20.10.20</text:p>
          </table:table-cell>
          <table:table-cell table:style-name="ce1" office:value-type="date" office:date-value="2020-10-21" calcext:value-type="date">
            <text:p>21.10.20</text:p>
          </table:table-cell>
          <table:table-cell table:style-name="ce1" office:value-type="date" office:date-value="2020-10-22" calcext:value-type="date">
            <text:p>22.10.20</text:p>
          </table:table-cell>
          <table:table-cell table:style-name="ce1" office:value-type="date" office:date-value="2020-10-23" calcext:value-type="date">
            <text:p>23.10.20</text:p>
          </table:table-cell>
          <table:table-cell table:style-name="ce1" office:value-type="date" office:date-value="2020-10-24" calcext:value-type="date">
            <text:p>24.10.20</text:p>
          </table:table-cell>
          <table:table-cell table:style-name="ce1" office:value-type="date" office:date-value="2020-10-25" calcext:value-type="date">
            <text:p>25.10.20</text:p>
          </table:table-cell>
          <table:table-cell table:style-name="ce1" office:value-type="date" office:date-value="2020-10-26" calcext:value-type="date">
            <text:p>26.10.20</text:p>
          </table:table-cell>
          <table:table-cell table:style-name="ce1" office:value-type="date" office:date-value="2020-10-27" calcext:value-type="date">
            <text:p>27.10.20</text:p>
          </table:table-cell>
          <table:table-cell table:style-name="ce1" office:value-type="date" office:date-value="2020-10-28" calcext:value-type="date">
            <text:p>28.10.20</text:p>
          </table:table-cell>
          <table:table-cell table:style-name="ce1" office:value-type="date" office:date-value="2020-10-29" calcext:value-type="date">
            <text:p>29.10.20</text:p>
          </table:table-cell>
          <table:table-cell table:style-name="ce1" office:value-type="date" office:date-value="2020-10-30" calcext:value-type="date">
            <text:p>30.10.20</text:p>
          </table:table-cell>
          <table:table-cell table:style-name="ce1" office:value-type="date" office:date-value="2020-10-31" calcext:value-type="date">
            <text:p>31.10.20</text:p>
          </table:table-cell>
          <table:table-cell table:style-name="ce1" office:value-type="date" office:date-value="2020-11-01" calcext:value-type="date">
            <text:p>01.11.20</text:p>
          </table:table-cell>
          <table:table-cell table:style-name="ce1" office:value-type="date" office:date-value="2020-11-02" calcext:value-type="date">
            <text:p>02.11.20</text:p>
          </table:table-cell>
          <table:table-cell table:style-name="ce1" office:value-type="date" office:date-value="2020-11-03" calcext:value-type="date">
            <text:p>03.11.20</text:p>
          </table:table-cell>
          <table:table-cell table:style-name="ce1" office:value-type="date" office:date-value="2020-11-04" calcext:value-type="date">
            <text:p>04.11.20</text:p>
          </table:table-cell>
          <table:table-cell table:style-name="ce1" office:value-type="date" office:date-value="2020-11-05" calcext:value-type="date">
            <text:p>05.11.20</text:p>
          </table:table-cell>
          <table:table-cell table:style-name="ce1" office:value-type="date" office:date-value="2020-11-06" calcext:value-type="date">
            <text:p>06.11.20</text:p>
          </table:table-cell>
          <table:table-cell table:style-name="ce1" office:value-type="date" office:date-value="2020-11-07" calcext:value-type="date">
            <text:p>07.11.20</text:p>
          </table:table-cell>
          <table:table-cell table:style-name="ce1" office:value-type="date" office:date-value="2020-11-08" calcext:value-type="date">
            <text:p>08.11.20</text:p>
          </table:table-cell>
          <table:table-cell table:style-name="ce1" office:value-type="date" office:date-value="2020-11-09" calcext:value-type="date">
            <text:p>09.11.20</text:p>
          </table:table-cell>
          <table:table-cell table:style-name="ce1" office:value-type="date" office:date-value="2020-11-10" calcext:value-type="date">
            <text:p>10.11.20</text:p>
          </table:table-cell>
          <table:table-cell table:style-name="ce1" office:value-type="date" office:date-value="2020-11-11" calcext:value-type="date">
            <text:p>11.11.20</text:p>
          </table:table-cell>
          <table:table-cell table:style-name="ce1" office:value-type="date" office:date-value="2020-11-12" calcext:value-type="date">
            <text:p>12.11.20</text:p>
          </table:table-cell>
          <table:table-cell table:style-name="ce1" office:value-type="date" office:date-value="2020-11-13" calcext:value-type="date">
            <text:p>13.11.20</text:p>
          </table:table-cell>
          <table:table-cell table:style-name="ce1" office:value-type="date" office:date-value="2020-11-14" calcext:value-type="date">
            <text:p>14.11.20</text:p>
          </table:table-cell>
          <table:table-cell table:style-name="ce1" office:value-type="date" office:date-value="2020-11-15" calcext:value-type="date">
            <text:p>15.11.20</text:p>
          </table:table-cell>
          <table:table-cell table:style-name="ce1" office:value-type="date" office:date-value="2020-11-16" calcext:value-type="date">
            <text:p>16.11.20</text:p>
          </table:table-cell>
          <table:table-cell table:style-name="ce1" office:value-type="date" office:date-value="2020-11-17" calcext:value-type="date">
            <text:p>17.11.20</text:p>
          </table:table-cell>
          <table:table-cell table:style-name="ce1" office:value-type="date" office:date-value="2020-11-18" calcext:value-type="date">
            <text:p>18.11.20</text:p>
          </table:table-cell>
          <table:table-cell table:style-name="ce1" office:value-type="date" office:date-value="2020-11-19" calcext:value-type="date">
            <text:p>19.11.20</text:p>
          </table:table-cell>
          <table:table-cell table:style-name="ce1" office:value-type="date" office:date-value="2020-11-20" calcext:value-type="date">
            <text:p>20.11.20</text:p>
          </table:table-cell>
          <table:table-cell table:style-name="ce1" office:value-type="date" office:date-value="2020-11-21" calcext:value-type="date">
            <text:p>21.11.20</text:p>
          </table:table-cell>
          <table:table-cell table:style-name="ce1" office:value-type="date" office:date-value="2020-11-22" calcext:value-type="date">
            <text:p>22.11.20</text:p>
          </table:table-cell>
          <table:table-cell table:style-name="ce1" office:value-type="date" office:date-value="2020-11-23" calcext:value-type="date">
            <text:p>23.11.20</text:p>
          </table:table-cell>
          <table:table-cell table:style-name="ce1" office:value-type="date" office:date-value="2020-11-24" calcext:value-type="date">
            <text:p>24.11.20</text:p>
          </table:table-cell>
          <table:table-cell table:style-name="ce1" office:value-type="date" office:date-value="2020-11-25" calcext:value-type="date">
            <text:p>25.11.20</text:p>
          </table:table-cell>
          <table:table-cell table:style-name="ce1" office:value-type="date" office:date-value="2020-11-26" calcext:value-type="date">
            <text:p>26.11.20</text:p>
          </table:table-cell>
          <table:table-cell table:style-name="ce1" office:value-type="date" office:date-value="2020-11-27" calcext:value-type="date">
            <text:p>27.11.20</text:p>
          </table:table-cell>
          <table:table-cell table:style-name="ce1" office:value-type="date" office:date-value="2020-11-28" calcext:value-type="date">
            <text:p>28.11.20</text:p>
          </table:table-cell>
          <table:table-cell table:style-name="ce1" office:value-type="date" office:date-value="2020-11-29" calcext:value-type="date">
            <text:p>29.11.20</text:p>
          </table:table-cell>
          <table:table-cell table:style-name="ce1" office:value-type="date" office:date-value="2020-11-30" calcext:value-type="date">
            <text:p>30.11.20</text:p>
          </table:table-cell>
          <table:table-cell table:style-name="ce1" office:value-type="date" office:date-value="2020-12-01" calcext:value-type="date">
            <text:p>01.12.20</text:p>
          </table:table-cell>
          <table:table-cell table:style-name="ce1" office:value-type="date" office:date-value="2020-12-02" calcext:value-type="date">
            <text:p>02.12.20</text:p>
          </table:table-cell>
          <table:table-cell table:style-name="ce1" office:value-type="date" office:date-value="2020-12-03" calcext:value-type="date">
            <text:p>03.12.20</text:p>
          </table:table-cell>
          <table:table-cell table:style-name="ce1" office:value-type="date" office:date-value="2020-12-04" calcext:value-type="date">
            <text:p>04.12.20</text:p>
          </table:table-cell>
          <table:table-cell table:style-name="ce1" office:value-type="date" office:date-value="2020-12-05" calcext:value-type="date">
            <text:p>05.12.20</text:p>
          </table:table-cell>
          <table:table-cell table:style-name="ce1" office:value-type="date" office:date-value="2020-12-06" calcext:value-type="date">
            <text:p>06.12.20</text:p>
          </table:table-cell>
          <table:table-cell table:style-name="ce1" office:value-type="date" office:date-value="2020-12-07" calcext:value-type="date">
            <text:p>07.12.20</text:p>
          </table:table-cell>
          <table:table-cell table:style-name="ce1" office:value-type="date" office:date-value="2020-12-08" calcext:value-type="date">
            <text:p>08.12.20</text:p>
          </table:table-cell>
          <table:table-cell table:style-name="ce1" office:value-type="date" office:date-value="2020-12-09" calcext:value-type="date">
            <text:p>09.12.20</text:p>
          </table:table-cell>
          <table:table-cell table:style-name="ce1" office:value-type="date" office:date-value="2020-12-10" calcext:value-type="date">
            <text:p>10.12.20</text:p>
          </table:table-cell>
          <table:table-cell table:style-name="ce1" office:value-type="date" office:date-value="2020-12-11" calcext:value-type="date">
            <text:p>11.12.20</text:p>
          </table:table-cell>
          <table:table-cell table:style-name="ce1" office:value-type="date" office:date-value="2020-12-12" calcext:value-type="date">
            <text:p>12.12.20</text:p>
          </table:table-cell>
          <table:table-cell table:style-name="ce1" office:value-type="date" office:date-value="2020-12-13" calcext:value-type="date">
            <text:p>13.12.20</text:p>
          </table:table-cell>
          <table:table-cell table:style-name="ce1" office:value-type="date" office:date-value="2020-12-14" calcext:value-type="date">
            <text:p>14.12.20</text:p>
          </table:table-cell>
          <table:table-cell table:style-name="ce1" office:value-type="date" office:date-value="2020-12-15" calcext:value-type="date">
            <text:p>15.12.20</text:p>
          </table:table-cell>
          <table:table-cell table:style-name="ce1" office:value-type="date" office:date-value="2020-12-16" calcext:value-type="date">
            <text:p>16.12.20</text:p>
          </table:table-cell>
          <table:table-cell table:style-name="ce1" office:value-type="date" office:date-value="2020-12-17" calcext:value-type="date">
            <text:p>17.12.20</text:p>
          </table:table-cell>
          <table:table-cell table:style-name="ce1" office:value-type="date" office:date-value="2020-12-18" calcext:value-type="date">
            <text:p>18.12.20</text:p>
          </table:table-cell>
          <table:table-cell table:style-name="ce1" office:value-type="date" office:date-value="2020-12-19" calcext:value-type="date">
            <text:p>19.12.20</text:p>
          </table:table-cell>
          <table:table-cell table:style-name="ce1" office:value-type="date" office:date-value="2020-12-20" calcext:value-type="date">
            <text:p>20.12.20</text:p>
          </table:table-cell>
          <table:table-cell table:style-name="ce1" office:value-type="date" office:date-value="2020-12-21" calcext:value-type="date">
            <text:p>21.12.20</text:p>
          </table:table-cell>
          <table:table-cell table:style-name="ce1" office:value-type="date" office:date-value="2020-12-22" calcext:value-type="date">
            <text:p>22.12.20</text:p>
          </table:table-cell>
          <table:table-cell table:style-name="ce1" office:value-type="date" office:date-value="2020-12-23" calcext:value-type="date">
            <text:p>23.12.20</text:p>
          </table:table-cell>
          <table:table-cell table:style-name="ce1" office:value-type="date" office:date-value="2020-12-24" calcext:value-type="date">
            <text:p>24.12.20</text:p>
          </table:table-cell>
          <table:table-cell table:style-name="ce1" office:value-type="date" office:date-value="2020-12-25" calcext:value-type="date">
            <text:p>25.12.20</text:p>
          </table:table-cell>
          <table:table-cell table:style-name="ce1" office:value-type="date" office:date-value="2020-12-26" calcext:value-type="date">
            <text:p>26.12.20</text:p>
          </table:table-cell>
          <table:table-cell table:style-name="ce1" office:value-type="date" office:date-value="2020-12-27" calcext:value-type="date">
            <text:p>27.12.20</text:p>
          </table:table-cell>
          <table:table-cell table:style-name="ce1" office:value-type="date" office:date-value="2020-12-28" calcext:value-type="date">
            <text:p>28.12.20</text:p>
          </table:table-cell>
          <table:table-cell table:style-name="ce1" office:value-type="date" office:date-value="2020-12-29" calcext:value-type="date">
            <text:p>29.12.20</text:p>
          </table:table-cell>
          <table:table-cell table:style-name="ce1" office:value-type="date" office:date-value="2020-12-30" calcext:value-type="date">
            <text:p>30.12.20</text:p>
          </table:table-cell>
          <table:table-cell table:style-name="ce1" office:value-type="date" office:date-value="2020-12-31" calcext:value-type="date">
            <text:p>31.12.20</text:p>
          </table:table-cell>
          <table:table-cell table:style-name="ce1" office:value-type="date" office:date-value="2021-01-01" calcext:value-type="date">
            <text:p>01.01.21</text:p>
          </table:table-cell>
          <table:table-cell table:style-name="ce1" office:value-type="date" office:date-value="2021-01-02" calcext:value-type="date">
            <text:p>02.01.21</text:p>
          </table:table-cell>
          <table:table-cell table:style-name="ce1" office:value-type="date" office:date-value="2021-01-03" calcext:value-type="date">
            <text:p>03.01.21</text:p>
          </table:table-cell>
          <table:table-cell table:style-name="ce1" office:value-type="date" office:date-value="2021-01-04" calcext:value-type="date">
            <text:p>04.01.21</text:p>
          </table:table-cell>
          <table:table-cell table:style-name="ce1" office:value-type="date" office:date-value="2021-01-05" calcext:value-type="date">
            <text:p>05.01.21</text:p>
          </table:table-cell>
          <table:table-cell table:style-name="ce1" office:value-type="date" office:date-value="2021-01-06" calcext:value-type="date">
            <text:p>06.01.21</text:p>
          </table:table-cell>
          <table:table-cell table:style-name="ce1" office:value-type="date" office:date-value="2021-01-07" calcext:value-type="date">
            <text:p>07.01.21</text:p>
          </table:table-cell>
          <table:table-cell table:style-name="ce1" office:value-type="date" office:date-value="2021-01-08" calcext:value-type="date">
            <text:p>08.01.21</text:p>
          </table:table-cell>
          <table:table-cell table:style-name="ce1" office:value-type="date" office:date-value="2021-01-09" calcext:value-type="date">
            <text:p>09.01.21</text:p>
          </table:table-cell>
          <table:table-cell table:style-name="ce1" office:value-type="date" office:date-value="2021-01-10" calcext:value-type="date">
            <text:p>10.01.21</text:p>
          </table:table-cell>
          <table:table-cell table:style-name="ce1" office:value-type="date" office:date-value="2021-01-11" calcext:value-type="date">
            <text:p>11.01.21</text:p>
          </table:table-cell>
          <table:table-cell table:style-name="ce1" office:value-type="date" office:date-value="2021-01-12" calcext:value-type="date">
            <text:p>12.01.21</text:p>
          </table:table-cell>
          <table:table-cell table:style-name="ce1" office:value-type="date" office:date-value="2021-01-13" calcext:value-type="date">
            <text:p>13.01.21</text:p>
          </table:table-cell>
          <table:table-cell table:style-name="ce1" office:value-type="date" office:date-value="2021-01-14" calcext:value-type="date">
            <text:p>14.01.21</text:p>
          </table:table-cell>
          <table:table-cell table:style-name="ce1" office:value-type="date" office:date-value="2021-01-15" calcext:value-type="date">
            <text:p>15.01.21</text:p>
          </table:table-cell>
          <table:table-cell table:style-name="ce1" office:value-type="date" office:date-value="2021-01-16" calcext:value-type="date">
            <text:p>16.01.21</text:p>
          </table:table-cell>
          <table:table-cell table:style-name="ce1" office:value-type="date" office:date-value="2021-01-17" calcext:value-type="date">
            <text:p>17.01.21</text:p>
          </table:table-cell>
          <table:table-cell table:style-name="ce1" office:value-type="date" office:date-value="2021-01-18" calcext:value-type="date">
            <text:p>18.01.21</text:p>
          </table:table-cell>
          <table:table-cell table:style-name="ce1" office:value-type="date" office:date-value="2021-01-19" calcext:value-type="date">
            <text:p>19.01.21</text:p>
          </table:table-cell>
          <table:table-cell table:style-name="ce1" office:value-type="date" office:date-value="2021-01-20" calcext:value-type="date">
            <text:p>20.01.21</text:p>
          </table:table-cell>
          <table:table-cell table:style-name="ce1" office:value-type="date" office:date-value="2021-01-21" calcext:value-type="date">
            <text:p>21.01.21</text:p>
          </table:table-cell>
          <table:table-cell table:style-name="ce1" office:value-type="date" office:date-value="2021-01-22" calcext:value-type="date">
            <text:p>22.01.21</text:p>
          </table:table-cell>
          <table:table-cell table:style-name="ce1" office:value-type="date" office:date-value="2021-01-23" calcext:value-type="date">
            <text:p>23.01.21</text:p>
          </table:table-cell>
          <table:table-cell table:style-name="ce1" office:value-type="date" office:date-value="2021-01-24" calcext:value-type="date">
            <text:p>24.01.21</text:p>
          </table:table-cell>
          <table:table-cell table:style-name="ce1" office:value-type="date" office:date-value="2021-01-25" calcext:value-type="date">
            <text:p>25.01.21</text:p>
          </table:table-cell>
          <table:table-cell table:style-name="ce1" office:value-type="date" office:date-value="2021-01-26" calcext:value-type="date">
            <text:p>26.01.21</text:p>
          </table:table-cell>
          <table:table-cell table:style-name="ce1" office:value-type="date" office:date-value="2021-01-27" calcext:value-type="date">
            <text:p>27.01.21</text:p>
          </table:table-cell>
          <table:table-cell table:style-name="ce1" office:value-type="date" office:date-value="2021-01-28" calcext:value-type="date">
            <text:p>28.01.21</text:p>
          </table:table-cell>
          <table:table-cell table:style-name="ce1" office:value-type="date" office:date-value="2021-01-29" calcext:value-type="date">
            <text:p>29.01.21</text:p>
          </table:table-cell>
          <table:table-cell table:style-name="ce1" office:value-type="date" office:date-value="2021-01-30" calcext:value-type="date">
            <text:p>30.01.21</text:p>
          </table:table-cell>
          <table:table-cell table:style-name="ce1" office:value-type="date" office:date-value="2021-01-31" calcext:value-type="date">
            <text:p>31.01.21</text:p>
          </table:table-cell>
          <table:table-cell table:style-name="ce1" office:value-type="date" office:date-value="2021-02-01" calcext:value-type="date">
            <text:p>01.02.21</text:p>
          </table:table-cell>
          <table:table-cell table:style-name="ce1" office:value-type="date" office:date-value="2021-02-02" calcext:value-type="date">
            <text:p>02.02.21</text:p>
          </table:table-cell>
          <table:table-cell table:style-name="ce1" office:value-type="date" office:date-value="2021-02-03" calcext:value-type="date">
            <text:p>03.02.21</text:p>
          </table:table-cell>
          <table:table-cell table:style-name="ce1" office:value-type="date" office:date-value="2021-02-04" calcext:value-type="date">
            <text:p>04.02.21</text:p>
          </table:table-cell>
          <table:table-cell table:style-name="ce1" office:value-type="date" office:date-value="2021-02-05" calcext:value-type="date">
            <text:p>05.02.21</text:p>
          </table:table-cell>
          <table:table-cell table:style-name="ce1" office:value-type="date" office:date-value="2021-02-06" calcext:value-type="date">
            <text:p>06.02.21</text:p>
          </table:table-cell>
          <table:table-cell table:style-name="ce1" office:value-type="date" office:date-value="2021-02-07" calcext:value-type="date">
            <text:p>07.02.21</text:p>
          </table:table-cell>
          <table:table-cell table:style-name="ce1" office:value-type="date" office:date-value="2021-02-08" calcext:value-type="date">
            <text:p>08.02.21</text:p>
          </table:table-cell>
          <table:table-cell table:style-name="ce1" office:value-type="date" office:date-value="2021-02-09" calcext:value-type="date">
            <text:p>09.02.21</text:p>
          </table:table-cell>
          <table:table-cell table:style-name="ce1" office:value-type="date" office:date-value="2021-02-10" calcext:value-type="date">
            <text:p>10.02.21</text:p>
          </table:table-cell>
          <table:table-cell table:style-name="ce1" office:value-type="date" office:date-value="2021-02-11" calcext:value-type="date">
            <text:p>11.02.21</text:p>
          </table:table-cell>
          <table:table-cell table:style-name="ce1" office:value-type="date" office:date-value="2021-02-12" calcext:value-type="date">
            <text:p>12.02.21</text:p>
          </table:table-cell>
          <table:table-cell table:style-name="ce1" office:value-type="date" office:date-value="2021-02-13" calcext:value-type="date">
            <text:p>13.02.21</text:p>
          </table:table-cell>
          <table:table-cell table:style-name="ce1" office:value-type="date" office:date-value="2021-02-14" calcext:value-type="date">
            <text:p>14.02.21</text:p>
          </table:table-cell>
          <table:table-cell table:style-name="ce1" office:value-type="date" office:date-value="2021-02-15" calcext:value-type="date">
            <text:p>15.02.21</text:p>
          </table:table-cell>
          <table:table-cell table:style-name="ce1" office:value-type="date" office:date-value="2021-02-16" calcext:value-type="date">
            <text:p>16.02.21</text:p>
          </table:table-cell>
          <table:table-cell table:style-name="ce1" office:value-type="date" office:date-value="2021-02-17" calcext:value-type="date">
            <text:p>17.02.21</text:p>
          </table:table-cell>
          <table:table-cell table:style-name="ce1" office:value-type="date" office:date-value="2021-02-18" calcext:value-type="date">
            <text:p>18.02.21</text:p>
          </table:table-cell>
          <table:table-cell table:style-name="ce1" office:value-type="date" office:date-value="2021-02-19" calcext:value-type="date">
            <text:p>19.02.21</text:p>
          </table:table-cell>
          <table:table-cell table:style-name="ce1" office:value-type="date" office:date-value="2021-02-20" calcext:value-type="date">
            <text:p>20.02.21</text:p>
          </table:table-cell>
          <table:table-cell table:style-name="ce1" office:value-type="date" office:date-value="2021-02-21" calcext:value-type="date">
            <text:p>21.02.21</text:p>
          </table:table-cell>
          <table:table-cell table:style-name="ce1" office:value-type="date" office:date-value="2021-02-22" calcext:value-type="date">
            <text:p>22.02.21</text:p>
          </table:table-cell>
          <table:table-cell table:style-name="ce1" office:value-type="date" office:date-value="2021-02-23" calcext:value-type="date">
            <text:p>23.02.21</text:p>
          </table:table-cell>
          <table:table-cell table:style-name="ce1" office:value-type="date" office:date-value="2021-02-24" calcext:value-type="date">
            <text:p>24.02.21</text:p>
          </table:table-cell>
          <table:table-cell table:style-name="ce1" office:value-type="date" office:date-value="2021-02-25" calcext:value-type="date">
            <text:p>25.02.21</text:p>
          </table:table-cell>
          <table:table-cell table:style-name="ce1" office:value-type="date" office:date-value="2021-02-26" calcext:value-type="date">
            <text:p>26.02.21</text:p>
          </table:table-cell>
          <table:table-cell table:style-name="ce1" office:value-type="date" office:date-value="2021-02-27" calcext:value-type="date">
            <text:p>27.02.21</text:p>
          </table:table-cell>
          <table:table-cell table:style-name="ce1" office:value-type="date" office:date-value="2021-02-28" calcext:value-type="date">
            <text:p>28.02.21</text:p>
          </table:table-cell>
          <table:table-cell table:style-name="ce1" office:value-type="date" office:date-value="2021-03-01" calcext:value-type="date">
            <text:p>01.03.21</text:p>
          </table:table-cell>
          <table:table-cell table:style-name="ce1" office:value-type="date" office:date-value="2021-03-02" calcext:value-type="date">
            <text:p>02.03.21</text:p>
          </table:table-cell>
          <table:table-cell table:style-name="ce1" office:value-type="date" office:date-value="2021-03-03" calcext:value-type="date">
            <text:p>03.03.21</text:p>
          </table:table-cell>
          <table:table-cell table:style-name="ce1" office:value-type="date" office:date-value="2021-03-04" calcext:value-type="date">
            <text:p>04.03.21</text:p>
          </table:table-cell>
          <table:table-cell table:style-name="ce1" office:value-type="date" office:date-value="2021-03-05" calcext:value-type="date">
            <text:p>05.03.21</text:p>
          </table:table-cell>
          <table:table-cell table:style-name="ce1" office:value-type="date" office:date-value="2021-03-06" calcext:value-type="date">
            <text:p>06.03.21</text:p>
          </table:table-cell>
          <table:table-cell table:style-name="ce1" office:value-type="date" office:date-value="2021-03-07" calcext:value-type="date">
            <text:p>07.03.21</text:p>
          </table:table-cell>
          <table:table-cell table:style-name="ce1" office:value-type="date" office:date-value="2021-03-08" calcext:value-type="date">
            <text:p>08.03.21</text:p>
          </table:table-cell>
          <table:table-cell table:style-name="ce1" office:value-type="date" office:date-value="2021-03-09" calcext:value-type="date">
            <text:p>09.03.21</text:p>
          </table:table-cell>
          <table:table-cell table:style-name="ce1" office:value-type="date" office:date-value="2021-03-10" calcext:value-type="date">
            <text:p>10.03.21</text:p>
          </table:table-cell>
          <table:table-cell table:style-name="ce1" office:value-type="date" office:date-value="2021-03-11" calcext:value-type="date">
            <text:p>11.03.21</text:p>
          </table:table-cell>
          <table:table-cell table:style-name="ce1" office:value-type="date" office:date-value="2021-03-12" calcext:value-type="date">
            <text:p>12.03.21</text:p>
          </table:table-cell>
          <table:table-cell table:style-name="ce1" office:value-type="date" office:date-value="2021-03-13" calcext:value-type="date">
            <text:p>13.03.21</text:p>
          </table:table-cell>
          <table:table-cell table:style-name="ce1" office:value-type="date" office:date-value="2021-03-14" calcext:value-type="date">
            <text:p>14.03.21</text:p>
          </table:table-cell>
          <table:table-cell table:style-name="ce1" office:value-type="date" office:date-value="2021-03-15" calcext:value-type="date">
            <text:p>15.03.21</text:p>
          </table:table-cell>
        </table:table-row>
        <table:table-row table:style-name="ro1">
          <table:table-cell table:number-columns-repeated="373"/>
        </table:table-row>
        <table:table-row table:style-name="ro1">
          <table:table-cell office:value-type="string" calcext:value-type="string">
            <text:p>Deaths 2020</text:p>
          </table:table-cell>
          <table:table-cell table:style-name="ce2" office:value-type="float" office:value="2888" calcext:value-type="float">
            <text:p><text:s/>2 888 </text:p>
          </table:table-cell>
          <table:table-cell table:style-name="ce2" office:value-type="float" office:value="2885" calcext:value-type="float">
            <text:p><text:s/>2 885 </text:p>
          </table:table-cell>
          <table:table-cell table:style-name="ce2" office:value-type="float" office:value="2889" calcext:value-type="float">
            <text:p><text:s/>2 889 </text:p>
          </table:table-cell>
          <table:table-cell table:style-name="ce2" office:value-type="float" office:value="2853" calcext:value-type="float">
            <text:p><text:s/>2 853 </text:p>
          </table:table-cell>
          <table:table-cell table:style-name="ce2" office:value-type="float" office:value="2831" calcext:value-type="float">
            <text:p><text:s/>2 831 </text:p>
          </table:table-cell>
          <table:table-cell table:style-name="ce2" office:value-type="float" office:value="2802" calcext:value-type="float">
            <text:p><text:s/>2 802 </text:p>
          </table:table-cell>
          <table:table-cell table:style-name="ce2" office:value-type="float" office:value="2747" calcext:value-type="float">
            <text:p><text:s/>2 747 </text:p>
          </table:table-cell>
          <table:table-cell table:style-name="ce2" office:value-type="float" office:value="2917" calcext:value-type="float">
            <text:p><text:s/>2 917 </text:p>
          </table:table-cell>
          <table:table-cell table:style-name="ce2" office:value-type="float" office:value="2867" calcext:value-type="float">
            <text:p><text:s/>2 867 </text:p>
          </table:table-cell>
          <table:table-cell table:style-name="ce2" office:value-type="float" office:value="2938" calcext:value-type="float">
            <text:p><text:s/>2 938 </text:p>
          </table:table-cell>
          <table:table-cell table:style-name="ce2" office:value-type="float" office:value="2818" calcext:value-type="float">
            <text:p><text:s/>2 818 </text:p>
          </table:table-cell>
          <table:table-cell table:style-name="ce2" office:value-type="float" office:value="2877" calcext:value-type="float">
            <text:p><text:s/>2 877 </text:p>
          </table:table-cell>
          <table:table-cell table:style-name="ce2" office:value-type="float" office:value="2757" calcext:value-type="float">
            <text:p><text:s/>2 757 </text:p>
          </table:table-cell>
          <table:table-cell table:style-name="ce2" office:value-type="float" office:value="2573" calcext:value-type="float">
            <text:p><text:s/>2 573 </text:p>
          </table:table-cell>
          <table:table-cell table:style-name="ce2" office:value-type="float" office:value="2690" calcext:value-type="float">
            <text:p><text:s/>2 690 </text:p>
          </table:table-cell>
          <table:table-cell table:style-name="ce2" office:value-type="float" office:value="2728" calcext:value-type="float">
            <text:p><text:s/>2 728 </text:p>
          </table:table-cell>
          <table:table-cell table:style-name="ce2" office:value-type="float" office:value="2928" calcext:value-type="float">
            <text:p><text:s/>2 928 </text:p>
          </table:table-cell>
          <table:table-cell table:style-name="ce2" office:value-type="float" office:value="2837" calcext:value-type="float">
            <text:p><text:s/>2 837 </text:p>
          </table:table-cell>
          <table:table-cell table:style-name="ce2" office:value-type="float" office:value="2955" calcext:value-type="float">
            <text:p><text:s/>2 955 </text:p>
          </table:table-cell>
          <table:table-cell table:style-name="ce2" office:value-type="float" office:value="2948" calcext:value-type="float">
            <text:p><text:s/>2 948 </text:p>
          </table:table-cell>
          <table:table-cell table:style-name="ce2" office:value-type="float" office:value="2627" calcext:value-type="float">
            <text:p><text:s/>2 627 </text:p>
          </table:table-cell>
          <table:table-cell table:style-name="ce2" office:value-type="float" office:value="2888" calcext:value-type="float">
            <text:p><text:s/>2 888 </text:p>
          </table:table-cell>
          <table:table-cell table:style-name="ce2" office:value-type="float" office:value="2941" calcext:value-type="float">
            <text:p><text:s/>2 941 </text:p>
          </table:table-cell>
          <table:table-cell table:style-name="ce2" office:value-type="float" office:value="2988" calcext:value-type="float">
            <text:p><text:s/>2 988 </text:p>
          </table:table-cell>
          <table:table-cell table:style-name="ce2" office:value-type="float" office:value="3070" calcext:value-type="float">
            <text:p><text:s/>3 070 </text:p>
          </table:table-cell>
          <table:table-cell table:style-name="ce2" office:value-type="float" office:value="2978" calcext:value-type="float">
            <text:p><text:s/>2 978 </text:p>
          </table:table-cell>
          <table:table-cell table:style-name="ce2" office:value-type="float" office:value="2934" calcext:value-type="float">
            <text:p><text:s/>2 934 </text:p>
          </table:table-cell>
          <table:table-cell table:style-name="ce2" office:value-type="float" office:value="2854" calcext:value-type="float">
            <text:p><text:s/>2 854 </text:p>
          </table:table-cell>
          <table:table-cell table:style-name="ce2" office:value-type="float" office:value="3038" calcext:value-type="float">
            <text:p><text:s/>3 038 </text:p>
          </table:table-cell>
          <table:table-cell table:style-name="ce2" office:value-type="float" office:value="3050" calcext:value-type="float">
            <text:p><text:s/>3 050 </text:p>
          </table:table-cell>
          <table:table-cell table:style-name="ce2" office:value-type="float" office:value="3160" calcext:value-type="float">
            <text:p><text:s/>3 160 </text:p>
          </table:table-cell>
          <table:table-cell table:style-name="ce2" office:value-type="float" office:value="2968" calcext:value-type="float">
            <text:p><text:s/>2 968 </text:p>
          </table:table-cell>
          <table:table-cell table:style-name="ce2" office:value-type="float" office:value="2759" calcext:value-type="float">
            <text:p><text:s/>2 759 </text:p>
          </table:table-cell>
          <table:table-cell table:style-name="ce2" office:value-type="float" office:value="2792" calcext:value-type="float">
            <text:p><text:s/>2 792 </text:p>
          </table:table-cell>
          <table:table-cell table:style-name="ce2" office:value-type="float" office:value="2750" calcext:value-type="float">
            <text:p><text:s/>2 750 </text:p>
          </table:table-cell>
          <table:table-cell table:style-name="ce2" office:value-type="float" office:value="2684" calcext:value-type="float">
            <text:p><text:s/>2 684 </text:p>
          </table:table-cell>
          <table:table-cell table:style-name="ce2" office:value-type="float" office:value="2732" calcext:value-type="float">
            <text:p><text:s/>2 732 </text:p>
          </table:table-cell>
          <table:table-cell table:style-name="ce2" office:value-type="float" office:value="2739" calcext:value-type="float">
            <text:p><text:s/>2 739 </text:p>
          </table:table-cell>
          <table:table-cell table:style-name="ce2" office:value-type="float" office:value="2826" calcext:value-type="float">
            <text:p><text:s/>2 826 </text:p>
          </table:table-cell>
          <table:table-cell table:style-name="ce2" office:value-type="float" office:value="2924" calcext:value-type="float">
            <text:p><text:s/>2 924 </text:p>
          </table:table-cell>
          <table:table-cell table:style-name="ce2" office:value-type="float" office:value="2711" calcext:value-type="float">
            <text:p><text:s/>2 711 </text:p>
          </table:table-cell>
          <table:table-cell table:style-name="ce2" office:value-type="float" office:value="2670" calcext:value-type="float">
            <text:p><text:s/>2 670 </text:p>
          </table:table-cell>
          <table:table-cell table:style-name="ce2" office:value-type="float" office:value="2654" calcext:value-type="float">
            <text:p><text:s/>2 654 </text:p>
          </table:table-cell>
          <table:table-cell table:style-name="ce2" office:value-type="float" office:value="2741" calcext:value-type="float">
            <text:p><text:s/>2 741 </text:p>
          </table:table-cell>
          <table:table-cell table:style-name="ce2" office:value-type="float" office:value="2701" calcext:value-type="float">
            <text:p><text:s/>2 701 </text:p>
          </table:table-cell>
          <table:table-cell table:style-name="ce2" office:value-type="float" office:value="2749" calcext:value-type="float">
            <text:p><text:s/>2 749 </text:p>
          </table:table-cell>
          <table:table-cell table:style-name="ce2" office:value-type="float" office:value="2725" calcext:value-type="float">
            <text:p><text:s/>2 725 </text:p>
          </table:table-cell>
          <table:table-cell table:style-name="ce2" office:value-type="float" office:value="2540" calcext:value-type="float">
            <text:p><text:s/>2 540 </text:p>
          </table:table-cell>
          <table:table-cell table:style-name="ce2" office:value-type="float" office:value="2452" calcext:value-type="float">
            <text:p><text:s/>2 452 </text:p>
          </table:table-cell>
          <table:table-cell table:style-name="ce2" office:value-type="float" office:value="2626" calcext:value-type="float">
            <text:p><text:s/>2 626 </text:p>
          </table:table-cell>
          <table:table-cell table:style-name="ce2" office:value-type="float" office:value="2579" calcext:value-type="float">
            <text:p><text:s/>2 579 </text:p>
          </table:table-cell>
          <table:table-cell table:style-name="ce2" office:value-type="float" office:value="2769" calcext:value-type="float">
            <text:p><text:s/>2 769 </text:p>
          </table:table-cell>
          <table:table-cell table:style-name="ce2" office:value-type="float" office:value="2703" calcext:value-type="float">
            <text:p><text:s/>2 703 </text:p>
          </table:table-cell>
          <table:table-cell table:style-name="ce2" office:value-type="float" office:value="2493" calcext:value-type="float">
            <text:p><text:s/>2 493 </text:p>
          </table:table-cell>
          <table:table-cell table:style-name="ce2" office:value-type="float" office:value="2435" calcext:value-type="float">
            <text:p><text:s/>2 435 </text:p>
          </table:table-cell>
          <table:table-cell table:style-name="ce2" office:value-type="float" office:value="2314" calcext:value-type="float">
            <text:p><text:s/>2 314 </text:p>
          </table:table-cell>
          <table:table-cell table:number-columns-repeated="2" table:style-name="ce2" office:value-type="float" office:value="2513" calcext:value-type="float">
            <text:p><text:s/>2 513 </text:p>
          </table:table-cell>
          <table:table-cell table:style-name="ce2" office:value-type="float" office:value="2550" calcext:value-type="float">
            <text:p><text:s/>2 550 </text:p>
          </table:table-cell>
          <table:table-cell table:style-name="ce2" office:value-type="float" office:value="2534" calcext:value-type="float">
            <text:p><text:s/>2 534 </text:p>
          </table:table-cell>
          <table:table-cell table:style-name="ce2" office:value-type="float" office:value="2564" calcext:value-type="float">
            <text:p><text:s/>2 564 </text:p>
          </table:table-cell>
          <table:table-cell table:style-name="ce2" office:value-type="float" office:value="2555" calcext:value-type="float">
            <text:p><text:s/>2 555 </text:p>
          </table:table-cell>
          <table:table-cell table:style-name="ce2" office:value-type="float" office:value="2413" calcext:value-type="float">
            <text:p><text:s/>2 413 </text:p>
          </table:table-cell>
          <table:table-cell table:style-name="ce2" office:value-type="float" office:value="2464" calcext:value-type="float">
            <text:p><text:s/>2 464 </text:p>
          </table:table-cell>
          <table:table-cell table:style-name="ce2" office:value-type="float" office:value="2461" calcext:value-type="float">
            <text:p><text:s/>2 461 </text:p>
          </table:table-cell>
          <table:table-cell table:style-name="ce2" office:value-type="float" office:value="2519" calcext:value-type="float">
            <text:p><text:s/>2 519 </text:p>
          </table:table-cell>
          <table:table-cell table:style-name="ce2" office:value-type="float" office:value="2418" calcext:value-type="float">
            <text:p><text:s/>2 418 </text:p>
          </table:table-cell>
          <table:table-cell table:style-name="ce2" office:value-type="float" office:value="2459" calcext:value-type="float">
            <text:p><text:s/>2 459 </text:p>
          </table:table-cell>
          <table:table-cell table:style-name="ce2" office:value-type="float" office:value="2323" calcext:value-type="float">
            <text:p><text:s/>2 323 </text:p>
          </table:table-cell>
          <table:table-cell table:style-name="ce2" office:value-type="float" office:value="2352" calcext:value-type="float">
            <text:p><text:s/>2 352 </text:p>
          </table:table-cell>
          <table:table-cell table:style-name="ce2" office:value-type="float" office:value="2494" calcext:value-type="float">
            <text:p><text:s/>2 494 </text:p>
          </table:table-cell>
          <table:table-cell table:style-name="ce2" office:value-type="float" office:value="2528" calcext:value-type="float">
            <text:p><text:s/>2 528 </text:p>
          </table:table-cell>
          <table:table-cell table:style-name="ce2" office:value-type="float" office:value="2602" calcext:value-type="float">
            <text:p><text:s/>2 602 </text:p>
          </table:table-cell>
          <table:table-cell table:style-name="ce2" office:value-type="float" office:value="2419" calcext:value-type="float">
            <text:p><text:s/>2 419 </text:p>
          </table:table-cell>
          <table:table-cell table:style-name="ce2" office:value-type="float" office:value="2470" calcext:value-type="float">
            <text:p><text:s/>2 470 </text:p>
          </table:table-cell>
          <table:table-cell table:style-name="ce2" office:value-type="float" office:value="2376" calcext:value-type="float">
            <text:p><text:s/>2 376 </text:p>
          </table:table-cell>
          <table:table-cell table:style-name="ce2" office:value-type="float" office:value="2276" calcext:value-type="float">
            <text:p><text:s/>2 276 </text:p>
          </table:table-cell>
          <table:table-cell table:style-name="ce2" office:value-type="float" office:value="2429" calcext:value-type="float">
            <text:p><text:s/>2 429 </text:p>
          </table:table-cell>
          <table:table-cell table:number-columns-repeated="2" table:style-name="ce2" office:value-type="float" office:value="2418" calcext:value-type="float">
            <text:p><text:s/>2 418 </text:p>
          </table:table-cell>
          <table:table-cell table:style-name="ce2" office:value-type="float" office:value="2482" calcext:value-type="float">
            <text:p><text:s/>2 482 </text:p>
          </table:table-cell>
          <table:table-cell table:style-name="ce2" office:value-type="float" office:value="2408" calcext:value-type="float">
            <text:p><text:s/>2 408 </text:p>
          </table:table-cell>
          <table:table-cell table:style-name="ce2" office:value-type="float" office:value="2382" calcext:value-type="float">
            <text:p><text:s/>2 382 </text:p>
          </table:table-cell>
          <table:table-cell table:style-name="ce2" office:value-type="float" office:value="2229" calcext:value-type="float">
            <text:p><text:s/>2 229 </text:p>
          </table:table-cell>
          <table:table-cell table:style-name="ce2" office:value-type="float" office:value="2322" calcext:value-type="float">
            <text:p><text:s/>2 322 </text:p>
          </table:table-cell>
          <table:table-cell table:style-name="ce2" office:value-type="float" office:value="2526" calcext:value-type="float">
            <text:p><text:s/>2 526 </text:p>
          </table:table-cell>
          <table:table-cell table:style-name="ce2" office:value-type="float" office:value="2596" calcext:value-type="float">
            <text:p><text:s/>2 596 </text:p>
          </table:table-cell>
          <table:table-cell table:style-name="ce2" office:value-type="float" office:value="2691" calcext:value-type="float">
            <text:p><text:s/>2 691 </text:p>
          </table:table-cell>
          <table:table-cell table:style-name="ce2" office:value-type="float" office:value="2500" calcext:value-type="float">
            <text:p><text:s/>2 500 </text:p>
          </table:table-cell>
          <table:table-cell table:style-name="ce2" office:value-type="float" office:value="2377" calcext:value-type="float">
            <text:p><text:s/>2 377 </text:p>
          </table:table-cell>
          <table:table-cell table:style-name="ce2" office:value-type="float" office:value="2262" calcext:value-type="float">
            <text:p><text:s/>2 262 </text:p>
          </table:table-cell>
          <table:table-cell table:style-name="ce2" office:value-type="float" office:value="2310" calcext:value-type="float">
            <text:p><text:s/>2 310 </text:p>
          </table:table-cell>
          <table:table-cell table:style-name="ce2" office:value-type="float" office:value="2326" calcext:value-type="float">
            <text:p><text:s/>2 326 </text:p>
          </table:table-cell>
          <table:table-cell table:style-name="ce2" office:value-type="float" office:value="2383" calcext:value-type="float">
            <text:p><text:s/>2 383 </text:p>
          </table:table-cell>
          <table:table-cell table:style-name="ce2" office:value-type="float" office:value="2319" calcext:value-type="float">
            <text:p><text:s/>2 319 </text:p>
          </table:table-cell>
          <table:table-cell table:style-name="ce2" office:value-type="float" office:value="2520" calcext:value-type="float">
            <text:p><text:s/>2 520 </text:p>
          </table:table-cell>
          <table:table-cell table:style-name="ce2" office:value-type="float" office:value="2437" calcext:value-type="float">
            <text:p><text:s/>2 437 </text:p>
          </table:table-cell>
          <table:table-cell table:style-name="ce2" office:value-type="float" office:value="2312" calcext:value-type="float">
            <text:p><text:s/>2 312 </text:p>
          </table:table-cell>
          <table:table-cell table:style-name="ce2" office:value-type="float" office:value="2303" calcext:value-type="float">
            <text:p><text:s/>2 303 </text:p>
          </table:table-cell>
          <table:table-cell table:style-name="ce2" office:value-type="float" office:value="2404" calcext:value-type="float">
            <text:p><text:s/>2 404 </text:p>
          </table:table-cell>
          <table:table-cell table:style-name="ce2" office:value-type="float" office:value="2396" calcext:value-type="float">
            <text:p><text:s/>2 396 </text:p>
          </table:table-cell>
          <table:table-cell table:style-name="ce2" office:value-type="float" office:value="2376" calcext:value-type="float">
            <text:p><text:s/>2 376 </text:p>
          </table:table-cell>
          <table:table-cell table:style-name="ce2" office:value-type="float" office:value="2369" calcext:value-type="float">
            <text:p><text:s/>2 369 </text:p>
          </table:table-cell>
          <table:table-cell table:style-name="ce2" office:value-type="float" office:value="2357" calcext:value-type="float">
            <text:p><text:s/>2 357 </text:p>
          </table:table-cell>
          <table:table-cell table:style-name="ce2" office:value-type="float" office:value="2193" calcext:value-type="float">
            <text:p><text:s/>2 193 </text:p>
          </table:table-cell>
          <table:table-cell table:style-name="ce2" office:value-type="float" office:value="2480" calcext:value-type="float">
            <text:p><text:s/>2 480 </text:p>
          </table:table-cell>
          <table:table-cell table:style-name="ce2" office:value-type="float" office:value="2453" calcext:value-type="float">
            <text:p><text:s/>2 453 </text:p>
          </table:table-cell>
          <table:table-cell table:style-name="ce2" office:value-type="float" office:value="2373" calcext:value-type="float">
            <text:p><text:s/>2 373 </text:p>
          </table:table-cell>
          <table:table-cell table:style-name="ce2" office:value-type="float" office:value="2452" calcext:value-type="float">
            <text:p><text:s/>2 452 </text:p>
          </table:table-cell>
          <table:table-cell table:style-name="ce2" office:value-type="float" office:value="2546" calcext:value-type="float">
            <text:p><text:s/>2 546 </text:p>
          </table:table-cell>
          <table:table-cell table:style-name="ce2" office:value-type="float" office:value="2608" calcext:value-type="float">
            <text:p><text:s/>2 608 </text:p>
          </table:table-cell>
          <table:table-cell table:style-name="ce2" office:value-type="float" office:value="2380" calcext:value-type="float">
            <text:p><text:s/>2 380 </text:p>
          </table:table-cell>
          <table:table-cell table:style-name="ce2" office:value-type="float" office:value="2296" calcext:value-type="float">
            <text:p><text:s/>2 296 </text:p>
          </table:table-cell>
          <table:table-cell table:style-name="ce2" office:value-type="float" office:value="2299" calcext:value-type="float">
            <text:p><text:s/>2 299 </text:p>
          </table:table-cell>
          <table:table-cell table:style-name="ce2" office:value-type="float" office:value="2456" calcext:value-type="float">
            <text:p><text:s/>2 456 </text:p>
          </table:table-cell>
          <table:table-cell table:style-name="ce2" office:value-type="float" office:value="2419" calcext:value-type="float">
            <text:p><text:s/>2 419 </text:p>
          </table:table-cell>
          <table:table-cell table:style-name="ce2" office:value-type="float" office:value="2353" calcext:value-type="float">
            <text:p><text:s/>2 353 </text:p>
          </table:table-cell>
          <table:table-cell table:style-name="ce2" office:value-type="float" office:value="2275" calcext:value-type="float">
            <text:p><text:s/>2 275 </text:p>
          </table:table-cell>
          <table:table-cell table:style-name="ce2" office:value-type="float" office:value="2344" calcext:value-type="float">
            <text:p><text:s/>2 344 </text:p>
          </table:table-cell>
          <table:table-cell table:style-name="ce2" office:value-type="float" office:value="2398" calcext:value-type="float">
            <text:p><text:s/>2 398 </text:p>
          </table:table-cell>
          <table:table-cell table:style-name="ce2" office:value-type="float" office:value="2322" calcext:value-type="float">
            <text:p><text:s/>2 322 </text:p>
          </table:table-cell>
          <table:table-cell table:style-name="ce2" office:value-type="float" office:value="2247" calcext:value-type="float">
            <text:p><text:s/>2 247 </text:p>
          </table:table-cell>
          <table:table-cell table:style-name="ce2" office:value-type="float" office:value="2395" calcext:value-type="float">
            <text:p><text:s/>2 395 </text:p>
          </table:table-cell>
          <table:table-cell table:style-name="ce2" office:value-type="float" office:value="2437" calcext:value-type="float">
            <text:p><text:s/>2 437 </text:p>
          </table:table-cell>
          <table:table-cell table:style-name="ce2" office:value-type="float" office:value="2206" calcext:value-type="float">
            <text:p><text:s/>2 206 </text:p>
          </table:table-cell>
          <table:table-cell table:style-name="ce2" office:value-type="float" office:value="2158" calcext:value-type="float">
            <text:p><text:s/>2 158 </text:p>
          </table:table-cell>
          <table:table-cell table:style-name="ce2" office:value-type="float" office:value="2284" calcext:value-type="float">
            <text:p><text:s/>2 284 </text:p>
          </table:table-cell>
          <table:table-cell table:style-name="ce2" office:value-type="float" office:value="2435" calcext:value-type="float">
            <text:p><text:s/>2 435 </text:p>
          </table:table-cell>
          <table:table-cell table:style-name="ce2" office:value-type="float" office:value="2424" calcext:value-type="float">
            <text:p><text:s/>2 424 </text:p>
          </table:table-cell>
          <table:table-cell table:style-name="ce2" office:value-type="float" office:value="2353" calcext:value-type="float">
            <text:p><text:s/>2 353 </text:p>
          </table:table-cell>
          <table:table-cell table:style-name="ce2" office:value-type="float" office:value="2339" calcext:value-type="float">
            <text:p><text:s/>2 339 </text:p>
          </table:table-cell>
          <table:table-cell table:style-name="ce2" office:value-type="float" office:value="2324" calcext:value-type="float">
            <text:p><text:s/>2 324 </text:p>
          </table:table-cell>
          <table:table-cell table:style-name="ce2" office:value-type="float" office:value="2368" calcext:value-type="float">
            <text:p><text:s/>2 368 </text:p>
          </table:table-cell>
          <table:table-cell table:style-name="ce2" office:value-type="float" office:value="2454" calcext:value-type="float">
            <text:p><text:s/>2 454 </text:p>
          </table:table-cell>
          <table:table-cell table:style-name="ce2" office:value-type="float" office:value="2322" calcext:value-type="float">
            <text:p><text:s/>2 322 </text:p>
          </table:table-cell>
          <table:table-cell table:style-name="ce2" office:value-type="float" office:value="2320" calcext:value-type="float">
            <text:p><text:s/>2 320 </text:p>
          </table:table-cell>
          <table:table-cell table:style-name="ce2" office:value-type="float" office:value="2390" calcext:value-type="float">
            <text:p><text:s/>2 390 </text:p>
          </table:table-cell>
          <table:table-cell table:style-name="ce2" office:value-type="float" office:value="2533" calcext:value-type="float">
            <text:p><text:s/>2 533 </text:p>
          </table:table-cell>
          <table:table-cell table:style-name="ce2" office:value-type="float" office:value="2515" calcext:value-type="float">
            <text:p><text:s/>2 515 </text:p>
          </table:table-cell>
          <table:table-cell table:style-name="ce2" office:value-type="float" office:value="2374" calcext:value-type="float">
            <text:p><text:s/>2 374 </text:p>
          </table:table-cell>
          <table:table-cell table:style-name="ce2" office:value-type="float" office:value="2433" calcext:value-type="float">
            <text:p><text:s/>2 433 </text:p>
          </table:table-cell>
          <table:table-cell table:style-name="ce2" office:value-type="float" office:value="2586" calcext:value-type="float">
            <text:p><text:s/>2 586 </text:p>
          </table:table-cell>
          <table:table-cell table:style-name="ce2" office:value-type="float" office:value="2380" calcext:value-type="float">
            <text:p><text:s/>2 380 </text:p>
          </table:table-cell>
          <table:table-cell table:style-name="ce2" office:value-type="float" office:value="2351" calcext:value-type="float">
            <text:p><text:s/>2 351 </text:p>
          </table:table-cell>
          <table:table-cell table:style-name="ce2" office:value-type="float" office:value="2603" calcext:value-type="float">
            <text:p><text:s/>2 603 </text:p>
          </table:table-cell>
          <table:table-cell table:style-name="ce2" office:value-type="float" office:value="2590" calcext:value-type="float">
            <text:p><text:s/>2 590 </text:p>
          </table:table-cell>
          <table:table-cell table:style-name="ce2" office:value-type="float" office:value="2467" calcext:value-type="float">
            <text:p><text:s/>2 467 </text:p>
          </table:table-cell>
          <table:table-cell table:style-name="ce2" office:value-type="float" office:value="2410" calcext:value-type="float">
            <text:p><text:s/>2 410 </text:p>
          </table:table-cell>
          <table:table-cell table:style-name="ce2" office:value-type="float" office:value="2289" calcext:value-type="float">
            <text:p><text:s/>2 289 </text:p>
          </table:table-cell>
          <table:table-cell table:style-name="ce2" office:value-type="float" office:value="2392" calcext:value-type="float">
            <text:p><text:s/>2 392 </text:p>
          </table:table-cell>
          <table:table-cell table:style-name="ce2" office:value-type="float" office:value="2406" calcext:value-type="float">
            <text:p><text:s/>2 406 </text:p>
          </table:table-cell>
          <table:table-cell table:style-name="ce2" office:value-type="float" office:value="2545" calcext:value-type="float">
            <text:p><text:s/>2 545 </text:p>
          </table:table-cell>
          <table:table-cell table:style-name="ce2" office:value-type="float" office:value="2672" calcext:value-type="float">
            <text:p><text:s/>2 672 </text:p>
          </table:table-cell>
          <table:table-cell table:style-name="ce2" office:value-type="float" office:value="2770" calcext:value-type="float">
            <text:p><text:s/>2 770 </text:p>
          </table:table-cell>
          <table:table-cell table:style-name="ce2" office:value-type="float" office:value="2782" calcext:value-type="float">
            <text:p><text:s/>2 782 </text:p>
          </table:table-cell>
          <table:table-cell table:style-name="ce2" office:value-type="float" office:value="3038" calcext:value-type="float">
            <text:p><text:s/>3 038 </text:p>
          </table:table-cell>
          <table:table-cell table:style-name="ce2" office:value-type="float" office:value="2998" calcext:value-type="float">
            <text:p><text:s/>2 998 </text:p>
          </table:table-cell>
          <table:table-cell table:style-name="ce2" office:value-type="float" office:value="2875" calcext:value-type="float">
            <text:p><text:s/>2 875 </text:p>
          </table:table-cell>
          <table:table-cell table:style-name="ce2" office:value-type="float" office:value="2857" calcext:value-type="float">
            <text:p><text:s/>2 857 </text:p>
          </table:table-cell>
          <table:table-cell table:style-name="ce2" office:value-type="float" office:value="2649" calcext:value-type="float">
            <text:p><text:s/>2 649 </text:p>
          </table:table-cell>
          <table:table-cell table:style-name="ce2" office:value-type="float" office:value="2490" calcext:value-type="float">
            <text:p><text:s/>2 490 </text:p>
          </table:table-cell>
          <table:table-cell table:style-name="ce2" office:value-type="float" office:value="2493" calcext:value-type="float">
            <text:p><text:s/>2 493 </text:p>
          </table:table-cell>
          <table:table-cell table:style-name="ce2" office:value-type="float" office:value="2551" calcext:value-type="float">
            <text:p><text:s/>2 551 </text:p>
          </table:table-cell>
          <table:table-cell table:style-name="ce2" office:value-type="float" office:value="2544" calcext:value-type="float">
            <text:p><text:s/>2 544 </text:p>
          </table:table-cell>
          <table:table-cell table:style-name="ce2" office:value-type="float" office:value="2514" calcext:value-type="float">
            <text:p><text:s/>2 514 </text:p>
          </table:table-cell>
          <table:table-cell table:style-name="ce2" office:value-type="float" office:value="2685" calcext:value-type="float">
            <text:p><text:s/>2 685 </text:p>
          </table:table-cell>
          <table:table-cell table:style-name="ce2" office:value-type="float" office:value="2516" calcext:value-type="float">
            <text:p><text:s/>2 516 </text:p>
          </table:table-cell>
          <table:table-cell table:style-name="ce2" office:value-type="float" office:value="2253" calcext:value-type="float">
            <text:p><text:s/>2 253 </text:p>
          </table:table-cell>
          <table:table-cell table:style-name="ce2" office:value-type="float" office:value="2341" calcext:value-type="float">
            <text:p><text:s/>2 341 </text:p>
          </table:table-cell>
          <table:table-cell table:style-name="ce2" office:value-type="float" office:value="2413" calcext:value-type="float">
            <text:p><text:s/>2 413 </text:p>
          </table:table-cell>
          <table:table-cell table:style-name="ce2" office:value-type="float" office:value="2385" calcext:value-type="float">
            <text:p><text:s/>2 385 </text:p>
          </table:table-cell>
          <table:table-cell table:style-name="ce2" office:value-type="float" office:value="2270" calcext:value-type="float">
            <text:p><text:s/>2 270 </text:p>
          </table:table-cell>
          <table:table-cell table:style-name="ce2" office:value-type="float" office:value="2431" calcext:value-type="float">
            <text:p><text:s/>2 431 </text:p>
          </table:table-cell>
          <table:table-cell table:style-name="ce2" office:value-type="float" office:value="2484" calcext:value-type="float">
            <text:p><text:s/>2 484 </text:p>
          </table:table-cell>
          <table:table-cell table:style-name="ce2" office:value-type="float" office:value="2315" calcext:value-type="float">
            <text:p><text:s/>2 315 </text:p>
          </table:table-cell>
          <table:table-cell table:style-name="ce2" office:value-type="float" office:value="2267" calcext:value-type="float">
            <text:p><text:s/>2 267 </text:p>
          </table:table-cell>
          <table:table-cell table:style-name="ce2" office:value-type="float" office:value="2449" calcext:value-type="float">
            <text:p><text:s/>2 449 </text:p>
          </table:table-cell>
          <table:table-cell table:style-name="ce2" office:value-type="float" office:value="2403" calcext:value-type="float">
            <text:p><text:s/>2 403 </text:p>
          </table:table-cell>
          <table:table-cell table:style-name="ce2" office:value-type="float" office:value="2427" calcext:value-type="float">
            <text:p><text:s/>2 427 </text:p>
          </table:table-cell>
          <table:table-cell table:style-name="ce2" office:value-type="float" office:value="2472" calcext:value-type="float">
            <text:p><text:s/>2 472 </text:p>
          </table:table-cell>
          <table:table-cell table:style-name="ce2" office:value-type="float" office:value="2388" calcext:value-type="float">
            <text:p><text:s/>2 388 </text:p>
          </table:table-cell>
          <table:table-cell table:style-name="ce2" office:value-type="float" office:value="2326" calcext:value-type="float">
            <text:p><text:s/>2 326 </text:p>
          </table:table-cell>
          <table:table-cell table:style-name="ce2" office:value-type="float" office:value="2425" calcext:value-type="float">
            <text:p><text:s/>2 425 </text:p>
          </table:table-cell>
          <table:table-cell table:style-name="ce2" office:value-type="float" office:value="2429" calcext:value-type="float">
            <text:p><text:s/>2 429 </text:p>
          </table:table-cell>
          <table:table-cell table:style-name="ce2" office:value-type="float" office:value="2543" calcext:value-type="float">
            <text:p><text:s/>2 543 </text:p>
          </table:table-cell>
          <table:table-cell table:style-name="ce2" office:value-type="float" office:value="2494" calcext:value-type="float">
            <text:p><text:s/>2 494 </text:p>
          </table:table-cell>
          <table:table-cell table:style-name="ce2" office:value-type="float" office:value="2491" calcext:value-type="float">
            <text:p><text:s/>2 491 </text:p>
          </table:table-cell>
          <table:table-cell table:style-name="ce2" office:value-type="float" office:value="2422" calcext:value-type="float">
            <text:p><text:s/>2 422 </text:p>
          </table:table-cell>
          <table:table-cell table:style-name="ce2" office:value-type="float" office:value="2295" calcext:value-type="float">
            <text:p><text:s/>2 295 </text:p>
          </table:table-cell>
          <table:table-cell table:style-name="ce2" office:value-type="float" office:value="2510" calcext:value-type="float">
            <text:p><text:s/>2 510 </text:p>
          </table:table-cell>
          <table:table-cell table:style-name="ce2" office:value-type="float" office:value="2663" calcext:value-type="float">
            <text:p><text:s/>2 663 </text:p>
          </table:table-cell>
          <table:table-cell table:style-name="ce2" office:value-type="float" office:value="2565" calcext:value-type="float">
            <text:p><text:s/>2 565 </text:p>
          </table:table-cell>
          <table:table-cell table:style-name="ce2" office:value-type="float" office:value="2554" calcext:value-type="float">
            <text:p><text:s/>2 554 </text:p>
          </table:table-cell>
          <table:table-cell table:style-name="ce2" office:value-type="float" office:value="2404" calcext:value-type="float">
            <text:p><text:s/>2 404 </text:p>
          </table:table-cell>
          <table:table-cell table:style-name="ce2" office:value-type="float" office:value="2464" calcext:value-type="float">
            <text:p><text:s/>2 464 </text:p>
          </table:table-cell>
          <table:table-cell table:style-name="ce2" office:value-type="float" office:value="2377" calcext:value-type="float">
            <text:p><text:s/>2 377 </text:p>
          </table:table-cell>
          <table:table-cell table:style-name="ce2" office:value-type="float" office:value="2471" calcext:value-type="float">
            <text:p><text:s/>2 471 </text:p>
          </table:table-cell>
          <table:table-cell table:style-name="ce2" office:value-type="float" office:value="2484" calcext:value-type="float">
            <text:p><text:s/>2 484 </text:p>
          </table:table-cell>
          <table:table-cell table:style-name="ce2" office:value-type="float" office:value="2608" calcext:value-type="float">
            <text:p><text:s/>2 608 </text:p>
          </table:table-cell>
          <table:table-cell table:style-name="ce2" office:value-type="float" office:value="2514" calcext:value-type="float">
            <text:p><text:s/>2 514 </text:p>
          </table:table-cell>
          <table:table-cell table:style-name="ce2" office:value-type="float" office:value="2569" calcext:value-type="float">
            <text:p><text:s/>2 569 </text:p>
          </table:table-cell>
          <table:table-cell table:style-name="ce2" office:value-type="float" office:value="2423" calcext:value-type="float">
            <text:p><text:s/>2 423 </text:p>
          </table:table-cell>
          <table:table-cell table:style-name="ce2" office:value-type="float" office:value="2327" calcext:value-type="float">
            <text:p><text:s/>2 327 </text:p>
          </table:table-cell>
          <table:table-cell table:style-name="ce2" office:value-type="float" office:value="2472" calcext:value-type="float">
            <text:p><text:s/>2 472 </text:p>
          </table:table-cell>
          <table:table-cell table:style-name="ce2" office:value-type="float" office:value="2562" calcext:value-type="float">
            <text:p><text:s/>2 562 </text:p>
          </table:table-cell>
          <table:table-cell table:style-name="ce2" office:value-type="float" office:value="2534" calcext:value-type="float">
            <text:p><text:s/>2 534 </text:p>
          </table:table-cell>
          <table:table-cell table:style-name="ce2" office:value-type="float" office:value="2608" calcext:value-type="float">
            <text:p><text:s/>2 608 </text:p>
          </table:table-cell>
          <table:table-cell table:style-name="ce2" office:value-type="float" office:value="2537" calcext:value-type="float">
            <text:p><text:s/>2 537 </text:p>
          </table:table-cell>
          <table:table-cell table:style-name="ce2" office:value-type="float" office:value="2466" calcext:value-type="float">
            <text:p><text:s/>2 466 </text:p>
          </table:table-cell>
          <table:table-cell table:style-name="ce2" office:value-type="float" office:value="2407" calcext:value-type="float">
            <text:p><text:s/>2 407 </text:p>
          </table:table-cell>
          <table:table-cell table:style-name="ce2" office:value-type="float" office:value="2436" calcext:value-type="float">
            <text:p><text:s/>2 436 </text:p>
          </table:table-cell>
          <table:table-cell table:style-name="ce2" office:value-type="float" office:value="2528" calcext:value-type="float">
            <text:p><text:s/>2 528 </text:p>
          </table:table-cell>
          <table:table-cell table:style-name="ce2" office:value-type="float" office:value="2534" calcext:value-type="float">
            <text:p><text:s/>2 534 </text:p>
          </table:table-cell>
          <table:table-cell table:style-name="ce2" office:value-type="float" office:value="2494" calcext:value-type="float">
            <text:p><text:s/>2 494 </text:p>
          </table:table-cell>
          <table:table-cell table:style-name="ce2" office:value-type="float" office:value="2626" calcext:value-type="float">
            <text:p><text:s/>2 626 </text:p>
          </table:table-cell>
          <table:table-cell table:style-name="ce2" office:value-type="float" office:value="2543" calcext:value-type="float">
            <text:p><text:s/>2 543 </text:p>
          </table:table-cell>
          <table:table-cell table:style-name="ce2" office:value-type="float" office:value="2296" calcext:value-type="float">
            <text:p><text:s/>2 296 </text:p>
          </table:table-cell>
          <table:table-cell table:style-name="ce2" office:value-type="float" office:value="2482" calcext:value-type="float">
            <text:p><text:s/>2 482 </text:p>
          </table:table-cell>
          <table:table-cell table:style-name="ce2" office:value-type="float" office:value="2494" calcext:value-type="float">
            <text:p><text:s/>2 494 </text:p>
          </table:table-cell>
          <table:table-cell table:style-name="ce2" office:value-type="float" office:value="2581" calcext:value-type="float">
            <text:p><text:s/>2 581 </text:p>
          </table:table-cell>
          <table:table-cell table:style-name="ce2" office:value-type="float" office:value="2549" calcext:value-type="float">
            <text:p><text:s/>2 549 </text:p>
          </table:table-cell>
          <table:table-cell table:style-name="ce2" office:value-type="float" office:value="2585" calcext:value-type="float">
            <text:p><text:s/>2 585 </text:p>
          </table:table-cell>
          <table:table-cell table:style-name="ce2" office:value-type="float" office:value="2561" calcext:value-type="float">
            <text:p><text:s/>2 561 </text:p>
          </table:table-cell>
          <table:table-cell table:style-name="ce2" office:value-type="float" office:value="2459" calcext:value-type="float">
            <text:p><text:s/>2 459 </text:p>
          </table:table-cell>
          <table:table-cell table:style-name="ce2" office:value-type="float" office:value="2606" calcext:value-type="float">
            <text:p><text:s/>2 606 </text:p>
          </table:table-cell>
          <table:table-cell table:style-name="ce2" office:value-type="float" office:value="2575" calcext:value-type="float">
            <text:p><text:s/>2 575 </text:p>
          </table:table-cell>
          <table:table-cell table:style-name="ce2" office:value-type="float" office:value="2742" calcext:value-type="float">
            <text:p><text:s/>2 742 </text:p>
          </table:table-cell>
          <table:table-cell table:style-name="ce2" office:value-type="float" office:value="2714" calcext:value-type="float">
            <text:p><text:s/>2 714 </text:p>
          </table:table-cell>
          <table:table-cell table:style-name="ce2" office:value-type="float" office:value="2705" calcext:value-type="float">
            <text:p><text:s/>2 705 </text:p>
          </table:table-cell>
          <table:table-cell table:style-name="ce2" office:value-type="float" office:value="2576" calcext:value-type="float">
            <text:p><text:s/>2 576 </text:p>
          </table:table-cell>
          <table:table-cell table:style-name="ce2" office:value-type="float" office:value="2647" calcext:value-type="float">
            <text:p><text:s/>2 647 </text:p>
          </table:table-cell>
          <table:table-cell table:style-name="ce2" office:value-type="float" office:value="2584" calcext:value-type="float">
            <text:p><text:s/>2 584 </text:p>
          </table:table-cell>
          <table:table-cell table:style-name="ce2" office:value-type="float" office:value="2475" calcext:value-type="float">
            <text:p><text:s/>2 475 </text:p>
          </table:table-cell>
          <table:table-cell table:style-name="ce2" office:value-type="float" office:value="2627" calcext:value-type="float">
            <text:p><text:s/>2 627 </text:p>
          </table:table-cell>
          <table:table-cell table:style-name="ce2" office:value-type="float" office:value="2604" calcext:value-type="float">
            <text:p><text:s/>2 604 </text:p>
          </table:table-cell>
          <table:table-cell table:style-name="ce2" office:value-type="float" office:value="2801" calcext:value-type="float">
            <text:p><text:s/>2 801 </text:p>
          </table:table-cell>
          <table:table-cell table:style-name="ce2" office:value-type="float" office:value="2779" calcext:value-type="float">
            <text:p><text:s/>2 779 </text:p>
          </table:table-cell>
          <table:table-cell table:style-name="ce2" office:value-type="float" office:value="2689" calcext:value-type="float">
            <text:p><text:s/>2 689 </text:p>
          </table:table-cell>
          <table:table-cell table:style-name="ce2" office:value-type="float" office:value="2878" calcext:value-type="float">
            <text:p><text:s/>2 878 </text:p>
          </table:table-cell>
          <table:table-cell table:style-name="ce2" office:value-type="float" office:value="2740" calcext:value-type="float">
            <text:p><text:s/>2 740 </text:p>
          </table:table-cell>
          <table:table-cell table:style-name="ce2" office:value-type="float" office:value="2725" calcext:value-type="float">
            <text:p><text:s/>2 725 </text:p>
          </table:table-cell>
          <table:table-cell table:style-name="ce2" office:value-type="float" office:value="2688" calcext:value-type="float">
            <text:p><text:s/>2 688 </text:p>
          </table:table-cell>
          <table:table-cell table:style-name="ce2" office:value-type="float" office:value="2709" calcext:value-type="float">
            <text:p><text:s/>2 709 </text:p>
          </table:table-cell>
          <table:table-cell table:style-name="ce2" office:value-type="float" office:value="2712" calcext:value-type="float">
            <text:p><text:s/>2 712 </text:p>
          </table:table-cell>
          <table:table-cell table:style-name="ce2" office:value-type="float" office:value="2595" calcext:value-type="float">
            <text:p><text:s/>2 595 </text:p>
          </table:table-cell>
          <table:table-cell table:style-name="ce2" office:value-type="float" office:value="2779" calcext:value-type="float">
            <text:p><text:s/>2 779 </text:p>
          </table:table-cell>
          <table:table-cell table:style-name="ce2" office:value-type="float" office:value="2797" calcext:value-type="float">
            <text:p><text:s/>2 797 </text:p>
          </table:table-cell>
          <table:table-cell table:style-name="ce2" office:value-type="float" office:value="2778" calcext:value-type="float">
            <text:p><text:s/>2 778 </text:p>
          </table:table-cell>
          <table:table-cell table:style-name="ce2" office:value-type="float" office:value="2844" calcext:value-type="float">
            <text:p><text:s/>2 844 </text:p>
          </table:table-cell>
          <table:table-cell table:style-name="ce2" office:value-type="float" office:value="2831" calcext:value-type="float">
            <text:p><text:s/>2 831 </text:p>
          </table:table-cell>
          <table:table-cell table:style-name="ce2" office:value-type="float" office:value="2896" calcext:value-type="float">
            <text:p><text:s/>2 896 </text:p>
          </table:table-cell>
          <table:table-cell table:style-name="ce2" office:value-type="float" office:value="2816" calcext:value-type="float">
            <text:p><text:s/>2 816 </text:p>
          </table:table-cell>
          <table:table-cell table:style-name="ce2" office:value-type="float" office:value="2858" calcext:value-type="float">
            <text:p><text:s/>2 858 </text:p>
          </table:table-cell>
          <table:table-cell table:style-name="ce2" office:value-type="float" office:value="2987" calcext:value-type="float">
            <text:p><text:s/>2 987 </text:p>
          </table:table-cell>
          <table:table-cell table:style-name="ce2" office:value-type="float" office:value="2828" calcext:value-type="float">
            <text:p><text:s/>2 828 </text:p>
          </table:table-cell>
          <table:table-cell table:style-name="ce2" office:value-type="float" office:value="2796" calcext:value-type="float">
            <text:p><text:s/>2 796 </text:p>
          </table:table-cell>
          <table:table-cell table:style-name="ce2" office:value-type="float" office:value="2908" calcext:value-type="float">
            <text:p><text:s/>2 908 </text:p>
          </table:table-cell>
          <table:table-cell table:style-name="ce2" office:value-type="float" office:value="2863" calcext:value-type="float">
            <text:p><text:s/>2 863 </text:p>
          </table:table-cell>
          <table:table-cell table:style-name="ce2" office:value-type="float" office:value="2939" calcext:value-type="float">
            <text:p><text:s/>2 939 </text:p>
          </table:table-cell>
          <table:table-cell table:style-name="ce2" office:value-type="float" office:value="3086" calcext:value-type="float">
            <text:p><text:s/>3 086 </text:p>
          </table:table-cell>
          <table:table-cell table:style-name="ce2" office:value-type="float" office:value="3084" calcext:value-type="float">
            <text:p><text:s/>3 084 </text:p>
          </table:table-cell>
          <table:table-cell table:style-name="ce2" office:value-type="float" office:value="3054" calcext:value-type="float">
            <text:p><text:s/>3 054 </text:p>
          </table:table-cell>
          <table:table-cell table:style-name="ce2" office:value-type="float" office:value="3022" calcext:value-type="float">
            <text:p><text:s/>3 022 </text:p>
          </table:table-cell>
          <table:table-cell table:style-name="ce2" office:value-type="float" office:value="3045" calcext:value-type="float">
            <text:p><text:s/>3 045 </text:p>
          </table:table-cell>
          <table:table-cell table:style-name="ce2" office:value-type="float" office:value="3017" calcext:value-type="float">
            <text:p><text:s/>3 017 </text:p>
          </table:table-cell>
          <table:table-cell table:style-name="ce2" office:value-type="float" office:value="2959" calcext:value-type="float">
            <text:p><text:s/>2 959 </text:p>
          </table:table-cell>
          <table:table-cell table:style-name="ce2" office:value-type="float" office:value="3074" calcext:value-type="float">
            <text:p><text:s/>3 074 </text:p>
          </table:table-cell>
          <table:table-cell table:style-name="ce2" office:value-type="float" office:value="3272" calcext:value-type="float">
            <text:p><text:s/>3 272 </text:p>
          </table:table-cell>
          <table:table-cell table:style-name="ce2" office:value-type="float" office:value="3180" calcext:value-type="float">
            <text:p><text:s/>3 180 </text:p>
          </table:table-cell>
          <table:table-cell table:style-name="ce2" office:value-type="float" office:value="3279" calcext:value-type="float">
            <text:p><text:s/>3 279 </text:p>
          </table:table-cell>
          <table:table-cell table:style-name="ce2" office:value-type="float" office:value="3353" calcext:value-type="float">
            <text:p><text:s/>3 353 </text:p>
          </table:table-cell>
          <table:table-cell table:style-name="ce2" office:value-type="float" office:value="3318" calcext:value-type="float">
            <text:p><text:s/>3 318 </text:p>
          </table:table-cell>
          <table:table-cell table:style-name="ce2" office:value-type="float" office:value="3146" calcext:value-type="float">
            <text:p><text:s/>3 146 </text:p>
          </table:table-cell>
          <table:table-cell table:style-name="ce2" office:value-type="float" office:value="3379" calcext:value-type="float">
            <text:p><text:s/>3 379 </text:p>
          </table:table-cell>
          <table:table-cell table:style-name="ce2" office:value-type="float" office:value="3366" calcext:value-type="float">
            <text:p><text:s/>3 366 </text:p>
          </table:table-cell>
          <table:table-cell table:style-name="ce2" office:value-type="float" office:value="3382" calcext:value-type="float">
            <text:p><text:s/>3 382 </text:p>
          </table:table-cell>
          <table:table-cell table:style-name="ce2" office:value-type="float" office:value="3396" calcext:value-type="float">
            <text:p><text:s/>3 396 </text:p>
          </table:table-cell>
          <table:table-cell table:style-name="ce2" office:value-type="float" office:value="3549" calcext:value-type="float">
            <text:p><text:s/>3 549 </text:p>
          </table:table-cell>
          <table:table-cell table:style-name="ce2" office:value-type="float" office:value="3423" calcext:value-type="float">
            <text:p><text:s/>3 423 </text:p>
          </table:table-cell>
          <table:table-cell table:style-name="ce2" office:value-type="float" office:value="3432" calcext:value-type="float">
            <text:p><text:s/>3 432 </text:p>
          </table:table-cell>
          <table:table-cell table:style-name="ce2" office:value-type="float" office:value="3508" calcext:value-type="float">
            <text:p><text:s/>3 508 </text:p>
          </table:table-cell>
          <table:table-cell table:style-name="ce2" office:value-type="float" office:value="3490" calcext:value-type="float">
            <text:p><text:s/>3 490 </text:p>
          </table:table-cell>
          <table:table-cell table:style-name="ce2" office:value-type="float" office:value="3561" calcext:value-type="float">
            <text:p><text:s/>3 561 </text:p>
          </table:table-cell>
          <table:table-cell table:style-name="ce2" office:value-type="float" office:value="3606" calcext:value-type="float">
            <text:p><text:s/>3 606 </text:p>
          </table:table-cell>
          <table:table-cell table:style-name="ce2" office:value-type="float" office:value="3591" calcext:value-type="float">
            <text:p><text:s/>3 591 </text:p>
          </table:table-cell>
          <table:table-cell table:style-name="ce2" office:value-type="float" office:value="3514" calcext:value-type="float">
            <text:p><text:s/>3 514 </text:p>
          </table:table-cell>
          <table:table-cell table:style-name="ce2" office:value-type="float" office:value="3414" calcext:value-type="float">
            <text:p><text:s/>3 414 </text:p>
          </table:table-cell>
          <table:table-cell table:style-name="ce2" office:value-type="float" office:value="3661" calcext:value-type="float">
            <text:p><text:s/>3 661 </text:p>
          </table:table-cell>
          <table:table-cell table:style-name="ce2" office:value-type="float" office:value="3755" calcext:value-type="float">
            <text:p><text:s/>3 755 </text:p>
          </table:table-cell>
          <table:table-cell table:style-name="ce2" office:value-type="float" office:value="3820" calcext:value-type="float">
            <text:p><text:s/>3 820 </text:p>
          </table:table-cell>
          <table:table-cell table:style-name="ce2" office:value-type="float" office:value="3581" calcext:value-type="float">
            <text:p><text:s/>3 581 </text:p>
          </table:table-cell>
          <table:table-cell table:style-name="ce2" office:value-type="float" office:value="3550" calcext:value-type="float">
            <text:p><text:s/>3 550 </text:p>
          </table:table-cell>
          <table:table-cell table:style-name="ce2" office:value-type="float" office:value="3471" calcext:value-type="float">
            <text:p><text:s/>3 471 </text:p>
          </table:table-cell>
          <table:table-cell table:style-name="ce2" office:value-type="float" office:value="3618" calcext:value-type="float">
            <text:p><text:s/>3 618 </text:p>
          </table:table-cell>
          <table:table-cell table:style-name="ce2" office:value-type="float" office:value="3853" calcext:value-type="float">
            <text:p><text:s/>3 853 </text:p>
          </table:table-cell>
          <table:table-cell table:style-name="ce2" office:value-type="float" office:value="3742" calcext:value-type="float">
            <text:p><text:s/>3 742 </text:p>
          </table:table-cell>
          <table:table-cell table:style-name="ce2" office:value-type="float" office:value="3774" calcext:value-type="float">
            <text:p><text:s/>3 774 </text:p>
          </table:table-cell>
          <table:table-cell table:style-name="ce2" office:value-type="float" office:value="3556" calcext:value-type="float">
            <text:p><text:s/>3 556 </text:p>
          </table:table-cell>
          <table:table-cell table:style-name="ce4" office:value-type="float" office:value="3519" calcext:value-type="float">
            <text:p><text:s/>3 519 </text:p>
          </table:table-cell>
          <table:table-cell table:style-name="ce3" office:value-type="float" office:value="3503" calcext:value-type="float">
            <text:p><text:s/>3 503 </text:p>
          </table:table-cell>
          <table:table-cell table:style-name="ce3" office:value-type="float" office:value="3392" calcext:value-type="float">
            <text:p><text:s/>3 392 </text:p>
          </table:table-cell>
          <table:table-cell table:style-name="ce3" office:value-type="float" office:value="3688" calcext:value-type="float">
            <text:p><text:s/>3 688 </text:p>
          </table:table-cell>
          <table:table-cell table:style-name="ce3" office:value-type="float" office:value="3532" calcext:value-type="float">
            <text:p><text:s/>3 532 </text:p>
          </table:table-cell>
          <table:table-cell table:style-name="ce3" office:value-type="float" office:value="3605" calcext:value-type="float">
            <text:p><text:s/>3 605 </text:p>
          </table:table-cell>
          <table:table-cell table:style-name="ce3" office:value-type="float" office:value="3559" calcext:value-type="float">
            <text:p><text:s/>3 559 </text:p>
          </table:table-cell>
          <table:table-cell table:style-name="ce3" office:value-type="float" office:value="3534" calcext:value-type="float">
            <text:p><text:s/>3 534 </text:p>
          </table:table-cell>
          <table:table-cell table:style-name="ce3" office:value-type="float" office:value="3429" calcext:value-type="float">
            <text:p><text:s/>3 429 </text:p>
          </table:table-cell>
          <table:table-cell table:style-name="ce3" office:value-type="float" office:value="3317" calcext:value-type="float">
            <text:p><text:s/>3 317 </text:p>
          </table:table-cell>
          <table:table-cell table:style-name="ce3" office:value-type="float" office:value="3531" calcext:value-type="float">
            <text:p><text:s/>3 531 </text:p>
          </table:table-cell>
          <table:table-cell table:style-name="ce3" office:value-type="float" office:value="3568" calcext:value-type="float">
            <text:p><text:s/>3 568 </text:p>
          </table:table-cell>
          <table:table-cell table:style-name="ce3" office:value-type="float" office:value="3493" calcext:value-type="float">
            <text:p><text:s/>3 493 </text:p>
          </table:table-cell>
          <table:table-cell table:style-name="ce3" office:value-type="float" office:value="3555" calcext:value-type="float">
            <text:p><text:s/>3 555 </text:p>
          </table:table-cell>
          <table:table-cell table:style-name="ce3" office:value-type="float" office:value="3562" calcext:value-type="float">
            <text:p><text:s/>3 562 </text:p>
          </table:table-cell>
          <table:table-cell table:style-name="ce3" office:value-type="float" office:value="3349" calcext:value-type="float">
            <text:p><text:s/>3 349 </text:p>
          </table:table-cell>
          <table:table-cell table:style-name="ce3" office:value-type="float" office:value="3225" calcext:value-type="float">
            <text:p><text:s/>3 225 </text:p>
          </table:table-cell>
          <table:table-cell table:style-name="ce3" office:value-type="float" office:value="3487" calcext:value-type="float">
            <text:p><text:s/>3 487 </text:p>
          </table:table-cell>
          <table:table-cell table:style-name="ce3" office:value-type="float" office:value="3497" calcext:value-type="float">
            <text:p><text:s/>3 497 </text:p>
          </table:table-cell>
          <table:table-cell table:style-name="ce3" office:value-type="float" office:value="3465" calcext:value-type="float">
            <text:p><text:s/>3 465 </text:p>
          </table:table-cell>
          <table:table-cell table:style-name="ce3" office:value-type="float" office:value="3520" calcext:value-type="float">
            <text:p><text:s/>3 520 </text:p>
          </table:table-cell>
          <table:table-cell table:style-name="ce3" office:value-type="float" office:value="3540" calcext:value-type="float">
            <text:p><text:s/>3 540 </text:p>
          </table:table-cell>
          <table:table-cell table:style-name="ce3" office:value-type="float" office:value="3281" calcext:value-type="float">
            <text:p><text:s/>3 281 </text:p>
          </table:table-cell>
          <table:table-cell table:style-name="ce3" office:value-type="float" office:value="3137" calcext:value-type="float">
            <text:p><text:s/>3 137 </text:p>
          </table:table-cell>
          <table:table-cell table:style-name="ce3" office:value-type="float" office:value="3408" calcext:value-type="float">
            <text:p><text:s/>3 408 </text:p>
          </table:table-cell>
          <table:table-cell table:style-name="ce3" office:value-type="float" office:value="3269" calcext:value-type="float">
            <text:p><text:s/>3 269 </text:p>
          </table:table-cell>
          <table:table-cell table:style-name="ce3" office:value-type="float" office:value="3278" calcext:value-type="float">
            <text:p><text:s/>3 278 </text:p>
          </table:table-cell>
          <table:table-cell table:style-name="ce3" office:value-type="float" office:value="3266" calcext:value-type="float">
            <text:p><text:s/>3 266 </text:p>
          </table:table-cell>
          <table:table-cell table:style-name="ce3" office:value-type="float" office:value="3282" calcext:value-type="float">
            <text:p><text:s/>3 282 </text:p>
          </table:table-cell>
          <table:table-cell table:style-name="ce3" office:value-type="float" office:value="3037" calcext:value-type="float">
            <text:p><text:s/>3 037 </text:p>
          </table:table-cell>
          <table:table-cell table:style-name="ce3" office:value-type="float" office:value="2945" calcext:value-type="float">
            <text:p><text:s/>2 945 </text:p>
          </table:table-cell>
          <table:table-cell table:style-name="ce3" office:value-type="float" office:value="3299" calcext:value-type="float">
            <text:p><text:s/>3 299 </text:p>
          </table:table-cell>
          <table:table-cell table:style-name="ce3" office:value-type="float" office:value="3118" calcext:value-type="float">
            <text:p><text:s/>3 118 </text:p>
          </table:table-cell>
          <table:table-cell table:style-name="ce3" office:value-type="float" office:value="3218" calcext:value-type="float">
            <text:p><text:s/>3 218 </text:p>
          </table:table-cell>
          <table:table-cell table:style-name="ce3" office:value-type="float" office:value="3037" calcext:value-type="float">
            <text:p><text:s/>3 037 </text:p>
          </table:table-cell>
          <table:table-cell table:style-name="ce3" office:value-type="float" office:value="2995" calcext:value-type="float">
            <text:p><text:s/>2 995 </text:p>
          </table:table-cell>
          <table:table-cell table:style-name="ce3" office:value-type="float" office:value="3067" calcext:value-type="float">
            <text:p><text:s/>3 067 </text:p>
          </table:table-cell>
          <table:table-cell table:style-name="ce3" office:value-type="float" office:value="2825" calcext:value-type="float">
            <text:p><text:s/>2 825 </text:p>
          </table:table-cell>
          <table:table-cell table:style-name="ce3" office:value-type="float" office:value="3202" calcext:value-type="float">
            <text:p><text:s/>3 202 </text:p>
          </table:table-cell>
          <table:table-cell table:style-name="ce3" office:value-type="float" office:value="3020" calcext:value-type="float">
            <text:p><text:s/>3 020 </text:p>
          </table:table-cell>
          <table:table-cell table:style-name="ce3" office:value-type="float" office:value="2937" calcext:value-type="float">
            <text:p><text:s/>2 937 </text:p>
          </table:table-cell>
          <table:table-cell table:style-name="ce3" office:value-type="float" office:value="2959" calcext:value-type="float">
            <text:p><text:s/>2 959 </text:p>
          </table:table-cell>
          <table:table-cell table:style-name="ce3" office:value-type="float" office:value="3110" calcext:value-type="float">
            <text:p><text:s/>3 110 </text:p>
          </table:table-cell>
          <table:table-cell table:style-name="ce3" office:value-type="float" office:value="2920" calcext:value-type="float">
            <text:p><text:s/>2 920 </text:p>
          </table:table-cell>
          <table:table-cell table:style-name="ce3" office:value-type="float" office:value="2683" calcext:value-type="float">
            <text:p><text:s/>2 683 </text:p>
          </table:table-cell>
          <table:table-cell table:style-name="ce3" office:value-type="float" office:value="3174" calcext:value-type="float">
            <text:p><text:s/>3 174 </text:p>
          </table:table-cell>
          <table:table-cell table:style-name="ce3" office:value-type="float" office:value="3111" calcext:value-type="float">
            <text:p><text:s/>3 111 </text:p>
          </table:table-cell>
          <table:table-cell table:style-name="ce3" office:value-type="float" office:value="2938" calcext:value-type="float">
            <text:p><text:s/>2 938 </text:p>
          </table:table-cell>
          <table:table-cell table:style-name="ce3" office:value-type="float" office:value="2876" calcext:value-type="float">
            <text:p><text:s/>2 876 </text:p>
          </table:table-cell>
          <table:table-cell table:style-name="ce3" office:value-type="float" office:value="2847" calcext:value-type="float">
            <text:p><text:s/>2 847 </text:p>
          </table:table-cell>
          <table:table-cell table:style-name="ce3" office:value-type="float" office:value="2745" calcext:value-type="float">
            <text:p><text:s/>2 745 </text:p>
          </table:table-cell>
          <table:table-cell table:style-name="ce3" office:value-type="float" office:value="2702" calcext:value-type="float">
            <text:p><text:s/>2 702 </text:p>
          </table:table-cell>
          <table:table-cell table:style-name="ce3" office:value-type="float" office:value="2988" calcext:value-type="float">
            <text:p><text:s/>2 988 </text:p>
          </table:table-cell>
          <table:table-cell table:style-name="ce3" office:value-type="float" office:value="2751" calcext:value-type="float">
            <text:p><text:s/>2 751 </text:p>
          </table:table-cell>
          <table:table-cell table:style-name="ce3" office:value-type="float" office:value="2766" calcext:value-type="float">
            <text:p><text:s/>2 766 </text:p>
          </table:table-cell>
          <table:table-cell table:style-name="ce3" office:value-type="float" office:value="2735" calcext:value-type="float">
            <text:p><text:s/>2 735 </text:p>
          </table:table-cell>
          <table:table-cell table:style-name="ce3" office:value-type="float" office:value="2634" calcext:value-type="float">
            <text:p><text:s/>2 634 </text:p>
          </table:table-cell>
          <table:table-cell table:style-name="ce3" office:value-type="float" office:value="2587" calcext:value-type="float">
            <text:p><text:s/>2 587 </text:p>
          </table:table-cell>
          <table:table-cell table:style-name="ce3" office:value-type="float" office:value="2447" calcext:value-type="float">
            <text:p><text:s/>2 447 </text:p>
          </table:table-cell>
          <table:table-cell table:style-name="ce3" office:value-type="float" office:value="2500" calcext:value-type="float">
            <text:p><text:s/>2 500 </text:p>
          </table:table-cell>
          <table:table-cell table:style-name="ce3" office:value-type="float" office:value="2953" calcext:value-type="float">
            <text:p><text:s/>2 953 </text:p>
          </table:table-cell>
          <table:table-cell table:style-name="ce3" office:value-type="float" office:value="2681" calcext:value-type="float">
            <text:p><text:s/>2 681 </text:p>
          </table:table-cell>
          <table:table-cell table:style-name="ce3" office:value-type="float" office:value="2691" calcext:value-type="float">
            <text:p><text:s/>2 691 </text:p>
          </table:table-cell>
          <table:table-cell table:style-name="ce3" office:value-type="float" office:value="2686" calcext:value-type="float">
            <text:p><text:s/>2 686 </text:p>
          </table:table-cell>
          <table:table-cell table:style-name="ce3" office:value-type="float" office:value="2631" calcext:value-type="float">
            <text:p><text:s/>2 631 </text:p>
          </table:table-cell>
          <table:table-cell table:style-name="ce3" office:value-type="float" office:value="2411" calcext:value-type="float">
            <text:p><text:s/>2 411 </text:p>
          </table:table-cell>
          <table:table-cell table:style-name="ce3" office:value-type="float" office:value="2397" calcext:value-type="float">
            <text:p><text:s/>2 397 </text:p>
          </table:table-cell>
          <table:table-cell table:style-name="ce3" office:value-type="float" office:value="2948" calcext:value-type="float">
            <text:p><text:s/>2 948 </text:p>
          </table:table-cell>
          <table:table-cell table:style-name="ce3" office:value-type="float" office:value="2821" calcext:value-type="float">
            <text:p><text:s/>2 821 </text:p>
          </table:table-cell>
          <table:table-cell table:style-name="ce3" office:value-type="float" office:value="2679" calcext:value-type="float">
            <text:p><text:s/>2 679 </text:p>
          </table:table-cell>
          <table:table-cell table:style-name="ce3" office:value-type="float" office:value="2712" calcext:value-type="float">
            <text:p><text:s/>2 712 </text:p>
          </table:table-cell>
          <table:table-cell table:style-name="ce3" office:value-type="float" office:value="2641" calcext:value-type="float">
            <text:p><text:s/>2 641 </text:p>
          </table:table-cell>
          <table:table-cell table:style-name="ce3" office:value-type="float" office:value="2613" calcext:value-type="float">
            <text:p><text:s/>2 613 </text:p>
          </table:table-cell>
          <table:table-cell table:style-name="ce3" office:value-type="float" office:value="2492" calcext:value-type="float">
            <text:p><text:s/>2 492 </text:p>
          </table:table-cell>
        </table:table-row>
        <table:table-row table:style-name="ro1">
          <table:table-cell office:value-type="string" calcext:value-type="string">
            <text:p>Deaths 2019</text:p>
          </table:table-cell>
          <table:table-cell table:style-name="ce3" office:value-type="float" office:value="2810" calcext:value-type="float">
            <text:p><text:s/>2 810 </text:p>
          </table:table-cell>
          <table:table-cell table:style-name="ce3" office:value-type="float" office:value="2723" calcext:value-type="float">
            <text:p><text:s/>2 723 </text:p>
          </table:table-cell>
          <table:table-cell table:style-name="ce3" office:value-type="float" office:value="2743" calcext:value-type="float">
            <text:p><text:s/>2 743 </text:p>
          </table:table-cell>
          <table:table-cell table:style-name="ce3" office:value-type="float" office:value="2857" calcext:value-type="float">
            <text:p><text:s/>2 857 </text:p>
          </table:table-cell>
          <table:table-cell table:style-name="ce3" office:value-type="float" office:value="2878" calcext:value-type="float">
            <text:p><text:s/>2 878 </text:p>
          </table:table-cell>
          <table:table-cell table:style-name="ce3" office:value-type="float" office:value="2864" calcext:value-type="float">
            <text:p><text:s/>2 864 </text:p>
          </table:table-cell>
          <table:table-cell table:style-name="ce3" office:value-type="float" office:value="2882" calcext:value-type="float">
            <text:p><text:s/>2 882 </text:p>
          </table:table-cell>
          <table:table-cell table:style-name="ce3" office:value-type="float" office:value="2859" calcext:value-type="float">
            <text:p><text:s/>2 859 </text:p>
          </table:table-cell>
          <table:table-cell table:style-name="ce3" office:value-type="float" office:value="2712" calcext:value-type="float">
            <text:p><text:s/>2 712 </text:p>
          </table:table-cell>
          <table:table-cell table:style-name="ce3" office:value-type="float" office:value="2701" calcext:value-type="float">
            <text:p><text:s/>2 701 </text:p>
          </table:table-cell>
          <table:table-cell table:style-name="ce3" office:value-type="float" office:value="2651" calcext:value-type="float">
            <text:p><text:s/>2 651 </text:p>
          </table:table-cell>
          <table:table-cell table:style-name="ce3" office:value-type="float" office:value="2749" calcext:value-type="float">
            <text:p><text:s/>2 749 </text:p>
          </table:table-cell>
          <table:table-cell table:style-name="ce3" office:value-type="float" office:value="2768" calcext:value-type="float">
            <text:p><text:s/>2 768 </text:p>
          </table:table-cell>
          <table:table-cell table:style-name="ce3" office:value-type="float" office:value="2806" calcext:value-type="float">
            <text:p><text:s/>2 806 </text:p>
          </table:table-cell>
          <table:table-cell table:style-name="ce3" office:value-type="float" office:value="2730" calcext:value-type="float">
            <text:p><text:s/>2 730 </text:p>
          </table:table-cell>
          <table:table-cell table:style-name="ce3" office:value-type="float" office:value="2611" calcext:value-type="float">
            <text:p><text:s/>2 611 </text:p>
          </table:table-cell>
          <table:table-cell table:style-name="ce3" office:value-type="float" office:value="2614" calcext:value-type="float">
            <text:p><text:s/>2 614 </text:p>
          </table:table-cell>
          <table:table-cell table:style-name="ce3" office:value-type="float" office:value="2654" calcext:value-type="float">
            <text:p><text:s/>2 654 </text:p>
          </table:table-cell>
          <table:table-cell table:style-name="ce3" office:value-type="float" office:value="2683" calcext:value-type="float">
            <text:p><text:s/>2 683 </text:p>
          </table:table-cell>
          <table:table-cell table:style-name="ce3" office:value-type="float" office:value="2670" calcext:value-type="float">
            <text:p><text:s/>2 670 </text:p>
          </table:table-cell>
          <table:table-cell table:style-name="ce3" office:value-type="float" office:value="2809" calcext:value-type="float">
            <text:p><text:s/>2 809 </text:p>
          </table:table-cell>
          <table:table-cell table:style-name="ce3" office:value-type="float" office:value="2670" calcext:value-type="float">
            <text:p><text:s/>2 670 </text:p>
          </table:table-cell>
          <table:table-cell table:style-name="ce3" office:value-type="float" office:value="2462" calcext:value-type="float">
            <text:p><text:s/>2 462 </text:p>
          </table:table-cell>
          <table:table-cell table:style-name="ce3" office:value-type="float" office:value="2653" calcext:value-type="float">
            <text:p><text:s/>2 653 </text:p>
          </table:table-cell>
          <table:table-cell table:style-name="ce3" office:value-type="float" office:value="2695" calcext:value-type="float">
            <text:p><text:s/>2 695 </text:p>
          </table:table-cell>
          <table:table-cell table:style-name="ce3" office:value-type="float" office:value="2754" calcext:value-type="float">
            <text:p><text:s/>2 754 </text:p>
          </table:table-cell>
          <table:table-cell table:style-name="ce3" office:value-type="float" office:value="2790" calcext:value-type="float">
            <text:p><text:s/>2 790 </text:p>
          </table:table-cell>
          <table:table-cell table:style-name="ce3" office:value-type="float" office:value="2682" calcext:value-type="float">
            <text:p><text:s/>2 682 </text:p>
          </table:table-cell>
          <table:table-cell table:style-name="ce3" office:value-type="float" office:value="2645" calcext:value-type="float">
            <text:p><text:s/>2 645 </text:p>
          </table:table-cell>
          <table:table-cell table:style-name="ce3" office:value-type="float" office:value="2452" calcext:value-type="float">
            <text:p><text:s/>2 452 </text:p>
          </table:table-cell>
          <table:table-cell table:style-name="ce3" office:value-type="float" office:value="2670" calcext:value-type="float">
            <text:p><text:s/>2 670 </text:p>
          </table:table-cell>
          <table:table-cell table:style-name="ce3" office:value-type="float" office:value="2542" calcext:value-type="float">
            <text:p><text:s/>2 542 </text:p>
          </table:table-cell>
          <table:table-cell table:style-name="ce3" office:value-type="float" office:value="2628" calcext:value-type="float">
            <text:p><text:s/>2 628 </text:p>
          </table:table-cell>
          <table:table-cell table:style-name="ce3" office:value-type="float" office:value="2543" calcext:value-type="float">
            <text:p><text:s/>2 543 </text:p>
          </table:table-cell>
          <table:table-cell table:style-name="ce3" office:value-type="float" office:value="2513" calcext:value-type="float">
            <text:p><text:s/>2 513 </text:p>
          </table:table-cell>
          <table:table-cell table:style-name="ce3" office:value-type="float" office:value="2537" calcext:value-type="float">
            <text:p><text:s/>2 537 </text:p>
          </table:table-cell>
          <table:table-cell table:style-name="ce3" office:value-type="float" office:value="2419" calcext:value-type="float">
            <text:p><text:s/>2 419 </text:p>
          </table:table-cell>
          <table:table-cell table:style-name="ce3" office:value-type="float" office:value="2671" calcext:value-type="float">
            <text:p><text:s/>2 671 </text:p>
          </table:table-cell>
          <table:table-cell table:style-name="ce3" office:value-type="float" office:value="2580" calcext:value-type="float">
            <text:p><text:s/>2 580 </text:p>
          </table:table-cell>
          <table:table-cell table:style-name="ce3" office:value-type="float" office:value="2629" calcext:value-type="float">
            <text:p><text:s/>2 629 </text:p>
          </table:table-cell>
          <table:table-cell table:style-name="ce3" office:value-type="float" office:value="2623" calcext:value-type="float">
            <text:p><text:s/>2 623 </text:p>
          </table:table-cell>
          <table:table-cell table:style-name="ce3" office:value-type="float" office:value="2594" calcext:value-type="float">
            <text:p><text:s/>2 594 </text:p>
          </table:table-cell>
          <table:table-cell table:style-name="ce3" office:value-type="float" office:value="2504" calcext:value-type="float">
            <text:p><text:s/>2 504 </text:p>
          </table:table-cell>
          <table:table-cell table:style-name="ce3" office:value-type="float" office:value="2488" calcext:value-type="float">
            <text:p><text:s/>2 488 </text:p>
          </table:table-cell>
          <table:table-cell table:style-name="ce3" office:value-type="float" office:value="2435" calcext:value-type="float">
            <text:p><text:s/>2 435 </text:p>
          </table:table-cell>
          <table:table-cell table:style-name="ce3" office:value-type="float" office:value="2714" calcext:value-type="float">
            <text:p><text:s/>2 714 </text:p>
          </table:table-cell>
          <table:table-cell table:style-name="ce3" office:value-type="float" office:value="2704" calcext:value-type="float">
            <text:p><text:s/>2 704 </text:p>
          </table:table-cell>
          <table:table-cell table:style-name="ce3" office:value-type="float" office:value="2675" calcext:value-type="float">
            <text:p><text:s/>2 675 </text:p>
          </table:table-cell>
          <table:table-cell table:style-name="ce3" office:value-type="float" office:value="2594" calcext:value-type="float">
            <text:p><text:s/>2 594 </text:p>
          </table:table-cell>
          <table:table-cell table:style-name="ce3" office:value-type="float" office:value="2439" calcext:value-type="float">
            <text:p><text:s/>2 439 </text:p>
          </table:table-cell>
          <table:table-cell table:style-name="ce3" office:value-type="float" office:value="2333" calcext:value-type="float">
            <text:p><text:s/>2 333 </text:p>
          </table:table-cell>
          <table:table-cell table:style-name="ce3" office:value-type="float" office:value="2393" calcext:value-type="float">
            <text:p><text:s/>2 393 </text:p>
          </table:table-cell>
          <table:table-cell table:style-name="ce3" office:value-type="float" office:value="2511" calcext:value-type="float">
            <text:p><text:s/>2 511 </text:p>
          </table:table-cell>
          <table:table-cell table:style-name="ce3" office:value-type="float" office:value="2456" calcext:value-type="float">
            <text:p><text:s/>2 456 </text:p>
          </table:table-cell>
          <table:table-cell table:style-name="ce3" office:value-type="float" office:value="2445" calcext:value-type="float">
            <text:p><text:s/>2 445 </text:p>
          </table:table-cell>
          <table:table-cell table:style-name="ce3" office:value-type="float" office:value="2536" calcext:value-type="float">
            <text:p><text:s/>2 536 </text:p>
          </table:table-cell>
          <table:table-cell table:style-name="ce3" office:value-type="float" office:value="2464" calcext:value-type="float">
            <text:p><text:s/>2 464 </text:p>
          </table:table-cell>
          <table:table-cell table:style-name="ce3" office:value-type="float" office:value="2285" calcext:value-type="float">
            <text:p><text:s/>2 285 </text:p>
          </table:table-cell>
          <table:table-cell table:style-name="ce3" office:value-type="float" office:value="2428" calcext:value-type="float">
            <text:p><text:s/>2 428 </text:p>
          </table:table-cell>
          <table:table-cell table:style-name="ce3" office:value-type="float" office:value="2369" calcext:value-type="float">
            <text:p><text:s/>2 369 </text:p>
          </table:table-cell>
          <table:table-cell table:style-name="ce3" office:value-type="float" office:value="2519" calcext:value-type="float">
            <text:p><text:s/>2 519 </text:p>
          </table:table-cell>
          <table:table-cell table:style-name="ce3" office:value-type="float" office:value="2563" calcext:value-type="float">
            <text:p><text:s/>2 563 </text:p>
          </table:table-cell>
          <table:table-cell table:style-name="ce3" office:value-type="float" office:value="2561" calcext:value-type="float">
            <text:p><text:s/>2 561 </text:p>
          </table:table-cell>
          <table:table-cell table:style-name="ce3" office:value-type="float" office:value="2431" calcext:value-type="float">
            <text:p><text:s/>2 431 </text:p>
          </table:table-cell>
          <table:table-cell table:style-name="ce3" office:value-type="float" office:value="2247" calcext:value-type="float">
            <text:p><text:s/>2 247 </text:p>
          </table:table-cell>
          <table:table-cell table:style-name="ce3" office:value-type="float" office:value="2431" calcext:value-type="float">
            <text:p><text:s/>2 431 </text:p>
          </table:table-cell>
          <table:table-cell table:style-name="ce3" office:value-type="float" office:value="2459" calcext:value-type="float">
            <text:p><text:s/>2 459 </text:p>
          </table:table-cell>
          <table:table-cell table:style-name="ce3" office:value-type="float" office:value="2374" calcext:value-type="float">
            <text:p><text:s/>2 374 </text:p>
          </table:table-cell>
          <table:table-cell table:style-name="ce3" office:value-type="float" office:value="2508" calcext:value-type="float">
            <text:p><text:s/>2 508 </text:p>
          </table:table-cell>
          <table:table-cell table:style-name="ce3" office:value-type="float" office:value="2575" calcext:value-type="float">
            <text:p><text:s/>2 575 </text:p>
          </table:table-cell>
          <table:table-cell table:style-name="ce3" office:value-type="float" office:value="2559" calcext:value-type="float">
            <text:p><text:s/>2 559 </text:p>
          </table:table-cell>
          <table:table-cell table:style-name="ce3" office:value-type="float" office:value="2409" calcext:value-type="float">
            <text:p><text:s/>2 409 </text:p>
          </table:table-cell>
          <table:table-cell table:style-name="ce3" office:value-type="float" office:value="2533" calcext:value-type="float">
            <text:p><text:s/>2 533 </text:p>
          </table:table-cell>
          <table:table-cell table:style-name="ce3" office:value-type="float" office:value="2561" calcext:value-type="float">
            <text:p><text:s/>2 561 </text:p>
          </table:table-cell>
          <table:table-cell table:style-name="ce3" office:value-type="float" office:value="2425" calcext:value-type="float">
            <text:p><text:s/>2 425 </text:p>
          </table:table-cell>
          <table:table-cell table:style-name="ce3" office:value-type="float" office:value="2414" calcext:value-type="float">
            <text:p><text:s/>2 414 </text:p>
          </table:table-cell>
          <table:table-cell table:style-name="ce3" office:value-type="float" office:value="2538" calcext:value-type="float">
            <text:p><text:s/>2 538 </text:p>
          </table:table-cell>
          <table:table-cell table:style-name="ce3" office:value-type="float" office:value="2335" calcext:value-type="float">
            <text:p><text:s/>2 335 </text:p>
          </table:table-cell>
          <table:table-cell table:style-name="ce3" office:value-type="float" office:value="2274" calcext:value-type="float">
            <text:p><text:s/>2 274 </text:p>
          </table:table-cell>
          <table:table-cell table:style-name="ce3" office:value-type="float" office:value="2471" calcext:value-type="float">
            <text:p><text:s/>2 471 </text:p>
          </table:table-cell>
          <table:table-cell table:style-name="ce3" office:value-type="float" office:value="2356" calcext:value-type="float">
            <text:p><text:s/>2 356 </text:p>
          </table:table-cell>
          <table:table-cell table:style-name="ce3" office:value-type="float" office:value="2410" calcext:value-type="float">
            <text:p><text:s/>2 410 </text:p>
          </table:table-cell>
          <table:table-cell table:style-name="ce3" office:value-type="float" office:value="2290" calcext:value-type="float">
            <text:p><text:s/>2 290 </text:p>
          </table:table-cell>
          <table:table-cell table:style-name="ce3" office:value-type="float" office:value="2443" calcext:value-type="float">
            <text:p><text:s/>2 443 </text:p>
          </table:table-cell>
          <table:table-cell table:style-name="ce3" office:value-type="float" office:value="2460" calcext:value-type="float">
            <text:p><text:s/>2 460 </text:p>
          </table:table-cell>
          <table:table-cell table:style-name="ce3" office:value-type="float" office:value="2491" calcext:value-type="float">
            <text:p><text:s/>2 491 </text:p>
          </table:table-cell>
          <table:table-cell table:style-name="ce3" office:value-type="float" office:value="2574" calcext:value-type="float">
            <text:p><text:s/>2 574 </text:p>
          </table:table-cell>
          <table:table-cell table:style-name="ce3" office:value-type="float" office:value="2685" calcext:value-type="float">
            <text:p><text:s/>2 685 </text:p>
          </table:table-cell>
          <table:table-cell table:style-name="ce3" office:value-type="float" office:value="2754" calcext:value-type="float">
            <text:p><text:s/>2 754 </text:p>
          </table:table-cell>
          <table:table-cell table:style-name="ce3" office:value-type="float" office:value="2512" calcext:value-type="float">
            <text:p><text:s/>2 512 </text:p>
          </table:table-cell>
          <table:table-cell table:style-name="ce3" office:value-type="float" office:value="2331" calcext:value-type="float">
            <text:p><text:s/>2 331 </text:p>
          </table:table-cell>
          <table:table-cell table:style-name="ce3" office:value-type="float" office:value="2375" calcext:value-type="float">
            <text:p><text:s/>2 375 </text:p>
          </table:table-cell>
          <table:table-cell table:style-name="ce3" office:value-type="float" office:value="2260" calcext:value-type="float">
            <text:p><text:s/>2 260 </text:p>
          </table:table-cell>
          <table:table-cell table:style-name="ce3" office:value-type="float" office:value="2259" calcext:value-type="float">
            <text:p><text:s/>2 259 </text:p>
          </table:table-cell>
          <table:table-cell table:style-name="ce3" office:value-type="float" office:value="2394" calcext:value-type="float">
            <text:p><text:s/>2 394 </text:p>
          </table:table-cell>
          <table:table-cell table:style-name="ce3" office:value-type="float" office:value="2403" calcext:value-type="float">
            <text:p><text:s/>2 403 </text:p>
          </table:table-cell>
          <table:table-cell table:style-name="ce3" office:value-type="float" office:value="2317" calcext:value-type="float">
            <text:p><text:s/>2 317 </text:p>
          </table:table-cell>
          <table:table-cell table:style-name="ce3" office:value-type="float" office:value="2454" calcext:value-type="float">
            <text:p><text:s/>2 454 </text:p>
          </table:table-cell>
          <table:table-cell table:style-name="ce3" office:value-type="float" office:value="2405" calcext:value-type="float">
            <text:p><text:s/>2 405 </text:p>
          </table:table-cell>
          <table:table-cell table:style-name="ce3" office:value-type="float" office:value="2252" calcext:value-type="float">
            <text:p><text:s/>2 252 </text:p>
          </table:table-cell>
          <table:table-cell table:style-name="ce3" office:value-type="float" office:value="2288" calcext:value-type="float">
            <text:p><text:s/>2 288 </text:p>
          </table:table-cell>
          <table:table-cell table:style-name="ce3" office:value-type="float" office:value="2510" calcext:value-type="float">
            <text:p><text:s/>2 510 </text:p>
          </table:table-cell>
          <table:table-cell table:style-name="ce3" office:value-type="float" office:value="2656" calcext:value-type="float">
            <text:p><text:s/>2 656 </text:p>
          </table:table-cell>
          <table:table-cell table:style-name="ce3" office:value-type="float" office:value="2417" calcext:value-type="float">
            <text:p><text:s/>2 417 </text:p>
          </table:table-cell>
          <table:table-cell table:style-name="ce3" office:value-type="float" office:value="2332" calcext:value-type="float">
            <text:p><text:s/>2 332 </text:p>
          </table:table-cell>
          <table:table-cell table:style-name="ce3" office:value-type="float" office:value="2222" calcext:value-type="float">
            <text:p><text:s/>2 222 </text:p>
          </table:table-cell>
          <table:table-cell table:style-name="ce3" office:value-type="float" office:value="2214" calcext:value-type="float">
            <text:p><text:s/>2 214 </text:p>
          </table:table-cell>
          <table:table-cell table:style-name="ce3" office:value-type="float" office:value="2476" calcext:value-type="float">
            <text:p><text:s/>2 476 </text:p>
          </table:table-cell>
          <table:table-cell table:style-name="ce3" office:value-type="float" office:value="2648" calcext:value-type="float">
            <text:p><text:s/>2 648 </text:p>
          </table:table-cell>
          <table:table-cell table:style-name="ce3" office:value-type="float" office:value="2871" calcext:value-type="float">
            <text:p><text:s/>2 871 </text:p>
          </table:table-cell>
          <table:table-cell table:style-name="ce3" office:value-type="float" office:value="2680" calcext:value-type="float">
            <text:p><text:s/>2 680 </text:p>
          </table:table-cell>
          <table:table-cell table:style-name="ce3" office:value-type="float" office:value="2383" calcext:value-type="float">
            <text:p><text:s/>2 383 </text:p>
          </table:table-cell>
          <table:table-cell table:style-name="ce3" office:value-type="float" office:value="2359" calcext:value-type="float">
            <text:p><text:s/>2 359 </text:p>
          </table:table-cell>
          <table:table-cell table:style-name="ce3" office:value-type="float" office:value="2501" calcext:value-type="float">
            <text:p><text:s/>2 501 </text:p>
          </table:table-cell>
          <table:table-cell table:style-name="ce3" office:value-type="float" office:value="2616" calcext:value-type="float">
            <text:p><text:s/>2 616 </text:p>
          </table:table-cell>
          <table:table-cell table:style-name="ce3" office:value-type="float" office:value="2325" calcext:value-type="float">
            <text:p><text:s/>2 325 </text:p>
          </table:table-cell>
          <table:table-cell table:style-name="ce3" office:value-type="float" office:value="2305" calcext:value-type="float">
            <text:p><text:s/>2 305 </text:p>
          </table:table-cell>
          <table:table-cell table:style-name="ce3" office:value-type="float" office:value="2347" calcext:value-type="float">
            <text:p><text:s/>2 347 </text:p>
          </table:table-cell>
          <table:table-cell table:style-name="ce3" office:value-type="float" office:value="2438" calcext:value-type="float">
            <text:p><text:s/>2 438 </text:p>
          </table:table-cell>
          <table:table-cell table:style-name="ce3" office:value-type="float" office:value="2338" calcext:value-type="float">
            <text:p><text:s/>2 338 </text:p>
          </table:table-cell>
          <table:table-cell table:number-columns-repeated="2" table:style-name="ce3" office:value-type="float" office:value="2183" calcext:value-type="float">
            <text:p><text:s/>2 183 </text:p>
          </table:table-cell>
          <table:table-cell table:style-name="ce3" office:value-type="float" office:value="2284" calcext:value-type="float">
            <text:p><text:s/>2 284 </text:p>
          </table:table-cell>
          <table:table-cell table:style-name="ce3" office:value-type="float" office:value="2325" calcext:value-type="float">
            <text:p><text:s/>2 325 </text:p>
          </table:table-cell>
          <table:table-cell table:style-name="ce3" office:value-type="float" office:value="2423" calcext:value-type="float">
            <text:p><text:s/>2 423 </text:p>
          </table:table-cell>
          <table:table-cell table:style-name="ce3" office:value-type="float" office:value="2471" calcext:value-type="float">
            <text:p><text:s/>2 471 </text:p>
          </table:table-cell>
          <table:table-cell table:style-name="ce3" office:value-type="float" office:value="2355" calcext:value-type="float">
            <text:p><text:s/>2 355 </text:p>
          </table:table-cell>
          <table:table-cell table:style-name="ce3" office:value-type="float" office:value="2278" calcext:value-type="float">
            <text:p><text:s/>2 278 </text:p>
          </table:table-cell>
          <table:table-cell table:style-name="ce3" office:value-type="float" office:value="2306" calcext:value-type="float">
            <text:p><text:s/>2 306 </text:p>
          </table:table-cell>
          <table:table-cell table:style-name="ce3" office:value-type="float" office:value="2352" calcext:value-type="float">
            <text:p><text:s/>2 352 </text:p>
          </table:table-cell>
          <table:table-cell table:style-name="ce3" office:value-type="float" office:value="2340" calcext:value-type="float">
            <text:p><text:s/>2 340 </text:p>
          </table:table-cell>
          <table:table-cell table:style-name="ce3" office:value-type="float" office:value="2395" calcext:value-type="float">
            <text:p><text:s/>2 395 </text:p>
          </table:table-cell>
          <table:table-cell table:style-name="ce3" office:value-type="float" office:value="2573" calcext:value-type="float">
            <text:p><text:s/>2 573 </text:p>
          </table:table-cell>
          <table:table-cell table:style-name="ce3" office:value-type="float" office:value="2541" calcext:value-type="float">
            <text:p><text:s/>2 541 </text:p>
          </table:table-cell>
          <table:table-cell table:style-name="ce3" office:value-type="float" office:value="2349" calcext:value-type="float">
            <text:p><text:s/>2 349 </text:p>
          </table:table-cell>
          <table:table-cell table:style-name="ce3" office:value-type="float" office:value="2444" calcext:value-type="float">
            <text:p><text:s/>2 444 </text:p>
          </table:table-cell>
          <table:table-cell table:style-name="ce3" office:value-type="float" office:value="2447" calcext:value-type="float">
            <text:p><text:s/>2 447 </text:p>
          </table:table-cell>
          <table:table-cell table:style-name="ce3" office:value-type="float" office:value="2739" calcext:value-type="float">
            <text:p><text:s/>2 739 </text:p>
          </table:table-cell>
          <table:table-cell table:style-name="ce3" office:value-type="float" office:value="3006" calcext:value-type="float">
            <text:p><text:s/>3 006 </text:p>
          </table:table-cell>
          <table:table-cell table:style-name="ce3" office:value-type="float" office:value="3293" calcext:value-type="float">
            <text:p><text:s/>3 293 </text:p>
          </table:table-cell>
          <table:table-cell table:style-name="ce3" office:value-type="float" office:value="3056" calcext:value-type="float">
            <text:p><text:s/>3 056 </text:p>
          </table:table-cell>
          <table:table-cell table:style-name="ce3" office:value-type="float" office:value="2645" calcext:value-type="float">
            <text:p><text:s/>2 645 </text:p>
          </table:table-cell>
          <table:table-cell table:style-name="ce3" office:value-type="float" office:value="2579" calcext:value-type="float">
            <text:p><text:s/>2 579 </text:p>
          </table:table-cell>
          <table:table-cell table:style-name="ce3" office:value-type="float" office:value="2603" calcext:value-type="float">
            <text:p><text:s/>2 603 </text:p>
          </table:table-cell>
          <table:table-cell table:style-name="ce3" office:value-type="float" office:value="2387" calcext:value-type="float">
            <text:p><text:s/>2 387 </text:p>
          </table:table-cell>
          <table:table-cell table:style-name="ce3" office:value-type="float" office:value="2378" calcext:value-type="float">
            <text:p><text:s/>2 378 </text:p>
          </table:table-cell>
          <table:table-cell table:style-name="ce3" office:value-type="float" office:value="2483" calcext:value-type="float">
            <text:p><text:s/>2 483 </text:p>
          </table:table-cell>
          <table:table-cell table:style-name="ce3" office:value-type="float" office:value="2404" calcext:value-type="float">
            <text:p><text:s/>2 404 </text:p>
          </table:table-cell>
          <table:table-cell table:style-name="ce3" office:value-type="float" office:value="2200" calcext:value-type="float">
            <text:p><text:s/>2 200 </text:p>
          </table:table-cell>
          <table:table-cell table:style-name="ce3" office:value-type="float" office:value="2354" calcext:value-type="float">
            <text:p><text:s/>2 354 </text:p>
          </table:table-cell>
          <table:table-cell table:style-name="ce3" office:value-type="float" office:value="2453" calcext:value-type="float">
            <text:p><text:s/>2 453 </text:p>
          </table:table-cell>
          <table:table-cell table:style-name="ce3" office:value-type="float" office:value="2512" calcext:value-type="float">
            <text:p><text:s/>2 512 </text:p>
          </table:table-cell>
          <table:table-cell table:style-name="ce3" office:value-type="float" office:value="2258" calcext:value-type="float">
            <text:p><text:s/>2 258 </text:p>
          </table:table-cell>
          <table:table-cell table:style-name="ce3" office:value-type="float" office:value="2459" calcext:value-type="float">
            <text:p><text:s/>2 459 </text:p>
          </table:table-cell>
          <table:table-cell table:style-name="ce3" office:value-type="float" office:value="2374" calcext:value-type="float">
            <text:p><text:s/>2 374 </text:p>
          </table:table-cell>
          <table:table-cell table:style-name="ce3" office:value-type="float" office:value="2130" calcext:value-type="float">
            <text:p><text:s/>2 130 </text:p>
          </table:table-cell>
          <table:table-cell table:style-name="ce3" office:value-type="float" office:value="2278" calcext:value-type="float">
            <text:p><text:s/>2 278 </text:p>
          </table:table-cell>
          <table:table-cell table:style-name="ce3" office:value-type="float" office:value="2167" calcext:value-type="float">
            <text:p><text:s/>2 167 </text:p>
          </table:table-cell>
          <table:table-cell table:style-name="ce3" office:value-type="float" office:value="2208" calcext:value-type="float">
            <text:p><text:s/>2 208 </text:p>
          </table:table-cell>
          <table:table-cell table:style-name="ce3" office:value-type="float" office:value="2241" calcext:value-type="float">
            <text:p><text:s/>2 241 </text:p>
          </table:table-cell>
          <table:table-cell table:style-name="ce3" office:value-type="float" office:value="2395" calcext:value-type="float">
            <text:p><text:s/>2 395 </text:p>
          </table:table-cell>
          <table:table-cell table:style-name="ce3" office:value-type="float" office:value="2288" calcext:value-type="float">
            <text:p><text:s/>2 288 </text:p>
          </table:table-cell>
          <table:table-cell table:style-name="ce3" office:value-type="float" office:value="2357" calcext:value-type="float">
            <text:p><text:s/>2 357 </text:p>
          </table:table-cell>
          <table:table-cell table:style-name="ce3" office:value-type="float" office:value="2300" calcext:value-type="float">
            <text:p><text:s/>2 300 </text:p>
          </table:table-cell>
          <table:table-cell table:style-name="ce3" office:value-type="float" office:value="2291" calcext:value-type="float">
            <text:p><text:s/>2 291 </text:p>
          </table:table-cell>
          <table:table-cell table:style-name="ce3" office:value-type="float" office:value="2168" calcext:value-type="float">
            <text:p><text:s/>2 168 </text:p>
          </table:table-cell>
          <table:table-cell table:style-name="ce3" office:value-type="float" office:value="2250" calcext:value-type="float">
            <text:p><text:s/>2 250 </text:p>
          </table:table-cell>
          <table:table-cell table:style-name="ce3" office:value-type="float" office:value="2324" calcext:value-type="float">
            <text:p><text:s/>2 324 </text:p>
          </table:table-cell>
          <table:table-cell table:style-name="ce3" office:value-type="float" office:value="2390" calcext:value-type="float">
            <text:p><text:s/>2 390 </text:p>
          </table:table-cell>
          <table:table-cell table:style-name="ce3" office:value-type="float" office:value="2540" calcext:value-type="float">
            <text:p><text:s/>2 540 </text:p>
          </table:table-cell>
          <table:table-cell table:style-name="ce3" office:value-type="float" office:value="2589" calcext:value-type="float">
            <text:p><text:s/>2 589 </text:p>
          </table:table-cell>
          <table:table-cell table:style-name="ce3" office:value-type="float" office:value="2596" calcext:value-type="float">
            <text:p><text:s/>2 596 </text:p>
          </table:table-cell>
          <table:table-cell table:style-name="ce3" office:value-type="float" office:value="2646" calcext:value-type="float">
            <text:p><text:s/>2 646 </text:p>
          </table:table-cell>
          <table:table-cell table:style-name="ce3" office:value-type="float" office:value="2557" calcext:value-type="float">
            <text:p><text:s/>2 557 </text:p>
          </table:table-cell>
          <table:table-cell table:style-name="ce3" office:value-type="float" office:value="2456" calcext:value-type="float">
            <text:p><text:s/>2 456 </text:p>
          </table:table-cell>
          <table:table-cell table:style-name="ce3" office:value-type="float" office:value="2398" calcext:value-type="float">
            <text:p><text:s/>2 398 </text:p>
          </table:table-cell>
          <table:table-cell table:style-name="ce3" office:value-type="float" office:value="2395" calcext:value-type="float">
            <text:p><text:s/>2 395 </text:p>
          </table:table-cell>
          <table:table-cell table:style-name="ce3" office:value-type="float" office:value="2253" calcext:value-type="float">
            <text:p><text:s/>2 253 </text:p>
          </table:table-cell>
          <table:table-cell table:style-name="ce3" office:value-type="float" office:value="2244" calcext:value-type="float">
            <text:p><text:s/>2 244 </text:p>
          </table:table-cell>
          <table:table-cell table:style-name="ce3" office:value-type="float" office:value="2401" calcext:value-type="float">
            <text:p><text:s/>2 401 </text:p>
          </table:table-cell>
          <table:table-cell table:style-name="ce3" office:value-type="float" office:value="2356" calcext:value-type="float">
            <text:p><text:s/>2 356 </text:p>
          </table:table-cell>
          <table:table-cell table:style-name="ce3" office:value-type="float" office:value="2244" calcext:value-type="float">
            <text:p><text:s/>2 244 </text:p>
          </table:table-cell>
          <table:table-cell table:style-name="ce3" office:value-type="float" office:value="2227" calcext:value-type="float">
            <text:p><text:s/>2 227 </text:p>
          </table:table-cell>
          <table:table-cell table:style-name="ce3" office:value-type="float" office:value="2263" calcext:value-type="float">
            <text:p><text:s/>2 263 </text:p>
          </table:table-cell>
          <table:table-cell table:style-name="ce3" office:value-type="float" office:value="2384" calcext:value-type="float">
            <text:p><text:s/>2 384 </text:p>
          </table:table-cell>
          <table:table-cell table:style-name="ce3" office:value-type="float" office:value="2266" calcext:value-type="float">
            <text:p><text:s/>2 266 </text:p>
          </table:table-cell>
          <table:table-cell table:style-name="ce3" office:value-type="float" office:value="2299" calcext:value-type="float">
            <text:p><text:s/>2 299 </text:p>
          </table:table-cell>
          <table:table-cell table:style-name="ce3" office:value-type="float" office:value="2345" calcext:value-type="float">
            <text:p><text:s/>2 345 </text:p>
          </table:table-cell>
          <table:table-cell table:style-name="ce3" office:value-type="float" office:value="2405" calcext:value-type="float">
            <text:p><text:s/>2 405 </text:p>
          </table:table-cell>
          <table:table-cell table:style-name="ce3" office:value-type="float" office:value="2349" calcext:value-type="float">
            <text:p><text:s/>2 349 </text:p>
          </table:table-cell>
          <table:table-cell table:style-name="ce3" office:value-type="float" office:value="2255" calcext:value-type="float">
            <text:p><text:s/>2 255 </text:p>
          </table:table-cell>
          <table:table-cell table:style-name="ce3" office:value-type="float" office:value="2363" calcext:value-type="float">
            <text:p><text:s/>2 363 </text:p>
          </table:table-cell>
          <table:table-cell table:style-name="ce3" office:value-type="float" office:value="2392" calcext:value-type="float">
            <text:p><text:s/>2 392 </text:p>
          </table:table-cell>
          <table:table-cell table:style-name="ce3" office:value-type="float" office:value="2359" calcext:value-type="float">
            <text:p><text:s/>2 359 </text:p>
          </table:table-cell>
          <table:table-cell table:number-columns-repeated="2" table:style-name="ce3" office:value-type="float" office:value="2336" calcext:value-type="float">
            <text:p><text:s/>2 336 </text:p>
          </table:table-cell>
          <table:table-cell table:style-name="ce3" office:value-type="float" office:value="2384" calcext:value-type="float">
            <text:p><text:s/>2 384 </text:p>
          </table:table-cell>
          <table:table-cell table:style-name="ce3" office:value-type="float" office:value="2330" calcext:value-type="float">
            <text:p><text:s/>2 330 </text:p>
          </table:table-cell>
          <table:table-cell table:style-name="ce3" office:value-type="float" office:value="2558" calcext:value-type="float">
            <text:p><text:s/>2 558 </text:p>
          </table:table-cell>
          <table:table-cell table:style-name="ce3" office:value-type="float" office:value="2497" calcext:value-type="float">
            <text:p><text:s/>2 497 </text:p>
          </table:table-cell>
          <table:table-cell table:style-name="ce3" office:value-type="float" office:value="2610" calcext:value-type="float">
            <text:p><text:s/>2 610 </text:p>
          </table:table-cell>
          <table:table-cell table:style-name="ce3" office:value-type="float" office:value="2497" calcext:value-type="float">
            <text:p><text:s/>2 497 </text:p>
          </table:table-cell>
          <table:table-cell table:style-name="ce3" office:value-type="float" office:value="2527" calcext:value-type="float">
            <text:p><text:s/>2 527 </text:p>
          </table:table-cell>
          <table:table-cell table:style-name="ce3" office:value-type="float" office:value="2313" calcext:value-type="float">
            <text:p><text:s/>2 313 </text:p>
          </table:table-cell>
          <table:table-cell table:style-name="ce3" office:value-type="float" office:value="2400" calcext:value-type="float">
            <text:p><text:s/>2 400 </text:p>
          </table:table-cell>
          <table:table-cell table:style-name="ce3" office:value-type="float" office:value="2434" calcext:value-type="float">
            <text:p><text:s/>2 434 </text:p>
          </table:table-cell>
          <table:table-cell table:style-name="ce3" office:value-type="float" office:value="2517" calcext:value-type="float">
            <text:p><text:s/>2 517 </text:p>
          </table:table-cell>
          <table:table-cell table:style-name="ce3" office:value-type="float" office:value="2468" calcext:value-type="float">
            <text:p><text:s/>2 468 </text:p>
          </table:table-cell>
          <table:table-cell table:style-name="ce3" office:value-type="float" office:value="2341" calcext:value-type="float">
            <text:p><text:s/>2 341 </text:p>
          </table:table-cell>
          <table:table-cell table:style-name="ce3" office:value-type="float" office:value="2515" calcext:value-type="float">
            <text:p><text:s/>2 515 </text:p>
          </table:table-cell>
          <table:table-cell table:style-name="ce3" office:value-type="float" office:value="2382" calcext:value-type="float">
            <text:p><text:s/>2 382 </text:p>
          </table:table-cell>
          <table:table-cell table:style-name="ce3" office:value-type="float" office:value="2242" calcext:value-type="float">
            <text:p><text:s/>2 242 </text:p>
          </table:table-cell>
          <table:table-cell table:style-name="ce3" office:value-type="float" office:value="2397" calcext:value-type="float">
            <text:p><text:s/>2 397 </text:p>
          </table:table-cell>
          <table:table-cell table:style-name="ce3" office:value-type="float" office:value="2546" calcext:value-type="float">
            <text:p><text:s/>2 546 </text:p>
          </table:table-cell>
          <table:table-cell table:style-name="ce3" office:value-type="float" office:value="2598" calcext:value-type="float">
            <text:p><text:s/>2 598 </text:p>
          </table:table-cell>
          <table:table-cell table:style-name="ce3" office:value-type="float" office:value="2516" calcext:value-type="float">
            <text:p><text:s/>2 516 </text:p>
          </table:table-cell>
          <table:table-cell table:style-name="ce3" office:value-type="float" office:value="2477" calcext:value-type="float">
            <text:p><text:s/>2 477 </text:p>
          </table:table-cell>
          <table:table-cell table:style-name="ce3" office:value-type="float" office:value="2559" calcext:value-type="float">
            <text:p><text:s/>2 559 </text:p>
          </table:table-cell>
          <table:table-cell table:style-name="ce3" office:value-type="float" office:value="2573" calcext:value-type="float">
            <text:p><text:s/>2 573 </text:p>
          </table:table-cell>
          <table:table-cell table:style-name="ce3" office:value-type="float" office:value="2663" calcext:value-type="float">
            <text:p><text:s/>2 663 </text:p>
          </table:table-cell>
          <table:table-cell table:style-name="ce3" office:value-type="float" office:value="2655" calcext:value-type="float">
            <text:p><text:s/>2 655 </text:p>
          </table:table-cell>
          <table:table-cell table:style-name="ce3" office:value-type="float" office:value="2577" calcext:value-type="float">
            <text:p><text:s/>2 577 </text:p>
          </table:table-cell>
          <table:table-cell table:style-name="ce3" office:value-type="float" office:value="2370" calcext:value-type="float">
            <text:p><text:s/>2 370 </text:p>
          </table:table-cell>
          <table:table-cell table:style-name="ce3" office:value-type="float" office:value="2556" calcext:value-type="float">
            <text:p><text:s/>2 556 </text:p>
          </table:table-cell>
          <table:table-cell table:style-name="ce3" office:value-type="float" office:value="2547" calcext:value-type="float">
            <text:p><text:s/>2 547 </text:p>
          </table:table-cell>
          <table:table-cell table:style-name="ce3" office:value-type="float" office:value="2345" calcext:value-type="float">
            <text:p><text:s/>2 345 </text:p>
          </table:table-cell>
          <table:table-cell table:style-name="ce3" office:value-type="float" office:value="2527" calcext:value-type="float">
            <text:p><text:s/>2 527 </text:p>
          </table:table-cell>
          <table:table-cell table:style-name="ce3" office:value-type="float" office:value="2461" calcext:value-type="float">
            <text:p><text:s/>2 461 </text:p>
          </table:table-cell>
          <table:table-cell table:style-name="ce3" office:value-type="float" office:value="2454" calcext:value-type="float">
            <text:p><text:s/>2 454 </text:p>
          </table:table-cell>
          <table:table-cell table:style-name="ce3" office:value-type="float" office:value="2547" calcext:value-type="float">
            <text:p><text:s/>2 547 </text:p>
          </table:table-cell>
          <table:table-cell table:style-name="ce3" office:value-type="float" office:value="2562" calcext:value-type="float">
            <text:p><text:s/>2 562 </text:p>
          </table:table-cell>
          <table:table-cell table:style-name="ce3" office:value-type="float" office:value="2404" calcext:value-type="float">
            <text:p><text:s/>2 404 </text:p>
          </table:table-cell>
          <table:table-cell table:style-name="ce3" office:value-type="float" office:value="2372" calcext:value-type="float">
            <text:p><text:s/>2 372 </text:p>
          </table:table-cell>
          <table:table-cell table:style-name="ce3" office:value-type="float" office:value="2427" calcext:value-type="float">
            <text:p><text:s/>2 427 </text:p>
          </table:table-cell>
          <table:table-cell table:style-name="ce3" office:value-type="float" office:value="2384" calcext:value-type="float">
            <text:p><text:s/>2 384 </text:p>
          </table:table-cell>
          <table:table-cell table:style-name="ce3" office:value-type="float" office:value="2470" calcext:value-type="float">
            <text:p><text:s/>2 470 </text:p>
          </table:table-cell>
          <table:table-cell table:style-name="ce3" office:value-type="float" office:value="2554" calcext:value-type="float">
            <text:p><text:s/>2 554 </text:p>
          </table:table-cell>
          <table:table-cell table:style-name="ce3" office:value-type="float" office:value="2508" calcext:value-type="float">
            <text:p><text:s/>2 508 </text:p>
          </table:table-cell>
          <table:table-cell table:style-name="ce3" office:value-type="float" office:value="2607" calcext:value-type="float">
            <text:p><text:s/>2 607 </text:p>
          </table:table-cell>
          <table:table-cell table:style-name="ce3" office:value-type="float" office:value="2538" calcext:value-type="float">
            <text:p><text:s/>2 538 </text:p>
          </table:table-cell>
          <table:table-cell table:style-name="ce3" office:value-type="float" office:value="2668" calcext:value-type="float">
            <text:p><text:s/>2 668 </text:p>
          </table:table-cell>
          <table:table-cell table:style-name="ce3" office:value-type="float" office:value="2597" calcext:value-type="float">
            <text:p><text:s/>2 597 </text:p>
          </table:table-cell>
          <table:table-cell table:style-name="ce3" office:value-type="float" office:value="2598" calcext:value-type="float">
            <text:p><text:s/>2 598 </text:p>
          </table:table-cell>
          <table:table-cell table:style-name="ce3" office:value-type="float" office:value="2547" calcext:value-type="float">
            <text:p><text:s/>2 547 </text:p>
          </table:table-cell>
          <table:table-cell table:style-name="ce3" office:value-type="float" office:value="2561" calcext:value-type="float">
            <text:p><text:s/>2 561 </text:p>
          </table:table-cell>
          <table:table-cell table:style-name="ce3" office:value-type="float" office:value="2507" calcext:value-type="float">
            <text:p><text:s/>2 507 </text:p>
          </table:table-cell>
          <table:table-cell table:style-name="ce3" office:value-type="float" office:value="2381" calcext:value-type="float">
            <text:p><text:s/>2 381 </text:p>
          </table:table-cell>
          <table:table-cell table:style-name="ce3" office:value-type="float" office:value="2674" calcext:value-type="float">
            <text:p><text:s/>2 674 </text:p>
          </table:table-cell>
          <table:table-cell table:number-columns-repeated="2" table:style-name="ce3" office:value-type="float" office:value="2616" calcext:value-type="float">
            <text:p><text:s/>2 616 </text:p>
          </table:table-cell>
          <table:table-cell table:style-name="ce3" office:value-type="float" office:value="2585" calcext:value-type="float">
            <text:p><text:s/>2 585 </text:p>
          </table:table-cell>
          <table:table-cell table:style-name="ce3" office:value-type="float" office:value="2629" calcext:value-type="float">
            <text:p><text:s/>2 629 </text:p>
          </table:table-cell>
          <table:table-cell table:style-name="ce3" office:value-type="float" office:value="2556" calcext:value-type="float">
            <text:p><text:s/>2 556 </text:p>
          </table:table-cell>
          <table:table-cell table:style-name="ce3" office:value-type="float" office:value="2566" calcext:value-type="float">
            <text:p><text:s/>2 566 </text:p>
          </table:table-cell>
          <table:table-cell table:style-name="ce3" office:value-type="float" office:value="2620" calcext:value-type="float">
            <text:p><text:s/>2 620 </text:p>
          </table:table-cell>
          <table:table-cell table:style-name="ce3" office:value-type="float" office:value="2636" calcext:value-type="float">
            <text:p><text:s/>2 636 </text:p>
          </table:table-cell>
          <table:table-cell table:style-name="ce3" office:value-type="float" office:value="2654" calcext:value-type="float">
            <text:p><text:s/>2 654 </text:p>
          </table:table-cell>
          <table:table-cell table:style-name="ce3" office:value-type="float" office:value="2688" calcext:value-type="float">
            <text:p><text:s/>2 688 </text:p>
          </table:table-cell>
          <table:table-cell table:style-name="ce3" office:value-type="float" office:value="2694" calcext:value-type="float">
            <text:p><text:s/>2 694 </text:p>
          </table:table-cell>
          <table:table-cell table:style-name="ce3" office:value-type="float" office:value="2663" calcext:value-type="float">
            <text:p><text:s/>2 663 </text:p>
          </table:table-cell>
          <table:table-cell table:style-name="ce3" office:value-type="float" office:value="2580" calcext:value-type="float">
            <text:p><text:s/>2 580 </text:p>
          </table:table-cell>
          <table:table-cell table:style-name="ce3" office:value-type="float" office:value="2707" calcext:value-type="float">
            <text:p><text:s/>2 707 </text:p>
          </table:table-cell>
          <table:table-cell table:style-name="ce3" office:value-type="float" office:value="2711" calcext:value-type="float">
            <text:p><text:s/>2 711 </text:p>
          </table:table-cell>
          <table:table-cell table:style-name="ce3" office:value-type="float" office:value="2727" calcext:value-type="float">
            <text:p><text:s/>2 727 </text:p>
          </table:table-cell>
          <table:table-cell table:style-name="ce3" office:value-type="float" office:value="2676" calcext:value-type="float">
            <text:p><text:s/>2 676 </text:p>
          </table:table-cell>
          <table:table-cell table:style-name="ce3" office:value-type="float" office:value="2739" calcext:value-type="float">
            <text:p><text:s/>2 739 </text:p>
          </table:table-cell>
          <table:table-cell table:style-name="ce3" office:value-type="float" office:value="2529" calcext:value-type="float">
            <text:p><text:s/>2 529 </text:p>
          </table:table-cell>
          <table:table-cell table:style-name="ce3" office:value-type="float" office:value="2492" calcext:value-type="float">
            <text:p><text:s/>2 492 </text:p>
          </table:table-cell>
          <table:table-cell table:style-name="ce3" office:value-type="float" office:value="2734" calcext:value-type="float">
            <text:p><text:s/>2 734 </text:p>
          </table:table-cell>
          <table:table-cell table:style-name="ce3" office:value-type="float" office:value="2692" calcext:value-type="float">
            <text:p><text:s/>2 692 </text:p>
          </table:table-cell>
          <table:table-cell table:style-name="ce3" office:value-type="float" office:value="2694" calcext:value-type="float">
            <text:p><text:s/>2 694 </text:p>
          </table:table-cell>
          <table:table-cell table:style-name="ce3" office:value-type="float" office:value="2708" calcext:value-type="float">
            <text:p><text:s/>2 708 </text:p>
          </table:table-cell>
          <table:table-cell table:style-name="ce3" office:value-type="float" office:value="2831" calcext:value-type="float">
            <text:p><text:s/>2 831 </text:p>
          </table:table-cell>
          <table:table-cell table:style-name="ce3" office:value-type="float" office:value="2699" calcext:value-type="float">
            <text:p><text:s/>2 699 </text:p>
          </table:table-cell>
          <table:table-cell table:style-name="ce3" office:value-type="float" office:value="2785" calcext:value-type="float">
            <text:p><text:s/>2 785 </text:p>
          </table:table-cell>
          <table:table-cell table:style-name="ce3" office:value-type="float" office:value="2768" calcext:value-type="float">
            <text:p><text:s/>2 768 </text:p>
          </table:table-cell>
          <table:table-cell table:style-name="ce3" office:value-type="float" office:value="2617" calcext:value-type="float">
            <text:p><text:s/>2 617 </text:p>
          </table:table-cell>
          <table:table-cell table:style-name="ce3" office:value-type="float" office:value="2704" calcext:value-type="float">
            <text:p><text:s/>2 704 </text:p>
          </table:table-cell>
          <table:table-cell table:style-name="ce3" office:value-type="float" office:value="2812" calcext:value-type="float">
            <text:p><text:s/>2 812 </text:p>
          </table:table-cell>
          <table:table-cell table:style-name="ce3" office:value-type="float" office:value="2790" calcext:value-type="float">
            <text:p><text:s/>2 790 </text:p>
          </table:table-cell>
          <table:table-cell table:style-name="ce3" office:value-type="float" office:value="2772" calcext:value-type="float">
            <text:p><text:s/>2 772 </text:p>
          </table:table-cell>
          <table:table-cell table:style-name="ce3" office:value-type="float" office:value="2638" calcext:value-type="float">
            <text:p><text:s/>2 638 </text:p>
          </table:table-cell>
          <table:table-cell table:style-name="ce3" office:value-type="float" office:value="2568" calcext:value-type="float">
            <text:p><text:s/>2 568 </text:p>
          </table:table-cell>
          <table:table-cell table:style-name="ce3" office:value-type="float" office:value="2848" calcext:value-type="float">
            <text:p><text:s/>2 848 </text:p>
          </table:table-cell>
          <table:table-cell table:style-name="ce3" office:value-type="float" office:value="2722" calcext:value-type="float">
            <text:p><text:s/>2 722 </text:p>
          </table:table-cell>
          <table:table-cell table:style-name="ce3" office:value-type="float" office:value="2776" calcext:value-type="float">
            <text:p><text:s/>2 776 </text:p>
          </table:table-cell>
          <table:table-cell table:style-name="ce3" office:value-type="float" office:value="2801" calcext:value-type="float">
            <text:p><text:s/>2 801 </text:p>
          </table:table-cell>
          <table:table-cell table:style-name="ce3" office:value-type="float" office:value="2723" calcext:value-type="float">
            <text:p><text:s/>2 723 </text:p>
          </table:table-cell>
          <table:table-cell table:style-name="ce3" office:value-type="float" office:value="2624" calcext:value-type="float">
            <text:p><text:s/>2 624 </text:p>
          </table:table-cell>
          <table:table-cell table:style-name="ce3" office:value-type="float" office:value="2780" calcext:value-type="float">
            <text:p><text:s/>2 780 </text:p>
          </table:table-cell>
          <table:table-cell table:style-name="ce3" office:value-type="float" office:value="2605" calcext:value-type="float">
            <text:p><text:s/>2 605 </text:p>
          </table:table-cell>
          <table:table-cell table:style-name="ce3" office:value-type="float" office:value="2585" calcext:value-type="float">
            <text:p><text:s/>2 585 </text:p>
          </table:table-cell>
          <table:table-cell table:style-name="ce3" office:value-type="float" office:value="2556" calcext:value-type="float">
            <text:p><text:s/>2 556 </text:p>
          </table:table-cell>
          <table:table-cell table:style-name="ce3" office:value-type="float" office:value="2653" calcext:value-type="float">
            <text:p><text:s/>2 653 </text:p>
          </table:table-cell>
          <table:table-cell table:style-name="ce3" office:value-type="float" office:value="2502" calcext:value-type="float">
            <text:p><text:s/>2 502 </text:p>
          </table:table-cell>
          <table:table-cell table:style-name="ce3" office:value-type="float" office:value="2523" calcext:value-type="float">
            <text:p><text:s/>2 523 </text:p>
          </table:table-cell>
          <table:table-cell table:style-name="ce3" office:value-type="float" office:value="2620" calcext:value-type="float">
            <text:p><text:s/>2 620 </text:p>
          </table:table-cell>
          <table:table-cell table:style-name="ce3" office:value-type="float" office:value="2707" calcext:value-type="float">
            <text:p><text:s/>2 707 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Deaths 2018</text:p>
          </table:table-cell>
          <table:table-cell table:style-name="ce2" office:value-type="float" office:value="3876" calcext:value-type="float">
            <text:p><text:s/>3 876 </text:p>
          </table:table-cell>
          <table:table-cell table:style-name="ce2" office:value-type="float" office:value="3749" calcext:value-type="float">
            <text:p><text:s/>3 749 </text:p>
          </table:table-cell>
          <table:table-cell table:style-name="ce2" office:value-type="float" office:value="3736" calcext:value-type="float">
            <text:p><text:s/>3 736 </text:p>
          </table:table-cell>
          <table:table-cell table:style-name="ce2" office:value-type="float" office:value="3741" calcext:value-type="float">
            <text:p><text:s/>3 741 </text:p>
          </table:table-cell>
          <table:table-cell table:style-name="ce2" office:value-type="float" office:value="3585" calcext:value-type="float">
            <text:p><text:s/>3 585 </text:p>
          </table:table-cell>
          <table:table-cell table:style-name="ce2" office:value-type="float" office:value="3522" calcext:value-type="float">
            <text:p><text:s/>3 522 </text:p>
          </table:table-cell>
          <table:table-cell table:style-name="ce2" office:value-type="float" office:value="3494" calcext:value-type="float">
            <text:p><text:s/>3 494 </text:p>
          </table:table-cell>
          <table:table-cell table:style-name="ce2" office:value-type="float" office:value="3524" calcext:value-type="float">
            <text:p><text:s/>3 524 </text:p>
          </table:table-cell>
          <table:table-cell table:style-name="ce2" office:value-type="float" office:value="3295" calcext:value-type="float">
            <text:p><text:s/>3 295 </text:p>
          </table:table-cell>
          <table:table-cell table:style-name="ce2" office:value-type="float" office:value="3224" calcext:value-type="float">
            <text:p><text:s/>3 224 </text:p>
          </table:table-cell>
          <table:table-cell table:style-name="ce2" office:value-type="float" office:value="3305" calcext:value-type="float">
            <text:p><text:s/>3 305 </text:p>
          </table:table-cell>
          <table:table-cell table:style-name="ce2" office:value-type="float" office:value="3309" calcext:value-type="float">
            <text:p><text:s/>3 309 </text:p>
          </table:table-cell>
          <table:table-cell table:style-name="ce2" office:value-type="float" office:value="3320" calcext:value-type="float">
            <text:p><text:s/>3 320 </text:p>
          </table:table-cell>
          <table:table-cell table:style-name="ce2" office:value-type="float" office:value="3269" calcext:value-type="float">
            <text:p><text:s/>3 269 </text:p>
          </table:table-cell>
          <table:table-cell table:style-name="ce2" office:value-type="float" office:value="3388" calcext:value-type="float">
            <text:p><text:s/>3 388 </text:p>
          </table:table-cell>
          <table:table-cell table:style-name="ce2" office:value-type="float" office:value="3249" calcext:value-type="float">
            <text:p><text:s/>3 249 </text:p>
          </table:table-cell>
          <table:table-cell table:style-name="ce2" office:value-type="float" office:value="2937" calcext:value-type="float">
            <text:p><text:s/>2 937 </text:p>
          </table:table-cell>
          <table:table-cell table:style-name="ce2" office:value-type="float" office:value="3086" calcext:value-type="float">
            <text:p><text:s/>3 086 </text:p>
          </table:table-cell>
          <table:table-cell table:style-name="ce2" office:value-type="float" office:value="3059" calcext:value-type="float">
            <text:p><text:s/>3 059 </text:p>
          </table:table-cell>
          <table:table-cell table:style-name="ce2" office:value-type="float" office:value="3192" calcext:value-type="float">
            <text:p><text:s/>3 192 </text:p>
          </table:table-cell>
          <table:table-cell table:style-name="ce2" office:value-type="float" office:value="2990" calcext:value-type="float">
            <text:p><text:s/>2 990 </text:p>
          </table:table-cell>
          <table:table-cell table:style-name="ce2" office:value-type="float" office:value="2902" calcext:value-type="float">
            <text:p><text:s/>2 902 </text:p>
          </table:table-cell>
          <table:table-cell table:style-name="ce2" office:value-type="float" office:value="2917" calcext:value-type="float">
            <text:p><text:s/>2 917 </text:p>
          </table:table-cell>
          <table:table-cell table:style-name="ce2" office:value-type="float" office:value="2760" calcext:value-type="float">
            <text:p><text:s/>2 760 </text:p>
          </table:table-cell>
          <table:table-cell table:style-name="ce2" office:value-type="float" office:value="2759" calcext:value-type="float">
            <text:p><text:s/>2 759 </text:p>
          </table:table-cell>
          <table:table-cell table:style-name="ce2" office:value-type="float" office:value="3002" calcext:value-type="float">
            <text:p><text:s/>3 002 </text:p>
          </table:table-cell>
          <table:table-cell table:style-name="ce2" office:value-type="float" office:value="2997" calcext:value-type="float">
            <text:p><text:s/>2 997 </text:p>
          </table:table-cell>
          <table:table-cell table:style-name="ce2" office:value-type="float" office:value="2909" calcext:value-type="float">
            <text:p><text:s/>2 909 </text:p>
          </table:table-cell>
          <table:table-cell table:style-name="ce2" office:value-type="float" office:value="2784" calcext:value-type="float">
            <text:p><text:s/>2 784 </text:p>
          </table:table-cell>
          <table:table-cell table:style-name="ce2" office:value-type="float" office:value="2787" calcext:value-type="float">
            <text:p><text:s/>2 787 </text:p>
          </table:table-cell>
          <table:table-cell table:style-name="ce2" office:value-type="float" office:value="2800" calcext:value-type="float">
            <text:p><text:s/>2 800 </text:p>
          </table:table-cell>
          <table:table-cell table:style-name="ce2" office:value-type="float" office:value="2810" calcext:value-type="float">
            <text:p><text:s/>2 810 </text:p>
          </table:table-cell>
          <table:table-cell table:style-name="ce2" office:value-type="float" office:value="2918" calcext:value-type="float">
            <text:p><text:s/>2 918 </text:p>
          </table:table-cell>
          <table:table-cell table:style-name="ce2" office:value-type="float" office:value="2780" calcext:value-type="float">
            <text:p><text:s/>2 780 </text:p>
          </table:table-cell>
          <table:table-cell table:style-name="ce2" office:value-type="float" office:value="2799" calcext:value-type="float">
            <text:p><text:s/>2 799 </text:p>
          </table:table-cell>
          <table:table-cell table:style-name="ce2" office:value-type="float" office:value="2736" calcext:value-type="float">
            <text:p><text:s/>2 736 </text:p>
          </table:table-cell>
          <table:table-cell table:style-name="ce2" office:value-type="float" office:value="2578" calcext:value-type="float">
            <text:p><text:s/>2 578 </text:p>
          </table:table-cell>
          <table:table-cell table:style-name="ce2" office:value-type="float" office:value="2544" calcext:value-type="float">
            <text:p><text:s/>2 544 </text:p>
          </table:table-cell>
          <table:table-cell table:style-name="ce2" office:value-type="float" office:value="2600" calcext:value-type="float">
            <text:p><text:s/>2 600 </text:p>
          </table:table-cell>
          <table:table-cell table:style-name="ce2" office:value-type="float" office:value="2624" calcext:value-type="float">
            <text:p><text:s/>2 624 </text:p>
          </table:table-cell>
          <table:table-cell table:style-name="ce2" office:value-type="float" office:value="2542" calcext:value-type="float">
            <text:p><text:s/>2 542 </text:p>
          </table:table-cell>
          <table:table-cell table:style-name="ce2" office:value-type="float" office:value="2547" calcext:value-type="float">
            <text:p><text:s/>2 547 </text:p>
          </table:table-cell>
          <table:table-cell table:style-name="ce2" office:value-type="float" office:value="2696" calcext:value-type="float">
            <text:p><text:s/>2 696 </text:p>
          </table:table-cell>
          <table:table-cell table:style-name="ce2" office:value-type="float" office:value="2479" calcext:value-type="float">
            <text:p><text:s/>2 479 </text:p>
          </table:table-cell>
          <table:table-cell table:style-name="ce2" office:value-type="float" office:value="2504" calcext:value-type="float">
            <text:p><text:s/>2 504 </text:p>
          </table:table-cell>
          <table:table-cell table:style-name="ce2" office:value-type="float" office:value="2512" calcext:value-type="float">
            <text:p><text:s/>2 512 </text:p>
          </table:table-cell>
          <table:table-cell table:style-name="ce2" office:value-type="float" office:value="2510" calcext:value-type="float">
            <text:p><text:s/>2 510 </text:p>
          </table:table-cell>
          <table:table-cell table:style-name="ce2" office:value-type="float" office:value="2508" calcext:value-type="float">
            <text:p><text:s/>2 508 </text:p>
          </table:table-cell>
          <table:table-cell table:style-name="ce2" office:value-type="float" office:value="2369" calcext:value-type="float">
            <text:p><text:s/>2 369 </text:p>
          </table:table-cell>
          <table:table-cell table:style-name="ce2" office:value-type="float" office:value="2380" calcext:value-type="float">
            <text:p><text:s/>2 380 </text:p>
          </table:table-cell>
          <table:table-cell table:style-name="ce2" office:value-type="float" office:value="2486" calcext:value-type="float">
            <text:p><text:s/>2 486 </text:p>
          </table:table-cell>
          <table:table-cell table:style-name="ce2" office:value-type="float" office:value="2328" calcext:value-type="float">
            <text:p><text:s/>2 328 </text:p>
          </table:table-cell>
          <table:table-cell table:style-name="ce2" office:value-type="float" office:value="2491" calcext:value-type="float">
            <text:p><text:s/>2 491 </text:p>
          </table:table-cell>
          <table:table-cell table:style-name="ce2" office:value-type="float" office:value="2459" calcext:value-type="float">
            <text:p><text:s/>2 459 </text:p>
          </table:table-cell>
          <table:table-cell table:style-name="ce2" office:value-type="float" office:value="2399" calcext:value-type="float">
            <text:p><text:s/>2 399 </text:p>
          </table:table-cell>
          <table:table-cell table:style-name="ce2" office:value-type="float" office:value="2392" calcext:value-type="float">
            <text:p><text:s/>2 392 </text:p>
          </table:table-cell>
          <table:table-cell table:style-name="ce2" office:value-type="float" office:value="2397" calcext:value-type="float">
            <text:p><text:s/>2 397 </text:p>
          </table:table-cell>
          <table:table-cell table:style-name="ce2" office:value-type="float" office:value="2454" calcext:value-type="float">
            <text:p><text:s/>2 454 </text:p>
          </table:table-cell>
          <table:table-cell table:style-name="ce2" office:value-type="float" office:value="2197" calcext:value-type="float">
            <text:p><text:s/>2 197 </text:p>
          </table:table-cell>
          <table:table-cell table:style-name="ce2" office:value-type="float" office:value="2422" calcext:value-type="float">
            <text:p><text:s/>2 422 </text:p>
          </table:table-cell>
          <table:table-cell table:style-name="ce2" office:value-type="float" office:value="2574" calcext:value-type="float">
            <text:p><text:s/>2 574 </text:p>
          </table:table-cell>
          <table:table-cell table:style-name="ce2" office:value-type="float" office:value="2646" calcext:value-type="float">
            <text:p><text:s/>2 646 </text:p>
          </table:table-cell>
          <table:table-cell table:style-name="ce2" office:value-type="float" office:value="2466" calcext:value-type="float">
            <text:p><text:s/>2 466 </text:p>
          </table:table-cell>
          <table:table-cell table:style-name="ce2" office:value-type="float" office:value="2387" calcext:value-type="float">
            <text:p><text:s/>2 387 </text:p>
          </table:table-cell>
          <table:table-cell table:style-name="ce2" office:value-type="float" office:value="2406" calcext:value-type="float">
            <text:p><text:s/>2 406 </text:p>
          </table:table-cell>
          <table:table-cell table:style-name="ce2" office:value-type="float" office:value="2325" calcext:value-type="float">
            <text:p><text:s/>2 325 </text:p>
          </table:table-cell>
          <table:table-cell table:number-columns-repeated="2" table:style-name="ce2" office:value-type="float" office:value="2483" calcext:value-type="float">
            <text:p><text:s/>2 483 </text:p>
          </table:table-cell>
          <table:table-cell table:style-name="ce2" office:value-type="float" office:value="2345" calcext:value-type="float">
            <text:p><text:s/>2 345 </text:p>
          </table:table-cell>
          <table:table-cell table:style-name="ce2" office:value-type="float" office:value="2362" calcext:value-type="float">
            <text:p><text:s/>2 362 </text:p>
          </table:table-cell>
          <table:table-cell table:style-name="ce2" office:value-type="float" office:value="2272" calcext:value-type="float">
            <text:p><text:s/>2 272 </text:p>
          </table:table-cell>
          <table:table-cell table:style-name="ce2" office:value-type="float" office:value="2363" calcext:value-type="float">
            <text:p><text:s/>2 363 </text:p>
          </table:table-cell>
          <table:table-cell table:style-name="ce2" office:value-type="float" office:value="2180" calcext:value-type="float">
            <text:p><text:s/>2 180 </text:p>
          </table:table-cell>
          <table:table-cell table:style-name="ce2" office:value-type="float" office:value="2184" calcext:value-type="float">
            <text:p><text:s/>2 184 </text:p>
          </table:table-cell>
          <table:table-cell table:style-name="ce2" office:value-type="float" office:value="2370" calcext:value-type="float">
            <text:p><text:s/>2 370 </text:p>
          </table:table-cell>
          <table:table-cell table:style-name="ce2" office:value-type="float" office:value="2462" calcext:value-type="float">
            <text:p><text:s/>2 462 </text:p>
          </table:table-cell>
          <table:table-cell table:style-name="ce2" office:value-type="float" office:value="2346" calcext:value-type="float">
            <text:p><text:s/>2 346 </text:p>
          </table:table-cell>
          <table:table-cell table:style-name="ce2" office:value-type="float" office:value="2478" calcext:value-type="float">
            <text:p><text:s/>2 478 </text:p>
          </table:table-cell>
          <table:table-cell table:style-name="ce2" office:value-type="float" office:value="2361" calcext:value-type="float">
            <text:p><text:s/>2 361 </text:p>
          </table:table-cell>
          <table:table-cell table:style-name="ce2" office:value-type="float" office:value="2312" calcext:value-type="float">
            <text:p><text:s/>2 312 </text:p>
          </table:table-cell>
          <table:table-cell table:style-name="ce2" office:value-type="float" office:value="2577" calcext:value-type="float">
            <text:p><text:s/>2 577 </text:p>
          </table:table-cell>
          <table:table-cell table:style-name="ce2" office:value-type="float" office:value="2600" calcext:value-type="float">
            <text:p><text:s/>2 600 </text:p>
          </table:table-cell>
          <table:table-cell table:style-name="ce2" office:value-type="float" office:value="2547" calcext:value-type="float">
            <text:p><text:s/>2 547 </text:p>
          </table:table-cell>
          <table:table-cell table:style-name="ce2" office:value-type="float" office:value="2399" calcext:value-type="float">
            <text:p><text:s/>2 399 </text:p>
          </table:table-cell>
          <table:table-cell table:style-name="ce2" office:value-type="float" office:value="2452" calcext:value-type="float">
            <text:p><text:s/>2 452 </text:p>
          </table:table-cell>
          <table:table-cell table:style-name="ce2" office:value-type="float" office:value="2296" calcext:value-type="float">
            <text:p><text:s/>2 296 </text:p>
          </table:table-cell>
          <table:table-cell table:style-name="ce2" office:value-type="float" office:value="2168" calcext:value-type="float">
            <text:p><text:s/>2 168 </text:p>
          </table:table-cell>
          <table:table-cell table:style-name="ce2" office:value-type="float" office:value="2356" calcext:value-type="float">
            <text:p><text:s/>2 356 </text:p>
          </table:table-cell>
          <table:table-cell table:style-name="ce2" office:value-type="float" office:value="2431" calcext:value-type="float">
            <text:p><text:s/>2 431 </text:p>
          </table:table-cell>
          <table:table-cell table:style-name="ce2" office:value-type="float" office:value="2358" calcext:value-type="float">
            <text:p><text:s/>2 358 </text:p>
          </table:table-cell>
          <table:table-cell table:style-name="ce2" office:value-type="float" office:value="2401" calcext:value-type="float">
            <text:p><text:s/>2 401 </text:p>
          </table:table-cell>
          <table:table-cell table:style-name="ce2" office:value-type="float" office:value="2481" calcext:value-type="float">
            <text:p><text:s/>2 481 </text:p>
          </table:table-cell>
          <table:table-cell table:style-name="ce2" office:value-type="float" office:value="2373" calcext:value-type="float">
            <text:p><text:s/>2 373 </text:p>
          </table:table-cell>
          <table:table-cell table:style-name="ce2" office:value-type="float" office:value="2314" calcext:value-type="float">
            <text:p><text:s/>2 314 </text:p>
          </table:table-cell>
          <table:table-cell table:style-name="ce2" office:value-type="float" office:value="2317" calcext:value-type="float">
            <text:p><text:s/>2 317 </text:p>
          </table:table-cell>
          <table:table-cell table:style-name="ce2" office:value-type="float" office:value="2196" calcext:value-type="float">
            <text:p><text:s/>2 196 </text:p>
          </table:table-cell>
          <table:table-cell table:style-name="ce2" office:value-type="float" office:value="2178" calcext:value-type="float">
            <text:p><text:s/>2 178 </text:p>
          </table:table-cell>
          <table:table-cell table:style-name="ce2" office:value-type="float" office:value="2212" calcext:value-type="float">
            <text:p><text:s/>2 212 </text:p>
          </table:table-cell>
          <table:table-cell table:style-name="ce2" office:value-type="float" office:value="2265" calcext:value-type="float">
            <text:p><text:s/>2 265 </text:p>
          </table:table-cell>
          <table:table-cell table:style-name="ce2" office:value-type="float" office:value="2307" calcext:value-type="float">
            <text:p><text:s/>2 307 </text:p>
          </table:table-cell>
          <table:table-cell table:style-name="ce2" office:value-type="float" office:value="2107" calcext:value-type="float">
            <text:p><text:s/>2 107 </text:p>
          </table:table-cell>
          <table:table-cell table:style-name="ce2" office:value-type="float" office:value="2273" calcext:value-type="float">
            <text:p><text:s/>2 273 </text:p>
          </table:table-cell>
          <table:table-cell table:style-name="ce2" office:value-type="float" office:value="2333" calcext:value-type="float">
            <text:p><text:s/>2 333 </text:p>
          </table:table-cell>
          <table:table-cell table:style-name="ce2" office:value-type="float" office:value="2348" calcext:value-type="float">
            <text:p><text:s/>2 348 </text:p>
          </table:table-cell>
          <table:table-cell table:style-name="ce2" office:value-type="float" office:value="2410" calcext:value-type="float">
            <text:p><text:s/>2 410 </text:p>
          </table:table-cell>
          <table:table-cell table:style-name="ce2" office:value-type="float" office:value="2191" calcext:value-type="float">
            <text:p><text:s/>2 191 </text:p>
          </table:table-cell>
          <table:table-cell table:style-name="ce2" office:value-type="float" office:value="2118" calcext:value-type="float">
            <text:p><text:s/>2 118 </text:p>
          </table:table-cell>
          <table:table-cell table:style-name="ce2" office:value-type="float" office:value="2170" calcext:value-type="float">
            <text:p><text:s/>2 170 </text:p>
          </table:table-cell>
          <table:table-cell table:style-name="ce2" office:value-type="float" office:value="2319" calcext:value-type="float">
            <text:p><text:s/>2 319 </text:p>
          </table:table-cell>
          <table:table-cell table:style-name="ce2" office:value-type="float" office:value="2356" calcext:value-type="float">
            <text:p><text:s/>2 356 </text:p>
          </table:table-cell>
          <table:table-cell table:style-name="ce2" office:value-type="float" office:value="2277" calcext:value-type="float">
            <text:p><text:s/>2 277 </text:p>
          </table:table-cell>
          <table:table-cell table:style-name="ce2" office:value-type="float" office:value="2442" calcext:value-type="float">
            <text:p><text:s/>2 442 </text:p>
          </table:table-cell>
          <table:table-cell table:style-name="ce2" office:value-type="float" office:value="2480" calcext:value-type="float">
            <text:p><text:s/>2 480 </text:p>
          </table:table-cell>
          <table:table-cell table:style-name="ce2" office:value-type="float" office:value="2399" calcext:value-type="float">
            <text:p><text:s/>2 399 </text:p>
          </table:table-cell>
          <table:table-cell table:style-name="ce2" office:value-type="float" office:value="2296" calcext:value-type="float">
            <text:p><text:s/>2 296 </text:p>
          </table:table-cell>
          <table:table-cell table:style-name="ce2" office:value-type="float" office:value="2229" calcext:value-type="float">
            <text:p><text:s/>2 229 </text:p>
          </table:table-cell>
          <table:table-cell table:style-name="ce2" office:value-type="float" office:value="2437" calcext:value-type="float">
            <text:p><text:s/>2 437 </text:p>
          </table:table-cell>
          <table:table-cell table:style-name="ce2" office:value-type="float" office:value="2423" calcext:value-type="float">
            <text:p><text:s/>2 423 </text:p>
          </table:table-cell>
          <table:table-cell table:style-name="ce2" office:value-type="float" office:value="2575" calcext:value-type="float">
            <text:p><text:s/>2 575 </text:p>
          </table:table-cell>
          <table:table-cell table:style-name="ce2" office:value-type="float" office:value="2428" calcext:value-type="float">
            <text:p><text:s/>2 428 </text:p>
          </table:table-cell>
          <table:table-cell table:style-name="ce2" office:value-type="float" office:value="2259" calcext:value-type="float">
            <text:p><text:s/>2 259 </text:p>
          </table:table-cell>
          <table:table-cell table:style-name="ce2" office:value-type="float" office:value="2271" calcext:value-type="float">
            <text:p><text:s/>2 271 </text:p>
          </table:table-cell>
          <table:table-cell table:style-name="ce2" office:value-type="float" office:value="2381" calcext:value-type="float">
            <text:p><text:s/>2 381 </text:p>
          </table:table-cell>
          <table:table-cell table:style-name="ce2" office:value-type="float" office:value="2317" calcext:value-type="float">
            <text:p><text:s/>2 317 </text:p>
          </table:table-cell>
          <table:table-cell table:style-name="ce2" office:value-type="float" office:value="2270" calcext:value-type="float">
            <text:p><text:s/>2 270 </text:p>
          </table:table-cell>
          <table:table-cell table:style-name="ce2" office:value-type="float" office:value="2404" calcext:value-type="float">
            <text:p><text:s/>2 404 </text:p>
          </table:table-cell>
          <table:table-cell table:style-name="ce2" office:value-type="float" office:value="2302" calcext:value-type="float">
            <text:p><text:s/>2 302 </text:p>
          </table:table-cell>
          <table:table-cell table:style-name="ce2" office:value-type="float" office:value="2192" calcext:value-type="float">
            <text:p><text:s/>2 192 </text:p>
          </table:table-cell>
          <table:table-cell table:style-name="ce2" office:value-type="float" office:value="2204" calcext:value-type="float">
            <text:p><text:s/>2 204 </text:p>
          </table:table-cell>
          <table:table-cell table:style-name="ce2" office:value-type="float" office:value="2452" calcext:value-type="float">
            <text:p><text:s/>2 452 </text:p>
          </table:table-cell>
          <table:table-cell table:style-name="ce2" office:value-type="float" office:value="2487" calcext:value-type="float">
            <text:p><text:s/>2 487 </text:p>
          </table:table-cell>
          <table:table-cell table:style-name="ce2" office:value-type="float" office:value="2348" calcext:value-type="float">
            <text:p><text:s/>2 348 </text:p>
          </table:table-cell>
          <table:table-cell table:style-name="ce2" office:value-type="float" office:value="2342" calcext:value-type="float">
            <text:p><text:s/>2 342 </text:p>
          </table:table-cell>
          <table:table-cell table:style-name="ce2" office:value-type="float" office:value="2453" calcext:value-type="float">
            <text:p><text:s/>2 453 </text:p>
          </table:table-cell>
          <table:table-cell table:style-name="ce2" office:value-type="float" office:value="2352" calcext:value-type="float">
            <text:p><text:s/>2 352 </text:p>
          </table:table-cell>
          <table:table-cell table:style-name="ce2" office:value-type="float" office:value="2268" calcext:value-type="float">
            <text:p><text:s/>2 268 </text:p>
          </table:table-cell>
          <table:table-cell table:style-name="ce2" office:value-type="float" office:value="2492" calcext:value-type="float">
            <text:p><text:s/>2 492 </text:p>
          </table:table-cell>
          <table:table-cell table:style-name="ce2" office:value-type="float" office:value="2422" calcext:value-type="float">
            <text:p><text:s/>2 422 </text:p>
          </table:table-cell>
          <table:table-cell table:style-name="ce2" office:value-type="float" office:value="2525" calcext:value-type="float">
            <text:p><text:s/>2 525 </text:p>
          </table:table-cell>
          <table:table-cell table:style-name="ce2" office:value-type="float" office:value="2674" calcext:value-type="float">
            <text:p><text:s/>2 674 </text:p>
          </table:table-cell>
          <table:table-cell table:style-name="ce2" office:value-type="float" office:value="2840" calcext:value-type="float">
            <text:p><text:s/>2 840 </text:p>
          </table:table-cell>
          <table:table-cell table:style-name="ce2" office:value-type="float" office:value="2885" calcext:value-type="float">
            <text:p><text:s/>2 885 </text:p>
          </table:table-cell>
          <table:table-cell table:style-name="ce2" office:value-type="float" office:value="2502" calcext:value-type="float">
            <text:p><text:s/>2 502 </text:p>
          </table:table-cell>
          <table:table-cell table:style-name="ce2" office:value-type="float" office:value="2731" calcext:value-type="float">
            <text:p><text:s/>2 731 </text:p>
          </table:table-cell>
          <table:table-cell table:style-name="ce2" office:value-type="float" office:value="2844" calcext:value-type="float">
            <text:p><text:s/>2 844 </text:p>
          </table:table-cell>
          <table:table-cell table:style-name="ce2" office:value-type="float" office:value="3005" calcext:value-type="float">
            <text:p><text:s/>3 005 </text:p>
          </table:table-cell>
          <table:table-cell table:style-name="ce2" office:value-type="float" office:value="2876" calcext:value-type="float">
            <text:p><text:s/>2 876 </text:p>
          </table:table-cell>
          <table:table-cell table:style-name="ce2" office:value-type="float" office:value="3053" calcext:value-type="float">
            <text:p><text:s/>3 053 </text:p>
          </table:table-cell>
          <table:table-cell table:style-name="ce2" office:value-type="float" office:value="3091" calcext:value-type="float">
            <text:p><text:s/>3 091 </text:p>
          </table:table-cell>
          <table:table-cell table:style-name="ce2" office:value-type="float" office:value="2771" calcext:value-type="float">
            <text:p><text:s/>2 771 </text:p>
          </table:table-cell>
          <table:table-cell table:style-name="ce2" office:value-type="float" office:value="2596" calcext:value-type="float">
            <text:p><text:s/>2 596 </text:p>
          </table:table-cell>
          <table:table-cell table:style-name="ce2" office:value-type="float" office:value="2878" calcext:value-type="float">
            <text:p><text:s/>2 878 </text:p>
          </table:table-cell>
          <table:table-cell table:style-name="ce2" office:value-type="float" office:value="2964" calcext:value-type="float">
            <text:p><text:s/>2 964 </text:p>
          </table:table-cell>
          <table:table-cell table:style-name="ce2" office:value-type="float" office:value="2896" calcext:value-type="float">
            <text:p><text:s/>2 896 </text:p>
          </table:table-cell>
          <table:table-cell table:style-name="ce2" office:value-type="float" office:value="2589" calcext:value-type="float">
            <text:p><text:s/>2 589 </text:p>
          </table:table-cell>
          <table:table-cell table:style-name="ce2" office:value-type="float" office:value="2321" calcext:value-type="float">
            <text:p><text:s/>2 321 </text:p>
          </table:table-cell>
          <table:table-cell table:style-name="ce2" office:value-type="float" office:value="2234" calcext:value-type="float">
            <text:p><text:s/>2 234 </text:p>
          </table:table-cell>
          <table:table-cell table:style-name="ce2" office:value-type="float" office:value="2557" calcext:value-type="float">
            <text:p><text:s/>2 557 </text:p>
          </table:table-cell>
          <table:table-cell table:style-name="ce2" office:value-type="float" office:value="2452" calcext:value-type="float">
            <text:p><text:s/>2 452 </text:p>
          </table:table-cell>
          <table:table-cell table:style-name="ce2" office:value-type="float" office:value="2307" calcext:value-type="float">
            <text:p><text:s/>2 307 </text:p>
          </table:table-cell>
          <table:table-cell table:number-columns-repeated="2" table:style-name="ce2" office:value-type="float" office:value="2433" calcext:value-type="float">
            <text:p><text:s/>2 433 </text:p>
          </table:table-cell>
          <table:table-cell table:style-name="ce2" office:value-type="float" office:value="2373" calcext:value-type="float">
            <text:p><text:s/>2 373 </text:p>
          </table:table-cell>
          <table:table-cell table:style-name="ce2" office:value-type="float" office:value="2335" calcext:value-type="float">
            <text:p><text:s/>2 335 </text:p>
          </table:table-cell>
          <table:table-cell table:style-name="ce2" office:value-type="float" office:value="2458" calcext:value-type="float">
            <text:p><text:s/>2 458 </text:p>
          </table:table-cell>
          <table:table-cell table:style-name="ce2" office:value-type="float" office:value="2397" calcext:value-type="float">
            <text:p><text:s/>2 397 </text:p>
          </table:table-cell>
          <table:table-cell table:style-name="ce2" office:value-type="float" office:value="2468" calcext:value-type="float">
            <text:p><text:s/>2 468 </text:p>
          </table:table-cell>
          <table:table-cell table:style-name="ce2" office:value-type="float" office:value="2575" calcext:value-type="float">
            <text:p><text:s/>2 575 </text:p>
          </table:table-cell>
          <table:table-cell table:style-name="ce2" office:value-type="float" office:value="2410" calcext:value-type="float">
            <text:p><text:s/>2 410 </text:p>
          </table:table-cell>
          <table:table-cell table:style-name="ce2" office:value-type="float" office:value="2212" calcext:value-type="float">
            <text:p><text:s/>2 212 </text:p>
          </table:table-cell>
          <table:table-cell table:style-name="ce2" office:value-type="float" office:value="2092" calcext:value-type="float">
            <text:p><text:s/>2 092 </text:p>
          </table:table-cell>
          <table:table-cell table:style-name="ce2" office:value-type="float" office:value="2317" calcext:value-type="float">
            <text:p><text:s/>2 317 </text:p>
          </table:table-cell>
          <table:table-cell table:style-name="ce2" office:value-type="float" office:value="2356" calcext:value-type="float">
            <text:p><text:s/>2 356 </text:p>
          </table:table-cell>
          <table:table-cell table:style-name="ce2" office:value-type="float" office:value="2311" calcext:value-type="float">
            <text:p><text:s/>2 311 </text:p>
          </table:table-cell>
          <table:table-cell table:style-name="ce2" office:value-type="float" office:value="2380" calcext:value-type="float">
            <text:p><text:s/>2 380 </text:p>
          </table:table-cell>
          <table:table-cell table:style-name="ce2" office:value-type="float" office:value="2230" calcext:value-type="float">
            <text:p><text:s/>2 230 </text:p>
          </table:table-cell>
          <table:table-cell table:style-name="ce2" office:value-type="float" office:value="2197" calcext:value-type="float">
            <text:p><text:s/>2 197 </text:p>
          </table:table-cell>
          <table:table-cell table:style-name="ce2" office:value-type="float" office:value="2209" calcext:value-type="float">
            <text:p><text:s/>2 209 </text:p>
          </table:table-cell>
          <table:table-cell table:style-name="ce2" office:value-type="float" office:value="2471" calcext:value-type="float">
            <text:p><text:s/>2 471 </text:p>
          </table:table-cell>
          <table:table-cell table:style-name="ce2" office:value-type="float" office:value="2427" calcext:value-type="float">
            <text:p><text:s/>2 427 </text:p>
          </table:table-cell>
          <table:table-cell table:style-name="ce2" office:value-type="float" office:value="2386" calcext:value-type="float">
            <text:p><text:s/>2 386 </text:p>
          </table:table-cell>
          <table:table-cell table:style-name="ce2" office:value-type="float" office:value="2379" calcext:value-type="float">
            <text:p><text:s/>2 379 </text:p>
          </table:table-cell>
          <table:table-cell table:style-name="ce2" office:value-type="float" office:value="2428" calcext:value-type="float">
            <text:p><text:s/>2 428 </text:p>
          </table:table-cell>
          <table:table-cell table:style-name="ce2" office:value-type="float" office:value="2153" calcext:value-type="float">
            <text:p><text:s/>2 153 </text:p>
          </table:table-cell>
          <table:table-cell table:style-name="ce2" office:value-type="float" office:value="2146" calcext:value-type="float">
            <text:p><text:s/>2 146 </text:p>
          </table:table-cell>
          <table:table-cell table:style-name="ce2" office:value-type="float" office:value="2281" calcext:value-type="float">
            <text:p><text:s/>2 281 </text:p>
          </table:table-cell>
          <table:table-cell table:style-name="ce2" office:value-type="float" office:value="2363" calcext:value-type="float">
            <text:p><text:s/>2 363 </text:p>
          </table:table-cell>
          <table:table-cell table:style-name="ce2" office:value-type="float" office:value="2449" calcext:value-type="float">
            <text:p><text:s/>2 449 </text:p>
          </table:table-cell>
          <table:table-cell table:style-name="ce2" office:value-type="float" office:value="2380" calcext:value-type="float">
            <text:p><text:s/>2 380 </text:p>
          </table:table-cell>
          <table:table-cell table:style-name="ce2" office:value-type="float" office:value="2420" calcext:value-type="float">
            <text:p><text:s/>2 420 </text:p>
          </table:table-cell>
          <table:table-cell table:style-name="ce2" office:value-type="float" office:value="2186" calcext:value-type="float">
            <text:p><text:s/>2 186 </text:p>
          </table:table-cell>
          <table:table-cell table:style-name="ce2" office:value-type="float" office:value="2213" calcext:value-type="float">
            <text:p><text:s/>2 213 </text:p>
          </table:table-cell>
          <table:table-cell table:style-name="ce2" office:value-type="float" office:value="2351" calcext:value-type="float">
            <text:p><text:s/>2 351 </text:p>
          </table:table-cell>
          <table:table-cell table:style-name="ce2" office:value-type="float" office:value="2476" calcext:value-type="float">
            <text:p><text:s/>2 476 </text:p>
          </table:table-cell>
          <table:table-cell table:style-name="ce2" office:value-type="float" office:value="2439" calcext:value-type="float">
            <text:p><text:s/>2 439 </text:p>
          </table:table-cell>
          <table:table-cell table:style-name="ce2" office:value-type="float" office:value="2553" calcext:value-type="float">
            <text:p><text:s/>2 553 </text:p>
          </table:table-cell>
          <table:table-cell table:style-name="ce2" office:value-type="float" office:value="2390" calcext:value-type="float">
            <text:p><text:s/>2 390 </text:p>
          </table:table-cell>
          <table:table-cell table:style-name="ce2" office:value-type="float" office:value="2153" calcext:value-type="float">
            <text:p><text:s/>2 153 </text:p>
          </table:table-cell>
          <table:table-cell table:style-name="ce2" office:value-type="float" office:value="2289" calcext:value-type="float">
            <text:p><text:s/>2 289 </text:p>
          </table:table-cell>
          <table:table-cell table:style-name="ce2" office:value-type="float" office:value="2308" calcext:value-type="float">
            <text:p><text:s/>2 308 </text:p>
          </table:table-cell>
          <table:table-cell table:style-name="ce2" office:value-type="float" office:value="2158" calcext:value-type="float">
            <text:p><text:s/>2 158 </text:p>
          </table:table-cell>
          <table:table-cell table:style-name="ce2" office:value-type="float" office:value="2315" calcext:value-type="float">
            <text:p><text:s/>2 315 </text:p>
          </table:table-cell>
          <table:table-cell table:style-name="ce2" office:value-type="float" office:value="2338" calcext:value-type="float">
            <text:p><text:s/>2 338 </text:p>
          </table:table-cell>
          <table:table-cell table:style-name="ce2" office:value-type="float" office:value="2369" calcext:value-type="float">
            <text:p><text:s/>2 369 </text:p>
          </table:table-cell>
          <table:table-cell table:style-name="ce2" office:value-type="float" office:value="2242" calcext:value-type="float">
            <text:p><text:s/>2 242 </text:p>
          </table:table-cell>
          <table:table-cell table:style-name="ce2" office:value-type="float" office:value="2239" calcext:value-type="float">
            <text:p><text:s/>2 239 </text:p>
          </table:table-cell>
          <table:table-cell table:style-name="ce2" office:value-type="float" office:value="2380" calcext:value-type="float">
            <text:p><text:s/>2 380 </text:p>
          </table:table-cell>
          <table:table-cell table:style-name="ce2" office:value-type="float" office:value="2394" calcext:value-type="float">
            <text:p><text:s/>2 394 </text:p>
          </table:table-cell>
          <table:table-cell table:style-name="ce2" office:value-type="float" office:value="2274" calcext:value-type="float">
            <text:p><text:s/>2 274 </text:p>
          </table:table-cell>
          <table:table-cell table:style-name="ce2" office:value-type="float" office:value="2390" calcext:value-type="float">
            <text:p><text:s/>2 390 </text:p>
          </table:table-cell>
          <table:table-cell table:style-name="ce2" office:value-type="float" office:value="2435" calcext:value-type="float">
            <text:p><text:s/>2 435 </text:p>
          </table:table-cell>
          <table:table-cell table:style-name="ce2" office:value-type="float" office:value="2466" calcext:value-type="float">
            <text:p><text:s/>2 466 </text:p>
          </table:table-cell>
          <table:table-cell table:style-name="ce2" office:value-type="float" office:value="2283" calcext:value-type="float">
            <text:p><text:s/>2 283 </text:p>
          </table:table-cell>
          <table:table-cell table:style-name="ce2" office:value-type="float" office:value="2338" calcext:value-type="float">
            <text:p><text:s/>2 338 </text:p>
          </table:table-cell>
          <table:table-cell table:style-name="ce2" office:value-type="float" office:value="2394" calcext:value-type="float">
            <text:p><text:s/>2 394 </text:p>
          </table:table-cell>
          <table:table-cell table:style-name="ce2" office:value-type="float" office:value="2475" calcext:value-type="float">
            <text:p><text:s/>2 475 </text:p>
          </table:table-cell>
          <table:table-cell table:style-name="ce2" office:value-type="float" office:value="2525" calcext:value-type="float">
            <text:p><text:s/>2 525 </text:p>
          </table:table-cell>
          <table:table-cell table:style-name="ce2" office:value-type="float" office:value="2455" calcext:value-type="float">
            <text:p><text:s/>2 455 </text:p>
          </table:table-cell>
          <table:table-cell table:style-name="ce2" office:value-type="float" office:value="2433" calcext:value-type="float">
            <text:p><text:s/>2 433 </text:p>
          </table:table-cell>
          <table:table-cell table:style-name="ce2" office:value-type="float" office:value="2373" calcext:value-type="float">
            <text:p><text:s/>2 373 </text:p>
          </table:table-cell>
          <table:table-cell table:style-name="ce2" office:value-type="float" office:value="2474" calcext:value-type="float">
            <text:p><text:s/>2 474 </text:p>
          </table:table-cell>
          <table:table-cell table:style-name="ce2" office:value-type="float" office:value="2411" calcext:value-type="float">
            <text:p><text:s/>2 411 </text:p>
          </table:table-cell>
          <table:table-cell table:style-name="ce2" office:value-type="float" office:value="2443" calcext:value-type="float">
            <text:p><text:s/>2 443 </text:p>
          </table:table-cell>
          <table:table-cell table:style-name="ce2" office:value-type="float" office:value="2362" calcext:value-type="float">
            <text:p><text:s/>2 362 </text:p>
          </table:table-cell>
          <table:table-cell table:style-name="ce2" office:value-type="float" office:value="2383" calcext:value-type="float">
            <text:p><text:s/>2 383 </text:p>
          </table:table-cell>
          <table:table-cell table:style-name="ce2" office:value-type="float" office:value="2254" calcext:value-type="float">
            <text:p><text:s/>2 254 </text:p>
          </table:table-cell>
          <table:table-cell table:style-name="ce2" office:value-type="float" office:value="2225" calcext:value-type="float">
            <text:p><text:s/>2 225 </text:p>
          </table:table-cell>
          <table:table-cell table:style-name="ce2" office:value-type="float" office:value="2264" calcext:value-type="float">
            <text:p><text:s/>2 264 </text:p>
          </table:table-cell>
          <table:table-cell table:style-name="ce2" office:value-type="float" office:value="2410" calcext:value-type="float">
            <text:p><text:s/>2 410 </text:p>
          </table:table-cell>
          <table:table-cell table:style-name="ce2" office:value-type="float" office:value="2415" calcext:value-type="float">
            <text:p><text:s/>2 415 </text:p>
          </table:table-cell>
          <table:table-cell table:style-name="ce2" office:value-type="float" office:value="2397" calcext:value-type="float">
            <text:p><text:s/>2 397 </text:p>
          </table:table-cell>
          <table:table-cell table:style-name="ce2" office:value-type="float" office:value="2481" calcext:value-type="float">
            <text:p><text:s/>2 481 </text:p>
          </table:table-cell>
          <table:table-cell table:style-name="ce2" office:value-type="float" office:value="2218" calcext:value-type="float">
            <text:p><text:s/>2 218 </text:p>
          </table:table-cell>
          <table:table-cell table:style-name="ce2" office:value-type="float" office:value="2423" calcext:value-type="float">
            <text:p><text:s/>2 423 </text:p>
          </table:table-cell>
          <table:table-cell table:style-name="ce2" office:value-type="float" office:value="2397" calcext:value-type="float">
            <text:p><text:s/>2 397 </text:p>
          </table:table-cell>
          <table:table-cell table:style-name="ce2" office:value-type="float" office:value="2459" calcext:value-type="float">
            <text:p><text:s/>2 459 </text:p>
          </table:table-cell>
          <table:table-cell table:style-name="ce2" office:value-type="float" office:value="2408" calcext:value-type="float">
            <text:p><text:s/>2 408 </text:p>
          </table:table-cell>
          <table:table-cell table:style-name="ce2" office:value-type="float" office:value="2398" calcext:value-type="float">
            <text:p><text:s/>2 398 </text:p>
          </table:table-cell>
          <table:table-cell table:style-name="ce2" office:value-type="float" office:value="2452" calcext:value-type="float">
            <text:p><text:s/>2 452 </text:p>
          </table:table-cell>
          <table:table-cell table:style-name="ce2" office:value-type="float" office:value="2430" calcext:value-type="float">
            <text:p><text:s/>2 430 </text:p>
          </table:table-cell>
          <table:table-cell table:style-name="ce2" office:value-type="float" office:value="2351" calcext:value-type="float">
            <text:p><text:s/>2 351 </text:p>
          </table:table-cell>
          <table:table-cell table:style-name="ce2" office:value-type="float" office:value="2569" calcext:value-type="float">
            <text:p><text:s/>2 569 </text:p>
          </table:table-cell>
          <table:table-cell table:style-name="ce2" office:value-type="float" office:value="2544" calcext:value-type="float">
            <text:p><text:s/>2 544 </text:p>
          </table:table-cell>
          <table:table-cell table:style-name="ce2" office:value-type="float" office:value="2459" calcext:value-type="float">
            <text:p><text:s/>2 459 </text:p>
          </table:table-cell>
          <table:table-cell table:style-name="ce2" office:value-type="float" office:value="2593" calcext:value-type="float">
            <text:p><text:s/>2 593 </text:p>
          </table:table-cell>
          <table:table-cell table:style-name="ce2" office:value-type="float" office:value="2532" calcext:value-type="float">
            <text:p><text:s/>2 532 </text:p>
          </table:table-cell>
          <table:table-cell table:style-name="ce2" office:value-type="float" office:value="2423" calcext:value-type="float">
            <text:p><text:s/>2 423 </text:p>
          </table:table-cell>
          <table:table-cell table:style-name="ce2" office:value-type="float" office:value="2484" calcext:value-type="float">
            <text:p><text:s/>2 484 </text:p>
          </table:table-cell>
          <table:table-cell table:style-name="ce2" office:value-type="float" office:value="2457" calcext:value-type="float">
            <text:p><text:s/>2 457 </text:p>
          </table:table-cell>
          <table:table-cell table:style-name="ce2" office:value-type="float" office:value="2476" calcext:value-type="float">
            <text:p><text:s/>2 476 </text:p>
          </table:table-cell>
          <table:table-cell table:style-name="ce2" office:value-type="float" office:value="2351" calcext:value-type="float">
            <text:p><text:s/>2 351 </text:p>
          </table:table-cell>
          <table:table-cell table:style-name="ce2" office:value-type="float" office:value="2355" calcext:value-type="float">
            <text:p><text:s/>2 355 </text:p>
          </table:table-cell>
          <table:table-cell table:style-name="ce2" office:value-type="float" office:value="2487" calcext:value-type="float">
            <text:p><text:s/>2 487 </text:p>
          </table:table-cell>
          <table:table-cell table:style-name="ce2" office:value-type="float" office:value="2335" calcext:value-type="float">
            <text:p><text:s/>2 335 </text:p>
          </table:table-cell>
          <table:table-cell table:style-name="ce2" office:value-type="float" office:value="2381" calcext:value-type="float">
            <text:p><text:s/>2 381 </text:p>
          </table:table-cell>
          <table:table-cell table:style-name="ce2" office:value-type="float" office:value="2509" calcext:value-type="float">
            <text:p><text:s/>2 509 </text:p>
          </table:table-cell>
          <table:table-cell table:style-name="ce2" office:value-type="float" office:value="2575" calcext:value-type="float">
            <text:p><text:s/>2 575 </text:p>
          </table:table-cell>
          <table:table-cell table:style-name="ce2" office:value-type="float" office:value="2535" calcext:value-type="float">
            <text:p><text:s/>2 535 </text:p>
          </table:table-cell>
          <table:table-cell table:style-name="ce2" office:value-type="float" office:value="2711" calcext:value-type="float">
            <text:p><text:s/>2 711 </text:p>
          </table:table-cell>
          <table:table-cell table:style-name="ce2" office:value-type="float" office:value="2572" calcext:value-type="float">
            <text:p><text:s/>2 572 </text:p>
          </table:table-cell>
          <table:table-cell table:style-name="ce2" office:value-type="float" office:value="2527" calcext:value-type="float">
            <text:p><text:s/>2 527 </text:p>
          </table:table-cell>
          <table:table-cell table:style-name="ce2" office:value-type="float" office:value="2356" calcext:value-type="float">
            <text:p><text:s/>2 356 </text:p>
          </table:table-cell>
          <table:table-cell table:style-name="ce2" office:value-type="float" office:value="2534" calcext:value-type="float">
            <text:p><text:s/>2 534 </text:p>
          </table:table-cell>
          <table:table-cell table:style-name="ce2" office:value-type="float" office:value="2517" calcext:value-type="float">
            <text:p><text:s/>2 517 </text:p>
          </table:table-cell>
          <table:table-cell table:style-name="ce2" office:value-type="float" office:value="2518" calcext:value-type="float">
            <text:p><text:s/>2 518 </text:p>
          </table:table-cell>
          <table:table-cell table:style-name="ce2" office:value-type="float" office:value="2690" calcext:value-type="float">
            <text:p><text:s/>2 690 </text:p>
          </table:table-cell>
          <table:table-cell table:style-name="ce2" office:value-type="float" office:value="2641" calcext:value-type="float">
            <text:p><text:s/>2 641 </text:p>
          </table:table-cell>
          <table:table-cell table:style-name="ce2" office:value-type="float" office:value="2583" calcext:value-type="float">
            <text:p><text:s/>2 583 </text:p>
          </table:table-cell>
          <table:table-cell table:style-name="ce2" office:value-type="float" office:value="2608" calcext:value-type="float">
            <text:p><text:s/>2 608 </text:p>
          </table:table-cell>
          <table:table-cell table:style-name="ce2" office:value-type="float" office:value="2718" calcext:value-type="float">
            <text:p><text:s/>2 718 </text:p>
          </table:table-cell>
          <table:table-cell table:style-name="ce2" office:value-type="float" office:value="2594" calcext:value-type="float">
            <text:p><text:s/>2 594 </text:p>
          </table:table-cell>
          <table:table-cell table:style-name="ce2" office:value-type="float" office:value="2558" calcext:value-type="float">
            <text:p><text:s/>2 558 </text:p>
          </table:table-cell>
          <table:table-cell table:style-name="ce2" office:value-type="float" office:value="2605" calcext:value-type="float">
            <text:p><text:s/>2 605 </text:p>
          </table:table-cell>
          <table:table-cell table:style-name="ce2" office:value-type="float" office:value="2761" calcext:value-type="float">
            <text:p><text:s/>2 761 </text:p>
          </table:table-cell>
          <table:table-cell table:style-name="ce2" office:value-type="float" office:value="2511" calcext:value-type="float">
            <text:p><text:s/>2 511 </text:p>
          </table:table-cell>
          <table:table-cell table:style-name="ce2" office:value-type="float" office:value="2595" calcext:value-type="float">
            <text:p><text:s/>2 595 </text:p>
          </table:table-cell>
          <table:table-cell table:style-name="ce2" office:value-type="float" office:value="2522" calcext:value-type="float">
            <text:p><text:s/>2 522 </text:p>
          </table:table-cell>
          <table:table-cell table:style-name="ce2" office:value-type="float" office:value="2622" calcext:value-type="float">
            <text:p><text:s/>2 622 </text:p>
          </table:table-cell>
          <table:table-cell table:style-name="ce2" office:value-type="float" office:value="2611" calcext:value-type="float">
            <text:p><text:s/>2 611 </text:p>
          </table:table-cell>
          <table:table-cell table:style-name="ce2" office:value-type="float" office:value="2587" calcext:value-type="float">
            <text:p><text:s/>2 587 </text:p>
          </table:table-cell>
          <table:table-cell table:style-name="ce2" office:value-type="float" office:value="2599" calcext:value-type="float">
            <text:p><text:s/>2 599 </text:p>
          </table:table-cell>
          <table:table-cell table:style-name="ce2" office:value-type="float" office:value="2508" calcext:value-type="float">
            <text:p><text:s/>2 508 </text:p>
          </table:table-cell>
          <table:table-cell table:style-name="ce2" office:value-type="float" office:value="2494" calcext:value-type="float">
            <text:p><text:s/>2 494 </text:p>
          </table:table-cell>
          <table:table-cell table:style-name="ce2" office:value-type="float" office:value="2678" calcext:value-type="float">
            <text:p><text:s/>2 678 </text:p>
          </table:table-cell>
          <table:table-cell table:style-name="ce2" office:value-type="float" office:value="2610" calcext:value-type="float">
            <text:p><text:s/>2 610 </text:p>
          </table:table-cell>
          <table:table-cell table:style-name="ce2" office:value-type="float" office:value="2744" calcext:value-type="float">
            <text:p><text:s/>2 744 </text:p>
          </table:table-cell>
          <table:table-cell table:style-name="ce2" office:value-type="float" office:value="2777" calcext:value-type="float">
            <text:p><text:s/>2 777 </text:p>
          </table:table-cell>
          <table:table-cell table:style-name="ce2" office:value-type="float" office:value="2836" calcext:value-type="float">
            <text:p><text:s/>2 836 </text:p>
          </table:table-cell>
          <table:table-cell table:style-name="ce2" office:value-type="float" office:value="2791" calcext:value-type="float">
            <text:p><text:s/>2 791 </text:p>
          </table:table-cell>
          <table:table-cell table:style-name="ce2" office:value-type="float" office:value="2554" calcext:value-type="float">
            <text:p><text:s/>2 554 </text:p>
          </table:table-cell>
          <table:table-cell table:style-name="ce2" office:value-type="float" office:value="2623" calcext:value-type="float">
            <text:p><text:s/>2 623 </text:p>
          </table:table-cell>
          <table:table-cell table:style-name="ce2" office:value-type="float" office:value="2448" calcext:value-type="float">
            <text:p><text:s/>2 448 </text:p>
          </table:table-cell>
          <table:table-cell table:style-name="ce2" office:value-type="float" office:value="2537" calcext:value-type="float">
            <text:p><text:s/>2 537 </text:p>
          </table:table-cell>
          <table:table-cell table:style-name="ce2" office:value-type="float" office:value="2616" calcext:value-type="float">
            <text:p><text:s/>2 616 </text:p>
          </table:table-cell>
          <table:table-cell table:style-name="ce2" office:value-type="float" office:value="2704" calcext:value-type="float">
            <text:p><text:s/>2 704 </text:p>
          </table:table-cell>
          <table:table-cell table:style-name="ce2" office:value-type="float" office:value="2573" calcext:value-type="float">
            <text:p><text:s/>2 573 </text:p>
          </table:table-cell>
          <table:table-cell table:style-name="ce2" office:value-type="float" office:value="2453" calcext:value-type="float">
            <text:p><text:s/>2 453 </text:p>
          </table:table-cell>
          <table:table-cell table:style-name="ce2" office:value-type="float" office:value="2579" calcext:value-type="float">
            <text:p><text:s/>2 579 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Deaths 2017</text:p>
          </table:table-cell>
          <table:table-cell table:style-name="ce3" office:value-type="float" office:value="2758" calcext:value-type="float">
            <text:p><text:s/>2 758 </text:p>
          </table:table-cell>
          <table:table-cell table:style-name="ce3" office:value-type="float" office:value="2789" calcext:value-type="float">
            <text:p><text:s/>2 789 </text:p>
          </table:table-cell>
          <table:table-cell table:style-name="ce3" office:value-type="float" office:value="2659" calcext:value-type="float">
            <text:p><text:s/>2 659 </text:p>
          </table:table-cell>
          <table:table-cell table:style-name="ce3" office:value-type="float" office:value="2570" calcext:value-type="float">
            <text:p><text:s/>2 570 </text:p>
          </table:table-cell>
          <table:table-cell table:style-name="ce3" office:value-type="float" office:value="2680" calcext:value-type="float">
            <text:p><text:s/>2 680 </text:p>
          </table:table-cell>
          <table:table-cell table:style-name="ce3" office:value-type="float" office:value="2685" calcext:value-type="float">
            <text:p><text:s/>2 685 </text:p>
          </table:table-cell>
          <table:table-cell table:style-name="ce3" office:value-type="float" office:value="2662" calcext:value-type="float">
            <text:p><text:s/>2 662 </text:p>
          </table:table-cell>
          <table:table-cell table:style-name="ce3" office:value-type="float" office:value="2654" calcext:value-type="float">
            <text:p><text:s/>2 654 </text:p>
          </table:table-cell>
          <table:table-cell table:style-name="ce3" office:value-type="float" office:value="2667" calcext:value-type="float">
            <text:p><text:s/>2 667 </text:p>
          </table:table-cell>
          <table:table-cell table:style-name="ce3" office:value-type="float" office:value="2671" calcext:value-type="float">
            <text:p><text:s/>2 671 </text:p>
          </table:table-cell>
          <table:table-cell table:style-name="ce3" office:value-type="float" office:value="2646" calcext:value-type="float">
            <text:p><text:s/>2 646 </text:p>
          </table:table-cell>
          <table:table-cell table:style-name="ce3" office:value-type="float" office:value="2627" calcext:value-type="float">
            <text:p><text:s/>2 627 </text:p>
          </table:table-cell>
          <table:table-cell table:style-name="ce3" office:value-type="float" office:value="2604" calcext:value-type="float">
            <text:p><text:s/>2 604 </text:p>
          </table:table-cell>
          <table:table-cell table:style-name="ce3" office:value-type="float" office:value="2557" calcext:value-type="float">
            <text:p><text:s/>2 557 </text:p>
          </table:table-cell>
          <table:table-cell table:style-name="ce3" office:value-type="float" office:value="2572" calcext:value-type="float">
            <text:p><text:s/>2 572 </text:p>
          </table:table-cell>
          <table:table-cell table:style-name="ce3" office:value-type="float" office:value="2617" calcext:value-type="float">
            <text:p><text:s/>2 617 </text:p>
          </table:table-cell>
          <table:table-cell table:style-name="ce3" office:value-type="float" office:value="2501" calcext:value-type="float">
            <text:p><text:s/>2 501 </text:p>
          </table:table-cell>
          <table:table-cell table:style-name="ce3" office:value-type="float" office:value="2162" calcext:value-type="float">
            <text:p><text:s/>2 162 </text:p>
          </table:table-cell>
          <table:table-cell table:style-name="ce3" office:value-type="float" office:value="2548" calcext:value-type="float">
            <text:p><text:s/>2 548 </text:p>
          </table:table-cell>
          <table:table-cell table:style-name="ce3" office:value-type="float" office:value="2514" calcext:value-type="float">
            <text:p><text:s/>2 514 </text:p>
          </table:table-cell>
          <table:table-cell table:style-name="ce3" office:value-type="float" office:value="2573" calcext:value-type="float">
            <text:p><text:s/>2 573 </text:p>
          </table:table-cell>
          <table:table-cell table:style-name="ce3" office:value-type="float" office:value="2505" calcext:value-type="float">
            <text:p><text:s/>2 505 </text:p>
          </table:table-cell>
          <table:table-cell table:style-name="ce3" office:value-type="float" office:value="2587" calcext:value-type="float">
            <text:p><text:s/>2 587 </text:p>
          </table:table-cell>
          <table:table-cell table:style-name="ce3" office:value-type="float" office:value="2527" calcext:value-type="float">
            <text:p><text:s/>2 527 </text:p>
          </table:table-cell>
          <table:table-cell table:style-name="ce3" office:value-type="float" office:value="2477" calcext:value-type="float">
            <text:p><text:s/>2 477 </text:p>
          </table:table-cell>
          <table:table-cell table:style-name="ce3" office:value-type="float" office:value="2498" calcext:value-type="float">
            <text:p><text:s/>2 498 </text:p>
          </table:table-cell>
          <table:table-cell table:style-name="ce3" office:value-type="float" office:value="2418" calcext:value-type="float">
            <text:p><text:s/>2 418 </text:p>
          </table:table-cell>
          <table:table-cell table:style-name="ce3" office:value-type="float" office:value="2519" calcext:value-type="float">
            <text:p><text:s/>2 519 </text:p>
          </table:table-cell>
          <table:table-cell table:style-name="ce3" office:value-type="float" office:value="2370" calcext:value-type="float">
            <text:p><text:s/>2 370 </text:p>
          </table:table-cell>
          <table:table-cell table:style-name="ce3" office:value-type="float" office:value="2465" calcext:value-type="float">
            <text:p><text:s/>2 465 </text:p>
          </table:table-cell>
          <table:table-cell table:style-name="ce3" office:value-type="float" office:value="2417" calcext:value-type="float">
            <text:p><text:s/>2 417 </text:p>
          </table:table-cell>
          <table:table-cell table:style-name="ce3" office:value-type="float" office:value="2341" calcext:value-type="float">
            <text:p><text:s/>2 341 </text:p>
          </table:table-cell>
          <table:table-cell table:style-name="ce3" office:value-type="float" office:value="2483" calcext:value-type="float">
            <text:p><text:s/>2 483 </text:p>
          </table:table-cell>
          <table:table-cell table:style-name="ce3" office:value-type="float" office:value="2398" calcext:value-type="float">
            <text:p><text:s/>2 398 </text:p>
          </table:table-cell>
          <table:table-cell table:style-name="ce3" office:value-type="float" office:value="2474" calcext:value-type="float">
            <text:p><text:s/>2 474 </text:p>
          </table:table-cell>
          <table:table-cell table:style-name="ce3" office:value-type="float" office:value="2486" calcext:value-type="float">
            <text:p><text:s/>2 486 </text:p>
          </table:table-cell>
          <table:table-cell table:style-name="ce3" office:value-type="float" office:value="2375" calcext:value-type="float">
            <text:p><text:s/>2 375 </text:p>
          </table:table-cell>
          <table:table-cell table:style-name="ce3" office:value-type="float" office:value="2411" calcext:value-type="float">
            <text:p><text:s/>2 411 </text:p>
          </table:table-cell>
          <table:table-cell table:style-name="ce3" office:value-type="float" office:value="2274" calcext:value-type="float">
            <text:p><text:s/>2 274 </text:p>
          </table:table-cell>
          <table:table-cell table:style-name="ce3" office:value-type="float" office:value="2290" calcext:value-type="float">
            <text:p><text:s/>2 290 </text:p>
          </table:table-cell>
          <table:table-cell table:style-name="ce3" office:value-type="float" office:value="2431" calcext:value-type="float">
            <text:p><text:s/>2 431 </text:p>
          </table:table-cell>
          <table:table-cell table:style-name="ce3" office:value-type="float" office:value="2304" calcext:value-type="float">
            <text:p><text:s/>2 304 </text:p>
          </table:table-cell>
          <table:table-cell table:style-name="ce3" office:value-type="float" office:value="2387" calcext:value-type="float">
            <text:p><text:s/>2 387 </text:p>
          </table:table-cell>
          <table:table-cell table:style-name="ce3" office:value-type="float" office:value="2404" calcext:value-type="float">
            <text:p><text:s/>2 404 </text:p>
          </table:table-cell>
          <table:table-cell table:style-name="ce3" office:value-type="float" office:value="2428" calcext:value-type="float">
            <text:p><text:s/>2 428 </text:p>
          </table:table-cell>
          <table:table-cell table:style-name="ce3" office:value-type="float" office:value="2393" calcext:value-type="float">
            <text:p><text:s/>2 393 </text:p>
          </table:table-cell>
          <table:table-cell table:style-name="ce3" office:value-type="float" office:value="2499" calcext:value-type="float">
            <text:p><text:s/>2 499 </text:p>
          </table:table-cell>
          <table:table-cell table:style-name="ce3" office:value-type="float" office:value="2523" calcext:value-type="float">
            <text:p><text:s/>2 523 </text:p>
          </table:table-cell>
          <table:table-cell table:style-name="ce3" office:value-type="float" office:value="2544" calcext:value-type="float">
            <text:p><text:s/>2 544 </text:p>
          </table:table-cell>
          <table:table-cell table:style-name="ce3" office:value-type="float" office:value="2558" calcext:value-type="float">
            <text:p><text:s/>2 558 </text:p>
          </table:table-cell>
          <table:table-cell table:style-name="ce3" office:value-type="float" office:value="2606" calcext:value-type="float">
            <text:p><text:s/>2 606 </text:p>
          </table:table-cell>
          <table:table-cell table:style-name="ce3" office:value-type="float" office:value="2475" calcext:value-type="float">
            <text:p><text:s/>2 475 </text:p>
          </table:table-cell>
          <table:table-cell table:style-name="ce3" office:value-type="float" office:value="2429" calcext:value-type="float">
            <text:p><text:s/>2 429 </text:p>
          </table:table-cell>
          <table:table-cell table:style-name="ce3" office:value-type="float" office:value="2391" calcext:value-type="float">
            <text:p><text:s/>2 391 </text:p>
          </table:table-cell>
          <table:table-cell table:style-name="ce3" office:value-type="float" office:value="2508" calcext:value-type="float">
            <text:p><text:s/>2 508 </text:p>
          </table:table-cell>
          <table:table-cell table:style-name="ce3" office:value-type="float" office:value="2459" calcext:value-type="float">
            <text:p><text:s/>2 459 </text:p>
          </table:table-cell>
          <table:table-cell table:style-name="ce3" office:value-type="float" office:value="2496" calcext:value-type="float">
            <text:p><text:s/>2 496 </text:p>
          </table:table-cell>
          <table:table-cell table:style-name="ce3" office:value-type="float" office:value="2472" calcext:value-type="float">
            <text:p><text:s/>2 472 </text:p>
          </table:table-cell>
          <table:table-cell table:style-name="ce3" office:value-type="float" office:value="2431" calcext:value-type="float">
            <text:p><text:s/>2 431 </text:p>
          </table:table-cell>
          <table:table-cell table:style-name="ce3" office:value-type="float" office:value="2372" calcext:value-type="float">
            <text:p><text:s/>2 372 </text:p>
          </table:table-cell>
          <table:table-cell table:style-name="ce3" office:value-type="float" office:value="2460" calcext:value-type="float">
            <text:p><text:s/>2 460 </text:p>
          </table:table-cell>
          <table:table-cell table:style-name="ce3" office:value-type="float" office:value="2324" calcext:value-type="float">
            <text:p><text:s/>2 324 </text:p>
          </table:table-cell>
          <table:table-cell table:style-name="ce3" office:value-type="float" office:value="2455" calcext:value-type="float">
            <text:p><text:s/>2 455 </text:p>
          </table:table-cell>
          <table:table-cell table:style-name="ce3" office:value-type="float" office:value="2510" calcext:value-type="float">
            <text:p><text:s/>2 510 </text:p>
          </table:table-cell>
          <table:table-cell table:style-name="ce3" office:value-type="float" office:value="2588" calcext:value-type="float">
            <text:p><text:s/>2 588 </text:p>
          </table:table-cell>
          <table:table-cell table:style-name="ce3" office:value-type="float" office:value="2515" calcext:value-type="float">
            <text:p><text:s/>2 515 </text:p>
          </table:table-cell>
          <table:table-cell table:style-name="ce3" office:value-type="float" office:value="2491" calcext:value-type="float">
            <text:p><text:s/>2 491 </text:p>
          </table:table-cell>
          <table:table-cell table:style-name="ce3" office:value-type="float" office:value="2353" calcext:value-type="float">
            <text:p><text:s/>2 353 </text:p>
          </table:table-cell>
          <table:table-cell table:style-name="ce3" office:value-type="float" office:value="2475" calcext:value-type="float">
            <text:p><text:s/>2 475 </text:p>
          </table:table-cell>
          <table:table-cell table:style-name="ce3" office:value-type="float" office:value="2625" calcext:value-type="float">
            <text:p><text:s/>2 625 </text:p>
          </table:table-cell>
          <table:table-cell table:style-name="ce3" office:value-type="float" office:value="2593" calcext:value-type="float">
            <text:p><text:s/>2 593 </text:p>
          </table:table-cell>
          <table:table-cell table:style-name="ce3" office:value-type="float" office:value="2515" calcext:value-type="float">
            <text:p><text:s/>2 515 </text:p>
          </table:table-cell>
          <table:table-cell table:style-name="ce3" office:value-type="float" office:value="2342" calcext:value-type="float">
            <text:p><text:s/>2 342 </text:p>
          </table:table-cell>
          <table:table-cell table:style-name="ce3" office:value-type="float" office:value="2176" calcext:value-type="float">
            <text:p><text:s/>2 176 </text:p>
          </table:table-cell>
          <table:table-cell table:style-name="ce3" office:value-type="float" office:value="2346" calcext:value-type="float">
            <text:p><text:s/>2 346 </text:p>
          </table:table-cell>
          <table:table-cell table:style-name="ce3" office:value-type="float" office:value="2399" calcext:value-type="float">
            <text:p><text:s/>2 399 </text:p>
          </table:table-cell>
          <table:table-cell table:style-name="ce3" office:value-type="float" office:value="2392" calcext:value-type="float">
            <text:p><text:s/>2 392 </text:p>
          </table:table-cell>
          <table:table-cell table:style-name="ce3" office:value-type="float" office:value="2231" calcext:value-type="float">
            <text:p><text:s/>2 231 </text:p>
          </table:table-cell>
          <table:table-cell table:style-name="ce3" office:value-type="float" office:value="2442" calcext:value-type="float">
            <text:p><text:s/>2 442 </text:p>
          </table:table-cell>
          <table:table-cell table:style-name="ce3" office:value-type="float" office:value="2304" calcext:value-type="float">
            <text:p><text:s/>2 304 </text:p>
          </table:table-cell>
          <table:table-cell table:style-name="ce3" office:value-type="float" office:value="2337" calcext:value-type="float">
            <text:p><text:s/>2 337 </text:p>
          </table:table-cell>
          <table:table-cell table:style-name="ce3" office:value-type="float" office:value="2655" calcext:value-type="float">
            <text:p><text:s/>2 655 </text:p>
          </table:table-cell>
          <table:table-cell table:style-name="ce3" office:value-type="float" office:value="2534" calcext:value-type="float">
            <text:p><text:s/>2 534 </text:p>
          </table:table-cell>
          <table:table-cell table:style-name="ce3" office:value-type="float" office:value="2492" calcext:value-type="float">
            <text:p><text:s/>2 492 </text:p>
          </table:table-cell>
          <table:table-cell table:style-name="ce3" office:value-type="float" office:value="2326" calcext:value-type="float">
            <text:p><text:s/>2 326 </text:p>
          </table:table-cell>
          <table:table-cell table:style-name="ce3" office:value-type="float" office:value="2368" calcext:value-type="float">
            <text:p><text:s/>2 368 </text:p>
          </table:table-cell>
          <table:table-cell table:style-name="ce3" office:value-type="float" office:value="2306" calcext:value-type="float">
            <text:p><text:s/>2 306 </text:p>
          </table:table-cell>
          <table:table-cell table:style-name="ce3" office:value-type="float" office:value="2221" calcext:value-type="float">
            <text:p><text:s/>2 221 </text:p>
          </table:table-cell>
          <table:table-cell table:style-name="ce3" office:value-type="float" office:value="2137" calcext:value-type="float">
            <text:p><text:s/>2 137 </text:p>
          </table:table-cell>
          <table:table-cell table:style-name="ce3" office:value-type="float" office:value="2324" calcext:value-type="float">
            <text:p><text:s/>2 324 </text:p>
          </table:table-cell>
          <table:table-cell table:style-name="ce3" office:value-type="float" office:value="2273" calcext:value-type="float">
            <text:p><text:s/>2 273 </text:p>
          </table:table-cell>
          <table:table-cell table:style-name="ce3" office:value-type="float" office:value="2260" calcext:value-type="float">
            <text:p><text:s/>2 260 </text:p>
          </table:table-cell>
          <table:table-cell table:style-name="ce3" office:value-type="float" office:value="2385" calcext:value-type="float">
            <text:p><text:s/>2 385 </text:p>
          </table:table-cell>
          <table:table-cell table:style-name="ce3" office:value-type="float" office:value="2261" calcext:value-type="float">
            <text:p><text:s/>2 261 </text:p>
          </table:table-cell>
          <table:table-cell table:style-name="ce3" office:value-type="float" office:value="2206" calcext:value-type="float">
            <text:p><text:s/>2 206 </text:p>
          </table:table-cell>
          <table:table-cell table:style-name="ce3" office:value-type="float" office:value="2407" calcext:value-type="float">
            <text:p><text:s/>2 407 </text:p>
          </table:table-cell>
          <table:table-cell table:style-name="ce3" office:value-type="float" office:value="2302" calcext:value-type="float">
            <text:p><text:s/>2 302 </text:p>
          </table:table-cell>
          <table:table-cell table:style-name="ce3" office:value-type="float" office:value="2247" calcext:value-type="float">
            <text:p><text:s/>2 247 </text:p>
          </table:table-cell>
          <table:table-cell table:style-name="ce3" office:value-type="float" office:value="2394" calcext:value-type="float">
            <text:p><text:s/>2 394 </text:p>
          </table:table-cell>
          <table:table-cell table:style-name="ce3" office:value-type="float" office:value="2302" calcext:value-type="float">
            <text:p><text:s/>2 302 </text:p>
          </table:table-cell>
          <table:table-cell table:style-name="ce3" office:value-type="float" office:value="2171" calcext:value-type="float">
            <text:p><text:s/>2 171 </text:p>
          </table:table-cell>
          <table:table-cell table:style-name="ce3" office:value-type="float" office:value="2264" calcext:value-type="float">
            <text:p><text:s/>2 264 </text:p>
          </table:table-cell>
          <table:table-cell table:style-name="ce3" office:value-type="float" office:value="2335" calcext:value-type="float">
            <text:p><text:s/>2 335 </text:p>
          </table:table-cell>
          <table:table-cell table:style-name="ce3" office:value-type="float" office:value="2470" calcext:value-type="float">
            <text:p><text:s/>2 470 </text:p>
          </table:table-cell>
          <table:table-cell table:style-name="ce3" office:value-type="float" office:value="2342" calcext:value-type="float">
            <text:p><text:s/>2 342 </text:p>
          </table:table-cell>
          <table:table-cell table:style-name="ce3" office:value-type="float" office:value="2545" calcext:value-type="float">
            <text:p><text:s/>2 545 </text:p>
          </table:table-cell>
          <table:table-cell table:style-name="ce3" office:value-type="float" office:value="2551" calcext:value-type="float">
            <text:p><text:s/>2 551 </text:p>
          </table:table-cell>
          <table:table-cell table:style-name="ce3" office:value-type="float" office:value="2316" calcext:value-type="float">
            <text:p><text:s/>2 316 </text:p>
          </table:table-cell>
          <table:table-cell table:style-name="ce3" office:value-type="float" office:value="2260" calcext:value-type="float">
            <text:p><text:s/>2 260 </text:p>
          </table:table-cell>
          <table:table-cell table:style-name="ce3" office:value-type="float" office:value="2361" calcext:value-type="float">
            <text:p><text:s/>2 361 </text:p>
          </table:table-cell>
          <table:table-cell table:style-name="ce3" office:value-type="float" office:value="2281" calcext:value-type="float">
            <text:p><text:s/>2 281 </text:p>
          </table:table-cell>
          <table:table-cell table:style-name="ce3" office:value-type="float" office:value="2392" calcext:value-type="float">
            <text:p><text:s/>2 392 </text:p>
          </table:table-cell>
          <table:table-cell table:style-name="ce3" office:value-type="float" office:value="2355" calcext:value-type="float">
            <text:p><text:s/>2 355 </text:p>
          </table:table-cell>
          <table:table-cell table:style-name="ce3" office:value-type="float" office:value="2282" calcext:value-type="float">
            <text:p><text:s/>2 282 </text:p>
          </table:table-cell>
          <table:table-cell table:style-name="ce3" office:value-type="float" office:value="2218" calcext:value-type="float">
            <text:p><text:s/>2 218 </text:p>
          </table:table-cell>
          <table:table-cell table:style-name="ce3" office:value-type="float" office:value="2187" calcext:value-type="float">
            <text:p><text:s/>2 187 </text:p>
          </table:table-cell>
          <table:table-cell table:style-name="ce3" office:value-type="float" office:value="2309" calcext:value-type="float">
            <text:p><text:s/>2 309 </text:p>
          </table:table-cell>
          <table:table-cell table:style-name="ce3" office:value-type="float" office:value="2223" calcext:value-type="float">
            <text:p><text:s/>2 223 </text:p>
          </table:table-cell>
          <table:table-cell table:style-name="ce3" office:value-type="float" office:value="2366" calcext:value-type="float">
            <text:p><text:s/>2 366 </text:p>
          </table:table-cell>
          <table:table-cell table:style-name="ce3" office:value-type="float" office:value="2345" calcext:value-type="float">
            <text:p><text:s/>2 345 </text:p>
          </table:table-cell>
          <table:table-cell table:style-name="ce3" office:value-type="float" office:value="2523" calcext:value-type="float">
            <text:p><text:s/>2 523 </text:p>
          </table:table-cell>
          <table:table-cell table:style-name="ce3" office:value-type="float" office:value="2395" calcext:value-type="float">
            <text:p><text:s/>2 395 </text:p>
          </table:table-cell>
          <table:table-cell table:style-name="ce3" office:value-type="float" office:value="2263" calcext:value-type="float">
            <text:p><text:s/>2 263 </text:p>
          </table:table-cell>
          <table:table-cell table:style-name="ce3" office:value-type="float" office:value="2342" calcext:value-type="float">
            <text:p><text:s/>2 342 </text:p>
          </table:table-cell>
          <table:table-cell table:style-name="ce3" office:value-type="float" office:value="2373" calcext:value-type="float">
            <text:p><text:s/>2 373 </text:p>
          </table:table-cell>
          <table:table-cell table:style-name="ce3" office:value-type="float" office:value="2311" calcext:value-type="float">
            <text:p><text:s/>2 311 </text:p>
          </table:table-cell>
          <table:table-cell table:style-name="ce3" office:value-type="float" office:value="2138" calcext:value-type="float">
            <text:p><text:s/>2 138 </text:p>
          </table:table-cell>
          <table:table-cell table:style-name="ce3" office:value-type="float" office:value="2158" calcext:value-type="float">
            <text:p><text:s/>2 158 </text:p>
          </table:table-cell>
          <table:table-cell table:style-name="ce3" office:value-type="float" office:value="2180" calcext:value-type="float">
            <text:p><text:s/>2 180 </text:p>
          </table:table-cell>
          <table:table-cell table:style-name="ce3" office:value-type="float" office:value="2101" calcext:value-type="float">
            <text:p><text:s/>2 101 </text:p>
          </table:table-cell>
          <table:table-cell table:style-name="ce3" office:value-type="float" office:value="2246" calcext:value-type="float">
            <text:p><text:s/>2 246 </text:p>
          </table:table-cell>
          <table:table-cell table:style-name="ce3" office:value-type="float" office:value="2386" calcext:value-type="float">
            <text:p><text:s/>2 386 </text:p>
          </table:table-cell>
          <table:table-cell table:style-name="ce3" office:value-type="float" office:value="2384" calcext:value-type="float">
            <text:p><text:s/>2 384 </text:p>
          </table:table-cell>
          <table:table-cell table:style-name="ce3" office:value-type="float" office:value="2461" calcext:value-type="float">
            <text:p><text:s/>2 461 </text:p>
          </table:table-cell>
          <table:table-cell table:style-name="ce3" office:value-type="float" office:value="2406" calcext:value-type="float">
            <text:p><text:s/>2 406 </text:p>
          </table:table-cell>
          <table:table-cell table:style-name="ce3" office:value-type="float" office:value="2427" calcext:value-type="float">
            <text:p><text:s/>2 427 </text:p>
          </table:table-cell>
          <table:table-cell table:style-name="ce3" office:value-type="float" office:value="2279" calcext:value-type="float">
            <text:p><text:s/>2 279 </text:p>
          </table:table-cell>
          <table:table-cell table:style-name="ce3" office:value-type="float" office:value="2258" calcext:value-type="float">
            <text:p><text:s/>2 258 </text:p>
          </table:table-cell>
          <table:table-cell table:style-name="ce3" office:value-type="float" office:value="2248" calcext:value-type="float">
            <text:p><text:s/>2 248 </text:p>
          </table:table-cell>
          <table:table-cell table:style-name="ce3" office:value-type="float" office:value="2285" calcext:value-type="float">
            <text:p><text:s/>2 285 </text:p>
          </table:table-cell>
          <table:table-cell table:style-name="ce3" office:value-type="float" office:value="2317" calcext:value-type="float">
            <text:p><text:s/>2 317 </text:p>
          </table:table-cell>
          <table:table-cell table:style-name="ce3" office:value-type="float" office:value="2240" calcext:value-type="float">
            <text:p><text:s/>2 240 </text:p>
          </table:table-cell>
          <table:table-cell table:style-name="ce3" office:value-type="float" office:value="2354" calcext:value-type="float">
            <text:p><text:s/>2 354 </text:p>
          </table:table-cell>
          <table:table-cell table:style-name="ce3" office:value-type="float" office:value="2356" calcext:value-type="float">
            <text:p><text:s/>2 356 </text:p>
          </table:table-cell>
          <table:table-cell table:style-name="ce3" office:value-type="float" office:value="2332" calcext:value-type="float">
            <text:p><text:s/>2 332 </text:p>
          </table:table-cell>
          <table:table-cell table:style-name="ce3" office:value-type="float" office:value="2528" calcext:value-type="float">
            <text:p><text:s/>2 528 </text:p>
          </table:table-cell>
          <table:table-cell table:style-name="ce3" office:value-type="float" office:value="2394" calcext:value-type="float">
            <text:p><text:s/>2 394 </text:p>
          </table:table-cell>
          <table:table-cell table:style-name="ce3" office:value-type="float" office:value="2454" calcext:value-type="float">
            <text:p><text:s/>2 454 </text:p>
          </table:table-cell>
          <table:table-cell table:style-name="ce3" office:value-type="float" office:value="2374" calcext:value-type="float">
            <text:p><text:s/>2 374 </text:p>
          </table:table-cell>
          <table:table-cell table:style-name="ce3" office:value-type="float" office:value="2260" calcext:value-type="float">
            <text:p><text:s/>2 260 </text:p>
          </table:table-cell>
          <table:table-cell table:style-name="ce3" office:value-type="float" office:value="2152" calcext:value-type="float">
            <text:p><text:s/>2 152 </text:p>
          </table:table-cell>
          <table:table-cell table:style-name="ce3" office:value-type="float" office:value="2223" calcext:value-type="float">
            <text:p><text:s/>2 223 </text:p>
          </table:table-cell>
          <table:table-cell table:style-name="ce3" office:value-type="float" office:value="2414" calcext:value-type="float">
            <text:p><text:s/>2 414 </text:p>
          </table:table-cell>
          <table:table-cell table:style-name="ce3" office:value-type="float" office:value="2301" calcext:value-type="float">
            <text:p><text:s/>2 301 </text:p>
          </table:table-cell>
          <table:table-cell table:style-name="ce3" office:value-type="float" office:value="2261" calcext:value-type="float">
            <text:p><text:s/>2 261 </text:p>
          </table:table-cell>
          <table:table-cell table:style-name="ce3" office:value-type="float" office:value="2239" calcext:value-type="float">
            <text:p><text:s/>2 239 </text:p>
          </table:table-cell>
          <table:table-cell table:style-name="ce3" office:value-type="float" office:value="2172" calcext:value-type="float">
            <text:p><text:s/>2 172 </text:p>
          </table:table-cell>
          <table:table-cell table:style-name="ce3" office:value-type="float" office:value="2174" calcext:value-type="float">
            <text:p><text:s/>2 174 </text:p>
          </table:table-cell>
          <table:table-cell table:style-name="ce3" office:value-type="float" office:value="2292" calcext:value-type="float">
            <text:p><text:s/>2 292 </text:p>
          </table:table-cell>
          <table:table-cell table:style-name="ce3" office:value-type="float" office:value="2299" calcext:value-type="float">
            <text:p><text:s/>2 299 </text:p>
          </table:table-cell>
          <table:table-cell table:style-name="ce3" office:value-type="float" office:value="2469" calcext:value-type="float">
            <text:p><text:s/>2 469 </text:p>
          </table:table-cell>
          <table:table-cell table:style-name="ce3" office:value-type="float" office:value="2320" calcext:value-type="float">
            <text:p><text:s/>2 320 </text:p>
          </table:table-cell>
          <table:table-cell table:style-name="ce3" office:value-type="float" office:value="2414" calcext:value-type="float">
            <text:p><text:s/>2 414 </text:p>
          </table:table-cell>
          <table:table-cell table:style-name="ce3" office:value-type="float" office:value="2259" calcext:value-type="float">
            <text:p><text:s/>2 259 </text:p>
          </table:table-cell>
          <table:table-cell table:style-name="ce3" office:value-type="float" office:value="2095" calcext:value-type="float">
            <text:p><text:s/>2 095 </text:p>
          </table:table-cell>
          <table:table-cell table:style-name="ce3" office:value-type="float" office:value="2201" calcext:value-type="float">
            <text:p><text:s/>2 201 </text:p>
          </table:table-cell>
          <table:table-cell table:style-name="ce3" office:value-type="float" office:value="2206" calcext:value-type="float">
            <text:p><text:s/>2 206 </text:p>
          </table:table-cell>
          <table:table-cell table:style-name="ce3" office:value-type="float" office:value="2157" calcext:value-type="float">
            <text:p><text:s/>2 157 </text:p>
          </table:table-cell>
          <table:table-cell table:style-name="ce3" office:value-type="float" office:value="2391" calcext:value-type="float">
            <text:p><text:s/>2 391 </text:p>
          </table:table-cell>
          <table:table-cell table:style-name="ce3" office:value-type="float" office:value="2323" calcext:value-type="float">
            <text:p><text:s/>2 323 </text:p>
          </table:table-cell>
          <table:table-cell table:style-name="ce3" office:value-type="float" office:value="2377" calcext:value-type="float">
            <text:p><text:s/>2 377 </text:p>
          </table:table-cell>
          <table:table-cell table:style-name="ce3" office:value-type="float" office:value="2225" calcext:value-type="float">
            <text:p><text:s/>2 225 </text:p>
          </table:table-cell>
          <table:table-cell table:style-name="ce3" office:value-type="float" office:value="2282" calcext:value-type="float">
            <text:p><text:s/>2 282 </text:p>
          </table:table-cell>
          <table:table-cell table:style-name="ce3" office:value-type="float" office:value="2398" calcext:value-type="float">
            <text:p><text:s/>2 398 </text:p>
          </table:table-cell>
          <table:table-cell table:style-name="ce3" office:value-type="float" office:value="2484" calcext:value-type="float">
            <text:p><text:s/>2 484 </text:p>
          </table:table-cell>
          <table:table-cell table:style-name="ce3" office:value-type="float" office:value="2350" calcext:value-type="float">
            <text:p><text:s/>2 350 </text:p>
          </table:table-cell>
          <table:table-cell table:style-name="ce3" office:value-type="float" office:value="2205" calcext:value-type="float">
            <text:p><text:s/>2 205 </text:p>
          </table:table-cell>
          <table:table-cell table:style-name="ce3" office:value-type="float" office:value="2239" calcext:value-type="float">
            <text:p><text:s/>2 239 </text:p>
          </table:table-cell>
          <table:table-cell table:style-name="ce3" office:value-type="float" office:value="2106" calcext:value-type="float">
            <text:p><text:s/>2 106 </text:p>
          </table:table-cell>
          <table:table-cell table:style-name="ce3" office:value-type="float" office:value="2180" calcext:value-type="float">
            <text:p><text:s/>2 180 </text:p>
          </table:table-cell>
          <table:table-cell table:style-name="ce3" office:value-type="float" office:value="2231" calcext:value-type="float">
            <text:p><text:s/>2 231 </text:p>
          </table:table-cell>
          <table:table-cell table:style-name="ce3" office:value-type="float" office:value="2335" calcext:value-type="float">
            <text:p><text:s/>2 335 </text:p>
          </table:table-cell>
          <table:table-cell table:style-name="ce3" office:value-type="float" office:value="2233" calcext:value-type="float">
            <text:p><text:s/>2 233 </text:p>
          </table:table-cell>
          <table:table-cell table:style-name="ce3" office:value-type="float" office:value="2222" calcext:value-type="float">
            <text:p><text:s/>2 222 </text:p>
          </table:table-cell>
          <table:table-cell table:style-name="ce3" office:value-type="float" office:value="2314" calcext:value-type="float">
            <text:p><text:s/>2 314 </text:p>
          </table:table-cell>
          <table:table-cell table:style-name="ce3" office:value-type="float" office:value="2191" calcext:value-type="float">
            <text:p><text:s/>2 191 </text:p>
          </table:table-cell>
          <table:table-cell table:style-name="ce3" office:value-type="float" office:value="2341" calcext:value-type="float">
            <text:p><text:s/>2 341 </text:p>
          </table:table-cell>
          <table:table-cell table:style-name="ce3" office:value-type="float" office:value="2294" calcext:value-type="float">
            <text:p><text:s/>2 294 </text:p>
          </table:table-cell>
          <table:table-cell table:style-name="ce3" office:value-type="float" office:value="2334" calcext:value-type="float">
            <text:p><text:s/>2 334 </text:p>
          </table:table-cell>
          <table:table-cell table:style-name="ce3" office:value-type="float" office:value="2304" calcext:value-type="float">
            <text:p><text:s/>2 304 </text:p>
          </table:table-cell>
          <table:table-cell table:style-name="ce3" office:value-type="float" office:value="2284" calcext:value-type="float">
            <text:p><text:s/>2 284 </text:p>
          </table:table-cell>
          <table:table-cell table:style-name="ce3" office:value-type="float" office:value="2330" calcext:value-type="float">
            <text:p><text:s/>2 330 </text:p>
          </table:table-cell>
          <table:table-cell table:style-name="ce3" office:value-type="float" office:value="2259" calcext:value-type="float">
            <text:p><text:s/>2 259 </text:p>
          </table:table-cell>
          <table:table-cell table:style-name="ce3" office:value-type="float" office:value="2271" calcext:value-type="float">
            <text:p><text:s/>2 271 </text:p>
          </table:table-cell>
          <table:table-cell table:style-name="ce3" office:value-type="float" office:value="2382" calcext:value-type="float">
            <text:p><text:s/>2 382 </text:p>
          </table:table-cell>
          <table:table-cell table:style-name="ce3" office:value-type="float" office:value="2280" calcext:value-type="float">
            <text:p><text:s/>2 280 </text:p>
          </table:table-cell>
          <table:table-cell table:style-name="ce3" office:value-type="float" office:value="2420" calcext:value-type="float">
            <text:p><text:s/>2 420 </text:p>
          </table:table-cell>
          <table:table-cell table:style-name="ce3" office:value-type="float" office:value="2434" calcext:value-type="float">
            <text:p><text:s/>2 434 </text:p>
          </table:table-cell>
          <table:table-cell table:style-name="ce3" office:value-type="float" office:value="2392" calcext:value-type="float">
            <text:p><text:s/>2 392 </text:p>
          </table:table-cell>
          <table:table-cell table:style-name="ce3" office:value-type="float" office:value="2326" calcext:value-type="float">
            <text:p><text:s/>2 326 </text:p>
          </table:table-cell>
          <table:table-cell table:style-name="ce3" office:value-type="float" office:value="2379" calcext:value-type="float">
            <text:p><text:s/>2 379 </text:p>
          </table:table-cell>
          <table:table-cell table:style-name="ce3" office:value-type="float" office:value="2370" calcext:value-type="float">
            <text:p><text:s/>2 370 </text:p>
          </table:table-cell>
          <table:table-cell table:style-name="ce3" office:value-type="float" office:value="2428" calcext:value-type="float">
            <text:p><text:s/>2 428 </text:p>
          </table:table-cell>
          <table:table-cell table:style-name="ce3" office:value-type="float" office:value="2390" calcext:value-type="float">
            <text:p><text:s/>2 390 </text:p>
          </table:table-cell>
          <table:table-cell table:style-name="ce3" office:value-type="float" office:value="2490" calcext:value-type="float">
            <text:p><text:s/>2 490 </text:p>
          </table:table-cell>
          <table:table-cell table:style-name="ce3" office:value-type="float" office:value="2427" calcext:value-type="float">
            <text:p><text:s/>2 427 </text:p>
          </table:table-cell>
          <table:table-cell table:style-name="ce3" office:value-type="float" office:value="2263" calcext:value-type="float">
            <text:p><text:s/>2 263 </text:p>
          </table:table-cell>
          <table:table-cell table:style-name="ce3" office:value-type="float" office:value="2441" calcext:value-type="float">
            <text:p><text:s/>2 441 </text:p>
          </table:table-cell>
          <table:table-cell table:style-name="ce3" office:value-type="float" office:value="2342" calcext:value-type="float">
            <text:p><text:s/>2 342 </text:p>
          </table:table-cell>
          <table:table-cell table:style-name="ce3" office:value-type="float" office:value="2255" calcext:value-type="float">
            <text:p><text:s/>2 255 </text:p>
          </table:table-cell>
          <table:table-cell table:style-name="ce3" office:value-type="float" office:value="2470" calcext:value-type="float">
            <text:p><text:s/>2 470 </text:p>
          </table:table-cell>
          <table:table-cell table:style-name="ce3" office:value-type="float" office:value="2426" calcext:value-type="float">
            <text:p><text:s/>2 426 </text:p>
          </table:table-cell>
          <table:table-cell table:style-name="ce3" office:value-type="float" office:value="2404" calcext:value-type="float">
            <text:p><text:s/>2 404 </text:p>
          </table:table-cell>
          <table:table-cell table:style-name="ce3" office:value-type="float" office:value="2326" calcext:value-type="float">
            <text:p><text:s/>2 326 </text:p>
          </table:table-cell>
          <table:table-cell table:style-name="ce3" office:value-type="float" office:value="2424" calcext:value-type="float">
            <text:p><text:s/>2 424 </text:p>
          </table:table-cell>
          <table:table-cell table:style-name="ce3" office:value-type="float" office:value="2575" calcext:value-type="float">
            <text:p><text:s/>2 575 </text:p>
          </table:table-cell>
          <table:table-cell table:style-name="ce3" office:value-type="float" office:value="2465" calcext:value-type="float">
            <text:p><text:s/>2 465 </text:p>
          </table:table-cell>
          <table:table-cell table:style-name="ce3" office:value-type="float" office:value="2516" calcext:value-type="float">
            <text:p><text:s/>2 516 </text:p>
          </table:table-cell>
          <table:table-cell table:style-name="ce3" office:value-type="float" office:value="2599" calcext:value-type="float">
            <text:p><text:s/>2 599 </text:p>
          </table:table-cell>
          <table:table-cell table:style-name="ce3" office:value-type="float" office:value="2494" calcext:value-type="float">
            <text:p><text:s/>2 494 </text:p>
          </table:table-cell>
          <table:table-cell table:style-name="ce3" office:value-type="float" office:value="2397" calcext:value-type="float">
            <text:p><text:s/>2 397 </text:p>
          </table:table-cell>
          <table:table-cell table:style-name="ce3" office:value-type="float" office:value="2469" calcext:value-type="float">
            <text:p><text:s/>2 469 </text:p>
          </table:table-cell>
          <table:table-cell table:style-name="ce3" office:value-type="float" office:value="2446" calcext:value-type="float">
            <text:p><text:s/>2 446 </text:p>
          </table:table-cell>
          <table:table-cell table:style-name="ce3" office:value-type="float" office:value="2450" calcext:value-type="float">
            <text:p><text:s/>2 450 </text:p>
          </table:table-cell>
          <table:table-cell table:style-name="ce3" office:value-type="float" office:value="2494" calcext:value-type="float">
            <text:p><text:s/>2 494 </text:p>
          </table:table-cell>
          <table:table-cell table:style-name="ce3" office:value-type="float" office:value="2523" calcext:value-type="float">
            <text:p><text:s/>2 523 </text:p>
          </table:table-cell>
          <table:table-cell table:style-name="ce3" office:value-type="float" office:value="2439" calcext:value-type="float">
            <text:p><text:s/>2 439 </text:p>
          </table:table-cell>
          <table:table-cell table:style-name="ce3" office:value-type="float" office:value="2318" calcext:value-type="float">
            <text:p><text:s/>2 318 </text:p>
          </table:table-cell>
          <table:table-cell table:style-name="ce3" office:value-type="float" office:value="2345" calcext:value-type="float">
            <text:p><text:s/>2 345 </text:p>
          </table:table-cell>
          <table:table-cell table:style-name="ce3" office:value-type="float" office:value="2480" calcext:value-type="float">
            <text:p><text:s/>2 480 </text:p>
          </table:table-cell>
          <table:table-cell table:style-name="ce3" office:value-type="float" office:value="2489" calcext:value-type="float">
            <text:p><text:s/>2 489 </text:p>
          </table:table-cell>
          <table:table-cell table:style-name="ce3" office:value-type="float" office:value="2471" calcext:value-type="float">
            <text:p><text:s/>2 471 </text:p>
          </table:table-cell>
          <table:table-cell table:style-name="ce3" office:value-type="float" office:value="2434" calcext:value-type="float">
            <text:p><text:s/>2 434 </text:p>
          </table:table-cell>
          <table:table-cell table:style-name="ce3" office:value-type="float" office:value="2417" calcext:value-type="float">
            <text:p><text:s/>2 417 </text:p>
          </table:table-cell>
          <table:table-cell table:style-name="ce3" office:value-type="float" office:value="2423" calcext:value-type="float">
            <text:p><text:s/>2 423 </text:p>
          </table:table-cell>
          <table:table-cell table:style-name="ce3" office:value-type="float" office:value="2315" calcext:value-type="float">
            <text:p><text:s/>2 315 </text:p>
          </table:table-cell>
          <table:table-cell table:style-name="ce3" office:value-type="float" office:value="2319" calcext:value-type="float">
            <text:p><text:s/>2 319 </text:p>
          </table:table-cell>
          <table:table-cell table:style-name="ce3" office:value-type="float" office:value="2350" calcext:value-type="float">
            <text:p><text:s/>2 350 </text:p>
          </table:table-cell>
          <table:table-cell table:style-name="ce3" office:value-type="float" office:value="2388" calcext:value-type="float">
            <text:p><text:s/>2 388 </text:p>
          </table:table-cell>
          <table:table-cell table:style-name="ce3" office:value-type="float" office:value="2533" calcext:value-type="float">
            <text:p><text:s/>2 533 </text:p>
          </table:table-cell>
          <table:table-cell table:style-name="ce3" office:value-type="float" office:value="2467" calcext:value-type="float">
            <text:p><text:s/>2 467 </text:p>
          </table:table-cell>
          <table:table-cell table:style-name="ce3" office:value-type="float" office:value="2390" calcext:value-type="float">
            <text:p><text:s/>2 390 </text:p>
          </table:table-cell>
          <table:table-cell table:style-name="ce3" office:value-type="float" office:value="2434" calcext:value-type="float">
            <text:p><text:s/>2 434 </text:p>
          </table:table-cell>
          <table:table-cell table:style-name="ce3" office:value-type="float" office:value="2461" calcext:value-type="float">
            <text:p><text:s/>2 461 </text:p>
          </table:table-cell>
          <table:table-cell table:style-name="ce3" office:value-type="float" office:value="2425" calcext:value-type="float">
            <text:p><text:s/>2 425 </text:p>
          </table:table-cell>
          <table:table-cell table:style-name="ce3" office:value-type="float" office:value="2479" calcext:value-type="float">
            <text:p><text:s/>2 479 </text:p>
          </table:table-cell>
          <table:table-cell table:style-name="ce3" office:value-type="float" office:value="2567" calcext:value-type="float">
            <text:p><text:s/>2 567 </text:p>
          </table:table-cell>
          <table:table-cell table:style-name="ce3" office:value-type="float" office:value="2525" calcext:value-type="float">
            <text:p><text:s/>2 525 </text:p>
          </table:table-cell>
          <table:table-cell table:style-name="ce3" office:value-type="float" office:value="2480" calcext:value-type="float">
            <text:p><text:s/>2 480 </text:p>
          </table:table-cell>
          <table:table-cell table:style-name="ce3" office:value-type="float" office:value="2488" calcext:value-type="float">
            <text:p><text:s/>2 488 </text:p>
          </table:table-cell>
          <table:table-cell table:style-name="ce3" office:value-type="float" office:value="2578" calcext:value-type="float">
            <text:p><text:s/>2 578 </text:p>
          </table:table-cell>
          <table:table-cell table:style-name="ce3" office:value-type="float" office:value="2561" calcext:value-type="float">
            <text:p><text:s/>2 561 </text:p>
          </table:table-cell>
          <table:table-cell table:style-name="ce3" office:value-type="float" office:value="2528" calcext:value-type="float">
            <text:p><text:s/>2 528 </text:p>
          </table:table-cell>
          <table:table-cell table:style-name="ce3" office:value-type="float" office:value="2496" calcext:value-type="float">
            <text:p><text:s/>2 496 </text:p>
          </table:table-cell>
          <table:table-cell table:style-name="ce3" office:value-type="float" office:value="2493" calcext:value-type="float">
            <text:p><text:s/>2 493 </text:p>
          </table:table-cell>
          <table:table-cell table:style-name="ce3" office:value-type="float" office:value="2450" calcext:value-type="float">
            <text:p><text:s/>2 450 </text:p>
          </table:table-cell>
          <table:table-cell table:style-name="ce3" office:value-type="float" office:value="2501" calcext:value-type="float">
            <text:p><text:s/>2 501 </text:p>
          </table:table-cell>
          <table:table-cell table:style-name="ce3" office:value-type="float" office:value="2543" calcext:value-type="float">
            <text:p><text:s/>2 543 </text:p>
          </table:table-cell>
          <table:table-cell table:style-name="ce3" office:value-type="float" office:value="2708" calcext:value-type="float">
            <text:p><text:s/>2 708 </text:p>
          </table:table-cell>
          <table:table-cell table:style-name="ce3" office:value-type="float" office:value="2635" calcext:value-type="float">
            <text:p><text:s/>2 635 </text:p>
          </table:table-cell>
          <table:table-cell table:style-name="ce3" office:value-type="float" office:value="2533" calcext:value-type="float">
            <text:p><text:s/>2 533 </text:p>
          </table:table-cell>
          <table:table-cell table:style-name="ce3" office:value-type="float" office:value="2454" calcext:value-type="float">
            <text:p><text:s/>2 454 </text:p>
          </table:table-cell>
          <table:table-cell table:style-name="ce3" office:value-type="float" office:value="2302" calcext:value-type="float">
            <text:p><text:s/>2 302 </text:p>
          </table:table-cell>
          <table:table-cell table:style-name="ce3" office:value-type="float" office:value="2456" calcext:value-type="float">
            <text:p><text:s/>2 456 </text:p>
          </table:table-cell>
          <table:table-cell table:style-name="ce3" office:value-type="float" office:value="2633" calcext:value-type="float">
            <text:p><text:s/>2 633 </text:p>
          </table:table-cell>
          <table:table-cell table:style-name="ce3" office:value-type="float" office:value="2550" calcext:value-type="float">
            <text:p><text:s/>2 550 </text:p>
          </table:table-cell>
          <table:table-cell table:style-name="ce3" office:value-type="float" office:value="2579" calcext:value-type="float">
            <text:p><text:s/>2 579 </text:p>
          </table:table-cell>
          <table:table-cell table:style-name="ce3" office:value-type="float" office:value="2589" calcext:value-type="float">
            <text:p><text:s/>2 589 </text:p>
          </table:table-cell>
          <table:table-cell table:style-name="ce3" office:value-type="float" office:value="2525" calcext:value-type="float">
            <text:p><text:s/>2 525 </text:p>
          </table:table-cell>
          <table:table-cell table:style-name="ce3" office:value-type="float" office:value="2545" calcext:value-type="float">
            <text:p><text:s/>2 545 </text:p>
          </table:table-cell>
          <table:table-cell table:style-name="ce3" office:value-type="float" office:value="2613" calcext:value-type="float">
            <text:p><text:s/>2 613 </text:p>
          </table:table-cell>
          <table:table-cell table:style-name="ce3" office:value-type="float" office:value="2557" calcext:value-type="float">
            <text:p><text:s/>2 557 </text:p>
          </table:table-cell>
          <table:table-cell table:style-name="ce3" office:value-type="float" office:value="2601" calcext:value-type="float">
            <text:p><text:s/>2 601 </text:p>
          </table:table-cell>
          <table:table-cell table:style-name="ce3" office:value-type="float" office:value="2677" calcext:value-type="float">
            <text:p><text:s/>2 677 </text:p>
          </table:table-cell>
          <table:table-cell table:style-name="ce3" office:value-type="float" office:value="2614" calcext:value-type="float">
            <text:p><text:s/>2 614 </text:p>
          </table:table-cell>
          <table:table-cell table:style-name="ce3" office:value-type="float" office:value="2647" calcext:value-type="float">
            <text:p><text:s/>2 647 </text:p>
          </table:table-cell>
          <table:table-cell table:style-name="ce3" office:value-type="float" office:value="2586" calcext:value-type="float">
            <text:p><text:s/>2 586 </text:p>
          </table:table-cell>
          <table:table-cell table:style-name="ce3" office:value-type="float" office:value="2724" calcext:value-type="float">
            <text:p><text:s/>2 724 </text:p>
          </table:table-cell>
          <table:table-cell table:style-name="ce3" office:value-type="float" office:value="2692" calcext:value-type="float">
            <text:p><text:s/>2 692 </text:p>
          </table:table-cell>
          <table:table-cell table:style-name="ce3" office:value-type="float" office:value="2659" calcext:value-type="float">
            <text:p><text:s/>2 659 </text:p>
          </table:table-cell>
          <table:table-cell table:style-name="ce3" office:value-type="float" office:value="2705" calcext:value-type="float">
            <text:p><text:s/>2 705 </text:p>
          </table:table-cell>
          <table:table-cell table:style-name="ce3" office:value-type="float" office:value="2677" calcext:value-type="float">
            <text:p><text:s/>2 677 </text:p>
          </table:table-cell>
          <table:table-cell table:style-name="ce3" office:value-type="float" office:value="2640" calcext:value-type="float">
            <text:p><text:s/>2 640 </text:p>
          </table:table-cell>
          <table:table-cell table:style-name="ce3" office:value-type="float" office:value="2407" calcext:value-type="float">
            <text:p><text:s/>2 407 </text:p>
          </table:table-cell>
          <table:table-cell table:style-name="ce3" office:value-type="float" office:value="2609" calcext:value-type="float">
            <text:p><text:s/>2 609 </text:p>
          </table:table-cell>
          <table:table-cell table:style-name="ce3" office:value-type="float" office:value="2635" calcext:value-type="float">
            <text:p><text:s/>2 635 </text:p>
          </table:table-cell>
          <table:table-cell table:style-name="ce3" office:value-type="float" office:value="2626" calcext:value-type="float">
            <text:p><text:s/>2 626 </text:p>
          </table:table-cell>
          <table:table-cell table:style-name="ce3" office:value-type="float" office:value="2705" calcext:value-type="float">
            <text:p><text:s/>2 705 </text:p>
          </table:table-cell>
          <table:table-cell table:style-name="ce3" office:value-type="float" office:value="2771" calcext:value-type="float">
            <text:p><text:s/>2 771 </text:p>
          </table:table-cell>
          <table:table-cell table:style-name="ce3" office:value-type="float" office:value="2584" calcext:value-type="float">
            <text:p><text:s/>2 584 </text:p>
          </table:table-cell>
          <table:table-cell table:style-name="ce3" office:value-type="float" office:value="2570" calcext:value-type="float">
            <text:p><text:s/>2 570 </text:p>
          </table:table-cell>
          <table:table-cell table:style-name="ce3" office:value-type="float" office:value="2531" calcext:value-type="float">
            <text:p><text:s/>2 531 </text:p>
          </table:table-cell>
          <table:table-cell table:style-name="ce3" office:value-type="float" office:value="2611" calcext:value-type="float">
            <text:p><text:s/>2 611 </text:p>
          </table:table-cell>
          <table:table-cell table:style-name="ce3" office:value-type="float" office:value="2821" calcext:value-type="float">
            <text:p><text:s/>2 821 </text:p>
          </table:table-cell>
          <table:table-cell table:style-name="ce3" office:value-type="float" office:value="2649" calcext:value-type="float">
            <text:p><text:s/>2 649 </text:p>
          </table:table-cell>
          <table:table-cell table:style-name="ce3" office:value-type="float" office:value="2570" calcext:value-type="float">
            <text:p><text:s/>2 570 </text:p>
          </table:table-cell>
          <table:table-cell table:style-name="ce3" office:value-type="float" office:value="2712" calcext:value-type="float">
            <text:p><text:s/>2 712 </text:p>
          </table:table-cell>
          <table:table-cell table:style-name="ce3" office:value-type="float" office:value="2758" calcext:value-type="float">
            <text:p><text:s/>2 758 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Deaths 2016</text:p>
          </table:table-cell>
          <table:table-cell table:style-name="ce2" office:value-type="float" office:value="2769" calcext:value-type="float">
            <text:p><text:s/>2 769 </text:p>
          </table:table-cell>
          <table:table-cell table:style-name="ce2" office:value-type="float" office:value="2682" calcext:value-type="float">
            <text:p><text:s/>2 682 </text:p>
          </table:table-cell>
          <table:table-cell table:style-name="ce2" office:value-type="float" office:value="2714" calcext:value-type="float">
            <text:p><text:s/>2 714 </text:p>
          </table:table-cell>
          <table:table-cell table:style-name="ce2" office:value-type="float" office:value="2613" calcext:value-type="float">
            <text:p><text:s/>2 613 </text:p>
          </table:table-cell>
          <table:table-cell table:style-name="ce2" office:value-type="float" office:value="2666" calcext:value-type="float">
            <text:p><text:s/>2 666 </text:p>
          </table:table-cell>
          <table:table-cell table:style-name="ce2" office:value-type="float" office:value="2727" calcext:value-type="float">
            <text:p><text:s/>2 727 </text:p>
          </table:table-cell>
          <table:table-cell table:style-name="ce2" office:value-type="float" office:value="2715" calcext:value-type="float">
            <text:p><text:s/>2 715 </text:p>
          </table:table-cell>
          <table:table-cell table:style-name="ce2" office:value-type="float" office:value="2686" calcext:value-type="float">
            <text:p><text:s/>2 686 </text:p>
          </table:table-cell>
          <table:table-cell table:style-name="ce2" office:value-type="float" office:value="2813" calcext:value-type="float">
            <text:p><text:s/>2 813 </text:p>
          </table:table-cell>
          <table:table-cell table:style-name="ce2" office:value-type="float" office:value="2711" calcext:value-type="float">
            <text:p><text:s/>2 711 </text:p>
          </table:table-cell>
          <table:table-cell table:style-name="ce2" office:value-type="float" office:value="2691" calcext:value-type="float">
            <text:p><text:s/>2 691 </text:p>
          </table:table-cell>
          <table:table-cell table:style-name="ce2" office:value-type="float" office:value="2628" calcext:value-type="float">
            <text:p><text:s/>2 628 </text:p>
          </table:table-cell>
          <table:table-cell table:style-name="ce2" office:value-type="float" office:value="2788" calcext:value-type="float">
            <text:p><text:s/>2 788 </text:p>
          </table:table-cell>
          <table:table-cell table:style-name="ce2" office:value-type="float" office:value="2748" calcext:value-type="float">
            <text:p><text:s/>2 748 </text:p>
          </table:table-cell>
          <table:table-cell table:style-name="ce2" office:value-type="float" office:value="2811" calcext:value-type="float">
            <text:p><text:s/>2 811 </text:p>
          </table:table-cell>
          <table:table-cell table:style-name="ce2" office:value-type="float" office:value="2660" calcext:value-type="float">
            <text:p><text:s/>2 660 </text:p>
          </table:table-cell>
          <table:table-cell table:style-name="ce2" office:value-type="float" office:value="2676" calcext:value-type="float">
            <text:p><text:s/>2 676 </text:p>
          </table:table-cell>
          <table:table-cell table:style-name="ce2" office:value-type="float" office:value="2656" calcext:value-type="float">
            <text:p><text:s/>2 656 </text:p>
          </table:table-cell>
          <table:table-cell table:style-name="ce2" office:value-type="float" office:value="2487" calcext:value-type="float">
            <text:p><text:s/>2 487 </text:p>
          </table:table-cell>
          <table:table-cell table:style-name="ce2" office:value-type="float" office:value="2551" calcext:value-type="float">
            <text:p><text:s/>2 551 </text:p>
          </table:table-cell>
          <table:table-cell table:style-name="ce2" office:value-type="float" office:value="2757" calcext:value-type="float">
            <text:p><text:s/>2 757 </text:p>
          </table:table-cell>
          <table:table-cell table:style-name="ce2" office:value-type="float" office:value="2668" calcext:value-type="float">
            <text:p><text:s/>2 668 </text:p>
          </table:table-cell>
          <table:table-cell table:style-name="ce2" office:value-type="float" office:value="2708" calcext:value-type="float">
            <text:p><text:s/>2 708 </text:p>
          </table:table-cell>
          <table:table-cell table:style-name="ce2" office:value-type="float" office:value="2675" calcext:value-type="float">
            <text:p><text:s/>2 675 </text:p>
          </table:table-cell>
          <table:table-cell table:style-name="ce2" office:value-type="float" office:value="2637" calcext:value-type="float">
            <text:p><text:s/>2 637 </text:p>
          </table:table-cell>
          <table:table-cell table:style-name="ce2" office:value-type="float" office:value="2621" calcext:value-type="float">
            <text:p><text:s/>2 621 </text:p>
          </table:table-cell>
          <table:table-cell table:style-name="ce2" office:value-type="float" office:value="2695" calcext:value-type="float">
            <text:p><text:s/>2 695 </text:p>
          </table:table-cell>
          <table:table-cell table:style-name="ce2" office:value-type="float" office:value="2707" calcext:value-type="float">
            <text:p><text:s/>2 707 </text:p>
          </table:table-cell>
          <table:table-cell table:style-name="ce2" office:value-type="float" office:value="2650" calcext:value-type="float">
            <text:p><text:s/>2 650 </text:p>
          </table:table-cell>
          <table:table-cell table:style-name="ce2" office:value-type="float" office:value="2584" calcext:value-type="float">
            <text:p><text:s/>2 584 </text:p>
          </table:table-cell>
          <table:table-cell table:style-name="ce2" office:value-type="float" office:value="2653" calcext:value-type="float">
            <text:p><text:s/>2 653 </text:p>
          </table:table-cell>
          <table:table-cell table:style-name="ce2" office:value-type="float" office:value="2532" calcext:value-type="float">
            <text:p><text:s/>2 532 </text:p>
          </table:table-cell>
          <table:table-cell table:style-name="ce2" office:value-type="float" office:value="2423" calcext:value-type="float">
            <text:p><text:s/>2 423 </text:p>
          </table:table-cell>
          <table:table-cell table:style-name="ce2" office:value-type="float" office:value="2546" calcext:value-type="float">
            <text:p><text:s/>2 546 </text:p>
          </table:table-cell>
          <table:table-cell table:style-name="ce2" office:value-type="float" office:value="2618" calcext:value-type="float">
            <text:p><text:s/>2 618 </text:p>
          </table:table-cell>
          <table:table-cell table:style-name="ce2" office:value-type="float" office:value="2621" calcext:value-type="float">
            <text:p><text:s/>2 621 </text:p>
          </table:table-cell>
          <table:table-cell table:style-name="ce2" office:value-type="float" office:value="2518" calcext:value-type="float">
            <text:p><text:s/>2 518 </text:p>
          </table:table-cell>
          <table:table-cell table:style-name="ce2" office:value-type="float" office:value="2544" calcext:value-type="float">
            <text:p><text:s/>2 544 </text:p>
          </table:table-cell>
          <table:table-cell table:style-name="ce2" office:value-type="float" office:value="2471" calcext:value-type="float">
            <text:p><text:s/>2 471 </text:p>
          </table:table-cell>
          <table:table-cell table:style-name="ce2" office:value-type="float" office:value="2394" calcext:value-type="float">
            <text:p><text:s/>2 394 </text:p>
          </table:table-cell>
          <table:table-cell table:style-name="ce2" office:value-type="float" office:value="2370" calcext:value-type="float">
            <text:p><text:s/>2 370 </text:p>
          </table:table-cell>
          <table:table-cell table:style-name="ce2" office:value-type="float" office:value="2351" calcext:value-type="float">
            <text:p><text:s/>2 351 </text:p>
          </table:table-cell>
          <table:table-cell table:style-name="ce2" office:value-type="float" office:value="2425" calcext:value-type="float">
            <text:p><text:s/>2 425 </text:p>
          </table:table-cell>
          <table:table-cell table:style-name="ce2" office:value-type="float" office:value="2422" calcext:value-type="float">
            <text:p><text:s/>2 422 </text:p>
          </table:table-cell>
          <table:table-cell table:style-name="ce2" office:value-type="float" office:value="2466" calcext:value-type="float">
            <text:p><text:s/>2 466 </text:p>
          </table:table-cell>
          <table:table-cell table:style-name="ce2" office:value-type="float" office:value="2428" calcext:value-type="float">
            <text:p><text:s/>2 428 </text:p>
          </table:table-cell>
          <table:table-cell table:style-name="ce2" office:value-type="float" office:value="2313" calcext:value-type="float">
            <text:p><text:s/>2 313 </text:p>
          </table:table-cell>
          <table:table-cell table:style-name="ce2" office:value-type="float" office:value="2423" calcext:value-type="float">
            <text:p><text:s/>2 423 </text:p>
          </table:table-cell>
          <table:table-cell table:style-name="ce2" office:value-type="float" office:value="2437" calcext:value-type="float">
            <text:p><text:s/>2 437 </text:p>
          </table:table-cell>
          <table:table-cell table:style-name="ce2" office:value-type="float" office:value="2502" calcext:value-type="float">
            <text:p><text:s/>2 502 </text:p>
          </table:table-cell>
          <table:table-cell table:style-name="ce2" office:value-type="float" office:value="2413" calcext:value-type="float">
            <text:p><text:s/>2 413 </text:p>
          </table:table-cell>
          <table:table-cell table:style-name="ce2" office:value-type="float" office:value="2379" calcext:value-type="float">
            <text:p><text:s/>2 379 </text:p>
          </table:table-cell>
          <table:table-cell table:style-name="ce2" office:value-type="float" office:value="2497" calcext:value-type="float">
            <text:p><text:s/>2 497 </text:p>
          </table:table-cell>
          <table:table-cell table:style-name="ce2" office:value-type="float" office:value="2402" calcext:value-type="float">
            <text:p><text:s/>2 402 </text:p>
          </table:table-cell>
          <table:table-cell table:style-name="ce2" office:value-type="float" office:value="2491" calcext:value-type="float">
            <text:p><text:s/>2 491 </text:p>
          </table:table-cell>
          <table:table-cell table:style-name="ce2" office:value-type="float" office:value="2396" calcext:value-type="float">
            <text:p><text:s/>2 396 </text:p>
          </table:table-cell>
          <table:table-cell table:style-name="ce2" office:value-type="float" office:value="2413" calcext:value-type="float">
            <text:p><text:s/>2 413 </text:p>
          </table:table-cell>
          <table:table-cell table:style-name="ce2" office:value-type="float" office:value="2226" calcext:value-type="float">
            <text:p><text:s/>2 226 </text:p>
          </table:table-cell>
          <table:table-cell table:style-name="ce2" office:value-type="float" office:value="2505" calcext:value-type="float">
            <text:p><text:s/>2 505 </text:p>
          </table:table-cell>
          <table:table-cell table:style-name="ce2" office:value-type="float" office:value="2503" calcext:value-type="float">
            <text:p><text:s/>2 503 </text:p>
          </table:table-cell>
          <table:table-cell table:style-name="ce2" office:value-type="float" office:value="2367" calcext:value-type="float">
            <text:p><text:s/>2 367 </text:p>
          </table:table-cell>
          <table:table-cell table:style-name="ce2" office:value-type="float" office:value="2552" calcext:value-type="float">
            <text:p><text:s/>2 552 </text:p>
          </table:table-cell>
          <table:table-cell table:style-name="ce2" office:value-type="float" office:value="2648" calcext:value-type="float">
            <text:p><text:s/>2 648 </text:p>
          </table:table-cell>
          <table:table-cell table:style-name="ce2" office:value-type="float" office:value="2600" calcext:value-type="float">
            <text:p><text:s/>2 600 </text:p>
          </table:table-cell>
          <table:table-cell table:style-name="ce2" office:value-type="float" office:value="2573" calcext:value-type="float">
            <text:p><text:s/>2 573 </text:p>
          </table:table-cell>
          <table:table-cell table:style-name="ce2" office:value-type="float" office:value="2562" calcext:value-type="float">
            <text:p><text:s/>2 562 </text:p>
          </table:table-cell>
          <table:table-cell table:style-name="ce2" office:value-type="float" office:value="2399" calcext:value-type="float">
            <text:p><text:s/>2 399 </text:p>
          </table:table-cell>
          <table:table-cell table:style-name="ce2" office:value-type="float" office:value="2295" calcext:value-type="float">
            <text:p><text:s/>2 295 </text:p>
          </table:table-cell>
          <table:table-cell table:style-name="ce2" office:value-type="float" office:value="2278" calcext:value-type="float">
            <text:p><text:s/>2 278 </text:p>
          </table:table-cell>
          <table:table-cell table:style-name="ce2" office:value-type="float" office:value="2340" calcext:value-type="float">
            <text:p><text:s/>2 340 </text:p>
          </table:table-cell>
          <table:table-cell table:style-name="ce2" office:value-type="float" office:value="2332" calcext:value-type="float">
            <text:p><text:s/>2 332 </text:p>
          </table:table-cell>
          <table:table-cell table:style-name="ce2" office:value-type="float" office:value="2442" calcext:value-type="float">
            <text:p><text:s/>2 442 </text:p>
          </table:table-cell>
          <table:table-cell table:style-name="ce2" office:value-type="float" office:value="2410" calcext:value-type="float">
            <text:p><text:s/>2 410 </text:p>
          </table:table-cell>
          <table:table-cell table:style-name="ce2" office:value-type="float" office:value="2401" calcext:value-type="float">
            <text:p><text:s/>2 401 </text:p>
          </table:table-cell>
          <table:table-cell table:style-name="ce2" office:value-type="float" office:value="2398" calcext:value-type="float">
            <text:p><text:s/>2 398 </text:p>
          </table:table-cell>
          <table:table-cell table:style-name="ce2" office:value-type="float" office:value="2407" calcext:value-type="float">
            <text:p><text:s/>2 407 </text:p>
          </table:table-cell>
          <table:table-cell table:style-name="ce2" office:value-type="float" office:value="2344" calcext:value-type="float">
            <text:p><text:s/>2 344 </text:p>
          </table:table-cell>
          <table:table-cell table:style-name="ce2" office:value-type="float" office:value="2402" calcext:value-type="float">
            <text:p><text:s/>2 402 </text:p>
          </table:table-cell>
          <table:table-cell table:style-name="ce2" office:value-type="float" office:value="2194" calcext:value-type="float">
            <text:p><text:s/>2 194 </text:p>
          </table:table-cell>
          <table:table-cell table:style-name="ce2" office:value-type="float" office:value="2346" calcext:value-type="float">
            <text:p><text:s/>2 346 </text:p>
          </table:table-cell>
          <table:table-cell table:style-name="ce2" office:value-type="float" office:value="2309" calcext:value-type="float">
            <text:p><text:s/>2 309 </text:p>
          </table:table-cell>
          <table:table-cell table:style-name="ce2" office:value-type="float" office:value="2284" calcext:value-type="float">
            <text:p><text:s/>2 284 </text:p>
          </table:table-cell>
          <table:table-cell table:style-name="ce2" office:value-type="float" office:value="2361" calcext:value-type="float">
            <text:p><text:s/>2 361 </text:p>
          </table:table-cell>
          <table:table-cell table:style-name="ce2" office:value-type="float" office:value="2345" calcext:value-type="float">
            <text:p><text:s/>2 345 </text:p>
          </table:table-cell>
          <table:table-cell table:style-name="ce2" office:value-type="float" office:value="2369" calcext:value-type="float">
            <text:p><text:s/>2 369 </text:p>
          </table:table-cell>
          <table:table-cell table:style-name="ce2" office:value-type="float" office:value="2416" calcext:value-type="float">
            <text:p><text:s/>2 416 </text:p>
          </table:table-cell>
          <table:table-cell table:style-name="ce2" office:value-type="float" office:value="2349" calcext:value-type="float">
            <text:p><text:s/>2 349 </text:p>
          </table:table-cell>
          <table:table-cell table:style-name="ce2" office:value-type="float" office:value="2338" calcext:value-type="float">
            <text:p><text:s/>2 338 </text:p>
          </table:table-cell>
          <table:table-cell table:style-name="ce2" office:value-type="float" office:value="2168" calcext:value-type="float">
            <text:p><text:s/>2 168 </text:p>
          </table:table-cell>
          <table:table-cell table:style-name="ce2" office:value-type="float" office:value="2378" calcext:value-type="float">
            <text:p><text:s/>2 378 </text:p>
          </table:table-cell>
          <table:table-cell table:style-name="ce2" office:value-type="float" office:value="2334" calcext:value-type="float">
            <text:p><text:s/>2 334 </text:p>
          </table:table-cell>
          <table:table-cell table:style-name="ce2" office:value-type="float" office:value="2355" calcext:value-type="float">
            <text:p><text:s/>2 355 </text:p>
          </table:table-cell>
          <table:table-cell table:style-name="ce2" office:value-type="float" office:value="2177" calcext:value-type="float">
            <text:p><text:s/>2 177 </text:p>
          </table:table-cell>
          <table:table-cell table:style-name="ce2" office:value-type="float" office:value="2265" calcext:value-type="float">
            <text:p><text:s/>2 265 </text:p>
          </table:table-cell>
          <table:table-cell table:style-name="ce2" office:value-type="float" office:value="2121" calcext:value-type="float">
            <text:p><text:s/>2 121 </text:p>
          </table:table-cell>
          <table:table-cell table:style-name="ce2" office:value-type="float" office:value="2169" calcext:value-type="float">
            <text:p><text:s/>2 169 </text:p>
          </table:table-cell>
          <table:table-cell table:style-name="ce2" office:value-type="float" office:value="2293" calcext:value-type="float">
            <text:p><text:s/>2 293 </text:p>
          </table:table-cell>
          <table:table-cell table:style-name="ce2" office:value-type="float" office:value="2288" calcext:value-type="float">
            <text:p><text:s/>2 288 </text:p>
          </table:table-cell>
          <table:table-cell table:style-name="ce2" office:value-type="float" office:value="2259" calcext:value-type="float">
            <text:p><text:s/>2 259 </text:p>
          </table:table-cell>
          <table:table-cell table:style-name="ce2" office:value-type="float" office:value="2370" calcext:value-type="float">
            <text:p><text:s/>2 370 </text:p>
          </table:table-cell>
          <table:table-cell table:style-name="ce2" office:value-type="float" office:value="2208" calcext:value-type="float">
            <text:p><text:s/>2 208 </text:p>
          </table:table-cell>
          <table:table-cell table:style-name="ce2" office:value-type="float" office:value="2186" calcext:value-type="float">
            <text:p><text:s/>2 186 </text:p>
          </table:table-cell>
          <table:table-cell table:style-name="ce2" office:value-type="float" office:value="2113" calcext:value-type="float">
            <text:p><text:s/>2 113 </text:p>
          </table:table-cell>
          <table:table-cell table:style-name="ce2" office:value-type="float" office:value="2314" calcext:value-type="float">
            <text:p><text:s/>2 314 </text:p>
          </table:table-cell>
          <table:table-cell table:style-name="ce2" office:value-type="float" office:value="2346" calcext:value-type="float">
            <text:p><text:s/>2 346 </text:p>
          </table:table-cell>
          <table:table-cell table:style-name="ce2" office:value-type="float" office:value="2506" calcext:value-type="float">
            <text:p><text:s/>2 506 </text:p>
          </table:table-cell>
          <table:table-cell table:style-name="ce2" office:value-type="float" office:value="2475" calcext:value-type="float">
            <text:p><text:s/>2 475 </text:p>
          </table:table-cell>
          <table:table-cell table:style-name="ce2" office:value-type="float" office:value="2712" calcext:value-type="float">
            <text:p><text:s/>2 712 </text:p>
          </table:table-cell>
          <table:table-cell table:style-name="ce2" office:value-type="float" office:value="2492" calcext:value-type="float">
            <text:p><text:s/>2 492 </text:p>
          </table:table-cell>
          <table:table-cell table:style-name="ce2" office:value-type="float" office:value="2065" calcext:value-type="float">
            <text:p><text:s/>2 065 </text:p>
          </table:table-cell>
          <table:table-cell table:style-name="ce2" office:value-type="float" office:value="2191" calcext:value-type="float">
            <text:p><text:s/>2 191 </text:p>
          </table:table-cell>
          <table:table-cell table:style-name="ce2" office:value-type="float" office:value="2302" calcext:value-type="float">
            <text:p><text:s/>2 302 </text:p>
          </table:table-cell>
          <table:table-cell table:style-name="ce2" office:value-type="float" office:value="2348" calcext:value-type="float">
            <text:p><text:s/>2 348 </text:p>
          </table:table-cell>
          <table:table-cell table:style-name="ce2" office:value-type="float" office:value="2279" calcext:value-type="float">
            <text:p><text:s/>2 279 </text:p>
          </table:table-cell>
          <table:table-cell table:style-name="ce2" office:value-type="float" office:value="2431" calcext:value-type="float">
            <text:p><text:s/>2 431 </text:p>
          </table:table-cell>
          <table:table-cell table:style-name="ce2" office:value-type="float" office:value="2145" calcext:value-type="float">
            <text:p><text:s/>2 145 </text:p>
          </table:table-cell>
          <table:table-cell table:style-name="ce2" office:value-type="float" office:value="2003" calcext:value-type="float">
            <text:p><text:s/>2 003 </text:p>
          </table:table-cell>
          <table:table-cell table:style-name="ce2" office:value-type="float" office:value="2298" calcext:value-type="float">
            <text:p><text:s/>2 298 </text:p>
          </table:table-cell>
          <table:table-cell table:style-name="ce2" office:value-type="float" office:value="2368" calcext:value-type="float">
            <text:p><text:s/>2 368 </text:p>
          </table:table-cell>
          <table:table-cell table:style-name="ce2" office:value-type="float" office:value="2231" calcext:value-type="float">
            <text:p><text:s/>2 231 </text:p>
          </table:table-cell>
          <table:table-cell table:style-name="ce2" office:value-type="float" office:value="2261" calcext:value-type="float">
            <text:p><text:s/>2 261 </text:p>
          </table:table-cell>
          <table:table-cell table:style-name="ce2" office:value-type="float" office:value="2455" calcext:value-type="float">
            <text:p><text:s/>2 455 </text:p>
          </table:table-cell>
          <table:table-cell table:style-name="ce2" office:value-type="float" office:value="2284" calcext:value-type="float">
            <text:p><text:s/>2 284 </text:p>
          </table:table-cell>
          <table:table-cell table:style-name="ce2" office:value-type="float" office:value="2332" calcext:value-type="float">
            <text:p><text:s/>2 332 </text:p>
          </table:table-cell>
          <table:table-cell table:style-name="ce2" office:value-type="float" office:value="2559" calcext:value-type="float">
            <text:p><text:s/>2 559 </text:p>
          </table:table-cell>
          <table:table-cell table:style-name="ce2" office:value-type="float" office:value="2435" calcext:value-type="float">
            <text:p><text:s/>2 435 </text:p>
          </table:table-cell>
          <table:table-cell table:style-name="ce2" office:value-type="float" office:value="2313" calcext:value-type="float">
            <text:p><text:s/>2 313 </text:p>
          </table:table-cell>
          <table:table-cell table:style-name="ce2" office:value-type="float" office:value="2216" calcext:value-type="float">
            <text:p><text:s/>2 216 </text:p>
          </table:table-cell>
          <table:table-cell table:style-name="ce2" office:value-type="float" office:value="2139" calcext:value-type="float">
            <text:p><text:s/>2 139 </text:p>
          </table:table-cell>
          <table:table-cell table:style-name="ce2" office:value-type="float" office:value="2225" calcext:value-type="float">
            <text:p><text:s/>2 225 </text:p>
          </table:table-cell>
          <table:table-cell table:style-name="ce2" office:value-type="float" office:value="2285" calcext:value-type="float">
            <text:p><text:s/>2 285 </text:p>
          </table:table-cell>
          <table:table-cell table:style-name="ce2" office:value-type="float" office:value="2294" calcext:value-type="float">
            <text:p><text:s/>2 294 </text:p>
          </table:table-cell>
          <table:table-cell table:style-name="ce2" office:value-type="float" office:value="2316" calcext:value-type="float">
            <text:p><text:s/>2 316 </text:p>
          </table:table-cell>
          <table:table-cell table:style-name="ce2" office:value-type="float" office:value="2441" calcext:value-type="float">
            <text:p><text:s/>2 441 </text:p>
          </table:table-cell>
          <table:table-cell table:style-name="ce2" office:value-type="float" office:value="2593" calcext:value-type="float">
            <text:p><text:s/>2 593 </text:p>
          </table:table-cell>
          <table:table-cell table:style-name="ce2" office:value-type="float" office:value="2659" calcext:value-type="float">
            <text:p><text:s/>2 659 </text:p>
          </table:table-cell>
          <table:table-cell table:style-name="ce2" office:value-type="float" office:value="2366" calcext:value-type="float">
            <text:p><text:s/>2 366 </text:p>
          </table:table-cell>
          <table:table-cell table:style-name="ce2" office:value-type="float" office:value="2316" calcext:value-type="float">
            <text:p><text:s/>2 316 </text:p>
          </table:table-cell>
          <table:table-cell table:style-name="ce2" office:value-type="float" office:value="2449" calcext:value-type="float">
            <text:p><text:s/>2 449 </text:p>
          </table:table-cell>
          <table:table-cell table:style-name="ce2" office:value-type="float" office:value="2345" calcext:value-type="float">
            <text:p><text:s/>2 345 </text:p>
          </table:table-cell>
          <table:table-cell table:style-name="ce2" office:value-type="float" office:value="2267" calcext:value-type="float">
            <text:p><text:s/>2 267 </text:p>
          </table:table-cell>
          <table:table-cell table:style-name="ce2" office:value-type="float" office:value="2313" calcext:value-type="float">
            <text:p><text:s/>2 313 </text:p>
          </table:table-cell>
          <table:table-cell table:style-name="ce2" office:value-type="float" office:value="2311" calcext:value-type="float">
            <text:p><text:s/>2 311 </text:p>
          </table:table-cell>
          <table:table-cell table:style-name="ce2" office:value-type="float" office:value="2250" calcext:value-type="float">
            <text:p><text:s/>2 250 </text:p>
          </table:table-cell>
          <table:table-cell table:style-name="ce2" office:value-type="float" office:value="2222" calcext:value-type="float">
            <text:p><text:s/>2 222 </text:p>
          </table:table-cell>
          <table:table-cell table:style-name="ce2" office:value-type="float" office:value="2197" calcext:value-type="float">
            <text:p><text:s/>2 197 </text:p>
          </table:table-cell>
          <table:table-cell table:style-name="ce2" office:value-type="float" office:value="2216" calcext:value-type="float">
            <text:p><text:s/>2 216 </text:p>
          </table:table-cell>
          <table:table-cell table:style-name="ce2" office:value-type="float" office:value="2305" calcext:value-type="float">
            <text:p><text:s/>2 305 </text:p>
          </table:table-cell>
          <table:table-cell table:style-name="ce2" office:value-type="float" office:value="2269" calcext:value-type="float">
            <text:p><text:s/>2 269 </text:p>
          </table:table-cell>
          <table:table-cell table:style-name="ce2" office:value-type="float" office:value="2202" calcext:value-type="float">
            <text:p><text:s/>2 202 </text:p>
          </table:table-cell>
          <table:table-cell table:style-name="ce2" office:value-type="float" office:value="2149" calcext:value-type="float">
            <text:p><text:s/>2 149 </text:p>
          </table:table-cell>
          <table:table-cell table:style-name="ce2" office:value-type="float" office:value="2101" calcext:value-type="float">
            <text:p><text:s/>2 101 </text:p>
          </table:table-cell>
          <table:table-cell table:style-name="ce2" office:value-type="float" office:value="2307" calcext:value-type="float">
            <text:p><text:s/>2 307 </text:p>
          </table:table-cell>
          <table:table-cell table:style-name="ce2" office:value-type="float" office:value="2134" calcext:value-type="float">
            <text:p><text:s/>2 134 </text:p>
          </table:table-cell>
          <table:table-cell table:style-name="ce2" office:value-type="float" office:value="2191" calcext:value-type="float">
            <text:p><text:s/>2 191 </text:p>
          </table:table-cell>
          <table:table-cell table:style-name="ce2" office:value-type="float" office:value="2107" calcext:value-type="float">
            <text:p><text:s/>2 107 </text:p>
          </table:table-cell>
          <table:table-cell table:style-name="ce2" office:value-type="float" office:value="2229" calcext:value-type="float">
            <text:p><text:s/>2 229 </text:p>
          </table:table-cell>
          <table:table-cell table:style-name="ce2" office:value-type="float" office:value="2327" calcext:value-type="float">
            <text:p><text:s/>2 327 </text:p>
          </table:table-cell>
          <table:table-cell table:style-name="ce2" office:value-type="float" office:value="2192" calcext:value-type="float">
            <text:p><text:s/>2 192 </text:p>
          </table:table-cell>
          <table:table-cell table:style-name="ce2" office:value-type="float" office:value="2394" calcext:value-type="float">
            <text:p><text:s/>2 394 </text:p>
          </table:table-cell>
          <table:table-cell table:style-name="ce2" office:value-type="float" office:value="2238" calcext:value-type="float">
            <text:p><text:s/>2 238 </text:p>
          </table:table-cell>
          <table:table-cell table:style-name="ce2" office:value-type="float" office:value="2375" calcext:value-type="float">
            <text:p><text:s/>2 375 </text:p>
          </table:table-cell>
          <table:table-cell table:style-name="ce2" office:value-type="float" office:value="2366" calcext:value-type="float">
            <text:p><text:s/>2 366 </text:p>
          </table:table-cell>
          <table:table-cell table:style-name="ce2" office:value-type="float" office:value="2324" calcext:value-type="float">
            <text:p><text:s/>2 324 </text:p>
          </table:table-cell>
          <table:table-cell table:style-name="ce2" office:value-type="float" office:value="2319" calcext:value-type="float">
            <text:p><text:s/>2 319 </text:p>
          </table:table-cell>
          <table:table-cell table:style-name="ce2" office:value-type="float" office:value="2242" calcext:value-type="float">
            <text:p><text:s/>2 242 </text:p>
          </table:table-cell>
          <table:table-cell table:style-name="ce2" office:value-type="float" office:value="2321" calcext:value-type="float">
            <text:p><text:s/>2 321 </text:p>
          </table:table-cell>
          <table:table-cell table:style-name="ce2" office:value-type="float" office:value="2330" calcext:value-type="float">
            <text:p><text:s/>2 330 </text:p>
          </table:table-cell>
          <table:table-cell table:number-columns-repeated="2" table:style-name="ce2" office:value-type="float" office:value="2479" calcext:value-type="float">
            <text:p><text:s/>2 479 </text:p>
          </table:table-cell>
          <table:table-cell table:style-name="ce2" office:value-type="float" office:value="2511" calcext:value-type="float">
            <text:p><text:s/>2 511 </text:p>
          </table:table-cell>
          <table:table-cell table:style-name="ce2" office:value-type="float" office:value="2487" calcext:value-type="float">
            <text:p><text:s/>2 487 </text:p>
          </table:table-cell>
          <table:table-cell table:style-name="ce2" office:value-type="float" office:value="2540" calcext:value-type="float">
            <text:p><text:s/>2 540 </text:p>
          </table:table-cell>
          <table:table-cell table:style-name="ce2" office:value-type="float" office:value="2441" calcext:value-type="float">
            <text:p><text:s/>2 441 </text:p>
          </table:table-cell>
          <table:table-cell table:style-name="ce2" office:value-type="float" office:value="2254" calcext:value-type="float">
            <text:p><text:s/>2 254 </text:p>
          </table:table-cell>
          <table:table-cell table:style-name="ce2" office:value-type="float" office:value="2269" calcext:value-type="float">
            <text:p><text:s/>2 269 </text:p>
          </table:table-cell>
          <table:table-cell table:style-name="ce2" office:value-type="float" office:value="2419" calcext:value-type="float">
            <text:p><text:s/>2 419 </text:p>
          </table:table-cell>
          <table:table-cell table:style-name="ce2" office:value-type="float" office:value="2294" calcext:value-type="float">
            <text:p><text:s/>2 294 </text:p>
          </table:table-cell>
          <table:table-cell table:style-name="ce2" office:value-type="float" office:value="2217" calcext:value-type="float">
            <text:p><text:s/>2 217 </text:p>
          </table:table-cell>
          <table:table-cell table:style-name="ce2" office:value-type="float" office:value="2207" calcext:value-type="float">
            <text:p><text:s/>2 207 </text:p>
          </table:table-cell>
          <table:table-cell table:style-name="ce2" office:value-type="float" office:value="2214" calcext:value-type="float">
            <text:p><text:s/>2 214 </text:p>
          </table:table-cell>
          <table:table-cell table:style-name="ce2" office:value-type="float" office:value="2299" calcext:value-type="float">
            <text:p><text:s/>2 299 </text:p>
          </table:table-cell>
          <table:table-cell table:style-name="ce2" office:value-type="float" office:value="2283" calcext:value-type="float">
            <text:p><text:s/>2 283 </text:p>
          </table:table-cell>
          <table:table-cell table:style-name="ce2" office:value-type="float" office:value="2398" calcext:value-type="float">
            <text:p><text:s/>2 398 </text:p>
          </table:table-cell>
          <table:table-cell table:style-name="ce2" office:value-type="float" office:value="2432" calcext:value-type="float">
            <text:p><text:s/>2 432 </text:p>
          </table:table-cell>
          <table:table-cell table:style-name="ce2" office:value-type="float" office:value="2229" calcext:value-type="float">
            <text:p><text:s/>2 229 </text:p>
          </table:table-cell>
          <table:table-cell table:style-name="ce2" office:value-type="float" office:value="2261" calcext:value-type="float">
            <text:p><text:s/>2 261 </text:p>
          </table:table-cell>
          <table:table-cell table:style-name="ce2" office:value-type="float" office:value="2337" calcext:value-type="float">
            <text:p><text:s/>2 337 </text:p>
          </table:table-cell>
          <table:table-cell table:style-name="ce2" office:value-type="float" office:value="2440" calcext:value-type="float">
            <text:p><text:s/>2 440 </text:p>
          </table:table-cell>
          <table:table-cell table:style-name="ce2" office:value-type="float" office:value="2435" calcext:value-type="float">
            <text:p><text:s/>2 435 </text:p>
          </table:table-cell>
          <table:table-cell table:style-name="ce2" office:value-type="float" office:value="2421" calcext:value-type="float">
            <text:p><text:s/>2 421 </text:p>
          </table:table-cell>
          <table:table-cell table:style-name="ce2" office:value-type="float" office:value="2367" calcext:value-type="float">
            <text:p><text:s/>2 367 </text:p>
          </table:table-cell>
          <table:table-cell table:style-name="ce2" office:value-type="float" office:value="2262" calcext:value-type="float">
            <text:p><text:s/>2 262 </text:p>
          </table:table-cell>
          <table:table-cell table:style-name="ce2" office:value-type="float" office:value="2110" calcext:value-type="float">
            <text:p><text:s/>2 110 </text:p>
          </table:table-cell>
          <table:table-cell table:style-name="ce2" office:value-type="float" office:value="2221" calcext:value-type="float">
            <text:p><text:s/>2 221 </text:p>
          </table:table-cell>
          <table:table-cell table:style-name="ce2" office:value-type="float" office:value="2234" calcext:value-type="float">
            <text:p><text:s/>2 234 </text:p>
          </table:table-cell>
          <table:table-cell table:style-name="ce2" office:value-type="float" office:value="2251" calcext:value-type="float">
            <text:p><text:s/>2 251 </text:p>
          </table:table-cell>
          <table:table-cell table:style-name="ce2" office:value-type="float" office:value="2185" calcext:value-type="float">
            <text:p><text:s/>2 185 </text:p>
          </table:table-cell>
          <table:table-cell table:style-name="ce2" office:value-type="float" office:value="2230" calcext:value-type="float">
            <text:p><text:s/>2 230 </text:p>
          </table:table-cell>
          <table:table-cell table:style-name="ce2" office:value-type="float" office:value="2301" calcext:value-type="float">
            <text:p><text:s/>2 301 </text:p>
          </table:table-cell>
          <table:table-cell table:style-name="ce2" office:value-type="float" office:value="2184" calcext:value-type="float">
            <text:p><text:s/>2 184 </text:p>
          </table:table-cell>
          <table:table-cell table:style-name="ce2" office:value-type="float" office:value="2328" calcext:value-type="float">
            <text:p><text:s/>2 328 </text:p>
          </table:table-cell>
          <table:table-cell table:style-name="ce2" office:value-type="float" office:value="2363" calcext:value-type="float">
            <text:p><text:s/>2 363 </text:p>
          </table:table-cell>
          <table:table-cell table:style-name="ce2" office:value-type="float" office:value="2266" calcext:value-type="float">
            <text:p><text:s/>2 266 </text:p>
          </table:table-cell>
          <table:table-cell table:style-name="ce2" office:value-type="float" office:value="2378" calcext:value-type="float">
            <text:p><text:s/>2 378 </text:p>
          </table:table-cell>
          <table:table-cell table:style-name="ce2" office:value-type="float" office:value="2471" calcext:value-type="float">
            <text:p><text:s/>2 471 </text:p>
          </table:table-cell>
          <table:table-cell table:style-name="ce2" office:value-type="float" office:value="2259" calcext:value-type="float">
            <text:p><text:s/>2 259 </text:p>
          </table:table-cell>
          <table:table-cell table:style-name="ce2" office:value-type="float" office:value="2271" calcext:value-type="float">
            <text:p><text:s/>2 271 </text:p>
          </table:table-cell>
          <table:table-cell table:style-name="ce2" office:value-type="float" office:value="2219" calcext:value-type="float">
            <text:p><text:s/>2 219 </text:p>
          </table:table-cell>
          <table:table-cell table:style-name="ce2" office:value-type="float" office:value="2307" calcext:value-type="float">
            <text:p><text:s/>2 307 </text:p>
          </table:table-cell>
          <table:table-cell table:style-name="ce2" office:value-type="float" office:value="2294" calcext:value-type="float">
            <text:p><text:s/>2 294 </text:p>
          </table:table-cell>
          <table:table-cell table:style-name="ce2" office:value-type="float" office:value="2429" calcext:value-type="float">
            <text:p><text:s/>2 429 </text:p>
          </table:table-cell>
          <table:table-cell table:style-name="ce2" office:value-type="float" office:value="2368" calcext:value-type="float">
            <text:p><text:s/>2 368 </text:p>
          </table:table-cell>
          <table:table-cell table:style-name="ce2" office:value-type="float" office:value="2443" calcext:value-type="float">
            <text:p><text:s/>2 443 </text:p>
          </table:table-cell>
          <table:table-cell table:style-name="ce2" office:value-type="float" office:value="2292" calcext:value-type="float">
            <text:p><text:s/>2 292 </text:p>
          </table:table-cell>
          <table:table-cell table:style-name="ce2" office:value-type="float" office:value="2403" calcext:value-type="float">
            <text:p><text:s/>2 403 </text:p>
          </table:table-cell>
          <table:table-cell table:style-name="ce2" office:value-type="float" office:value="2415" calcext:value-type="float">
            <text:p><text:s/>2 415 </text:p>
          </table:table-cell>
          <table:table-cell table:style-name="ce2" office:value-type="float" office:value="2447" calcext:value-type="float">
            <text:p><text:s/>2 447 </text:p>
          </table:table-cell>
          <table:table-cell table:style-name="ce2" office:value-type="float" office:value="2479" calcext:value-type="float">
            <text:p><text:s/>2 479 </text:p>
          </table:table-cell>
          <table:table-cell table:style-name="ce2" office:value-type="float" office:value="2593" calcext:value-type="float">
            <text:p><text:s/>2 593 </text:p>
          </table:table-cell>
          <table:table-cell table:style-name="ce2" office:value-type="float" office:value="2619" calcext:value-type="float">
            <text:p><text:s/>2 619 </text:p>
          </table:table-cell>
          <table:table-cell table:style-name="ce2" office:value-type="float" office:value="2471" calcext:value-type="float">
            <text:p><text:s/>2 471 </text:p>
          </table:table-cell>
          <table:table-cell table:style-name="ce2" office:value-type="float" office:value="2531" calcext:value-type="float">
            <text:p><text:s/>2 531 </text:p>
          </table:table-cell>
          <table:table-cell table:style-name="ce2" office:value-type="float" office:value="2604" calcext:value-type="float">
            <text:p><text:s/>2 604 </text:p>
          </table:table-cell>
          <table:table-cell table:style-name="ce2" office:value-type="float" office:value="2561" calcext:value-type="float">
            <text:p><text:s/>2 561 </text:p>
          </table:table-cell>
          <table:table-cell table:style-name="ce2" office:value-type="float" office:value="2501" calcext:value-type="float">
            <text:p><text:s/>2 501 </text:p>
          </table:table-cell>
          <table:table-cell table:style-name="ce2" office:value-type="float" office:value="2566" calcext:value-type="float">
            <text:p><text:s/>2 566 </text:p>
          </table:table-cell>
          <table:table-cell table:style-name="ce2" office:value-type="float" office:value="2406" calcext:value-type="float">
            <text:p><text:s/>2 406 </text:p>
          </table:table-cell>
          <table:table-cell table:style-name="ce2" office:value-type="float" office:value="2430" calcext:value-type="float">
            <text:p><text:s/>2 430 </text:p>
          </table:table-cell>
          <table:table-cell table:style-name="ce2" office:value-type="float" office:value="2588" calcext:value-type="float">
            <text:p><text:s/>2 588 </text:p>
          </table:table-cell>
          <table:table-cell table:style-name="ce2" office:value-type="float" office:value="2475" calcext:value-type="float">
            <text:p><text:s/>2 475 </text:p>
          </table:table-cell>
          <table:table-cell table:style-name="ce2" office:value-type="float" office:value="2556" calcext:value-type="float">
            <text:p><text:s/>2 556 </text:p>
          </table:table-cell>
          <table:table-cell table:style-name="ce2" office:value-type="float" office:value="2446" calcext:value-type="float">
            <text:p><text:s/>2 446 </text:p>
          </table:table-cell>
          <table:table-cell table:style-name="ce2" office:value-type="float" office:value="2596" calcext:value-type="float">
            <text:p><text:s/>2 596 </text:p>
          </table:table-cell>
          <table:table-cell table:style-name="ce2" office:value-type="float" office:value="2476" calcext:value-type="float">
            <text:p><text:s/>2 476 </text:p>
          </table:table-cell>
          <table:table-cell table:style-name="ce2" office:value-type="float" office:value="2449" calcext:value-type="float">
            <text:p><text:s/>2 449 </text:p>
          </table:table-cell>
          <table:table-cell table:style-name="ce2" office:value-type="float" office:value="2507" calcext:value-type="float">
            <text:p><text:s/>2 507 </text:p>
          </table:table-cell>
          <table:table-cell table:style-name="ce2" office:value-type="float" office:value="2523" calcext:value-type="float">
            <text:p><text:s/>2 523 </text:p>
          </table:table-cell>
          <table:table-cell table:style-name="ce2" office:value-type="float" office:value="2553" calcext:value-type="float">
            <text:p><text:s/>2 553 </text:p>
          </table:table-cell>
          <table:table-cell table:style-name="ce2" office:value-type="float" office:value="2462" calcext:value-type="float">
            <text:p><text:s/>2 462 </text:p>
          </table:table-cell>
          <table:table-cell table:style-name="ce2" office:value-type="float" office:value="2545" calcext:value-type="float">
            <text:p><text:s/>2 545 </text:p>
          </table:table-cell>
          <table:table-cell table:style-name="ce2" office:value-type="float" office:value="2581" calcext:value-type="float">
            <text:p><text:s/>2 581 </text:p>
          </table:table-cell>
          <table:table-cell table:style-name="ce2" office:value-type="float" office:value="2409" calcext:value-type="float">
            <text:p><text:s/>2 409 </text:p>
          </table:table-cell>
          <table:table-cell table:style-name="ce2" office:value-type="float" office:value="2525" calcext:value-type="float">
            <text:p><text:s/>2 525 </text:p>
          </table:table-cell>
          <table:table-cell table:style-name="ce2" office:value-type="float" office:value="2522" calcext:value-type="float">
            <text:p><text:s/>2 522 </text:p>
          </table:table-cell>
          <table:table-cell table:style-name="ce2" office:value-type="float" office:value="2520" calcext:value-type="float">
            <text:p><text:s/>2 520 </text:p>
          </table:table-cell>
          <table:table-cell table:style-name="ce2" office:value-type="float" office:value="2593" calcext:value-type="float">
            <text:p><text:s/>2 593 </text:p>
          </table:table-cell>
          <table:table-cell table:style-name="ce2" office:value-type="float" office:value="2553" calcext:value-type="float">
            <text:p><text:s/>2 553 </text:p>
          </table:table-cell>
          <table:table-cell table:style-name="ce2" office:value-type="float" office:value="2543" calcext:value-type="float">
            <text:p><text:s/>2 543 </text:p>
          </table:table-cell>
          <table:table-cell table:style-name="ce2" office:value-type="float" office:value="2526" calcext:value-type="float">
            <text:p><text:s/>2 526 </text:p>
          </table:table-cell>
          <table:table-cell table:style-name="ce2" office:value-type="float" office:value="2588" calcext:value-type="float">
            <text:p><text:s/>2 588 </text:p>
          </table:table-cell>
          <table:table-cell table:style-name="ce2" office:value-type="float" office:value="2598" calcext:value-type="float">
            <text:p><text:s/>2 598 </text:p>
          </table:table-cell>
          <table:table-cell table:style-name="ce2" office:value-type="float" office:value="2770" calcext:value-type="float">
            <text:p><text:s/>2 770 </text:p>
          </table:table-cell>
          <table:table-cell table:style-name="ce2" office:value-type="float" office:value="2613" calcext:value-type="float">
            <text:p><text:s/>2 613 </text:p>
          </table:table-cell>
          <table:table-cell table:style-name="ce2" office:value-type="float" office:value="2677" calcext:value-type="float">
            <text:p><text:s/>2 677 </text:p>
          </table:table-cell>
          <table:table-cell table:style-name="ce2" office:value-type="float" office:value="2711" calcext:value-type="float">
            <text:p><text:s/>2 711 </text:p>
          </table:table-cell>
          <table:table-cell table:style-name="ce2" office:value-type="float" office:value="2634" calcext:value-type="float">
            <text:p><text:s/>2 634 </text:p>
          </table:table-cell>
          <table:table-cell table:style-name="ce2" office:value-type="float" office:value="2541" calcext:value-type="float">
            <text:p><text:s/>2 541 </text:p>
          </table:table-cell>
          <table:table-cell table:number-columns-repeated="2" table:style-name="ce2" office:value-type="float" office:value="2577" calcext:value-type="float">
            <text:p><text:s/>2 577 </text:p>
          </table:table-cell>
          <table:table-cell table:style-name="ce2" office:value-type="float" office:value="2581" calcext:value-type="float">
            <text:p><text:s/>2 581 </text:p>
          </table:table-cell>
          <table:table-cell table:style-name="ce2" office:value-type="float" office:value="2618" calcext:value-type="float">
            <text:p><text:s/>2 618 </text:p>
          </table:table-cell>
          <table:table-cell table:style-name="ce2" office:value-type="float" office:value="2568" calcext:value-type="float">
            <text:p><text:s/>2 568 </text:p>
          </table:table-cell>
          <table:table-cell table:style-name="ce2" office:value-type="float" office:value="2449" calcext:value-type="float">
            <text:p><text:s/>2 449 </text:p>
          </table:table-cell>
          <table:table-cell table:style-name="ce2" office:value-type="float" office:value="2521" calcext:value-type="float">
            <text:p><text:s/>2 521 </text:p>
          </table:table-cell>
          <table:table-cell table:style-name="ce2" office:value-type="float" office:value="2551" calcext:value-type="float">
            <text:p><text:s/>2 551 </text:p>
          </table:table-cell>
          <table:table-cell table:style-name="ce2" office:value-type="float" office:value="2621" calcext:value-type="float">
            <text:p><text:s/>2 621 </text:p>
          </table:table-cell>
          <table:table-cell table:style-name="ce2" office:value-type="float" office:value="2658" calcext:value-type="float">
            <text:p><text:s/>2 658 </text:p>
          </table:table-cell>
          <table:table-cell table:style-name="ce2" office:value-type="float" office:value="2754" calcext:value-type="float">
            <text:p><text:s/>2 754 </text:p>
          </table:table-cell>
          <table:table-cell table:style-name="ce2" office:value-type="float" office:value="2532" calcext:value-type="float">
            <text:p><text:s/>2 532 </text:p>
          </table:table-cell>
          <table:table-cell table:style-name="ce2" office:value-type="float" office:value="2509" calcext:value-type="float">
            <text:p><text:s/>2 509 </text:p>
          </table:table-cell>
          <table:table-cell table:style-name="ce2" office:value-type="float" office:value="2658" calcext:value-type="float">
            <text:p><text:s/>2 658 </text:p>
          </table:table-cell>
          <table:table-cell table:style-name="ce2" office:value-type="float" office:value="2662" calcext:value-type="float">
            <text:p><text:s/>2 662 </text:p>
          </table:table-cell>
          <table:table-cell table:style-name="ce2" office:value-type="float" office:value="2678" calcext:value-type="float">
            <text:p><text:s/>2 678 </text:p>
          </table:table-cell>
          <table:table-cell table:style-name="ce2" office:value-type="float" office:value="2706" calcext:value-type="float">
            <text:p><text:s/>2 706 </text:p>
          </table:table-cell>
          <table:table-cell table:style-name="ce2" office:value-type="float" office:value="2727" calcext:value-type="float">
            <text:p><text:s/>2 727 </text:p>
          </table:table-cell>
          <table:table-cell table:style-name="ce2" office:value-type="float" office:value="2699" calcext:value-type="float">
            <text:p><text:s/>2 699 </text:p>
          </table:table-cell>
          <table:table-cell table:style-name="ce2" office:value-type="float" office:value="2663" calcext:value-type="float">
            <text:p><text:s/>2 663 </text:p>
          </table:table-cell>
          <table:table-cell table:style-name="ce2" office:value-type="float" office:value="2704" calcext:value-type="float">
            <text:p><text:s/>2 704 </text:p>
          </table:table-cell>
          <table:table-cell table:style-name="ce2" office:value-type="float" office:value="2718" calcext:value-type="float">
            <text:p><text:s/>2 718 </text:p>
          </table:table-cell>
          <table:table-cell table:style-name="ce2" office:value-type="float" office:value="2700" calcext:value-type="float">
            <text:p><text:s/>2 700 </text:p>
          </table:table-cell>
          <table:table-cell table:style-name="ce2" office:value-type="float" office:value="2784" calcext:value-type="float">
            <text:p><text:s/>2 784 </text:p>
          </table:table-cell>
          <table:table-cell table:style-name="ce2" office:value-type="float" office:value="2662" calcext:value-type="float">
            <text:p><text:s/>2 662 </text:p>
          </table:table-cell>
          <table:table-cell table:style-name="ce2" office:value-type="float" office:value="2629" calcext:value-type="float">
            <text:p><text:s/>2 629 </text:p>
          </table:table-cell>
          <table:table-cell table:style-name="ce2" office:value-type="float" office:value="2688" calcext:value-type="float">
            <text:p><text:s/>2 688 </text:p>
          </table:table-cell>
          <table:table-cell table:style-name="ce2" office:value-type="float" office:value="2748" calcext:value-type="float">
            <text:p><text:s/>2 748 </text:p>
          </table:table-cell>
          <table:table-cell table:style-name="ce2" office:value-type="float" office:value="2788" calcext:value-type="float">
            <text:p><text:s/>2 788 </text:p>
          </table:table-cell>
          <table:table-cell table:style-name="ce2" office:value-type="float" office:value="2716" calcext:value-type="float">
            <text:p><text:s/>2 716 </text:p>
          </table:table-cell>
          <table:table-cell table:style-name="ce2" office:value-type="float" office:value="2765" calcext:value-type="float">
            <text:p><text:s/>2 765 </text:p>
          </table:table-cell>
          <table:table-cell table:style-name="ce2" office:value-type="float" office:value="2729" calcext:value-type="float">
            <text:p><text:s/>2 729 </text:p>
          </table:table-cell>
          <table:table-cell table:style-name="ce2" office:value-type="float" office:value="2918" calcext:value-type="float">
            <text:p><text:s/>2 918 </text:p>
          </table:table-cell>
          <table:table-cell table:style-name="ce2" office:value-type="float" office:value="2712" calcext:value-type="float">
            <text:p><text:s/>2 712 </text:p>
          </table:table-cell>
          <table:table-cell table:style-name="ce2" office:value-type="float" office:value="2781" calcext:value-type="float">
            <text:p><text:s/>2 781 </text:p>
          </table:table-cell>
          <table:table-cell table:style-name="ce2" office:value-type="float" office:value="2839" calcext:value-type="float">
            <text:p><text:s/>2 839 </text:p>
          </table:table-cell>
          <table:table-cell table:style-name="ce2" office:value-type="float" office:value="2831" calcext:value-type="float">
            <text:p><text:s/>2 831 </text:p>
          </table:table-cell>
          <table:table-cell table:style-name="ce2" office:value-type="float" office:value="2751" calcext:value-type="float">
            <text:p><text:s/>2 751 </text:p>
          </table:table-cell>
          <table:table-cell table:style-name="ce2" office:value-type="float" office:value="2834" calcext:value-type="float">
            <text:p><text:s/>2 834 </text:p>
          </table:table-cell>
          <table:table-cell table:style-name="ce2" office:value-type="float" office:value="2796" calcext:value-type="float">
            <text:p><text:s/>2 796 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Corona Deaths 2020/2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130" calcext:value-type="float">
            <text:p>130</text:p>
          </table:table-cell>
          <table:table-cell office:value-type="float" office:value="164" calcext:value-type="float">
            <text:p>164</text:p>
          </table:table-cell>
          <table:table-cell office:value-type="float" office:value="222" calcext:value-type="float">
            <text:p>222</text:p>
          </table:table-cell>
          <table:table-cell office:value-type="float" office:value="281" calcext:value-type="float">
            <text:p>281</text:p>
          </table:table-cell>
          <table:table-cell office:value-type="float" office:value="395" calcext:value-type="float">
            <text:p>395</text:p>
          </table:table-cell>
          <table:table-cell office:value-type="float" office:value="455" calcext:value-type="float">
            <text:p>455</text:p>
          </table:table-cell>
          <table:table-cell office:value-type="float" office:value="541" calcext:value-type="float">
            <text:p>541</text:p>
          </table:table-cell>
          <table:table-cell office:value-type="float" office:value="682" calcext:value-type="float">
            <text:p>682</text:p>
          </table:table-cell>
          <table:table-cell office:value-type="float" office:value="821" calcext:value-type="float">
            <text:p>821</text:p>
          </table:table-cell>
          <table:table-cell office:value-type="float" office:value="931" calcext:value-type="float">
            <text:p>931</text:p>
          </table:table-cell>
          <table:table-cell office:value-type="float" office:value="1107" calcext:value-type="float">
            <text:p>1107</text:p>
          </table:table-cell>
          <table:table-cell office:value-type="float" office:value="1275" calcext:value-type="float">
            <text:p>1275</text:p>
          </table:table-cell>
          <table:table-cell office:value-type="float" office:value="1524" calcext:value-type="float">
            <text:p>1524</text:p>
          </table:table-cell>
          <table:table-cell office:value-type="float" office:value="1584" calcext:value-type="float">
            <text:p>1584</text:p>
          </table:table-cell>
          <table:table-cell office:value-type="float" office:value="1810" calcext:value-type="float">
            <text:p>1810</text:p>
          </table:table-cell>
          <table:table-cell office:value-type="float" office:value="2096" calcext:value-type="float">
            <text:p>2096</text:p>
          </table:table-cell>
          <table:table-cell office:value-type="float" office:value="2349" calcext:value-type="float">
            <text:p>2349</text:p>
          </table:table-cell>
          <table:table-cell office:value-type="float" office:value="2706" calcext:value-type="float">
            <text:p>2706</text:p>
          </table:table-cell>
          <table:table-cell office:value-type="float" office:value="2736" calcext:value-type="float">
            <text:p>2736</text:p>
          </table:table-cell>
          <table:table-cell office:value-type="float" office:value="2871" calcext:value-type="float">
            <text:p>2871</text:p>
          </table:table-cell>
          <table:table-cell office:value-type="float" office:value="3022" calcext:value-type="float">
            <text:p>3022</text:p>
          </table:table-cell>
          <table:table-cell office:value-type="float" office:value="3261" calcext:value-type="float">
            <text:p>3261</text:p>
          </table:table-cell>
          <table:table-cell office:value-type="float" office:value="3495" calcext:value-type="float">
            <text:p>3495</text:p>
          </table:table-cell>
          <table:table-cell office:value-type="float" office:value="3804" calcext:value-type="float">
            <text:p>3804</text:p>
          </table:table-cell>
          <table:table-cell office:value-type="float" office:value="4098" calcext:value-type="float">
            <text:p>4098</text:p>
          </table:table-cell>
          <table:table-cell office:value-type="float" office:value="4403" calcext:value-type="float">
            <text:p>4403</text:p>
          </table:table-cell>
          <table:table-cell office:value-type="float" office:value="4543" calcext:value-type="float">
            <text:p>4543</text:p>
          </table:table-cell>
          <table:table-cell office:value-type="float" office:value="4642" calcext:value-type="float">
            <text:p>4642</text:p>
          </table:table-cell>
          <table:table-cell office:value-type="float" office:value="4862" calcext:value-type="float">
            <text:p>4862</text:p>
          </table:table-cell>
          <table:table-cell office:value-type="float" office:value="5127" calcext:value-type="float">
            <text:p>5127</text:p>
          </table:table-cell>
          <table:table-cell office:value-type="float" office:value="5354" calcext:value-type="float">
            <text:p>5354</text:p>
          </table:table-cell>
          <table:table-cell office:value-type="float" office:value="5575" calcext:value-type="float">
            <text:p>5575</text:p>
          </table:table-cell>
          <table:table-cell office:value-type="float" office:value="5805" calcext:value-type="float">
            <text:p>5805</text:p>
          </table:table-cell>
          <table:table-cell office:value-type="float" office:value="5880" calcext:value-type="float">
            <text:p>5880</text:p>
          </table:table-cell>
          <table:table-cell office:value-type="float" office:value="5985" calcext:value-type="float">
            <text:p>5985</text:p>
          </table:table-cell>
          <table:table-cell office:value-type="float" office:value="6161" calcext:value-type="float">
            <text:p>6161</text:p>
          </table:table-cell>
          <table:table-cell office:value-type="float" office:value="6314" calcext:value-type="float">
            <text:p>6314</text:p>
          </table:table-cell>
          <table:table-cell office:value-type="float" office:value="6518" calcext:value-type="float">
            <text:p>6518</text:p>
          </table:table-cell>
          <table:table-cell office:value-type="float" office:value="6623" calcext:value-type="float">
            <text:p>6623</text:p>
          </table:table-cell>
          <table:table-cell office:value-type="float" office:value="6736" calcext:value-type="float">
            <text:p>6736</text:p>
          </table:table-cell>
          <table:table-cell office:value-type="float" office:value="6812" calcext:value-type="float">
            <text:p>6812</text:p>
          </table:table-cell>
          <table:table-cell office:value-type="float" office:value="6866" calcext:value-type="float">
            <text:p>6866</text:p>
          </table:table-cell>
          <table:table-cell table:number-columns-repeated="2" office:value-type="float" office:value="6993" calcext:value-type="float">
            <text:p>6993</text:p>
          </table:table-cell>
          <table:table-cell office:value-type="float" office:value="7275" calcext:value-type="float">
            <text:p>7275</text:p>
          </table:table-cell>
          <table:table-cell office:value-type="float" office:value="7392" calcext:value-type="float">
            <text:p>7392</text:p>
          </table:table-cell>
          <table:table-cell office:value-type="float" office:value="7510" calcext:value-type="float">
            <text:p>7510</text:p>
          </table:table-cell>
          <table:table-cell office:value-type="float" office:value="7549" calcext:value-type="float">
            <text:p>7549</text:p>
          </table:table-cell>
          <table:table-cell office:value-type="float" office:value="7569" calcext:value-type="float">
            <text:p>7569</text:p>
          </table:table-cell>
          <table:table-cell office:value-type="float" office:value="7676" calcext:value-type="float">
            <text:p>7676</text:p>
          </table:table-cell>
          <table:table-cell office:value-type="float" office:value="7755" calcext:value-type="float">
            <text:p>7755</text:p>
          </table:table-cell>
          <table:table-cell office:value-type="float" office:value="7884" calcext:value-type="float">
            <text:p>7884</text:p>
          </table:table-cell>
          <table:table-cell office:value-type="float" office:value="7897" calcext:value-type="float">
            <text:p>7897</text:p>
          </table:table-cell>
          <table:table-cell office:value-type="float" office:value="7931" calcext:value-type="float">
            <text:p>7931</text:p>
          </table:table-cell>
          <table:table-cell office:value-type="float" office:value="7958" calcext:value-type="float">
            <text:p>7958</text:p>
          </table:table-cell>
          <table:table-cell office:value-type="float" office:value="7975" calcext:value-type="float">
            <text:p>7975</text:p>
          </table:table-cell>
          <table:table-cell office:value-type="float" office:value="8041" calcext:value-type="float">
            <text:p>8041</text:p>
          </table:table-cell>
          <table:table-cell office:value-type="float" office:value="8112" calcext:value-type="float">
            <text:p>8112</text:p>
          </table:table-cell>
          <table:table-cell office:value-type="float" office:value="8169" calcext:value-type="float">
            <text:p>8169</text:p>
          </table:table-cell>
          <table:table-cell office:value-type="float" office:value="8212" calcext:value-type="float">
            <text:p>8212</text:p>
          </table:table-cell>
          <table:table-cell office:value-type="float" office:value="8256" calcext:value-type="float">
            <text:p>8256</text:p>
          </table:table-cell>
          <table:table-cell office:value-type="float" office:value="8275" calcext:value-type="float">
            <text:p>8275</text:p>
          </table:table-cell>
          <table:table-cell office:value-type="float" office:value="8287" calcext:value-type="float">
            <text:p>8287</text:p>
          </table:table-cell>
          <table:table-cell office:value-type="float" office:value="8298" calcext:value-type="float">
            <text:p>8298</text:p>
          </table:table-cell>
          <table:table-cell office:value-type="float" office:value="8312" calcext:value-type="float">
            <text:p>8312</text:p>
          </table:table-cell>
          <table:table-cell office:value-type="float" office:value="8327" calcext:value-type="float">
            <text:p>8327</text:p>
          </table:table-cell>
          <table:table-cell office:value-type="float" office:value="8363" calcext:value-type="float">
            <text:p>8363</text:p>
          </table:table-cell>
          <table:table-cell office:value-type="float" office:value="8412" calcext:value-type="float">
            <text:p>8412</text:p>
          </table:table-cell>
          <table:table-cell office:value-type="float" office:value="8468" calcext:value-type="float">
            <text:p>8468</text:p>
          </table:table-cell>
          <table:table-cell office:value-type="float" office:value="8531" calcext:value-type="float">
            <text:p>8531</text:p>
          </table:table-cell>
          <table:table-cell office:value-type="float" office:value="8557" calcext:value-type="float">
            <text:p>8557</text:p>
          </table:table-cell>
          <table:table-cell office:value-type="float" office:value="8576" calcext:value-type="float">
            <text:p>8576</text:p>
          </table:table-cell>
          <table:table-cell office:value-type="float" office:value="8611" calcext:value-type="float">
            <text:p>8611</text:p>
          </table:table-cell>
          <table:table-cell office:value-type="float" office:value="8635" calcext:value-type="float">
            <text:p>8635</text:p>
          </table:table-cell>
          <table:table-cell office:value-type="float" office:value="8659" calcext:value-type="float">
            <text:p>8659</text:p>
          </table:table-cell>
          <table:table-cell office:value-type="float" office:value="8675" calcext:value-type="float">
            <text:p>8675</text:p>
          </table:table-cell>
          <table:table-cell office:value-type="float" office:value="8690" calcext:value-type="float">
            <text:p>8690</text:p>
          </table:table-cell>
          <table:table-cell office:value-type="float" office:value="8718" calcext:value-type="float">
            <text:p>8718</text:p>
          </table:table-cell>
          <table:table-cell office:value-type="float" office:value="8748" calcext:value-type="float">
            <text:p>8748</text:p>
          </table:table-cell>
          <table:table-cell office:value-type="float" office:value="8776" calcext:value-type="float">
            <text:p>8776</text:p>
          </table:table-cell>
          <table:table-cell office:value-type="float" office:value="8780" calcext:value-type="float">
            <text:p>8780</text:p>
          </table:table-cell>
          <table:table-cell office:value-type="float" office:value="8789" calcext:value-type="float">
            <text:p>8789</text:p>
          </table:table-cell>
          <table:table-cell office:value-type="float" office:value="8797" calcext:value-type="float">
            <text:p>8797</text:p>
          </table:table-cell>
          <table:table-cell office:value-type="float" office:value="8804" calcext:value-type="float">
            <text:p>8804</text:p>
          </table:table-cell>
          <table:table-cell office:value-type="float" office:value="8814" calcext:value-type="float">
            <text:p>8814</text:p>
          </table:table-cell>
          <table:table-cell office:value-type="float" office:value="8840" calcext:value-type="float">
            <text:p>8840</text:p>
          </table:table-cell>
          <table:table-cell office:value-type="float" office:value="8869" calcext:value-type="float">
            <text:p>8869</text:p>
          </table:table-cell>
          <table:table-cell office:value-type="float" office:value="8882" calcext:value-type="float">
            <text:p>8882</text:p>
          </table:table-cell>
          <table:table-cell office:value-type="float" office:value="8888" calcext:value-type="float">
            <text:p>8888</text:p>
          </table:table-cell>
          <table:table-cell office:value-type="float" office:value="8895" calcext:value-type="float">
            <text:p>8895</text:p>
          </table:table-cell>
          <table:table-cell office:value-type="float" office:value="8897" calcext:value-type="float">
            <text:p>8897</text:p>
          </table:table-cell>
          <table:table-cell office:value-type="float" office:value="8914" calcext:value-type="float">
            <text:p>8914</text:p>
          </table:table-cell>
          <table:table-cell office:value-type="float" office:value="8924" calcext:value-type="float">
            <text:p>8924</text:p>
          </table:table-cell>
          <table:table-cell office:value-type="float" office:value="8936" calcext:value-type="float">
            <text:p>8936</text:p>
          </table:table-cell>
          <table:table-cell office:value-type="float" office:value="8956" calcext:value-type="float">
            <text:p>8956</text:p>
          </table:table-cell>
          <table:table-cell office:value-type="float" office:value="8962" calcext:value-type="float">
            <text:p>8962</text:p>
          </table:table-cell>
          <table:table-cell office:value-type="float" office:value="8969" calcext:value-type="float">
            <text:p>8969</text:p>
          </table:table-cell>
          <table:table-cell office:value-type="float" office:value="8976" calcext:value-type="float">
            <text:p>8976</text:p>
          </table:table-cell>
          <table:table-cell office:value-type="float" office:value="8993" calcext:value-type="float">
            <text:p>8993</text:p>
          </table:table-cell>
          <table:table-cell office:value-type="float" office:value="9001" calcext:value-type="float">
            <text:p>9001</text:p>
          </table:table-cell>
          <table:table-cell office:value-type="float" office:value="9010" calcext:value-type="float">
            <text:p>9010</text:p>
          </table:table-cell>
          <table:table-cell office:value-type="float" office:value="9013" calcext:value-type="float">
            <text:p>9013</text:p>
          </table:table-cell>
          <table:table-cell office:value-type="float" office:value="9017" calcext:value-type="float">
            <text:p>9017</text:p>
          </table:table-cell>
          <table:table-cell office:value-type="float" office:value="9021" calcext:value-type="float">
            <text:p>9021</text:p>
          </table:table-cell>
          <table:table-cell office:value-type="float" office:value="9024" calcext:value-type="float">
            <text:p>9024</text:p>
          </table:table-cell>
          <table:table-cell office:value-type="float" office:value="9028" calcext:value-type="float">
            <text:p>9028</text:p>
          </table:table-cell>
          <table:table-cell office:value-type="float" office:value="9040" calcext:value-type="float">
            <text:p>9040</text:p>
          </table:table-cell>
          <table:table-cell office:value-type="float" office:value="9054" calcext:value-type="float">
            <text:p>9054</text:p>
          </table:table-cell>
          <table:table-cell office:value-type="float" office:value="9061" calcext:value-type="float">
            <text:p>9061</text:p>
          </table:table-cell>
          <table:table-cell office:value-type="float" office:value="9068" calcext:value-type="float">
            <text:p>9068</text:p>
          </table:table-cell>
          <table:table-cell office:value-type="float" office:value="9072" calcext:value-type="float">
            <text:p>9072</text:p>
          </table:table-cell>
          <table:table-cell office:value-type="float" office:value="9077" calcext:value-type="float">
            <text:p>9077</text:p>
          </table:table-cell>
          <table:table-cell office:value-type="float" office:value="9078" calcext:value-type="float">
            <text:p>9078</text:p>
          </table:table-cell>
          <table:table-cell office:value-type="float" office:value="9086" calcext:value-type="float">
            <text:p>9086</text:p>
          </table:table-cell>
          <table:table-cell office:value-type="float" office:value="9089" calcext:value-type="float">
            <text:p>9089</text:p>
          </table:table-cell>
          <table:table-cell office:value-type="float" office:value="9090" calcext:value-type="float">
            <text:p>9090</text:p>
          </table:table-cell>
          <table:table-cell office:value-type="float" office:value="9092" calcext:value-type="float">
            <text:p>9092</text:p>
          </table:table-cell>
          <table:table-cell office:value-type="float" office:value="9093" calcext:value-type="float">
            <text:p>9093</text:p>
          </table:table-cell>
          <table:table-cell office:value-type="float" office:value="9098" calcext:value-type="float">
            <text:p>9098</text:p>
          </table:table-cell>
          <table:table-cell office:value-type="float" office:value="9100" calcext:value-type="float">
            <text:p>9100</text:p>
          </table:table-cell>
          <table:table-cell office:value-type="float" office:value="9102" calcext:value-type="float">
            <text:p>9102</text:p>
          </table:table-cell>
          <table:table-cell office:value-type="float" office:value="9108" calcext:value-type="float">
            <text:p>9108</text:p>
          </table:table-cell>
          <table:table-cell office:value-type="float" office:value="9116" calcext:value-type="float">
            <text:p>9116</text:p>
          </table:table-cell>
          <table:table-cell office:value-type="float" office:value="9118" calcext:value-type="float">
            <text:p>9118</text:p>
          </table:table-cell>
          <table:table-cell office:value-type="float" office:value="9121" calcext:value-type="float">
            <text:p>9121</text:p>
          </table:table-cell>
          <table:table-cell office:value-type="float" office:value="9124" calcext:value-type="float">
            <text:p>9124</text:p>
          </table:table-cell>
          <table:table-cell office:value-type="float" office:value="9127" calcext:value-type="float">
            <text:p>9127</text:p>
          </table:table-cell>
          <table:table-cell office:value-type="float" office:value="9133" calcext:value-type="float">
            <text:p>9133</text:p>
          </table:table-cell>
          <table:table-cell office:value-type="float" office:value="9138" calcext:value-type="float">
            <text:p>9138</text:p>
          </table:table-cell>
          <table:table-cell office:value-type="float" office:value="9147" calcext:value-type="float">
            <text:p>9147</text:p>
          </table:table-cell>
          <table:table-cell office:value-type="float" office:value="9149" calcext:value-type="float">
            <text:p>9149</text:p>
          </table:table-cell>
          <table:table-cell office:value-type="float" office:value="9151" calcext:value-type="float">
            <text:p>9151</text:p>
          </table:table-cell>
          <table:table-cell office:value-type="float" office:value="9154" calcext:value-type="float">
            <text:p>9154</text:p>
          </table:table-cell>
          <table:table-cell office:value-type="float" office:value="9163" calcext:value-type="float">
            <text:p>9163</text:p>
          </table:table-cell>
          <table:table-cell office:value-type="float" office:value="9179" calcext:value-type="float">
            <text:p>9179</text:p>
          </table:table-cell>
          <table:table-cell office:value-type="float" office:value="9181" calcext:value-type="float">
            <text:p>9181</text:p>
          </table:table-cell>
          <table:table-cell office:value-type="float" office:value="9195" calcext:value-type="float">
            <text:p>9195</text:p>
          </table:table-cell>
          <table:table-cell office:value-type="float" office:value="9201" calcext:value-type="float">
            <text:p>9201</text:p>
          </table:table-cell>
          <table:table-cell office:value-type="float" office:value="9202" calcext:value-type="float">
            <text:p>9202</text:p>
          </table:table-cell>
          <table:table-cell office:value-type="float" office:value="9207" calcext:value-type="float">
            <text:p>9207</text:p>
          </table:table-cell>
          <table:table-cell office:value-type="float" office:value="9213" calcext:value-type="float">
            <text:p>9213</text:p>
          </table:table-cell>
          <table:table-cell office:value-type="float" office:value="9215" calcext:value-type="float">
            <text:p>9215</text:p>
          </table:table-cell>
          <table:table-cell office:value-type="float" office:value="9217" calcext:value-type="float">
            <text:p>9217</text:p>
          </table:table-cell>
          <table:table-cell office:value-type="float" office:value="9230" calcext:value-type="float">
            <text:p>9230</text:p>
          </table:table-cell>
          <table:table-cell table:number-columns-repeated="2" office:value-type="float" office:value="9235" calcext:value-type="float">
            <text:p>9235</text:p>
          </table:table-cell>
          <table:table-cell office:value-type="float" office:value="9236" calcext:value-type="float">
            <text:p>9236</text:p>
          </table:table-cell>
          <table:table-cell office:value-type="float" office:value="9241" calcext:value-type="float">
            <text:p>9241</text:p>
          </table:table-cell>
          <table:table-cell office:value-type="float" office:value="9249" calcext:value-type="float">
            <text:p>9249</text:p>
          </table:table-cell>
          <table:table-cell office:value-type="float" office:value="9263" calcext:value-type="float">
            <text:p>9263</text:p>
          </table:table-cell>
          <table:table-cell office:value-type="float" office:value="9264" calcext:value-type="float">
            <text:p>9264</text:p>
          </table:table-cell>
          <table:table-cell office:value-type="float" office:value="9272" calcext:value-type="float">
            <text:p>9272</text:p>
          </table:table-cell>
          <table:table-cell office:value-type="float" office:value="9276" calcext:value-type="float">
            <text:p>9276</text:p>
          </table:table-cell>
          <table:table-cell table:number-columns-repeated="2" office:value-type="float" office:value="9281" calcext:value-type="float">
            <text:p>9281</text:p>
          </table:table-cell>
          <table:table-cell office:value-type="float" office:value="9284" calcext:value-type="float">
            <text:p>9284</text:p>
          </table:table-cell>
          <table:table-cell office:value-type="float" office:value="9290" calcext:value-type="float">
            <text:p>9290</text:p>
          </table:table-cell>
          <table:table-cell office:value-type="float" office:value="9293" calcext:value-type="float">
            <text:p>9293</text:p>
          </table:table-cell>
          <table:table-cell office:value-type="float" office:value="9299" calcext:value-type="float">
            <text:p>9299</text:p>
          </table:table-cell>
          <table:table-cell office:value-type="float" office:value="9300" calcext:value-type="float">
            <text:p>9300</text:p>
          </table:table-cell>
          <table:table-cell office:value-type="float" office:value="9303" calcext:value-type="float">
            <text:p>9303</text:p>
          </table:table-cell>
          <table:table-cell office:value-type="float" office:value="9306" calcext:value-type="float">
            <text:p>9306</text:p>
          </table:table-cell>
          <table:table-cell office:value-type="float" office:value="9320" calcext:value-type="float">
            <text:p>9320</text:p>
          </table:table-cell>
          <table:table-cell office:value-type="float" office:value="9322" calcext:value-type="float">
            <text:p>9322</text:p>
          </table:table-cell>
          <table:table-cell office:value-type="float" office:value="9327" calcext:value-type="float">
            <text:p>9327</text:p>
          </table:table-cell>
          <table:table-cell office:value-type="float" office:value="9329" calcext:value-type="float">
            <text:p>9329</text:p>
          </table:table-cell>
          <table:table-cell table:number-columns-repeated="2" office:value-type="float" office:value="9330" calcext:value-type="float">
            <text:p>9330</text:p>
          </table:table-cell>
          <table:table-cell office:value-type="float" office:value="9334" calcext:value-type="float">
            <text:p>9334</text:p>
          </table:table-cell>
          <table:table-cell table:number-columns-repeated="2" office:value-type="float" office:value="9342" calcext:value-type="float">
            <text:p>9342</text:p>
          </table:table-cell>
          <table:table-cell office:value-type="float" office:value="9347" calcext:value-type="float">
            <text:p>9347</text:p>
          </table:table-cell>
          <table:table-cell office:value-type="float" office:value="9352" calcext:value-type="float">
            <text:p>9352</text:p>
          </table:table-cell>
          <table:table-cell office:value-type="float" office:value="9354" calcext:value-type="float">
            <text:p>9354</text:p>
          </table:table-cell>
          <table:table-cell office:value-type="float" office:value="9356" calcext:value-type="float">
            <text:p>9356</text:p>
          </table:table-cell>
          <table:table-cell office:value-type="float" office:value="9367" calcext:value-type="float">
            <text:p>9367</text:p>
          </table:table-cell>
          <table:table-cell office:value-type="float" office:value="9373" calcext:value-type="float">
            <text:p>9373</text:p>
          </table:table-cell>
          <table:table-cell office:value-type="float" office:value="9376" calcext:value-type="float">
            <text:p>9376</text:p>
          </table:table-cell>
          <table:table-cell office:value-type="float" office:value="9386" calcext:value-type="float">
            <text:p>9386</text:p>
          </table:table-cell>
          <table:table-cell office:value-type="float" office:value="9388" calcext:value-type="float">
            <text:p>9388</text:p>
          </table:table-cell>
          <table:table-cell table:number-columns-repeated="2" office:value-type="float" office:value="9390" calcext:value-type="float">
            <text:p>9390</text:p>
          </table:table-cell>
          <table:table-cell office:value-type="float" office:value="9405" calcext:value-type="float">
            <text:p>9405</text:p>
          </table:table-cell>
          <table:table-cell office:value-type="float" office:value="9423" calcext:value-type="float">
            <text:p>9423</text:p>
          </table:table-cell>
          <table:table-cell office:value-type="float" office:value="9436" calcext:value-type="float">
            <text:p>9436</text:p>
          </table:table-cell>
          <table:table-cell office:value-type="float" office:value="9451" calcext:value-type="float">
            <text:p>9451</text:p>
          </table:table-cell>
          <table:table-cell office:value-type="float" office:value="9459" calcext:value-type="float">
            <text:p>9459</text:p>
          </table:table-cell>
          <table:table-cell office:value-type="float" office:value="9464" calcext:value-type="float">
            <text:p>9464</text:p>
          </table:table-cell>
          <table:table-cell office:value-type="float" office:value="9476" calcext:value-type="float">
            <text:p>9476</text:p>
          </table:table-cell>
          <table:table-cell office:value-type="float" office:value="9483" calcext:value-type="float">
            <text:p>9483</text:p>
          </table:table-cell>
          <table:table-cell office:value-type="float" office:value="9495" calcext:value-type="float">
            <text:p>9495</text:p>
          </table:table-cell>
          <table:table-cell office:value-type="float" office:value="9509" calcext:value-type="float">
            <text:p>9509</text:p>
          </table:table-cell>
          <table:table-cell office:value-type="float" office:value="9518" calcext:value-type="float">
            <text:p>9518</text:p>
          </table:table-cell>
          <table:table-cell office:value-type="float" office:value="9531" calcext:value-type="float">
            <text:p>9531</text:p>
          </table:table-cell>
          <table:table-cell office:value-type="float" office:value="9533" calcext:value-type="float">
            <text:p>9533</text:p>
          </table:table-cell>
          <table:table-cell office:value-type="float" office:value="9554" calcext:value-type="float">
            <text:p>9554</text:p>
          </table:table-cell>
          <table:table-cell office:value-type="float" office:value="9566" calcext:value-type="float">
            <text:p>9566</text:p>
          </table:table-cell>
          <table:table-cell office:value-type="float" office:value="9582" calcext:value-type="float">
            <text:p>9582</text:p>
          </table:table-cell>
          <table:table-cell office:value-type="float" office:value="9583" calcext:value-type="float">
            <text:p>9583</text:p>
          </table:table-cell>
          <table:table-cell office:value-type="float" office:value="9594" calcext:value-type="float">
            <text:p>9594</text:p>
          </table:table-cell>
          <table:table-cell office:value-type="float" office:value="9620" calcext:value-type="float">
            <text:p>9620</text:p>
          </table:table-cell>
          <table:table-cell office:value-type="float" office:value="9626" calcext:value-type="float">
            <text:p>9626</text:p>
          </table:table-cell>
          <table:table-cell office:value-type="float" office:value="9640" calcext:value-type="float">
            <text:p>9640</text:p>
          </table:table-cell>
          <table:table-cell office:value-type="float" office:value="9682" calcext:value-type="float">
            <text:p>9682</text:p>
          </table:table-cell>
          <table:table-cell office:value-type="float" office:value="9716" calcext:value-type="float">
            <text:p>9716</text:p>
          </table:table-cell>
          <table:table-cell office:value-type="float" office:value="9739" calcext:value-type="float">
            <text:p>9739</text:p>
          </table:table-cell>
          <table:table-cell office:value-type="float" office:value="9773" calcext:value-type="float">
            <text:p>9773</text:p>
          </table:table-cell>
          <table:table-cell office:value-type="float" office:value="9785" calcext:value-type="float">
            <text:p>9785</text:p>
          </table:table-cell>
          <table:table-cell office:value-type="float" office:value="9798" calcext:value-type="float">
            <text:p>9798</text:p>
          </table:table-cell>
          <table:table-cell office:value-type="float" office:value="9842" calcext:value-type="float">
            <text:p>9842</text:p>
          </table:table-cell>
          <table:table-cell office:value-type="float" office:value="9882" calcext:value-type="float">
            <text:p>9882</text:p>
          </table:table-cell>
          <table:table-cell office:value-type="float" office:value="9911" calcext:value-type="float">
            <text:p>9911</text:p>
          </table:table-cell>
          <table:table-cell office:value-type="float" office:value="9960" calcext:value-type="float">
            <text:p>9960</text:p>
          </table:table-cell>
          <table:table-cell office:value-type="float" office:value="10008" calcext:value-type="float">
            <text:p>10008</text:p>
          </table:table-cell>
          <table:table-cell office:value-type="float" office:value="10035" calcext:value-type="float">
            <text:p>10035</text:p>
          </table:table-cell>
          <table:table-cell office:value-type="float" office:value="10062" calcext:value-type="float">
            <text:p>10062</text:p>
          </table:table-cell>
          <table:table-cell office:value-type="float" office:value="10091" calcext:value-type="float">
            <text:p>10091</text:p>
          </table:table-cell>
          <table:table-cell office:value-type="float" office:value="10121" calcext:value-type="float">
            <text:p>10121</text:p>
          </table:table-cell>
          <table:table-cell office:value-type="float" office:value="10259" calcext:value-type="float">
            <text:p>10259</text:p>
          </table:table-cell>
          <table:table-cell office:value-type="float" office:value="10305" calcext:value-type="float">
            <text:p>10305</text:p>
          </table:table-cell>
          <table:table-cell office:value-type="float" office:value="10391" calcext:value-type="float">
            <text:p>10391</text:p>
          </table:table-cell>
          <table:table-cell office:value-type="float" office:value="10483" calcext:value-type="float">
            <text:p>10483</text:p>
          </table:table-cell>
          <table:table-cell office:value-type="float" office:value="10541" calcext:value-type="float">
            <text:p>10541</text:p>
          </table:table-cell>
          <table:table-cell office:value-type="float" office:value="10669" calcext:value-type="float">
            <text:p>10669</text:p>
          </table:table-cell>
          <table:table-cell office:value-type="float" office:value="10717" calcext:value-type="float">
            <text:p>10717</text:p>
          </table:table-cell>
          <table:table-cell office:value-type="float" office:value="10949" calcext:value-type="float">
            <text:p>10949</text:p>
          </table:table-cell>
          <table:table-cell office:value-type="float" office:value="11110" calcext:value-type="float">
            <text:p>11110</text:p>
          </table:table-cell>
          <table:table-cell office:value-type="float" office:value="11241" calcext:value-type="float">
            <text:p>11241</text:p>
          </table:table-cell>
          <table:table-cell office:value-type="float" office:value="11306" calcext:value-type="float">
            <text:p>11306</text:p>
          </table:table-cell>
          <table:table-cell office:value-type="float" office:value="11372" calcext:value-type="float">
            <text:p>11372</text:p>
          </table:table-cell>
          <table:table-cell office:value-type="float" office:value="11408" calcext:value-type="float">
            <text:p>11408</text:p>
          </table:table-cell>
          <table:table-cell office:value-type="float" office:value="11781" calcext:value-type="float">
            <text:p>11781</text:p>
          </table:table-cell>
          <table:table-cell office:value-type="float" office:value="11994" calcext:value-type="float">
            <text:p>11994</text:p>
          </table:table-cell>
          <table:table-cell office:value-type="float" office:value="12216" calcext:value-type="float">
            <text:p>12216</text:p>
          </table:table-cell>
          <table:table-cell office:value-type="float" office:value="12404" calcext:value-type="float">
            <text:p>12404</text:p>
          </table:table-cell>
          <table:table-cell office:value-type="float" office:value="12511" calcext:value-type="float">
            <text:p>12511</text:p>
          </table:table-cell>
          <table:table-cell office:value-type="float" office:value="12573" calcext:value-type="float">
            <text:p>12573</text:p>
          </table:table-cell>
          <table:table-cell office:value-type="float" office:value="12833" calcext:value-type="float">
            <text:p>12833</text:p>
          </table:table-cell>
          <table:table-cell office:value-type="float" office:value="13138" calcext:value-type="float">
            <text:p>13138</text:p>
          </table:table-cell>
          <table:table-cell office:value-type="float" office:value="13390" calcext:value-type="float">
            <text:p>13390</text:p>
          </table:table-cell>
          <table:table-cell office:value-type="float" office:value="13662" calcext:value-type="float">
            <text:p>13662</text:p>
          </table:table-cell>
          <table:table-cell office:value-type="float" office:value="13918" calcext:value-type="float">
            <text:p>13918</text:p>
          </table:table-cell>
          <table:table-cell office:value-type="float" office:value="14061" calcext:value-type="float">
            <text:p>14061</text:p>
          </table:table-cell>
          <table:table-cell office:value-type="float" office:value="14159" calcext:value-type="float">
            <text:p>14159</text:p>
          </table:table-cell>
          <table:table-cell office:value-type="float" office:value="14460" calcext:value-type="float">
            <text:p>14460</text:p>
          </table:table-cell>
          <table:table-cell office:value-type="float" office:value="14832" calcext:value-type="float">
            <text:p>14832</text:p>
          </table:table-cell>
          <table:table-cell office:value-type="float" office:value="15210" calcext:value-type="float">
            <text:p>15210</text:p>
          </table:table-cell>
          <table:table-cell office:value-type="float" office:value="15640" calcext:value-type="float">
            <text:p>15640</text:p>
          </table:table-cell>
          <table:table-cell office:value-type="float" office:value="16011" calcext:value-type="float">
            <text:p>16011</text:p>
          </table:table-cell>
          <table:table-cell office:value-type="float" office:value="16181" calcext:value-type="float">
            <text:p>16181</text:p>
          </table:table-cell>
          <table:table-cell office:value-type="float" office:value="16306" calcext:value-type="float">
            <text:p>16306</text:p>
          </table:table-cell>
          <table:table-cell office:value-type="float" office:value="16694" calcext:value-type="float">
            <text:p>16694</text:p>
          </table:table-cell>
          <table:table-cell office:value-type="float" office:value="17177" calcext:value-type="float">
            <text:p>17177</text:p>
          </table:table-cell>
          <table:table-cell office:value-type="float" office:value="17659" calcext:value-type="float">
            <text:p>17659</text:p>
          </table:table-cell>
          <table:table-cell office:value-type="float" office:value="18097" calcext:value-type="float">
            <text:p>18097</text:p>
          </table:table-cell>
          <table:table-cell office:value-type="float" office:value="18577" calcext:value-type="float">
            <text:p>18577</text:p>
          </table:table-cell>
          <table:table-cell office:value-type="float" office:value="18839" calcext:value-type="float">
            <text:p>18839</text:p>
          </table:table-cell>
          <table:table-cell office:value-type="float" office:value="18995" calcext:value-type="float">
            <text:p>18995</text:p>
          </table:table-cell>
          <table:table-cell office:value-type="float" office:value="19434" calcext:value-type="float">
            <text:p>19434</text:p>
          </table:table-cell>
          <table:table-cell office:value-type="float" office:value="20002" calcext:value-type="float">
            <text:p>20002</text:p>
          </table:table-cell>
          <table:table-cell office:value-type="float" office:value="20460" calcext:value-type="float">
            <text:p>20460</text:p>
          </table:table-cell>
          <table:table-cell office:value-type="float" office:value="21064" calcext:value-type="float">
            <text:p>21064</text:p>
          </table:table-cell>
          <table:table-cell office:value-type="float" office:value="21567" calcext:value-type="float">
            <text:p>21567</text:p>
          </table:table-cell>
          <table:table-cell office:value-type="float" office:value="21900" calcext:value-type="float">
            <text:p>21900</text:p>
          </table:table-cell>
          <table:table-cell office:value-type="float" office:value="22087" calcext:value-type="float">
            <text:p>22087</text:p>
          </table:table-cell>
          <table:table-cell office:value-type="float" office:value="22634" calcext:value-type="float">
            <text:p>22634</text:p>
          </table:table-cell>
          <table:table-cell office:value-type="float" office:value="23566" calcext:value-type="float">
            <text:p>23566</text:p>
          </table:table-cell>
          <table:table-cell office:value-type="float" office:value="24274" calcext:value-type="float">
            <text:p>24274</text:p>
          </table:table-cell>
          <table:table-cell office:value-type="float" office:value="25027" calcext:value-type="float">
            <text:p>25027</text:p>
          </table:table-cell>
          <table:table-cell office:value-type="float" office:value="25754" calcext:value-type="float">
            <text:p>25754</text:p>
          </table:table-cell>
          <table:table-cell office:value-type="float" office:value="26171" calcext:value-type="float">
            <text:p>26171</text:p>
          </table:table-cell>
          <table:table-cell office:value-type="float" office:value="26400" calcext:value-type="float">
            <text:p>26400</text:p>
          </table:table-cell>
          <table:table-cell office:value-type="float" office:value="27112" calcext:value-type="float">
            <text:p>27112</text:p>
          </table:table-cell>
          <table:table-cell office:value-type="float" office:value="28180" calcext:value-type="float">
            <text:p>28180</text:p>
          </table:table-cell>
          <table:table-cell office:value-type="float" office:value="28909" calcext:value-type="float">
            <text:p>28909</text:p>
          </table:table-cell>
          <table:table-cell office:value-type="float" office:value="29330" calcext:value-type="float">
            <text:p>29330</text:p>
          </table:table-cell>
          <table:table-cell office:value-type="float" office:value="29580" calcext:value-type="float">
            <text:p>29580</text:p>
          </table:table-cell>
          <table:table-cell office:value-type="float" office:value="29946" calcext:value-type="float">
            <text:p>29946</text:p>
          </table:table-cell>
          <table:table-cell office:value-type="float" office:value="30297" calcext:value-type="float">
            <text:p>30297</text:p>
          </table:table-cell>
          <table:table-cell office:value-type="float" office:value="31145" calcext:value-type="float">
            <text:p>31145</text:p>
          </table:table-cell>
          <table:table-cell office:value-type="float" office:value="32267" calcext:value-type="float">
            <text:p>32267</text:p>
          </table:table-cell>
          <table:table-cell office:value-type="float" office:value="33230" calcext:value-type="float">
            <text:p>33230</text:p>
          </table:table-cell>
          <table:table-cell office:value-type="float" office:value="33791" calcext:value-type="float">
            <text:p>33791</text:p>
          </table:table-cell>
          <table:table-cell office:value-type="float" office:value="34145" calcext:value-type="float">
            <text:p>34145</text:p>
          </table:table-cell>
          <table:table-cell office:value-type="float" office:value="34480" calcext:value-type="float">
            <text:p>34480</text:p>
          </table:table-cell>
          <table:table-cell office:value-type="float" office:value="34791" calcext:value-type="float">
            <text:p>34791</text:p>
          </table:table-cell>
          <table:table-cell office:value-type="float" office:value="35748" calcext:value-type="float">
            <text:p>35748</text:p>
          </table:table-cell>
          <table:table-cell office:value-type="float" office:value="36757" calcext:value-type="float">
            <text:p>36757</text:p>
          </table:table-cell>
          <table:table-cell office:value-type="float" office:value="37835" calcext:value-type="float">
            <text:p>37835</text:p>
          </table:table-cell>
          <table:table-cell office:value-type="float" office:value="38988" calcext:value-type="float">
            <text:p>38988</text:p>
          </table:table-cell>
          <table:table-cell office:value-type="float" office:value="40022" calcext:value-type="float">
            <text:p>40022</text:p>
          </table:table-cell>
          <table:table-cell office:value-type="float" office:value="40597" calcext:value-type="float">
            <text:p>40597</text:p>
          </table:table-cell>
          <table:table-cell office:value-type="float" office:value="40936" calcext:value-type="float">
            <text:p>40936</text:p>
          </table:table-cell>
          <table:table-cell office:value-type="float" office:value="41806" calcext:value-type="float">
            <text:p>41806</text:p>
          </table:table-cell>
          <table:table-cell office:value-type="float" office:value="42890" calcext:value-type="float">
            <text:p>42890</text:p>
          </table:table-cell>
          <table:table-cell office:value-type="float" office:value="44100" calcext:value-type="float">
            <text:p>44100</text:p>
          </table:table-cell>
          <table:table-cell office:value-type="float" office:value="45207" calcext:value-type="float">
            <text:p>45207</text:p>
          </table:table-cell>
          <table:table-cell office:value-type="float" office:value="45705" calcext:value-type="float">
            <text:p>45705</text:p>
          </table:table-cell>
          <table:table-cell office:value-type="float" office:value="46464" calcext:value-type="float">
            <text:p>46464</text:p>
          </table:table-cell>
          <table:table-cell office:value-type="float" office:value="46908" calcext:value-type="float">
            <text:p>46908</text:p>
          </table:table-cell>
          <table:table-cell office:value-type="float" office:value="47263" calcext:value-type="float">
            <text:p>47263</text:p>
          </table:table-cell>
          <table:table-cell office:value-type="float" office:value="48998" calcext:value-type="float">
            <text:p>48998</text:p>
          </table:table-cell>
          <table:table-cell office:value-type="float" office:value="50017" calcext:value-type="float">
            <text:p>50017</text:p>
          </table:table-cell>
          <table:table-cell office:value-type="float" office:value="50878" calcext:value-type="float">
            <text:p>50878</text:p>
          </table:table-cell>
          <table:table-cell office:value-type="float" office:value="51713" calcext:value-type="float">
            <text:p>51713</text:p>
          </table:table-cell>
          <table:table-cell office:value-type="float" office:value="51873" calcext:value-type="float">
            <text:p>51873</text:p>
          </table:table-cell>
          <table:table-cell office:value-type="float" office:value="52296" calcext:value-type="float">
            <text:p>52296</text:p>
          </table:table-cell>
          <table:table-cell office:value-type="float" office:value="53152" calcext:value-type="float">
            <text:p>53152</text:p>
          </table:table-cell>
          <table:table-cell office:value-type="float" office:value="53619" calcext:value-type="float">
            <text:p>53619</text:p>
          </table:table-cell>
          <table:table-cell office:value-type="float" office:value="54498" calcext:value-type="float">
            <text:p>54498</text:p>
          </table:table-cell>
          <table:table-cell office:value-type="float" office:value="55883" calcext:value-type="float">
            <text:p>55883</text:p>
          </table:table-cell>
          <table:table-cell office:value-type="float" office:value="56286" calcext:value-type="float">
            <text:p>56286</text:p>
          </table:table-cell>
          <table:table-cell office:value-type="float" office:value="57105" calcext:value-type="float">
            <text:p>57105</text:p>
          </table:table-cell>
          <table:table-cell office:value-type="float" office:value="57163" calcext:value-type="float">
            <text:p>57163</text:p>
          </table:table-cell>
          <table:table-cell office:value-type="float" office:value="58019" calcext:value-type="float">
            <text:p>58019</text:p>
          </table:table-cell>
          <table:table-cell office:value-type="float" office:value="58992" calcext:value-type="float">
            <text:p>58992</text:p>
          </table:table-cell>
          <table:table-cell office:value-type="float" office:value="59776" calcext:value-type="float">
            <text:p>59776</text:p>
          </table:table-cell>
          <table:table-cell office:value-type="float" office:value="60634" calcext:value-type="float">
            <text:p>60634</text:p>
          </table:table-cell>
          <table:table-cell office:value-type="float" office:value="61324" calcext:value-type="float">
            <text:p>61324</text:p>
          </table:table-cell>
          <table:table-cell office:value-type="float" office:value="61551" calcext:value-type="float">
            <text:p>61551</text:p>
          </table:table-cell>
          <table:table-cell office:value-type="float" office:value="61708" calcext:value-type="float">
            <text:p>61708</text:p>
          </table:table-cell>
          <table:table-cell office:value-type="float" office:value="62191" calcext:value-type="float">
            <text:p>62191</text:p>
          </table:table-cell>
          <table:table-cell office:value-type="float" office:value="63006" calcext:value-type="float">
            <text:p>63006</text:p>
          </table:table-cell>
          <table:table-cell office:value-type="float" office:value="63672" calcext:value-type="float">
            <text:p>63672</text:p>
          </table:table-cell>
          <table:table-cell office:value-type="float" office:value="64224" calcext:value-type="float">
            <text:p>64224</text:p>
          </table:table-cell>
          <table:table-cell office:value-type="float" office:value="64771" calcext:value-type="float">
            <text:p>64771</text:p>
          </table:table-cell>
          <table:table-cell office:value-type="float" office:value="64990" calcext:value-type="float">
            <text:p>64990</text:p>
          </table:table-cell>
          <table:table-cell office:value-type="float" office:value="65107" calcext:value-type="float">
            <text:p>65107</text:p>
          </table:table-cell>
          <table:table-cell office:value-type="float" office:value="65637" calcext:value-type="float">
            <text:p>65637</text:p>
          </table:table-cell>
          <table:table-cell office:value-type="float" office:value="65829" calcext:value-type="float">
            <text:p>65829</text:p>
          </table:table-cell>
          <table:table-cell office:value-type="float" office:value="66732" calcext:value-type="float">
            <text:p>66732</text:p>
          </table:table-cell>
          <table:table-cell office:value-type="float" office:value="67249" calcext:value-type="float">
            <text:p>67249</text:p>
          </table:table-cell>
          <table:table-cell office:value-type="float" office:value="67741" calcext:value-type="float">
            <text:p>67741</text:p>
          </table:table-cell>
          <table:table-cell office:value-type="float" office:value="67883" calcext:value-type="float">
            <text:p>67883</text:p>
          </table:table-cell>
          <table:table-cell office:value-type="float" office:value="67946" calcext:value-type="float">
            <text:p>67946</text:p>
          </table:table-cell>
          <table:table-cell office:value-type="float" office:value="68363" calcext:value-type="float">
            <text:p>68363</text:p>
          </table:table-cell>
          <table:table-cell office:value-type="float" office:value="68790" calcext:value-type="float">
            <text:p>68790</text:p>
          </table:table-cell>
          <table:table-cell office:value-type="float" office:value="69170" calcext:value-type="float">
            <text:p>69170</text:p>
          </table:table-cell>
          <table:table-cell office:value-type="float" office:value="69343" calcext:value-type="float">
            <text:p>69343</text:p>
          </table:table-cell>
          <table:table-cell office:value-type="float" office:value="69939" calcext:value-type="float">
            <text:p>69939</text:p>
          </table:table-cell>
          <table:table-cell office:value-type="float" office:value="70092" calcext:value-type="float">
            <text:p>70092</text:p>
          </table:table-cell>
          <table:table-cell office:value-type="float" office:value="70152" calcext:value-type="float">
            <text:p>70152</text:p>
          </table:table-cell>
          <table:table-cell office:value-type="float" office:value="70514" calcext:value-type="float">
            <text:p>70514</text:p>
          </table:table-cell>
          <table:table-cell office:value-type="float" office:value="70926" calcext:value-type="float">
            <text:p>70926</text:p>
          </table:table-cell>
          <table:table-cell office:value-type="float" office:value="71285" calcext:value-type="float">
            <text:p>71285</text:p>
          </table:table-cell>
          <table:table-cell office:value-type="float" office:value="71554" calcext:value-type="float">
            <text:p>71554</text:p>
          </table:table-cell>
          <table:table-cell office:value-type="float" office:value="71852" calcext:value-type="float">
            <text:p>71852</text:p>
          </table:table-cell>
          <table:table-cell office:value-type="float" office:value="71951" calcext:value-type="float">
            <text:p>71951</text:p>
          </table:table-cell>
          <table:table-cell office:value-type="float" office:value="71984" calcext:value-type="float">
            <text:p>71984</text:p>
          </table:table-cell>
          <table:table-cell office:value-type="float" office:value="72247" calcext:value-type="float">
            <text:p>72247</text:p>
          </table:table-cell>
          <table:table-cell office:value-type="float" office:value="72534" calcext:value-type="float">
            <text:p>72534</text:p>
          </table:table-cell>
          <table:table-cell office:value-type="float" office:value="72858" calcext:value-type="float">
            <text:p>72858</text:p>
          </table:table-cell>
          <table:table-cell office:value-type="float" office:value="73120" calcext:value-type="float">
            <text:p>73120</text:p>
          </table:table-cell>
          <table:table-cell office:value-type="float" office:value="73348" calcext:value-type="float">
            <text:p>73348</text:p>
          </table:table-cell>
          <table:table-cell office:value-type="float" office:value="73369" calcext:value-type="float">
            <text:p>73369</text:p>
          </table:table-cell>
          <table:table-cell office:value-type="float" office:value="73463" calcext:value-type="float">
            <text:p>73463</text:p>
          </table:table-cell>
          <table:table-cell office:value-type="float" office:value="73702" calcext:value-type="float">
            <text:p>73702</text:p>
          </table:table-cell>
        </table:table-row>
        <table:table-row table:style-name="ro1" table:number-rows-repeated="2">
          <table:table-cell table:number-columns-repeated="373"/>
        </table:table-row>
        <table:table-row table:style-name="ro1">
          <table:table-cell office:value-type="string" calcext:value-type="string">
            <text:p>Diff Corona Deaths 2020/21</text:p>
          </table:table-cell>
          <table:table-cell office:value-type="float" office:value="2" calcext:value-type="float">
            <text:p>2</text:p>
          </table:table-cell>
          <table:table-cell table:formula="of:=([.C8]-[.B8])" office:value-type="float" office:value="0" calcext:value-type="float">
            <text:p>0</text:p>
          </table:table-cell>
          <table:table-cell table:formula="of:=([.D8]-[.C8])" office:value-type="float" office:value="1" calcext:value-type="float">
            <text:p>1</text:p>
          </table:table-cell>
          <table:table-cell table:formula="of:=([.E8]-[.D8])" office:value-type="float" office:value="0" calcext:value-type="float">
            <text:p>0</text:p>
          </table:table-cell>
          <table:table-cell table:formula="of:=([.F8]-[.E8])" office:value-type="float" office:value="3" calcext:value-type="float">
            <text:p>3</text:p>
          </table:table-cell>
          <table:table-cell table:formula="of:=([.G8]-[.F8])" office:value-type="float" office:value="0" calcext:value-type="float">
            <text:p>0</text:p>
          </table:table-cell>
          <table:table-cell table:formula="of:=([.H8]-[.G8])" office:value-type="float" office:value="2" calcext:value-type="float">
            <text:p>2</text:p>
          </table:table-cell>
          <table:table-cell table:formula="of:=([.I8]-[.H8])" office:value-type="float" office:value="4" calcext:value-type="float">
            <text:p>4</text:p>
          </table:table-cell>
          <table:table-cell table:formula="of:=([.J8]-[.I8])" office:value-type="float" office:value="8" calcext:value-type="float">
            <text:p>8</text:p>
          </table:table-cell>
          <table:table-cell table:formula="of:=([.K8]-[.J8])" office:value-type="float" office:value="6" calcext:value-type="float">
            <text:p>6</text:p>
          </table:table-cell>
          <table:table-cell table:formula="of:=([.L8]-[.K8])" office:value-type="float" office:value="2" calcext:value-type="float">
            <text:p>2</text:p>
          </table:table-cell>
          <table:table-cell table:formula="of:=([.M8]-[.L8])" office:value-type="float" office:value="24" calcext:value-type="float">
            <text:p>24</text:p>
          </table:table-cell>
          <table:table-cell table:formula="of:=([.N8]-[.M8])" office:value-type="float" office:value="23" calcext:value-type="float">
            <text:p>23</text:p>
          </table:table-cell>
          <table:table-cell table:formula="of:=([.O8]-[.N8])" office:value-type="float" office:value="18" calcext:value-type="float">
            <text:p>18</text:p>
          </table:table-cell>
          <table:table-cell table:formula="of:=([.P8]-[.O8])" office:value-type="float" office:value="1" calcext:value-type="float">
            <text:p>1</text:p>
          </table:table-cell>
          <table:table-cell table:formula="of:=([.Q8]-[.P8])" office:value-type="float" office:value="36" calcext:value-type="float">
            <text:p>36</text:p>
          </table:table-cell>
          <table:table-cell table:formula="of:=([.R8]-[.Q8])" office:value-type="float" office:value="34" calcext:value-type="float">
            <text:p>34</text:p>
          </table:table-cell>
          <table:table-cell table:formula="of:=([.S8]-[.R8])" office:value-type="float" office:value="58" calcext:value-type="float">
            <text:p>58</text:p>
          </table:table-cell>
          <table:table-cell table:formula="of:=([.T8]-[.S8])" office:value-type="float" office:value="59" calcext:value-type="float">
            <text:p>59</text:p>
          </table:table-cell>
          <table:table-cell table:formula="of:=([.U8]-[.T8])" office:value-type="float" office:value="114" calcext:value-type="float">
            <text:p>114</text:p>
          </table:table-cell>
          <table:table-cell table:formula="of:=([.V8]-[.U8])" office:value-type="float" office:value="60" calcext:value-type="float">
            <text:p>60</text:p>
          </table:table-cell>
          <table:table-cell table:formula="of:=([.W8]-[.V8])" office:value-type="float" office:value="86" calcext:value-type="float">
            <text:p>86</text:p>
          </table:table-cell>
          <table:table-cell table:formula="of:=([.X8]-[.W8])" office:value-type="float" office:value="141" calcext:value-type="float">
            <text:p>141</text:p>
          </table:table-cell>
          <table:table-cell table:formula="of:=([.Y8]-[.X8])" office:value-type="float" office:value="139" calcext:value-type="float">
            <text:p>139</text:p>
          </table:table-cell>
          <table:table-cell table:formula="of:=([.Z8]-[.Y8])" office:value-type="float" office:value="110" calcext:value-type="float">
            <text:p>110</text:p>
          </table:table-cell>
          <table:table-cell table:formula="of:=([.AA8]-[.Z8])" office:value-type="float" office:value="176" calcext:value-type="float">
            <text:p>176</text:p>
          </table:table-cell>
          <table:table-cell table:formula="of:=([.AB8]-[.AA8])" office:value-type="float" office:value="168" calcext:value-type="float">
            <text:p>168</text:p>
          </table:table-cell>
          <table:table-cell table:formula="of:=([.AC8]-[.AB8])" office:value-type="float" office:value="249" calcext:value-type="float">
            <text:p>249</text:p>
          </table:table-cell>
          <table:table-cell table:formula="of:=([.AD8]-[.AC8])" office:value-type="float" office:value="60" calcext:value-type="float">
            <text:p>60</text:p>
          </table:table-cell>
          <table:table-cell table:formula="of:=([.AE8]-[.AD8])" office:value-type="float" office:value="226" calcext:value-type="float">
            <text:p>226</text:p>
          </table:table-cell>
          <table:table-cell table:formula="of:=([.AF8]-[.AE8])" office:value-type="float" office:value="286" calcext:value-type="float">
            <text:p>286</text:p>
          </table:table-cell>
          <table:table-cell table:formula="of:=([.AG8]-[.AF8])" office:value-type="float" office:value="253" calcext:value-type="float">
            <text:p>253</text:p>
          </table:table-cell>
          <table:table-cell table:formula="of:=([.AH8]-[.AG8])" office:value-type="float" office:value="357" calcext:value-type="float">
            <text:p>357</text:p>
          </table:table-cell>
          <table:table-cell table:formula="of:=([.AI8]-[.AH8])" office:value-type="float" office:value="30" calcext:value-type="float">
            <text:p>30</text:p>
          </table:table-cell>
          <table:table-cell table:formula="of:=([.AJ8]-[.AI8])" office:value-type="float" office:value="135" calcext:value-type="float">
            <text:p>135</text:p>
          </table:table-cell>
          <table:table-cell table:formula="of:=([.AK8]-[.AJ8])" office:value-type="float" office:value="151" calcext:value-type="float">
            <text:p>151</text:p>
          </table:table-cell>
          <table:table-cell table:formula="of:=([.AL8]-[.AK8])" office:value-type="float" office:value="239" calcext:value-type="float">
            <text:p>239</text:p>
          </table:table-cell>
          <table:table-cell table:formula="of:=([.AM8]-[.AL8])" office:value-type="float" office:value="234" calcext:value-type="float">
            <text:p>234</text:p>
          </table:table-cell>
          <table:table-cell table:formula="of:=([.AN8]-[.AM8])" office:value-type="float" office:value="309" calcext:value-type="float">
            <text:p>309</text:p>
          </table:table-cell>
          <table:table-cell table:formula="of:=([.AO8]-[.AN8])" office:value-type="float" office:value="294" calcext:value-type="float">
            <text:p>294</text:p>
          </table:table-cell>
          <table:table-cell table:formula="of:=([.AP8]-[.AO8])" office:value-type="float" office:value="305" calcext:value-type="float">
            <text:p>305</text:p>
          </table:table-cell>
          <table:table-cell table:formula="of:=([.AQ8]-[.AP8])" office:value-type="float" office:value="140" calcext:value-type="float">
            <text:p>140</text:p>
          </table:table-cell>
          <table:table-cell table:formula="of:=([.AR8]-[.AQ8])" office:value-type="float" office:value="99" calcext:value-type="float">
            <text:p>99</text:p>
          </table:table-cell>
          <table:table-cell table:formula="of:=([.AS8]-[.AR8])" office:value-type="float" office:value="220" calcext:value-type="float">
            <text:p>220</text:p>
          </table:table-cell>
          <table:table-cell table:formula="of:=([.AT8]-[.AS8])" office:value-type="float" office:value="265" calcext:value-type="float">
            <text:p>265</text:p>
          </table:table-cell>
          <table:table-cell table:formula="of:=([.AU8]-[.AT8])" office:value-type="float" office:value="227" calcext:value-type="float">
            <text:p>227</text:p>
          </table:table-cell>
          <table:table-cell table:formula="of:=([.AV8]-[.AU8])" office:value-type="float" office:value="221" calcext:value-type="float">
            <text:p>221</text:p>
          </table:table-cell>
          <table:table-cell table:formula="of:=([.AW8]-[.AV8])" office:value-type="float" office:value="230" calcext:value-type="float">
            <text:p>230</text:p>
          </table:table-cell>
          <table:table-cell table:formula="of:=([.AX8]-[.AW8])" office:value-type="float" office:value="75" calcext:value-type="float">
            <text:p>75</text:p>
          </table:table-cell>
          <table:table-cell table:formula="of:=([.AY8]-[.AX8])" office:value-type="float" office:value="105" calcext:value-type="float">
            <text:p>105</text:p>
          </table:table-cell>
          <table:table-cell table:formula="of:=([.AZ8]-[.AY8])" office:value-type="float" office:value="176" calcext:value-type="float">
            <text:p>176</text:p>
          </table:table-cell>
          <table:table-cell table:formula="of:=([.BA8]-[.AZ8])" office:value-type="float" office:value="153" calcext:value-type="float">
            <text:p>153</text:p>
          </table:table-cell>
          <table:table-cell table:formula="of:=([.BB8]-[.BA8])" office:value-type="float" office:value="204" calcext:value-type="float">
            <text:p>204</text:p>
          </table:table-cell>
          <table:table-cell table:formula="of:=([.BC8]-[.BB8])" office:value-type="float" office:value="105" calcext:value-type="float">
            <text:p>105</text:p>
          </table:table-cell>
          <table:table-cell table:formula="of:=([.BD8]-[.BC8])" office:value-type="float" office:value="113" calcext:value-type="float">
            <text:p>113</text:p>
          </table:table-cell>
          <table:table-cell table:formula="of:=([.BE8]-[.BD8])" office:value-type="float" office:value="76" calcext:value-type="float">
            <text:p>76</text:p>
          </table:table-cell>
          <table:table-cell table:formula="of:=([.BF8]-[.BE8])" office:value-type="float" office:value="54" calcext:value-type="float">
            <text:p>54</text:p>
          </table:table-cell>
          <table:table-cell table:formula="of:=([.BG8]-[.BF8])" office:value-type="float" office:value="127" calcext:value-type="float">
            <text:p>127</text:p>
          </table:table-cell>
          <table:table-cell table:formula="of:=([.BH8]-[.BG8])" office:value-type="float" office:value="0" calcext:value-type="float">
            <text:p>0</text:p>
          </table:table-cell>
          <table:table-cell table:formula="of:=([.BI8]-[.BH8])" office:value-type="float" office:value="282" calcext:value-type="float">
            <text:p>282</text:p>
          </table:table-cell>
          <table:table-cell table:formula="of:=([.BJ8]-[.BI8])" office:value-type="float" office:value="117" calcext:value-type="float">
            <text:p>117</text:p>
          </table:table-cell>
          <table:table-cell table:formula="of:=([.BK8]-[.BJ8])" office:value-type="float" office:value="118" calcext:value-type="float">
            <text:p>118</text:p>
          </table:table-cell>
          <table:table-cell table:formula="of:=([.BL8]-[.BK8])" office:value-type="float" office:value="39" calcext:value-type="float">
            <text:p>39</text:p>
          </table:table-cell>
          <table:table-cell table:formula="of:=([.BM8]-[.BL8])" office:value-type="float" office:value="20" calcext:value-type="float">
            <text:p>20</text:p>
          </table:table-cell>
          <table:table-cell table:formula="of:=([.BN8]-[.BM8])" office:value-type="float" office:value="107" calcext:value-type="float">
            <text:p>107</text:p>
          </table:table-cell>
          <table:table-cell table:formula="of:=([.BO8]-[.BN8])" office:value-type="float" office:value="79" calcext:value-type="float">
            <text:p>79</text:p>
          </table:table-cell>
          <table:table-cell table:formula="of:=([.BP8]-[.BO8])" office:value-type="float" office:value="129" calcext:value-type="float">
            <text:p>129</text:p>
          </table:table-cell>
          <table:table-cell table:formula="of:=([.BQ8]-[.BP8])" office:value-type="float" office:value="13" calcext:value-type="float">
            <text:p>13</text:p>
          </table:table-cell>
          <table:table-cell table:formula="of:=([.BR8]-[.BQ8])" office:value-type="float" office:value="34" calcext:value-type="float">
            <text:p>34</text:p>
          </table:table-cell>
          <table:table-cell table:formula="of:=([.BS8]-[.BR8])" office:value-type="float" office:value="27" calcext:value-type="float">
            <text:p>27</text:p>
          </table:table-cell>
          <table:table-cell table:formula="of:=([.BT8]-[.BS8])" office:value-type="float" office:value="17" calcext:value-type="float">
            <text:p>17</text:p>
          </table:table-cell>
          <table:table-cell table:formula="of:=([.BU8]-[.BT8])" office:value-type="float" office:value="66" calcext:value-type="float">
            <text:p>66</text:p>
          </table:table-cell>
          <table:table-cell table:formula="of:=([.BV8]-[.BU8])" office:value-type="float" office:value="71" calcext:value-type="float">
            <text:p>71</text:p>
          </table:table-cell>
          <table:table-cell table:formula="of:=([.BW8]-[.BV8])" office:value-type="float" office:value="57" calcext:value-type="float">
            <text:p>57</text:p>
          </table:table-cell>
          <table:table-cell table:formula="of:=([.BX8]-[.BW8])" office:value-type="float" office:value="43" calcext:value-type="float">
            <text:p>43</text:p>
          </table:table-cell>
          <table:table-cell table:formula="of:=([.BY8]-[.BX8])" office:value-type="float" office:value="44" calcext:value-type="float">
            <text:p>44</text:p>
          </table:table-cell>
          <table:table-cell table:formula="of:=([.BZ8]-[.BY8])" office:value-type="float" office:value="19" calcext:value-type="float">
            <text:p>19</text:p>
          </table:table-cell>
          <table:table-cell table:formula="of:=([.CA8]-[.BZ8])" office:value-type="float" office:value="12" calcext:value-type="float">
            <text:p>12</text:p>
          </table:table-cell>
          <table:table-cell table:formula="of:=([.CB8]-[.CA8])" office:value-type="float" office:value="11" calcext:value-type="float">
            <text:p>11</text:p>
          </table:table-cell>
          <table:table-cell table:formula="of:=([.CC8]-[.CB8])" office:value-type="float" office:value="14" calcext:value-type="float">
            <text:p>14</text:p>
          </table:table-cell>
          <table:table-cell table:formula="of:=([.CD8]-[.CC8])" office:value-type="float" office:value="15" calcext:value-type="float">
            <text:p>15</text:p>
          </table:table-cell>
          <table:table-cell table:formula="of:=([.CE8]-[.CD8])" office:value-type="float" office:value="36" calcext:value-type="float">
            <text:p>36</text:p>
          </table:table-cell>
          <table:table-cell table:formula="of:=([.CF8]-[.CE8])" office:value-type="float" office:value="49" calcext:value-type="float">
            <text:p>49</text:p>
          </table:table-cell>
          <table:table-cell table:formula="of:=([.CG8]-[.CF8])" office:value-type="float" office:value="56" calcext:value-type="float">
            <text:p>56</text:p>
          </table:table-cell>
          <table:table-cell table:formula="of:=([.CH8]-[.CG8])" office:value-type="float" office:value="63" calcext:value-type="float">
            <text:p>63</text:p>
          </table:table-cell>
          <table:table-cell table:formula="of:=([.CI8]-[.CH8])" office:value-type="float" office:value="26" calcext:value-type="float">
            <text:p>26</text:p>
          </table:table-cell>
          <table:table-cell table:formula="of:=([.CJ8]-[.CI8])" office:value-type="float" office:value="19" calcext:value-type="float">
            <text:p>19</text:p>
          </table:table-cell>
          <table:table-cell table:formula="of:=([.CK8]-[.CJ8])" office:value-type="float" office:value="35" calcext:value-type="float">
            <text:p>35</text:p>
          </table:table-cell>
          <table:table-cell table:formula="of:=([.CL8]-[.CK8])" office:value-type="float" office:value="24" calcext:value-type="float">
            <text:p>24</text:p>
          </table:table-cell>
          <table:table-cell table:formula="of:=([.CM8]-[.CL8])" office:value-type="float" office:value="24" calcext:value-type="float">
            <text:p>24</text:p>
          </table:table-cell>
          <table:table-cell table:formula="of:=([.CN8]-[.CM8])" office:value-type="float" office:value="16" calcext:value-type="float">
            <text:p>16</text:p>
          </table:table-cell>
          <table:table-cell table:formula="of:=([.CO8]-[.CN8])" office:value-type="float" office:value="15" calcext:value-type="float">
            <text:p>15</text:p>
          </table:table-cell>
          <table:table-cell table:formula="of:=([.CP8]-[.CO8])" office:value-type="float" office:value="28" calcext:value-type="float">
            <text:p>28</text:p>
          </table:table-cell>
          <table:table-cell table:formula="of:=([.CQ8]-[.CP8])" office:value-type="float" office:value="30" calcext:value-type="float">
            <text:p>30</text:p>
          </table:table-cell>
          <table:table-cell table:formula="of:=([.CR8]-[.CQ8])" office:value-type="float" office:value="28" calcext:value-type="float">
            <text:p>28</text:p>
          </table:table-cell>
          <table:table-cell table:formula="of:=([.CS8]-[.CR8])" office:value-type="float" office:value="4" calcext:value-type="float">
            <text:p>4</text:p>
          </table:table-cell>
          <table:table-cell table:formula="of:=([.CT8]-[.CS8])" office:value-type="float" office:value="9" calcext:value-type="float">
            <text:p>9</text:p>
          </table:table-cell>
          <table:table-cell table:formula="of:=([.CU8]-[.CT8])" office:value-type="float" office:value="8" calcext:value-type="float">
            <text:p>8</text:p>
          </table:table-cell>
          <table:table-cell table:formula="of:=([.CV8]-[.CU8])" office:value-type="float" office:value="7" calcext:value-type="float">
            <text:p>7</text:p>
          </table:table-cell>
          <table:table-cell table:formula="of:=([.CW8]-[.CV8])" office:value-type="float" office:value="10" calcext:value-type="float">
            <text:p>10</text:p>
          </table:table-cell>
          <table:table-cell table:formula="of:=([.CX8]-[.CW8])" office:value-type="float" office:value="26" calcext:value-type="float">
            <text:p>26</text:p>
          </table:table-cell>
          <table:table-cell table:formula="of:=([.CY8]-[.CX8])" office:value-type="float" office:value="29" calcext:value-type="float">
            <text:p>29</text:p>
          </table:table-cell>
          <table:table-cell table:formula="of:=([.CZ8]-[.CY8])" office:value-type="float" office:value="13" calcext:value-type="float">
            <text:p>13</text:p>
          </table:table-cell>
          <table:table-cell table:formula="of:=([.DA8]-[.CZ8])" office:value-type="float" office:value="6" calcext:value-type="float">
            <text:p>6</text:p>
          </table:table-cell>
          <table:table-cell table:formula="of:=([.DB8]-[.DA8])" office:value-type="float" office:value="7" calcext:value-type="float">
            <text:p>7</text:p>
          </table:table-cell>
          <table:table-cell table:formula="of:=([.DC8]-[.DB8])" office:value-type="float" office:value="2" calcext:value-type="float">
            <text:p>2</text:p>
          </table:table-cell>
          <table:table-cell table:formula="of:=([.DD8]-[.DC8])" office:value-type="float" office:value="17" calcext:value-type="float">
            <text:p>17</text:p>
          </table:table-cell>
          <table:table-cell table:formula="of:=([.DE8]-[.DD8])" office:value-type="float" office:value="10" calcext:value-type="float">
            <text:p>10</text:p>
          </table:table-cell>
          <table:table-cell table:formula="of:=([.DF8]-[.DE8])" office:value-type="float" office:value="12" calcext:value-type="float">
            <text:p>12</text:p>
          </table:table-cell>
          <table:table-cell table:formula="of:=([.DG8]-[.DF8])" office:value-type="float" office:value="20" calcext:value-type="float">
            <text:p>20</text:p>
          </table:table-cell>
          <table:table-cell table:formula="of:=([.DH8]-[.DG8])" office:value-type="float" office:value="6" calcext:value-type="float">
            <text:p>6</text:p>
          </table:table-cell>
          <table:table-cell table:formula="of:=([.DI8]-[.DH8])" office:value-type="float" office:value="7" calcext:value-type="float">
            <text:p>7</text:p>
          </table:table-cell>
          <table:table-cell table:formula="of:=([.DJ8]-[.DI8])" office:value-type="float" office:value="7" calcext:value-type="float">
            <text:p>7</text:p>
          </table:table-cell>
          <table:table-cell table:formula="of:=([.DK8]-[.DJ8])" office:value-type="float" office:value="17" calcext:value-type="float">
            <text:p>17</text:p>
          </table:table-cell>
          <table:table-cell table:formula="of:=([.DL8]-[.DK8])" office:value-type="float" office:value="8" calcext:value-type="float">
            <text:p>8</text:p>
          </table:table-cell>
          <table:table-cell table:formula="of:=([.DM8]-[.DL8])" office:value-type="float" office:value="9" calcext:value-type="float">
            <text:p>9</text:p>
          </table:table-cell>
          <table:table-cell table:formula="of:=([.DN8]-[.DM8])" office:value-type="float" office:value="3" calcext:value-type="float">
            <text:p>3</text:p>
          </table:table-cell>
          <table:table-cell table:formula="of:=([.DO8]-[.DN8])" office:value-type="float" office:value="4" calcext:value-type="float">
            <text:p>4</text:p>
          </table:table-cell>
          <table:table-cell table:formula="of:=([.DP8]-[.DO8])" office:value-type="float" office:value="4" calcext:value-type="float">
            <text:p>4</text:p>
          </table:table-cell>
          <table:table-cell table:formula="of:=([.DQ8]-[.DP8])" office:value-type="float" office:value="3" calcext:value-type="float">
            <text:p>3</text:p>
          </table:table-cell>
          <table:table-cell table:formula="of:=([.DR8]-[.DQ8])" office:value-type="float" office:value="4" calcext:value-type="float">
            <text:p>4</text:p>
          </table:table-cell>
          <table:table-cell table:formula="of:=([.DS8]-[.DR8])" office:value-type="float" office:value="12" calcext:value-type="float">
            <text:p>12</text:p>
          </table:table-cell>
          <table:table-cell table:formula="of:=([.DT8]-[.DS8])" office:value-type="float" office:value="14" calcext:value-type="float">
            <text:p>14</text:p>
          </table:table-cell>
          <table:table-cell table:formula="of:=([.DU8]-[.DT8])" office:value-type="float" office:value="7" calcext:value-type="float">
            <text:p>7</text:p>
          </table:table-cell>
          <table:table-cell table:formula="of:=([.DV8]-[.DU8])" office:value-type="float" office:value="7" calcext:value-type="float">
            <text:p>7</text:p>
          </table:table-cell>
          <table:table-cell table:formula="of:=([.DW8]-[.DV8])" office:value-type="float" office:value="4" calcext:value-type="float">
            <text:p>4</text:p>
          </table:table-cell>
          <table:table-cell table:formula="of:=([.DX8]-[.DW8])" office:value-type="float" office:value="5" calcext:value-type="float">
            <text:p>5</text:p>
          </table:table-cell>
          <table:table-cell table:formula="of:=([.DY8]-[.DX8])" office:value-type="float" office:value="1" calcext:value-type="float">
            <text:p>1</text:p>
          </table:table-cell>
          <table:table-cell table:formula="of:=([.DZ8]-[.DY8])" office:value-type="float" office:value="8" calcext:value-type="float">
            <text:p>8</text:p>
          </table:table-cell>
          <table:table-cell table:formula="of:=([.EA8]-[.DZ8])" office:value-type="float" office:value="3" calcext:value-type="float">
            <text:p>3</text:p>
          </table:table-cell>
          <table:table-cell table:formula="of:=([.EB8]-[.EA8])" office:value-type="float" office:value="1" calcext:value-type="float">
            <text:p>1</text:p>
          </table:table-cell>
          <table:table-cell table:formula="of:=([.EC8]-[.EB8])" office:value-type="float" office:value="2" calcext:value-type="float">
            <text:p>2</text:p>
          </table:table-cell>
          <table:table-cell table:formula="of:=([.ED8]-[.EC8])" office:value-type="float" office:value="1" calcext:value-type="float">
            <text:p>1</text:p>
          </table:table-cell>
          <table:table-cell table:formula="of:=([.EE8]-[.ED8])" office:value-type="float" office:value="5" calcext:value-type="float">
            <text:p>5</text:p>
          </table:table-cell>
          <table:table-cell table:formula="of:=([.EF8]-[.EE8])" office:value-type="float" office:value="2" calcext:value-type="float">
            <text:p>2</text:p>
          </table:table-cell>
          <table:table-cell table:formula="of:=([.EG8]-[.EF8])" office:value-type="float" office:value="2" calcext:value-type="float">
            <text:p>2</text:p>
          </table:table-cell>
          <table:table-cell table:formula="of:=([.EH8]-[.EG8])" office:value-type="float" office:value="6" calcext:value-type="float">
            <text:p>6</text:p>
          </table:table-cell>
          <table:table-cell table:formula="of:=([.EI8]-[.EH8])" office:value-type="float" office:value="8" calcext:value-type="float">
            <text:p>8</text:p>
          </table:table-cell>
          <table:table-cell table:formula="of:=([.EJ8]-[.EI8])" office:value-type="float" office:value="2" calcext:value-type="float">
            <text:p>2</text:p>
          </table:table-cell>
          <table:table-cell table:formula="of:=([.EK8]-[.EJ8])" office:value-type="float" office:value="3" calcext:value-type="float">
            <text:p>3</text:p>
          </table:table-cell>
          <table:table-cell table:formula="of:=([.EL8]-[.EK8])" office:value-type="float" office:value="3" calcext:value-type="float">
            <text:p>3</text:p>
          </table:table-cell>
          <table:table-cell table:formula="of:=([.EM8]-[.EL8])" office:value-type="float" office:value="3" calcext:value-type="float">
            <text:p>3</text:p>
          </table:table-cell>
          <table:table-cell table:formula="of:=([.EN8]-[.EM8])" office:value-type="float" office:value="6" calcext:value-type="float">
            <text:p>6</text:p>
          </table:table-cell>
          <table:table-cell table:formula="of:=([.EO8]-[.EN8])" office:value-type="float" office:value="5" calcext:value-type="float">
            <text:p>5</text:p>
          </table:table-cell>
          <table:table-cell table:formula="of:=([.EP8]-[.EO8])" office:value-type="float" office:value="9" calcext:value-type="float">
            <text:p>9</text:p>
          </table:table-cell>
          <table:table-cell table:formula="of:=([.EQ8]-[.EP8])" office:value-type="float" office:value="2" calcext:value-type="float">
            <text:p>2</text:p>
          </table:table-cell>
          <table:table-cell table:formula="of:=([.ER8]-[.EQ8])" office:value-type="float" office:value="2" calcext:value-type="float">
            <text:p>2</text:p>
          </table:table-cell>
          <table:table-cell table:formula="of:=([.ES8]-[.ER8])" office:value-type="float" office:value="3" calcext:value-type="float">
            <text:p>3</text:p>
          </table:table-cell>
          <table:table-cell table:formula="of:=([.ET8]-[.ES8])" office:value-type="float" office:value="9" calcext:value-type="float">
            <text:p>9</text:p>
          </table:table-cell>
          <table:table-cell table:formula="of:=([.EU8]-[.ET8])" office:value-type="float" office:value="16" calcext:value-type="float">
            <text:p>16</text:p>
          </table:table-cell>
          <table:table-cell table:formula="of:=([.EV8]-[.EU8])" office:value-type="float" office:value="2" calcext:value-type="float">
            <text:p>2</text:p>
          </table:table-cell>
          <table:table-cell table:formula="of:=([.EW8]-[.EV8])" office:value-type="float" office:value="14" calcext:value-type="float">
            <text:p>14</text:p>
          </table:table-cell>
          <table:table-cell table:formula="of:=([.EX8]-[.EW8])" office:value-type="float" office:value="6" calcext:value-type="float">
            <text:p>6</text:p>
          </table:table-cell>
          <table:table-cell table:formula="of:=([.EY8]-[.EX8])" office:value-type="float" office:value="1" calcext:value-type="float">
            <text:p>1</text:p>
          </table:table-cell>
          <table:table-cell table:formula="of:=([.EZ8]-[.EY8])" office:value-type="float" office:value="5" calcext:value-type="float">
            <text:p>5</text:p>
          </table:table-cell>
          <table:table-cell table:formula="of:=([.FA8]-[.EZ8])" office:value-type="float" office:value="6" calcext:value-type="float">
            <text:p>6</text:p>
          </table:table-cell>
          <table:table-cell table:formula="of:=([.FB8]-[.FA8])" office:value-type="float" office:value="2" calcext:value-type="float">
            <text:p>2</text:p>
          </table:table-cell>
          <table:table-cell table:formula="of:=([.FC8]-[.FB8])" office:value-type="float" office:value="2" calcext:value-type="float">
            <text:p>2</text:p>
          </table:table-cell>
          <table:table-cell table:formula="of:=([.FD8]-[.FC8])" office:value-type="float" office:value="13" calcext:value-type="float">
            <text:p>13</text:p>
          </table:table-cell>
          <table:table-cell table:formula="of:=([.FE8]-[.FD8])" office:value-type="float" office:value="5" calcext:value-type="float">
            <text:p>5</text:p>
          </table:table-cell>
          <table:table-cell table:formula="of:=([.FF8]-[.FE8])" office:value-type="float" office:value="0" calcext:value-type="float">
            <text:p>0</text:p>
          </table:table-cell>
          <table:table-cell table:formula="of:=([.FG8]-[.FF8])" office:value-type="float" office:value="1" calcext:value-type="float">
            <text:p>1</text:p>
          </table:table-cell>
          <table:table-cell table:formula="of:=([.FH8]-[.FG8])" office:value-type="float" office:value="5" calcext:value-type="float">
            <text:p>5</text:p>
          </table:table-cell>
          <table:table-cell table:formula="of:=([.FI8]-[.FH8])" office:value-type="float" office:value="8" calcext:value-type="float">
            <text:p>8</text:p>
          </table:table-cell>
          <table:table-cell table:formula="of:=([.FJ8]-[.FI8])" office:value-type="float" office:value="14" calcext:value-type="float">
            <text:p>14</text:p>
          </table:table-cell>
          <table:table-cell table:formula="of:=([.FK8]-[.FJ8])" office:value-type="float" office:value="1" calcext:value-type="float">
            <text:p>1</text:p>
          </table:table-cell>
          <table:table-cell table:formula="of:=([.FL8]-[.FK8])" office:value-type="float" office:value="8" calcext:value-type="float">
            <text:p>8</text:p>
          </table:table-cell>
          <table:table-cell table:formula="of:=([.FM8]-[.FL8])" office:value-type="float" office:value="4" calcext:value-type="float">
            <text:p>4</text:p>
          </table:table-cell>
          <table:table-cell table:formula="of:=([.FN8]-[.FM8])" office:value-type="float" office:value="5" calcext:value-type="float">
            <text:p>5</text:p>
          </table:table-cell>
          <table:table-cell table:formula="of:=([.FO8]-[.FN8])" office:value-type="float" office:value="0" calcext:value-type="float">
            <text:p>0</text:p>
          </table:table-cell>
          <table:table-cell table:formula="of:=([.FP8]-[.FO8])" office:value-type="float" office:value="3" calcext:value-type="float">
            <text:p>3</text:p>
          </table:table-cell>
          <table:table-cell table:formula="of:=([.FQ8]-[.FP8])" office:value-type="float" office:value="6" calcext:value-type="float">
            <text:p>6</text:p>
          </table:table-cell>
          <table:table-cell table:formula="of:=([.FR8]-[.FQ8])" office:value-type="float" office:value="3" calcext:value-type="float">
            <text:p>3</text:p>
          </table:table-cell>
          <table:table-cell table:formula="of:=([.FS8]-[.FR8])" office:value-type="float" office:value="6" calcext:value-type="float">
            <text:p>6</text:p>
          </table:table-cell>
          <table:table-cell table:formula="of:=([.FT8]-[.FS8])" office:value-type="float" office:value="1" calcext:value-type="float">
            <text:p>1</text:p>
          </table:table-cell>
          <table:table-cell table:formula="of:=([.FU8]-[.FT8])" office:value-type="float" office:value="3" calcext:value-type="float">
            <text:p>3</text:p>
          </table:table-cell>
          <table:table-cell table:formula="of:=([.FV8]-[.FU8])" office:value-type="float" office:value="3" calcext:value-type="float">
            <text:p>3</text:p>
          </table:table-cell>
          <table:table-cell table:formula="of:=([.FW8]-[.FV8])" office:value-type="float" office:value="14" calcext:value-type="float">
            <text:p>14</text:p>
          </table:table-cell>
          <table:table-cell table:formula="of:=([.FX8]-[.FW8])" office:value-type="float" office:value="2" calcext:value-type="float">
            <text:p>2</text:p>
          </table:table-cell>
          <table:table-cell table:formula="of:=([.FY8]-[.FX8])" office:value-type="float" office:value="5" calcext:value-type="float">
            <text:p>5</text:p>
          </table:table-cell>
          <table:table-cell table:formula="of:=([.FZ8]-[.FY8])" office:value-type="float" office:value="2" calcext:value-type="float">
            <text:p>2</text:p>
          </table:table-cell>
          <table:table-cell table:formula="of:=([.GA8]-[.FZ8])" office:value-type="float" office:value="1" calcext:value-type="float">
            <text:p>1</text:p>
          </table:table-cell>
          <table:table-cell table:formula="of:=([.GB8]-[.GA8])" office:value-type="float" office:value="0" calcext:value-type="float">
            <text:p>0</text:p>
          </table:table-cell>
          <table:table-cell table:formula="of:=([.GC8]-[.GB8])" office:value-type="float" office:value="4" calcext:value-type="float">
            <text:p>4</text:p>
          </table:table-cell>
          <table:table-cell table:formula="of:=([.GD8]-[.GC8])" office:value-type="float" office:value="8" calcext:value-type="float">
            <text:p>8</text:p>
          </table:table-cell>
          <table:table-cell table:formula="of:=([.GE8]-[.GD8])" office:value-type="float" office:value="0" calcext:value-type="float">
            <text:p>0</text:p>
          </table:table-cell>
          <table:table-cell table:formula="of:=([.GF8]-[.GE8])" office:value-type="float" office:value="5" calcext:value-type="float">
            <text:p>5</text:p>
          </table:table-cell>
          <table:table-cell table:formula="of:=([.GG8]-[.GF8])" office:value-type="float" office:value="5" calcext:value-type="float">
            <text:p>5</text:p>
          </table:table-cell>
          <table:table-cell table:formula="of:=([.GH8]-[.GG8])" office:value-type="float" office:value="2" calcext:value-type="float">
            <text:p>2</text:p>
          </table:table-cell>
          <table:table-cell table:formula="of:=([.GI8]-[.GH8])" office:value-type="float" office:value="2" calcext:value-type="float">
            <text:p>2</text:p>
          </table:table-cell>
          <table:table-cell table:formula="of:=([.GJ8]-[.GI8])" office:value-type="float" office:value="11" calcext:value-type="float">
            <text:p>11</text:p>
          </table:table-cell>
          <table:table-cell table:formula="of:=([.GK8]-[.GJ8])" office:value-type="float" office:value="6" calcext:value-type="float">
            <text:p>6</text:p>
          </table:table-cell>
          <table:table-cell table:formula="of:=([.GL8]-[.GK8])" office:value-type="float" office:value="3" calcext:value-type="float">
            <text:p>3</text:p>
          </table:table-cell>
          <table:table-cell table:formula="of:=([.GM8]-[.GL8])" office:value-type="float" office:value="10" calcext:value-type="float">
            <text:p>10</text:p>
          </table:table-cell>
          <table:table-cell table:formula="of:=([.GN8]-[.GM8])" office:value-type="float" office:value="2" calcext:value-type="float">
            <text:p>2</text:p>
          </table:table-cell>
          <table:table-cell table:formula="of:=([.GO8]-[.GN8])" office:value-type="float" office:value="2" calcext:value-type="float">
            <text:p>2</text:p>
          </table:table-cell>
          <table:table-cell table:formula="of:=([.GP8]-[.GO8])" office:value-type="float" office:value="0" calcext:value-type="float">
            <text:p>0</text:p>
          </table:table-cell>
          <table:table-cell table:formula="of:=([.GQ8]-[.GP8])" office:value-type="float" office:value="15" calcext:value-type="float">
            <text:p>15</text:p>
          </table:table-cell>
          <table:table-cell table:formula="of:=([.GR8]-[.GQ8])" office:value-type="float" office:value="18" calcext:value-type="float">
            <text:p>18</text:p>
          </table:table-cell>
          <table:table-cell table:formula="of:=([.GS8]-[.GR8])" office:value-type="float" office:value="13" calcext:value-type="float">
            <text:p>13</text:p>
          </table:table-cell>
          <table:table-cell table:formula="of:=([.GT8]-[.GS8])" office:value-type="float" office:value="15" calcext:value-type="float">
            <text:p>15</text:p>
          </table:table-cell>
          <table:table-cell table:formula="of:=([.GU8]-[.GT8])" office:value-type="float" office:value="8" calcext:value-type="float">
            <text:p>8</text:p>
          </table:table-cell>
          <table:table-cell table:formula="of:=([.GV8]-[.GU8])" office:value-type="float" office:value="5" calcext:value-type="float">
            <text:p>5</text:p>
          </table:table-cell>
          <table:table-cell table:formula="of:=([.GW8]-[.GV8])" office:value-type="float" office:value="12" calcext:value-type="float">
            <text:p>12</text:p>
          </table:table-cell>
          <table:table-cell table:formula="of:=([.GX8]-[.GW8])" office:value-type="float" office:value="7" calcext:value-type="float">
            <text:p>7</text:p>
          </table:table-cell>
          <table:table-cell table:formula="of:=([.GY8]-[.GX8])" office:value-type="float" office:value="12" calcext:value-type="float">
            <text:p>12</text:p>
          </table:table-cell>
          <table:table-cell table:formula="of:=([.GZ8]-[.GY8])" office:value-type="float" office:value="14" calcext:value-type="float">
            <text:p>14</text:p>
          </table:table-cell>
          <table:table-cell table:formula="of:=([.HA8]-[.GZ8])" office:value-type="float" office:value="9" calcext:value-type="float">
            <text:p>9</text:p>
          </table:table-cell>
          <table:table-cell table:formula="of:=([.HB8]-[.HA8])" office:value-type="float" office:value="13" calcext:value-type="float">
            <text:p>13</text:p>
          </table:table-cell>
          <table:table-cell table:formula="of:=([.HC8]-[.HB8])" office:value-type="float" office:value="2" calcext:value-type="float">
            <text:p>2</text:p>
          </table:table-cell>
          <table:table-cell table:formula="of:=([.HD8]-[.HC8])" office:value-type="float" office:value="21" calcext:value-type="float">
            <text:p>21</text:p>
          </table:table-cell>
          <table:table-cell table:formula="of:=([.HE8]-[.HD8])" office:value-type="float" office:value="12" calcext:value-type="float">
            <text:p>12</text:p>
          </table:table-cell>
          <table:table-cell table:formula="of:=([.HF8]-[.HE8])" office:value-type="float" office:value="16" calcext:value-type="float">
            <text:p>16</text:p>
          </table:table-cell>
          <table:table-cell table:formula="of:=([.HG8]-[.HF8])" office:value-type="float" office:value="1" calcext:value-type="float">
            <text:p>1</text:p>
          </table:table-cell>
          <table:table-cell table:formula="of:=([.HH8]-[.HG8])" office:value-type="float" office:value="11" calcext:value-type="float">
            <text:p>11</text:p>
          </table:table-cell>
          <table:table-cell table:formula="of:=([.HI8]-[.HH8])" office:value-type="float" office:value="26" calcext:value-type="float">
            <text:p>26</text:p>
          </table:table-cell>
          <table:table-cell table:formula="of:=([.HJ8]-[.HI8])" office:value-type="float" office:value="6" calcext:value-type="float">
            <text:p>6</text:p>
          </table:table-cell>
          <table:table-cell table:formula="of:=([.HK8]-[.HJ8])" office:value-type="float" office:value="14" calcext:value-type="float">
            <text:p>14</text:p>
          </table:table-cell>
          <table:table-cell table:formula="of:=([.HL8]-[.HK8])" office:value-type="float" office:value="42" calcext:value-type="float">
            <text:p>42</text:p>
          </table:table-cell>
          <table:table-cell table:formula="of:=([.HM8]-[.HL8])" office:value-type="float" office:value="34" calcext:value-type="float">
            <text:p>34</text:p>
          </table:table-cell>
          <table:table-cell table:formula="of:=([.HN8]-[.HM8])" office:value-type="float" office:value="23" calcext:value-type="float">
            <text:p>23</text:p>
          </table:table-cell>
          <table:table-cell table:formula="of:=([.HO8]-[.HN8])" office:value-type="float" office:value="34" calcext:value-type="float">
            <text:p>34</text:p>
          </table:table-cell>
          <table:table-cell table:formula="of:=([.HP8]-[.HO8])" office:value-type="float" office:value="12" calcext:value-type="float">
            <text:p>12</text:p>
          </table:table-cell>
          <table:table-cell table:formula="of:=([.HQ8]-[.HP8])" office:value-type="float" office:value="13" calcext:value-type="float">
            <text:p>13</text:p>
          </table:table-cell>
          <table:table-cell table:formula="of:=([.HR8]-[.HQ8])" office:value-type="float" office:value="44" calcext:value-type="float">
            <text:p>44</text:p>
          </table:table-cell>
          <table:table-cell table:formula="of:=([.HS8]-[.HR8])" office:value-type="float" office:value="40" calcext:value-type="float">
            <text:p>40</text:p>
          </table:table-cell>
          <table:table-cell table:formula="of:=([.HT8]-[.HS8])" office:value-type="float" office:value="29" calcext:value-type="float">
            <text:p>29</text:p>
          </table:table-cell>
          <table:table-cell table:formula="of:=([.HU8]-[.HT8])" office:value-type="float" office:value="49" calcext:value-type="float">
            <text:p>49</text:p>
          </table:table-cell>
          <table:table-cell table:formula="of:=([.HV8]-[.HU8])" office:value-type="float" office:value="48" calcext:value-type="float">
            <text:p>48</text:p>
          </table:table-cell>
          <table:table-cell table:formula="of:=([.HW8]-[.HV8])" office:value-type="float" office:value="27" calcext:value-type="float">
            <text:p>27</text:p>
          </table:table-cell>
          <table:table-cell table:formula="of:=([.HX8]-[.HW8])" office:value-type="float" office:value="27" calcext:value-type="float">
            <text:p>27</text:p>
          </table:table-cell>
          <table:table-cell table:formula="of:=([.HY8]-[.HX8])" office:value-type="float" office:value="29" calcext:value-type="float">
            <text:p>29</text:p>
          </table:table-cell>
          <table:table-cell table:formula="of:=([.HZ8]-[.HY8])" office:value-type="float" office:value="30" calcext:value-type="float">
            <text:p>30</text:p>
          </table:table-cell>
          <table:table-cell table:formula="of:=([.IA8]-[.HZ8])" office:value-type="float" office:value="138" calcext:value-type="float">
            <text:p>138</text:p>
          </table:table-cell>
          <table:table-cell table:formula="of:=([.IB8]-[.IA8])" office:value-type="float" office:value="46" calcext:value-type="float">
            <text:p>46</text:p>
          </table:table-cell>
          <table:table-cell table:formula="of:=([.IC8]-[.IB8])" office:value-type="float" office:value="86" calcext:value-type="float">
            <text:p>86</text:p>
          </table:table-cell>
          <table:table-cell table:formula="of:=([.ID8]-[.IC8])" office:value-type="float" office:value="92" calcext:value-type="float">
            <text:p>92</text:p>
          </table:table-cell>
          <table:table-cell table:formula="of:=([.IE8]-[.ID8])" office:value-type="float" office:value="58" calcext:value-type="float">
            <text:p>58</text:p>
          </table:table-cell>
          <table:table-cell table:formula="of:=([.IF8]-[.IE8])" office:value-type="float" office:value="128" calcext:value-type="float">
            <text:p>128</text:p>
          </table:table-cell>
          <table:table-cell table:formula="of:=([.IG8]-[.IF8])" office:value-type="float" office:value="48" calcext:value-type="float">
            <text:p>48</text:p>
          </table:table-cell>
          <table:table-cell table:formula="of:=([.IH8]-[.IG8])" office:value-type="float" office:value="232" calcext:value-type="float">
            <text:p>232</text:p>
          </table:table-cell>
          <table:table-cell table:formula="of:=([.II8]-[.IH8])" office:value-type="float" office:value="161" calcext:value-type="float">
            <text:p>161</text:p>
          </table:table-cell>
          <table:table-cell table:formula="of:=([.IJ8]-[.II8])" office:value-type="float" office:value="131" calcext:value-type="float">
            <text:p>131</text:p>
          </table:table-cell>
          <table:table-cell table:formula="of:=([.IK8]-[.IJ8])" office:value-type="float" office:value="65" calcext:value-type="float">
            <text:p>65</text:p>
          </table:table-cell>
          <table:table-cell table:formula="of:=([.IL8]-[.IK8])" office:value-type="float" office:value="66" calcext:value-type="float">
            <text:p>66</text:p>
          </table:table-cell>
          <table:table-cell table:formula="of:=([.IM8]-[.IL8])" office:value-type="float" office:value="36" calcext:value-type="float">
            <text:p>36</text:p>
          </table:table-cell>
          <table:table-cell table:formula="of:=([.IN8]-[.IM8])" office:value-type="float" office:value="373" calcext:value-type="float">
            <text:p>373</text:p>
          </table:table-cell>
          <table:table-cell table:formula="of:=([.IO8]-[.IN8])" office:value-type="float" office:value="213" calcext:value-type="float">
            <text:p>213</text:p>
          </table:table-cell>
          <table:table-cell table:formula="of:=([.IP8]-[.IO8])" office:value-type="float" office:value="222" calcext:value-type="float">
            <text:p>222</text:p>
          </table:table-cell>
          <table:table-cell table:formula="of:=([.IQ8]-[.IP8])" office:value-type="float" office:value="188" calcext:value-type="float">
            <text:p>188</text:p>
          </table:table-cell>
          <table:table-cell table:formula="of:=([.IR8]-[.IQ8])" office:value-type="float" office:value="107" calcext:value-type="float">
            <text:p>107</text:p>
          </table:table-cell>
          <table:table-cell table:formula="of:=([.IS8]-[.IR8])" office:value-type="float" office:value="62" calcext:value-type="float">
            <text:p>62</text:p>
          </table:table-cell>
          <table:table-cell table:formula="of:=([.IT8]-[.IS8])" office:value-type="float" office:value="260" calcext:value-type="float">
            <text:p>260</text:p>
          </table:table-cell>
          <table:table-cell table:formula="of:=([.IU8]-[.IT8])" office:value-type="float" office:value="305" calcext:value-type="float">
            <text:p>305</text:p>
          </table:table-cell>
          <table:table-cell table:formula="of:=([.IV8]-[.IU8])" office:value-type="float" office:value="252" calcext:value-type="float">
            <text:p>252</text:p>
          </table:table-cell>
          <table:table-cell table:formula="of:=([.IW8]-[.IV8])" office:value-type="float" office:value="272" calcext:value-type="float">
            <text:p>272</text:p>
          </table:table-cell>
          <table:table-cell table:formula="of:=([.IX8]-[.IW8])" office:value-type="float" office:value="256" calcext:value-type="float">
            <text:p>256</text:p>
          </table:table-cell>
          <table:table-cell table:formula="of:=([.IY8]-[.IX8])" office:value-type="float" office:value="143" calcext:value-type="float">
            <text:p>143</text:p>
          </table:table-cell>
          <table:table-cell table:formula="of:=([.IZ8]-[.IY8])" office:value-type="float" office:value="98" calcext:value-type="float">
            <text:p>98</text:p>
          </table:table-cell>
          <table:table-cell table:formula="of:=([.JA8]-[.IZ8])" office:value-type="float" office:value="301" calcext:value-type="float">
            <text:p>301</text:p>
          </table:table-cell>
          <table:table-cell table:formula="of:=([.JB8]-[.JA8])" office:value-type="float" office:value="372" calcext:value-type="float">
            <text:p>372</text:p>
          </table:table-cell>
          <table:table-cell table:formula="of:=([.JC8]-[.JB8])" office:value-type="float" office:value="378" calcext:value-type="float">
            <text:p>378</text:p>
          </table:table-cell>
          <table:table-cell table:formula="of:=([.JD8]-[.JC8])" office:value-type="float" office:value="430" calcext:value-type="float">
            <text:p>430</text:p>
          </table:table-cell>
          <table:table-cell table:formula="of:=([.JE8]-[.JD8])" office:value-type="float" office:value="371" calcext:value-type="float">
            <text:p>371</text:p>
          </table:table-cell>
          <table:table-cell table:formula="of:=([.JF8]-[.JE8])" office:value-type="float" office:value="170" calcext:value-type="float">
            <text:p>170</text:p>
          </table:table-cell>
          <table:table-cell table:formula="of:=([.JG8]-[.JF8])" office:value-type="float" office:value="125" calcext:value-type="float">
            <text:p>125</text:p>
          </table:table-cell>
          <table:table-cell table:formula="of:=([.JH8]-[.JG8])" office:value-type="float" office:value="388" calcext:value-type="float">
            <text:p>388</text:p>
          </table:table-cell>
          <table:table-cell table:formula="of:=([.JI8]-[.JH8])" office:value-type="float" office:value="483" calcext:value-type="float">
            <text:p>483</text:p>
          </table:table-cell>
          <table:table-cell table:formula="of:=([.JJ8]-[.JI8])" office:value-type="float" office:value="482" calcext:value-type="float">
            <text:p>482</text:p>
          </table:table-cell>
          <table:table-cell table:formula="of:=([.JK8]-[.JJ8])" office:value-type="float" office:value="438" calcext:value-type="float">
            <text:p>438</text:p>
          </table:table-cell>
          <table:table-cell table:formula="of:=([.JL8]-[.JK8])" office:value-type="float" office:value="480" calcext:value-type="float">
            <text:p>480</text:p>
          </table:table-cell>
          <table:table-cell table:formula="of:=([.JM8]-[.JL8])" office:value-type="float" office:value="262" calcext:value-type="float">
            <text:p>262</text:p>
          </table:table-cell>
          <table:table-cell table:formula="of:=([.JN8]-[.JM8])" office:value-type="float" office:value="156" calcext:value-type="float">
            <text:p>156</text:p>
          </table:table-cell>
          <table:table-cell table:formula="of:=([.JO8]-[.JN8])" office:value-type="float" office:value="439" calcext:value-type="float">
            <text:p>439</text:p>
          </table:table-cell>
          <table:table-cell table:formula="of:=([.JP8]-[.JO8])" office:value-type="float" office:value="568" calcext:value-type="float">
            <text:p>568</text:p>
          </table:table-cell>
          <table:table-cell table:formula="of:=([.JQ8]-[.JP8])" office:value-type="float" office:value="458" calcext:value-type="float">
            <text:p>458</text:p>
          </table:table-cell>
          <table:table-cell table:formula="of:=([.JR8]-[.JQ8])" office:value-type="float" office:value="604" calcext:value-type="float">
            <text:p>604</text:p>
          </table:table-cell>
          <table:table-cell table:formula="of:=([.JS8]-[.JR8])" office:value-type="float" office:value="503" calcext:value-type="float">
            <text:p>503</text:p>
          </table:table-cell>
          <table:table-cell table:formula="of:=([.JT8]-[.JS8])" office:value-type="float" office:value="333" calcext:value-type="float">
            <text:p>333</text:p>
          </table:table-cell>
          <table:table-cell table:formula="of:=([.JU8]-[.JT8])" office:value-type="float" office:value="187" calcext:value-type="float">
            <text:p>187</text:p>
          </table:table-cell>
          <table:table-cell table:formula="of:=([.JV8]-[.JU8])" office:value-type="float" office:value="547" calcext:value-type="float">
            <text:p>547</text:p>
          </table:table-cell>
          <table:table-cell table:formula="of:=([.JW8]-[.JV8])" office:value-type="float" office:value="932" calcext:value-type="float">
            <text:p>932</text:p>
          </table:table-cell>
          <table:table-cell table:formula="of:=([.JX8]-[.JW8])" office:value-type="float" office:value="708" calcext:value-type="float">
            <text:p>708</text:p>
          </table:table-cell>
          <table:table-cell table:formula="of:=([.JY8]-[.JX8])" office:value-type="float" office:value="753" calcext:value-type="float">
            <text:p>753</text:p>
          </table:table-cell>
          <table:table-cell table:formula="of:=([.JZ8]-[.JY8])" office:value-type="float" office:value="727" calcext:value-type="float">
            <text:p>727</text:p>
          </table:table-cell>
          <table:table-cell table:formula="of:=([.KA8]-[.JZ8])" office:value-type="float" office:value="417" calcext:value-type="float">
            <text:p>417</text:p>
          </table:table-cell>
          <table:table-cell table:formula="of:=([.KB8]-[.KA8])" office:value-type="float" office:value="229" calcext:value-type="float">
            <text:p>229</text:p>
          </table:table-cell>
          <table:table-cell table:formula="of:=([.KC8]-[.KB8])" office:value-type="float" office:value="712" calcext:value-type="float">
            <text:p>712</text:p>
          </table:table-cell>
          <table:table-cell table:formula="of:=([.KD8]-[.KC8])" office:value-type="float" office:value="1068" calcext:value-type="float">
            <text:p>1068</text:p>
          </table:table-cell>
          <table:table-cell table:formula="of:=([.KE8]-[.KD8])" office:value-type="float" office:value="729" calcext:value-type="float">
            <text:p>729</text:p>
          </table:table-cell>
          <table:table-cell table:formula="of:=([.KF8]-[.KE8])" office:value-type="float" office:value="421" calcext:value-type="float">
            <text:p>421</text:p>
          </table:table-cell>
          <table:table-cell table:formula="of:=([.KG8]-[.KF8])" office:value-type="float" office:value="250" calcext:value-type="float">
            <text:p>250</text:p>
          </table:table-cell>
          <table:table-cell table:formula="of:=([.KH8]-[.KG8])" office:value-type="float" office:value="366" calcext:value-type="float">
            <text:p>366</text:p>
          </table:table-cell>
          <table:table-cell table:formula="of:=([.KI8]-[.KH8])" office:value-type="float" office:value="351" calcext:value-type="float">
            <text:p>351</text:p>
          </table:table-cell>
          <table:table-cell table:formula="of:=([.KJ8]-[.KI8])" office:value-type="float" office:value="848" calcext:value-type="float">
            <text:p>848</text:p>
          </table:table-cell>
          <table:table-cell table:formula="of:=([.KK8]-[.KJ8])" office:value-type="float" office:value="1122" calcext:value-type="float">
            <text:p>1122</text:p>
          </table:table-cell>
          <table:table-cell table:formula="of:=([.KL8]-[.KK8])" office:value-type="float" office:value="963" calcext:value-type="float">
            <text:p>963</text:p>
          </table:table-cell>
          <table:table-cell table:formula="of:=([.KM8]-[.KL8])" office:value-type="float" office:value="561" calcext:value-type="float">
            <text:p>561</text:p>
          </table:table-cell>
          <table:table-cell table:formula="of:=([.KN8]-[.KM8])" office:value-type="float" office:value="354" calcext:value-type="float">
            <text:p>354</text:p>
          </table:table-cell>
          <table:table-cell table:formula="of:=([.KO8]-[.KN8])" office:value-type="float" office:value="335" calcext:value-type="float">
            <text:p>335</text:p>
          </table:table-cell>
          <table:table-cell table:formula="of:=([.KP8]-[.KO8])" office:value-type="float" office:value="311" calcext:value-type="float">
            <text:p>311</text:p>
          </table:table-cell>
          <table:table-cell table:formula="of:=([.KQ8]-[.KP8])" office:value-type="float" office:value="957" calcext:value-type="float">
            <text:p>957</text:p>
          </table:table-cell>
          <table:table-cell table:formula="of:=([.KR8]-[.KQ8])" office:value-type="float" office:value="1009" calcext:value-type="float">
            <text:p>1009</text:p>
          </table:table-cell>
          <table:table-cell table:formula="of:=([.KS8]-[.KR8])" office:value-type="float" office:value="1078" calcext:value-type="float">
            <text:p>1078</text:p>
          </table:table-cell>
          <table:table-cell table:formula="of:=([.KT8]-[.KS8])" office:value-type="float" office:value="1153" calcext:value-type="float">
            <text:p>1153</text:p>
          </table:table-cell>
          <table:table-cell table:formula="of:=([.KU8]-[.KT8])" office:value-type="float" office:value="1034" calcext:value-type="float">
            <text:p>1034</text:p>
          </table:table-cell>
          <table:table-cell table:formula="of:=([.KV8]-[.KU8])" office:value-type="float" office:value="575" calcext:value-type="float">
            <text:p>575</text:p>
          </table:table-cell>
          <table:table-cell table:formula="of:=([.KW8]-[.KV8])" office:value-type="float" office:value="339" calcext:value-type="float">
            <text:p>339</text:p>
          </table:table-cell>
          <table:table-cell table:formula="of:=([.KX8]-[.KW8])" office:value-type="float" office:value="870" calcext:value-type="float">
            <text:p>870</text:p>
          </table:table-cell>
          <table:table-cell table:formula="of:=([.KY8]-[.KX8])" office:value-type="float" office:value="1084" calcext:value-type="float">
            <text:p>1084</text:p>
          </table:table-cell>
          <table:table-cell table:formula="of:=([.KZ8]-[.KY8])" office:value-type="float" office:value="1210" calcext:value-type="float">
            <text:p>1210</text:p>
          </table:table-cell>
          <table:table-cell table:formula="of:=([.LA8]-[.KZ8])" office:value-type="float" office:value="1107" calcext:value-type="float">
            <text:p>1107</text:p>
          </table:table-cell>
          <table:table-cell table:formula="of:=([.LB8]-[.LA8])" office:value-type="float" office:value="498" calcext:value-type="float">
            <text:p>498</text:p>
          </table:table-cell>
          <table:table-cell table:formula="of:=([.LC8]-[.LB8])" office:value-type="float" office:value="759" calcext:value-type="float">
            <text:p>759</text:p>
          </table:table-cell>
          <table:table-cell table:formula="of:=([.LD8]-[.LC8])" office:value-type="float" office:value="444" calcext:value-type="float">
            <text:p>444</text:p>
          </table:table-cell>
          <table:table-cell table:formula="of:=([.LE8]-[.LD8])" office:value-type="float" office:value="355" calcext:value-type="float">
            <text:p>355</text:p>
          </table:table-cell>
          <table:table-cell table:formula="of:=([.LF8]-[.LE8])" office:value-type="float" office:value="1735" calcext:value-type="float">
            <text:p>1735</text:p>
          </table:table-cell>
          <table:table-cell table:formula="of:=([.LG8]-[.LF8])" office:value-type="float" office:value="1019" calcext:value-type="float">
            <text:p>1019</text:p>
          </table:table-cell>
          <table:table-cell table:formula="of:=([.LH8]-[.LG8])" office:value-type="float" office:value="861" calcext:value-type="float">
            <text:p>861</text:p>
          </table:table-cell>
          <table:table-cell table:formula="of:=([.LI8]-[.LH8])" office:value-type="float" office:value="835" calcext:value-type="float">
            <text:p>835</text:p>
          </table:table-cell>
          <table:table-cell table:formula="of:=([.LJ8]-[.LI8])" office:value-type="float" office:value="160" calcext:value-type="float">
            <text:p>160</text:p>
          </table:table-cell>
          <table:table-cell table:formula="of:=([.LK8]-[.LJ8])" office:value-type="float" office:value="423" calcext:value-type="float">
            <text:p>423</text:p>
          </table:table-cell>
          <table:table-cell table:formula="of:=([.LL8]-[.LK8])" office:value-type="float" office:value="856" calcext:value-type="float">
            <text:p>856</text:p>
          </table:table-cell>
          <table:table-cell table:formula="of:=([.LM8]-[.LL8])" office:value-type="float" office:value="467" calcext:value-type="float">
            <text:p>467</text:p>
          </table:table-cell>
          <table:table-cell table:formula="of:=([.LN8]-[.LM8])" office:value-type="float" office:value="879" calcext:value-type="float">
            <text:p>879</text:p>
          </table:table-cell>
          <table:table-cell table:formula="of:=([.LO8]-[.LN8])" office:value-type="float" office:value="1385" calcext:value-type="float">
            <text:p>1385</text:p>
          </table:table-cell>
          <table:table-cell table:formula="of:=([.LP8]-[.LO8])" office:value-type="float" office:value="403" calcext:value-type="float">
            <text:p>403</text:p>
          </table:table-cell>
          <table:table-cell table:formula="of:=([.LQ8]-[.LP8])" office:value-type="float" office:value="819" calcext:value-type="float">
            <text:p>819</text:p>
          </table:table-cell>
          <table:table-cell table:formula="of:=([.LR8]-[.LQ8])" office:value-type="float" office:value="58" calcext:value-type="float">
            <text:p>58</text:p>
          </table:table-cell>
          <table:table-cell table:formula="of:=([.LS8]-[.LR8])" office:value-type="float" office:value="856" calcext:value-type="float">
            <text:p>856</text:p>
          </table:table-cell>
          <table:table-cell table:formula="of:=([.LT8]-[.LS8])" office:value-type="float" office:value="973" calcext:value-type="float">
            <text:p>973</text:p>
          </table:table-cell>
          <table:table-cell table:formula="of:=([.LU8]-[.LT8])" office:value-type="float" office:value="784" calcext:value-type="float">
            <text:p>784</text:p>
          </table:table-cell>
          <table:table-cell table:formula="of:=([.LV8]-[.LU8])" office:value-type="float" office:value="858" calcext:value-type="float">
            <text:p>858</text:p>
          </table:table-cell>
          <table:table-cell table:formula="of:=([.LW8]-[.LV8])" office:value-type="float" office:value="690" calcext:value-type="float">
            <text:p>690</text:p>
          </table:table-cell>
          <table:table-cell table:formula="of:=([.LX8]-[.LW8])" office:value-type="float" office:value="227" calcext:value-type="float">
            <text:p>227</text:p>
          </table:table-cell>
          <table:table-cell table:formula="of:=([.LY8]-[.LX8])" office:value-type="float" office:value="157" calcext:value-type="float">
            <text:p>157</text:p>
          </table:table-cell>
          <table:table-cell table:formula="of:=([.LZ8]-[.LY8])" office:value-type="float" office:value="483" calcext:value-type="float">
            <text:p>483</text:p>
          </table:table-cell>
          <table:table-cell table:formula="of:=([.MA8]-[.LZ8])" office:value-type="float" office:value="815" calcext:value-type="float">
            <text:p>815</text:p>
          </table:table-cell>
          <table:table-cell table:formula="of:=([.MB8]-[.MA8])" office:value-type="float" office:value="666" calcext:value-type="float">
            <text:p>666</text:p>
          </table:table-cell>
          <table:table-cell table:formula="of:=([.MC8]-[.MB8])" office:value-type="float" office:value="552" calcext:value-type="float">
            <text:p>552</text:p>
          </table:table-cell>
          <table:table-cell table:formula="of:=([.MD8]-[.MC8])" office:value-type="float" office:value="547" calcext:value-type="float">
            <text:p>547</text:p>
          </table:table-cell>
          <table:table-cell table:formula="of:=([.ME8]-[.MD8])" office:value-type="float" office:value="219" calcext:value-type="float">
            <text:p>219</text:p>
          </table:table-cell>
          <table:table-cell table:formula="of:=([.MF8]-[.ME8])" office:value-type="float" office:value="117" calcext:value-type="float">
            <text:p>117</text:p>
          </table:table-cell>
          <table:table-cell table:formula="of:=([.MG8]-[.MF8])" office:value-type="float" office:value="530" calcext:value-type="float">
            <text:p>530</text:p>
          </table:table-cell>
          <table:table-cell table:formula="of:=([.MH8]-[.MG8])" office:value-type="float" office:value="192" calcext:value-type="float">
            <text:p>192</text:p>
          </table:table-cell>
          <table:table-cell table:formula="of:=([.MI8]-[.MH8])" office:value-type="float" office:value="903" calcext:value-type="float">
            <text:p>903</text:p>
          </table:table-cell>
          <table:table-cell table:formula="of:=([.MJ8]-[.MI8])" office:value-type="float" office:value="517" calcext:value-type="float">
            <text:p>517</text:p>
          </table:table-cell>
          <table:table-cell table:formula="of:=([.MK8]-[.MJ8])" office:value-type="float" office:value="492" calcext:value-type="float">
            <text:p>492</text:p>
          </table:table-cell>
          <table:table-cell table:formula="of:=([.ML8]-[.MK8])" office:value-type="float" office:value="142" calcext:value-type="float">
            <text:p>142</text:p>
          </table:table-cell>
          <table:table-cell table:formula="of:=([.MM8]-[.ML8])" office:value-type="float" office:value="63" calcext:value-type="float">
            <text:p>63</text:p>
          </table:table-cell>
          <table:table-cell table:formula="of:=([.MN8]-[.MM8])" office:value-type="float" office:value="417" calcext:value-type="float">
            <text:p>417</text:p>
          </table:table-cell>
          <table:table-cell table:formula="of:=([.MO8]-[.MN8])" office:value-type="float" office:value="427" calcext:value-type="float">
            <text:p>427</text:p>
          </table:table-cell>
          <table:table-cell table:formula="of:=([.MP8]-[.MO8])" office:value-type="float" office:value="380" calcext:value-type="float">
            <text:p>380</text:p>
          </table:table-cell>
          <table:table-cell table:formula="of:=([.MQ8]-[.MP8])" office:value-type="float" office:value="173" calcext:value-type="float">
            <text:p>173</text:p>
          </table:table-cell>
          <table:table-cell table:formula="of:=([.MR8]-[.MQ8])" office:value-type="float" office:value="596" calcext:value-type="float">
            <text:p>596</text:p>
          </table:table-cell>
          <table:table-cell table:formula="of:=([.MS8]-[.MR8])" office:value-type="float" office:value="153" calcext:value-type="float">
            <text:p>153</text:p>
          </table:table-cell>
          <table:table-cell table:formula="of:=([.MT8]-[.MS8])" office:value-type="float" office:value="60" calcext:value-type="float">
            <text:p>60</text:p>
          </table:table-cell>
          <table:table-cell table:formula="of:=([.MU8]-[.MT8])" office:value-type="float" office:value="362" calcext:value-type="float">
            <text:p>362</text:p>
          </table:table-cell>
          <table:table-cell table:formula="of:=([.MV8]-[.MU8])" office:value-type="float" office:value="412" calcext:value-type="float">
            <text:p>412</text:p>
          </table:table-cell>
          <table:table-cell table:formula="of:=([.MW8]-[.MV8])" office:value-type="float" office:value="359" calcext:value-type="float">
            <text:p>359</text:p>
          </table:table-cell>
          <table:table-cell table:formula="of:=([.MX8]-[.MW8])" office:value-type="float" office:value="269" calcext:value-type="float">
            <text:p>269</text:p>
          </table:table-cell>
          <table:table-cell table:formula="of:=([.MY8]-[.MX8])" office:value-type="float" office:value="298" calcext:value-type="float">
            <text:p>298</text:p>
          </table:table-cell>
          <table:table-cell table:formula="of:=([.MZ8]-[.MY8])" office:value-type="float" office:value="99" calcext:value-type="float">
            <text:p>99</text:p>
          </table:table-cell>
          <table:table-cell table:formula="of:=([.NA8]-[.MZ8])" office:value-type="float" office:value="33" calcext:value-type="float">
            <text:p>33</text:p>
          </table:table-cell>
          <table:table-cell table:formula="of:=([.NB8]-[.NA8])" office:value-type="float" office:value="263" calcext:value-type="float">
            <text:p>263</text:p>
          </table:table-cell>
          <table:table-cell table:formula="of:=([.NC8]-[.NB8])" office:value-type="float" office:value="287" calcext:value-type="float">
            <text:p>287</text:p>
          </table:table-cell>
          <table:table-cell table:formula="of:=([.ND8]-[.NC8])" office:value-type="float" office:value="324" calcext:value-type="float">
            <text:p>324</text:p>
          </table:table-cell>
          <table:table-cell table:formula="of:=([.NE8]-[.ND8])" office:value-type="float" office:value="262" calcext:value-type="float">
            <text:p>262</text:p>
          </table:table-cell>
          <table:table-cell table:formula="of:=([.NF8]-[.NE8])" office:value-type="float" office:value="228" calcext:value-type="float">
            <text:p>228</text:p>
          </table:table-cell>
          <table:table-cell table:formula="of:=([.NG8]-[.NF8])" office:value-type="float" office:value="21" calcext:value-type="float">
            <text:p>21</text:p>
          </table:table-cell>
          <table:table-cell table:formula="of:=([.NH8]-[.NG8])" office:value-type="float" office:value="94" calcext:value-type="float">
            <text:p>94</text:p>
          </table:table-cell>
          <table:table-cell table:formula="of:=([.NI8]-[.NH8])" office:value-type="float" office:value="239" calcext:value-type="float">
            <text:p>239</text:p>
          </table:table-cell>
        </table:table-row>
        <table:table-row table:style-name="ro1">
          <table:table-cell table:number-columns-repeated="373"/>
        </table:table-row>
        <table:table-row table:style-name="ro1">
          <table:table-cell office:value-type="string" calcext:value-type="string">
            <text:p>Mean Deaths 2016-2019</text:p>
          </table:table-cell>
          <table:table-cell table:formula="of:=AVERAGE([.B4:.B7])" office:value-type="float" office:value="3053.25" calcext:value-type="float">
            <text:p>3053,25</text:p>
          </table:table-cell>
          <table:table-cell table:formula="of:=AVERAGE([.C4:.C7])" office:value-type="float" office:value="2985.75" calcext:value-type="float">
            <text:p>2985,75</text:p>
          </table:table-cell>
          <table:table-cell table:formula="of:=AVERAGE([.D4:.D7])" office:value-type="float" office:value="2963" calcext:value-type="float">
            <text:p>2963</text:p>
          </table:table-cell>
          <table:table-cell table:formula="of:=AVERAGE([.E4:.E7])" office:value-type="float" office:value="2945.25" calcext:value-type="float">
            <text:p>2945,25</text:p>
          </table:table-cell>
          <table:table-cell table:formula="of:=AVERAGE([.F4:.F7])" office:value-type="float" office:value="2952.25" calcext:value-type="float">
            <text:p>2952,25</text:p>
          </table:table-cell>
          <table:table-cell table:formula="of:=AVERAGE([.G4:.G7])" office:value-type="float" office:value="2949.5" calcext:value-type="float">
            <text:p>2949,5</text:p>
          </table:table-cell>
          <table:table-cell table:formula="of:=AVERAGE([.H4:.H7])" office:value-type="float" office:value="2938.25" calcext:value-type="float">
            <text:p>2938,25</text:p>
          </table:table-cell>
          <table:table-cell table:formula="of:=AVERAGE([.I4:.I7])" office:value-type="float" office:value="2930.75" calcext:value-type="float">
            <text:p>2930,75</text:p>
          </table:table-cell>
          <table:table-cell table:formula="of:=AVERAGE([.J4:.J7])" office:value-type="float" office:value="2871.75" calcext:value-type="float">
            <text:p>2871,75</text:p>
          </table:table-cell>
          <table:table-cell table:formula="of:=AVERAGE([.K4:.K7])" office:value-type="float" office:value="2826.75" calcext:value-type="float">
            <text:p>2826,75</text:p>
          </table:table-cell>
          <table:table-cell table:formula="of:=AVERAGE([.L4:.L7])" office:value-type="float" office:value="2823.25" calcext:value-type="float">
            <text:p>2823,25</text:p>
          </table:table-cell>
          <table:table-cell table:formula="of:=AVERAGE([.M4:.M7])" office:value-type="float" office:value="2828.25" calcext:value-type="float">
            <text:p>2828,25</text:p>
          </table:table-cell>
          <table:table-cell table:formula="of:=AVERAGE([.N4:.N7])" office:value-type="float" office:value="2870" calcext:value-type="float">
            <text:p>2870</text:p>
          </table:table-cell>
          <table:table-cell table:formula="of:=AVERAGE([.O4:.O7])" office:value-type="float" office:value="2845" calcext:value-type="float">
            <text:p>2845</text:p>
          </table:table-cell>
          <table:table-cell table:formula="of:=AVERAGE([.P4:.P7])" office:value-type="float" office:value="2875.25" calcext:value-type="float">
            <text:p>2875,25</text:p>
          </table:table-cell>
          <table:table-cell table:formula="of:=AVERAGE([.Q4:.Q7])" office:value-type="float" office:value="2784.25" calcext:value-type="float">
            <text:p>2784,25</text:p>
          </table:table-cell>
          <table:table-cell table:formula="of:=AVERAGE([.R4:.R7])" office:value-type="float" office:value="2682" calcext:value-type="float">
            <text:p>2682</text:p>
          </table:table-cell>
          <table:table-cell table:formula="of:=AVERAGE([.S4:.S7])" office:value-type="float" office:value="2639.5" calcext:value-type="float">
            <text:p>2639,5</text:p>
          </table:table-cell>
          <table:table-cell table:formula="of:=AVERAGE([.T4:.T7])" office:value-type="float" office:value="2694.25" calcext:value-type="float">
            <text:p>2694,25</text:p>
          </table:table-cell>
          <table:table-cell table:formula="of:=AVERAGE([.U4:.U7])" office:value-type="float" office:value="2731.75" calcext:value-type="float">
            <text:p>2731,75</text:p>
          </table:table-cell>
          <table:table-cell table:formula="of:=AVERAGE([.V4:.V7])" office:value-type="float" office:value="2782.25" calcext:value-type="float">
            <text:p>2782,25</text:p>
          </table:table-cell>
          <table:table-cell table:formula="of:=AVERAGE([.W4:.W7])" office:value-type="float" office:value="2686.25" calcext:value-type="float">
            <text:p>2686,25</text:p>
          </table:table-cell>
          <table:table-cell table:formula="of:=AVERAGE([.X4:.X7])" office:value-type="float" office:value="2668.5" calcext:value-type="float">
            <text:p>2668,5</text:p>
          </table:table-cell>
          <table:table-cell table:formula="of:=AVERAGE([.Y4:.Y7])" office:value-type="float" office:value="2653.75" calcext:value-type="float">
            <text:p>2653,75</text:p>
          </table:table-cell>
          <table:table-cell table:formula="of:=AVERAGE([.Z4:.Z7])" office:value-type="float" office:value="2642" calcext:value-type="float">
            <text:p>2642</text:p>
          </table:table-cell>
          <table:table-cell table:formula="of:=AVERAGE([.AA4:.AA7])" office:value-type="float" office:value="2718.75" calcext:value-type="float">
            <text:p>2718,75</text:p>
          </table:table-cell>
          <table:table-cell table:formula="of:=AVERAGE([.AB4:.AB7])" office:value-type="float" office:value="2725" calcext:value-type="float">
            <text:p>2725</text:p>
          </table:table-cell>
          <table:table-cell table:formula="of:=AVERAGE([.AC4:.AC7])" office:value-type="float" office:value="2704.25" calcext:value-type="float">
            <text:p>2704,25</text:p>
          </table:table-cell>
          <table:table-cell table:formula="of:=AVERAGE([.AD4:.AD7])" office:value-type="float" office:value="2612.25" calcext:value-type="float">
            <text:p>2612,25</text:p>
          </table:table-cell>
          <table:table-cell table:formula="of:=AVERAGE([.AE4:.AE7])" office:value-type="float" office:value="2572" calcext:value-type="float">
            <text:p>2572</text:p>
          </table:table-cell>
          <table:table-cell table:formula="of:=AVERAGE([.AF4:.AF7])" office:value-type="float" office:value="2635" calcext:value-type="float">
            <text:p>2635</text:p>
          </table:table-cell>
          <table:table-cell table:formula="of:=AVERAGE([.AG4:.AG7])" office:value-type="float" office:value="2556.25" calcext:value-type="float">
            <text:p>2556,25</text:p>
          </table:table-cell>
          <table:table-cell table:formula="of:=AVERAGE([.AH4:.AH7])" office:value-type="float" office:value="2613" calcext:value-type="float">
            <text:p>2613</text:p>
          </table:table-cell>
          <table:table-cell table:formula="of:=AVERAGE([.AI4:.AI7])" office:value-type="float" office:value="2566.75" calcext:value-type="float">
            <text:p>2566,75</text:p>
          </table:table-cell>
          <table:table-cell table:formula="of:=AVERAGE([.AJ4:.AJ7])" office:value-type="float" office:value="2601" calcext:value-type="float">
            <text:p>2601</text:p>
          </table:table-cell>
          <table:table-cell table:formula="of:=AVERAGE([.AK4:.AK7])" office:value-type="float" office:value="2595" calcext:value-type="float">
            <text:p>2595</text:p>
          </table:table-cell>
          <table:table-cell table:formula="of:=AVERAGE([.AL4:.AL7])" office:value-type="float" office:value="2472.5" calcext:value-type="float">
            <text:p>2472,5</text:p>
          </table:table-cell>
          <table:table-cell table:formula="of:=AVERAGE([.AM4:.AM7])" office:value-type="float" office:value="2542.5" calcext:value-type="float">
            <text:p>2542,5</text:p>
          </table:table-cell>
          <table:table-cell table:formula="of:=AVERAGE([.AN4:.AN7])" office:value-type="float" office:value="2481.25" calcext:value-type="float">
            <text:p>2481,25</text:p>
          </table:table-cell>
          <table:table-cell table:formula="of:=AVERAGE([.AO4:.AO7])" office:value-type="float" office:value="2484.25" calcext:value-type="float">
            <text:p>2484,25</text:p>
          </table:table-cell>
          <table:table-cell table:formula="of:=AVERAGE([.AP4:.AP7])" office:value-type="float" office:value="2491.5" calcext:value-type="float">
            <text:p>2491,5</text:p>
          </table:table-cell>
          <table:table-cell table:formula="of:=AVERAGE([.AQ4:.AQ7])" office:value-type="float" office:value="2449" calcext:value-type="float">
            <text:p>2449</text:p>
          </table:table-cell>
          <table:table-cell table:formula="of:=AVERAGE([.AR4:.AR7])" office:value-type="float" office:value="2503" calcext:value-type="float">
            <text:p>2503</text:p>
          </table:table-cell>
          <table:table-cell table:formula="of:=AVERAGE([.AS4:.AS7])" office:value-type="float" office:value="2448.25" calcext:value-type="float">
            <text:p>2448,25</text:p>
          </table:table-cell>
          <table:table-cell table:formula="of:=AVERAGE([.AT4:.AT7])" office:value-type="float" office:value="2458.25" calcext:value-type="float">
            <text:p>2458,25</text:p>
          </table:table-cell>
          <table:table-cell table:formula="of:=AVERAGE([.AU4:.AU7])" office:value-type="float" office:value="2511.75" calcext:value-type="float">
            <text:p>2511,75</text:p>
          </table:table-cell>
          <table:table-cell table:formula="of:=AVERAGE([.AV4:.AV7])" office:value-type="float" office:value="2506.5" calcext:value-type="float">
            <text:p>2506,5</text:p>
          </table:table-cell>
          <table:table-cell table:formula="of:=AVERAGE([.AW4:.AW7])" office:value-type="float" office:value="2532.25" calcext:value-type="float">
            <text:p>2532,25</text:p>
          </table:table-cell>
          <table:table-cell table:formula="of:=AVERAGE([.AX4:.AX7])" office:value-type="float" office:value="2486" calcext:value-type="float">
            <text:p>2486</text:p>
          </table:table-cell>
          <table:table-cell table:formula="of:=AVERAGE([.AY4:.AY7])" office:value-type="float" office:value="2469.75" calcext:value-type="float">
            <text:p>2469,75</text:p>
          </table:table-cell>
          <table:table-cell table:formula="of:=AVERAGE([.AZ4:.AZ7])" office:value-type="float" office:value="2459.5" calcext:value-type="float">
            <text:p>2459,5</text:p>
          </table:table-cell>
          <table:table-cell table:formula="of:=AVERAGE([.BA4:.BA7])" office:value-type="float" office:value="2393.75" calcext:value-type="float">
            <text:p>2393,75</text:p>
          </table:table-cell>
          <table:table-cell table:formula="of:=AVERAGE([.BB4:.BB7])" office:value-type="float" office:value="2482" calcext:value-type="float">
            <text:p>2482</text:p>
          </table:table-cell>
          <table:table-cell table:formula="of:=AVERAGE([.BC4:.BC7])" office:value-type="float" office:value="2427" calcext:value-type="float">
            <text:p>2427</text:p>
          </table:table-cell>
          <table:table-cell table:formula="of:=AVERAGE([.BD4:.BD7])" office:value-type="float" office:value="2460.75" calcext:value-type="float">
            <text:p>2460,75</text:p>
          </table:table-cell>
          <table:table-cell table:formula="of:=AVERAGE([.BE4:.BE7])" office:value-type="float" office:value="2445.75" calcext:value-type="float">
            <text:p>2445,75</text:p>
          </table:table-cell>
          <table:table-cell table:formula="of:=AVERAGE([.BF4:.BF7])" office:value-type="float" office:value="2442.5" calcext:value-type="float">
            <text:p>2442,5</text:p>
          </table:table-cell>
          <table:table-cell table:formula="of:=AVERAGE([.BG4:.BG7])" office:value-type="float" office:value="2359.25" calcext:value-type="float">
            <text:p>2359,25</text:p>
          </table:table-cell>
          <table:table-cell table:formula="of:=AVERAGE([.BH4:.BH7])" office:value-type="float" office:value="2390.25" calcext:value-type="float">
            <text:p>2390,25</text:p>
          </table:table-cell>
          <table:table-cell table:formula="of:=AVERAGE([.BI4:.BI7])" office:value-type="float" office:value="2416.5" calcext:value-type="float">
            <text:p>2416,5</text:p>
          </table:table-cell>
          <table:table-cell table:formula="of:=AVERAGE([.BJ4:.BJ7])" office:value-type="float" office:value="2480" calcext:value-type="float">
            <text:p>2480</text:p>
          </table:table-cell>
          <table:table-cell table:formula="of:=AVERAGE([.BK4:.BK7])" office:value-type="float" office:value="2521.25" calcext:value-type="float">
            <text:p>2521,25</text:p>
          </table:table-cell>
          <table:table-cell table:formula="of:=AVERAGE([.BL4:.BL7])" office:value-type="float" office:value="2532.5" calcext:value-type="float">
            <text:p>2532,5</text:p>
          </table:table-cell>
          <table:table-cell table:formula="of:=AVERAGE([.BM4:.BM7])" office:value-type="float" office:value="2482" calcext:value-type="float">
            <text:p>2482</text:p>
          </table:table-cell>
          <table:table-cell table:formula="of:=AVERAGE([.BN4:.BN7])" office:value-type="float" office:value="2453.5" calcext:value-type="float">
            <text:p>2453,5</text:p>
          </table:table-cell>
          <table:table-cell table:formula="of:=AVERAGE([.BO4:.BO7])" office:value-type="float" office:value="2458.25" calcext:value-type="float">
            <text:p>2458,25</text:p>
          </table:table-cell>
          <table:table-cell table:formula="of:=AVERAGE([.BP4:.BP7])" office:value-type="float" office:value="2458" calcext:value-type="float">
            <text:p>2458</text:p>
          </table:table-cell>
          <table:table-cell table:formula="of:=AVERAGE([.BQ4:.BQ7])" office:value-type="float" office:value="2376.25" calcext:value-type="float">
            <text:p>2376,25</text:p>
          </table:table-cell>
          <table:table-cell table:formula="of:=AVERAGE([.BR4:.BR7])" office:value-type="float" office:value="2401.5" calcext:value-type="float">
            <text:p>2401,5</text:p>
          </table:table-cell>
          <table:table-cell table:formula="of:=AVERAGE([.BS4:.BS7])" office:value-type="float" office:value="2475.5" calcext:value-type="float">
            <text:p>2475,5</text:p>
          </table:table-cell>
          <table:table-cell table:formula="of:=AVERAGE([.BT4:.BT7])" office:value-type="float" office:value="2439" calcext:value-type="float">
            <text:p>2439</text:p>
          </table:table-cell>
          <table:table-cell table:formula="of:=AVERAGE([.BU4:.BU7])" office:value-type="float" office:value="2432.25" calcext:value-type="float">
            <text:p>2432,25</text:p>
          </table:table-cell>
          <table:table-cell table:formula="of:=AVERAGE([.BV4:.BV7])" office:value-type="float" office:value="2366.25" calcext:value-type="float">
            <text:p>2366,25</text:p>
          </table:table-cell>
          <table:table-cell table:formula="of:=AVERAGE([.BW4:.BW7])" office:value-type="float" office:value="2330.5" calcext:value-type="float">
            <text:p>2330,5</text:p>
          </table:table-cell>
          <table:table-cell table:formula="of:=AVERAGE([.BX4:.BX7])" office:value-type="float" office:value="2384.75" calcext:value-type="float">
            <text:p>2384,75</text:p>
          </table:table-cell>
          <table:table-cell table:formula="of:=AVERAGE([.BY4:.BY7])" office:value-type="float" office:value="2420.5" calcext:value-type="float">
            <text:p>2420,5</text:p>
          </table:table-cell>
          <table:table-cell table:formula="of:=AVERAGE([.BZ4:.BZ7])" office:value-type="float" office:value="2405" calcext:value-type="float">
            <text:p>2405</text:p>
          </table:table-cell>
          <table:table-cell table:formula="of:=AVERAGE([.CA4:.CA7])" office:value-type="float" office:value="2361.5" calcext:value-type="float">
            <text:p>2361,5</text:p>
          </table:table-cell>
          <table:table-cell table:formula="of:=AVERAGE([.CB4:.CB7])" office:value-type="float" office:value="2317.75" calcext:value-type="float">
            <text:p>2317,75</text:p>
          </table:table-cell>
          <table:table-cell table:formula="of:=AVERAGE([.CC4:.CC7])" office:value-type="float" office:value="2358.25" calcext:value-type="float">
            <text:p>2358,25</text:p>
          </table:table-cell>
          <table:table-cell table:formula="of:=AVERAGE([.CD4:.CD7])" office:value-type="float" office:value="2394.75" calcext:value-type="float">
            <text:p>2394,75</text:p>
          </table:table-cell>
          <table:table-cell table:formula="of:=AVERAGE([.CE4:.CE7])" office:value-type="float" office:value="2487.25" calcext:value-type="float">
            <text:p>2487,25</text:p>
          </table:table-cell>
          <table:table-cell table:formula="of:=AVERAGE([.CF4:.CF7])" office:value-type="float" office:value="2433" calcext:value-type="float">
            <text:p>2433</text:p>
          </table:table-cell>
          <table:table-cell table:formula="of:=AVERAGE([.CG4:.CG7])" office:value-type="float" office:value="2419.75" calcext:value-type="float">
            <text:p>2419,75</text:p>
          </table:table-cell>
          <table:table-cell table:formula="of:=AVERAGE([.CH4:.CH7])" office:value-type="float" office:value="2401.75" calcext:value-type="float">
            <text:p>2401,75</text:p>
          </table:table-cell>
          <table:table-cell table:formula="of:=AVERAGE([.CI4:.CI7])" office:value-type="float" office:value="2392.75" calcext:value-type="float">
            <text:p>2392,75</text:p>
          </table:table-cell>
          <table:table-cell table:formula="of:=AVERAGE([.CJ4:.CJ7])" office:value-type="float" office:value="2349.25" calcext:value-type="float">
            <text:p>2349,25</text:p>
          </table:table-cell>
          <table:table-cell table:formula="of:=AVERAGE([.CK4:.CK7])" office:value-type="float" office:value="2400" calcext:value-type="float">
            <text:p>2400</text:p>
          </table:table-cell>
          <table:table-cell table:formula="of:=AVERAGE([.CL4:.CL7])" office:value-type="float" office:value="2372.5" calcext:value-type="float">
            <text:p>2372,5</text:p>
          </table:table-cell>
          <table:table-cell table:formula="of:=AVERAGE([.CM4:.CM7])" office:value-type="float" office:value="2393" calcext:value-type="float">
            <text:p>2393</text:p>
          </table:table-cell>
          <table:table-cell table:formula="of:=AVERAGE([.CN4:.CN7])" office:value-type="float" office:value="2334.75" calcext:value-type="float">
            <text:p>2334,75</text:p>
          </table:table-cell>
          <table:table-cell table:formula="of:=AVERAGE([.CO4:.CO7])" office:value-type="float" office:value="2367.75" calcext:value-type="float">
            <text:p>2367,75</text:p>
          </table:table-cell>
          <table:table-cell table:formula="of:=AVERAGE([.CP4:.CP7])" office:value-type="float" office:value="2298.75" calcext:value-type="float">
            <text:p>2298,75</text:p>
          </table:table-cell>
          <table:table-cell table:formula="of:=AVERAGE([.CQ4:.CQ7])" office:value-type="float" office:value="2274.75" calcext:value-type="float">
            <text:p>2274,75</text:p>
          </table:table-cell>
          <table:table-cell table:formula="of:=AVERAGE([.CR4:.CR7])" office:value-type="float" office:value="2259.5" calcext:value-type="float">
            <text:p>2259,5</text:p>
          </table:table-cell>
          <table:table-cell table:formula="of:=AVERAGE([.CS4:.CS7])" office:value-type="float" office:value="2293.75" calcext:value-type="float">
            <text:p>2293,75</text:p>
          </table:table-cell>
          <table:table-cell table:formula="of:=AVERAGE([.CT4:.CT7])" office:value-type="float" office:value="2272.5" calcext:value-type="float">
            <text:p>2272,5</text:p>
          </table:table-cell>
          <table:table-cell table:formula="of:=AVERAGE([.CU4:.CU7])" office:value-type="float" office:value="2300.25" calcext:value-type="float">
            <text:p>2300,25</text:p>
          </table:table-cell>
          <table:table-cell table:formula="of:=AVERAGE([.CV4:.CV7])" office:value-type="float" office:value="2330.75" calcext:value-type="float">
            <text:p>2330,75</text:p>
          </table:table-cell>
          <table:table-cell table:formula="of:=AVERAGE([.CW4:.CW7])" office:value-type="float" office:value="2307.75" calcext:value-type="float">
            <text:p>2307,75</text:p>
          </table:table-cell>
          <table:table-cell table:formula="of:=AVERAGE([.CX4:.CX7])" office:value-type="float" office:value="2193.5" calcext:value-type="float">
            <text:p>2193,5</text:p>
          </table:table-cell>
          <table:table-cell table:formula="of:=AVERAGE([.CY4:.CY7])" office:value-type="float" office:value="2308.25" calcext:value-type="float">
            <text:p>2308,25</text:p>
          </table:table-cell>
          <table:table-cell table:formula="of:=AVERAGE([.CZ4:.CZ7])" office:value-type="float" office:value="2359.25" calcext:value-type="float">
            <text:p>2359,25</text:p>
          </table:table-cell>
          <table:table-cell table:formula="of:=AVERAGE([.DA4:.DA7])" office:value-type="float" office:value="2387.25" calcext:value-type="float">
            <text:p>2387,25</text:p>
          </table:table-cell>
          <table:table-cell table:formula="of:=AVERAGE([.DB4:.DB7])" office:value-type="float" office:value="2357.5" calcext:value-type="float">
            <text:p>2357,5</text:p>
          </table:table-cell>
          <table:table-cell table:formula="of:=AVERAGE([.DC4:.DC7])" office:value-type="float" office:value="2366" calcext:value-type="float">
            <text:p>2366</text:p>
          </table:table-cell>
          <table:table-cell table:formula="of:=AVERAGE([.DD4:.DD7])" office:value-type="float" office:value="2339.5" calcext:value-type="float">
            <text:p>2339,5</text:p>
          </table:table-cell>
          <table:table-cell table:formula="of:=AVERAGE([.DE4:.DE7])" office:value-type="float" office:value="2418.5" calcext:value-type="float">
            <text:p>2418,5</text:p>
          </table:table-cell>
          <table:table-cell table:formula="of:=AVERAGE([.DF4:.DF7])" office:value-type="float" office:value="2429.75" calcext:value-type="float">
            <text:p>2429,75</text:p>
          </table:table-cell>
          <table:table-cell table:formula="of:=AVERAGE([.DG4:.DG7])" office:value-type="float" office:value="2413.25" calcext:value-type="float">
            <text:p>2413,25</text:p>
          </table:table-cell>
          <table:table-cell table:formula="of:=AVERAGE([.DH4:.DH7])" office:value-type="float" office:value="2357.25" calcext:value-type="float">
            <text:p>2357,25</text:p>
          </table:table-cell>
          <table:table-cell table:formula="of:=AVERAGE([.DI4:.DI7])" office:value-type="float" office:value="2379.75" calcext:value-type="float">
            <text:p>2379,75</text:p>
          </table:table-cell>
          <table:table-cell table:formula="of:=AVERAGE([.DJ4:.DJ7])" office:value-type="float" office:value="2385.5" calcext:value-type="float">
            <text:p>2385,5</text:p>
          </table:table-cell>
          <table:table-cell table:formula="of:=AVERAGE([.DK4:.DK7])" office:value-type="float" office:value="2365.25" calcext:value-type="float">
            <text:p>2365,25</text:p>
          </table:table-cell>
          <table:table-cell table:formula="of:=AVERAGE([.DL4:.DL7])" office:value-type="float" office:value="2390.25" calcext:value-type="float">
            <text:p>2390,25</text:p>
          </table:table-cell>
          <table:table-cell table:formula="of:=AVERAGE([.DM4:.DM7])" office:value-type="float" office:value="2221.5" calcext:value-type="float">
            <text:p>2221,5</text:p>
          </table:table-cell>
          <table:table-cell table:formula="of:=AVERAGE([.DN4:.DN7])" office:value-type="float" office:value="2263.5" calcext:value-type="float">
            <text:p>2263,5</text:p>
          </table:table-cell>
          <table:table-cell table:formula="of:=AVERAGE([.DO4:.DO7])" office:value-type="float" office:value="2322.75" calcext:value-type="float">
            <text:p>2322,75</text:p>
          </table:table-cell>
          <table:table-cell table:formula="of:=AVERAGE([.DP4:.DP7])" office:value-type="float" office:value="2436.75" calcext:value-type="float">
            <text:p>2436,75</text:p>
          </table:table-cell>
          <table:table-cell table:formula="of:=AVERAGE([.DQ4:.DQ7])" office:value-type="float" office:value="2335.5" calcext:value-type="float">
            <text:p>2335,5</text:p>
          </table:table-cell>
          <table:table-cell table:formula="of:=AVERAGE([.DR4:.DR7])" office:value-type="float" office:value="2306.5" calcext:value-type="float">
            <text:p>2306,5</text:p>
          </table:table-cell>
          <table:table-cell table:formula="of:=AVERAGE([.DS4:.DS7])" office:value-type="float" office:value="2326" calcext:value-type="float">
            <text:p>2326</text:p>
          </table:table-cell>
          <table:table-cell table:formula="of:=AVERAGE([.DT4:.DT7])" office:value-type="float" office:value="2303" calcext:value-type="float">
            <text:p>2303</text:p>
          </table:table-cell>
          <table:table-cell table:formula="of:=AVERAGE([.DU4:.DU7])" office:value-type="float" office:value="2329" calcext:value-type="float">
            <text:p>2329</text:p>
          </table:table-cell>
          <table:table-cell table:formula="of:=AVERAGE([.DV4:.DV7])" office:value-type="float" office:value="2406.25" calcext:value-type="float">
            <text:p>2406,25</text:p>
          </table:table-cell>
          <table:table-cell table:formula="of:=AVERAGE([.DW4:.DW7])" office:value-type="float" office:value="2405.25" calcext:value-type="float">
            <text:p>2405,25</text:p>
          </table:table-cell>
          <table:table-cell table:formula="of:=AVERAGE([.DX4:.DX7])" office:value-type="float" office:value="2277" calcext:value-type="float">
            <text:p>2277</text:p>
          </table:table-cell>
          <table:table-cell table:formula="of:=AVERAGE([.DY4:.DY7])" office:value-type="float" office:value="2211" calcext:value-type="float">
            <text:p>2211</text:p>
          </table:table-cell>
          <table:table-cell table:formula="of:=AVERAGE([.DZ4:.DZ7])" office:value-type="float" office:value="2207.25" calcext:value-type="float">
            <text:p>2207,25</text:p>
          </table:table-cell>
          <table:table-cell table:formula="of:=AVERAGE([.EA4:.EA7])" office:value-type="float" office:value="2282.5" calcext:value-type="float">
            <text:p>2282,5</text:p>
          </table:table-cell>
          <table:table-cell table:formula="of:=AVERAGE([.EB4:.EB7])" office:value-type="float" office:value="2339.5" calcext:value-type="float">
            <text:p>2339,5</text:p>
          </table:table-cell>
          <table:table-cell table:formula="of:=AVERAGE([.EC4:.EC7])" office:value-type="float" office:value="2355.75" calcext:value-type="float">
            <text:p>2355,75</text:p>
          </table:table-cell>
          <table:table-cell table:formula="of:=AVERAGE([.ED4:.ED7])" office:value-type="float" office:value="2403.75" calcext:value-type="float">
            <text:p>2403,75</text:p>
          </table:table-cell>
          <table:table-cell table:formula="of:=AVERAGE([.EE4:.EE7])" office:value-type="float" office:value="2474" calcext:value-type="float">
            <text:p>2474</text:p>
          </table:table-cell>
          <table:table-cell table:formula="of:=AVERAGE([.EF4:.EF7])" office:value-type="float" office:value="2425" calcext:value-type="float">
            <text:p>2425</text:p>
          </table:table-cell>
          <table:table-cell table:formula="of:=AVERAGE([.EG4:.EG7])" office:value-type="float" office:value="2449.5" calcext:value-type="float">
            <text:p>2449,5</text:p>
          </table:table-cell>
          <table:table-cell table:formula="of:=AVERAGE([.EH4:.EH7])" office:value-type="float" office:value="2396" calcext:value-type="float">
            <text:p>2396</text:p>
          </table:table-cell>
          <table:table-cell table:formula="of:=AVERAGE([.EI4:.EI7])" office:value-type="float" office:value="2433.75" calcext:value-type="float">
            <text:p>2433,75</text:p>
          </table:table-cell>
          <table:table-cell table:formula="of:=AVERAGE([.EJ4:.EJ7])" office:value-type="float" office:value="2557" calcext:value-type="float">
            <text:p>2557</text:p>
          </table:table-cell>
          <table:table-cell table:formula="of:=AVERAGE([.EK4:.EK7])" office:value-type="float" office:value="2649.25" calcext:value-type="float">
            <text:p>2649,25</text:p>
          </table:table-cell>
          <table:table-cell table:formula="of:=AVERAGE([.EL4:.EL7])" office:value-type="float" office:value="2620" calcext:value-type="float">
            <text:p>2620</text:p>
          </table:table-cell>
          <table:table-cell table:formula="of:=AVERAGE([.EM4:.EM7])" office:value-type="float" office:value="2520.75" calcext:value-type="float">
            <text:p>2520,75</text:p>
          </table:table-cell>
          <table:table-cell table:formula="of:=AVERAGE([.EN4:.EN7])" office:value-type="float" office:value="2436.5" calcext:value-type="float">
            <text:p>2436,5</text:p>
          </table:table-cell>
          <table:table-cell table:formula="of:=AVERAGE([.EO4:.EO7])" office:value-type="float" office:value="2485" calcext:value-type="float">
            <text:p>2485</text:p>
          </table:table-cell>
          <table:table-cell table:formula="of:=AVERAGE([.EP4:.EP7])" office:value-type="float" office:value="2446.25" calcext:value-type="float">
            <text:p>2446,25</text:p>
          </table:table-cell>
          <table:table-cell table:formula="of:=AVERAGE([.EQ4:.EQ7])" office:value-type="float" office:value="2527" calcext:value-type="float">
            <text:p>2527</text:p>
          </table:table-cell>
          <table:table-cell table:formula="of:=AVERAGE([.ER4:.ER7])" office:value-type="float" office:value="2492.25" calcext:value-type="float">
            <text:p>2492,25</text:p>
          </table:table-cell>
          <table:table-cell table:formula="of:=AVERAGE([.ES4:.ES7])" office:value-type="float" office:value="2554" calcext:value-type="float">
            <text:p>2554</text:p>
          </table:table-cell>
          <table:table-cell table:formula="of:=AVERAGE([.ET4:.ET7])" office:value-type="float" office:value="2483.5" calcext:value-type="float">
            <text:p>2483,5</text:p>
          </table:table-cell>
          <table:table-cell table:formula="of:=AVERAGE([.EU4:.EU7])" office:value-type="float" office:value="2396.75" calcext:value-type="float">
            <text:p>2396,75</text:p>
          </table:table-cell>
          <table:table-cell table:formula="of:=AVERAGE([.EV4:.EV7])" office:value-type="float" office:value="2337.5" calcext:value-type="float">
            <text:p>2337,5</text:p>
          </table:table-cell>
          <table:table-cell table:formula="of:=AVERAGE([.EW4:.EW7])" office:value-type="float" office:value="2428.5" calcext:value-type="float">
            <text:p>2428,5</text:p>
          </table:table-cell>
          <table:table-cell table:formula="of:=AVERAGE([.EX4:.EX7])" office:value-type="float" office:value="2485.75" calcext:value-type="float">
            <text:p>2485,75</text:p>
          </table:table-cell>
          <table:table-cell table:formula="of:=AVERAGE([.EY4:.EY7])" office:value-type="float" office:value="2447.5" calcext:value-type="float">
            <text:p>2447,5</text:p>
          </table:table-cell>
          <table:table-cell table:formula="of:=AVERAGE([.EZ4:.EZ7])" office:value-type="float" office:value="2353.75" calcext:value-type="float">
            <text:p>2353,75</text:p>
          </table:table-cell>
          <table:table-cell table:formula="of:=AVERAGE([.FA4:.FA7])" office:value-type="float" office:value="2199.25" calcext:value-type="float">
            <text:p>2199,25</text:p>
          </table:table-cell>
          <table:table-cell table:formula="of:=AVERAGE([.FB4:.FB7])" office:value-type="float" office:value="2228.25" calcext:value-type="float">
            <text:p>2228,25</text:p>
          </table:table-cell>
          <table:table-cell table:formula="of:=AVERAGE([.FC4:.FC7])" office:value-type="float" office:value="2306.25" calcext:value-type="float">
            <text:p>2306,25</text:p>
          </table:table-cell>
          <table:table-cell table:formula="of:=AVERAGE([.FD4:.FD7])" office:value-type="float" office:value="2286" calcext:value-type="float">
            <text:p>2286</text:p>
          </table:table-cell>
          <table:table-cell table:formula="of:=AVERAGE([.FE4:.FE7])" office:value-type="float" office:value="2310.25" calcext:value-type="float">
            <text:p>2310,25</text:p>
          </table:table-cell>
          <table:table-cell table:formula="of:=AVERAGE([.FF4:.FF7])" office:value-type="float" office:value="2383.75" calcext:value-type="float">
            <text:p>2383,75</text:p>
          </table:table-cell>
          <table:table-cell table:formula="of:=AVERAGE([.FG4:.FG7])" office:value-type="float" office:value="2354" calcext:value-type="float">
            <text:p>2354</text:p>
          </table:table-cell>
          <table:table-cell table:formula="of:=AVERAGE([.FH4:.FH7])" office:value-type="float" office:value="2377.5" calcext:value-type="float">
            <text:p>2377,5</text:p>
          </table:table-cell>
          <table:table-cell table:formula="of:=AVERAGE([.FI4:.FI7])" office:value-type="float" office:value="2304.5" calcext:value-type="float">
            <text:p>2304,5</text:p>
          </table:table-cell>
          <table:table-cell table:formula="of:=AVERAGE([.FJ4:.FJ7])" office:value-type="float" office:value="2290.75" calcext:value-type="float">
            <text:p>2290,75</text:p>
          </table:table-cell>
          <table:table-cell table:formula="of:=AVERAGE([.FK4:.FK7])" office:value-type="float" office:value="2252" calcext:value-type="float">
            <text:p>2252</text:p>
          </table:table-cell>
          <table:table-cell table:formula="of:=AVERAGE([.FL4:.FL7])" office:value-type="float" office:value="2311.25" calcext:value-type="float">
            <text:p>2311,25</text:p>
          </table:table-cell>
          <table:table-cell table:formula="of:=AVERAGE([.FM4:.FM7])" office:value-type="float" office:value="2346.5" calcext:value-type="float">
            <text:p>2346,5</text:p>
          </table:table-cell>
          <table:table-cell table:formula="of:=AVERAGE([.FN4:.FN7])" office:value-type="float" office:value="2417.5" calcext:value-type="float">
            <text:p>2417,5</text:p>
          </table:table-cell>
          <table:table-cell table:formula="of:=AVERAGE([.FO4:.FO7])" office:value-type="float" office:value="2388.5" calcext:value-type="float">
            <text:p>2388,5</text:p>
          </table:table-cell>
          <table:table-cell table:formula="of:=AVERAGE([.FP4:.FP7])" office:value-type="float" office:value="2392.25" calcext:value-type="float">
            <text:p>2392,25</text:p>
          </table:table-cell>
          <table:table-cell table:formula="of:=AVERAGE([.FQ4:.FQ7])" office:value-type="float" office:value="2406.25" calcext:value-type="float">
            <text:p>2406,25</text:p>
          </table:table-cell>
          <table:table-cell table:formula="of:=AVERAGE([.FR4:.FR7])" office:value-type="float" office:value="2456" calcext:value-type="float">
            <text:p>2456</text:p>
          </table:table-cell>
          <table:table-cell table:formula="of:=AVERAGE([.FS4:.FS7])" office:value-type="float" office:value="2426.75" calcext:value-type="float">
            <text:p>2426,75</text:p>
          </table:table-cell>
          <table:table-cell table:formula="of:=AVERAGE([.FT4:.FT7])" office:value-type="float" office:value="2393.5" calcext:value-type="float">
            <text:p>2393,5</text:p>
          </table:table-cell>
          <table:table-cell table:formula="of:=AVERAGE([.FU4:.FU7])" office:value-type="float" office:value="2311.75" calcext:value-type="float">
            <text:p>2311,75</text:p>
          </table:table-cell>
          <table:table-cell table:formula="of:=AVERAGE([.FV4:.FV7])" office:value-type="float" office:value="2304" calcext:value-type="float">
            <text:p>2304</text:p>
          </table:table-cell>
          <table:table-cell table:formula="of:=AVERAGE([.FW4:.FW7])" office:value-type="float" office:value="2248.75" calcext:value-type="float">
            <text:p>2248,75</text:p>
          </table:table-cell>
          <table:table-cell table:formula="of:=AVERAGE([.FX4:.FX7])" office:value-type="float" office:value="2259.5" calcext:value-type="float">
            <text:p>2259,5</text:p>
          </table:table-cell>
          <table:table-cell table:formula="of:=AVERAGE([.FY4:.FY7])" office:value-type="float" office:value="2303.75" calcext:value-type="float">
            <text:p>2303,75</text:p>
          </table:table-cell>
          <table:table-cell table:formula="of:=AVERAGE([.FZ4:.FZ7])" office:value-type="float" office:value="2296.75" calcext:value-type="float">
            <text:p>2296,75</text:p>
          </table:table-cell>
          <table:table-cell table:formula="of:=AVERAGE([.GA4:.GA7])" office:value-type="float" office:value="2314.25" calcext:value-type="float">
            <text:p>2314,25</text:p>
          </table:table-cell>
          <table:table-cell table:formula="of:=AVERAGE([.GB4:.GB7])" office:value-type="float" office:value="2292.75" calcext:value-type="float">
            <text:p>2292,75</text:p>
          </table:table-cell>
          <table:table-cell table:formula="of:=AVERAGE([.GC4:.GC7])" office:value-type="float" office:value="2259" calcext:value-type="float">
            <text:p>2259</text:p>
          </table:table-cell>
          <table:table-cell table:formula="of:=AVERAGE([.GD4:.GD7])" office:value-type="float" office:value="2319" calcext:value-type="float">
            <text:p>2319</text:p>
          </table:table-cell>
          <table:table-cell table:formula="of:=AVERAGE([.GE4:.GE7])" office:value-type="float" office:value="2241.75" calcext:value-type="float">
            <text:p>2241,75</text:p>
          </table:table-cell>
          <table:table-cell table:formula="of:=AVERAGE([.GF4:.GF7])" office:value-type="float" office:value="2316" calcext:value-type="float">
            <text:p>2316</text:p>
          </table:table-cell>
          <table:table-cell table:formula="of:=AVERAGE([.GG4:.GG7])" office:value-type="float" office:value="2356.25" calcext:value-type="float">
            <text:p>2356,25</text:p>
          </table:table-cell>
          <table:table-cell table:formula="of:=AVERAGE([.GH4:.GH7])" office:value-type="float" office:value="2389.75" calcext:value-type="float">
            <text:p>2389,75</text:p>
          </table:table-cell>
          <table:table-cell table:formula="of:=AVERAGE([.GI4:.GI7])" office:value-type="float" office:value="2377" calcext:value-type="float">
            <text:p>2377</text:p>
          </table:table-cell>
          <table:table-cell table:formula="of:=AVERAGE([.GJ4:.GJ7])" office:value-type="float" office:value="2286.5" calcext:value-type="float">
            <text:p>2286,5</text:p>
          </table:table-cell>
          <table:table-cell table:formula="of:=AVERAGE([.GK4:.GK7])" office:value-type="float" office:value="2318.25" calcext:value-type="float">
            <text:p>2318,25</text:p>
          </table:table-cell>
          <table:table-cell table:formula="of:=AVERAGE([.GL4:.GL7])" office:value-type="float" office:value="2316" calcext:value-type="float">
            <text:p>2316</text:p>
          </table:table-cell>
          <table:table-cell table:formula="of:=AVERAGE([.GM4:.GM7])" office:value-type="float" office:value="2304" calcext:value-type="float">
            <text:p>2304</text:p>
          </table:table-cell>
          <table:table-cell table:formula="of:=AVERAGE([.GN4:.GN7])" office:value-type="float" office:value="2344.5" calcext:value-type="float">
            <text:p>2344,5</text:p>
          </table:table-cell>
          <table:table-cell table:formula="of:=AVERAGE([.GO4:.GO7])" office:value-type="float" office:value="2350.75" calcext:value-type="float">
            <text:p>2350,75</text:p>
          </table:table-cell>
          <table:table-cell table:formula="of:=AVERAGE([.GP4:.GP7])" office:value-type="float" office:value="2361.25" calcext:value-type="float">
            <text:p>2361,25</text:p>
          </table:table-cell>
          <table:table-cell table:formula="of:=AVERAGE([.GQ4:.GQ7])" office:value-type="float" office:value="2275.5" calcext:value-type="float">
            <text:p>2275,5</text:p>
          </table:table-cell>
          <table:table-cell table:formula="of:=AVERAGE([.GR4:.GR7])" office:value-type="float" office:value="2367.25" calcext:value-type="float">
            <text:p>2367,25</text:p>
          </table:table-cell>
          <table:table-cell table:formula="of:=AVERAGE([.GS4:.GS7])" office:value-type="float" office:value="2358" calcext:value-type="float">
            <text:p>2358</text:p>
          </table:table-cell>
          <table:table-cell table:formula="of:=AVERAGE([.GT4:.GT7])" office:value-type="float" office:value="2332.75" calcext:value-type="float">
            <text:p>2332,75</text:p>
          </table:table-cell>
          <table:table-cell table:formula="of:=AVERAGE([.GU4:.GU7])" office:value-type="float" office:value="2377.5" calcext:value-type="float">
            <text:p>2377,5</text:p>
          </table:table-cell>
          <table:table-cell table:formula="of:=AVERAGE([.GV4:.GV7])" office:value-type="float" office:value="2414" calcext:value-type="float">
            <text:p>2414</text:p>
          </table:table-cell>
          <table:table-cell table:formula="of:=AVERAGE([.GW4:.GW7])" office:value-type="float" office:value="2334.5" calcext:value-type="float">
            <text:p>2334,5</text:p>
          </table:table-cell>
          <table:table-cell table:formula="of:=AVERAGE([.GX4:.GX7])" office:value-type="float" office:value="2377.5" calcext:value-type="float">
            <text:p>2377,5</text:p>
          </table:table-cell>
          <table:table-cell table:formula="of:=AVERAGE([.GY4:.GY7])" office:value-type="float" office:value="2392.75" calcext:value-type="float">
            <text:p>2392,75</text:p>
          </table:table-cell>
          <table:table-cell table:formula="of:=AVERAGE([.GZ4:.GZ7])" office:value-type="float" office:value="2354.75" calcext:value-type="float">
            <text:p>2354,75</text:p>
          </table:table-cell>
          <table:table-cell table:formula="of:=AVERAGE([.HA4:.HA7])" office:value-type="float" office:value="2393.5" calcext:value-type="float">
            <text:p>2393,5</text:p>
          </table:table-cell>
          <table:table-cell table:formula="of:=AVERAGE([.HB4:.HB7])" office:value-type="float" office:value="2294" calcext:value-type="float">
            <text:p>2294</text:p>
          </table:table-cell>
          <table:table-cell table:formula="of:=AVERAGE([.HC4:.HC7])" office:value-type="float" office:value="2366.75" calcext:value-type="float">
            <text:p>2366,75</text:p>
          </table:table-cell>
          <table:table-cell table:formula="of:=AVERAGE([.HD4:.HD7])" office:value-type="float" office:value="2395.25" calcext:value-type="float">
            <text:p>2395,25</text:p>
          </table:table-cell>
          <table:table-cell table:formula="of:=AVERAGE([.HE4:.HE7])" office:value-type="float" office:value="2390.75" calcext:value-type="float">
            <text:p>2390,75</text:p>
          </table:table-cell>
          <table:table-cell table:formula="of:=AVERAGE([.HF4:.HF7])" office:value-type="float" office:value="2363" calcext:value-type="float">
            <text:p>2363</text:p>
          </table:table-cell>
          <table:table-cell table:formula="of:=AVERAGE([.HG4:.HG7])" office:value-type="float" office:value="2413.25" calcext:value-type="float">
            <text:p>2413,25</text:p>
          </table:table-cell>
          <table:table-cell table:formula="of:=AVERAGE([.HH4:.HH7])" office:value-type="float" office:value="2427" calcext:value-type="float">
            <text:p>2427</text:p>
          </table:table-cell>
          <table:table-cell table:formula="of:=AVERAGE([.HI4:.HI7])" office:value-type="float" office:value="2492.25" calcext:value-type="float">
            <text:p>2492,25</text:p>
          </table:table-cell>
          <table:table-cell table:formula="of:=AVERAGE([.HJ4:.HJ7])" office:value-type="float" office:value="2470.5" calcext:value-type="float">
            <text:p>2470,5</text:p>
          </table:table-cell>
          <table:table-cell table:formula="of:=AVERAGE([.HK4:.HK7])" office:value-type="float" office:value="2494.25" calcext:value-type="float">
            <text:p>2494,25</text:p>
          </table:table-cell>
          <table:table-cell table:formula="of:=AVERAGE([.HL4:.HL7])" office:value-type="float" office:value="2521" calcext:value-type="float">
            <text:p>2521</text:p>
          </table:table-cell>
          <table:table-cell table:formula="of:=AVERAGE([.HM4:.HM7])" office:value-type="float" office:value="2530.75" calcext:value-type="float">
            <text:p>2530,75</text:p>
          </table:table-cell>
          <table:table-cell table:formula="of:=AVERAGE([.HN4:.HN7])" office:value-type="float" office:value="2536.25" calcext:value-type="float">
            <text:p>2536,25</text:p>
          </table:table-cell>
          <table:table-cell table:formula="of:=AVERAGE([.HO4:.HO7])" office:value-type="float" office:value="2482" calcext:value-type="float">
            <text:p>2482</text:p>
          </table:table-cell>
          <table:table-cell table:formula="of:=AVERAGE([.HP4:.HP7])" office:value-type="float" office:value="2447.5" calcext:value-type="float">
            <text:p>2447,5</text:p>
          </table:table-cell>
          <table:table-cell table:formula="of:=AVERAGE([.HQ4:.HQ7])" office:value-type="float" office:value="2493" calcext:value-type="float">
            <text:p>2493</text:p>
          </table:table-cell>
          <table:table-cell table:formula="of:=AVERAGE([.HR4:.HR7])" office:value-type="float" office:value="2496.25" calcext:value-type="float">
            <text:p>2496,25</text:p>
          </table:table-cell>
          <table:table-cell table:formula="of:=AVERAGE([.HS4:.HS7])" office:value-type="float" office:value="2405.75" calcext:value-type="float">
            <text:p>2405,75</text:p>
          </table:table-cell>
          <table:table-cell table:formula="of:=AVERAGE([.HT4:.HT7])" office:value-type="float" office:value="2439.25" calcext:value-type="float">
            <text:p>2439,25</text:p>
          </table:table-cell>
          <table:table-cell table:formula="of:=AVERAGE([.HU4:.HU7])" office:value-type="float" office:value="2362.25" calcext:value-type="float">
            <text:p>2362,25</text:p>
          </table:table-cell>
          <table:table-cell table:formula="of:=AVERAGE([.HV4:.HV7])" office:value-type="float" office:value="2409.75" calcext:value-type="float">
            <text:p>2409,75</text:p>
          </table:table-cell>
          <table:table-cell table:formula="of:=AVERAGE([.HW4:.HW7])" office:value-type="float" office:value="2507.5" calcext:value-type="float">
            <text:p>2507,5</text:p>
          </table:table-cell>
          <table:table-cell table:formula="of:=AVERAGE([.HX4:.HX7])" office:value-type="float" office:value="2480.75" calcext:value-type="float">
            <text:p>2480,75</text:p>
          </table:table-cell>
          <table:table-cell table:formula="of:=AVERAGE([.HY4:.HY7])" office:value-type="float" office:value="2478" calcext:value-type="float">
            <text:p>2478</text:p>
          </table:table-cell>
          <table:table-cell table:formula="of:=AVERAGE([.HZ4:.HZ7])" office:value-type="float" office:value="2367.5" calcext:value-type="float">
            <text:p>2367,5</text:p>
          </table:table-cell>
          <table:table-cell table:formula="of:=AVERAGE([.IA4:.IA7])" office:value-type="float" office:value="2465.75" calcext:value-type="float">
            <text:p>2465,75</text:p>
          </table:table-cell>
          <table:table-cell table:formula="of:=AVERAGE([.IB4:.IB7])" office:value-type="float" office:value="2420" calcext:value-type="float">
            <text:p>2420</text:p>
          </table:table-cell>
          <table:table-cell table:formula="of:=AVERAGE([.IC4:.IC7])" office:value-type="float" office:value="2423.25" calcext:value-type="float">
            <text:p>2423,25</text:p>
          </table:table-cell>
          <table:table-cell table:formula="of:=AVERAGE([.ID4:.ID7])" office:value-type="float" office:value="2447" calcext:value-type="float">
            <text:p>2447</text:p>
          </table:table-cell>
          <table:table-cell table:formula="of:=AVERAGE([.IE4:.IE7])" office:value-type="float" office:value="2444.75" calcext:value-type="float">
            <text:p>2444,75</text:p>
          </table:table-cell>
          <table:table-cell table:formula="of:=AVERAGE([.IF4:.IF7])" office:value-type="float" office:value="2500" calcext:value-type="float">
            <text:p>2500</text:p>
          </table:table-cell>
          <table:table-cell table:formula="of:=AVERAGE([.IG4:.IG7])" office:value-type="float" office:value="2490.75" calcext:value-type="float">
            <text:p>2490,75</text:p>
          </table:table-cell>
          <table:table-cell table:formula="of:=AVERAGE([.IH4:.IH7])" office:value-type="float" office:value="2507.75" calcext:value-type="float">
            <text:p>2507,75</text:p>
          </table:table-cell>
          <table:table-cell table:formula="of:=AVERAGE([.II4:.II7])" office:value-type="float" office:value="2534.25" calcext:value-type="float">
            <text:p>2534,25</text:p>
          </table:table-cell>
          <table:table-cell table:formula="of:=AVERAGE([.IJ4:.IJ7])" office:value-type="float" office:value="2496.25" calcext:value-type="float">
            <text:p>2496,25</text:p>
          </table:table-cell>
          <table:table-cell table:formula="of:=AVERAGE([.IK4:.IK7])" office:value-type="float" office:value="2498" calcext:value-type="float">
            <text:p>2498</text:p>
          </table:table-cell>
          <table:table-cell table:formula="of:=AVERAGE([.IL4:.IL7])" office:value-type="float" office:value="2525.25" calcext:value-type="float">
            <text:p>2525,25</text:p>
          </table:table-cell>
          <table:table-cell table:formula="of:=AVERAGE([.IM4:.IM7])" office:value-type="float" office:value="2509.5" calcext:value-type="float">
            <text:p>2509,5</text:p>
          </table:table-cell>
          <table:table-cell table:formula="of:=AVERAGE([.IN4:.IN7])" office:value-type="float" office:value="2491" calcext:value-type="float">
            <text:p>2491</text:p>
          </table:table-cell>
          <table:table-cell table:formula="of:=AVERAGE([.IO4:.IO7])" office:value-type="float" office:value="2559" calcext:value-type="float">
            <text:p>2559</text:p>
          </table:table-cell>
          <table:table-cell table:formula="of:=AVERAGE([.IP4:.IP7])" office:value-type="float" office:value="2524" calcext:value-type="float">
            <text:p>2524</text:p>
          </table:table-cell>
          <table:table-cell table:formula="of:=AVERAGE([.IQ4:.IQ7])" office:value-type="float" office:value="2526.5" calcext:value-type="float">
            <text:p>2526,5</text:p>
          </table:table-cell>
          <table:table-cell table:formula="of:=AVERAGE([.IR4:.IR7])" office:value-type="float" office:value="2525.5" calcext:value-type="float">
            <text:p>2525,5</text:p>
          </table:table-cell>
          <table:table-cell table:formula="of:=AVERAGE([.IS4:.IS7])" office:value-type="float" office:value="2535.75" calcext:value-type="float">
            <text:p>2535,75</text:p>
          </table:table-cell>
          <table:table-cell table:formula="of:=AVERAGE([.IT4:.IT7])" office:value-type="float" office:value="2585.25" calcext:value-type="float">
            <text:p>2585,25</text:p>
          </table:table-cell>
          <table:table-cell table:formula="of:=AVERAGE([.IU4:.IU7])" office:value-type="float" office:value="2502.5" calcext:value-type="float">
            <text:p>2502,5</text:p>
          </table:table-cell>
          <table:table-cell table:formula="of:=AVERAGE([.IV4:.IV7])" office:value-type="float" office:value="2542.75" calcext:value-type="float">
            <text:p>2542,75</text:p>
          </table:table-cell>
          <table:table-cell table:formula="of:=AVERAGE([.IW4:.IW7])" office:value-type="float" office:value="2576.5" calcext:value-type="float">
            <text:p>2576,5</text:p>
          </table:table-cell>
          <table:table-cell table:formula="of:=AVERAGE([.IX4:.IX7])" office:value-type="float" office:value="2591" calcext:value-type="float">
            <text:p>2591</text:p>
          </table:table-cell>
          <table:table-cell table:formula="of:=AVERAGE([.IY4:.IY7])" office:value-type="float" office:value="2576.75" calcext:value-type="float">
            <text:p>2576,75</text:p>
          </table:table-cell>
          <table:table-cell table:formula="of:=AVERAGE([.IZ4:.IZ7])" office:value-type="float" office:value="2672.5" calcext:value-type="float">
            <text:p>2672,5</text:p>
          </table:table-cell>
          <table:table-cell table:formula="of:=AVERAGE([.JA4:.JA7])" office:value-type="float" office:value="2611.75" calcext:value-type="float">
            <text:p>2611,75</text:p>
          </table:table-cell>
          <table:table-cell table:formula="of:=AVERAGE([.JB4:.JB7])" office:value-type="float" office:value="2555.25" calcext:value-type="float">
            <text:p>2555,25</text:p>
          </table:table-cell>
          <table:table-cell table:formula="of:=AVERAGE([.JC4:.JC7])" office:value-type="float" office:value="2533.75" calcext:value-type="float">
            <text:p>2533,75</text:p>
          </table:table-cell>
          <table:table-cell table:formula="of:=AVERAGE([.JD4:.JD7])" office:value-type="float" office:value="2528.75" calcext:value-type="float">
            <text:p>2528,75</text:p>
          </table:table-cell>
          <table:table-cell table:formula="of:=AVERAGE([.JE4:.JE7])" office:value-type="float" office:value="2537.25" calcext:value-type="float">
            <text:p>2537,25</text:p>
          </table:table-cell>
          <table:table-cell table:formula="of:=AVERAGE([.JF4:.JF7])" office:value-type="float" office:value="2587" calcext:value-type="float">
            <text:p>2587</text:p>
          </table:table-cell>
          <table:table-cell table:formula="of:=AVERAGE([.JG4:.JG7])" office:value-type="float" office:value="2632.5" calcext:value-type="float">
            <text:p>2632,5</text:p>
          </table:table-cell>
          <table:table-cell table:formula="of:=AVERAGE([.JH4:.JH7])" office:value-type="float" office:value="2592.5" calcext:value-type="float">
            <text:p>2592,5</text:p>
          </table:table-cell>
          <table:table-cell table:formula="of:=AVERAGE([.JI4:.JI7])" office:value-type="float" office:value="2580.5" calcext:value-type="float">
            <text:p>2580,5</text:p>
          </table:table-cell>
          <table:table-cell table:formula="of:=AVERAGE([.JJ4:.JJ7])" office:value-type="float" office:value="2655.25" calcext:value-type="float">
            <text:p>2655,25</text:p>
          </table:table-cell>
          <table:table-cell table:formula="of:=AVERAGE([.JK4:.JK7])" office:value-type="float" office:value="2621.75" calcext:value-type="float">
            <text:p>2621,75</text:p>
          </table:table-cell>
          <table:table-cell table:formula="of:=AVERAGE([.JL4:.JL7])" office:value-type="float" office:value="2602.5" calcext:value-type="float">
            <text:p>2602,5</text:p>
          </table:table-cell>
          <table:table-cell table:formula="of:=AVERAGE([.JM4:.JM7])" office:value-type="float" office:value="2620.25" calcext:value-type="float">
            <text:p>2620,25</text:p>
          </table:table-cell>
          <table:table-cell table:formula="of:=AVERAGE([.JN4:.JN7])" office:value-type="float" office:value="2674.75" calcext:value-type="float">
            <text:p>2674,75</text:p>
          </table:table-cell>
          <table:table-cell table:formula="of:=AVERAGE([.JO4:.JO7])" office:value-type="float" office:value="2703.75" calcext:value-type="float">
            <text:p>2703,75</text:p>
          </table:table-cell>
          <table:table-cell table:formula="of:=AVERAGE([.JP4:.JP7])" office:value-type="float" office:value="2654" calcext:value-type="float">
            <text:p>2654</text:p>
          </table:table-cell>
          <table:table-cell table:formula="of:=AVERAGE([.JQ4:.JQ7])" office:value-type="float" office:value="2684.25" calcext:value-type="float">
            <text:p>2684,25</text:p>
          </table:table-cell>
          <table:table-cell table:formula="of:=AVERAGE([.JR4:.JR7])" office:value-type="float" office:value="2606" calcext:value-type="float">
            <text:p>2606</text:p>
          </table:table-cell>
          <table:table-cell table:formula="of:=AVERAGE([.JS4:.JS7])" office:value-type="float" office:value="2678.25" calcext:value-type="float">
            <text:p>2678,25</text:p>
          </table:table-cell>
          <table:table-cell table:formula="of:=AVERAGE([.JT4:.JT7])" office:value-type="float" office:value="2704.75" calcext:value-type="float">
            <text:p>2704,75</text:p>
          </table:table-cell>
          <table:table-cell table:formula="of:=AVERAGE([.JU4:.JU7])" office:value-type="float" office:value="2688.5" calcext:value-type="float">
            <text:p>2688,5</text:p>
          </table:table-cell>
          <table:table-cell table:formula="of:=AVERAGE([.JV4:.JV7])" office:value-type="float" office:value="2694" calcext:value-type="float">
            <text:p>2694</text:p>
          </table:table-cell>
          <table:table-cell table:formula="of:=AVERAGE([.JW4:.JW7])" office:value-type="float" office:value="2651.75" calcext:value-type="float">
            <text:p>2651,75</text:p>
          </table:table-cell>
          <table:table-cell table:formula="of:=AVERAGE([.JX4:.JX7])" office:value-type="float" office:value="2591" calcext:value-type="float">
            <text:p>2591</text:p>
          </table:table-cell>
          <table:table-cell table:formula="of:=AVERAGE([.JY4:.JY7])" office:value-type="float" office:value="2640.5" calcext:value-type="float">
            <text:p>2640,5</text:p>
          </table:table-cell>
          <table:table-cell table:formula="of:=AVERAGE([.JZ4:.JZ7])" office:value-type="float" office:value="2657.25" calcext:value-type="float">
            <text:p>2657,25</text:p>
          </table:table-cell>
          <table:table-cell table:formula="of:=AVERAGE([.KA4:.KA7])" office:value-type="float" office:value="2725.75" calcext:value-type="float">
            <text:p>2725,75</text:p>
          </table:table-cell>
          <table:table-cell table:formula="of:=AVERAGE([.KB4:.KB7])" office:value-type="float" office:value="2748" calcext:value-type="float">
            <text:p>2748</text:p>
          </table:table-cell>
          <table:table-cell table:formula="of:=AVERAGE([.KC4:.KC7])" office:value-type="float" office:value="2745" calcext:value-type="float">
            <text:p>2745</text:p>
          </table:table-cell>
          <table:table-cell table:formula="of:=AVERAGE([.KD4:.KD7])" office:value-type="float" office:value="2737.75" calcext:value-type="float">
            <text:p>2737,75</text:p>
          </table:table-cell>
          <table:table-cell table:formula="of:=AVERAGE([.KE4:.KE7])" office:value-type="float" office:value="2661.75" calcext:value-type="float">
            <text:p>2661,75</text:p>
          </table:table-cell>
          <table:table-cell table:formula="of:=AVERAGE([.KF4:.KF7])" office:value-type="float" office:value="2679" calcext:value-type="float">
            <text:p>2679</text:p>
          </table:table-cell>
          <table:table-cell table:formula="of:=AVERAGE([.KG4:.KG7])" office:value-type="float" office:value="2569" calcext:value-type="float">
            <text:p>2569</text:p>
          </table:table-cell>
          <table:table-cell table:formula="of:=AVERAGE([.KH4:.KH7])" office:value-type="float" office:value="2621.25" calcext:value-type="float">
            <text:p>2621,25</text:p>
          </table:table-cell>
          <table:table-cell table:formula="of:=AVERAGE([.KI4:.KI7])" office:value-type="float" office:value="2732.25" calcext:value-type="float">
            <text:p>2732,25</text:p>
          </table:table-cell>
          <table:table-cell table:formula="of:=AVERAGE([.KJ4:.KJ7])" office:value-type="float" office:value="2671.5" calcext:value-type="float">
            <text:p>2671,5</text:p>
          </table:table-cell>
          <table:table-cell table:formula="of:=AVERAGE([.KK4:.KK7])" office:value-type="float" office:value="2604.25" calcext:value-type="float">
            <text:p>2604,25</text:p>
          </table:table-cell>
          <table:table-cell table:formula="of:=AVERAGE([.KL4:.KL7])" office:value-type="float" office:value="2654.75" calcext:value-type="float">
            <text:p>2654,75</text:p>
          </table:table-cell>
          <table:table-cell table:formula="of:=AVERAGE([.KM4:.KM7])" office:value-type="float" office:value="2710" calcext:value-type="float">
            <text:p>2710</text:p>
          </table:table-cell>
          <table:table-cell table:formula="of:=[.B13]" office:value-type="float" office:value="3053.25" calcext:value-type="float">
            <text:p>3053,25</text:p>
          </table:table-cell>
          <table:table-cell table:formula="of:=[.C13]" office:value-type="float" office:value="2985.75" calcext:value-type="float">
            <text:p>2985,75</text:p>
          </table:table-cell>
          <table:table-cell table:formula="of:=[.D13]" office:value-type="float" office:value="2963" calcext:value-type="float">
            <text:p>2963</text:p>
          </table:table-cell>
          <table:table-cell table:formula="of:=[.E13]" office:value-type="float" office:value="2945.25" calcext:value-type="float">
            <text:p>2945,25</text:p>
          </table:table-cell>
          <table:table-cell table:formula="of:=[.F13]" office:value-type="float" office:value="2952.25" calcext:value-type="float">
            <text:p>2952,25</text:p>
          </table:table-cell>
          <table:table-cell table:formula="of:=[.G13]" office:value-type="float" office:value="2949.5" calcext:value-type="float">
            <text:p>2949,5</text:p>
          </table:table-cell>
          <table:table-cell table:formula="of:=[.H13]" office:value-type="float" office:value="2938.25" calcext:value-type="float">
            <text:p>2938,25</text:p>
          </table:table-cell>
          <table:table-cell table:formula="of:=[.I13]" office:value-type="float" office:value="2930.75" calcext:value-type="float">
            <text:p>2930,75</text:p>
          </table:table-cell>
          <table:table-cell table:formula="of:=[.J13]" office:value-type="float" office:value="2871.75" calcext:value-type="float">
            <text:p>2871,75</text:p>
          </table:table-cell>
          <table:table-cell table:formula="of:=[.K13]" office:value-type="float" office:value="2826.75" calcext:value-type="float">
            <text:p>2826,75</text:p>
          </table:table-cell>
          <table:table-cell table:formula="of:=[.L13]" office:value-type="float" office:value="2823.25" calcext:value-type="float">
            <text:p>2823,25</text:p>
          </table:table-cell>
          <table:table-cell table:formula="of:=[.M13]" office:value-type="float" office:value="2828.25" calcext:value-type="float">
            <text:p>2828,25</text:p>
          </table:table-cell>
          <table:table-cell table:formula="of:=[.N13]" office:value-type="float" office:value="2870" calcext:value-type="float">
            <text:p>2870</text:p>
          </table:table-cell>
          <table:table-cell table:formula="of:=[.O13]" office:value-type="float" office:value="2845" calcext:value-type="float">
            <text:p>2845</text:p>
          </table:table-cell>
          <table:table-cell table:formula="of:=[.P13]" office:value-type="float" office:value="2875.25" calcext:value-type="float">
            <text:p>2875,25</text:p>
          </table:table-cell>
          <table:table-cell table:formula="of:=[.Q13]" office:value-type="float" office:value="2784.25" calcext:value-type="float">
            <text:p>2784,25</text:p>
          </table:table-cell>
          <table:table-cell table:formula="of:=[.R13]" office:value-type="float" office:value="2682" calcext:value-type="float">
            <text:p>2682</text:p>
          </table:table-cell>
          <table:table-cell table:formula="of:=[.S13]" office:value-type="float" office:value="2639.5" calcext:value-type="float">
            <text:p>2639,5</text:p>
          </table:table-cell>
          <table:table-cell table:formula="of:=[.T13]" office:value-type="float" office:value="2694.25" calcext:value-type="float">
            <text:p>2694,25</text:p>
          </table:table-cell>
          <table:table-cell table:formula="of:=[.U13]" office:value-type="float" office:value="2731.75" calcext:value-type="float">
            <text:p>2731,75</text:p>
          </table:table-cell>
          <table:table-cell table:formula="of:=[.V13]" office:value-type="float" office:value="2782.25" calcext:value-type="float">
            <text:p>2782,25</text:p>
          </table:table-cell>
          <table:table-cell table:formula="of:=[.W13]" office:value-type="float" office:value="2686.25" calcext:value-type="float">
            <text:p>2686,25</text:p>
          </table:table-cell>
          <table:table-cell table:formula="of:=[.X13]" office:value-type="float" office:value="2668.5" calcext:value-type="float">
            <text:p>2668,5</text:p>
          </table:table-cell>
          <table:table-cell table:formula="of:=[.Y13]" office:value-type="float" office:value="2653.75" calcext:value-type="float">
            <text:p>2653,75</text:p>
          </table:table-cell>
          <table:table-cell table:formula="of:=[.Z13]" office:value-type="float" office:value="2642" calcext:value-type="float">
            <text:p>2642</text:p>
          </table:table-cell>
          <table:table-cell table:formula="of:=[.AA13]" office:value-type="float" office:value="2718.75" calcext:value-type="float">
            <text:p>2718,75</text:p>
          </table:table-cell>
          <table:table-cell table:formula="of:=[.AB13]" office:value-type="float" office:value="2725" calcext:value-type="float">
            <text:p>2725</text:p>
          </table:table-cell>
          <table:table-cell table:formula="of:=[.AC13]" office:value-type="float" office:value="2704.25" calcext:value-type="float">
            <text:p>2704,25</text:p>
          </table:table-cell>
          <table:table-cell table:formula="of:=[.AD13]" office:value-type="float" office:value="2612.25" calcext:value-type="float">
            <text:p>2612,25</text:p>
          </table:table-cell>
          <table:table-cell table:formula="of:=[.AE13]" office:value-type="float" office:value="2572" calcext:value-type="float">
            <text:p>2572</text:p>
          </table:table-cell>
          <table:table-cell table:formula="of:=[.AF13]" office:value-type="float" office:value="2635" calcext:value-type="float">
            <text:p>2635</text:p>
          </table:table-cell>
          <table:table-cell table:formula="of:=[.AG13]" office:value-type="float" office:value="2556.25" calcext:value-type="float">
            <text:p>2556,25</text:p>
          </table:table-cell>
          <table:table-cell table:formula="of:=[.AH13]" office:value-type="float" office:value="2613" calcext:value-type="float">
            <text:p>2613</text:p>
          </table:table-cell>
          <table:table-cell table:formula="of:=[.AI13]" office:value-type="float" office:value="2566.75" calcext:value-type="float">
            <text:p>2566,75</text:p>
          </table:table-cell>
          <table:table-cell table:formula="of:=[.AJ13]" office:value-type="float" office:value="2601" calcext:value-type="float">
            <text:p>2601</text:p>
          </table:table-cell>
          <table:table-cell table:formula="of:=[.AK13]" office:value-type="float" office:value="2595" calcext:value-type="float">
            <text:p>2595</text:p>
          </table:table-cell>
          <table:table-cell table:formula="of:=[.AL13]" office:value-type="float" office:value="2472.5" calcext:value-type="float">
            <text:p>2472,5</text:p>
          </table:table-cell>
          <table:table-cell table:formula="of:=[.AM13]" office:value-type="float" office:value="2542.5" calcext:value-type="float">
            <text:p>2542,5</text:p>
          </table:table-cell>
          <table:table-cell table:formula="of:=[.AN13]" office:value-type="float" office:value="2481.25" calcext:value-type="float">
            <text:p>2481,25</text:p>
          </table:table-cell>
          <table:table-cell table:formula="of:=[.AO13]" office:value-type="float" office:value="2484.25" calcext:value-type="float">
            <text:p>2484,25</text:p>
          </table:table-cell>
          <table:table-cell table:formula="of:=[.AP13]" office:value-type="float" office:value="2491.5" calcext:value-type="float">
            <text:p>2491,5</text:p>
          </table:table-cell>
          <table:table-cell table:formula="of:=[.AQ13]" office:value-type="float" office:value="2449" calcext:value-type="float">
            <text:p>2449</text:p>
          </table:table-cell>
          <table:table-cell table:formula="of:=[.AR13]" office:value-type="float" office:value="2503" calcext:value-type="float">
            <text:p>2503</text:p>
          </table:table-cell>
          <table:table-cell table:formula="of:=[.AS13]" office:value-type="float" office:value="2448.25" calcext:value-type="float">
            <text:p>2448,25</text:p>
          </table:table-cell>
          <table:table-cell table:formula="of:=[.AT13]" office:value-type="float" office:value="2458.25" calcext:value-type="float">
            <text:p>2458,25</text:p>
          </table:table-cell>
          <table:table-cell table:formula="of:=[.AU13]" office:value-type="float" office:value="2511.75" calcext:value-type="float">
            <text:p>2511,75</text:p>
          </table:table-cell>
          <table:table-cell table:formula="of:=[.AV13]" office:value-type="float" office:value="2506.5" calcext:value-type="float">
            <text:p>2506,5</text:p>
          </table:table-cell>
          <table:table-cell table:formula="of:=[.AW13]" office:value-type="float" office:value="2532.25" calcext:value-type="float">
            <text:p>2532,25</text:p>
          </table:table-cell>
          <table:table-cell table:formula="of:=[.AX13]" office:value-type="float" office:value="2486" calcext:value-type="float">
            <text:p>2486</text:p>
          </table:table-cell>
          <table:table-cell table:formula="of:=[.AY13]" office:value-type="float" office:value="2469.75" calcext:value-type="float">
            <text:p>2469,75</text:p>
          </table:table-cell>
          <table:table-cell table:formula="of:=[.AZ13]" office:value-type="float" office:value="2459.5" calcext:value-type="float">
            <text:p>2459,5</text:p>
          </table:table-cell>
          <table:table-cell table:formula="of:=[.BA13]" office:value-type="float" office:value="2393.75" calcext:value-type="float">
            <text:p>2393,75</text:p>
          </table:table-cell>
          <table:table-cell table:formula="of:=[.BB13]" office:value-type="float" office:value="2482" calcext:value-type="float">
            <text:p>2482</text:p>
          </table:table-cell>
          <table:table-cell table:formula="of:=[.BC13]" office:value-type="float" office:value="2427" calcext:value-type="float">
            <text:p>2427</text:p>
          </table:table-cell>
          <table:table-cell table:formula="of:=[.BD13]" office:value-type="float" office:value="2460.75" calcext:value-type="float">
            <text:p>2460,75</text:p>
          </table:table-cell>
          <table:table-cell table:formula="of:=[.BE13]" office:value-type="float" office:value="2445.75" calcext:value-type="float">
            <text:p>2445,75</text:p>
          </table:table-cell>
          <table:table-cell table:formula="of:=[.BF13]" office:value-type="float" office:value="2442.5" calcext:value-type="float">
            <text:p>2442,5</text:p>
          </table:table-cell>
          <table:table-cell table:formula="of:=[.BG13]" office:value-type="float" office:value="2359.25" calcext:value-type="float">
            <text:p>2359,25</text:p>
          </table:table-cell>
          <table:table-cell table:formula="of:=[.BH13]" office:value-type="float" office:value="2390.25" calcext:value-type="float">
            <text:p>2390,25</text:p>
          </table:table-cell>
          <table:table-cell table:formula="of:=[.BI13]" office:value-type="float" office:value="2416.5" calcext:value-type="float">
            <text:p>2416,5</text:p>
          </table:table-cell>
          <table:table-cell table:formula="of:=[.BJ13]" office:value-type="float" office:value="2480" calcext:value-type="float">
            <text:p>2480</text:p>
          </table:table-cell>
          <table:table-cell table:formula="of:=[.BK13]" office:value-type="float" office:value="2521.25" calcext:value-type="float">
            <text:p>2521,25</text:p>
          </table:table-cell>
          <table:table-cell table:formula="of:=[.BL13]" office:value-type="float" office:value="2532.5" calcext:value-type="float">
            <text:p>2532,5</text:p>
          </table:table-cell>
          <table:table-cell table:formula="of:=[.BM13]" office:value-type="float" office:value="2482" calcext:value-type="float">
            <text:p>2482</text:p>
          </table:table-cell>
          <table:table-cell table:formula="of:=[.BN13]" office:value-type="float" office:value="2453.5" calcext:value-type="float">
            <text:p>2453,5</text:p>
          </table:table-cell>
          <table:table-cell table:formula="of:=[.BO13]" office:value-type="float" office:value="2458.25" calcext:value-type="float">
            <text:p>2458,25</text:p>
          </table:table-cell>
          <table:table-cell table:formula="of:=[.BP13]" office:value-type="float" office:value="2458" calcext:value-type="float">
            <text:p>2458</text:p>
          </table:table-cell>
          <table:table-cell table:formula="of:=[.BQ13]" office:value-type="float" office:value="2376.25" calcext:value-type="float">
            <text:p>2376,25</text:p>
          </table:table-cell>
          <table:table-cell table:formula="of:=[.B13]" office:value-type="float" office:value="3053.25" calcext:value-type="float">
            <text:p>3053,25</text:p>
          </table:table-cell>
          <table:table-cell table:formula="of:=[.C13]" office:value-type="float" office:value="2985.75" calcext:value-type="float">
            <text:p>2985,75</text:p>
          </table:table-cell>
          <table:table-cell table:formula="of:=[.D13]" office:value-type="float" office:value="2963" calcext:value-type="float">
            <text:p>2963</text:p>
          </table:table-cell>
          <table:table-cell table:formula="of:=[.E13]" office:value-type="float" office:value="2945.25" calcext:value-type="float">
            <text:p>2945,25</text:p>
          </table:table-cell>
          <table:table-cell table:formula="of:=[.F13]" office:value-type="float" office:value="2952.25" calcext:value-type="float">
            <text:p>2952,25</text:p>
          </table:table-cell>
          <table:table-cell table:formula="of:=[.G13]" office:value-type="float" office:value="2949.5" calcext:value-type="float">
            <text:p>2949,5</text:p>
          </table:table-cell>
        </table:table-row>
        <table:table-row table:style-name="ro1">
          <table:table-cell table:number-columns-repeated="373"/>
        </table:table-row>
        <table:table-row table:style-name="ro1">
          <table:table-cell office:value-type="string" calcext:value-type="string">
            <text:p>Excess Mortality 2020/21</text:p>
          </table:table-cell>
          <table:table-cell table:formula="of:=[.B3]-[.B13]" office:value-type="float" office:value="-165.25" calcext:value-type="float">
            <text:p>-165,25</text:p>
          </table:table-cell>
          <table:table-cell table:formula="of:=[.C3]-[.C13]" office:value-type="float" office:value="-100.75" calcext:value-type="float">
            <text:p>-100,75</text:p>
          </table:table-cell>
          <table:table-cell table:formula="of:=[.D3]-[.D13]" office:value-type="float" office:value="-74" calcext:value-type="float">
            <text:p>-74</text:p>
          </table:table-cell>
          <table:table-cell table:formula="of:=[.E3]-[.E13]" office:value-type="float" office:value="-92.25" calcext:value-type="float">
            <text:p>-92,25</text:p>
          </table:table-cell>
          <table:table-cell table:formula="of:=[.F3]-[.F13]" office:value-type="float" office:value="-121.25" calcext:value-type="float">
            <text:p>-121,25</text:p>
          </table:table-cell>
          <table:table-cell table:formula="of:=[.G3]-[.G13]" office:value-type="float" office:value="-147.5" calcext:value-type="float">
            <text:p>-147,5</text:p>
          </table:table-cell>
          <table:table-cell table:formula="of:=[.H3]-[.H13]" office:value-type="float" office:value="-191.25" calcext:value-type="float">
            <text:p>-191,25</text:p>
          </table:table-cell>
          <table:table-cell table:formula="of:=[.I3]-[.I13]" office:value-type="float" office:value="-13.75" calcext:value-type="float">
            <text:p>-13,75</text:p>
          </table:table-cell>
          <table:table-cell table:formula="of:=[.J3]-[.J13]" office:value-type="float" office:value="-4.75" calcext:value-type="float">
            <text:p>-4,75</text:p>
          </table:table-cell>
          <table:table-cell table:formula="of:=[.K3]-[.K13]" office:value-type="float" office:value="111.25" calcext:value-type="float">
            <text:p>111,25</text:p>
          </table:table-cell>
          <table:table-cell table:formula="of:=[.L3]-[.L13]" office:value-type="float" office:value="-5.25" calcext:value-type="float">
            <text:p>-5,25</text:p>
          </table:table-cell>
          <table:table-cell table:formula="of:=[.M3]-[.M13]" office:value-type="float" office:value="48.75" calcext:value-type="float">
            <text:p>48,75</text:p>
          </table:table-cell>
          <table:table-cell table:formula="of:=[.N3]-[.N13]" office:value-type="float" office:value="-113" calcext:value-type="float">
            <text:p>-113</text:p>
          </table:table-cell>
          <table:table-cell table:formula="of:=[.O3]-[.O13]" office:value-type="float" office:value="-272" calcext:value-type="float">
            <text:p>-272</text:p>
          </table:table-cell>
          <table:table-cell table:formula="of:=[.P3]-[.P13]" office:value-type="float" office:value="-185.25" calcext:value-type="float">
            <text:p>-185,25</text:p>
          </table:table-cell>
          <table:table-cell table:formula="of:=[.Q3]-[.Q13]" office:value-type="float" office:value="-56.25" calcext:value-type="float">
            <text:p>-56,25</text:p>
          </table:table-cell>
          <table:table-cell table:formula="of:=[.R3]-[.R13]" office:value-type="float" office:value="246" calcext:value-type="float">
            <text:p>246</text:p>
          </table:table-cell>
          <table:table-cell table:formula="of:=[.S3]-[.S13]" office:value-type="float" office:value="197.5" calcext:value-type="float">
            <text:p>197,5</text:p>
          </table:table-cell>
          <table:table-cell table:formula="of:=[.T3]-[.T13]" office:value-type="float" office:value="260.75" calcext:value-type="float">
            <text:p>260,75</text:p>
          </table:table-cell>
          <table:table-cell table:formula="of:=[.U3]-[.U13]" office:value-type="float" office:value="216.25" calcext:value-type="float">
            <text:p>216,25</text:p>
          </table:table-cell>
          <table:table-cell table:formula="of:=[.V3]-[.V13]" office:value-type="float" office:value="-155.25" calcext:value-type="float">
            <text:p>-155,25</text:p>
          </table:table-cell>
          <table:table-cell table:formula="of:=[.W3]-[.W13]" office:value-type="float" office:value="201.75" calcext:value-type="float">
            <text:p>201,75</text:p>
          </table:table-cell>
          <table:table-cell table:formula="of:=[.X3]-[.X13]" office:value-type="float" office:value="272.5" calcext:value-type="float">
            <text:p>272,5</text:p>
          </table:table-cell>
          <table:table-cell table:formula="of:=[.Y3]-[.Y13]" office:value-type="float" office:value="334.25" calcext:value-type="float">
            <text:p>334,25</text:p>
          </table:table-cell>
          <table:table-cell table:formula="of:=[.Z3]-[.Z13]" office:value-type="float" office:value="428" calcext:value-type="float">
            <text:p>428</text:p>
          </table:table-cell>
          <table:table-cell table:formula="of:=[.AA3]-[.AA13]" office:value-type="float" office:value="259.25" calcext:value-type="float">
            <text:p>259,25</text:p>
          </table:table-cell>
          <table:table-cell table:formula="of:=[.AB3]-[.AB13]" office:value-type="float" office:value="209" calcext:value-type="float">
            <text:p>209</text:p>
          </table:table-cell>
          <table:table-cell table:formula="of:=[.AC3]-[.AC13]" office:value-type="float" office:value="149.75" calcext:value-type="float">
            <text:p>149,75</text:p>
          </table:table-cell>
          <table:table-cell table:formula="of:=[.AD3]-[.AD13]" office:value-type="float" office:value="425.75" calcext:value-type="float">
            <text:p>425,75</text:p>
          </table:table-cell>
          <table:table-cell table:formula="of:=[.AE3]-[.AE13]" office:value-type="float" office:value="478" calcext:value-type="float">
            <text:p>478</text:p>
          </table:table-cell>
          <table:table-cell table:formula="of:=[.AF3]-[.AF13]" office:value-type="float" office:value="525" calcext:value-type="float">
            <text:p>525</text:p>
          </table:table-cell>
          <table:table-cell table:formula="of:=[.AG3]-[.AG13]" office:value-type="float" office:value="411.75" calcext:value-type="float">
            <text:p>411,75</text:p>
          </table:table-cell>
          <table:table-cell table:formula="of:=[.AH3]-[.AH13]" office:value-type="float" office:value="146" calcext:value-type="float">
            <text:p>146</text:p>
          </table:table-cell>
          <table:table-cell table:formula="of:=[.AI3]-[.AI13]" office:value-type="float" office:value="225.25" calcext:value-type="float">
            <text:p>225,25</text:p>
          </table:table-cell>
          <table:table-cell table:formula="of:=[.AJ3]-[.AJ13]" office:value-type="float" office:value="149" calcext:value-type="float">
            <text:p>149</text:p>
          </table:table-cell>
          <table:table-cell table:formula="of:=[.AK3]-[.AK13]" office:value-type="float" office:value="89" calcext:value-type="float">
            <text:p>89</text:p>
          </table:table-cell>
          <table:table-cell table:formula="of:=[.AL3]-[.AL13]" office:value-type="float" office:value="259.5" calcext:value-type="float">
            <text:p>259,5</text:p>
          </table:table-cell>
          <table:table-cell table:formula="of:=[.AM3]-[.AM13]" office:value-type="float" office:value="196.5" calcext:value-type="float">
            <text:p>196,5</text:p>
          </table:table-cell>
          <table:table-cell table:formula="of:=[.AN3]-[.AN13]" office:value-type="float" office:value="344.75" calcext:value-type="float">
            <text:p>344,75</text:p>
          </table:table-cell>
          <table:table-cell table:formula="of:=[.AO3]-[.AO13]" office:value-type="float" office:value="439.75" calcext:value-type="float">
            <text:p>439,75</text:p>
          </table:table-cell>
          <table:table-cell table:formula="of:=[.AP3]-[.AP13]" office:value-type="float" office:value="219.5" calcext:value-type="float">
            <text:p>219,5</text:p>
          </table:table-cell>
          <table:table-cell table:formula="of:=[.AQ3]-[.AQ13]" office:value-type="float" office:value="221" calcext:value-type="float">
            <text:p>221</text:p>
          </table:table-cell>
          <table:table-cell table:formula="of:=[.AR3]-[.AR13]" office:value-type="float" office:value="151" calcext:value-type="float">
            <text:p>151</text:p>
          </table:table-cell>
          <table:table-cell table:formula="of:=[.AS3]-[.AS13]" office:value-type="float" office:value="292.75" calcext:value-type="float">
            <text:p>292,75</text:p>
          </table:table-cell>
          <table:table-cell table:formula="of:=[.AT3]-[.AT13]" office:value-type="float" office:value="242.75" calcext:value-type="float">
            <text:p>242,75</text:p>
          </table:table-cell>
          <table:table-cell table:formula="of:=[.AU3]-[.AU13]" office:value-type="float" office:value="237.25" calcext:value-type="float">
            <text:p>237,25</text:p>
          </table:table-cell>
          <table:table-cell table:formula="of:=[.AV3]-[.AV13]" office:value-type="float" office:value="218.5" calcext:value-type="float">
            <text:p>218,5</text:p>
          </table:table-cell>
          <table:table-cell table:formula="of:=[.AW3]-[.AW13]" office:value-type="float" office:value="7.75" calcext:value-type="float">
            <text:p>7,75</text:p>
          </table:table-cell>
          <table:table-cell table:formula="of:=[.AX3]-[.AX13]" office:value-type="float" office:value="-34" calcext:value-type="float">
            <text:p>-34</text:p>
          </table:table-cell>
          <table:table-cell table:formula="of:=[.AY3]-[.AY13]" office:value-type="float" office:value="156.25" calcext:value-type="float">
            <text:p>156,25</text:p>
          </table:table-cell>
          <table:table-cell table:formula="of:=[.AZ3]-[.AZ13]" office:value-type="float" office:value="119.5" calcext:value-type="float">
            <text:p>119,5</text:p>
          </table:table-cell>
          <table:table-cell table:formula="of:=[.BA3]-[.BA13]" office:value-type="float" office:value="375.25" calcext:value-type="float">
            <text:p>375,25</text:p>
          </table:table-cell>
          <table:table-cell table:formula="of:=[.BB3]-[.BB13]" office:value-type="float" office:value="221" calcext:value-type="float">
            <text:p>221</text:p>
          </table:table-cell>
          <table:table-cell table:formula="of:=[.BC3]-[.BC13]" office:value-type="float" office:value="66" calcext:value-type="float">
            <text:p>66</text:p>
          </table:table-cell>
          <table:table-cell table:formula="of:=[.BD3]-[.BD13]" office:value-type="float" office:value="-25.75" calcext:value-type="float">
            <text:p>-25,75</text:p>
          </table:table-cell>
          <table:table-cell table:formula="of:=[.BE3]-[.BE13]" office:value-type="float" office:value="-131.75" calcext:value-type="float">
            <text:p>-131,75</text:p>
          </table:table-cell>
          <table:table-cell table:formula="of:=[.BF3]-[.BF13]" office:value-type="float" office:value="70.5" calcext:value-type="float">
            <text:p>70,5</text:p>
          </table:table-cell>
          <table:table-cell table:formula="of:=[.BG3]-[.BG13]" office:value-type="float" office:value="153.75" calcext:value-type="float">
            <text:p>153,75</text:p>
          </table:table-cell>
          <table:table-cell table:formula="of:=[.BH3]-[.BH13]" office:value-type="float" office:value="159.75" calcext:value-type="float">
            <text:p>159,75</text:p>
          </table:table-cell>
          <table:table-cell table:formula="of:=[.BI3]-[.BI13]" office:value-type="float" office:value="117.5" calcext:value-type="float">
            <text:p>117,5</text:p>
          </table:table-cell>
          <table:table-cell table:formula="of:=[.BJ3]-[.BJ13]" office:value-type="float" office:value="84" calcext:value-type="float">
            <text:p>84</text:p>
          </table:table-cell>
          <table:table-cell table:formula="of:=[.BK3]-[.BK13]" office:value-type="float" office:value="33.75" calcext:value-type="float">
            <text:p>33,75</text:p>
          </table:table-cell>
          <table:table-cell table:formula="of:=[.BL3]-[.BL13]" office:value-type="float" office:value="-119.5" calcext:value-type="float">
            <text:p>-119,5</text:p>
          </table:table-cell>
          <table:table-cell table:formula="of:=[.BM3]-[.BM13]" office:value-type="float" office:value="-18" calcext:value-type="float">
            <text:p>-18</text:p>
          </table:table-cell>
          <table:table-cell table:formula="of:=[.BN3]-[.BN13]" office:value-type="float" office:value="7.5" calcext:value-type="float">
            <text:p>7,5</text:p>
          </table:table-cell>
          <table:table-cell table:formula="of:=[.BO3]-[.BO13]" office:value-type="float" office:value="60.75" calcext:value-type="float">
            <text:p>60,75</text:p>
          </table:table-cell>
          <table:table-cell table:formula="of:=[.BP3]-[.BP13]" office:value-type="float" office:value="-40" calcext:value-type="float">
            <text:p>-40</text:p>
          </table:table-cell>
          <table:table-cell table:formula="of:=[.BQ3]-[.BQ13]" office:value-type="float" office:value="82.75" calcext:value-type="float">
            <text:p>82,75</text:p>
          </table:table-cell>
          <table:table-cell table:formula="of:=[.BR3]-[.BR13]" office:value-type="float" office:value="-78.5" calcext:value-type="float">
            <text:p>-78,5</text:p>
          </table:table-cell>
          <table:table-cell table:formula="of:=[.BS3]-[.BS13]" office:value-type="float" office:value="-123.5" calcext:value-type="float">
            <text:p>-123,5</text:p>
          </table:table-cell>
          <table:table-cell table:formula="of:=[.BT3]-[.BT13]" office:value-type="float" office:value="55" calcext:value-type="float">
            <text:p>55</text:p>
          </table:table-cell>
          <table:table-cell table:formula="of:=[.BU3]-[.BU13]" office:value-type="float" office:value="95.75" calcext:value-type="float">
            <text:p>95,75</text:p>
          </table:table-cell>
          <table:table-cell table:formula="of:=[.BV3]-[.BV13]" office:value-type="float" office:value="235.75" calcext:value-type="float">
            <text:p>235,75</text:p>
          </table:table-cell>
          <table:table-cell table:formula="of:=[.BW3]-[.BW13]" office:value-type="float" office:value="88.5" calcext:value-type="float">
            <text:p>88,5</text:p>
          </table:table-cell>
          <table:table-cell table:formula="of:=[.BX3]-[.BX13]" office:value-type="float" office:value="85.25" calcext:value-type="float">
            <text:p>85,25</text:p>
          </table:table-cell>
          <table:table-cell table:formula="of:=[.BY3]-[.BY13]" office:value-type="float" office:value="-44.5" calcext:value-type="float">
            <text:p>-44,5</text:p>
          </table:table-cell>
          <table:table-cell table:formula="of:=[.BZ3]-[.BZ13]" office:value-type="float" office:value="-129" calcext:value-type="float">
            <text:p>-129</text:p>
          </table:table-cell>
          <table:table-cell table:formula="of:=[.CA3]-[.CA13]" office:value-type="float" office:value="67.5" calcext:value-type="float">
            <text:p>67,5</text:p>
          </table:table-cell>
          <table:table-cell table:formula="of:=[.CB3]-[.CB13]" office:value-type="float" office:value="100.25" calcext:value-type="float">
            <text:p>100,25</text:p>
          </table:table-cell>
          <table:table-cell table:formula="of:=[.CC3]-[.CC13]" office:value-type="float" office:value="59.75" calcext:value-type="float">
            <text:p>59,75</text:p>
          </table:table-cell>
          <table:table-cell table:formula="of:=[.CD3]-[.CD13]" office:value-type="float" office:value="87.25" calcext:value-type="float">
            <text:p>87,25</text:p>
          </table:table-cell>
          <table:table-cell table:formula="of:=[.CE3]-[.CE13]" office:value-type="float" office:value="-79.25" calcext:value-type="float">
            <text:p>-79,25</text:p>
          </table:table-cell>
          <table:table-cell table:formula="of:=[.CF3]-[.CF13]" office:value-type="float" office:value="-51" calcext:value-type="float">
            <text:p>-51</text:p>
          </table:table-cell>
          <table:table-cell table:formula="of:=[.CG3]-[.CG13]" office:value-type="float" office:value="-190.75" calcext:value-type="float">
            <text:p>-190,75</text:p>
          </table:table-cell>
          <table:table-cell table:formula="of:=[.CH3]-[.CH13]" office:value-type="float" office:value="-79.75" calcext:value-type="float">
            <text:p>-79,75</text:p>
          </table:table-cell>
          <table:table-cell table:formula="of:=[.CI3]-[.CI13]" office:value-type="float" office:value="133.25" calcext:value-type="float">
            <text:p>133,25</text:p>
          </table:table-cell>
          <table:table-cell table:formula="of:=[.CJ3]-[.CJ13]" office:value-type="float" office:value="246.75" calcext:value-type="float">
            <text:p>246,75</text:p>
          </table:table-cell>
          <table:table-cell table:formula="of:=[.CK3]-[.CK13]" office:value-type="float" office:value="291" calcext:value-type="float">
            <text:p>291</text:p>
          </table:table-cell>
          <table:table-cell table:formula="of:=[.CL3]-[.CL13]" office:value-type="float" office:value="127.5" calcext:value-type="float">
            <text:p>127,5</text:p>
          </table:table-cell>
          <table:table-cell table:formula="of:=[.CM3]-[.CM13]" office:value-type="float" office:value="-16" calcext:value-type="float">
            <text:p>-16</text:p>
          </table:table-cell>
          <table:table-cell table:formula="of:=[.CN3]-[.CN13]" office:value-type="float" office:value="-72.75" calcext:value-type="float">
            <text:p>-72,75</text:p>
          </table:table-cell>
          <table:table-cell table:formula="of:=[.CO3]-[.CO13]" office:value-type="float" office:value="-57.75" calcext:value-type="float">
            <text:p>-57,75</text:p>
          </table:table-cell>
          <table:table-cell table:formula="of:=[.CP3]-[.CP13]" office:value-type="float" office:value="27.25" calcext:value-type="float">
            <text:p>27,25</text:p>
          </table:table-cell>
          <table:table-cell table:formula="of:=[.CQ3]-[.CQ13]" office:value-type="float" office:value="108.25" calcext:value-type="float">
            <text:p>108,25</text:p>
          </table:table-cell>
          <table:table-cell table:formula="of:=[.CR3]-[.CR13]" office:value-type="float" office:value="59.5" calcext:value-type="float">
            <text:p>59,5</text:p>
          </table:table-cell>
          <table:table-cell table:formula="of:=[.CS3]-[.CS13]" office:value-type="float" office:value="226.25" calcext:value-type="float">
            <text:p>226,25</text:p>
          </table:table-cell>
          <table:table-cell table:formula="of:=[.CT3]-[.CT13]" office:value-type="float" office:value="164.5" calcext:value-type="float">
            <text:p>164,5</text:p>
          </table:table-cell>
          <table:table-cell table:formula="of:=[.CU3]-[.CU13]" office:value-type="float" office:value="11.75" calcext:value-type="float">
            <text:p>11,75</text:p>
          </table:table-cell>
          <table:table-cell table:formula="of:=[.CV3]-[.CV13]" office:value-type="float" office:value="-27.75" calcext:value-type="float">
            <text:p>-27,75</text:p>
          </table:table-cell>
          <table:table-cell table:formula="of:=[.CW3]-[.CW13]" office:value-type="float" office:value="96.25" calcext:value-type="float">
            <text:p>96,25</text:p>
          </table:table-cell>
          <table:table-cell table:formula="of:=[.CX3]-[.CX13]" office:value-type="float" office:value="202.5" calcext:value-type="float">
            <text:p>202,5</text:p>
          </table:table-cell>
          <table:table-cell table:formula="of:=[.CY3]-[.CY13]" office:value-type="float" office:value="67.75" calcext:value-type="float">
            <text:p>67,75</text:p>
          </table:table-cell>
          <table:table-cell table:formula="of:=[.CZ3]-[.CZ13]" office:value-type="float" office:value="9.75" calcext:value-type="float">
            <text:p>9,75</text:p>
          </table:table-cell>
          <table:table-cell table:formula="of:=[.DA3]-[.DA13]" office:value-type="float" office:value="-30.25" calcext:value-type="float">
            <text:p>-30,25</text:p>
          </table:table-cell>
          <table:table-cell table:formula="of:=[.DB3]-[.DB13]" office:value-type="float" office:value="-164.5" calcext:value-type="float">
            <text:p>-164,5</text:p>
          </table:table-cell>
          <table:table-cell table:formula="of:=[.DC3]-[.DC13]" office:value-type="float" office:value="114" calcext:value-type="float">
            <text:p>114</text:p>
          </table:table-cell>
          <table:table-cell table:formula="of:=[.DD3]-[.DD13]" office:value-type="float" office:value="113.5" calcext:value-type="float">
            <text:p>113,5</text:p>
          </table:table-cell>
          <table:table-cell table:formula="of:=[.DE3]-[.DE13]" office:value-type="float" office:value="-45.5" calcext:value-type="float">
            <text:p>-45,5</text:p>
          </table:table-cell>
          <table:table-cell table:formula="of:=[.DF3]-[.DF13]" office:value-type="float" office:value="22.25" calcext:value-type="float">
            <text:p>22,25</text:p>
          </table:table-cell>
          <table:table-cell table:formula="of:=[.DG3]-[.DG13]" office:value-type="float" office:value="132.75" calcext:value-type="float">
            <text:p>132,75</text:p>
          </table:table-cell>
          <table:table-cell table:formula="of:=[.DH3]-[.DH13]" office:value-type="float" office:value="250.75" calcext:value-type="float">
            <text:p>250,75</text:p>
          </table:table-cell>
          <table:table-cell table:formula="of:=[.DI3]-[.DI13]" office:value-type="float" office:value="0.25" calcext:value-type="float">
            <text:p>0,25</text:p>
          </table:table-cell>
          <table:table-cell table:formula="of:=[.DJ3]-[.DJ13]" office:value-type="float" office:value="-89.5" calcext:value-type="float">
            <text:p>-89,5</text:p>
          </table:table-cell>
          <table:table-cell table:formula="of:=[.DK3]-[.DK13]" office:value-type="float" office:value="-66.25" calcext:value-type="float">
            <text:p>-66,25</text:p>
          </table:table-cell>
          <table:table-cell table:formula="of:=[.DL3]-[.DL13]" office:value-type="float" office:value="65.75" calcext:value-type="float">
            <text:p>65,75</text:p>
          </table:table-cell>
          <table:table-cell table:formula="of:=[.DM3]-[.DM13]" office:value-type="float" office:value="197.5" calcext:value-type="float">
            <text:p>197,5</text:p>
          </table:table-cell>
          <table:table-cell table:formula="of:=[.DN3]-[.DN13]" office:value-type="float" office:value="89.5" calcext:value-type="float">
            <text:p>89,5</text:p>
          </table:table-cell>
          <table:table-cell table:formula="of:=[.DO3]-[.DO13]" office:value-type="float" office:value="-47.75" calcext:value-type="float">
            <text:p>-47,75</text:p>
          </table:table-cell>
          <table:table-cell table:formula="of:=[.DP3]-[.DP13]" office:value-type="float" office:value="-92.75" calcext:value-type="float">
            <text:p>-92,75</text:p>
          </table:table-cell>
          <table:table-cell table:formula="of:=[.DQ3]-[.DQ13]" office:value-type="float" office:value="62.5" calcext:value-type="float">
            <text:p>62,5</text:p>
          </table:table-cell>
          <table:table-cell table:formula="of:=[.DR3]-[.DR13]" office:value-type="float" office:value="15.5" calcext:value-type="float">
            <text:p>15,5</text:p>
          </table:table-cell>
          <table:table-cell table:formula="of:=[.DS3]-[.DS13]" office:value-type="float" office:value="-79" calcext:value-type="float">
            <text:p>-79</text:p>
          </table:table-cell>
          <table:table-cell table:formula="of:=[.DT3]-[.DT13]" office:value-type="float" office:value="92" calcext:value-type="float">
            <text:p>92</text:p>
          </table:table-cell>
          <table:table-cell table:formula="of:=[.DU3]-[.DU13]" office:value-type="float" office:value="108" calcext:value-type="float">
            <text:p>108</text:p>
          </table:table-cell>
          <table:table-cell table:formula="of:=[.DV3]-[.DV13]" office:value-type="float" office:value="-200.25" calcext:value-type="float">
            <text:p>-200,25</text:p>
          </table:table-cell>
          <table:table-cell table:formula="of:=[.DW3]-[.DW13]" office:value-type="float" office:value="-247.25" calcext:value-type="float">
            <text:p>-247,25</text:p>
          </table:table-cell>
          <table:table-cell table:formula="of:=[.DX3]-[.DX13]" office:value-type="float" office:value="7" calcext:value-type="float">
            <text:p>7</text:p>
          </table:table-cell>
          <table:table-cell table:formula="of:=[.DY3]-[.DY13]" office:value-type="float" office:value="224" calcext:value-type="float">
            <text:p>224</text:p>
          </table:table-cell>
          <table:table-cell table:formula="of:=[.DZ3]-[.DZ13]" office:value-type="float" office:value="216.75" calcext:value-type="float">
            <text:p>216,75</text:p>
          </table:table-cell>
          <table:table-cell table:formula="of:=[.EA3]-[.EA13]" office:value-type="float" office:value="70.5" calcext:value-type="float">
            <text:p>70,5</text:p>
          </table:table-cell>
          <table:table-cell table:formula="of:=[.EB3]-[.EB13]" office:value-type="float" office:value="-0.5" calcext:value-type="float">
            <text:p>-0,5</text:p>
          </table:table-cell>
          <table:table-cell table:formula="of:=[.EC3]-[.EC13]" office:value-type="float" office:value="-31.75" calcext:value-type="float">
            <text:p>-31,75</text:p>
          </table:table-cell>
          <table:table-cell table:formula="of:=[.ED3]-[.ED13]" office:value-type="float" office:value="-35.75" calcext:value-type="float">
            <text:p>-35,75</text:p>
          </table:table-cell>
          <table:table-cell table:formula="of:=[.EE3]-[.EE13]" office:value-type="float" office:value="-20" calcext:value-type="float">
            <text:p>-20</text:p>
          </table:table-cell>
          <table:table-cell table:formula="of:=[.EF3]-[.EF13]" office:value-type="float" office:value="-103" calcext:value-type="float">
            <text:p>-103</text:p>
          </table:table-cell>
          <table:table-cell table:formula="of:=[.EG3]-[.EG13]" office:value-type="float" office:value="-129.5" calcext:value-type="float">
            <text:p>-129,5</text:p>
          </table:table-cell>
          <table:table-cell table:formula="of:=[.EH3]-[.EH13]" office:value-type="float" office:value="-6" calcext:value-type="float">
            <text:p>-6</text:p>
          </table:table-cell>
          <table:table-cell table:formula="of:=[.EI3]-[.EI13]" office:value-type="float" office:value="99.25" calcext:value-type="float">
            <text:p>99,25</text:p>
          </table:table-cell>
          <table:table-cell table:formula="of:=[.EJ3]-[.EJ13]" office:value-type="float" office:value="-42" calcext:value-type="float">
            <text:p>-42</text:p>
          </table:table-cell>
          <table:table-cell table:formula="of:=[.EK3]-[.EK13]" office:value-type="float" office:value="-275.25" calcext:value-type="float">
            <text:p>-275,25</text:p>
          </table:table-cell>
          <table:table-cell table:formula="of:=[.EL3]-[.EL13]" office:value-type="float" office:value="-187" calcext:value-type="float">
            <text:p>-187</text:p>
          </table:table-cell>
          <table:table-cell table:formula="of:=[.EM3]-[.EM13]" office:value-type="float" office:value="65.25" calcext:value-type="float">
            <text:p>65,25</text:p>
          </table:table-cell>
          <table:table-cell table:formula="of:=[.EN3]-[.EN13]" office:value-type="float" office:value="-56.5" calcext:value-type="float">
            <text:p>-56,5</text:p>
          </table:table-cell>
          <table:table-cell table:formula="of:=[.EO3]-[.EO13]" office:value-type="float" office:value="-134" calcext:value-type="float">
            <text:p>-134</text:p>
          </table:table-cell>
          <table:table-cell table:formula="of:=[.EP3]-[.EP13]" office:value-type="float" office:value="156.75" calcext:value-type="float">
            <text:p>156,75</text:p>
          </table:table-cell>
          <table:table-cell table:formula="of:=[.EQ3]-[.EQ13]" office:value-type="float" office:value="63" calcext:value-type="float">
            <text:p>63</text:p>
          </table:table-cell>
          <table:table-cell table:formula="of:=[.ER3]-[.ER13]" office:value-type="float" office:value="-25.25" calcext:value-type="float">
            <text:p>-25,25</text:p>
          </table:table-cell>
          <table:table-cell table:formula="of:=[.ES3]-[.ES13]" office:value-type="float" office:value="-144" calcext:value-type="float">
            <text:p>-144</text:p>
          </table:table-cell>
          <table:table-cell table:formula="of:=[.ET3]-[.ET13]" office:value-type="float" office:value="-194.5" calcext:value-type="float">
            <text:p>-194,5</text:p>
          </table:table-cell>
          <table:table-cell table:formula="of:=[.EU3]-[.EU13]" office:value-type="float" office:value="-4.75" calcext:value-type="float">
            <text:p>-4,75</text:p>
          </table:table-cell>
          <table:table-cell table:formula="of:=[.EV3]-[.EV13]" office:value-type="float" office:value="68.5" calcext:value-type="float">
            <text:p>68,5</text:p>
          </table:table-cell>
          <table:table-cell table:formula="of:=[.EW3]-[.EW13]" office:value-type="float" office:value="116.5" calcext:value-type="float">
            <text:p>116,5</text:p>
          </table:table-cell>
          <table:table-cell table:formula="of:=[.EX3]-[.EX13]" office:value-type="float" office:value="186.25" calcext:value-type="float">
            <text:p>186,25</text:p>
          </table:table-cell>
          <table:table-cell table:formula="of:=[.EY3]-[.EY13]" office:value-type="float" office:value="322.5" calcext:value-type="float">
            <text:p>322,5</text:p>
          </table:table-cell>
          <table:table-cell table:formula="of:=[.EZ3]-[.EZ13]" office:value-type="float" office:value="428.25" calcext:value-type="float">
            <text:p>428,25</text:p>
          </table:table-cell>
          <table:table-cell table:formula="of:=[.FA3]-[.FA13]" office:value-type="float" office:value="838.75" calcext:value-type="float">
            <text:p>838,75</text:p>
          </table:table-cell>
          <table:table-cell table:formula="of:=[.FB3]-[.FB13]" office:value-type="float" office:value="769.75" calcext:value-type="float">
            <text:p>769,75</text:p>
          </table:table-cell>
          <table:table-cell table:formula="of:=[.FC3]-[.FC13]" office:value-type="float" office:value="568.75" calcext:value-type="float">
            <text:p>568,75</text:p>
          </table:table-cell>
          <table:table-cell table:formula="of:=[.FD3]-[.FD13]" office:value-type="float" office:value="571" calcext:value-type="float">
            <text:p>571</text:p>
          </table:table-cell>
          <table:table-cell table:formula="of:=[.FE3]-[.FE13]" office:value-type="float" office:value="338.75" calcext:value-type="float">
            <text:p>338,75</text:p>
          </table:table-cell>
          <table:table-cell table:formula="of:=[.FF3]-[.FF13]" office:value-type="float" office:value="106.25" calcext:value-type="float">
            <text:p>106,25</text:p>
          </table:table-cell>
          <table:table-cell table:formula="of:=[.FG3]-[.FG13]" office:value-type="float" office:value="139" calcext:value-type="float">
            <text:p>139</text:p>
          </table:table-cell>
          <table:table-cell table:formula="of:=[.FH3]-[.FH13]" office:value-type="float" office:value="173.5" calcext:value-type="float">
            <text:p>173,5</text:p>
          </table:table-cell>
          <table:table-cell table:formula="of:=[.FI3]-[.FI13]" office:value-type="float" office:value="239.5" calcext:value-type="float">
            <text:p>239,5</text:p>
          </table:table-cell>
          <table:table-cell table:formula="of:=[.FJ3]-[.FJ13]" office:value-type="float" office:value="223.25" calcext:value-type="float">
            <text:p>223,25</text:p>
          </table:table-cell>
          <table:table-cell table:formula="of:=[.FK3]-[.FK13]" office:value-type="float" office:value="433" calcext:value-type="float">
            <text:p>433</text:p>
          </table:table-cell>
          <table:table-cell table:formula="of:=[.FL3]-[.FL13]" office:value-type="float" office:value="204.75" calcext:value-type="float">
            <text:p>204,75</text:p>
          </table:table-cell>
          <table:table-cell table:formula="of:=[.FM3]-[.FM13]" office:value-type="float" office:value="-93.5" calcext:value-type="float">
            <text:p>-93,5</text:p>
          </table:table-cell>
          <table:table-cell table:formula="of:=[.FN3]-[.FN13]" office:value-type="float" office:value="-76.5" calcext:value-type="float">
            <text:p>-76,5</text:p>
          </table:table-cell>
          <table:table-cell table:formula="of:=[.FO3]-[.FO13]" office:value-type="float" office:value="24.5" calcext:value-type="float">
            <text:p>24,5</text:p>
          </table:table-cell>
          <table:table-cell table:formula="of:=[.FP3]-[.FP13]" office:value-type="float" office:value="-7.25" calcext:value-type="float">
            <text:p>-7,25</text:p>
          </table:table-cell>
          <table:table-cell table:formula="of:=[.FQ3]-[.FQ13]" office:value-type="float" office:value="-136.25" calcext:value-type="float">
            <text:p>-136,25</text:p>
          </table:table-cell>
          <table:table-cell table:formula="of:=[.FR3]-[.FR13]" office:value-type="float" office:value="-25" calcext:value-type="float">
            <text:p>-25</text:p>
          </table:table-cell>
          <table:table-cell table:formula="of:=[.FS3]-[.FS13]" office:value-type="float" office:value="57.25" calcext:value-type="float">
            <text:p>57,25</text:p>
          </table:table-cell>
          <table:table-cell table:formula="of:=[.FT3]-[.FT13]" office:value-type="float" office:value="-78.5" calcext:value-type="float">
            <text:p>-78,5</text:p>
          </table:table-cell>
          <table:table-cell table:formula="of:=[.FU3]-[.FU13]" office:value-type="float" office:value="-44.75" calcext:value-type="float">
            <text:p>-44,75</text:p>
          </table:table-cell>
          <table:table-cell table:formula="of:=[.FV3]-[.FV13]" office:value-type="float" office:value="145" calcext:value-type="float">
            <text:p>145</text:p>
          </table:table-cell>
          <table:table-cell table:formula="of:=[.FW3]-[.FW13]" office:value-type="float" office:value="154.25" calcext:value-type="float">
            <text:p>154,25</text:p>
          </table:table-cell>
          <table:table-cell table:formula="of:=[.FX3]-[.FX13]" office:value-type="float" office:value="167.5" calcext:value-type="float">
            <text:p>167,5</text:p>
          </table:table-cell>
          <table:table-cell table:formula="of:=[.FY3]-[.FY13]" office:value-type="float" office:value="168.25" calcext:value-type="float">
            <text:p>168,25</text:p>
          </table:table-cell>
          <table:table-cell table:formula="of:=[.FZ3]-[.FZ13]" office:value-type="float" office:value="91.25" calcext:value-type="float">
            <text:p>91,25</text:p>
          </table:table-cell>
          <table:table-cell table:formula="of:=[.GA3]-[.GA13]" office:value-type="float" office:value="11.75" calcext:value-type="float">
            <text:p>11,75</text:p>
          </table:table-cell>
          <table:table-cell table:formula="of:=[.GB3]-[.GB13]" office:value-type="float" office:value="132.25" calcext:value-type="float">
            <text:p>132,25</text:p>
          </table:table-cell>
          <table:table-cell table:formula="of:=[.GC3]-[.GC13]" office:value-type="float" office:value="170" calcext:value-type="float">
            <text:p>170</text:p>
          </table:table-cell>
          <table:table-cell table:formula="of:=[.GD3]-[.GD13]" office:value-type="float" office:value="224" calcext:value-type="float">
            <text:p>224</text:p>
          </table:table-cell>
          <table:table-cell table:formula="of:=[.GE3]-[.GE13]" office:value-type="float" office:value="252.25" calcext:value-type="float">
            <text:p>252,25</text:p>
          </table:table-cell>
          <table:table-cell table:formula="of:=[.GF3]-[.GF13]" office:value-type="float" office:value="175" calcext:value-type="float">
            <text:p>175</text:p>
          </table:table-cell>
          <table:table-cell table:formula="of:=[.GG3]-[.GG13]" office:value-type="float" office:value="65.75" calcext:value-type="float">
            <text:p>65,75</text:p>
          </table:table-cell>
          <table:table-cell table:formula="of:=[.GH3]-[.GH13]" office:value-type="float" office:value="-94.75" calcext:value-type="float">
            <text:p>-94,75</text:p>
          </table:table-cell>
          <table:table-cell table:formula="of:=[.GI3]-[.GI13]" office:value-type="float" office:value="133" calcext:value-type="float">
            <text:p>133</text:p>
          </table:table-cell>
          <table:table-cell table:formula="of:=[.GJ3]-[.GJ13]" office:value-type="float" office:value="376.5" calcext:value-type="float">
            <text:p>376,5</text:p>
          </table:table-cell>
          <table:table-cell table:formula="of:=[.GK3]-[.GK13]" office:value-type="float" office:value="246.75" calcext:value-type="float">
            <text:p>246,75</text:p>
          </table:table-cell>
          <table:table-cell table:formula="of:=[.GL3]-[.GL13]" office:value-type="float" office:value="238" calcext:value-type="float">
            <text:p>238</text:p>
          </table:table-cell>
          <table:table-cell table:formula="of:=[.GM3]-[.GM13]" office:value-type="float" office:value="100" calcext:value-type="float">
            <text:p>100</text:p>
          </table:table-cell>
          <table:table-cell table:formula="of:=[.GN3]-[.GN13]" office:value-type="float" office:value="119.5" calcext:value-type="float">
            <text:p>119,5</text:p>
          </table:table-cell>
          <table:table-cell table:formula="of:=[.GO3]-[.GO13]" office:value-type="float" office:value="26.25" calcext:value-type="float">
            <text:p>26,25</text:p>
          </table:table-cell>
          <table:table-cell table:formula="of:=[.GP3]-[.GP13]" office:value-type="float" office:value="109.75" calcext:value-type="float">
            <text:p>109,75</text:p>
          </table:table-cell>
          <table:table-cell table:formula="of:=[.GQ3]-[.GQ13]" office:value-type="float" office:value="208.5" calcext:value-type="float">
            <text:p>208,5</text:p>
          </table:table-cell>
          <table:table-cell table:formula="of:=[.GR3]-[.GR13]" office:value-type="float" office:value="240.75" calcext:value-type="float">
            <text:p>240,75</text:p>
          </table:table-cell>
          <table:table-cell table:formula="of:=[.GS3]-[.GS13]" office:value-type="float" office:value="156" calcext:value-type="float">
            <text:p>156</text:p>
          </table:table-cell>
          <table:table-cell table:formula="of:=[.GT3]-[.GT13]" office:value-type="float" office:value="236.25" calcext:value-type="float">
            <text:p>236,25</text:p>
          </table:table-cell>
          <table:table-cell table:formula="of:=[.GU3]-[.GU13]" office:value-type="float" office:value="45.5" calcext:value-type="float">
            <text:p>45,5</text:p>
          </table:table-cell>
          <table:table-cell table:formula="of:=[.GV3]-[.GV13]" office:value-type="float" office:value="-87" calcext:value-type="float">
            <text:p>-87</text:p>
          </table:table-cell>
          <table:table-cell table:formula="of:=[.GW3]-[.GW13]" office:value-type="float" office:value="137.5" calcext:value-type="float">
            <text:p>137,5</text:p>
          </table:table-cell>
          <table:table-cell table:formula="of:=[.GX3]-[.GX13]" office:value-type="float" office:value="184.5" calcext:value-type="float">
            <text:p>184,5</text:p>
          </table:table-cell>
          <table:table-cell table:formula="of:=[.GY3]-[.GY13]" office:value-type="float" office:value="141.25" calcext:value-type="float">
            <text:p>141,25</text:p>
          </table:table-cell>
          <table:table-cell table:formula="of:=[.GZ3]-[.GZ13]" office:value-type="float" office:value="253.25" calcext:value-type="float">
            <text:p>253,25</text:p>
          </table:table-cell>
          <table:table-cell table:formula="of:=[.HA3]-[.HA13]" office:value-type="float" office:value="143.5" calcext:value-type="float">
            <text:p>143,5</text:p>
          </table:table-cell>
          <table:table-cell table:formula="of:=[.HB3]-[.HB13]" office:value-type="float" office:value="172" calcext:value-type="float">
            <text:p>172</text:p>
          </table:table-cell>
          <table:table-cell table:formula="of:=[.HC3]-[.HC13]" office:value-type="float" office:value="40.25" calcext:value-type="float">
            <text:p>40,25</text:p>
          </table:table-cell>
          <table:table-cell table:formula="of:=[.HD3]-[.HD13]" office:value-type="float" office:value="40.75" calcext:value-type="float">
            <text:p>40,75</text:p>
          </table:table-cell>
          <table:table-cell table:formula="of:=[.HE3]-[.HE13]" office:value-type="float" office:value="137.25" calcext:value-type="float">
            <text:p>137,25</text:p>
          </table:table-cell>
          <table:table-cell table:formula="of:=[.HF3]-[.HF13]" office:value-type="float" office:value="171" calcext:value-type="float">
            <text:p>171</text:p>
          </table:table-cell>
          <table:table-cell table:formula="of:=[.HG3]-[.HG13]" office:value-type="float" office:value="80.75" calcext:value-type="float">
            <text:p>80,75</text:p>
          </table:table-cell>
          <table:table-cell table:formula="of:=[.HH3]-[.HH13]" office:value-type="float" office:value="199" calcext:value-type="float">
            <text:p>199</text:p>
          </table:table-cell>
          <table:table-cell table:formula="of:=[.HI3]-[.HI13]" office:value-type="float" office:value="50.75" calcext:value-type="float">
            <text:p>50,75</text:p>
          </table:table-cell>
          <table:table-cell table:formula="of:=[.HJ3]-[.HJ13]" office:value-type="float" office:value="-174.5" calcext:value-type="float">
            <text:p>-174,5</text:p>
          </table:table-cell>
          <table:table-cell table:formula="of:=[.HK3]-[.HK13]" office:value-type="float" office:value="-12.25" calcext:value-type="float">
            <text:p>-12,25</text:p>
          </table:table-cell>
          <table:table-cell table:formula="of:=[.HL3]-[.HL13]" office:value-type="float" office:value="-27" calcext:value-type="float">
            <text:p>-27</text:p>
          </table:table-cell>
          <table:table-cell table:formula="of:=[.HM3]-[.HM13]" office:value-type="float" office:value="50.25" calcext:value-type="float">
            <text:p>50,25</text:p>
          </table:table-cell>
          <table:table-cell table:formula="of:=[.HN3]-[.HN13]" office:value-type="float" office:value="12.75" calcext:value-type="float">
            <text:p>12,75</text:p>
          </table:table-cell>
          <table:table-cell table:formula="of:=[.HO3]-[.HO13]" office:value-type="float" office:value="103" calcext:value-type="float">
            <text:p>103</text:p>
          </table:table-cell>
          <table:table-cell table:formula="of:=[.HP3]-[.HP13]" office:value-type="float" office:value="113.5" calcext:value-type="float">
            <text:p>113,5</text:p>
          </table:table-cell>
          <table:table-cell table:formula="of:=[.HQ3]-[.HQ13]" office:value-type="float" office:value="-34" calcext:value-type="float">
            <text:p>-34</text:p>
          </table:table-cell>
          <table:table-cell table:formula="of:=[.HR3]-[.HR13]" office:value-type="float" office:value="109.75" calcext:value-type="float">
            <text:p>109,75</text:p>
          </table:table-cell>
          <table:table-cell table:formula="of:=[.HS3]-[.HS13]" office:value-type="float" office:value="169.25" calcext:value-type="float">
            <text:p>169,25</text:p>
          </table:table-cell>
          <table:table-cell table:formula="of:=[.HT3]-[.HT13]" office:value-type="float" office:value="302.75" calcext:value-type="float">
            <text:p>302,75</text:p>
          </table:table-cell>
          <table:table-cell table:formula="of:=[.HU3]-[.HU13]" office:value-type="float" office:value="351.75" calcext:value-type="float">
            <text:p>351,75</text:p>
          </table:table-cell>
          <table:table-cell table:formula="of:=[.HV3]-[.HV13]" office:value-type="float" office:value="295.25" calcext:value-type="float">
            <text:p>295,25</text:p>
          </table:table-cell>
          <table:table-cell table:formula="of:=[.HW3]-[.HW13]" office:value-type="float" office:value="68.5" calcext:value-type="float">
            <text:p>68,5</text:p>
          </table:table-cell>
          <table:table-cell table:formula="of:=[.HX3]-[.HX13]" office:value-type="float" office:value="166.25" calcext:value-type="float">
            <text:p>166,25</text:p>
          </table:table-cell>
          <table:table-cell table:formula="of:=[.HY3]-[.HY13]" office:value-type="float" office:value="106" calcext:value-type="float">
            <text:p>106</text:p>
          </table:table-cell>
          <table:table-cell table:formula="of:=[.HZ3]-[.HZ13]" office:value-type="float" office:value="107.5" calcext:value-type="float">
            <text:p>107,5</text:p>
          </table:table-cell>
          <table:table-cell table:formula="of:=[.IA3]-[.IA13]" office:value-type="float" office:value="161.25" calcext:value-type="float">
            <text:p>161,25</text:p>
          </table:table-cell>
          <table:table-cell table:formula="of:=[.IB3]-[.IB13]" office:value-type="float" office:value="184" calcext:value-type="float">
            <text:p>184</text:p>
          </table:table-cell>
          <table:table-cell table:formula="of:=[.IC3]-[.IC13]" office:value-type="float" office:value="377.75" calcext:value-type="float">
            <text:p>377,75</text:p>
          </table:table-cell>
          <table:table-cell table:formula="of:=[.ID3]-[.ID13]" office:value-type="float" office:value="332" calcext:value-type="float">
            <text:p>332</text:p>
          </table:table-cell>
          <table:table-cell table:formula="of:=[.IE3]-[.IE13]" office:value-type="float" office:value="244.25" calcext:value-type="float">
            <text:p>244,25</text:p>
          </table:table-cell>
          <table:table-cell table:formula="of:=[.IF3]-[.IF13]" office:value-type="float" office:value="378" calcext:value-type="float">
            <text:p>378</text:p>
          </table:table-cell>
          <table:table-cell table:formula="of:=[.IG3]-[.IG13]" office:value-type="float" office:value="249.25" calcext:value-type="float">
            <text:p>249,25</text:p>
          </table:table-cell>
          <table:table-cell table:formula="of:=[.IH3]-[.IH13]" office:value-type="float" office:value="217.25" calcext:value-type="float">
            <text:p>217,25</text:p>
          </table:table-cell>
          <table:table-cell table:formula="of:=[.II3]-[.II13]" office:value-type="float" office:value="153.75" calcext:value-type="float">
            <text:p>153,75</text:p>
          </table:table-cell>
          <table:table-cell table:formula="of:=[.IJ3]-[.IJ13]" office:value-type="float" office:value="212.75" calcext:value-type="float">
            <text:p>212,75</text:p>
          </table:table-cell>
          <table:table-cell table:formula="of:=[.IK3]-[.IK13]" office:value-type="float" office:value="214" calcext:value-type="float">
            <text:p>214</text:p>
          </table:table-cell>
          <table:table-cell table:formula="of:=[.IL3]-[.IL13]" office:value-type="float" office:value="69.75" calcext:value-type="float">
            <text:p>69,75</text:p>
          </table:table-cell>
          <table:table-cell table:formula="of:=[.IM3]-[.IM13]" office:value-type="float" office:value="269.5" calcext:value-type="float">
            <text:p>269,5</text:p>
          </table:table-cell>
          <table:table-cell table:formula="of:=[.IN3]-[.IN13]" office:value-type="float" office:value="306" calcext:value-type="float">
            <text:p>306</text:p>
          </table:table-cell>
          <table:table-cell table:formula="of:=[.IO3]-[.IO13]" office:value-type="float" office:value="219" calcext:value-type="float">
            <text:p>219</text:p>
          </table:table-cell>
          <table:table-cell table:formula="of:=[.IP3]-[.IP13]" office:value-type="float" office:value="320" calcext:value-type="float">
            <text:p>320</text:p>
          </table:table-cell>
          <table:table-cell table:formula="of:=[.IQ3]-[.IQ13]" office:value-type="float" office:value="304.5" calcext:value-type="float">
            <text:p>304,5</text:p>
          </table:table-cell>
          <table:table-cell table:formula="of:=[.IR3]-[.IR13]" office:value-type="float" office:value="370.5" calcext:value-type="float">
            <text:p>370,5</text:p>
          </table:table-cell>
          <table:table-cell table:formula="of:=[.IS3]-[.IS13]" office:value-type="float" office:value="280.25" calcext:value-type="float">
            <text:p>280,25</text:p>
          </table:table-cell>
          <table:table-cell table:formula="of:=[.IT3]-[.IT13]" office:value-type="float" office:value="272.75" calcext:value-type="float">
            <text:p>272,75</text:p>
          </table:table-cell>
          <table:table-cell table:formula="of:=[.IU3]-[.IU13]" office:value-type="float" office:value="484.5" calcext:value-type="float">
            <text:p>484,5</text:p>
          </table:table-cell>
          <table:table-cell table:formula="of:=[.IV3]-[.IV13]" office:value-type="float" office:value="285.25" calcext:value-type="float">
            <text:p>285,25</text:p>
          </table:table-cell>
          <table:table-cell table:formula="of:=[.IW3]-[.IW13]" office:value-type="float" office:value="219.5" calcext:value-type="float">
            <text:p>219,5</text:p>
          </table:table-cell>
          <table:table-cell table:formula="of:=[.IX3]-[.IX13]" office:value-type="float" office:value="317" calcext:value-type="float">
            <text:p>317</text:p>
          </table:table-cell>
          <table:table-cell table:formula="of:=[.IY3]-[.IY13]" office:value-type="float" office:value="286.25" calcext:value-type="float">
            <text:p>286,25</text:p>
          </table:table-cell>
          <table:table-cell table:formula="of:=[.IZ3]-[.IZ13]" office:value-type="float" office:value="266.5" calcext:value-type="float">
            <text:p>266,5</text:p>
          </table:table-cell>
          <table:table-cell table:formula="of:=[.JA3]-[.JA13]" office:value-type="float" office:value="474.25" calcext:value-type="float">
            <text:p>474,25</text:p>
          </table:table-cell>
          <table:table-cell table:formula="of:=[.JB3]-[.JB13]" office:value-type="float" office:value="528.75" calcext:value-type="float">
            <text:p>528,75</text:p>
          </table:table-cell>
          <table:table-cell table:formula="of:=[.JC3]-[.JC13]" office:value-type="float" office:value="520.25" calcext:value-type="float">
            <text:p>520,25</text:p>
          </table:table-cell>
          <table:table-cell table:formula="of:=[.JD3]-[.JD13]" office:value-type="float" office:value="493.25" calcext:value-type="float">
            <text:p>493,25</text:p>
          </table:table-cell>
          <table:table-cell table:formula="of:=[.JE3]-[.JE13]" office:value-type="float" office:value="507.75" calcext:value-type="float">
            <text:p>507,75</text:p>
          </table:table-cell>
          <table:table-cell table:formula="of:=[.JF3]-[.JF13]" office:value-type="float" office:value="430" calcext:value-type="float">
            <text:p>430</text:p>
          </table:table-cell>
          <table:table-cell table:formula="of:=[.JG3]-[.JG13]" office:value-type="float" office:value="326.5" calcext:value-type="float">
            <text:p>326,5</text:p>
          </table:table-cell>
          <table:table-cell table:formula="of:=[.JH3]-[.JH13]" office:value-type="float" office:value="481.5" calcext:value-type="float">
            <text:p>481,5</text:p>
          </table:table-cell>
          <table:table-cell table:formula="of:=[.JI3]-[.JI13]" office:value-type="float" office:value="691.5" calcext:value-type="float">
            <text:p>691,5</text:p>
          </table:table-cell>
          <table:table-cell table:formula="of:=[.JJ3]-[.JJ13]" office:value-type="float" office:value="524.75" calcext:value-type="float">
            <text:p>524,75</text:p>
          </table:table-cell>
          <table:table-cell table:formula="of:=[.JK3]-[.JK13]" office:value-type="float" office:value="657.25" calcext:value-type="float">
            <text:p>657,25</text:p>
          </table:table-cell>
          <table:table-cell table:formula="of:=[.JL3]-[.JL13]" office:value-type="float" office:value="750.5" calcext:value-type="float">
            <text:p>750,5</text:p>
          </table:table-cell>
          <table:table-cell table:formula="of:=[.JM3]-[.JM13]" office:value-type="float" office:value="697.75" calcext:value-type="float">
            <text:p>697,75</text:p>
          </table:table-cell>
          <table:table-cell table:formula="of:=[.JN3]-[.JN13]" office:value-type="float" office:value="471.25" calcext:value-type="float">
            <text:p>471,25</text:p>
          </table:table-cell>
          <table:table-cell table:formula="of:=[.JO3]-[.JO13]" office:value-type="float" office:value="675.25" calcext:value-type="float">
            <text:p>675,25</text:p>
          </table:table-cell>
          <table:table-cell table:formula="of:=[.JP3]-[.JP13]" office:value-type="float" office:value="712" calcext:value-type="float">
            <text:p>712</text:p>
          </table:table-cell>
          <table:table-cell table:formula="of:=[.JQ3]-[.JQ13]" office:value-type="float" office:value="697.75" calcext:value-type="float">
            <text:p>697,75</text:p>
          </table:table-cell>
          <table:table-cell table:formula="of:=[.JR3]-[.JR13]" office:value-type="float" office:value="790" calcext:value-type="float">
            <text:p>790</text:p>
          </table:table-cell>
          <table:table-cell table:formula="of:=[.JS3]-[.JS13]" office:value-type="float" office:value="870.75" calcext:value-type="float">
            <text:p>870,75</text:p>
          </table:table-cell>
          <table:table-cell table:formula="of:=[.JT3]-[.JT13]" office:value-type="float" office:value="718.25" calcext:value-type="float">
            <text:p>718,25</text:p>
          </table:table-cell>
          <table:table-cell table:formula="of:=[.JU3]-[.JU13]" office:value-type="float" office:value="743.5" calcext:value-type="float">
            <text:p>743,5</text:p>
          </table:table-cell>
          <table:table-cell table:formula="of:=[.JV3]-[.JV13]" office:value-type="float" office:value="814" calcext:value-type="float">
            <text:p>814</text:p>
          </table:table-cell>
          <table:table-cell table:formula="of:=[.JW3]-[.JW13]" office:value-type="float" office:value="838.25" calcext:value-type="float">
            <text:p>838,25</text:p>
          </table:table-cell>
          <table:table-cell table:formula="of:=[.JX3]-[.JX13]" office:value-type="float" office:value="970" calcext:value-type="float">
            <text:p>970</text:p>
          </table:table-cell>
          <table:table-cell table:formula="of:=[.JY3]-[.JY13]" office:value-type="float" office:value="965.5" calcext:value-type="float">
            <text:p>965,5</text:p>
          </table:table-cell>
          <table:table-cell table:formula="of:=[.JZ3]-[.JZ13]" office:value-type="float" office:value="933.75" calcext:value-type="float">
            <text:p>933,75</text:p>
          </table:table-cell>
          <table:table-cell table:formula="of:=[.KA3]-[.KA13]" office:value-type="float" office:value="788.25" calcext:value-type="float">
            <text:p>788,25</text:p>
          </table:table-cell>
          <table:table-cell table:formula="of:=[.KB3]-[.KB13]" office:value-type="float" office:value="666" calcext:value-type="float">
            <text:p>666</text:p>
          </table:table-cell>
          <table:table-cell table:formula="of:=[.KC3]-[.KC13]" office:value-type="float" office:value="916" calcext:value-type="float">
            <text:p>916</text:p>
          </table:table-cell>
          <table:table-cell table:formula="of:=[.KD3]-[.KD13]" office:value-type="float" office:value="1017.25" calcext:value-type="float">
            <text:p>1017,25</text:p>
          </table:table-cell>
          <table:table-cell table:formula="of:=[.KE3]-[.KE13]" office:value-type="float" office:value="1158.25" calcext:value-type="float">
            <text:p>1158,25</text:p>
          </table:table-cell>
          <table:table-cell table:formula="of:=[.KF3]-[.KF13]" office:value-type="float" office:value="902" calcext:value-type="float">
            <text:p>902</text:p>
          </table:table-cell>
          <table:table-cell table:formula="of:=[.KG3]-[.KG13]" office:value-type="float" office:value="981" calcext:value-type="float">
            <text:p>981</text:p>
          </table:table-cell>
          <table:table-cell table:formula="of:=[.KH3]-[.KH13]" office:value-type="float" office:value="849.75" calcext:value-type="float">
            <text:p>849,75</text:p>
          </table:table-cell>
          <table:table-cell table:formula="of:=[.KI3]-[.KI13]" office:value-type="float" office:value="885.75" calcext:value-type="float">
            <text:p>885,75</text:p>
          </table:table-cell>
          <table:table-cell table:formula="of:=[.KJ3]-[.KJ13]" office:value-type="float" office:value="1181.5" calcext:value-type="float">
            <text:p>1181,5</text:p>
          </table:table-cell>
          <table:table-cell table:formula="of:=[.KK3]-[.KK13]" office:value-type="float" office:value="1137.75" calcext:value-type="float">
            <text:p>1137,75</text:p>
          </table:table-cell>
          <table:table-cell table:formula="of:=[.KL3]-[.KL13]" office:value-type="float" office:value="1119.25" calcext:value-type="float">
            <text:p>1119,25</text:p>
          </table:table-cell>
          <table:table-cell table:formula="of:=[.KM3]-[.KM13]" office:value-type="float" office:value="846" calcext:value-type="float">
            <text:p>846</text:p>
          </table:table-cell>
          <table:table-cell table:formula="of:=[.KN3]-[.B13]" office:value-type="float" office:value="465.75" calcext:value-type="float">
            <text:p>465,75</text:p>
          </table:table-cell>
          <table:table-cell table:formula="of:=[.KO3]-[.C13]" office:value-type="float" office:value="517.25" calcext:value-type="float">
            <text:p>517,25</text:p>
          </table:table-cell>
          <table:table-cell table:formula="of:=[.KP3]-[.D13]" office:value-type="float" office:value="429" calcext:value-type="float">
            <text:p>429</text:p>
          </table:table-cell>
          <table:table-cell table:formula="of:=[.KQ3]-[.E13]" office:value-type="float" office:value="742.75" calcext:value-type="float">
            <text:p>742,75</text:p>
          </table:table-cell>
          <table:table-cell table:formula="of:=[.KR3]-[.F13]" office:value-type="float" office:value="579.75" calcext:value-type="float">
            <text:p>579,75</text:p>
          </table:table-cell>
          <table:table-cell table:formula="of:=[.KS3]-[.G13]" office:value-type="float" office:value="655.5" calcext:value-type="float">
            <text:p>655,5</text:p>
          </table:table-cell>
          <table:table-cell table:formula="of:=[.KT3]-[.H13]" office:value-type="float" office:value="620.75" calcext:value-type="float">
            <text:p>620,75</text:p>
          </table:table-cell>
          <table:table-cell table:formula="of:=[.KU3]-[.I13]" office:value-type="float" office:value="603.25" calcext:value-type="float">
            <text:p>603,25</text:p>
          </table:table-cell>
          <table:table-cell table:formula="of:=[.KV3]-[.J13]" office:value-type="float" office:value="557.25" calcext:value-type="float">
            <text:p>557,25</text:p>
          </table:table-cell>
          <table:table-cell table:formula="of:=[.KW3]-[.K13]" office:value-type="float" office:value="490.25" calcext:value-type="float">
            <text:p>490,25</text:p>
          </table:table-cell>
          <table:table-cell table:formula="of:=[.KX3]-[.L13]" office:value-type="float" office:value="707.75" calcext:value-type="float">
            <text:p>707,75</text:p>
          </table:table-cell>
          <table:table-cell table:formula="of:=[.KY3]-[.M13]" office:value-type="float" office:value="739.75" calcext:value-type="float">
            <text:p>739,75</text:p>
          </table:table-cell>
          <table:table-cell table:formula="of:=[.KZ3]-[.N13]" office:value-type="float" office:value="623" calcext:value-type="float">
            <text:p>623</text:p>
          </table:table-cell>
          <table:table-cell table:formula="of:=[.LA3]-[.O13]" office:value-type="float" office:value="710" calcext:value-type="float">
            <text:p>710</text:p>
          </table:table-cell>
          <table:table-cell table:formula="of:=[.LB3]-[.P13]" office:value-type="float" office:value="686.75" calcext:value-type="float">
            <text:p>686,75</text:p>
          </table:table-cell>
          <table:table-cell table:formula="of:=[.LC3]-[.Q13]" office:value-type="float" office:value="564.75" calcext:value-type="float">
            <text:p>564,75</text:p>
          </table:table-cell>
          <table:table-cell table:formula="of:=[.LD3]-[.R13]" office:value-type="float" office:value="543" calcext:value-type="float">
            <text:p>543</text:p>
          </table:table-cell>
          <table:table-cell table:formula="of:=[.LE3]-[.S13]" office:value-type="float" office:value="847.5" calcext:value-type="float">
            <text:p>847,5</text:p>
          </table:table-cell>
          <table:table-cell table:formula="of:=[.LF3]-[.T13]" office:value-type="float" office:value="802.75" calcext:value-type="float">
            <text:p>802,75</text:p>
          </table:table-cell>
          <table:table-cell table:formula="of:=[.U3]-[.U13]" office:value-type="float" office:value="216.25" calcext:value-type="float">
            <text:p>216,25</text:p>
          </table:table-cell>
          <table:table-cell table:formula="of:=[.V3]-[.V13]" office:value-type="float" office:value="-155.25" calcext:value-type="float">
            <text:p>-155,25</text:p>
          </table:table-cell>
          <table:table-cell table:formula="of:=[.W3]-[.W13]" office:value-type="float" office:value="201.75" calcext:value-type="float">
            <text:p>201,75</text:p>
          </table:table-cell>
          <table:table-cell table:formula="of:=[.X3]-[.X13]" office:value-type="float" office:value="272.5" calcext:value-type="float">
            <text:p>272,5</text:p>
          </table:table-cell>
          <table:table-cell table:formula="of:=[.Y3]-[.Y13]" office:value-type="float" office:value="334.25" calcext:value-type="float">
            <text:p>334,25</text:p>
          </table:table-cell>
          <table:table-cell table:formula="of:=[.Z3]-[.Z13]" office:value-type="float" office:value="428" calcext:value-type="float">
            <text:p>428</text:p>
          </table:table-cell>
          <table:table-cell table:formula="of:=[.AA3]-[.AA13]" office:value-type="float" office:value="259.25" calcext:value-type="float">
            <text:p>259,25</text:p>
          </table:table-cell>
          <table:table-cell table:formula="of:=[.AB3]-[.AB13]" office:value-type="float" office:value="209" calcext:value-type="float">
            <text:p>209</text:p>
          </table:table-cell>
          <table:table-cell table:formula="of:=[.AC3]-[.AC13]" office:value-type="float" office:value="149.75" calcext:value-type="float">
            <text:p>149,75</text:p>
          </table:table-cell>
          <table:table-cell table:formula="of:=[.AD3]-[.AD13]" office:value-type="float" office:value="425.75" calcext:value-type="float">
            <text:p>425,75</text:p>
          </table:table-cell>
          <table:table-cell table:formula="of:=[.AE3]-[.AE13]" office:value-type="float" office:value="478" calcext:value-type="float">
            <text:p>478</text:p>
          </table:table-cell>
          <table:table-cell table:formula="of:=[.AF3]-[.AF13]" office:value-type="float" office:value="525" calcext:value-type="float">
            <text:p>525</text:p>
          </table:table-cell>
          <table:table-cell table:formula="of:=[.AG3]-[.AG13]" office:value-type="float" office:value="411.75" calcext:value-type="float">
            <text:p>411,75</text:p>
          </table:table-cell>
          <table:table-cell table:formula="of:=[.AH3]-[.AH13]" office:value-type="float" office:value="146" calcext:value-type="float">
            <text:p>146</text:p>
          </table:table-cell>
          <table:table-cell table:formula="of:=[.AI3]-[.AI13]" office:value-type="float" office:value="225.25" calcext:value-type="float">
            <text:p>225,25</text:p>
          </table:table-cell>
          <table:table-cell table:formula="of:=[.AJ3]-[.AJ13]" office:value-type="float" office:value="149" calcext:value-type="float">
            <text:p>149</text:p>
          </table:table-cell>
          <table:table-cell table:formula="of:=[.AK3]-[.AK13]" office:value-type="float" office:value="89" calcext:value-type="float">
            <text:p>89</text:p>
          </table:table-cell>
          <table:table-cell table:formula="of:=[.AL3]-[.AL13]" office:value-type="float" office:value="259.5" calcext:value-type="float">
            <text:p>259,5</text:p>
          </table:table-cell>
          <table:table-cell table:formula="of:=[.AM3]-[.AM13]" office:value-type="float" office:value="196.5" calcext:value-type="float">
            <text:p>196,5</text:p>
          </table:table-cell>
          <table:table-cell table:formula="of:=[.AN3]-[.AN13]" office:value-type="float" office:value="344.75" calcext:value-type="float">
            <text:p>344,75</text:p>
          </table:table-cell>
          <table:table-cell table:formula="of:=[.AO3]-[.AO13]" office:value-type="float" office:value="439.75" calcext:value-type="float">
            <text:p>439,75</text:p>
          </table:table-cell>
          <table:table-cell table:formula="of:=[.AP3]-[.AP13]" office:value-type="float" office:value="219.5" calcext:value-type="float">
            <text:p>219,5</text:p>
          </table:table-cell>
          <table:table-cell table:formula="of:=[.AQ3]-[.AQ13]" office:value-type="float" office:value="221" calcext:value-type="float">
            <text:p>221</text:p>
          </table:table-cell>
          <table:table-cell table:formula="of:=[.AR3]-[.AR13]" office:value-type="float" office:value="151" calcext:value-type="float">
            <text:p>151</text:p>
          </table:table-cell>
          <table:table-cell table:formula="of:=[.AS3]-[.AS13]" office:value-type="float" office:value="292.75" calcext:value-type="float">
            <text:p>292,75</text:p>
          </table:table-cell>
          <table:table-cell table:formula="of:=[.AT3]-[.AT13]" office:value-type="float" office:value="242.75" calcext:value-type="float">
            <text:p>242,75</text:p>
          </table:table-cell>
          <table:table-cell table:formula="of:=[.AU3]-[.AU13]" office:value-type="float" office:value="237.25" calcext:value-type="float">
            <text:p>237,25</text:p>
          </table:table-cell>
          <table:table-cell table:formula="of:=[.AV3]-[.AV13]" office:value-type="float" office:value="218.5" calcext:value-type="float">
            <text:p>218,5</text:p>
          </table:table-cell>
          <table:table-cell table:formula="of:=[.AW3]-[.AW13]" office:value-type="float" office:value="7.75" calcext:value-type="float">
            <text:p>7,75</text:p>
          </table:table-cell>
          <table:table-cell table:formula="of:=[.AX3]-[.AX13]" office:value-type="float" office:value="-34" calcext:value-type="float">
            <text:p>-34</text:p>
          </table:table-cell>
          <table:table-cell table:formula="of:=[.AY3]-[.AY13]" office:value-type="float" office:value="156.25" calcext:value-type="float">
            <text:p>156,25</text:p>
          </table:table-cell>
          <table:table-cell table:formula="of:=[.AZ3]-[.AZ13]" office:value-type="float" office:value="119.5" calcext:value-type="float">
            <text:p>119,5</text:p>
          </table:table-cell>
          <table:table-cell table:formula="of:=[.BA3]-[.BA13]" office:value-type="float" office:value="375.25" calcext:value-type="float">
            <text:p>375,25</text:p>
          </table:table-cell>
          <table:table-cell table:formula="of:=[.BB3]-[.BB13]" office:value-type="float" office:value="221" calcext:value-type="float">
            <text:p>221</text:p>
          </table:table-cell>
          <table:table-cell table:formula="of:=[.BC3]-[.BC13]" office:value-type="float" office:value="66" calcext:value-type="float">
            <text:p>66</text:p>
          </table:table-cell>
          <table:table-cell table:formula="of:=[.BD3]-[.BD13]" office:value-type="float" office:value="-25.75" calcext:value-type="float">
            <text:p>-25,75</text:p>
          </table:table-cell>
          <table:table-cell table:formula="of:=[.BE3]-[.BE13]" office:value-type="float" office:value="-131.75" calcext:value-type="float">
            <text:p>-131,75</text:p>
          </table:table-cell>
          <table:table-cell table:formula="of:=[.BF3]-[.BF13]" office:value-type="float" office:value="70.5" calcext:value-type="float">
            <text:p>70,5</text:p>
          </table:table-cell>
          <table:table-cell table:formula="of:=[.BG3]-[.BG13]" office:value-type="float" office:value="153.75" calcext:value-type="float">
            <text:p>153,75</text:p>
          </table:table-cell>
          <table:table-cell table:formula="of:=[.BH3]-[.BH13]" office:value-type="float" office:value="159.75" calcext:value-type="float">
            <text:p>159,75</text:p>
          </table:table-cell>
          <table:table-cell table:formula="of:=[.BI3]-[.BI13]" office:value-type="float" office:value="117.5" calcext:value-type="float">
            <text:p>117,5</text:p>
          </table:table-cell>
          <table:table-cell table:formula="of:=[.BJ3]-[.BJ13]" office:value-type="float" office:value="84" calcext:value-type="float">
            <text:p>84</text:p>
          </table:table-cell>
          <table:table-cell table:formula="of:=[.BK3]-[.BK13]" office:value-type="float" office:value="33.75" calcext:value-type="float">
            <text:p>33,75</text:p>
          </table:table-cell>
          <table:table-cell table:formula="of:=[.BL3]-[.BL13]" office:value-type="float" office:value="-119.5" calcext:value-type="float">
            <text:p>-119,5</text:p>
          </table:table-cell>
          <table:table-cell table:formula="of:=[.BM3]-[.BM13]" office:value-type="float" office:value="-18" calcext:value-type="float">
            <text:p>-18</text:p>
          </table:table-cell>
          <table:table-cell table:formula="of:=[.BN3]-[.BN13]" office:value-type="float" office:value="7.5" calcext:value-type="float">
            <text:p>7,5</text:p>
          </table:table-cell>
          <table:table-cell table:formula="of:=[.BO3]-[.BO13]" office:value-type="float" office:value="60.75" calcext:value-type="float">
            <text:p>60,75</text:p>
          </table:table-cell>
          <table:table-cell table:formula="of:=[.BP3]-[.BP13]" office:value-type="float" office:value="-40" calcext:value-type="float">
            <text:p>-40</text:p>
          </table:table-cell>
          <table:table-cell table:formula="of:=[.BQ3]-[.BQ13]" office:value-type="float" office:value="82.75" calcext:value-type="float">
            <text:p>82,75</text:p>
          </table:table-cell>
          <table:table-cell table:formula="of:=[.BR3]-[.BR13]" office:value-type="float" office:value="-78.5" calcext:value-type="float">
            <text:p>-78,5</text:p>
          </table:table-cell>
          <table:table-cell table:formula="of:=[.BS3]-[.BS13]" office:value-type="float" office:value="-123.5" calcext:value-type="float">
            <text:p>-123,5</text:p>
          </table:table-cell>
          <table:table-cell table:formula="of:=[.BT3]-[.BT13]" office:value-type="float" office:value="55" calcext:value-type="float">
            <text:p>55</text:p>
          </table:table-cell>
          <table:table-cell table:formula="of:=[.BU3]-[.BU13]" office:value-type="float" office:value="95.75" calcext:value-type="float">
            <text:p>95,75</text:p>
          </table:table-cell>
          <table:table-cell table:formula="of:=[.BV3]-[.BV13]" office:value-type="float" office:value="235.75" calcext:value-type="float">
            <text:p>235,75</text:p>
          </table:table-cell>
          <table:table-cell table:formula="of:=[.BW3]-[.BW13]" office:value-type="float" office:value="88.5" calcext:value-type="float">
            <text:p>88,5</text:p>
          </table:table-cell>
        </table:table-row>
        <table:table-row table:style-name="ro1" table:number-rows-repeated="2">
          <table:table-cell table:number-columns-repeated="373"/>
        </table:table-row>
        <table:table-row table:style-name="ro1">
          <table:table-cell office:value-type="string" calcext:value-type="string">
            <text:p>Curv Corona Deaths 2020/21</text:p>
          </table:table-cell>
          <table:table-cell/>
          <table:table-cell table:formula="of:=([.C11]-[.B11])" office:value-type="float" office:value="-2" calcext:value-type="float">
            <text:p>-2</text:p>
          </table:table-cell>
          <table:table-cell table:formula="of:=[.D11]-[.C11]" office:value-type="float" office:value="1" calcext:value-type="float">
            <text:p>1</text:p>
          </table:table-cell>
          <table:table-cell table:formula="of:=[.E11]-[.D11]" office:value-type="float" office:value="-1" calcext:value-type="float">
            <text:p>-1</text:p>
          </table:table-cell>
          <table:table-cell table:formula="of:=[.F11]-[.E11]" office:value-type="float" office:value="3" calcext:value-type="float">
            <text:p>3</text:p>
          </table:table-cell>
          <table:table-cell table:formula="of:=[.G11]-[.F11]" office:value-type="float" office:value="-3" calcext:value-type="float">
            <text:p>-3</text:p>
          </table:table-cell>
          <table:table-cell table:formula="of:=[.H11]-[.G11]" office:value-type="float" office:value="2" calcext:value-type="float">
            <text:p>2</text:p>
          </table:table-cell>
          <table:table-cell table:formula="of:=[.I11]-[.H11]" office:value-type="float" office:value="2" calcext:value-type="float">
            <text:p>2</text:p>
          </table:table-cell>
          <table:table-cell table:formula="of:=[.J11]-[.I11]" office:value-type="float" office:value="4" calcext:value-type="float">
            <text:p>4</text:p>
          </table:table-cell>
          <table:table-cell table:formula="of:=[.K11]-[.J11]" office:value-type="float" office:value="-2" calcext:value-type="float">
            <text:p>-2</text:p>
          </table:table-cell>
          <table:table-cell table:formula="of:=[.L11]-[.K11]" office:value-type="float" office:value="-4" calcext:value-type="float">
            <text:p>-4</text:p>
          </table:table-cell>
          <table:table-cell table:formula="of:=[.M11]-[.L11]" office:value-type="float" office:value="22" calcext:value-type="float">
            <text:p>22</text:p>
          </table:table-cell>
          <table:table-cell table:formula="of:=[.N11]-[.M11]" office:value-type="float" office:value="-1" calcext:value-type="float">
            <text:p>-1</text:p>
          </table:table-cell>
          <table:table-cell table:formula="of:=[.O11]-[.N11]" office:value-type="float" office:value="-5" calcext:value-type="float">
            <text:p>-5</text:p>
          </table:table-cell>
          <table:table-cell table:formula="of:=[.P11]-[.O11]" office:value-type="float" office:value="-17" calcext:value-type="float">
            <text:p>-17</text:p>
          </table:table-cell>
          <table:table-cell table:formula="of:=[.Q11]-[.P11]" office:value-type="float" office:value="35" calcext:value-type="float">
            <text:p>35</text:p>
          </table:table-cell>
          <table:table-cell table:formula="of:=[.R11]-[.Q11]" office:value-type="float" office:value="-2" calcext:value-type="float">
            <text:p>-2</text:p>
          </table:table-cell>
          <table:table-cell table:formula="of:=[.S11]-[.R11]" office:value-type="float" office:value="24" calcext:value-type="float">
            <text:p>24</text:p>
          </table:table-cell>
          <table:table-cell table:formula="of:=[.T11]-[.S11]" office:value-type="float" office:value="1" calcext:value-type="float">
            <text:p>1</text:p>
          </table:table-cell>
          <table:table-cell table:formula="of:=[.U11]-[.T11]" office:value-type="float" office:value="55" calcext:value-type="float">
            <text:p>55</text:p>
          </table:table-cell>
          <table:table-cell table:formula="of:=[.V11]-[.U11]" office:value-type="float" office:value="-54" calcext:value-type="float">
            <text:p>-54</text:p>
          </table:table-cell>
          <table:table-cell table:formula="of:=[.W11]-[.V11]" office:value-type="float" office:value="26" calcext:value-type="float">
            <text:p>26</text:p>
          </table:table-cell>
          <table:table-cell table:formula="of:=[.X11]-[.W11]" office:value-type="float" office:value="55" calcext:value-type="float">
            <text:p>55</text:p>
          </table:table-cell>
          <table:table-cell table:formula="of:=[.Y11]-[.X11]" office:value-type="float" office:value="-2" calcext:value-type="float">
            <text:p>-2</text:p>
          </table:table-cell>
          <table:table-cell table:formula="of:=[.Z11]-[.Y11]" office:value-type="float" office:value="-29" calcext:value-type="float">
            <text:p>-29</text:p>
          </table:table-cell>
          <table:table-cell table:formula="of:=[.AA11]-[.Z11]" office:value-type="float" office:value="66" calcext:value-type="float">
            <text:p>66</text:p>
          </table:table-cell>
          <table:table-cell table:formula="of:=[.AB11]-[.AA11]" office:value-type="float" office:value="-8" calcext:value-type="float">
            <text:p>-8</text:p>
          </table:table-cell>
          <table:table-cell table:formula="of:=[.AC11]-[.AB11]" office:value-type="float" office:value="81" calcext:value-type="float">
            <text:p>81</text:p>
          </table:table-cell>
          <table:table-cell table:formula="of:=[.AD11]-[.AC11]" office:value-type="float" office:value="-189" calcext:value-type="float">
            <text:p>-189</text:p>
          </table:table-cell>
          <table:table-cell table:formula="of:=[.AE11]-[.AD11]" office:value-type="float" office:value="166" calcext:value-type="float">
            <text:p>166</text:p>
          </table:table-cell>
          <table:table-cell table:formula="of:=[.AF11]-[.AE11]" office:value-type="float" office:value="60" calcext:value-type="float">
            <text:p>60</text:p>
          </table:table-cell>
          <table:table-cell table:formula="of:=[.AG11]-[.AF11]" office:value-type="float" office:value="-33" calcext:value-type="float">
            <text:p>-33</text:p>
          </table:table-cell>
          <table:table-cell table:formula="of:=[.AH11]-[.AG11]" office:value-type="float" office:value="104" calcext:value-type="float">
            <text:p>104</text:p>
          </table:table-cell>
          <table:table-cell table:formula="of:=[.AI11]-[.AH11]" office:value-type="float" office:value="-327" calcext:value-type="float">
            <text:p>-327</text:p>
          </table:table-cell>
          <table:table-cell table:formula="of:=[.AJ11]-[.AI11]" office:value-type="float" office:value="105" calcext:value-type="float">
            <text:p>105</text:p>
          </table:table-cell>
          <table:table-cell table:formula="of:=[.AK11]-[.AJ11]" office:value-type="float" office:value="16" calcext:value-type="float">
            <text:p>16</text:p>
          </table:table-cell>
          <table:table-cell table:formula="of:=[.AL11]-[.AK11]" office:value-type="float" office:value="88" calcext:value-type="float">
            <text:p>88</text:p>
          </table:table-cell>
          <table:table-cell table:formula="of:=[.AM11]-[.AL11]" office:value-type="float" office:value="-5" calcext:value-type="float">
            <text:p>-5</text:p>
          </table:table-cell>
          <table:table-cell table:formula="of:=[.AN11]-[.AM11]" office:value-type="float" office:value="75" calcext:value-type="float">
            <text:p>75</text:p>
          </table:table-cell>
          <table:table-cell table:formula="of:=[.AO11]-[.AN11]" office:value-type="float" office:value="-15" calcext:value-type="float">
            <text:p>-15</text:p>
          </table:table-cell>
          <table:table-cell table:formula="of:=[.AP11]-[.AO11]" office:value-type="float" office:value="11" calcext:value-type="float">
            <text:p>11</text:p>
          </table:table-cell>
          <table:table-cell table:formula="of:=[.AQ11]-[.AP11]" office:value-type="float" office:value="-165" calcext:value-type="float">
            <text:p>-165</text:p>
          </table:table-cell>
          <table:table-cell table:formula="of:=[.AR11]-[.AQ11]" office:value-type="float" office:value="-41" calcext:value-type="float">
            <text:p>-41</text:p>
          </table:table-cell>
          <table:table-cell table:formula="of:=[.AS11]-[.AR11]" office:value-type="float" office:value="121" calcext:value-type="float">
            <text:p>121</text:p>
          </table:table-cell>
          <table:table-cell table:formula="of:=[.AT11]-[.AS11]" office:value-type="float" office:value="45" calcext:value-type="float">
            <text:p>45</text:p>
          </table:table-cell>
          <table:table-cell table:formula="of:=[.AU11]-[.AT11]" office:value-type="float" office:value="-38" calcext:value-type="float">
            <text:p>-38</text:p>
          </table:table-cell>
          <table:table-cell table:formula="of:=[.AV11]-[.AU11]" office:value-type="float" office:value="-6" calcext:value-type="float">
            <text:p>-6</text:p>
          </table:table-cell>
          <table:table-cell table:formula="of:=[.AW11]-[.AV11]" office:value-type="float" office:value="9" calcext:value-type="float">
            <text:p>9</text:p>
          </table:table-cell>
          <table:table-cell table:formula="of:=[.AX11]-[.AW11]" office:value-type="float" office:value="-155" calcext:value-type="float">
            <text:p>-155</text:p>
          </table:table-cell>
          <table:table-cell table:formula="of:=[.AY11]-[.AX11]" office:value-type="float" office:value="30" calcext:value-type="float">
            <text:p>30</text:p>
          </table:table-cell>
          <table:table-cell table:formula="of:=[.AZ11]-[.AY11]" office:value-type="float" office:value="71" calcext:value-type="float">
            <text:p>71</text:p>
          </table:table-cell>
          <table:table-cell table:formula="of:=[.BA11]-[.AZ11]" office:value-type="float" office:value="-23" calcext:value-type="float">
            <text:p>-23</text:p>
          </table:table-cell>
          <table:table-cell table:formula="of:=[.BB11]-[.BA11]" office:value-type="float" office:value="51" calcext:value-type="float">
            <text:p>51</text:p>
          </table:table-cell>
          <table:table-cell table:formula="of:=[.BC11]-[.BB11]" office:value-type="float" office:value="-99" calcext:value-type="float">
            <text:p>-99</text:p>
          </table:table-cell>
          <table:table-cell table:formula="of:=[.BD11]-[.BC11]" office:value-type="float" office:value="8" calcext:value-type="float">
            <text:p>8</text:p>
          </table:table-cell>
          <table:table-cell table:formula="of:=[.BE11]-[.BD11]" office:value-type="float" office:value="-37" calcext:value-type="float">
            <text:p>-37</text:p>
          </table:table-cell>
          <table:table-cell table:formula="of:=[.BF11]-[.BE11]" office:value-type="float" office:value="-22" calcext:value-type="float">
            <text:p>-22</text:p>
          </table:table-cell>
          <table:table-cell table:formula="of:=[.BG11]-[.BF11]" office:value-type="float" office:value="73" calcext:value-type="float">
            <text:p>73</text:p>
          </table:table-cell>
          <table:table-cell table:formula="of:=[.BH11]-[.BG11]" office:value-type="float" office:value="-127" calcext:value-type="float">
            <text:p>-127</text:p>
          </table:table-cell>
          <table:table-cell table:formula="of:=[.BI11]-[.BH11]" office:value-type="float" office:value="282" calcext:value-type="float">
            <text:p>282</text:p>
          </table:table-cell>
          <table:table-cell table:formula="of:=[.BJ11]-[.BI11]" office:value-type="float" office:value="-165" calcext:value-type="float">
            <text:p>-165</text:p>
          </table:table-cell>
          <table:table-cell table:formula="of:=[.BK11]-[.BJ11]" office:value-type="float" office:value="1" calcext:value-type="float">
            <text:p>1</text:p>
          </table:table-cell>
          <table:table-cell table:formula="of:=[.BL11]-[.BK11]" office:value-type="float" office:value="-79" calcext:value-type="float">
            <text:p>-79</text:p>
          </table:table-cell>
          <table:table-cell table:formula="of:=[.BM11]-[.BL11]" office:value-type="float" office:value="-19" calcext:value-type="float">
            <text:p>-19</text:p>
          </table:table-cell>
          <table:table-cell table:formula="of:=[.BN11]-[.BM11]" office:value-type="float" office:value="87" calcext:value-type="float">
            <text:p>87</text:p>
          </table:table-cell>
          <table:table-cell table:formula="of:=[.BO11]-[.BN11]" office:value-type="float" office:value="-28" calcext:value-type="float">
            <text:p>-28</text:p>
          </table:table-cell>
          <table:table-cell table:formula="of:=[.BP11]-[.BO11]" office:value-type="float" office:value="50" calcext:value-type="float">
            <text:p>50</text:p>
          </table:table-cell>
          <table:table-cell table:formula="of:=[.BQ11]-[.BP11]" office:value-type="float" office:value="-116" calcext:value-type="float">
            <text:p>-116</text:p>
          </table:table-cell>
          <table:table-cell table:formula="of:=[.BR11]-[.BQ11]" office:value-type="float" office:value="21" calcext:value-type="float">
            <text:p>21</text:p>
          </table:table-cell>
          <table:table-cell table:formula="of:=[.BS11]-[.BR11]" office:value-type="float" office:value="-7" calcext:value-type="float">
            <text:p>-7</text:p>
          </table:table-cell>
          <table:table-cell table:formula="of:=[.BT11]-[.BS11]" office:value-type="float" office:value="-10" calcext:value-type="float">
            <text:p>-10</text:p>
          </table:table-cell>
          <table:table-cell table:formula="of:=[.BU11]-[.BT11]" office:value-type="float" office:value="49" calcext:value-type="float">
            <text:p>49</text:p>
          </table:table-cell>
          <table:table-cell table:formula="of:=[.BV11]-[.BU11]" office:value-type="float" office:value="5" calcext:value-type="float">
            <text:p>5</text:p>
          </table:table-cell>
          <table:table-cell table:formula="of:=[.BW11]-[.BV11]" office:value-type="float" office:value="-14" calcext:value-type="float">
            <text:p>-14</text:p>
          </table:table-cell>
          <table:table-cell table:formula="of:=[.BX11]-[.BW11]" office:value-type="float" office:value="-14" calcext:value-type="float">
            <text:p>-14</text:p>
          </table:table-cell>
          <table:table-cell table:formula="of:=[.BY11]-[.BX11]" office:value-type="float" office:value="1" calcext:value-type="float">
            <text:p>1</text:p>
          </table:table-cell>
          <table:table-cell table:formula="of:=[.BZ11]-[.BY11]" office:value-type="float" office:value="-25" calcext:value-type="float">
            <text:p>-25</text:p>
          </table:table-cell>
          <table:table-cell table:formula="of:=[.CA11]-[.BZ11]" office:value-type="float" office:value="-7" calcext:value-type="float">
            <text:p>-7</text:p>
          </table:table-cell>
          <table:table-cell table:formula="of:=[.CB11]-[.CA11]" office:value-type="float" office:value="-1" calcext:value-type="float">
            <text:p>-1</text:p>
          </table:table-cell>
          <table:table-cell table:formula="of:=[.CC11]-[.CB11]" office:value-type="float" office:value="3" calcext:value-type="float">
            <text:p>3</text:p>
          </table:table-cell>
          <table:table-cell table:formula="of:=[.CD11]-[.CC11]" office:value-type="float" office:value="1" calcext:value-type="float">
            <text:p>1</text:p>
          </table:table-cell>
          <table:table-cell table:formula="of:=[.CE11]-[.CD11]" office:value-type="float" office:value="21" calcext:value-type="float">
            <text:p>21</text:p>
          </table:table-cell>
          <table:table-cell table:formula="of:=[.CF11]-[.CE11]" office:value-type="float" office:value="13" calcext:value-type="float">
            <text:p>13</text:p>
          </table:table-cell>
          <table:table-cell table:formula="of:=[.CG11]-[.CF11]" office:value-type="float" office:value="7" calcext:value-type="float">
            <text:p>7</text:p>
          </table:table-cell>
          <table:table-cell table:formula="of:=[.CH11]-[.CG11]" office:value-type="float" office:value="7" calcext:value-type="float">
            <text:p>7</text:p>
          </table:table-cell>
          <table:table-cell table:formula="of:=[.CI11]-[.CH11]" office:value-type="float" office:value="-37" calcext:value-type="float">
            <text:p>-37</text:p>
          </table:table-cell>
          <table:table-cell table:formula="of:=[.CJ11]-[.CI11]" office:value-type="float" office:value="-7" calcext:value-type="float">
            <text:p>-7</text:p>
          </table:table-cell>
          <table:table-cell table:formula="of:=[.CK11]-[.CJ11]" office:value-type="float" office:value="16" calcext:value-type="float">
            <text:p>16</text:p>
          </table:table-cell>
          <table:table-cell table:formula="of:=[.CL11]-[.CK11]" office:value-type="float" office:value="-11" calcext:value-type="float">
            <text:p>-11</text:p>
          </table:table-cell>
          <table:table-cell table:formula="of:=[.CM11]-[.CL11]" office:value-type="float" office:value="0" calcext:value-type="float">
            <text:p>0</text:p>
          </table:table-cell>
          <table:table-cell table:formula="of:=[.CN11]-[.CM11]" office:value-type="float" office:value="-8" calcext:value-type="float">
            <text:p>-8</text:p>
          </table:table-cell>
          <table:table-cell table:formula="of:=[.CO11]-[.CN11]" office:value-type="float" office:value="-1" calcext:value-type="float">
            <text:p>-1</text:p>
          </table:table-cell>
          <table:table-cell table:formula="of:=[.CP11]-[.CO11]" office:value-type="float" office:value="13" calcext:value-type="float">
            <text:p>13</text:p>
          </table:table-cell>
          <table:table-cell table:formula="of:=[.CQ11]-[.CP11]" office:value-type="float" office:value="2" calcext:value-type="float">
            <text:p>2</text:p>
          </table:table-cell>
          <table:table-cell table:formula="of:=[.CR11]-[.CQ11]" office:value-type="float" office:value="-2" calcext:value-type="float">
            <text:p>-2</text:p>
          </table:table-cell>
          <table:table-cell table:formula="of:=[.CS11]-[.CR11]" office:value-type="float" office:value="-24" calcext:value-type="float">
            <text:p>-24</text:p>
          </table:table-cell>
          <table:table-cell table:formula="of:=[.CT11]-[.CS11]" office:value-type="float" office:value="5" calcext:value-type="float">
            <text:p>5</text:p>
          </table:table-cell>
          <table:table-cell table:formula="of:=[.CU11]-[.CT11]" office:value-type="float" office:value="-1" calcext:value-type="float">
            <text:p>-1</text:p>
          </table:table-cell>
          <table:table-cell table:formula="of:=[.CV11]-[.CU11]" office:value-type="float" office:value="-1" calcext:value-type="float">
            <text:p>-1</text:p>
          </table:table-cell>
          <table:table-cell table:formula="of:=[.CW11]-[.CV11]" office:value-type="float" office:value="3" calcext:value-type="float">
            <text:p>3</text:p>
          </table:table-cell>
          <table:table-cell table:formula="of:=[.CX11]-[.CW11]" office:value-type="float" office:value="16" calcext:value-type="float">
            <text:p>16</text:p>
          </table:table-cell>
          <table:table-cell table:formula="of:=[.CY11]-[.CX11]" office:value-type="float" office:value="3" calcext:value-type="float">
            <text:p>3</text:p>
          </table:table-cell>
          <table:table-cell table:formula="of:=[.CZ11]-[.CY11]" office:value-type="float" office:value="-16" calcext:value-type="float">
            <text:p>-16</text:p>
          </table:table-cell>
          <table:table-cell table:formula="of:=[.DA11]-[.CZ11]" office:value-type="float" office:value="-7" calcext:value-type="float">
            <text:p>-7</text:p>
          </table:table-cell>
          <table:table-cell table:formula="of:=[.DB11]-[.DA11]" office:value-type="float" office:value="1" calcext:value-type="float">
            <text:p>1</text:p>
          </table:table-cell>
          <table:table-cell table:formula="of:=[.DC11]-[.DB11]" office:value-type="float" office:value="-5" calcext:value-type="float">
            <text:p>-5</text:p>
          </table:table-cell>
          <table:table-cell table:formula="of:=[.DD11]-[.DC11]" office:value-type="float" office:value="15" calcext:value-type="float">
            <text:p>15</text:p>
          </table:table-cell>
          <table:table-cell table:formula="of:=[.DE11]-[.DD11]" office:value-type="float" office:value="-7" calcext:value-type="float">
            <text:p>-7</text:p>
          </table:table-cell>
          <table:table-cell table:formula="of:=[.DF11]-[.DE11]" office:value-type="float" office:value="2" calcext:value-type="float">
            <text:p>2</text:p>
          </table:table-cell>
          <table:table-cell table:formula="of:=[.DG11]-[.DF11]" office:value-type="float" office:value="8" calcext:value-type="float">
            <text:p>8</text:p>
          </table:table-cell>
          <table:table-cell table:formula="of:=[.DH11]-[.DG11]" office:value-type="float" office:value="-14" calcext:value-type="float">
            <text:p>-14</text:p>
          </table:table-cell>
          <table:table-cell table:formula="of:=[.DI11]-[.DH11]" office:value-type="float" office:value="1" calcext:value-type="float">
            <text:p>1</text:p>
          </table:table-cell>
          <table:table-cell table:formula="of:=[.DJ11]-[.DI11]" office:value-type="float" office:value="0" calcext:value-type="float">
            <text:p>0</text:p>
          </table:table-cell>
          <table:table-cell table:formula="of:=[.DK11]-[.DJ11]" office:value-type="float" office:value="10" calcext:value-type="float">
            <text:p>10</text:p>
          </table:table-cell>
          <table:table-cell table:formula="of:=[.DL11]-[.DK11]" office:value-type="float" office:value="-9" calcext:value-type="float">
            <text:p>-9</text:p>
          </table:table-cell>
          <table:table-cell table:formula="of:=[.DM11]-[.DL11]" office:value-type="float" office:value="1" calcext:value-type="float">
            <text:p>1</text:p>
          </table:table-cell>
          <table:table-cell table:formula="of:=[.DN11]-[.DM11]" office:value-type="float" office:value="-6" calcext:value-type="float">
            <text:p>-6</text:p>
          </table:table-cell>
          <table:table-cell table:formula="of:=[.DO11]-[.DN11]" office:value-type="float" office:value="1" calcext:value-type="float">
            <text:p>1</text:p>
          </table:table-cell>
          <table:table-cell table:formula="of:=[.DP11]-[.DO11]" office:value-type="float" office:value="0" calcext:value-type="float">
            <text:p>0</text:p>
          </table:table-cell>
          <table:table-cell table:formula="of:=[.DQ11]-[.DP11]" office:value-type="float" office:value="-1" calcext:value-type="float">
            <text:p>-1</text:p>
          </table:table-cell>
          <table:table-cell table:formula="of:=[.DR11]-[.DQ11]" office:value-type="float" office:value="1" calcext:value-type="float">
            <text:p>1</text:p>
          </table:table-cell>
          <table:table-cell table:formula="of:=[.DS11]-[.DR11]" office:value-type="float" office:value="8" calcext:value-type="float">
            <text:p>8</text:p>
          </table:table-cell>
          <table:table-cell table:formula="of:=[.DT11]-[.DS11]" office:value-type="float" office:value="2" calcext:value-type="float">
            <text:p>2</text:p>
          </table:table-cell>
          <table:table-cell table:formula="of:=[.DU11]-[.DT11]" office:value-type="float" office:value="-7" calcext:value-type="float">
            <text:p>-7</text:p>
          </table:table-cell>
          <table:table-cell table:formula="of:=[.DV11]-[.DU11]" office:value-type="float" office:value="0" calcext:value-type="float">
            <text:p>0</text:p>
          </table:table-cell>
          <table:table-cell table:formula="of:=[.DW11]-[.DV11]" office:value-type="float" office:value="-3" calcext:value-type="float">
            <text:p>-3</text:p>
          </table:table-cell>
          <table:table-cell table:formula="of:=[.DX11]-[.DW11]" office:value-type="float" office:value="1" calcext:value-type="float">
            <text:p>1</text:p>
          </table:table-cell>
          <table:table-cell table:formula="of:=[.DY11]-[.DX11]" office:value-type="float" office:value="-4" calcext:value-type="float">
            <text:p>-4</text:p>
          </table:table-cell>
          <table:table-cell table:formula="of:=[.DZ11]-[.DY11]" office:value-type="float" office:value="7" calcext:value-type="float">
            <text:p>7</text:p>
          </table:table-cell>
          <table:table-cell table:formula="of:=[.EA11]-[.DZ11]" office:value-type="float" office:value="-5" calcext:value-type="float">
            <text:p>-5</text:p>
          </table:table-cell>
          <table:table-cell table:formula="of:=[.EB11]-[.EA11]" office:value-type="float" office:value="-2" calcext:value-type="float">
            <text:p>-2</text:p>
          </table:table-cell>
          <table:table-cell table:formula="of:=[.EC11]-[.EB11]" office:value-type="float" office:value="1" calcext:value-type="float">
            <text:p>1</text:p>
          </table:table-cell>
          <table:table-cell table:formula="of:=[.ED11]-[.EC11]" office:value-type="float" office:value="-1" calcext:value-type="float">
            <text:p>-1</text:p>
          </table:table-cell>
          <table:table-cell table:formula="of:=[.EE11]-[.ED11]" office:value-type="float" office:value="4" calcext:value-type="float">
            <text:p>4</text:p>
          </table:table-cell>
          <table:table-cell table:formula="of:=[.EF11]-[.EE11]" office:value-type="float" office:value="-3" calcext:value-type="float">
            <text:p>-3</text:p>
          </table:table-cell>
          <table:table-cell table:formula="of:=[.EG11]-[.EF11]" office:value-type="float" office:value="0" calcext:value-type="float">
            <text:p>0</text:p>
          </table:table-cell>
          <table:table-cell table:formula="of:=[.EH11]-[.EG11]" office:value-type="float" office:value="4" calcext:value-type="float">
            <text:p>4</text:p>
          </table:table-cell>
          <table:table-cell table:formula="of:=[.EI11]-[.EH11]" office:value-type="float" office:value="2" calcext:value-type="float">
            <text:p>2</text:p>
          </table:table-cell>
          <table:table-cell table:formula="of:=[.EJ11]-[.EI11]" office:value-type="float" office:value="-6" calcext:value-type="float">
            <text:p>-6</text:p>
          </table:table-cell>
          <table:table-cell table:formula="of:=[.EK11]-[.EJ11]" office:value-type="float" office:value="1" calcext:value-type="float">
            <text:p>1</text:p>
          </table:table-cell>
          <table:table-cell table:formula="of:=[.EL11]-[.EK11]" office:value-type="float" office:value="0" calcext:value-type="float">
            <text:p>0</text:p>
          </table:table-cell>
          <table:table-cell table:formula="of:=[.EM11]-[.EL11]" office:value-type="float" office:value="0" calcext:value-type="float">
            <text:p>0</text:p>
          </table:table-cell>
          <table:table-cell table:formula="of:=[.EN11]-[.EM11]" office:value-type="float" office:value="3" calcext:value-type="float">
            <text:p>3</text:p>
          </table:table-cell>
          <table:table-cell table:formula="of:=[.EO11]-[.EN11]" office:value-type="float" office:value="-1" calcext:value-type="float">
            <text:p>-1</text:p>
          </table:table-cell>
          <table:table-cell table:formula="of:=[.EP11]-[.EO11]" office:value-type="float" office:value="4" calcext:value-type="float">
            <text:p>4</text:p>
          </table:table-cell>
          <table:table-cell table:formula="of:=[.EQ11]-[.EP11]" office:value-type="float" office:value="-7" calcext:value-type="float">
            <text:p>-7</text:p>
          </table:table-cell>
          <table:table-cell table:formula="of:=[.ER11]-[.EQ11]" office:value-type="float" office:value="0" calcext:value-type="float">
            <text:p>0</text:p>
          </table:table-cell>
          <table:table-cell table:formula="of:=[.ES11]-[.ER11]" office:value-type="float" office:value="1" calcext:value-type="float">
            <text:p>1</text:p>
          </table:table-cell>
          <table:table-cell table:formula="of:=[.ET11]-[.ES11]" office:value-type="float" office:value="6" calcext:value-type="float">
            <text:p>6</text:p>
          </table:table-cell>
          <table:table-cell table:formula="of:=[.EU11]-[.ET11]" office:value-type="float" office:value="7" calcext:value-type="float">
            <text:p>7</text:p>
          </table:table-cell>
          <table:table-cell table:formula="of:=[.EV11]-[.EU11]" office:value-type="float" office:value="-14" calcext:value-type="float">
            <text:p>-14</text:p>
          </table:table-cell>
          <table:table-cell table:formula="of:=[.EW11]-[.EV11]" office:value-type="float" office:value="12" calcext:value-type="float">
            <text:p>12</text:p>
          </table:table-cell>
          <table:table-cell table:formula="of:=[.EX11]-[.EW11]" office:value-type="float" office:value="-8" calcext:value-type="float">
            <text:p>-8</text:p>
          </table:table-cell>
          <table:table-cell table:formula="of:=[.EY11]-[.EX11]" office:value-type="float" office:value="-5" calcext:value-type="float">
            <text:p>-5</text:p>
          </table:table-cell>
          <table:table-cell table:formula="of:=[.EZ11]-[.EY11]" office:value-type="float" office:value="4" calcext:value-type="float">
            <text:p>4</text:p>
          </table:table-cell>
          <table:table-cell table:formula="of:=[.FA11]-[.EZ11]" office:value-type="float" office:value="1" calcext:value-type="float">
            <text:p>1</text:p>
          </table:table-cell>
          <table:table-cell table:formula="of:=[.FB11]-[.FA11]" office:value-type="float" office:value="-4" calcext:value-type="float">
            <text:p>-4</text:p>
          </table:table-cell>
          <table:table-cell table:formula="of:=[.FC11]-[.FB11]" office:value-type="float" office:value="0" calcext:value-type="float">
            <text:p>0</text:p>
          </table:table-cell>
          <table:table-cell table:formula="of:=[.FD11]-[.FC11]" office:value-type="float" office:value="11" calcext:value-type="float">
            <text:p>11</text:p>
          </table:table-cell>
          <table:table-cell table:formula="of:=[.FE11]-[.FD11]" office:value-type="float" office:value="-8" calcext:value-type="float">
            <text:p>-8</text:p>
          </table:table-cell>
          <table:table-cell table:formula="of:=[.FF11]-[.FE11]" office:value-type="float" office:value="-5" calcext:value-type="float">
            <text:p>-5</text:p>
          </table:table-cell>
          <table:table-cell table:formula="of:=[.FG11]-[.FF11]" office:value-type="float" office:value="1" calcext:value-type="float">
            <text:p>1</text:p>
          </table:table-cell>
          <table:table-cell table:formula="of:=[.FH11]-[.FG11]" office:value-type="float" office:value="4" calcext:value-type="float">
            <text:p>4</text:p>
          </table:table-cell>
          <table:table-cell table:formula="of:=[.FI11]-[.FH11]" office:value-type="float" office:value="3" calcext:value-type="float">
            <text:p>3</text:p>
          </table:table-cell>
          <table:table-cell table:formula="of:=[.FJ11]-[.FI11]" office:value-type="float" office:value="6" calcext:value-type="float">
            <text:p>6</text:p>
          </table:table-cell>
          <table:table-cell table:formula="of:=[.FK11]-[.FJ11]" office:value-type="float" office:value="-13" calcext:value-type="float">
            <text:p>-13</text:p>
          </table:table-cell>
          <table:table-cell table:formula="of:=[.FL11]-[.FK11]" office:value-type="float" office:value="7" calcext:value-type="float">
            <text:p>7</text:p>
          </table:table-cell>
          <table:table-cell table:formula="of:=[.FM11]-[.FL11]" office:value-type="float" office:value="-4" calcext:value-type="float">
            <text:p>-4</text:p>
          </table:table-cell>
          <table:table-cell table:formula="of:=[.FN11]-[.FM11]" office:value-type="float" office:value="1" calcext:value-type="float">
            <text:p>1</text:p>
          </table:table-cell>
          <table:table-cell table:formula="of:=[.FO11]-[.FN11]" office:value-type="float" office:value="-5" calcext:value-type="float">
            <text:p>-5</text:p>
          </table:table-cell>
          <table:table-cell table:formula="of:=[.FP11]-[.FO11]" office:value-type="float" office:value="3" calcext:value-type="float">
            <text:p>3</text:p>
          </table:table-cell>
          <table:table-cell table:formula="of:=[.FQ11]-[.FP11]" office:value-type="float" office:value="3" calcext:value-type="float">
            <text:p>3</text:p>
          </table:table-cell>
          <table:table-cell table:formula="of:=[.FR11]-[.FQ11]" office:value-type="float" office:value="-3" calcext:value-type="float">
            <text:p>-3</text:p>
          </table:table-cell>
          <table:table-cell table:formula="of:=[.FS11]-[.FR11]" office:value-type="float" office:value="3" calcext:value-type="float">
            <text:p>3</text:p>
          </table:table-cell>
          <table:table-cell table:formula="of:=[.FT11]-[.FS11]" office:value-type="float" office:value="-5" calcext:value-type="float">
            <text:p>-5</text:p>
          </table:table-cell>
          <table:table-cell table:formula="of:=[.FU11]-[.FT11]" office:value-type="float" office:value="2" calcext:value-type="float">
            <text:p>2</text:p>
          </table:table-cell>
          <table:table-cell table:formula="of:=[.FV11]-[.FU11]" office:value-type="float" office:value="0" calcext:value-type="float">
            <text:p>0</text:p>
          </table:table-cell>
          <table:table-cell table:formula="of:=[.FW11]-[.FV11]" office:value-type="float" office:value="11" calcext:value-type="float">
            <text:p>11</text:p>
          </table:table-cell>
          <table:table-cell table:formula="of:=[.FX11]-[.FW11]" office:value-type="float" office:value="-12" calcext:value-type="float">
            <text:p>-12</text:p>
          </table:table-cell>
          <table:table-cell table:formula="of:=[.FY11]-[.FX11]" office:value-type="float" office:value="3" calcext:value-type="float">
            <text:p>3</text:p>
          </table:table-cell>
          <table:table-cell table:formula="of:=[.FZ11]-[.FY11]" office:value-type="float" office:value="-3" calcext:value-type="float">
            <text:p>-3</text:p>
          </table:table-cell>
          <table:table-cell table:formula="of:=[.GA11]-[.FZ11]" office:value-type="float" office:value="-1" calcext:value-type="float">
            <text:p>-1</text:p>
          </table:table-cell>
          <table:table-cell table:formula="of:=[.GB11]-[.GA11]" office:value-type="float" office:value="-1" calcext:value-type="float">
            <text:p>-1</text:p>
          </table:table-cell>
          <table:table-cell table:formula="of:=[.GC11]-[.GB11]" office:value-type="float" office:value="4" calcext:value-type="float">
            <text:p>4</text:p>
          </table:table-cell>
          <table:table-cell table:formula="of:=[.GD11]-[.GC11]" office:value-type="float" office:value="4" calcext:value-type="float">
            <text:p>4</text:p>
          </table:table-cell>
          <table:table-cell table:formula="of:=[.GE11]-[.GD11]" office:value-type="float" office:value="-8" calcext:value-type="float">
            <text:p>-8</text:p>
          </table:table-cell>
          <table:table-cell table:formula="of:=[.GF11]-[.GE11]" office:value-type="float" office:value="5" calcext:value-type="float">
            <text:p>5</text:p>
          </table:table-cell>
          <table:table-cell table:formula="of:=[.GG11]-[.GF11]" office:value-type="float" office:value="0" calcext:value-type="float">
            <text:p>0</text:p>
          </table:table-cell>
          <table:table-cell table:formula="of:=[.GH11]-[.GG11]" office:value-type="float" office:value="-3" calcext:value-type="float">
            <text:p>-3</text:p>
          </table:table-cell>
          <table:table-cell table:formula="of:=[.GI11]-[.GH11]" office:value-type="float" office:value="0" calcext:value-type="float">
            <text:p>0</text:p>
          </table:table-cell>
          <table:table-cell table:formula="of:=[.GJ11]-[.GI11]" office:value-type="float" office:value="9" calcext:value-type="float">
            <text:p>9</text:p>
          </table:table-cell>
          <table:table-cell table:formula="of:=[.GK11]-[.GJ11]" office:value-type="float" office:value="-5" calcext:value-type="float">
            <text:p>-5</text:p>
          </table:table-cell>
          <table:table-cell table:formula="of:=[.GL11]-[.GK11]" office:value-type="float" office:value="-3" calcext:value-type="float">
            <text:p>-3</text:p>
          </table:table-cell>
          <table:table-cell table:formula="of:=[.GM11]-[.GL11]" office:value-type="float" office:value="7" calcext:value-type="float">
            <text:p>7</text:p>
          </table:table-cell>
          <table:table-cell table:formula="of:=[.GN11]-[.GM11]" office:value-type="float" office:value="-8" calcext:value-type="float">
            <text:p>-8</text:p>
          </table:table-cell>
          <table:table-cell table:formula="of:=[.GO11]-[.GN11]" office:value-type="float" office:value="0" calcext:value-type="float">
            <text:p>0</text:p>
          </table:table-cell>
          <table:table-cell table:formula="of:=[.GP11]-[.GO11]" office:value-type="float" office:value="-2" calcext:value-type="float">
            <text:p>-2</text:p>
          </table:table-cell>
          <table:table-cell table:formula="of:=[.GQ11]-[.GP11]" office:value-type="float" office:value="15" calcext:value-type="float">
            <text:p>15</text:p>
          </table:table-cell>
          <table:table-cell table:formula="of:=[.GR11]-[.GQ11]" office:value-type="float" office:value="3" calcext:value-type="float">
            <text:p>3</text:p>
          </table:table-cell>
          <table:table-cell table:formula="of:=[.GS11]-[.GR11]" office:value-type="float" office:value="-5" calcext:value-type="float">
            <text:p>-5</text:p>
          </table:table-cell>
          <table:table-cell table:formula="of:=[.GT11]-[.GS11]" office:value-type="float" office:value="2" calcext:value-type="float">
            <text:p>2</text:p>
          </table:table-cell>
          <table:table-cell table:formula="of:=[.GU11]-[.GT11]" office:value-type="float" office:value="-7" calcext:value-type="float">
            <text:p>-7</text:p>
          </table:table-cell>
          <table:table-cell table:formula="of:=[.GV11]-[.GU11]" office:value-type="float" office:value="-3" calcext:value-type="float">
            <text:p>-3</text:p>
          </table:table-cell>
          <table:table-cell table:formula="of:=[.GW11]-[.GV11]" office:value-type="float" office:value="7" calcext:value-type="float">
            <text:p>7</text:p>
          </table:table-cell>
          <table:table-cell table:formula="of:=[.GX11]-[.GW11]" office:value-type="float" office:value="-5" calcext:value-type="float">
            <text:p>-5</text:p>
          </table:table-cell>
          <table:table-cell table:formula="of:=[.GY11]-[.GX11]" office:value-type="float" office:value="5" calcext:value-type="float">
            <text:p>5</text:p>
          </table:table-cell>
          <table:table-cell table:formula="of:=[.GZ11]-[.GY11]" office:value-type="float" office:value="2" calcext:value-type="float">
            <text:p>2</text:p>
          </table:table-cell>
          <table:table-cell table:formula="of:=[.HA11]-[.GZ11]" office:value-type="float" office:value="-5" calcext:value-type="float">
            <text:p>-5</text:p>
          </table:table-cell>
          <table:table-cell table:formula="of:=[.HB11]-[.HA11]" office:value-type="float" office:value="4" calcext:value-type="float">
            <text:p>4</text:p>
          </table:table-cell>
          <table:table-cell table:formula="of:=[.HC11]-[.HB11]" office:value-type="float" office:value="-11" calcext:value-type="float">
            <text:p>-11</text:p>
          </table:table-cell>
          <table:table-cell table:formula="of:=[.HD11]-[.HC11]" office:value-type="float" office:value="19" calcext:value-type="float">
            <text:p>19</text:p>
          </table:table-cell>
          <table:table-cell table:formula="of:=[.HE11]-[.HD11]" office:value-type="float" office:value="-9" calcext:value-type="float">
            <text:p>-9</text:p>
          </table:table-cell>
          <table:table-cell table:formula="of:=[.HF11]-[.HE11]" office:value-type="float" office:value="4" calcext:value-type="float">
            <text:p>4</text:p>
          </table:table-cell>
          <table:table-cell table:formula="of:=[.HG11]-[.HF11]" office:value-type="float" office:value="-15" calcext:value-type="float">
            <text:p>-15</text:p>
          </table:table-cell>
          <table:table-cell table:formula="of:=[.HH11]-[.HG11]" office:value-type="float" office:value="10" calcext:value-type="float">
            <text:p>10</text:p>
          </table:table-cell>
          <table:table-cell table:formula="of:=[.HI11]-[.HH11]" office:value-type="float" office:value="15" calcext:value-type="float">
            <text:p>15</text:p>
          </table:table-cell>
          <table:table-cell table:formula="of:=[.HJ11]-[.HI11]" office:value-type="float" office:value="-20" calcext:value-type="float">
            <text:p>-20</text:p>
          </table:table-cell>
          <table:table-cell table:formula="of:=[.HK11]-[.HJ11]" office:value-type="float" office:value="8" calcext:value-type="float">
            <text:p>8</text:p>
          </table:table-cell>
          <table:table-cell table:formula="of:=[.HL11]-[.HK11]" office:value-type="float" office:value="28" calcext:value-type="float">
            <text:p>28</text:p>
          </table:table-cell>
          <table:table-cell table:formula="of:=[.HM11]-[.HL11]" office:value-type="float" office:value="-8" calcext:value-type="float">
            <text:p>-8</text:p>
          </table:table-cell>
          <table:table-cell table:formula="of:=[.HN11]-[.HM11]" office:value-type="float" office:value="-11" calcext:value-type="float">
            <text:p>-11</text:p>
          </table:table-cell>
          <table:table-cell table:formula="of:=[.HO11]-[.HN11]" office:value-type="float" office:value="11" calcext:value-type="float">
            <text:p>11</text:p>
          </table:table-cell>
          <table:table-cell table:formula="of:=[.HP11]-[.HO11]" office:value-type="float" office:value="-22" calcext:value-type="float">
            <text:p>-22</text:p>
          </table:table-cell>
          <table:table-cell table:formula="of:=[.HQ11]-[.HP11]" office:value-type="float" office:value="1" calcext:value-type="float">
            <text:p>1</text:p>
          </table:table-cell>
          <table:table-cell table:formula="of:=[.HR11]-[.HQ11]" office:value-type="float" office:value="31" calcext:value-type="float">
            <text:p>31</text:p>
          </table:table-cell>
          <table:table-cell table:formula="of:=[.HS11]-[.HR11]" office:value-type="float" office:value="-4" calcext:value-type="float">
            <text:p>-4</text:p>
          </table:table-cell>
          <table:table-cell table:formula="of:=[.HT11]-[.HS11]" office:value-type="float" office:value="-11" calcext:value-type="float">
            <text:p>-11</text:p>
          </table:table-cell>
          <table:table-cell table:formula="of:=[.HU11]-[.HT11]" office:value-type="float" office:value="20" calcext:value-type="float">
            <text:p>20</text:p>
          </table:table-cell>
          <table:table-cell table:formula="of:=[.HV11]-[.HU11]" office:value-type="float" office:value="-1" calcext:value-type="float">
            <text:p>-1</text:p>
          </table:table-cell>
          <table:table-cell table:formula="of:=[.HW11]-[.HV11]" office:value-type="float" office:value="-21" calcext:value-type="float">
            <text:p>-21</text:p>
          </table:table-cell>
          <table:table-cell table:formula="of:=[.HX11]-[.HW11]" office:value-type="float" office:value="0" calcext:value-type="float">
            <text:p>0</text:p>
          </table:table-cell>
          <table:table-cell table:formula="of:=[.HY11]-[.HX11]" office:value-type="float" office:value="2" calcext:value-type="float">
            <text:p>2</text:p>
          </table:table-cell>
          <table:table-cell table:formula="of:=[.HZ11]-[.HY11]" office:value-type="float" office:value="1" calcext:value-type="float">
            <text:p>1</text:p>
          </table:table-cell>
          <table:table-cell table:formula="of:=[.IA11]-[.HZ11]" office:value-type="float" office:value="108" calcext:value-type="float">
            <text:p>108</text:p>
          </table:table-cell>
          <table:table-cell table:formula="of:=[.IB11]-[.IA11]" office:value-type="float" office:value="-92" calcext:value-type="float">
            <text:p>-92</text:p>
          </table:table-cell>
          <table:table-cell table:formula="of:=[.IC11]-[.IB11]" office:value-type="float" office:value="40" calcext:value-type="float">
            <text:p>40</text:p>
          </table:table-cell>
          <table:table-cell table:formula="of:=[.ID11]-[.IC11]" office:value-type="float" office:value="6" calcext:value-type="float">
            <text:p>6</text:p>
          </table:table-cell>
          <table:table-cell table:formula="of:=[.IE11]-[.ID11]" office:value-type="float" office:value="-34" calcext:value-type="float">
            <text:p>-34</text:p>
          </table:table-cell>
          <table:table-cell table:formula="of:=[.IF11]-[.IE11]" office:value-type="float" office:value="70" calcext:value-type="float">
            <text:p>70</text:p>
          </table:table-cell>
          <table:table-cell table:formula="of:=[.IG11]-[.IF11]" office:value-type="float" office:value="-80" calcext:value-type="float">
            <text:p>-80</text:p>
          </table:table-cell>
          <table:table-cell table:formula="of:=[.IH11]-[.IG11]" office:value-type="float" office:value="184" calcext:value-type="float">
            <text:p>184</text:p>
          </table:table-cell>
          <table:table-cell table:formula="of:=[.II11]-[.IH11]" office:value-type="float" office:value="-71" calcext:value-type="float">
            <text:p>-71</text:p>
          </table:table-cell>
          <table:table-cell table:formula="of:=[.IJ11]-[.II11]" office:value-type="float" office:value="-30" calcext:value-type="float">
            <text:p>-30</text:p>
          </table:table-cell>
          <table:table-cell table:formula="of:=[.IK11]-[.IJ11]" office:value-type="float" office:value="-66" calcext:value-type="float">
            <text:p>-66</text:p>
          </table:table-cell>
          <table:table-cell table:formula="of:=[.IL11]-[.IK11]" office:value-type="float" office:value="1" calcext:value-type="float">
            <text:p>1</text:p>
          </table:table-cell>
          <table:table-cell table:formula="of:=[.IM11]-[.IL11]" office:value-type="float" office:value="-30" calcext:value-type="float">
            <text:p>-30</text:p>
          </table:table-cell>
          <table:table-cell table:formula="of:=[.IN11]-[.IM11]" office:value-type="float" office:value="337" calcext:value-type="float">
            <text:p>337</text:p>
          </table:table-cell>
          <table:table-cell table:formula="of:=[.IO11]-[.IN11]" office:value-type="float" office:value="-160" calcext:value-type="float">
            <text:p>-160</text:p>
          </table:table-cell>
          <table:table-cell table:formula="of:=[.IP11]-[.IO11]" office:value-type="float" office:value="9" calcext:value-type="float">
            <text:p>9</text:p>
          </table:table-cell>
          <table:table-cell table:formula="of:=[.IQ11]-[.IP11]" office:value-type="float" office:value="-34" calcext:value-type="float">
            <text:p>-34</text:p>
          </table:table-cell>
          <table:table-cell table:formula="of:=[.IR11]-[.IQ11]" office:value-type="float" office:value="-81" calcext:value-type="float">
            <text:p>-81</text:p>
          </table:table-cell>
          <table:table-cell table:formula="of:=[.IS11]-[.IR11]" office:value-type="float" office:value="-45" calcext:value-type="float">
            <text:p>-45</text:p>
          </table:table-cell>
          <table:table-cell table:formula="of:=[.IT11]-[.IS11]" office:value-type="float" office:value="198" calcext:value-type="float">
            <text:p>198</text:p>
          </table:table-cell>
          <table:table-cell table:formula="of:=[.IU11]-[.IT11]" office:value-type="float" office:value="45" calcext:value-type="float">
            <text:p>45</text:p>
          </table:table-cell>
          <table:table-cell table:formula="of:=[.IV11]-[.IU11]" office:value-type="float" office:value="-53" calcext:value-type="float">
            <text:p>-53</text:p>
          </table:table-cell>
          <table:table-cell table:formula="of:=[.IW11]-[.IV11]" office:value-type="float" office:value="20" calcext:value-type="float">
            <text:p>20</text:p>
          </table:table-cell>
          <table:table-cell table:formula="of:=[.IX11]-[.IW11]" office:value-type="float" office:value="-16" calcext:value-type="float">
            <text:p>-16</text:p>
          </table:table-cell>
          <table:table-cell table:formula="of:=[.IY11]-[.IX11]" office:value-type="float" office:value="-113" calcext:value-type="float">
            <text:p>-113</text:p>
          </table:table-cell>
          <table:table-cell table:formula="of:=[.IZ11]-[.IY11]" office:value-type="float" office:value="-45" calcext:value-type="float">
            <text:p>-45</text:p>
          </table:table-cell>
          <table:table-cell table:formula="of:=[.JA11]-[.IZ11]" office:value-type="float" office:value="203" calcext:value-type="float">
            <text:p>203</text:p>
          </table:table-cell>
          <table:table-cell table:formula="of:=[.JB11]-[.JA11]" office:value-type="float" office:value="71" calcext:value-type="float">
            <text:p>71</text:p>
          </table:table-cell>
          <table:table-cell table:formula="of:=[.JC11]-[.JB11]" office:value-type="float" office:value="6" calcext:value-type="float">
            <text:p>6</text:p>
          </table:table-cell>
          <table:table-cell table:formula="of:=[.JD11]-[.JC11]" office:value-type="float" office:value="52" calcext:value-type="float">
            <text:p>52</text:p>
          </table:table-cell>
          <table:table-cell table:formula="of:=[.JE11]-[.JD11]" office:value-type="float" office:value="-59" calcext:value-type="float">
            <text:p>-59</text:p>
          </table:table-cell>
          <table:table-cell table:formula="of:=[.JF11]-[.JE11]" office:value-type="float" office:value="-201" calcext:value-type="float">
            <text:p>-201</text:p>
          </table:table-cell>
          <table:table-cell table:formula="of:=[.JG11]-[.JF11]" office:value-type="float" office:value="-45" calcext:value-type="float">
            <text:p>-45</text:p>
          </table:table-cell>
          <table:table-cell table:formula="of:=[.JH11]-[.JG11]" office:value-type="float" office:value="263" calcext:value-type="float">
            <text:p>263</text:p>
          </table:table-cell>
          <table:table-cell table:formula="of:=[.JI11]-[.JH11]" office:value-type="float" office:value="95" calcext:value-type="float">
            <text:p>95</text:p>
          </table:table-cell>
          <table:table-cell table:formula="of:=[.JJ11]-[.JI11]" office:value-type="float" office:value="-1" calcext:value-type="float">
            <text:p>-1</text:p>
          </table:table-cell>
          <table:table-cell table:formula="of:=[.JK11]-[.JJ11]" office:value-type="float" office:value="-44" calcext:value-type="float">
            <text:p>-44</text:p>
          </table:table-cell>
          <table:table-cell table:formula="of:=[.JL11]-[.JK11]" office:value-type="float" office:value="42" calcext:value-type="float">
            <text:p>42</text:p>
          </table:table-cell>
          <table:table-cell table:formula="of:=[.JM11]-[.JL11]" office:value-type="float" office:value="-218" calcext:value-type="float">
            <text:p>-218</text:p>
          </table:table-cell>
          <table:table-cell table:formula="of:=[.JN11]-[.JM11]" office:value-type="float" office:value="-106" calcext:value-type="float">
            <text:p>-106</text:p>
          </table:table-cell>
          <table:table-cell table:formula="of:=[.JO11]-[.JN11]" office:value-type="float" office:value="283" calcext:value-type="float">
            <text:p>283</text:p>
          </table:table-cell>
          <table:table-cell table:formula="of:=[.JP11]-[.JO11]" office:value-type="float" office:value="129" calcext:value-type="float">
            <text:p>129</text:p>
          </table:table-cell>
          <table:table-cell table:formula="of:=[.JQ11]-[.JP11]" office:value-type="float" office:value="-110" calcext:value-type="float">
            <text:p>-110</text:p>
          </table:table-cell>
          <table:table-cell table:formula="of:=[.JR11]-[.JQ11]" office:value-type="float" office:value="146" calcext:value-type="float">
            <text:p>146</text:p>
          </table:table-cell>
          <table:table-cell table:formula="of:=[.JS11]-[.JR11]" office:value-type="float" office:value="-101" calcext:value-type="float">
            <text:p>-101</text:p>
          </table:table-cell>
          <table:table-cell table:formula="of:=[.JT11]-[.JS11]" office:value-type="float" office:value="-170" calcext:value-type="float">
            <text:p>-170</text:p>
          </table:table-cell>
          <table:table-cell table:formula="of:=[.JU11]-[.JT11]" office:value-type="float" office:value="-146" calcext:value-type="float">
            <text:p>-146</text:p>
          </table:table-cell>
          <table:table-cell table:formula="of:=[.JV11]-[.JU11]" office:value-type="float" office:value="360" calcext:value-type="float">
            <text:p>360</text:p>
          </table:table-cell>
          <table:table-cell table:formula="of:=[.JW11]-[.JV11]" office:value-type="float" office:value="385" calcext:value-type="float">
            <text:p>385</text:p>
          </table:table-cell>
          <table:table-cell table:formula="of:=[.JX11]-[.JW11]" office:value-type="float" office:value="-224" calcext:value-type="float">
            <text:p>-224</text:p>
          </table:table-cell>
          <table:table-cell table:formula="of:=[.JY11]-[.JX11]" office:value-type="float" office:value="45" calcext:value-type="float">
            <text:p>45</text:p>
          </table:table-cell>
          <table:table-cell table:formula="of:=[.JZ11]-[.JY11]" office:value-type="float" office:value="-26" calcext:value-type="float">
            <text:p>-26</text:p>
          </table:table-cell>
          <table:table-cell table:formula="of:=[.KA11]-[.JZ11]" office:value-type="float" office:value="-310" calcext:value-type="float">
            <text:p>-310</text:p>
          </table:table-cell>
          <table:table-cell table:formula="of:=[.KB11]-[.KA11]" office:value-type="float" office:value="-188" calcext:value-type="float">
            <text:p>-188</text:p>
          </table:table-cell>
          <table:table-cell table:formula="of:=[.KC11]-[.KB11]" office:value-type="float" office:value="483" calcext:value-type="float">
            <text:p>483</text:p>
          </table:table-cell>
          <table:table-cell table:formula="of:=[.KD11]-[.KC11]" office:value-type="float" office:value="356" calcext:value-type="float">
            <text:p>356</text:p>
          </table:table-cell>
          <table:table-cell table:formula="of:=[.KE11]-[.KD11]" office:value-type="float" office:value="-339" calcext:value-type="float">
            <text:p>-339</text:p>
          </table:table-cell>
          <table:table-cell table:formula="of:=[.KF11]-[.KE11]" office:value-type="float" office:value="-308" calcext:value-type="float">
            <text:p>-308</text:p>
          </table:table-cell>
          <table:table-cell table:formula="of:=[.KG11]-[.KF11]" office:value-type="float" office:value="-171" calcext:value-type="float">
            <text:p>-171</text:p>
          </table:table-cell>
          <table:table-cell table:formula="of:=[.KH11]-[.KG11]" office:value-type="float" office:value="116" calcext:value-type="float">
            <text:p>116</text:p>
          </table:table-cell>
          <table:table-cell table:formula="of:=[.KI11]-[.KH11]" office:value-type="float" office:value="-15" calcext:value-type="float">
            <text:p>-15</text:p>
          </table:table-cell>
          <table:table-cell table:formula="of:=[.KJ11]-[.KI11]" office:value-type="float" office:value="497" calcext:value-type="float">
            <text:p>497</text:p>
          </table:table-cell>
          <table:table-cell table:formula="of:=[.KK11]-[.KJ11]" office:value-type="float" office:value="274" calcext:value-type="float">
            <text:p>274</text:p>
          </table:table-cell>
          <table:table-cell table:formula="of:=[.KL11]-[.KK11]" office:value-type="float" office:value="-159" calcext:value-type="float">
            <text:p>-159</text:p>
          </table:table-cell>
          <table:table-cell table:formula="of:=[.KM11]-[.KL11]" office:value-type="float" office:value="-402" calcext:value-type="float">
            <text:p>-402</text:p>
          </table:table-cell>
          <table:table-cell table:formula="of:=[.KN11]-[.KM11]" office:value-type="float" office:value="-207" calcext:value-type="float">
            <text:p>-207</text:p>
          </table:table-cell>
          <table:table-cell table:formula="of:=[.KO11]-[.KN11]" office:value-type="float" office:value="-19" calcext:value-type="float">
            <text:p>-19</text:p>
          </table:table-cell>
          <table:table-cell table:formula="of:=[.KP11]-[.KO11]" office:value-type="float" office:value="-24" calcext:value-type="float">
            <text:p>-24</text:p>
          </table:table-cell>
          <table:table-cell table:formula="of:=[.KQ11]-[.KP11]" office:value-type="float" office:value="646" calcext:value-type="float">
            <text:p>646</text:p>
          </table:table-cell>
          <table:table-cell table:formula="of:=[.KR11]-[.KQ11]" office:value-type="float" office:value="52" calcext:value-type="float">
            <text:p>52</text:p>
          </table:table-cell>
          <table:table-cell table:formula="of:=[.KS11]-[.KR11]" office:value-type="float" office:value="69" calcext:value-type="float">
            <text:p>69</text:p>
          </table:table-cell>
          <table:table-cell table:formula="of:=[.KT11]-[.KS11]" office:value-type="float" office:value="75" calcext:value-type="float">
            <text:p>75</text:p>
          </table:table-cell>
          <table:table-cell table:formula="of:=[.KU11]-[.KT11]" office:value-type="float" office:value="-119" calcext:value-type="float">
            <text:p>-119</text:p>
          </table:table-cell>
          <table:table-cell table:formula="of:=[.KV11]-[.KU11]" office:value-type="float" office:value="-459" calcext:value-type="float">
            <text:p>-459</text:p>
          </table:table-cell>
          <table:table-cell table:formula="of:=[.KW11]-[.KV11]" office:value-type="float" office:value="-236" calcext:value-type="float">
            <text:p>-236</text:p>
          </table:table-cell>
          <table:table-cell table:formula="of:=[.KX11]-[.KW11]" office:value-type="float" office:value="531" calcext:value-type="float">
            <text:p>531</text:p>
          </table:table-cell>
          <table:table-cell table:formula="of:=[.KY11]-[.KX11]" office:value-type="float" office:value="214" calcext:value-type="float">
            <text:p>214</text:p>
          </table:table-cell>
          <table:table-cell table:formula="of:=[.KZ11]-[.KY11]" office:value-type="float" office:value="126" calcext:value-type="float">
            <text:p>126</text:p>
          </table:table-cell>
          <table:table-cell table:formula="of:=[.LA11]-[.KZ11]" office:value-type="float" office:value="-103" calcext:value-type="float">
            <text:p>-103</text:p>
          </table:table-cell>
          <table:table-cell table:formula="of:=[.LB11]-[.LA11]" office:value-type="float" office:value="-609" calcext:value-type="float">
            <text:p>-609</text:p>
          </table:table-cell>
          <table:table-cell table:formula="of:=[.LC11]-[.LB11]" office:value-type="float" office:value="261" calcext:value-type="float">
            <text:p>261</text:p>
          </table:table-cell>
          <table:table-cell table:formula="of:=[.LD11]-[.LC11]" office:value-type="float" office:value="-315" calcext:value-type="float">
            <text:p>-315</text:p>
          </table:table-cell>
          <table:table-cell table:formula="of:=[.LE11]-[.LD11]" office:value-type="float" office:value="-89" calcext:value-type="float">
            <text:p>-89</text:p>
          </table:table-cell>
          <table:table-cell table:formula="of:=[.LF11]-[.LE11]" office:value-type="float" office:value="1380" calcext:value-type="float">
            <text:p>1380</text:p>
          </table:table-cell>
          <table:table-cell table:formula="of:=[.LG11]-[.LF11]" office:value-type="float" office:value="-716" calcext:value-type="float">
            <text:p>-716</text:p>
          </table:table-cell>
          <table:table-cell table:formula="of:=[.LH11]-[.LG11]" office:value-type="float" office:value="-158" calcext:value-type="float">
            <text:p>-158</text:p>
          </table:table-cell>
          <table:table-cell table:formula="of:=[.LI11]-[.LH11]" office:value-type="float" office:value="-26" calcext:value-type="float">
            <text:p>-26</text:p>
          </table:table-cell>
          <table:table-cell table:formula="of:=[.LJ11]-[.LI11]" office:value-type="float" office:value="-675" calcext:value-type="float">
            <text:p>-675</text:p>
          </table:table-cell>
          <table:table-cell table:formula="of:=[.LK11]-[.LJ11]" office:value-type="float" office:value="263" calcext:value-type="float">
            <text:p>263</text:p>
          </table:table-cell>
          <table:table-cell table:formula="of:=[.LL11]-[.LK11]" office:value-type="float" office:value="433" calcext:value-type="float">
            <text:p>433</text:p>
          </table:table-cell>
          <table:table-cell table:formula="of:=[.LM11]-[.LL11]" office:value-type="float" office:value="-389" calcext:value-type="float">
            <text:p>-389</text:p>
          </table:table-cell>
          <table:table-cell table:formula="of:=[.LN11]-[.LM11]" office:value-type="float" office:value="412" calcext:value-type="float">
            <text:p>412</text:p>
          </table:table-cell>
          <table:table-cell table:formula="of:=[.LO11]-[.LN11]" office:value-type="float" office:value="506" calcext:value-type="float">
            <text:p>506</text:p>
          </table:table-cell>
          <table:table-cell table:formula="of:=[.LP11]-[.LO11]" office:value-type="float" office:value="-982" calcext:value-type="float">
            <text:p>-982</text:p>
          </table:table-cell>
          <table:table-cell table:formula="of:=[.LQ11]-[.LP11]" office:value-type="float" office:value="416" calcext:value-type="float">
            <text:p>416</text:p>
          </table:table-cell>
          <table:table-cell table:formula="of:=[.LR11]-[.LQ11]" office:value-type="float" office:value="-761" calcext:value-type="float">
            <text:p>-761</text:p>
          </table:table-cell>
          <table:table-cell table:formula="of:=[.LS11]-[.LR11]" office:value-type="float" office:value="798" calcext:value-type="float">
            <text:p>798</text:p>
          </table:table-cell>
          <table:table-cell table:formula="of:=[.LT11]-[.LS11]" office:value-type="float" office:value="117" calcext:value-type="float">
            <text:p>117</text:p>
          </table:table-cell>
          <table:table-cell table:formula="of:=[.LU11]-[.LT11]" office:value-type="float" office:value="-189" calcext:value-type="float">
            <text:p>-189</text:p>
          </table:table-cell>
          <table:table-cell table:formula="of:=[.LV11]-[.LU11]" office:value-type="float" office:value="74" calcext:value-type="float">
            <text:p>74</text:p>
          </table:table-cell>
          <table:table-cell table:formula="of:=[.LW11]-[.LV11]" office:value-type="float" office:value="-168" calcext:value-type="float">
            <text:p>-168</text:p>
          </table:table-cell>
          <table:table-cell table:formula="of:=[.LX11]-[.LW11]" office:value-type="float" office:value="-463" calcext:value-type="float">
            <text:p>-463</text:p>
          </table:table-cell>
          <table:table-cell table:formula="of:=[.LY11]-[.LX11]" office:value-type="float" office:value="-70" calcext:value-type="float">
            <text:p>-70</text:p>
          </table:table-cell>
          <table:table-cell table:formula="of:=[.LZ11]-[.LY11]" office:value-type="float" office:value="326" calcext:value-type="float">
            <text:p>326</text:p>
          </table:table-cell>
          <table:table-cell table:formula="of:=[.MA11]-[.LZ11]" office:value-type="float" office:value="332" calcext:value-type="float">
            <text:p>332</text:p>
          </table:table-cell>
          <table:table-cell table:formula="of:=[.MB11]-[.MA11]" office:value-type="float" office:value="-149" calcext:value-type="float">
            <text:p>-149</text:p>
          </table:table-cell>
          <table:table-cell table:formula="of:=[.MC11]-[.MB11]" office:value-type="float" office:value="-114" calcext:value-type="float">
            <text:p>-114</text:p>
          </table:table-cell>
          <table:table-cell table:formula="of:=[.MD11]-[.MC11]" office:value-type="float" office:value="-5" calcext:value-type="float">
            <text:p>-5</text:p>
          </table:table-cell>
          <table:table-cell table:formula="of:=[.ME11]-[.MD11]" office:value-type="float" office:value="-328" calcext:value-type="float">
            <text:p>-328</text:p>
          </table:table-cell>
          <table:table-cell table:formula="of:=[.MF11]-[.ME11]" office:value-type="float" office:value="-102" calcext:value-type="float">
            <text:p>-102</text:p>
          </table:table-cell>
          <table:table-cell table:formula="of:=[.MG11]-[.MF11]" office:value-type="float" office:value="413" calcext:value-type="float">
            <text:p>413</text:p>
          </table:table-cell>
          <table:table-cell table:formula="of:=[.MH11]-[.MG11]" office:value-type="float" office:value="-338" calcext:value-type="float">
            <text:p>-338</text:p>
          </table:table-cell>
          <table:table-cell table:formula="of:=[.MI11]-[.MH11]" office:value-type="float" office:value="711" calcext:value-type="float">
            <text:p>711</text:p>
          </table:table-cell>
          <table:table-cell table:formula="of:=[.MJ11]-[.MI11]" office:value-type="float" office:value="-386" calcext:value-type="float">
            <text:p>-386</text:p>
          </table:table-cell>
          <table:table-cell table:formula="of:=[.MK11]-[.MJ11]" office:value-type="float" office:value="-25" calcext:value-type="float">
            <text:p>-25</text:p>
          </table:table-cell>
          <table:table-cell table:formula="of:=[.ML11]-[.MK11]" office:value-type="float" office:value="-350" calcext:value-type="float">
            <text:p>-350</text:p>
          </table:table-cell>
          <table:table-cell table:formula="of:=[.MM11]-[.ML11]" office:value-type="float" office:value="-79" calcext:value-type="float">
            <text:p>-79</text:p>
          </table:table-cell>
          <table:table-cell table:formula="of:=[.MN11]-[.MM11]" office:value-type="float" office:value="354" calcext:value-type="float">
            <text:p>354</text:p>
          </table:table-cell>
          <table:table-cell table:formula="of:=[.MO11]-[.MN11]" office:value-type="float" office:value="10" calcext:value-type="float">
            <text:p>10</text:p>
          </table:table-cell>
          <table:table-cell table:formula="of:=[.MP11]-[.MO11]" office:value-type="float" office:value="-47" calcext:value-type="float">
            <text:p>-47</text:p>
          </table:table-cell>
          <table:table-cell table:formula="of:=[.MQ11]-[.MP11]" office:value-type="float" office:value="-207" calcext:value-type="float">
            <text:p>-207</text:p>
          </table:table-cell>
          <table:table-cell table:formula="of:=[.MR11]-[.MQ11]" office:value-type="float" office:value="423" calcext:value-type="float">
            <text:p>423</text:p>
          </table:table-cell>
          <table:table-cell table:formula="of:=[.MS11]-[.MR11]" office:value-type="float" office:value="-443" calcext:value-type="float">
            <text:p>-443</text:p>
          </table:table-cell>
          <table:table-cell table:formula="of:=[.MT11]-[.MS11]" office:value-type="float" office:value="-93" calcext:value-type="float">
            <text:p>-93</text:p>
          </table:table-cell>
          <table:table-cell table:formula="of:=[.MU11]-[.MT11]" office:value-type="float" office:value="302" calcext:value-type="float">
            <text:p>302</text:p>
          </table:table-cell>
          <table:table-cell table:formula="of:=[.MV11]-[.MU11]" office:value-type="float" office:value="50" calcext:value-type="float">
            <text:p>50</text:p>
          </table:table-cell>
          <table:table-cell table:formula="of:=[.MW11]-[.MV11]" office:value-type="float" office:value="-53" calcext:value-type="float">
            <text:p>-53</text:p>
          </table:table-cell>
          <table:table-cell table:formula="of:=[.MX11]-[.MW11]" office:value-type="float" office:value="-90" calcext:value-type="float">
            <text:p>-90</text:p>
          </table:table-cell>
          <table:table-cell table:formula="of:=[.MY11]-[.MX11]" office:value-type="float" office:value="29" calcext:value-type="float">
            <text:p>29</text:p>
          </table:table-cell>
          <table:table-cell table:formula="of:=[.MZ11]-[.MY11]" office:value-type="float" office:value="-199" calcext:value-type="float">
            <text:p>-199</text:p>
          </table:table-cell>
          <table:table-cell table:formula="of:=[.NA11]-[.MZ11]" office:value-type="float" office:value="-66" calcext:value-type="float">
            <text:p>-66</text:p>
          </table:table-cell>
          <table:table-cell table:formula="of:=[.NB11]-[.NA11]" office:value-type="float" office:value="230" calcext:value-type="float">
            <text:p>230</text:p>
          </table:table-cell>
          <table:table-cell table:formula="of:=[.NC11]-[.NB11]" office:value-type="float" office:value="24" calcext:value-type="float">
            <text:p>24</text:p>
          </table:table-cell>
          <table:table-cell table:formula="of:=[.ND11]-[.NC11]" office:value-type="float" office:value="37" calcext:value-type="float">
            <text:p>37</text:p>
          </table:table-cell>
          <table:table-cell table:formula="of:=[.NE11]-[.ND11]" office:value-type="float" office:value="-62" calcext:value-type="float">
            <text:p>-62</text:p>
          </table:table-cell>
          <table:table-cell table:formula="of:=[.NF11]-[.NE11]" office:value-type="float" office:value="-34" calcext:value-type="float">
            <text:p>-34</text:p>
          </table:table-cell>
          <table:table-cell table:formula="of:=[.NG11]-[.NF11]" office:value-type="float" office:value="-207" calcext:value-type="float">
            <text:p>-207</text:p>
          </table:table-cell>
          <table:table-cell table:formula="of:=[.NH11]-[.NG11]" office:value-type="float" office:value="73" calcext:value-type="float">
            <text:p>73</text:p>
          </table:table-cell>
          <table:table-cell table:formula="of:=[.NI11]-[.NH11]" office:value-type="float" office:value="145" calcext:value-type="float">
            <text:p>145</text:p>
          </table:table-cell>
        </table:table-row>
        <table:table-row table:style-name="ro1">
          <table:table-cell table:number-columns-repeated="8"/>
          <table:table-cell table:formula="of:=SUM([.C18:.I18])" office:value-type="float" office:value="2" calcext:value-type="float">
            <text:p>2</text:p>
          </table:table-cell>
          <table:table-cell table:number-columns-repeated="6"/>
          <table:table-cell table:formula="of:=SUM([.J18:.P18])" office:value-type="float" office:value="-3" calcext:value-type="float">
            <text:p>-3</text:p>
          </table:table-cell>
          <table:table-cell table:number-columns-repeated="6"/>
          <table:table-cell table:formula="of:=SUM([.Q18:.W18])" office:value-type="float" office:value="85" calcext:value-type="float">
            <text:p>85</text:p>
          </table:table-cell>
          <table:table-cell table:number-columns-repeated="6"/>
          <table:table-cell table:formula="of:=SUM([.X18:.AD18])" office:value-type="float" office:value="-26" calcext:value-type="float">
            <text:p>-26</text:p>
          </table:table-cell>
          <table:table-cell table:number-columns-repeated="6"/>
          <table:table-cell table:formula="of:=SUM([.AE18:.AK18])" office:value-type="float" office:value="91" calcext:value-type="float">
            <text:p>91</text:p>
          </table:table-cell>
          <table:table-cell table:number-columns-repeated="6"/>
          <table:table-cell table:formula="of:=SUM([.AL18:.AR18])" office:value-type="float" office:value="-52" calcext:value-type="float">
            <text:p>-52</text:p>
          </table:table-cell>
          <table:table-cell table:number-columns-repeated="6"/>
          <table:table-cell table:formula="of:=SUM([.AS18:.AY18])" office:value-type="float" office:value="6" calcext:value-type="float">
            <text:p>6</text:p>
          </table:table-cell>
          <table:table-cell table:number-columns-repeated="6"/>
          <table:table-cell table:formula="of:=SUM([.AZ18:.BF18])" office:value-type="float" office:value="-51" calcext:value-type="float">
            <text:p>-51</text:p>
          </table:table-cell>
          <table:table-cell table:number-columns-repeated="6"/>
          <table:table-cell table:formula="of:=SUM([.BG18:.BM18])" office:value-type="float" office:value="-34" calcext:value-type="float">
            <text:p>-34</text:p>
          </table:table-cell>
          <table:table-cell table:number-columns-repeated="6"/>
          <table:table-cell table:formula="of:=SUM([.BN18:.BT18])" office:value-type="float" office:value="-3" calcext:value-type="float">
            <text:p>-3</text:p>
          </table:table-cell>
          <table:table-cell table:number-columns-repeated="6"/>
          <table:table-cell table:formula="of:=SUM([.BU18:.CA18])" office:value-type="float" office:value="-5" calcext:value-type="float">
            <text:p>-5</text:p>
          </table:table-cell>
          <table:table-cell table:number-columns-repeated="6"/>
          <table:table-cell table:formula="of:=SUM([.CB18:.CH18])" office:value-type="float" office:value="51" calcext:value-type="float">
            <text:p>51</text:p>
          </table:table-cell>
          <table:table-cell table:number-columns-repeated="6"/>
          <table:table-cell table:formula="of:=SUM([.CI18:.CO18])" office:value-type="float" office:value="-48" calcext:value-type="float">
            <text:p>-48</text:p>
          </table:table-cell>
          <table:table-cell table:number-columns-repeated="6"/>
          <table:table-cell table:formula="of:=SUM([.CP18:.CV18])" office:value-type="float" office:value="-8" calcext:value-type="float">
            <text:p>-8</text:p>
          </table:table-cell>
          <table:table-cell table:number-columns-repeated="6"/>
          <table:table-cell table:formula="of:=SUM([.CW18:.DC18])" office:value-type="float" office:value="-5" calcext:value-type="float">
            <text:p>-5</text:p>
          </table:table-cell>
          <table:table-cell table:number-columns-repeated="6"/>
          <table:table-cell table:formula="of:=SUM([.DD18:.DJ18])" office:value-type="float" office:value="5" calcext:value-type="float">
            <text:p>5</text:p>
          </table:table-cell>
          <table:table-cell table:number-columns-repeated="6"/>
          <table:table-cell table:formula="of:=SUM([.DK18:.DQ18])" office:value-type="float" office:value="-4" calcext:value-type="float">
            <text:p>-4</text:p>
          </table:table-cell>
          <table:table-cell table:number-columns-repeated="6"/>
          <table:table-cell table:formula="of:=SUM([.DR18:.DX18])" office:value-type="float" office:value="2" calcext:value-type="float">
            <text:p>2</text:p>
          </table:table-cell>
          <table:table-cell table:number-columns-repeated="6"/>
          <table:table-cell table:formula="of:=SUM([.DY18:.EE18])" office:value-type="float" office:value="0" calcext:value-type="float">
            <text:p>0</text:p>
          </table:table-cell>
          <table:table-cell table:number-columns-repeated="6"/>
          <table:table-cell table:formula="of:=SUM([.EF18:.EL18])" office:value-type="float" office:value="-2" calcext:value-type="float">
            <text:p>-2</text:p>
          </table:table-cell>
          <table:table-cell table:number-columns-repeated="6"/>
          <table:table-cell table:formula="of:=SUM([.EM18:.ES18])" office:value-type="float" office:value="0" calcext:value-type="float">
            <text:p>0</text:p>
          </table:table-cell>
          <table:table-cell table:number-columns-repeated="6"/>
          <table:table-cell table:formula="of:=SUM([.ET18:.EZ18])" office:value-type="float" office:value="2" calcext:value-type="float">
            <text:p>2</text:p>
          </table:table-cell>
          <table:table-cell table:number-columns-repeated="6"/>
          <table:table-cell table:formula="of:=SUM([.FA18:.FG18])" office:value-type="float" office:value="-4" calcext:value-type="float">
            <text:p>-4</text:p>
          </table:table-cell>
          <table:table-cell table:number-columns-repeated="6"/>
          <table:table-cell table:formula="of:=SUM([.FH18:.FN18])" office:value-type="float" office:value="4" calcext:value-type="float">
            <text:p>4</text:p>
          </table:table-cell>
          <table:table-cell table:number-columns-repeated="6"/>
          <table:table-cell table:formula="of:=SUM([.FO18:.FU18])" office:value-type="float" office:value="-2" calcext:value-type="float">
            <text:p>-2</text:p>
          </table:table-cell>
          <table:table-cell table:number-columns-repeated="6"/>
          <table:table-cell table:formula="of:=SUM([.FV18:.GB18])" office:value-type="float" office:value="-3" calcext:value-type="float">
            <text:p>-3</text:p>
          </table:table-cell>
          <table:table-cell table:number-columns-repeated="6"/>
          <table:table-cell table:formula="of:=SUM([.GC18:.GI18])" office:value-type="float" office:value="2" calcext:value-type="float">
            <text:p>2</text:p>
          </table:table-cell>
          <table:table-cell table:number-columns-repeated="6"/>
          <table:table-cell table:formula="of:=SUM([.GJ18:.GP18])" office:value-type="float" office:value="-2" calcext:value-type="float">
            <text:p>-2</text:p>
          </table:table-cell>
          <table:table-cell table:number-columns-repeated="6"/>
          <table:table-cell table:formula="of:=SUM([.GQ18:.GW18])" office:value-type="float" office:value="12" calcext:value-type="float">
            <text:p>12</text:p>
          </table:table-cell>
          <table:table-cell table:number-columns-repeated="6"/>
          <table:table-cell table:formula="of:=SUM([.GX18:.HD18])" office:value-type="float" office:value="9" calcext:value-type="float">
            <text:p>9</text:p>
          </table:table-cell>
          <table:table-cell table:number-columns-repeated="6"/>
          <table:table-cell table:formula="of:=SUM([.HE18:.HK18])" office:value-type="float" office:value="-7" calcext:value-type="float">
            <text:p>-7</text:p>
          </table:table-cell>
          <table:table-cell table:number-columns-repeated="6"/>
          <table:table-cell table:formula="of:=SUM([.HL18:.HR18])" office:value-type="float" office:value="30" calcext:value-type="float">
            <text:p>30</text:p>
          </table:table-cell>
          <table:table-cell table:number-columns-repeated="6"/>
          <table:table-cell table:formula="of:=SUM([.HS18:.HY18])" office:value-type="float" office:value="-15" calcext:value-type="float">
            <text:p>-15</text:p>
          </table:table-cell>
          <table:table-cell table:number-columns-repeated="6"/>
          <table:table-cell table:formula="of:=SUM([.HZ18:.IF18])" office:value-type="float" office:value="99" calcext:value-type="float">
            <text:p>99</text:p>
          </table:table-cell>
          <table:table-cell table:number-columns-repeated="6"/>
          <table:table-cell table:formula="of:=SUM([.IG18:.IM18])" office:value-type="float" office:value="-92" calcext:value-type="float">
            <text:p>-92</text:p>
          </table:table-cell>
          <table:table-cell table:number-columns-repeated="6"/>
          <table:table-cell table:formula="of:=SUM([.IN18:.IT18])" office:value-type="float" office:value="224" calcext:value-type="float">
            <text:p>224</text:p>
          </table:table-cell>
          <table:table-cell table:number-columns-repeated="6"/>
          <table:table-cell table:formula="of:=SUM([.IU18:.JA18])" office:value-type="float" office:value="41" calcext:value-type="float">
            <text:p>41</text:p>
          </table:table-cell>
          <table:table-cell table:number-columns-repeated="6"/>
          <table:table-cell table:formula="of:=SUM([.JB18:.JH18])" office:value-type="float" office:value="87" calcext:value-type="float">
            <text:p>87</text:p>
          </table:table-cell>
          <table:table-cell table:number-columns-repeated="6"/>
          <table:table-cell table:formula="of:=SUM([.JI18:.JO18])" office:value-type="float" office:value="51" calcext:value-type="float">
            <text:p>51</text:p>
          </table:table-cell>
          <table:table-cell table:number-columns-repeated="6"/>
          <table:table-cell table:formula="of:=SUM([.JP18:.JV18])" office:value-type="float" office:value="108" calcext:value-type="float">
            <text:p>108</text:p>
          </table:table-cell>
          <table:table-cell table:number-columns-repeated="6"/>
          <table:table-cell table:formula="of:=SUM([.JW18:.KC18])" office:value-type="float" office:value="165" calcext:value-type="float">
            <text:p>165</text:p>
          </table:table-cell>
          <table:table-cell table:number-columns-repeated="6"/>
          <table:table-cell table:formula="of:=SUM([.KD18:.KJ18])" office:value-type="float" office:value="136" calcext:value-type="float">
            <text:p>136</text:p>
          </table:table-cell>
          <table:table-cell table:number-columns-repeated="6"/>
          <table:table-cell table:formula="of:=SUM([.KK18:.KQ18])" office:value-type="float" office:value="109" calcext:value-type="float">
            <text:p>109</text:p>
          </table:table-cell>
          <table:table-cell table:number-columns-repeated="6"/>
          <table:table-cell table:formula="of:=SUM([.KR18:.KX18])" office:value-type="float" office:value="-87" calcext:value-type="float">
            <text:p>-87</text:p>
          </table:table-cell>
          <table:table-cell table:number-columns-repeated="6"/>
          <table:table-cell table:formula="of:=SUM([.KY18:.LE18])" office:value-type="float" office:value="-515" calcext:value-type="float">
            <text:p>-515</text:p>
          </table:table-cell>
          <table:table-cell table:number-columns-repeated="6"/>
          <table:table-cell table:formula="of:=SUM([.LF18:.LL18])" office:value-type="float" office:value="501" calcext:value-type="float">
            <text:p>501</text:p>
          </table:table-cell>
          <table:table-cell table:number-columns-repeated="6"/>
          <table:table-cell table:formula="of:=SUM([.LM18:.LS18])" office:value-type="float" office:value="0" calcext:value-type="float">
            <text:p>0</text:p>
          </table:table-cell>
          <table:table-cell table:number-columns-repeated="6"/>
          <table:table-cell table:formula="of:=SUM([.LT18:.LZ18])" office:value-type="float" office:value="-373" calcext:value-type="float">
            <text:p>-373</text:p>
          </table:table-cell>
          <table:table-cell table:number-columns-repeated="6"/>
          <table:table-cell table:formula="of:=SUM([.MA18:.MG18])" office:value-type="float" office:value="47" calcext:value-type="float">
            <text:p>47</text:p>
          </table:table-cell>
          <table:table-cell table:number-columns-repeated="6"/>
          <table:table-cell table:formula="of:=SUM([.MH18:.MN18])" office:value-type="float" office:value="-113" calcext:value-type="float">
            <text:p>-113</text:p>
          </table:table-cell>
          <table:table-cell table:number-columns-repeated="6"/>
          <table:table-cell table:formula="of:=SUM([.MO18:.MU18])" office:value-type="float" office:value="-55" calcext:value-type="float">
            <text:p>-55</text:p>
          </table:table-cell>
          <table:table-cell table:number-columns-repeated="6"/>
          <table:table-cell table:formula="of:=SUM([.MV18:.NB18])" office:value-type="float" office:value="-99" calcext:value-type="float">
            <text:p>-99</text:p>
          </table:table-cell>
          <table:table-cell table:number-columns-repeated="6"/>
          <table:table-cell table:formula="of:=SUM([.NC18:.NI18])" office:value-type="float" office:value="-24" calcext:value-type="float">
            <text:p>-24</text:p>
          </table:table-cell>
        </table:table-row>
        <table:table-row table:style-name="ro1">
          <table:table-cell table:number-columns-repeated="373"/>
        </table:table-row>
        <table:table-row table:style-name="ro1">
          <table:table-cell office:value-type="string" calcext:value-type="string">
            <text:p>Diff Excess Mortality per Day 2020/21</text:p>
          </table:table-cell>
          <table:table-cell/>
          <table:table-cell table:formula="of:=([.C15]-[.B15])/ABS([.C15])" office:value-type="float" office:value="0.640198511166253" calcext:value-type="float">
            <text:p>0,640198511166253</text:p>
          </table:table-cell>
          <table:table-cell table:formula="of:=([.D15]-[.C15])/ABS([.D15])" office:value-type="float" office:value="0.361486486486486" calcext:value-type="float">
            <text:p>0,361486486486486</text:p>
          </table:table-cell>
          <table:table-cell table:formula="of:=([.E15]-[.D15])/ABS([.E15])" office:value-type="float" office:value="-0.197831978319783" calcext:value-type="float">
            <text:p>-0,197831978319783</text:p>
          </table:table-cell>
          <table:table-cell table:formula="of:=([.F15]-[.E15])/ABS([.F15])" office:value-type="float" office:value="-0.239175257731959" calcext:value-type="float">
            <text:p>-0,239175257731959</text:p>
          </table:table-cell>
          <table:table-cell table:formula="of:=([.G15]-[.F15])/ABS([.G15])" office:value-type="float" office:value="-0.177966101694915" calcext:value-type="float">
            <text:p>-0,177966101694915</text:p>
          </table:table-cell>
          <table:table-cell table:formula="of:=([.H15]-[.G15])/ABS([.H15])" office:value-type="float" office:value="-0.22875816993464" calcext:value-type="float">
            <text:p>-0,22875816993464</text:p>
          </table:table-cell>
          <table:table-cell table:formula="of:=([.I15]-[.H15])/ABS([.I15])" office:value-type="float" office:value="12.9090909090909" calcext:value-type="float">
            <text:p>12,9090909090909</text:p>
          </table:table-cell>
          <table:table-cell table:formula="of:=([.J15]-[.I15])/ABS([.J15])" office:value-type="float" office:value="1.89473684210526" calcext:value-type="float">
            <text:p>1,89473684210526</text:p>
          </table:table-cell>
          <table:table-cell table:formula="of:=([.K15]-[.J15])/ABS([.K15])" office:value-type="float" office:value="1.04269662921348" calcext:value-type="float">
            <text:p>1,04269662921348</text:p>
          </table:table-cell>
          <table:table-cell table:formula="of:=([.L15]-[.K15])/ABS([.L15])" office:value-type="float" office:value="-22.1904761904762" calcext:value-type="float">
            <text:p>-22,1904761904762</text:p>
          </table:table-cell>
          <table:table-cell table:formula="of:=([.M15]-[.L15])/ABS([.M15])" office:value-type="float" office:value="1.10769230769231" calcext:value-type="float">
            <text:p>1,10769230769231</text:p>
          </table:table-cell>
          <table:table-cell table:formula="of:=([.N15]-[.M15])/ABS([.N15])" office:value-type="float" office:value="-1.43141592920354" calcext:value-type="float">
            <text:p>-1,43141592920354</text:p>
          </table:table-cell>
          <table:table-cell table:formula="of:=([.O15]-[.N15])/ABS([.O15])" office:value-type="float" office:value="-0.584558823529412" calcext:value-type="float">
            <text:p>-0,584558823529412</text:p>
          </table:table-cell>
          <table:table-cell table:formula="of:=([.P15]-[.O15])/ABS([.P15])" office:value-type="float" office:value="0.468286099865047" calcext:value-type="float">
            <text:p>0,468286099865047</text:p>
          </table:table-cell>
          <table:table-cell table:formula="of:=([.Q15]-[.P15])/ABS([.Q15])" office:value-type="float" office:value="2.29333333333333" calcext:value-type="float">
            <text:p>2,29333333333333</text:p>
          </table:table-cell>
          <table:table-cell table:formula="of:=([.R15]-[.Q15])/ABS([.R15])" office:value-type="float" office:value="1.22865853658537" calcext:value-type="float">
            <text:p>1,22865853658537</text:p>
          </table:table-cell>
          <table:table-cell table:formula="of:=([.S15]-[.R15])/ABS([.S15])" office:value-type="float" office:value="-0.245569620253165" calcext:value-type="float">
            <text:p>-0,245569620253165</text:p>
          </table:table-cell>
          <table:table-cell table:formula="of:=([.T15]-[.S15])/ABS([.T15])" office:value-type="float" office:value="0.242569511025887" calcext:value-type="float">
            <text:p>0,242569511025887</text:p>
          </table:table-cell>
          <table:table-cell table:formula="of:=([.U15]-[.T15])/ABS([.U15])" office:value-type="float" office:value="-0.205780346820809" calcext:value-type="float">
            <text:p>-0,205780346820809</text:p>
          </table:table-cell>
          <table:table-cell table:formula="of:=([.V15]-[.U15])/ABS([.V15])" office:value-type="float" office:value="-2.39291465378422" calcext:value-type="float">
            <text:p>-2,39291465378422</text:p>
          </table:table-cell>
          <table:table-cell table:formula="of:=([.W15]-[.V15])/ABS([.W15])" office:value-type="float" office:value="1.76951672862454" calcext:value-type="float">
            <text:p>1,76951672862454</text:p>
          </table:table-cell>
          <table:table-cell table:formula="of:=([.X15]-[.W15])/ABS([.X15])" office:value-type="float" office:value="0.259633027522936" calcext:value-type="float">
            <text:p>0,259633027522936</text:p>
          </table:table-cell>
          <table:table-cell table:formula="of:=([.Y15]-[.X15])/ABS([.Y15])" office:value-type="float" office:value="0.18474195961107" calcext:value-type="float">
            <text:p>0,18474195961107</text:p>
          </table:table-cell>
          <table:table-cell table:formula="of:=([.Z15]-[.Y15])/ABS([.Z15])" office:value-type="float" office:value="0.219042056074766" calcext:value-type="float">
            <text:p>0,219042056074766</text:p>
          </table:table-cell>
          <table:table-cell table:formula="of:=([.AA15]-[.Z15])/ABS([.AA15])" office:value-type="float" office:value="-0.650916104146577" calcext:value-type="float">
            <text:p>-0,650916104146577</text:p>
          </table:table-cell>
          <table:table-cell table:formula="of:=([.AB15]-[.AA15])/ABS([.AB15])" office:value-type="float" office:value="-0.240430622009569" calcext:value-type="float">
            <text:p>-0,240430622009569</text:p>
          </table:table-cell>
          <table:table-cell table:formula="of:=([.AC15]-[.AB15])/ABS([.AC15])" office:value-type="float" office:value="-0.395659432387312" calcext:value-type="float">
            <text:p>-0,395659432387312</text:p>
          </table:table-cell>
          <table:table-cell table:formula="of:=([.AD15]-[.AC15])/ABS([.AD15])" office:value-type="float" office:value="0.64826776277158" calcext:value-type="float">
            <text:p>0,64826776277158</text:p>
          </table:table-cell>
          <table:table-cell table:formula="of:=([.AE15]-[.AD15])/ABS([.AE15])" office:value-type="float" office:value="0.109309623430962" calcext:value-type="float">
            <text:p>0,109309623430962</text:p>
          </table:table-cell>
          <table:table-cell table:formula="of:=([.AF15]-[.AE15])/ABS([.AF15])" office:value-type="float" office:value="0.0895238095238095" calcext:value-type="float">
            <text:p>0,08952380952381</text:p>
          </table:table-cell>
          <table:table-cell table:formula="of:=([.AG15]-[.AF15])/ABS([.AG15])" office:value-type="float" office:value="-0.275045537340619" calcext:value-type="float">
            <text:p>-0,275045537340619</text:p>
          </table:table-cell>
          <table:table-cell table:formula="of:=([.AH15]-[.AG15])/ABS([.AH15])" office:value-type="float" office:value="-1.82020547945205" calcext:value-type="float">
            <text:p>-1,82020547945205</text:p>
          </table:table-cell>
          <table:table-cell table:formula="of:=([.AI15]-[.AH15])/ABS([.AI15])" office:value-type="float" office:value="0.351831298557159" calcext:value-type="float">
            <text:p>0,351831298557159</text:p>
          </table:table-cell>
          <table:table-cell table:formula="of:=([.AJ15]-[.AI15])/ABS([.AJ15])" office:value-type="float" office:value="-0.511744966442953" calcext:value-type="float">
            <text:p>-0,511744966442953</text:p>
          </table:table-cell>
          <table:table-cell table:formula="of:=([.AK15]-[.AJ15])/ABS([.AK15])" office:value-type="float" office:value="-0.674157303370787" calcext:value-type="float">
            <text:p>-0,674157303370787</text:p>
          </table:table-cell>
          <table:table-cell table:formula="of:=([.AL15]-[.AK15])/ABS([.AL15])" office:value-type="float" office:value="0.657032755298651" calcext:value-type="float">
            <text:p>0,657032755298651</text:p>
          </table:table-cell>
          <table:table-cell table:formula="of:=([.AM15]-[.AL15])/ABS([.AM15])" office:value-type="float" office:value="-0.320610687022901" calcext:value-type="float">
            <text:p>-0,320610687022901</text:p>
          </table:table-cell>
          <table:table-cell table:formula="of:=([.AN15]-[.AM15])/ABS([.AN15])" office:value-type="float" office:value="0.430021754894851" calcext:value-type="float">
            <text:p>0,430021754894851</text:p>
          </table:table-cell>
          <table:table-cell table:formula="of:=([.AO15]-[.AN15])/ABS([.AO15])" office:value-type="float" office:value="0.216031836270608" calcext:value-type="float">
            <text:p>0,216031836270608</text:p>
          </table:table-cell>
          <table:table-cell table:formula="of:=([.AP15]-[.AO15])/ABS([.AP15])" office:value-type="float" office:value="-1.00341685649203" calcext:value-type="float">
            <text:p>-1,00341685649203</text:p>
          </table:table-cell>
          <table:table-cell table:formula="of:=([.AQ15]-[.AP15])/ABS([.AQ15])" office:value-type="float" office:value="0.00678733031674208" calcext:value-type="float">
            <text:p>0,006787330316742</text:p>
          </table:table-cell>
          <table:table-cell table:formula="of:=([.AR15]-[.AQ15])/ABS([.AR15])" office:value-type="float" office:value="-0.463576158940397" calcext:value-type="float">
            <text:p>-0,463576158940397</text:p>
          </table:table-cell>
          <table:table-cell table:formula="of:=([.AS15]-[.AR15])/ABS([.AS15])" office:value-type="float" office:value="0.484201537147737" calcext:value-type="float">
            <text:p>0,484201537147737</text:p>
          </table:table-cell>
          <table:table-cell table:formula="of:=([.AT15]-[.AS15])/ABS([.AT15])" office:value-type="float" office:value="-0.205973223480947" calcext:value-type="float">
            <text:p>-0,205973223480947</text:p>
          </table:table-cell>
          <table:table-cell table:formula="of:=([.AU15]-[.AT15])/ABS([.AU15])" office:value-type="float" office:value="-0.0231822971548999" calcext:value-type="float">
            <text:p>-0,0231822971549</text:p>
          </table:table-cell>
          <table:table-cell table:formula="of:=([.AV15]-[.AU15])/ABS([.AV15])" office:value-type="float" office:value="-0.085812356979405" calcext:value-type="float">
            <text:p>-0,085812356979405</text:p>
          </table:table-cell>
          <table:table-cell table:formula="of:=([.AW15]-[.AV15])/ABS([.AW15])" office:value-type="float" office:value="-27.1935483870968" calcext:value-type="float">
            <text:p>-27,1935483870968</text:p>
          </table:table-cell>
          <table:table-cell table:formula="of:=([.AX15]-[.AW15])/ABS([.AX15])" office:value-type="float" office:value="-1.22794117647059" calcext:value-type="float">
            <text:p>-1,22794117647059</text:p>
          </table:table-cell>
          <table:table-cell table:formula="of:=([.AY15]-[.AX15])/ABS([.AY15])" office:value-type="float" office:value="1.2176" calcext:value-type="float">
            <text:p>1,2176</text:p>
          </table:table-cell>
          <table:table-cell table:formula="of:=([.AZ15]-[.AY15])/ABS([.AZ15])" office:value-type="float" office:value="-0.307531380753138" calcext:value-type="float">
            <text:p>-0,307531380753138</text:p>
          </table:table-cell>
          <table:table-cell table:formula="of:=([.BA15]-[.AZ15])/ABS([.BA15])" office:value-type="float" office:value="0.681545636242505" calcext:value-type="float">
            <text:p>0,681545636242505</text:p>
          </table:table-cell>
          <table:table-cell table:formula="of:=([.BB15]-[.BA15])/ABS([.BB15])" office:value-type="float" office:value="-0.697963800904977" calcext:value-type="float">
            <text:p>-0,697963800904977</text:p>
          </table:table-cell>
          <table:table-cell table:formula="of:=([.BC15]-[.BB15])/ABS([.BC15])" office:value-type="float" office:value="-2.34848484848485" calcext:value-type="float">
            <text:p>-2,34848484848485</text:p>
          </table:table-cell>
          <table:table-cell table:formula="of:=([.BD15]-[.BC15])/ABS([.BD15])" office:value-type="float" office:value="-3.5631067961165" calcext:value-type="float">
            <text:p>-3,5631067961165</text:p>
          </table:table-cell>
          <table:table-cell table:formula="of:=([.BE15]-[.BD15])/ABS([.BE15])" office:value-type="float" office:value="-0.804554079696395" calcext:value-type="float">
            <text:p>-0,804554079696395</text:p>
          </table:table-cell>
          <table:table-cell table:formula="of:=([.BF15]-[.BE15])/ABS([.BF15])" office:value-type="float" office:value="2.86879432624113" calcext:value-type="float">
            <text:p>2,86879432624113</text:p>
          </table:table-cell>
          <table:table-cell table:formula="of:=([.BG15]-[.BF15])/ABS([.BG15])" office:value-type="float" office:value="0.541463414634146" calcext:value-type="float">
            <text:p>0,541463414634146</text:p>
          </table:table-cell>
          <table:table-cell table:formula="of:=([.BH15]-[.BG15])/ABS([.BH15])" office:value-type="float" office:value="0.0375586854460094" calcext:value-type="float">
            <text:p>0,037558685446009</text:p>
          </table:table-cell>
          <table:table-cell table:formula="of:=([.BI15]-[.BH15])/ABS([.BI15])" office:value-type="float" office:value="-0.359574468085106" calcext:value-type="float">
            <text:p>-0,359574468085106</text:p>
          </table:table-cell>
          <table:table-cell table:formula="of:=([.BJ15]-[.BI15])/ABS([.BJ15])" office:value-type="float" office:value="-0.398809523809524" calcext:value-type="float">
            <text:p>-0,398809523809524</text:p>
          </table:table-cell>
          <table:table-cell table:formula="of:=([.BK15]-[.BJ15])/ABS([.BK15])" office:value-type="float" office:value="-1.48888888888889" calcext:value-type="float">
            <text:p>-1,48888888888889</text:p>
          </table:table-cell>
          <table:table-cell table:formula="of:=([.BL15]-[.BK15])/ABS([.BL15])" office:value-type="float" office:value="-1.28242677824268" calcext:value-type="float">
            <text:p>-1,28242677824268</text:p>
          </table:table-cell>
          <table:table-cell table:formula="of:=([.BM15]-[.BL15])/ABS([.BM15])" office:value-type="float" office:value="5.63888888888889" calcext:value-type="float">
            <text:p>5,63888888888889</text:p>
          </table:table-cell>
          <table:table-cell table:formula="of:=([.BN15]-[.BM15])/ABS([.BN15])" office:value-type="float" office:value="3.4" calcext:value-type="float">
            <text:p>3,4</text:p>
          </table:table-cell>
          <table:table-cell table:formula="of:=([.BO15]-[.BN15])/ABS([.BO15])" office:value-type="float" office:value="0.876543209876543" calcext:value-type="float">
            <text:p>0,876543209876543</text:p>
          </table:table-cell>
          <table:table-cell table:formula="of:=([.BP15]-[.BO15])/ABS([.BP15])" office:value-type="float" office:value="-2.51875" calcext:value-type="float">
            <text:p>-2,51875</text:p>
          </table:table-cell>
          <table:table-cell table:formula="of:=([.BQ15]-[.BP15])/ABS([.BQ15])" office:value-type="float" office:value="1.4833836858006" calcext:value-type="float">
            <text:p>1,4833836858006</text:p>
          </table:table-cell>
          <table:table-cell table:formula="of:=([.BR15]-[.BQ15])/ABS([.BR15])" office:value-type="float" office:value="-2.05414012738854" calcext:value-type="float">
            <text:p>-2,05414012738854</text:p>
          </table:table-cell>
          <table:table-cell table:formula="of:=([.BS15]-[.BR15])/ABS([.BS15])" office:value-type="float" office:value="-0.364372469635627" calcext:value-type="float">
            <text:p>-0,364372469635627</text:p>
          </table:table-cell>
          <table:table-cell table:formula="of:=([.BT15]-[.BS15])/ABS([.BT15])" office:value-type="float" office:value="3.24545454545455" calcext:value-type="float">
            <text:p>3,24545454545455</text:p>
          </table:table-cell>
          <table:table-cell table:formula="of:=([.BU15]-[.BT15])/ABS([.BU15])" office:value-type="float" office:value="0.425587467362924" calcext:value-type="float">
            <text:p>0,425587467362924</text:p>
          </table:table-cell>
          <table:table-cell table:formula="of:=([.BV15]-[.BU15])/ABS([.BV15])" office:value-type="float" office:value="0.593849416755037" calcext:value-type="float">
            <text:p>0,593849416755037</text:p>
          </table:table-cell>
          <table:table-cell table:formula="of:=([.BW15]-[.BV15])/ABS([.BW15])" office:value-type="float" office:value="-1.6638418079096" calcext:value-type="float">
            <text:p>-1,6638418079096</text:p>
          </table:table-cell>
          <table:table-cell table:formula="of:=([.BX15]-[.BW15])/ABS([.BX15])" office:value-type="float" office:value="-0.0381231671554252" calcext:value-type="float">
            <text:p>-0,038123167155425</text:p>
          </table:table-cell>
          <table:table-cell table:formula="of:=([.BY15]-[.BX15])/ABS([.BY15])" office:value-type="float" office:value="-2.91573033707865" calcext:value-type="float">
            <text:p>-2,91573033707865</text:p>
          </table:table-cell>
          <table:table-cell table:formula="of:=([.BZ15]-[.BY15])/ABS([.BZ15])" office:value-type="float" office:value="-0.655038759689923" calcext:value-type="float">
            <text:p>-0,655038759689923</text:p>
          </table:table-cell>
          <table:table-cell table:formula="of:=([.CA15]-[.BZ15])/ABS([.CA15])" office:value-type="float" office:value="2.91111111111111" calcext:value-type="float">
            <text:p>2,91111111111111</text:p>
          </table:table-cell>
          <table:table-cell table:formula="of:=([.CB15]-[.CA15])/ABS([.CB15])" office:value-type="float" office:value="0.326683291770574" calcext:value-type="float">
            <text:p>0,326683291770574</text:p>
          </table:table-cell>
          <table:table-cell table:formula="of:=([.CC15]-[.CB15])/ABS([.CC15])" office:value-type="float" office:value="-0.677824267782427" calcext:value-type="float">
            <text:p>-0,677824267782427</text:p>
          </table:table-cell>
          <table:table-cell table:formula="of:=([.CD15]-[.CC15])/ABS([.CD15])" office:value-type="float" office:value="0.315186246418338" calcext:value-type="float">
            <text:p>0,315186246418338</text:p>
          </table:table-cell>
          <table:table-cell table:formula="of:=([.CE15]-[.CD15])/ABS([.CE15])" office:value-type="float" office:value="-2.10094637223975" calcext:value-type="float">
            <text:p>-2,10094637223975</text:p>
          </table:table-cell>
          <table:table-cell table:formula="of:=([.CF15]-[.CE15])/ABS([.CF15])" office:value-type="float" office:value="0.553921568627451" calcext:value-type="float">
            <text:p>0,553921568627451</text:p>
          </table:table-cell>
          <table:table-cell table:formula="of:=([.CG15]-[.CF15])/ABS([.CG15])" office:value-type="float" office:value="-0.732634338138925" calcext:value-type="float">
            <text:p>-0,732634338138925</text:p>
          </table:table-cell>
          <table:table-cell table:formula="of:=([.CH15]-[.CG15])/ABS([.CH15])" office:value-type="float" office:value="1.39184952978056" calcext:value-type="float">
            <text:p>1,39184952978056</text:p>
          </table:table-cell>
          <table:table-cell table:formula="of:=([.CI15]-[.CH15])/ABS([.CI15])" office:value-type="float" office:value="1.5984990619137" calcext:value-type="float">
            <text:p>1,5984990619137</text:p>
          </table:table-cell>
          <table:table-cell table:formula="of:=([.CJ15]-[.CI15])/ABS([.CJ15])" office:value-type="float" office:value="0.459979736575481" calcext:value-type="float">
            <text:p>0,459979736575481</text:p>
          </table:table-cell>
          <table:table-cell table:formula="of:=([.CK15]-[.CJ15])/ABS([.CK15])" office:value-type="float" office:value="0.152061855670103" calcext:value-type="float">
            <text:p>0,152061855670103</text:p>
          </table:table-cell>
          <table:table-cell table:formula="of:=([.CL15]-[.CK15])/ABS([.CL15])" office:value-type="float" office:value="-1.28235294117647" calcext:value-type="float">
            <text:p>-1,28235294117647</text:p>
          </table:table-cell>
          <table:table-cell table:formula="of:=([.CM15]-[.CL15])/ABS([.CM15])" office:value-type="float" office:value="-8.96875" calcext:value-type="float">
            <text:p>-8,96875</text:p>
          </table:table-cell>
          <table:table-cell table:formula="of:=([.CN15]-[.CM15])/ABS([.CN15])" office:value-type="float" office:value="-0.780068728522337" calcext:value-type="float">
            <text:p>-0,780068728522337</text:p>
          </table:table-cell>
          <table:table-cell table:formula="of:=([.CO15]-[.CN15])/ABS([.CO15])" office:value-type="float" office:value="0.25974025974026" calcext:value-type="float">
            <text:p>0,25974025974026</text:p>
          </table:table-cell>
          <table:table-cell table:formula="of:=([.CP15]-[.CO15])/ABS([.CP15])" office:value-type="float" office:value="3.11926605504587" calcext:value-type="float">
            <text:p>3,11926605504587</text:p>
          </table:table-cell>
          <table:table-cell table:formula="of:=([.CQ15]-[.CP15])/ABS([.CQ15])" office:value-type="float" office:value="0.748267898383372" calcext:value-type="float">
            <text:p>0,748267898383372</text:p>
          </table:table-cell>
          <table:table-cell table:formula="of:=([.CR15]-[.CQ15])/ABS([.CR15])" office:value-type="float" office:value="-0.819327731092437" calcext:value-type="float">
            <text:p>-0,819327731092437</text:p>
          </table:table-cell>
          <table:table-cell table:formula="of:=([.CS15]-[.CR15])/ABS([.CS15])" office:value-type="float" office:value="0.737016574585635" calcext:value-type="float">
            <text:p>0,737016574585635</text:p>
          </table:table-cell>
          <table:table-cell table:formula="of:=([.CT15]-[.CS15])/ABS([.CT15])" office:value-type="float" office:value="-0.375379939209726" calcext:value-type="float">
            <text:p>-0,375379939209726</text:p>
          </table:table-cell>
          <table:table-cell table:formula="of:=([.CU15]-[.CT15])/ABS([.CU15])" office:value-type="float" office:value="-13" calcext:value-type="float">
            <text:p>-13</text:p>
          </table:table-cell>
          <table:table-cell table:formula="of:=([.CV15]-[.CU15])/ABS([.CV15])" office:value-type="float" office:value="-1.42342342342342" calcext:value-type="float">
            <text:p>-1,42342342342342</text:p>
          </table:table-cell>
          <table:table-cell table:formula="of:=([.CW15]-[.CV15])/ABS([.CW15])" office:value-type="float" office:value="1.28831168831169" calcext:value-type="float">
            <text:p>1,28831168831169</text:p>
          </table:table-cell>
          <table:table-cell table:formula="of:=([.CX15]-[.CW15])/ABS([.CX15])" office:value-type="float" office:value="0.524691358024691" calcext:value-type="float">
            <text:p>0,524691358024691</text:p>
          </table:table-cell>
          <table:table-cell table:formula="of:=([.CY15]-[.CX15])/ABS([.CY15])" office:value-type="float" office:value="-1.98892988929889" calcext:value-type="float">
            <text:p>-1,98892988929889</text:p>
          </table:table-cell>
          <table:table-cell table:formula="of:=([.CZ15]-[.CY15])/ABS([.CZ15])" office:value-type="float" office:value="-5.94871794871795" calcext:value-type="float">
            <text:p>-5,94871794871795</text:p>
          </table:table-cell>
          <table:table-cell table:formula="of:=([.DA15]-[.CZ15])/ABS([.DA15])" office:value-type="float" office:value="-1.32231404958678" calcext:value-type="float">
            <text:p>-1,32231404958678</text:p>
          </table:table-cell>
          <table:table-cell table:formula="of:=([.DB15]-[.DA15])/ABS([.DB15])" office:value-type="float" office:value="-0.816109422492401" calcext:value-type="float">
            <text:p>-0,816109422492401</text:p>
          </table:table-cell>
          <table:table-cell table:formula="of:=([.DC15]-[.DB15])/ABS([.DC15])" office:value-type="float" office:value="2.44298245614035" calcext:value-type="float">
            <text:p>2,44298245614035</text:p>
          </table:table-cell>
          <table:table-cell table:formula="of:=([.DD15]-[.DC15])/ABS([.DD15])" office:value-type="float" office:value="-0.00440528634361234" calcext:value-type="float">
            <text:p>-0,004405286343612</text:p>
          </table:table-cell>
          <table:table-cell table:formula="of:=([.DE15]-[.DD15])/ABS([.DE15])" office:value-type="float" office:value="-3.49450549450549" calcext:value-type="float">
            <text:p>-3,49450549450549</text:p>
          </table:table-cell>
          <table:table-cell table:formula="of:=([.DF15]-[.DE15])/ABS([.DF15])" office:value-type="float" office:value="3.04494382022472" calcext:value-type="float">
            <text:p>3,04494382022472</text:p>
          </table:table-cell>
          <table:table-cell table:formula="of:=([.DG15]-[.DF15])/ABS([.DG15])" office:value-type="float" office:value="0.832391713747646" calcext:value-type="float">
            <text:p>0,832391713747646</text:p>
          </table:table-cell>
          <table:table-cell table:formula="of:=([.DH15]-[.DG15])/ABS([.DH15])" office:value-type="float" office:value="0.470588235294118" calcext:value-type="float">
            <text:p>0,470588235294118</text:p>
          </table:table-cell>
          <table:table-cell table:formula="of:=([.DI15]-[.DH15])/ABS([.DI15])" office:value-type="float" office:value="-1002" calcext:value-type="float">
            <text:p>-1002</text:p>
          </table:table-cell>
          <table:table-cell table:formula="of:=([.DJ15]-[.DI15])/ABS([.DJ15])" office:value-type="float" office:value="-1.00279329608939" calcext:value-type="float">
            <text:p>-1,00279329608939</text:p>
          </table:table-cell>
          <table:table-cell table:formula="of:=([.DK15]-[.DJ15])/ABS([.DK15])" office:value-type="float" office:value="0.350943396226415" calcext:value-type="float">
            <text:p>0,350943396226415</text:p>
          </table:table-cell>
          <table:table-cell table:formula="of:=([.DL15]-[.DK15])/ABS([.DL15])" office:value-type="float" office:value="2.00760456273764" calcext:value-type="float">
            <text:p>2,00760456273764</text:p>
          </table:table-cell>
          <table:table-cell table:formula="of:=([.DM15]-[.DL15])/ABS([.DM15])" office:value-type="float" office:value="0.667088607594937" calcext:value-type="float">
            <text:p>0,667088607594937</text:p>
          </table:table-cell>
          <table:table-cell table:formula="of:=([.DN15]-[.DM15])/ABS([.DN15])" office:value-type="float" office:value="-1.20670391061453" calcext:value-type="float">
            <text:p>-1,20670391061453</text:p>
          </table:table-cell>
          <table:table-cell table:formula="of:=([.DO15]-[.DN15])/ABS([.DO15])" office:value-type="float" office:value="-2.87434554973822" calcext:value-type="float">
            <text:p>-2,87434554973822</text:p>
          </table:table-cell>
          <table:table-cell table:formula="of:=([.DP15]-[.DO15])/ABS([.DP15])" office:value-type="float" office:value="-0.485175202156334" calcext:value-type="float">
            <text:p>-0,485175202156334</text:p>
          </table:table-cell>
          <table:table-cell table:formula="of:=([.DQ15]-[.DP15])/ABS([.DQ15])" office:value-type="float" office:value="2.484" calcext:value-type="float">
            <text:p>2,484</text:p>
          </table:table-cell>
          <table:table-cell table:formula="of:=([.DR15]-[.DQ15])/ABS([.DR15])" office:value-type="float" office:value="-3.03225806451613" calcext:value-type="float">
            <text:p>-3,03225806451613</text:p>
          </table:table-cell>
          <table:table-cell table:formula="of:=([.DS15]-[.DR15])/ABS([.DS15])" office:value-type="float" office:value="-1.19620253164557" calcext:value-type="float">
            <text:p>-1,19620253164557</text:p>
          </table:table-cell>
          <table:table-cell table:formula="of:=([.DT15]-[.DS15])/ABS([.DT15])" office:value-type="float" office:value="1.85869565217391" calcext:value-type="float">
            <text:p>1,85869565217391</text:p>
          </table:table-cell>
          <table:table-cell table:formula="of:=([.DU15]-[.DT15])/ABS([.DU15])" office:value-type="float" office:value="0.148148148148148" calcext:value-type="float">
            <text:p>0,148148148148148</text:p>
          </table:table-cell>
          <table:table-cell table:formula="of:=([.DV15]-[.DU15])/ABS([.DV15])" office:value-type="float" office:value="-1.53932584269663" calcext:value-type="float">
            <text:p>-1,53932584269663</text:p>
          </table:table-cell>
          <table:table-cell table:formula="of:=([.DW15]-[.DV15])/ABS([.DW15])" office:value-type="float" office:value="-0.190091001011122" calcext:value-type="float">
            <text:p>-0,190091001011122</text:p>
          </table:table-cell>
          <table:table-cell table:formula="of:=([.DX15]-[.DW15])/ABS([.DX15])" office:value-type="float" office:value="36.3214285714286" calcext:value-type="float">
            <text:p>36,3214285714286</text:p>
          </table:table-cell>
          <table:table-cell table:formula="of:=([.DY15]-[.DX15])/ABS([.DY15])" office:value-type="float" office:value="0.96875" calcext:value-type="float">
            <text:p>0,96875</text:p>
          </table:table-cell>
          <table:table-cell table:formula="of:=([.DZ15]-[.DY15])/ABS([.DZ15])" office:value-type="float" office:value="-0.0334486735870819" calcext:value-type="float">
            <text:p>-0,033448673587082</text:p>
          </table:table-cell>
          <table:table-cell table:formula="of:=([.EA15]-[.DZ15])/ABS([.EA15])" office:value-type="float" office:value="-2.07446808510638" calcext:value-type="float">
            <text:p>-2,07446808510638</text:p>
          </table:table-cell>
          <table:table-cell table:formula="of:=([.EB15]-[.EA15])/ABS([.EB15])" office:value-type="float" office:value="-142" calcext:value-type="float">
            <text:p>-142</text:p>
          </table:table-cell>
          <table:table-cell table:formula="of:=([.EC15]-[.EB15])/ABS([.EC15])" office:value-type="float" office:value="-0.984251968503937" calcext:value-type="float">
            <text:p>-0,984251968503937</text:p>
          </table:table-cell>
          <table:table-cell table:formula="of:=([.ED15]-[.EC15])/ABS([.ED15])" office:value-type="float" office:value="-0.111888111888112" calcext:value-type="float">
            <text:p>-0,111888111888112</text:p>
          </table:table-cell>
          <table:table-cell table:formula="of:=([.EE15]-[.ED15])/ABS([.EE15])" office:value-type="float" office:value="0.7875" calcext:value-type="float">
            <text:p>0,7875</text:p>
          </table:table-cell>
          <table:table-cell table:formula="of:=([.EF15]-[.EE15])/ABS([.EF15])" office:value-type="float" office:value="-0.805825242718447" calcext:value-type="float">
            <text:p>-0,805825242718447</text:p>
          </table:table-cell>
          <table:table-cell table:formula="of:=([.EG15]-[.EF15])/ABS([.EG15])" office:value-type="float" office:value="-0.204633204633205" calcext:value-type="float">
            <text:p>-0,204633204633205</text:p>
          </table:table-cell>
          <table:table-cell table:formula="of:=([.EH15]-[.EG15])/ABS([.EH15])" office:value-type="float" office:value="20.5833333333333" calcext:value-type="float">
            <text:p>20,5833333333333</text:p>
          </table:table-cell>
          <table:table-cell table:formula="of:=([.EI15]-[.EH15])/ABS([.EI15])" office:value-type="float" office:value="1.06045340050378" calcext:value-type="float">
            <text:p>1,06045340050378</text:p>
          </table:table-cell>
          <table:table-cell table:formula="of:=([.EJ15]-[.EI15])/ABS([.EJ15])" office:value-type="float" office:value="-3.36309523809524" calcext:value-type="float">
            <text:p>-3,36309523809524</text:p>
          </table:table-cell>
          <table:table-cell table:formula="of:=([.EK15]-[.EJ15])/ABS([.EK15])" office:value-type="float" office:value="-0.847411444141689" calcext:value-type="float">
            <text:p>-0,847411444141689</text:p>
          </table:table-cell>
          <table:table-cell table:formula="of:=([.EL15]-[.EK15])/ABS([.EL15])" office:value-type="float" office:value="0.47192513368984" calcext:value-type="float">
            <text:p>0,47192513368984</text:p>
          </table:table-cell>
          <table:table-cell table:formula="of:=([.EM15]-[.EL15])/ABS([.EM15])" office:value-type="float" office:value="3.86590038314176" calcext:value-type="float">
            <text:p>3,86590038314176</text:p>
          </table:table-cell>
          <table:table-cell table:formula="of:=([.EN15]-[.EM15])/ABS([.EN15])" office:value-type="float" office:value="-2.15486725663717" calcext:value-type="float">
            <text:p>-2,15486725663717</text:p>
          </table:table-cell>
          <table:table-cell table:formula="of:=([.EO15]-[.EN15])/ABS([.EO15])" office:value-type="float" office:value="-0.578358208955224" calcext:value-type="float">
            <text:p>-0,578358208955224</text:p>
          </table:table-cell>
          <table:table-cell table:formula="of:=([.EP15]-[.EO15])/ABS([.EP15])" office:value-type="float" office:value="1.8548644338118" calcext:value-type="float">
            <text:p>1,8548644338118</text:p>
          </table:table-cell>
          <table:table-cell table:formula="of:=([.EQ15]-[.EP15])/ABS([.EQ15])" office:value-type="float" office:value="-1.48809523809524" calcext:value-type="float">
            <text:p>-1,48809523809524</text:p>
          </table:table-cell>
          <table:table-cell table:formula="of:=([.ER15]-[.EQ15])/ABS([.ER15])" office:value-type="float" office:value="-3.49504950495049" calcext:value-type="float">
            <text:p>-3,49504950495049</text:p>
          </table:table-cell>
          <table:table-cell table:formula="of:=([.ES15]-[.ER15])/ABS([.ES15])" office:value-type="float" office:value="-0.824652777777778" calcext:value-type="float">
            <text:p>-0,824652777777778</text:p>
          </table:table-cell>
          <table:table-cell table:formula="of:=([.ET15]-[.ES15])/ABS([.ET15])" office:value-type="float" office:value="-0.259640102827763" calcext:value-type="float">
            <text:p>-0,259640102827763</text:p>
          </table:table-cell>
          <table:table-cell table:formula="of:=([.EU15]-[.ET15])/ABS([.EU15])" office:value-type="float" office:value="39.9473684210526" calcext:value-type="float">
            <text:p>39,9473684210526</text:p>
          </table:table-cell>
          <table:table-cell table:formula="of:=([.EV15]-[.EU15])/ABS([.EV15])" office:value-type="float" office:value="1.06934306569343" calcext:value-type="float">
            <text:p>1,06934306569343</text:p>
          </table:table-cell>
          <table:table-cell table:formula="of:=([.EW15]-[.EV15])/ABS([.EW15])" office:value-type="float" office:value="0.412017167381974" calcext:value-type="float">
            <text:p>0,412017167381974</text:p>
          </table:table-cell>
          <table:table-cell table:formula="of:=([.EX15]-[.EW15])/ABS([.EX15])" office:value-type="float" office:value="0.374496644295302" calcext:value-type="float">
            <text:p>0,374496644295302</text:p>
          </table:table-cell>
          <table:table-cell table:formula="of:=([.EY15]-[.EX15])/ABS([.EY15])" office:value-type="float" office:value="0.422480620155039" calcext:value-type="float">
            <text:p>0,422480620155039</text:p>
          </table:table-cell>
          <table:table-cell table:formula="of:=([.EZ15]-[.EY15])/ABS([.EZ15])" office:value-type="float" office:value="0.246935201401051" calcext:value-type="float">
            <text:p>0,246935201401051</text:p>
          </table:table-cell>
          <table:table-cell table:formula="of:=([.FA15]-[.EZ15])/ABS([.FA15])" office:value-type="float" office:value="0.489418777943368" calcext:value-type="float">
            <text:p>0,489418777943368</text:p>
          </table:table-cell>
          <table:table-cell table:formula="of:=([.FB15]-[.FA15])/ABS([.FB15])" office:value-type="float" office:value="-0.0896394933419942" calcext:value-type="float">
            <text:p>-0,089639493341994</text:p>
          </table:table-cell>
          <table:table-cell table:formula="of:=([.FC15]-[.FB15])/ABS([.FC15])" office:value-type="float" office:value="-0.353406593406593" calcext:value-type="float">
            <text:p>-0,353406593406593</text:p>
          </table:table-cell>
          <table:table-cell table:formula="of:=([.FD15]-[.FC15])/ABS([.FD15])" office:value-type="float" office:value="0.00394045534150613" calcext:value-type="float">
            <text:p>0,003940455341506</text:p>
          </table:table-cell>
          <table:table-cell table:formula="of:=([.FE15]-[.FD15])/ABS([.FE15])" office:value-type="float" office:value="-0.685608856088561" calcext:value-type="float">
            <text:p>-0,685608856088561</text:p>
          </table:table-cell>
          <table:table-cell table:formula="of:=([.FF15]-[.FE15])/ABS([.FF15])" office:value-type="float" office:value="-2.18823529411765" calcext:value-type="float">
            <text:p>-2,18823529411765</text:p>
          </table:table-cell>
          <table:table-cell table:formula="of:=([.FG15]-[.FF15])/ABS([.FG15])" office:value-type="float" office:value="0.235611510791367" calcext:value-type="float">
            <text:p>0,235611510791367</text:p>
          </table:table-cell>
          <table:table-cell table:formula="of:=([.FH15]-[.FG15])/ABS([.FH15])" office:value-type="float" office:value="0.198847262247839" calcext:value-type="float">
            <text:p>0,198847262247839</text:p>
          </table:table-cell>
          <table:table-cell table:formula="of:=([.FI15]-[.FH15])/ABS([.FI15])" office:value-type="float" office:value="0.275574112734864" calcext:value-type="float">
            <text:p>0,275574112734864</text:p>
          </table:table-cell>
          <table:table-cell table:formula="of:=([.FJ15]-[.FI15])/ABS([.FJ15])" office:value-type="float" office:value="-0.0727883538633819" calcext:value-type="float">
            <text:p>-0,072788353863382</text:p>
          </table:table-cell>
          <table:table-cell table:formula="of:=([.FK15]-[.FJ15])/ABS([.FK15])" office:value-type="float" office:value="0.484411085450346" calcext:value-type="float">
            <text:p>0,484411085450346</text:p>
          </table:table-cell>
          <table:table-cell table:formula="of:=([.FL15]-[.FK15])/ABS([.FL15])" office:value-type="float" office:value="-1.11477411477411" calcext:value-type="float">
            <text:p>-1,11477411477411</text:p>
          </table:table-cell>
          <table:table-cell table:formula="of:=([.FM15]-[.FL15])/ABS([.FM15])" office:value-type="float" office:value="-3.18983957219251" calcext:value-type="float">
            <text:p>-3,18983957219251</text:p>
          </table:table-cell>
          <table:table-cell table:formula="of:=([.FN15]-[.FM15])/ABS([.FN15])" office:value-type="float" office:value="0.222222222222222" calcext:value-type="float">
            <text:p>0,222222222222222</text:p>
          </table:table-cell>
          <table:table-cell table:formula="of:=([.FO15]-[.FN15])/ABS([.FO15])" office:value-type="float" office:value="4.12244897959184" calcext:value-type="float">
            <text:p>4,12244897959184</text:p>
          </table:table-cell>
          <table:table-cell table:formula="of:=([.FP15]-[.FO15])/ABS([.FP15])" office:value-type="float" office:value="-4.37931034482759" calcext:value-type="float">
            <text:p>-4,37931034482759</text:p>
          </table:table-cell>
          <table:table-cell table:formula="of:=([.FQ15]-[.FP15])/ABS([.FQ15])" office:value-type="float" office:value="-0.946788990825688" calcext:value-type="float">
            <text:p>-0,946788990825688</text:p>
          </table:table-cell>
          <table:table-cell table:formula="of:=([.FR15]-[.FQ15])/ABS([.FR15])" office:value-type="float" office:value="4.45" calcext:value-type="float">
            <text:p>4,45</text:p>
          </table:table-cell>
          <table:table-cell table:formula="of:=([.FS15]-[.FR15])/ABS([.FS15])" office:value-type="float" office:value="1.43668122270742" calcext:value-type="float">
            <text:p>1,43668122270742</text:p>
          </table:table-cell>
          <table:table-cell table:formula="of:=([.FT15]-[.FS15])/ABS([.FT15])" office:value-type="float" office:value="-1.72929936305732" calcext:value-type="float">
            <text:p>-1,72929936305732</text:p>
          </table:table-cell>
          <table:table-cell table:formula="of:=([.FU15]-[.FT15])/ABS([.FU15])" office:value-type="float" office:value="0.754189944134078" calcext:value-type="float">
            <text:p>0,754189944134078</text:p>
          </table:table-cell>
          <table:table-cell table:formula="of:=([.FV15]-[.FU15])/ABS([.FV15])" office:value-type="float" office:value="1.30862068965517" calcext:value-type="float">
            <text:p>1,30862068965517</text:p>
          </table:table-cell>
          <table:table-cell table:formula="of:=([.FW15]-[.FV15])/ABS([.FW15])" office:value-type="float" office:value="0.059967585089141" calcext:value-type="float">
            <text:p>0,059967585089141</text:p>
          </table:table-cell>
          <table:table-cell table:formula="of:=([.FX15]-[.FW15])/ABS([.FX15])" office:value-type="float" office:value="0.0791044776119403" calcext:value-type="float">
            <text:p>0,07910447761194</text:p>
          </table:table-cell>
          <table:table-cell table:formula="of:=([.FY15]-[.FX15])/ABS([.FY15])" office:value-type="float" office:value="0.00445765230312036" calcext:value-type="float">
            <text:p>0,00445765230312</text:p>
          </table:table-cell>
          <table:table-cell table:formula="of:=([.FZ15]-[.FY15])/ABS([.FZ15])" office:value-type="float" office:value="-0.843835616438356" calcext:value-type="float">
            <text:p>-0,843835616438356</text:p>
          </table:table-cell>
          <table:table-cell table:formula="of:=([.GA15]-[.FZ15])/ABS([.GA15])" office:value-type="float" office:value="-6.76595744680851" calcext:value-type="float">
            <text:p>-6,76595744680851</text:p>
          </table:table-cell>
          <table:table-cell table:formula="of:=([.GB15]-[.GA15])/ABS([.GB15])" office:value-type="float" office:value="0.911153119092628" calcext:value-type="float">
            <text:p>0,911153119092628</text:p>
          </table:table-cell>
          <table:table-cell table:formula="of:=([.GC15]-[.GB15])/ABS([.GC15])" office:value-type="float" office:value="0.222058823529412" calcext:value-type="float">
            <text:p>0,222058823529412</text:p>
          </table:table-cell>
          <table:table-cell table:formula="of:=([.GD15]-[.GC15])/ABS([.GD15])" office:value-type="float" office:value="0.241071428571429" calcext:value-type="float">
            <text:p>0,241071428571429</text:p>
          </table:table-cell>
          <table:table-cell table:formula="of:=([.GE15]-[.GD15])/ABS([.GE15])" office:value-type="float" office:value="0.11199207135778" calcext:value-type="float">
            <text:p>0,11199207135778</text:p>
          </table:table-cell>
          <table:table-cell table:formula="of:=([.GF15]-[.GE15])/ABS([.GF15])" office:value-type="float" office:value="-0.441428571428571" calcext:value-type="float">
            <text:p>-0,441428571428571</text:p>
          </table:table-cell>
          <table:table-cell table:formula="of:=([.GG15]-[.GF15])/ABS([.GG15])" office:value-type="float" office:value="-1.66159695817491" calcext:value-type="float">
            <text:p>-1,66159695817491</text:p>
          </table:table-cell>
          <table:table-cell table:formula="of:=([.GH15]-[.GG15])/ABS([.GH15])" office:value-type="float" office:value="-1.69393139841689" calcext:value-type="float">
            <text:p>-1,69393139841689</text:p>
          </table:table-cell>
          <table:table-cell table:formula="of:=([.GI15]-[.GH15])/ABS([.GI15])" office:value-type="float" office:value="1.71240601503759" calcext:value-type="float">
            <text:p>1,71240601503759</text:p>
          </table:table-cell>
          <table:table-cell table:formula="of:=([.GJ15]-[.GI15])/ABS([.GJ15])" office:value-type="float" office:value="0.646746347941567" calcext:value-type="float">
            <text:p>0,646746347941567</text:p>
          </table:table-cell>
          <table:table-cell table:formula="of:=([.GK15]-[.GJ15])/ABS([.GK15])" office:value-type="float" office:value="-0.525835866261398" calcext:value-type="float">
            <text:p>-0,525835866261398</text:p>
          </table:table-cell>
          <table:table-cell table:formula="of:=([.GL15]-[.GK15])/ABS([.GL15])" office:value-type="float" office:value="-0.0367647058823529" calcext:value-type="float">
            <text:p>-0,036764705882353</text:p>
          </table:table-cell>
          <table:table-cell table:formula="of:=([.GM15]-[.GL15])/ABS([.GM15])" office:value-type="float" office:value="-1.38" calcext:value-type="float">
            <text:p>-1,38</text:p>
          </table:table-cell>
          <table:table-cell table:formula="of:=([.GN15]-[.GM15])/ABS([.GN15])" office:value-type="float" office:value="0.163179916317992" calcext:value-type="float">
            <text:p>0,163179916317992</text:p>
          </table:table-cell>
          <table:table-cell table:formula="of:=([.GO15]-[.GN15])/ABS([.GO15])" office:value-type="float" office:value="-3.55238095238095" calcext:value-type="float">
            <text:p>-3,55238095238095</text:p>
          </table:table-cell>
          <table:table-cell table:formula="of:=([.GP15]-[.GO15])/ABS([.GP15])" office:value-type="float" office:value="0.760820045558087" calcext:value-type="float">
            <text:p>0,760820045558087</text:p>
          </table:table-cell>
          <table:table-cell table:formula="of:=([.GQ15]-[.GP15])/ABS([.GQ15])" office:value-type="float" office:value="0.473621103117506" calcext:value-type="float">
            <text:p>0,473621103117506</text:p>
          </table:table-cell>
          <table:table-cell table:formula="of:=([.GR15]-[.GQ15])/ABS([.GR15])" office:value-type="float" office:value="0.133956386292835" calcext:value-type="float">
            <text:p>0,133956386292835</text:p>
          </table:table-cell>
          <table:table-cell table:formula="of:=([.GS15]-[.GR15])/ABS([.GS15])" office:value-type="float" office:value="-0.543269230769231" calcext:value-type="float">
            <text:p>-0,543269230769231</text:p>
          </table:table-cell>
          <table:table-cell table:formula="of:=([.GT15]-[.GS15])/ABS([.GT15])" office:value-type="float" office:value="0.33968253968254" calcext:value-type="float">
            <text:p>0,33968253968254</text:p>
          </table:table-cell>
          <table:table-cell table:formula="of:=([.GU15]-[.GT15])/ABS([.GU15])" office:value-type="float" office:value="-4.19230769230769" calcext:value-type="float">
            <text:p>-4,19230769230769</text:p>
          </table:table-cell>
          <table:table-cell table:formula="of:=([.GV15]-[.GU15])/ABS([.GV15])" office:value-type="float" office:value="-1.52298850574713" calcext:value-type="float">
            <text:p>-1,52298850574713</text:p>
          </table:table-cell>
          <table:table-cell table:formula="of:=([.GW15]-[.GV15])/ABS([.GW15])" office:value-type="float" office:value="1.63272727272727" calcext:value-type="float">
            <text:p>1,63272727272727</text:p>
          </table:table-cell>
          <table:table-cell table:formula="of:=([.GX15]-[.GW15])/ABS([.GX15])" office:value-type="float" office:value="0.254742547425474" calcext:value-type="float">
            <text:p>0,254742547425474</text:p>
          </table:table-cell>
          <table:table-cell table:formula="of:=([.GY15]-[.GX15])/ABS([.GY15])" office:value-type="float" office:value="-0.306194690265487" calcext:value-type="float">
            <text:p>-0,306194690265487</text:p>
          </table:table-cell>
          <table:table-cell table:formula="of:=([.GZ15]-[.GY15])/ABS([.GZ15])" office:value-type="float" office:value="0.442250740375123" calcext:value-type="float">
            <text:p>0,442250740375123</text:p>
          </table:table-cell>
          <table:table-cell table:formula="of:=([.HA15]-[.GZ15])/ABS([.HA15])" office:value-type="float" office:value="-0.764808362369338" calcext:value-type="float">
            <text:p>-0,764808362369338</text:p>
          </table:table-cell>
          <table:table-cell table:formula="of:=([.HB15]-[.HA15])/ABS([.HB15])" office:value-type="float" office:value="0.165697674418605" calcext:value-type="float">
            <text:p>0,165697674418605</text:p>
          </table:table-cell>
          <table:table-cell table:formula="of:=([.HC15]-[.HB15])/ABS([.HC15])" office:value-type="float" office:value="-3.27329192546584" calcext:value-type="float">
            <text:p>-3,27329192546584</text:p>
          </table:table-cell>
          <table:table-cell table:formula="of:=([.HD15]-[.HC15])/ABS([.HD15])" office:value-type="float" office:value="0.0122699386503067" calcext:value-type="float">
            <text:p>0,012269938650307</text:p>
          </table:table-cell>
          <table:table-cell table:formula="of:=([.HE15]-[.HD15])/ABS([.HE15])" office:value-type="float" office:value="0.703096539162113" calcext:value-type="float">
            <text:p>0,703096539162113</text:p>
          </table:table-cell>
          <table:table-cell table:formula="of:=([.HF15]-[.HE15])/ABS([.HF15])" office:value-type="float" office:value="0.197368421052632" calcext:value-type="float">
            <text:p>0,197368421052632</text:p>
          </table:table-cell>
          <table:table-cell table:formula="of:=([.HG15]-[.HF15])/ABS([.HG15])" office:value-type="float" office:value="-1.11764705882353" calcext:value-type="float">
            <text:p>-1,11764705882353</text:p>
          </table:table-cell>
          <table:table-cell table:formula="of:=([.HH15]-[.HG15])/ABS([.HH15])" office:value-type="float" office:value="0.594221105527638" calcext:value-type="float">
            <text:p>0,594221105527638</text:p>
          </table:table-cell>
          <table:table-cell table:formula="of:=([.HI15]-[.HH15])/ABS([.HI15])" office:value-type="float" office:value="-2.92118226600985" calcext:value-type="float">
            <text:p>-2,92118226600985</text:p>
          </table:table-cell>
          <table:table-cell table:formula="of:=([.HJ15]-[.HI15])/ABS([.HJ15])" office:value-type="float" office:value="-1.29083094555874" calcext:value-type="float">
            <text:p>-1,29083094555874</text:p>
          </table:table-cell>
          <table:table-cell table:formula="of:=([.HK15]-[.HJ15])/ABS([.HK15])" office:value-type="float" office:value="13.2448979591837" calcext:value-type="float">
            <text:p>13,2448979591837</text:p>
          </table:table-cell>
          <table:table-cell table:formula="of:=([.HL15]-[.HK15])/ABS([.HL15])" office:value-type="float" office:value="-0.546296296296296" calcext:value-type="float">
            <text:p>-0,546296296296296</text:p>
          </table:table-cell>
          <table:table-cell table:formula="of:=([.HM15]-[.HL15])/ABS([.HM15])" office:value-type="float" office:value="1.53731343283582" calcext:value-type="float">
            <text:p>1,53731343283582</text:p>
          </table:table-cell>
          <table:table-cell table:formula="of:=([.HN15]-[.HM15])/ABS([.HN15])" office:value-type="float" office:value="-2.94117647058824" calcext:value-type="float">
            <text:p>-2,94117647058824</text:p>
          </table:table-cell>
          <table:table-cell table:formula="of:=([.HO15]-[.HN15])/ABS([.HO15])" office:value-type="float" office:value="0.87621359223301" calcext:value-type="float">
            <text:p>0,87621359223301</text:p>
          </table:table-cell>
          <table:table-cell table:formula="of:=([.HP15]-[.HO15])/ABS([.HP15])" office:value-type="float" office:value="0.092511013215859" calcext:value-type="float">
            <text:p>0,092511013215859</text:p>
          </table:table-cell>
          <table:table-cell table:formula="of:=([.HQ15]-[.HP15])/ABS([.HQ15])" office:value-type="float" office:value="-4.33823529411765" calcext:value-type="float">
            <text:p>-4,33823529411765</text:p>
          </table:table-cell>
          <table:table-cell table:formula="of:=([.HR15]-[.HQ15])/ABS([.HR15])" office:value-type="float" office:value="1.30979498861048" calcext:value-type="float">
            <text:p>1,30979498861048</text:p>
          </table:table-cell>
          <table:table-cell table:formula="of:=([.HS15]-[.HR15])/ABS([.HS15])" office:value-type="float" office:value="0.351550960118168" calcext:value-type="float">
            <text:p>0,351550960118168</text:p>
          </table:table-cell>
          <table:table-cell table:formula="of:=([.HT15]-[.HS15])/ABS([.HT15])" office:value-type="float" office:value="0.440957886044591" calcext:value-type="float">
            <text:p>0,440957886044591</text:p>
          </table:table-cell>
          <table:table-cell table:formula="of:=([.HU15]-[.HT15])/ABS([.HU15])" office:value-type="float" office:value="0.139303482587065" calcext:value-type="float">
            <text:p>0,139303482587065</text:p>
          </table:table-cell>
          <table:table-cell table:formula="of:=([.HV15]-[.HU15])/ABS([.HV15])" office:value-type="float" office:value="-0.191363251481795" calcext:value-type="float">
            <text:p>-0,191363251481795</text:p>
          </table:table-cell>
          <table:table-cell table:formula="of:=([.HW15]-[.HV15])/ABS([.HW15])" office:value-type="float" office:value="-3.31021897810219" calcext:value-type="float">
            <text:p>-3,31021897810219</text:p>
          </table:table-cell>
          <table:table-cell table:formula="of:=([.HX15]-[.HW15])/ABS([.HX15])" office:value-type="float" office:value="0.58796992481203" calcext:value-type="float">
            <text:p>0,58796992481203</text:p>
          </table:table-cell>
          <table:table-cell table:formula="of:=([.HY15]-[.HX15])/ABS([.HY15])" office:value-type="float" office:value="-0.568396226415094" calcext:value-type="float">
            <text:p>-0,568396226415094</text:p>
          </table:table-cell>
          <table:table-cell table:formula="of:=([.HZ15]-[.HY15])/ABS([.HZ15])" office:value-type="float" office:value="0.013953488372093" calcext:value-type="float">
            <text:p>0,013953488372093</text:p>
          </table:table-cell>
          <table:table-cell table:formula="of:=([.IA15]-[.HZ15])/ABS([.IA15])" office:value-type="float" office:value="0.333333333333333" calcext:value-type="float">
            <text:p>0,333333333333333</text:p>
          </table:table-cell>
          <table:table-cell table:formula="of:=([.IB15]-[.IA15])/ABS([.IB15])" office:value-type="float" office:value="0.123641304347826" calcext:value-type="float">
            <text:p>0,123641304347826</text:p>
          </table:table-cell>
          <table:table-cell table:formula="of:=([.IC15]-[.IB15])/ABS([.IC15])" office:value-type="float" office:value="0.512905360688286" calcext:value-type="float">
            <text:p>0,512905360688286</text:p>
          </table:table-cell>
          <table:table-cell table:formula="of:=([.ID15]-[.IC15])/ABS([.ID15])" office:value-type="float" office:value="-0.137801204819277" calcext:value-type="float">
            <text:p>-0,137801204819277</text:p>
          </table:table-cell>
          <table:table-cell table:formula="of:=([.IE15]-[.ID15])/ABS([.IE15])" office:value-type="float" office:value="-0.359263050153531" calcext:value-type="float">
            <text:p>-0,359263050153531</text:p>
          </table:table-cell>
          <table:table-cell table:formula="of:=([.IF15]-[.IE15])/ABS([.IF15])" office:value-type="float" office:value="0.353835978835979" calcext:value-type="float">
            <text:p>0,353835978835979</text:p>
          </table:table-cell>
          <table:table-cell table:formula="of:=([.IG15]-[.IF15])/ABS([.IG15])" office:value-type="float" office:value="-0.51654964894684" calcext:value-type="float">
            <text:p>-0,51654964894684</text:p>
          </table:table-cell>
          <table:table-cell table:formula="of:=([.IH15]-[.IG15])/ABS([.IH15])" office:value-type="float" office:value="-0.147295742232451" calcext:value-type="float">
            <text:p>-0,147295742232451</text:p>
          </table:table-cell>
          <table:table-cell table:formula="of:=([.II15]-[.IH15])/ABS([.II15])" office:value-type="float" office:value="-0.413008130081301" calcext:value-type="float">
            <text:p>-0,413008130081301</text:p>
          </table:table-cell>
          <table:table-cell table:formula="of:=([.IJ15]-[.II15])/ABS([.IJ15])" office:value-type="float" office:value="0.277320799059929" calcext:value-type="float">
            <text:p>0,277320799059929</text:p>
          </table:table-cell>
          <table:table-cell table:formula="of:=([.IK15]-[.IJ15])/ABS([.IK15])" office:value-type="float" office:value="0.0058411214953271" calcext:value-type="float">
            <text:p>0,005841121495327</text:p>
          </table:table-cell>
          <table:table-cell table:formula="of:=([.IL15]-[.IK15])/ABS([.IL15])" office:value-type="float" office:value="-2.06810035842294" calcext:value-type="float">
            <text:p>-2,06810035842294</text:p>
          </table:table-cell>
          <table:table-cell table:formula="of:=([.IM15]-[.IL15])/ABS([.IM15])" office:value-type="float" office:value="0.741187384044527" calcext:value-type="float">
            <text:p>0,741187384044527</text:p>
          </table:table-cell>
          <table:table-cell table:formula="of:=([.IN15]-[.IM15])/ABS([.IN15])" office:value-type="float" office:value="0.119281045751634" calcext:value-type="float">
            <text:p>0,119281045751634</text:p>
          </table:table-cell>
          <table:table-cell table:formula="of:=([.IO15]-[.IN15])/ABS([.IO15])" office:value-type="float" office:value="-0.397260273972603" calcext:value-type="float">
            <text:p>-0,397260273972603</text:p>
          </table:table-cell>
          <table:table-cell table:formula="of:=([.IP15]-[.IO15])/ABS([.IP15])" office:value-type="float" office:value="0.315625" calcext:value-type="float">
            <text:p>0,315625</text:p>
          </table:table-cell>
          <table:table-cell table:formula="of:=([.IQ15]-[.IP15])/ABS([.IQ15])" office:value-type="float" office:value="-0.0509031198686371" calcext:value-type="float">
            <text:p>-0,050903119868637</text:p>
          </table:table-cell>
          <table:table-cell table:formula="of:=([.IR15]-[.IQ15])/ABS([.IR15])" office:value-type="float" office:value="0.178137651821862" calcext:value-type="float">
            <text:p>0,178137651821862</text:p>
          </table:table-cell>
          <table:table-cell table:formula="of:=([.IS15]-[.IR15])/ABS([.IS15])" office:value-type="float" office:value="-0.322033898305085" calcext:value-type="float">
            <text:p>-0,322033898305085</text:p>
          </table:table-cell>
          <table:table-cell table:formula="of:=([.IT15]-[.IS15])/ABS([.IT15])" office:value-type="float" office:value="-0.0274977085242896" calcext:value-type="float">
            <text:p>-0,02749770852429</text:p>
          </table:table-cell>
          <table:table-cell table:formula="of:=([.IU15]-[.IT15])/ABS([.IU15])" office:value-type="float" office:value="0.437048503611971" calcext:value-type="float">
            <text:p>0,437048503611971</text:p>
          </table:table-cell>
          <table:table-cell table:formula="of:=([.IV15]-[.IU15])/ABS([.IV15])" office:value-type="float" office:value="-0.698510078878177" calcext:value-type="float">
            <text:p>-0,698510078878177</text:p>
          </table:table-cell>
          <table:table-cell table:formula="of:=([.IW15]-[.IV15])/ABS([.IW15])" office:value-type="float" office:value="-0.299544419134396" calcext:value-type="float">
            <text:p>-0,299544419134396</text:p>
          </table:table-cell>
          <table:table-cell table:formula="of:=([.IX15]-[.IW15])/ABS([.IX15])" office:value-type="float" office:value="0.307570977917981" calcext:value-type="float">
            <text:p>0,307570977917981</text:p>
          </table:table-cell>
          <table:table-cell table:formula="of:=([.IY15]-[.IX15])/ABS([.IY15])" office:value-type="float" office:value="-0.107423580786026" calcext:value-type="float">
            <text:p>-0,107423580786026</text:p>
          </table:table-cell>
          <table:table-cell table:formula="of:=([.IZ15]-[.IY15])/ABS([.IZ15])" office:value-type="float" office:value="-0.074108818011257" calcext:value-type="float">
            <text:p>-0,074108818011257</text:p>
          </table:table-cell>
          <table:table-cell table:formula="of:=([.JA15]-[.IZ15])/ABS([.JA15])" office:value-type="float" office:value="0.438060094886663" calcext:value-type="float">
            <text:p>0,438060094886663</text:p>
          </table:table-cell>
          <table:table-cell table:formula="of:=([.JB15]-[.JA15])/ABS([.JB15])" office:value-type="float" office:value="0.103073286052009" calcext:value-type="float">
            <text:p>0,103073286052009</text:p>
          </table:table-cell>
          <table:table-cell table:formula="of:=([.JC15]-[.JB15])/ABS([.JC15])" office:value-type="float" office:value="-0.0163382988947621" calcext:value-type="float">
            <text:p>-0,016338298894762</text:p>
          </table:table-cell>
          <table:table-cell table:formula="of:=([.JD15]-[.JC15])/ABS([.JD15])" office:value-type="float" office:value="-0.0547389761784085" calcext:value-type="float">
            <text:p>-0,054738976178409</text:p>
          </table:table-cell>
          <table:table-cell table:formula="of:=([.JE15]-[.JD15])/ABS([.JE15])" office:value-type="float" office:value="0.0285573609059577" calcext:value-type="float">
            <text:p>0,028557360905958</text:p>
          </table:table-cell>
          <table:table-cell table:formula="of:=([.JF15]-[.JE15])/ABS([.JF15])" office:value-type="float" office:value="-0.180813953488372" calcext:value-type="float">
            <text:p>-0,180813953488372</text:p>
          </table:table-cell>
          <table:table-cell table:formula="of:=([.JG15]-[.JF15])/ABS([.JG15])" office:value-type="float" office:value="-0.316998468606432" calcext:value-type="float">
            <text:p>-0,316998468606432</text:p>
          </table:table-cell>
          <table:table-cell table:formula="of:=([.JH15]-[.JG15])/ABS([.JH15])" office:value-type="float" office:value="0.321910695742471" calcext:value-type="float">
            <text:p>0,321910695742471</text:p>
          </table:table-cell>
          <table:table-cell table:formula="of:=([.JI15]-[.JH15])/ABS([.JI15])" office:value-type="float" office:value="0.303687635574837" calcext:value-type="float">
            <text:p>0,303687635574837</text:p>
          </table:table-cell>
          <table:table-cell table:formula="of:=([.JJ15]-[.JI15])/ABS([.JJ15])" office:value-type="float" office:value="-0.317770366841353" calcext:value-type="float">
            <text:p>-0,317770366841353</text:p>
          </table:table-cell>
          <table:table-cell table:formula="of:=([.JK15]-[.JJ15])/ABS([.JK15])" office:value-type="float" office:value="0.201597565614302" calcext:value-type="float">
            <text:p>0,201597565614302</text:p>
          </table:table-cell>
          <table:table-cell table:formula="of:=([.JL15]-[.JK15])/ABS([.JL15])" office:value-type="float" office:value="0.124250499666889" calcext:value-type="float">
            <text:p>0,124250499666889</text:p>
          </table:table-cell>
          <table:table-cell table:formula="of:=([.JM15]-[.JL15])/ABS([.JM15])" office:value-type="float" office:value="-0.0756001433178072" calcext:value-type="float">
            <text:p>-0,075600143317807</text:p>
          </table:table-cell>
          <table:table-cell table:formula="of:=([.JN15]-[.JM15])/ABS([.JN15])" office:value-type="float" office:value="-0.480636604774536" calcext:value-type="float">
            <text:p>-0,480636604774536</text:p>
          </table:table-cell>
          <table:table-cell table:formula="of:=([.JO15]-[.JN15])/ABS([.JO15])" office:value-type="float" office:value="0.30211032950759" calcext:value-type="float">
            <text:p>0,30211032950759</text:p>
          </table:table-cell>
          <table:table-cell table:formula="of:=([.JP15]-[.JO15])/ABS([.JP15])" office:value-type="float" office:value="0.0516151685393258" calcext:value-type="float">
            <text:p>0,051615168539326</text:p>
          </table:table-cell>
          <table:table-cell table:formula="of:=([.JQ15]-[.JP15])/ABS([.JQ15])" office:value-type="float" office:value="-0.0204227875313508" calcext:value-type="float">
            <text:p>-0,020422787531351</text:p>
          </table:table-cell>
          <table:table-cell table:formula="of:=([.JR15]-[.JQ15])/ABS([.JR15])" office:value-type="float" office:value="0.116772151898734" calcext:value-type="float">
            <text:p>0,116772151898734</text:p>
          </table:table-cell>
          <table:table-cell table:formula="of:=([.JS15]-[.JR15])/ABS([.JS15])" office:value-type="float" office:value="0.0927361469997129" calcext:value-type="float">
            <text:p>0,092736146999713</text:p>
          </table:table-cell>
          <table:table-cell table:formula="of:=([.JT15]-[.JS15])/ABS([.JT15])" office:value-type="float" office:value="-0.212321615036547" calcext:value-type="float">
            <text:p>-0,212321615036547</text:p>
          </table:table-cell>
          <table:table-cell table:formula="of:=([.JU15]-[.JT15])/ABS([.JU15])" office:value-type="float" office:value="0.0339609952925353" calcext:value-type="float">
            <text:p>0,033960995292535</text:p>
          </table:table-cell>
          <table:table-cell table:formula="of:=([.JV15]-[.JU15])/ABS([.JV15])" office:value-type="float" office:value="0.0866093366093366" calcext:value-type="float">
            <text:p>0,086609336609337</text:p>
          </table:table-cell>
          <table:table-cell table:formula="of:=([.JW15]-[.JV15])/ABS([.JW15])" office:value-type="float" office:value="0.0289293170295258" calcext:value-type="float">
            <text:p>0,028929317029526</text:p>
          </table:table-cell>
          <table:table-cell table:formula="of:=([.JX15]-[.JW15])/ABS([.JX15])" office:value-type="float" office:value="0.135824742268041" calcext:value-type="float">
            <text:p>0,135824742268041</text:p>
          </table:table-cell>
          <table:table-cell table:formula="of:=([.JY15]-[.JX15])/ABS([.JY15])" office:value-type="float" office:value="-0.00466079751424133" calcext:value-type="float">
            <text:p>-0,004660797514241</text:p>
          </table:table-cell>
          <table:table-cell table:formula="of:=([.JZ15]-[.JY15])/ABS([.JZ15])" office:value-type="float" office:value="-0.0340026773761714" calcext:value-type="float">
            <text:p>-0,034002677376171</text:p>
          </table:table-cell>
          <table:table-cell table:formula="of:=([.KA15]-[.JZ15])/ABS([.KA15])" office:value-type="float" office:value="-0.184586108468126" calcext:value-type="float">
            <text:p>-0,184586108468126</text:p>
          </table:table-cell>
          <table:table-cell table:formula="of:=([.KB15]-[.KA15])/ABS([.KB15])" office:value-type="float" office:value="-0.183558558558559" calcext:value-type="float">
            <text:p>-0,183558558558559</text:p>
          </table:table-cell>
          <table:table-cell table:formula="of:=([.KC15]-[.KB15])/ABS([.KC15])" office:value-type="float" office:value="0.27292576419214" calcext:value-type="float">
            <text:p>0,27292576419214</text:p>
          </table:table-cell>
          <table:table-cell table:formula="of:=([.KD15]-[.KC15])/ABS([.KD15])" office:value-type="float" office:value="0.0995330548046203" calcext:value-type="float">
            <text:p>0,09953305480462</text:p>
          </table:table-cell>
          <table:table-cell table:formula="of:=([.KE15]-[.KD15])/ABS([.KE15])" office:value-type="float" office:value="0.121735376645802" calcext:value-type="float">
            <text:p>0,121735376645802</text:p>
          </table:table-cell>
          <table:table-cell table:formula="of:=([.KF15]-[.KE15])/ABS([.KF15])" office:value-type="float" office:value="-0.284090909090909" calcext:value-type="float">
            <text:p>-0,284090909090909</text:p>
          </table:table-cell>
          <table:table-cell table:formula="of:=([.KG15]-[.KF15])/ABS([.KG15])" office:value-type="float" office:value="0.0805300713557594" calcext:value-type="float">
            <text:p>0,08053007135576</text:p>
          </table:table-cell>
          <table:table-cell table:formula="of:=([.KH15]-[.KG15])/ABS([.KH15])" office:value-type="float" office:value="-0.154457193292145" calcext:value-type="float">
            <text:p>-0,154457193292145</text:p>
          </table:table-cell>
          <table:table-cell table:formula="of:=([.KI15]-[.KH15])/ABS([.KI15])" office:value-type="float" office:value="0.0406435224386113" calcext:value-type="float">
            <text:p>0,040643522438611</text:p>
          </table:table-cell>
          <table:table-cell table:formula="of:=([.KJ15]-[.KI15])/ABS([.KJ15])" office:value-type="float" office:value="0.250317393144308" calcext:value-type="float">
            <text:p>0,250317393144308</text:p>
          </table:table-cell>
          <table:table-cell table:formula="of:=([.KK15]-[.KJ15])/ABS([.KK15])" office:value-type="float" office:value="-0.038453087233575" calcext:value-type="float">
            <text:p>-0,038453087233575</text:p>
          </table:table-cell>
          <table:table-cell table:formula="of:=([.KL15]-[.KK15])/ABS([.KL15])" office:value-type="float" office:value="-0.0165289256198347" calcext:value-type="float">
            <text:p>-0,016528925619835</text:p>
          </table:table-cell>
          <table:table-cell table:formula="of:=([.KM15]-[.KL15])/ABS([.KM15])" office:value-type="float" office:value="-0.322990543735225" calcext:value-type="float">
            <text:p>-0,322990543735225</text:p>
          </table:table-cell>
          <table:table-cell table:formula="of:=([.KN15]-[.KM15])/ABS([.KN15])" office:value-type="float" office:value="-0.816425120772947" calcext:value-type="float">
            <text:p>-0,816425120772947</text:p>
          </table:table-cell>
          <table:table-cell table:formula="of:=([.KO15]-[.KN15])/ABS([.KO15])" office:value-type="float" office:value="0.0995650072498792" calcext:value-type="float">
            <text:p>0,099565007249879</text:p>
          </table:table-cell>
          <table:table-cell table:formula="of:=([.KP15]-[.KO15])/ABS([.KP15])" office:value-type="float" office:value="-0.205710955710956" calcext:value-type="float">
            <text:p>-0,205710955710956</text:p>
          </table:table-cell>
          <table:table-cell table:formula="of:=([.KQ15]-[.KP15])/ABS([.KQ15])" office:value-type="float" office:value="0.422416694715584" calcext:value-type="float">
            <text:p>0,422416694715584</text:p>
          </table:table-cell>
          <table:table-cell table:formula="of:=([.KR15]-[.KQ15])/ABS([.KR15])" office:value-type="float" office:value="-0.28115567054765" calcext:value-type="float">
            <text:p>-0,28115567054765</text:p>
          </table:table-cell>
          <table:table-cell table:formula="of:=([.KS15]-[.KR15])/ABS([.KS15])" office:value-type="float" office:value="0.115560640732265" calcext:value-type="float">
            <text:p>0,115560640732265</text:p>
          </table:table-cell>
          <table:table-cell table:formula="of:=([.KT15]-[.KS15])/ABS([.KT15])" office:value-type="float" office:value="-0.0559806685461136" calcext:value-type="float">
            <text:p>-0,055980668546114</text:p>
          </table:table-cell>
          <table:table-cell table:formula="of:=([.KU15]-[.KT15])/ABS([.KU15])" office:value-type="float" office:value="-0.0290095317032739" calcext:value-type="float">
            <text:p>-0,029009531703274</text:p>
          </table:table-cell>
          <table:table-cell table:formula="of:=([.KV15]-[.KU15])/ABS([.KV15])" office:value-type="float" office:value="-0.0825482279048901" calcext:value-type="float">
            <text:p>-0,08254822790489</text:p>
          </table:table-cell>
          <table:table-cell table:formula="of:=([.KW15]-[.KV15])/ABS([.KW15])" office:value-type="float" office:value="-0.136664966853646" calcext:value-type="float">
            <text:p>-0,136664966853646</text:p>
          </table:table-cell>
          <table:table-cell table:formula="of:=([.KX15]-[.KW15])/ABS([.KX15])" office:value-type="float" office:value="0.307311903920876" calcext:value-type="float">
            <text:p>0,307311903920876</text:p>
          </table:table-cell>
          <table:table-cell table:formula="of:=([.KY15]-[.KX15])/ABS([.KY15])" office:value-type="float" office:value="0.0432578573842514" calcext:value-type="float">
            <text:p>0,043257857384252</text:p>
          </table:table-cell>
          <table:table-cell table:formula="of:=([.KZ15]-[.KY15])/ABS([.KZ15])" office:value-type="float" office:value="-0.187399678972713" calcext:value-type="float">
            <text:p>-0,187399678972713</text:p>
          </table:table-cell>
          <table:table-cell table:formula="of:=([.LA15]-[.KZ15])/ABS([.LA15])" office:value-type="float" office:value="0.122535211267606" calcext:value-type="float">
            <text:p>0,122535211267606</text:p>
          </table:table-cell>
          <table:table-cell table:formula="of:=([.LB15]-[.LA15])/ABS([.LB15])" office:value-type="float" office:value="-0.0338551146705497" calcext:value-type="float">
            <text:p>-0,03385511467055</text:p>
          </table:table-cell>
          <table:table-cell table:formula="of:=([.LC15]-[.LB15])/ABS([.LC15])" office:value-type="float" office:value="-0.216024789729969" calcext:value-type="float">
            <text:p>-0,216024789729969</text:p>
          </table:table-cell>
          <table:table-cell table:formula="of:=([.LD15]-[.LC15])/ABS([.LD15])" office:value-type="float" office:value="-0.0400552486187845" calcext:value-type="float">
            <text:p>-0,040055248618785</text:p>
          </table:table-cell>
          <table:table-cell table:formula="of:=([.LE15]-[.LD15])/ABS([.LE15])" office:value-type="float" office:value="0.35929203539823" calcext:value-type="float">
            <text:p>0,35929203539823</text:p>
          </table:table-cell>
          <table:table-cell table:formula="of:=([.LF15]-[.LE15])/ABS([.LF15])" office:value-type="float" office:value="-0.0557458735596387" calcext:value-type="float">
            <text:p>-0,055745873559639</text:p>
          </table:table-cell>
          <table:table-cell table:formula="of:=([.LG15]-[.LF15])/ABS([.LG15])" office:value-type="float" office:value="-2.7121387283237" calcext:value-type="float">
            <text:p>-2,7121387283237</text:p>
          </table:table-cell>
          <table:table-cell table:formula="of:=([.LH15]-[.LG15])/ABS([.LH15])" office:value-type="float" office:value="-2.39291465378422" calcext:value-type="float">
            <text:p>-2,39291465378422</text:p>
          </table:table-cell>
          <table:table-cell table:formula="of:=([.LI15]-[.LH15])/ABS([.LI15])" office:value-type="float" office:value="1.76951672862454" calcext:value-type="float">
            <text:p>1,76951672862454</text:p>
          </table:table-cell>
          <table:table-cell table:formula="of:=([.LJ15]-[.LI15])/ABS([.LJ15])" office:value-type="float" office:value="0.259633027522936" calcext:value-type="float">
            <text:p>0,259633027522936</text:p>
          </table:table-cell>
          <table:table-cell table:formula="of:=([.LK15]-[.LJ15])/ABS([.LK15])" office:value-type="float" office:value="0.18474195961107" calcext:value-type="float">
            <text:p>0,18474195961107</text:p>
          </table:table-cell>
          <table:table-cell table:formula="of:=([.LL15]-[.LK15])/ABS([.LL15])" office:value-type="float" office:value="0.219042056074766" calcext:value-type="float">
            <text:p>0,219042056074766</text:p>
          </table:table-cell>
          <table:table-cell table:formula="of:=([.LM15]-[.LL15])/ABS([.LM15])" office:value-type="float" office:value="-0.650916104146577" calcext:value-type="float">
            <text:p>-0,650916104146577</text:p>
          </table:table-cell>
          <table:table-cell table:formula="of:=([.LN15]-[.LM15])/ABS([.LN15])" office:value-type="float" office:value="-0.240430622009569" calcext:value-type="float">
            <text:p>-0,240430622009569</text:p>
          </table:table-cell>
          <table:table-cell table:formula="of:=([.LO15]-[.LN15])/ABS([.LO15])" office:value-type="float" office:value="-0.395659432387312" calcext:value-type="float">
            <text:p>-0,395659432387312</text:p>
          </table:table-cell>
          <table:table-cell table:formula="of:=([.LP15]-[.LO15])/ABS([.LP15])" office:value-type="float" office:value="0.64826776277158" calcext:value-type="float">
            <text:p>0,64826776277158</text:p>
          </table:table-cell>
          <table:table-cell table:formula="of:=([.LQ15]-[.LP15])/ABS([.LQ15])" office:value-type="float" office:value="0.109309623430962" calcext:value-type="float">
            <text:p>0,109309623430962</text:p>
          </table:table-cell>
          <table:table-cell table:formula="of:=([.LR15]-[.LQ15])/ABS([.LR15])" office:value-type="float" office:value="0.0895238095238095" calcext:value-type="float">
            <text:p>0,08952380952381</text:p>
          </table:table-cell>
          <table:table-cell table:formula="of:=([.LS15]-[.LR15])/ABS([.LS15])" office:value-type="float" office:value="-0.275045537340619" calcext:value-type="float">
            <text:p>-0,275045537340619</text:p>
          </table:table-cell>
          <table:table-cell table:formula="of:=([.LT15]-[.LS15])/ABS([.LT15])" office:value-type="float" office:value="-1.82020547945205" calcext:value-type="float">
            <text:p>-1,82020547945205</text:p>
          </table:table-cell>
          <table:table-cell table:formula="of:=([.LU15]-[.LT15])/ABS([.LU15])" office:value-type="float" office:value="0.351831298557159" calcext:value-type="float">
            <text:p>0,351831298557159</text:p>
          </table:table-cell>
          <table:table-cell table:formula="of:=([.LV15]-[.LU15])/ABS([.LV15])" office:value-type="float" office:value="-0.511744966442953" calcext:value-type="float">
            <text:p>-0,511744966442953</text:p>
          </table:table-cell>
          <table:table-cell table:formula="of:=([.LW15]-[.LV15])/ABS([.LW15])" office:value-type="float" office:value="-0.674157303370787" calcext:value-type="float">
            <text:p>-0,674157303370787</text:p>
          </table:table-cell>
          <table:table-cell table:formula="of:=([.LX15]-[.LW15])/ABS([.LX15])" office:value-type="float" office:value="0.657032755298651" calcext:value-type="float">
            <text:p>0,657032755298651</text:p>
          </table:table-cell>
          <table:table-cell table:formula="of:=([.LY15]-[.LX15])/ABS([.LY15])" office:value-type="float" office:value="-0.320610687022901" calcext:value-type="float">
            <text:p>-0,320610687022901</text:p>
          </table:table-cell>
          <table:table-cell table:formula="of:=([.LZ15]-[.LY15])/ABS([.LZ15])" office:value-type="float" office:value="0.430021754894851" calcext:value-type="float">
            <text:p>0,430021754894851</text:p>
          </table:table-cell>
          <table:table-cell table:formula="of:=([.MA15]-[.LZ15])/ABS([.MA15])" office:value-type="float" office:value="0.216031836270608" calcext:value-type="float">
            <text:p>0,216031836270608</text:p>
          </table:table-cell>
          <table:table-cell table:formula="of:=([.MB15]-[.MA15])/ABS([.MB15])" office:value-type="float" office:value="-1.00341685649203" calcext:value-type="float">
            <text:p>-1,00341685649203</text:p>
          </table:table-cell>
          <table:table-cell table:formula="of:=([.MC15]-[.MB15])/ABS([.MC15])" office:value-type="float" office:value="0.00678733031674208" calcext:value-type="float">
            <text:p>0,006787330316742</text:p>
          </table:table-cell>
          <table:table-cell table:formula="of:=([.MD15]-[.MC15])/ABS([.MD15])" office:value-type="float" office:value="-0.463576158940397" calcext:value-type="float">
            <text:p>-0,463576158940397</text:p>
          </table:table-cell>
          <table:table-cell table:formula="of:=([.ME15]-[.MD15])/ABS([.ME15])" office:value-type="float" office:value="0.484201537147737" calcext:value-type="float">
            <text:p>0,484201537147737</text:p>
          </table:table-cell>
          <table:table-cell table:formula="of:=([.MF15]-[.ME15])/ABS([.MF15])" office:value-type="float" office:value="-0.205973223480947" calcext:value-type="float">
            <text:p>-0,205973223480947</text:p>
          </table:table-cell>
          <table:table-cell table:formula="of:=([.MG15]-[.MF15])/ABS([.MG15])" office:value-type="float" office:value="-0.0231822971548999" calcext:value-type="float">
            <text:p>-0,0231822971549</text:p>
          </table:table-cell>
          <table:table-cell table:formula="of:=([.MH15]-[.MG15])/ABS([.MH15])" office:value-type="float" office:value="-0.085812356979405" calcext:value-type="float">
            <text:p>-0,085812356979405</text:p>
          </table:table-cell>
          <table:table-cell table:formula="of:=([.MI15]-[.MH15])/ABS([.MI15])" office:value-type="float" office:value="-27.1935483870968" calcext:value-type="float">
            <text:p>-27,1935483870968</text:p>
          </table:table-cell>
          <table:table-cell table:formula="of:=([.MJ15]-[.MI15])/ABS([.MJ15])" office:value-type="float" office:value="-1.22794117647059" calcext:value-type="float">
            <text:p>-1,22794117647059</text:p>
          </table:table-cell>
          <table:table-cell table:formula="of:=([.MK15]-[.MJ15])/ABS([.MK15])" office:value-type="float" office:value="1.2176" calcext:value-type="float">
            <text:p>1,2176</text:p>
          </table:table-cell>
          <table:table-cell table:formula="of:=([.ML15]-[.MK15])/ABS([.ML15])" office:value-type="float" office:value="-0.307531380753138" calcext:value-type="float">
            <text:p>-0,307531380753138</text:p>
          </table:table-cell>
          <table:table-cell table:formula="of:=([.MM15]-[.ML15])/ABS([.MM15])" office:value-type="float" office:value="0.681545636242505" calcext:value-type="float">
            <text:p>0,681545636242505</text:p>
          </table:table-cell>
          <table:table-cell table:formula="of:=([.MN15]-[.MM15])/ABS([.MN15])" office:value-type="float" office:value="-0.697963800904977" calcext:value-type="float">
            <text:p>-0,697963800904977</text:p>
          </table:table-cell>
          <table:table-cell table:formula="of:=([.MO15]-[.MN15])/ABS([.MO15])" office:value-type="float" office:value="-2.34848484848485" calcext:value-type="float">
            <text:p>-2,34848484848485</text:p>
          </table:table-cell>
          <table:table-cell table:formula="of:=([.MP15]-[.MO15])/ABS([.MP15])" office:value-type="float" office:value="-3.5631067961165" calcext:value-type="float">
            <text:p>-3,5631067961165</text:p>
          </table:table-cell>
          <table:table-cell table:formula="of:=([.MQ15]-[.MP15])/ABS([.MQ15])" office:value-type="float" office:value="-0.804554079696395" calcext:value-type="float">
            <text:p>-0,804554079696395</text:p>
          </table:table-cell>
          <table:table-cell table:formula="of:=([.MR15]-[.MQ15])/ABS([.MR15])" office:value-type="float" office:value="2.86879432624113" calcext:value-type="float">
            <text:p>2,86879432624113</text:p>
          </table:table-cell>
          <table:table-cell table:formula="of:=([.MS15]-[.MR15])/ABS([.MS15])" office:value-type="float" office:value="0.541463414634146" calcext:value-type="float">
            <text:p>0,541463414634146</text:p>
          </table:table-cell>
          <table:table-cell table:formula="of:=([.MT15]-[.MS15])/ABS([.MT15])" office:value-type="float" office:value="0.0375586854460094" calcext:value-type="float">
            <text:p>0,037558685446009</text:p>
          </table:table-cell>
          <table:table-cell table:formula="of:=([.MU15]-[.MT15])/ABS([.MU15])" office:value-type="float" office:value="-0.359574468085106" calcext:value-type="float">
            <text:p>-0,359574468085106</text:p>
          </table:table-cell>
          <table:table-cell table:formula="of:=([.MV15]-[.MU15])/ABS([.MV15])" office:value-type="float" office:value="-0.398809523809524" calcext:value-type="float">
            <text:p>-0,398809523809524</text:p>
          </table:table-cell>
          <table:table-cell table:formula="of:=([.MW15]-[.MV15])/ABS([.MW15])" office:value-type="float" office:value="-1.48888888888889" calcext:value-type="float">
            <text:p>-1,48888888888889</text:p>
          </table:table-cell>
          <table:table-cell table:formula="of:=([.MX15]-[.MW15])/ABS([.MX15])" office:value-type="float" office:value="-1.28242677824268" calcext:value-type="float">
            <text:p>-1,28242677824268</text:p>
          </table:table-cell>
          <table:table-cell table:formula="of:=([.MY15]-[.MX15])/ABS([.MY15])" office:value-type="float" office:value="5.63888888888889" calcext:value-type="float">
            <text:p>5,63888888888889</text:p>
          </table:table-cell>
          <table:table-cell table:formula="of:=([.MZ15]-[.MY15])/ABS([.MZ15])" office:value-type="float" office:value="3.4" calcext:value-type="float">
            <text:p>3,4</text:p>
          </table:table-cell>
          <table:table-cell table:formula="of:=([.NA15]-[.MZ15])/ABS([.NA15])" office:value-type="float" office:value="0.876543209876543" calcext:value-type="float">
            <text:p>0,876543209876543</text:p>
          </table:table-cell>
          <table:table-cell table:formula="of:=([.NB15]-[.NA15])/ABS([.NB15])" office:value-type="float" office:value="-2.51875" calcext:value-type="float">
            <text:p>-2,51875</text:p>
          </table:table-cell>
          <table:table-cell table:formula="of:=([.NC15]-[.NB15])/ABS([.NC15])" office:value-type="float" office:value="1.4833836858006" calcext:value-type="float">
            <text:p>1,4833836858006</text:p>
          </table:table-cell>
          <table:table-cell table:formula="of:=([.ND15]-[.NC15])/ABS([.ND15])" office:value-type="float" office:value="-2.05414012738854" calcext:value-type="float">
            <text:p>-2,05414012738854</text:p>
          </table:table-cell>
          <table:table-cell table:formula="of:=([.NE15]-[.ND15])/ABS([.NE15])" office:value-type="float" office:value="-0.364372469635627" calcext:value-type="float">
            <text:p>-0,364372469635627</text:p>
          </table:table-cell>
          <table:table-cell table:formula="of:=([.NF15]-[.NE15])/ABS([.NF15])" office:value-type="float" office:value="3.24545454545455" calcext:value-type="float">
            <text:p>3,24545454545455</text:p>
          </table:table-cell>
          <table:table-cell table:formula="of:=([.NG15]-[.NF15])/ABS([.NG15])" office:value-type="float" office:value="0.425587467362924" calcext:value-type="float">
            <text:p>0,425587467362924</text:p>
          </table:table-cell>
          <table:table-cell table:formula="of:=([.NH15]-[.NG15])/ABS([.NH15])" office:value-type="float" office:value="0.593849416755037" calcext:value-type="float">
            <text:p>0,593849416755037</text:p>
          </table:table-cell>
          <table:table-cell table:formula="of:=([.NI15]-[.NH15])/ABS([.NI15])" office:value-type="float" office:value="-1.6638418079096" calcext:value-type="float">
            <text:p>-1,6638418079096</text:p>
          </table:table-cell>
        </table:table-row>
        <table:table-row table:style-name="ro1">
          <table:table-cell office:value-type="string" calcext:value-type="string">
            <text:p>Diff Excess Mortality per Week 2020/21</text:p>
          </table:table-cell>
          <table:table-cell table:number-columns-repeated="7"/>
          <table:table-cell table:formula="of:=SUM([.C21:.I21])" office:value-type="float" office:value="13.0670443990624" calcext:value-type="float">
            <text:p>13,0670443990624</text:p>
          </table:table-cell>
          <table:table-cell table:number-columns-repeated="6"/>
          <table:table-cell table:formula="of:=SUM([.J21:.P21])" office:value-type="float" office:value="-19.693039064333" calcext:value-type="float">
            <text:p>-19,693039064333</text:p>
          </table:table-cell>
          <table:table-cell table:number-columns-repeated="6"/>
          <table:table-cell table:formula="of:=SUM([.Q21:.W21])" office:value-type="float" office:value="2.68981348871093" calcext:value-type="float">
            <text:p>2,68981348871093</text:p>
          </table:table-cell>
          <table:table-cell table:number-columns-repeated="6"/>
          <table:table-cell table:formula="of:=SUM([.X21:.AD21])" office:value-type="float" office:value="0.024678647436893" calcext:value-type="float">
            <text:p>0,024678647436893</text:p>
          </table:table-cell>
          <table:table-cell table:number-columns-repeated="6"/>
          <table:table-cell table:formula="of:=SUM([.AE21:.AK21])" office:value-type="float" office:value="-2.73048855509448" calcext:value-type="float">
            <text:p>-2,73048855509448</text:p>
          </table:table-cell>
          <table:table-cell table:number-columns-repeated="6"/>
          <table:table-cell table:formula="of:=SUM([.AL21:.AR21])" office:value-type="float" office:value="-0.477730025674473" calcext:value-type="float">
            <text:p>-0,477730025674473</text:p>
          </table:table-cell>
          <table:table-cell table:number-columns-repeated="6"/>
          <table:table-cell table:formula="of:=SUM([.AS21:.AY21])" office:value-type="float" office:value="-27.0346559040349" calcext:value-type="float">
            <text:p>-27,0346559040349</text:p>
          </table:table-cell>
          <table:table-cell table:number-columns-repeated="6"/>
          <table:table-cell table:formula="of:=SUM([.AZ21:.BF21])" office:value-type="float" office:value="-4.17130094347222" calcext:value-type="float">
            <text:p>-4,17130094347222</text:p>
          </table:table-cell>
          <table:table-cell table:number-columns-repeated="6"/>
          <table:table-cell table:formula="of:=SUM([.BG21:.BM21])" office:value-type="float" office:value="2.68821132994285" calcext:value-type="float">
            <text:p>2,68821132994285</text:p>
          </table:table-cell>
          <table:table-cell table:number-columns-repeated="6"/>
          <table:table-cell table:formula="of:=SUM([.BN21:.BT21])" office:value-type="float" office:value="4.06811884410753" calcext:value-type="float">
            <text:p>4,06811884410753</text:p>
          </table:table-cell>
          <table:table-cell table:number-columns-repeated="6"/>
          <table:table-cell table:formula="of:=SUM([.BU21:.CA21])" office:value-type="float" office:value="-1.34218607660453" calcext:value-type="float">
            <text:p>-1,34218607660453</text:p>
          </table:table-cell>
          <table:table-cell table:number-columns-repeated="6"/>
          <table:table-cell table:formula="of:=SUM([.CB21:.CH21])" office:value-type="float" office:value="-0.923764341564173" calcext:value-type="float">
            <text:p>-0,923764341564173</text:p>
          </table:table-cell>
          <table:table-cell table:number-columns-repeated="6"/>
          <table:table-cell table:formula="of:=SUM([.CI21:.CO21])" office:value-type="float" office:value="-8.56089075579927" calcext:value-type="float">
            <text:p>-8,56089075579927</text:p>
          </table:table-cell>
          <table:table-cell table:number-columns-repeated="6"/>
          <table:table-cell table:formula="of:=SUM([.CP21:.CV21])" office:value-type="float" office:value="-11.0135805657107" calcext:value-type="float">
            <text:p>-11,0135805657107</text:p>
          </table:table-cell>
          <table:table-cell table:number-columns-repeated="6"/>
          <table:table-cell table:formula="of:=SUM([.CW21:.DC21])" office:value-type="float" office:value="-5.82008580761929" calcext:value-type="float">
            <text:p>-5,82008580761929</text:p>
          </table:table-cell>
          <table:table-cell table:number-columns-repeated="6"/>
          <table:table-cell table:formula="of:=SUM([.DD21:.DJ21])" office:value-type="float" office:value="-1002.15378030767" calcext:value-type="float">
            <text:p>-1002,15378030767</text:p>
          </table:table-cell>
          <table:table-cell table:number-columns-repeated="6"/>
          <table:table-cell table:formula="of:=SUM([.DK21:.DQ21])" office:value-type="float" office:value="0.943411904049915" calcext:value-type="float">
            <text:p>0,943411904049915</text:p>
          </table:table-cell>
          <table:table-cell table:number-columns-repeated="6"/>
          <table:table-cell table:formula="of:=SUM([.DR21:.DX21])" office:value-type="float" office:value="32.3703949318812" calcext:value-type="float">
            <text:p>32,3703949318812</text:p>
          </table:table-cell>
          <table:table-cell table:number-columns-repeated="6"/>
          <table:table-cell table:formula="of:=SUM([.DY21:.EE21])" office:value-type="float" office:value="-143.447806839086" calcext:value-type="float">
            <text:p>-143,447806839086</text:p>
          </table:table-cell>
          <table:table-cell table:number-columns-repeated="6"/>
          <table:table-cell table:formula="of:=SUM([.EF21:.EL21])" office:value-type="float" office:value="16.8947467379384" calcext:value-type="float">
            <text:p>16,8947467379384</text:p>
          </table:table-cell>
          <table:table-cell table:number-columns-repeated="6"/>
          <table:table-cell table:formula="of:=SUM([.EM21:.ES21])" office:value-type="float" office:value="-2.82025816946234" calcext:value-type="float">
            <text:p>-2,82025816946234</text:p>
          </table:table-cell>
          <table:table-cell table:number-columns-repeated="6"/>
          <table:table-cell table:formula="of:=SUM([.ET21:.EZ21])" office:value-type="float" office:value="42.2130010171517" calcext:value-type="float">
            <text:p>42,2130010171517</text:p>
          </table:table-cell>
          <table:table-cell table:number-columns-repeated="6"/>
          <table:table-cell table:formula="of:=SUM([.FA21:.FG21])" office:value-type="float" office:value="-2.58791949287855" calcext:value-type="float">
            <text:p>-2,58791949287855</text:p>
          </table:table-cell>
          <table:table-cell table:number-columns-repeated="6"/>
          <table:table-cell table:formula="of:=SUM([.FH21:.FN21])" office:value-type="float" office:value="-3.19634735817474" calcext:value-type="float">
            <text:p>-3,19634735817474</text:p>
          </table:table-cell>
          <table:table-cell table:number-columns-repeated="6"/>
          <table:table-cell table:formula="of:=SUM([.FO21:.FU21])" office:value-type="float" office:value="3.70792144772274" calcext:value-type="float">
            <text:p>3,70792144772274</text:p>
          </table:table-cell>
          <table:table-cell table:number-columns-repeated="6"/>
          <table:table-cell table:formula="of:=SUM([.FV21:.GB21])" office:value-type="float" office:value="-5.24648953949486" calcext:value-type="float">
            <text:p>-5,24648953949486</text:p>
          </table:table-cell>
          <table:table-cell table:number-columns-repeated="6"/>
          <table:table-cell table:formula="of:=SUM([.GC21:.GI21])" office:value-type="float" office:value="-1.50942858952415" calcext:value-type="float">
            <text:p>-1,50942858952415</text:p>
          </table:table-cell>
          <table:table-cell table:number-columns-repeated="6"/>
          <table:table-cell table:formula="of:=SUM([.GJ21:.GP21])" office:value-type="float" office:value="-3.92423521470706" calcext:value-type="float">
            <text:p>-3,92423521470706</text:p>
          </table:table-cell>
          <table:table-cell table:number-columns-repeated="6"/>
          <table:table-cell table:formula="of:=SUM([.GQ21:.GW21])" office:value-type="float" office:value="-3.6785781270039" calcext:value-type="float">
            <text:p>-3,6785781270039</text:p>
          </table:table-cell>
          <table:table-cell table:number-columns-repeated="6"/>
          <table:table-cell table:formula="of:=SUM([.GX21:.HD21])" office:value-type="float" office:value="-3.46933407723115" calcext:value-type="float">
            <text:p>-3,46933407723115</text:p>
          </table:table-cell>
          <table:table-cell table:number-columns-repeated="6"/>
          <table:table-cell table:formula="of:=SUM([.HE21:.HK21])" office:value-type="float" office:value="9.40992375453393" calcext:value-type="float">
            <text:p>9,40992375453393</text:p>
          </table:table-cell>
          <table:table-cell table:number-columns-repeated="6"/>
          <table:table-cell table:formula="of:=SUM([.HL21:.HR21])" office:value-type="float" office:value="-4.00987503410701" calcext:value-type="float">
            <text:p>-4,00987503410701</text:p>
          </table:table-cell>
          <table:table-cell table:number-columns-repeated="6"/>
          <table:table-cell table:formula="of:=SUM([.HS21:.HY21])" office:value-type="float" office:value="-2.55019620243722" calcext:value-type="float">
            <text:p>-2,55019620243722</text:p>
          </table:table-cell>
          <table:table-cell table:number-columns-repeated="6"/>
          <table:table-cell table:formula="of:=SUM([.HZ21:.IF21])" office:value-type="float" office:value="0.840605210604709" calcext:value-type="float">
            <text:p>0,840605210604709</text:p>
          </table:table-cell>
          <table:table-cell table:number-columns-repeated="6"/>
          <table:table-cell table:formula="of:=SUM([.IG21:.IM21])" office:value-type="float" office:value="-2.12060457508375" calcext:value-type="float">
            <text:p>-2,12060457508375</text:p>
          </table:table-cell>
          <table:table-cell table:number-columns-repeated="6"/>
          <table:table-cell table:formula="of:=SUM([.IN21:.IT21])" office:value-type="float" office:value="-0.184651303097118" calcext:value-type="float">
            <text:p>-0,184651303097118</text:p>
          </table:table-cell>
          <table:table-cell table:number-columns-repeated="6"/>
          <table:table-cell table:formula="of:=SUM([.IU21:.JA21])" office:value-type="float" office:value="0.00309267960675869" calcext:value-type="float">
            <text:p>0,003092679606759</text:p>
          </table:table-cell>
          <table:table-cell table:number-columns-repeated="6"/>
          <table:table-cell table:formula="of:=SUM([.JB21:.JH21])" office:value-type="float" office:value="-0.115348354467536" calcext:value-type="float">
            <text:p>-0,115348354467536</text:p>
          </table:table-cell>
          <table:table-cell table:number-columns-repeated="6"/>
          <table:table-cell table:formula="of:=SUM([.JI21:.JO21])" office:value-type="float" office:value="0.0576389154299218" calcext:value-type="float">
            <text:p>0,057638915429922</text:p>
          </table:table-cell>
          <table:table-cell table:number-columns-repeated="6"/>
          <table:table-cell table:formula="of:=SUM([.JP21:.JV21])" office:value-type="float" office:value="0.148949396771747" calcext:value-type="float">
            <text:p>0,148949396771747</text:p>
          </table:table-cell>
          <table:table-cell table:number-columns-repeated="6"/>
          <table:table-cell table:formula="of:=SUM([.JW21:.KC21])" office:value-type="float" office:value="0.03087168157261" calcext:value-type="float">
            <text:p>0,03087168157261</text:p>
          </table:table-cell>
          <table:table-cell table:number-columns-repeated="6"/>
          <table:table-cell table:formula="of:=SUM([.KD21:.KJ21])" office:value-type="float" office:value="0.154211316006047" calcext:value-type="float">
            <text:p>0,154211316006047</text:p>
          </table:table-cell>
          <table:table-cell table:number-columns-repeated="6"/>
          <table:table-cell table:formula="of:=SUM([.KK21:.KQ21])" office:value-type="float" office:value="-0.878126931107074" calcext:value-type="float">
            <text:p>-0,878126931107074</text:p>
          </table:table-cell>
          <table:table-cell table:number-columns-repeated="6"/>
          <table:table-cell table:formula="of:=SUM([.KR21:.KX21])" office:value-type="float" office:value="-0.162486520902432" calcext:value-type="float">
            <text:p>-0,162486520902432</text:p>
          </table:table-cell>
          <table:table-cell table:number-columns-repeated="6"/>
          <table:table-cell table:formula="of:=SUM([.KY21:.LE21])" office:value-type="float" office:value="0.0477502720580712" calcext:value-type="float">
            <text:p>0,047750272058071</text:p>
          </table:table-cell>
          <table:table-cell table:number-columns-repeated="6"/>
          <table:table-cell table:formula="of:=SUM([.LF21:.LL21])" office:value-type="float" office:value="-2.72786548383425" calcext:value-type="float">
            <text:p>-2,72786548383425</text:p>
          </table:table-cell>
          <table:table-cell table:number-columns-repeated="6"/>
          <table:table-cell table:formula="of:=SUM([.LM21:.LS21])" office:value-type="float" office:value="-0.714950500157726" calcext:value-type="float">
            <text:p>-0,714950500157726</text:p>
          </table:table-cell>
          <table:table-cell table:number-columns-repeated="6"/>
          <table:table-cell table:formula="of:=SUM([.LT21:.LZ21])" office:value-type="float" office:value="-1.88783262753803" calcext:value-type="float">
            <text:p>-1,88783262753803</text:p>
          </table:table-cell>
          <table:table-cell table:number-columns-repeated="6"/>
          <table:table-cell table:formula="of:=SUM([.MA21:.MG21])" office:value-type="float" office:value="-0.989127832333184" calcext:value-type="float">
            <text:p>-0,989127832333184</text:p>
          </table:table-cell>
          <table:table-cell table:number-columns-repeated="6"/>
          <table:table-cell table:formula="of:=SUM([.MH21:.MN21])" office:value-type="float" office:value="-27.6136514659624" calcext:value-type="float">
            <text:p>-27,6136514659624</text:p>
          </table:table-cell>
          <table:table-cell table:number-columns-repeated="6"/>
          <table:table-cell table:formula="of:=SUM([.MO21:.MU21])" office:value-type="float" office:value="-3.62790376606156" calcext:value-type="float">
            <text:p>-3,62790376606156</text:p>
          </table:table-cell>
          <table:table-cell table:number-columns-repeated="6"/>
          <table:table-cell table:formula="of:=SUM([.MV21:.NB21])" office:value-type="float" office:value="4.22655690782434" calcext:value-type="float">
            <text:p>4,22655690782434</text:p>
          </table:table-cell>
          <table:table-cell table:number-columns-repeated="6"/>
          <table:table-cell table:formula="of:=SUM([.NC21:.NI21])" office:value-type="float" office:value="1.66592071043934" calcext:value-type="float">
            <text:p>1,66592071043934</text:p>
          </table:table-cell>
        </table:table-row>
        <table:table-row table:style-name="ro1">
          <table:table-cell table:number-columns-repeated="373"/>
        </table:table-row>
        <table:table-row table:style-name="ro1">
          <table:table-cell office:value-type="string" calcext:value-type="string">
            <text:p>Diff Deaths per Day 2020/21</text:p>
          </table:table-cell>
          <table:table-cell/>
          <table:table-cell table:formula="of:=[.C3]-[.B3]" office:value-type="float" office:value="-3" calcext:value-type="float">
            <text:p>-3</text:p>
          </table:table-cell>
          <table:table-cell table:formula="of:=[.D3]-[.C3]" office:value-type="float" office:value="4" calcext:value-type="float">
            <text:p>4</text:p>
          </table:table-cell>
          <table:table-cell table:formula="of:=[.E3]-[.D3]" office:value-type="float" office:value="-36" calcext:value-type="float">
            <text:p>-36</text:p>
          </table:table-cell>
          <table:table-cell table:formula="of:=[.F3]-[.E3]" office:value-type="float" office:value="-22" calcext:value-type="float">
            <text:p>-22</text:p>
          </table:table-cell>
          <table:table-cell table:formula="of:=[.G3]-[.F3]" office:value-type="float" office:value="-29" calcext:value-type="float">
            <text:p>-29</text:p>
          </table:table-cell>
          <table:table-cell table:formula="of:=[.H3]-[.G3]" office:value-type="float" office:value="-55" calcext:value-type="float">
            <text:p>-55</text:p>
          </table:table-cell>
          <table:table-cell table:formula="of:=[.I3]-[.H3]" office:value-type="float" office:value="170" calcext:value-type="float">
            <text:p>170</text:p>
          </table:table-cell>
          <table:table-cell table:formula="of:=[.J3]-[.I3]" office:value-type="float" office:value="-50" calcext:value-type="float">
            <text:p>-50</text:p>
          </table:table-cell>
          <table:table-cell table:formula="of:=[.K3]-[.J3]" office:value-type="float" office:value="71" calcext:value-type="float">
            <text:p>71</text:p>
          </table:table-cell>
          <table:table-cell table:formula="of:=[.L3]-[.K3]" office:value-type="float" office:value="-120" calcext:value-type="float">
            <text:p>-120</text:p>
          </table:table-cell>
          <table:table-cell table:formula="of:=[.M3]-[.L3]" office:value-type="float" office:value="59" calcext:value-type="float">
            <text:p>59</text:p>
          </table:table-cell>
          <table:table-cell table:formula="of:=[.N3]-[.M3]" office:value-type="float" office:value="-120" calcext:value-type="float">
            <text:p>-120</text:p>
          </table:table-cell>
          <table:table-cell table:formula="of:=[.O3]-[.N3]" office:value-type="float" office:value="-184" calcext:value-type="float">
            <text:p>-184</text:p>
          </table:table-cell>
          <table:table-cell table:formula="of:=[.P3]-[.O3]" office:value-type="float" office:value="117" calcext:value-type="float">
            <text:p>117</text:p>
          </table:table-cell>
          <table:table-cell table:formula="of:=[.Q3]-[.P3]" office:value-type="float" office:value="38" calcext:value-type="float">
            <text:p>38</text:p>
          </table:table-cell>
          <table:table-cell table:formula="of:=[.R3]-[.Q3]" office:value-type="float" office:value="200" calcext:value-type="float">
            <text:p>200</text:p>
          </table:table-cell>
          <table:table-cell table:formula="of:=[.S3]-[.R3]" office:value-type="float" office:value="-91" calcext:value-type="float">
            <text:p>-91</text:p>
          </table:table-cell>
          <table:table-cell table:formula="of:=[.T3]-[.S3]" office:value-type="float" office:value="118" calcext:value-type="float">
            <text:p>118</text:p>
          </table:table-cell>
          <table:table-cell table:formula="of:=[.U3]-[.T3]" office:value-type="float" office:value="-7" calcext:value-type="float">
            <text:p>-7</text:p>
          </table:table-cell>
          <table:table-cell table:formula="of:=[.V3]-[.U3]" office:value-type="float" office:value="-321" calcext:value-type="float">
            <text:p>-321</text:p>
          </table:table-cell>
          <table:table-cell table:formula="of:=[.W3]-[.V3]" office:value-type="float" office:value="261" calcext:value-type="float">
            <text:p>261</text:p>
          </table:table-cell>
          <table:table-cell table:formula="of:=[.X3]-[.W3]" office:value-type="float" office:value="53" calcext:value-type="float">
            <text:p>53</text:p>
          </table:table-cell>
          <table:table-cell table:formula="of:=[.Y3]-[.X3]" office:value-type="float" office:value="47" calcext:value-type="float">
            <text:p>47</text:p>
          </table:table-cell>
          <table:table-cell table:formula="of:=[.Z3]-[.Y3]" office:value-type="float" office:value="82" calcext:value-type="float">
            <text:p>82</text:p>
          </table:table-cell>
          <table:table-cell table:formula="of:=[.AA3]-[.Z3]" office:value-type="float" office:value="-92" calcext:value-type="float">
            <text:p>-92</text:p>
          </table:table-cell>
          <table:table-cell table:formula="of:=[.AB3]-[.AA3]" office:value-type="float" office:value="-44" calcext:value-type="float">
            <text:p>-44</text:p>
          </table:table-cell>
          <table:table-cell table:formula="of:=[.AC3]-[.AB3]" office:value-type="float" office:value="-80" calcext:value-type="float">
            <text:p>-80</text:p>
          </table:table-cell>
          <table:table-cell table:formula="of:=[.AD3]-[.AC3]" office:value-type="float" office:value="184" calcext:value-type="float">
            <text:p>184</text:p>
          </table:table-cell>
          <table:table-cell table:formula="of:=[.AE3]-[.AD3]" office:value-type="float" office:value="12" calcext:value-type="float">
            <text:p>12</text:p>
          </table:table-cell>
          <table:table-cell table:formula="of:=[.AF3]-[.AE3]" office:value-type="float" office:value="110" calcext:value-type="float">
            <text:p>110</text:p>
          </table:table-cell>
          <table:table-cell table:formula="of:=[.AG3]-[.AF3]" office:value-type="float" office:value="-192" calcext:value-type="float">
            <text:p>-192</text:p>
          </table:table-cell>
          <table:table-cell table:formula="of:=[.AH3]-[.AG3]" office:value-type="float" office:value="-209" calcext:value-type="float">
            <text:p>-209</text:p>
          </table:table-cell>
          <table:table-cell table:formula="of:=[.AI3]-[.AH3]" office:value-type="float" office:value="33" calcext:value-type="float">
            <text:p>33</text:p>
          </table:table-cell>
          <table:table-cell table:formula="of:=[.AJ3]-[.AI3]" office:value-type="float" office:value="-42" calcext:value-type="float">
            <text:p>-42</text:p>
          </table:table-cell>
          <table:table-cell table:formula="of:=[.AK3]-[.AJ3]" office:value-type="float" office:value="-66" calcext:value-type="float">
            <text:p>-66</text:p>
          </table:table-cell>
          <table:table-cell table:formula="of:=[.AL3]-[.AK3]" office:value-type="float" office:value="48" calcext:value-type="float">
            <text:p>48</text:p>
          </table:table-cell>
          <table:table-cell table:formula="of:=[.AM3]-[.AL3]" office:value-type="float" office:value="7" calcext:value-type="float">
            <text:p>7</text:p>
          </table:table-cell>
          <table:table-cell table:formula="of:=[.AN3]-[.AM3]" office:value-type="float" office:value="87" calcext:value-type="float">
            <text:p>87</text:p>
          </table:table-cell>
          <table:table-cell table:formula="of:=[.AO3]-[.AN3]" office:value-type="float" office:value="98" calcext:value-type="float">
            <text:p>98</text:p>
          </table:table-cell>
          <table:table-cell table:formula="of:=[.AP3]-[.AO3]" office:value-type="float" office:value="-213" calcext:value-type="float">
            <text:p>-213</text:p>
          </table:table-cell>
          <table:table-cell table:formula="of:=[.AQ3]-[.AP3]" office:value-type="float" office:value="-41" calcext:value-type="float">
            <text:p>-41</text:p>
          </table:table-cell>
          <table:table-cell table:formula="of:=[.AR3]-[.AQ3]" office:value-type="float" office:value="-16" calcext:value-type="float">
            <text:p>-16</text:p>
          </table:table-cell>
          <table:table-cell table:formula="of:=[.AS3]-[.AR3]" office:value-type="float" office:value="87" calcext:value-type="float">
            <text:p>87</text:p>
          </table:table-cell>
          <table:table-cell table:formula="of:=[.AT3]-[.AS3]" office:value-type="float" office:value="-40" calcext:value-type="float">
            <text:p>-40</text:p>
          </table:table-cell>
          <table:table-cell table:formula="of:=[.AU3]-[.AT3]" office:value-type="float" office:value="48" calcext:value-type="float">
            <text:p>48</text:p>
          </table:table-cell>
          <table:table-cell table:formula="of:=[.AV3]-[.AU3]" office:value-type="float" office:value="-24" calcext:value-type="float">
            <text:p>-24</text:p>
          </table:table-cell>
          <table:table-cell table:formula="of:=[.AW3]-[.AV3]" office:value-type="float" office:value="-185" calcext:value-type="float">
            <text:p>-185</text:p>
          </table:table-cell>
          <table:table-cell table:formula="of:=[.AX3]-[.AW3]" office:value-type="float" office:value="-88" calcext:value-type="float">
            <text:p>-88</text:p>
          </table:table-cell>
          <table:table-cell table:formula="of:=[.AY3]-[.AX3]" office:value-type="float" office:value="174" calcext:value-type="float">
            <text:p>174</text:p>
          </table:table-cell>
          <table:table-cell table:formula="of:=[.AZ3]-[.AY3]" office:value-type="float" office:value="-47" calcext:value-type="float">
            <text:p>-47</text:p>
          </table:table-cell>
          <table:table-cell table:formula="of:=[.BA3]-[.AZ3]" office:value-type="float" office:value="190" calcext:value-type="float">
            <text:p>190</text:p>
          </table:table-cell>
          <table:table-cell table:formula="of:=[.BB3]-[.BA3]" office:value-type="float" office:value="-66" calcext:value-type="float">
            <text:p>-66</text:p>
          </table:table-cell>
          <table:table-cell table:formula="of:=[.BC3]-[.BB3]" office:value-type="float" office:value="-210" calcext:value-type="float">
            <text:p>-210</text:p>
          </table:table-cell>
          <table:table-cell table:formula="of:=[.BD3]-[.BC3]" office:value-type="float" office:value="-58" calcext:value-type="float">
            <text:p>-58</text:p>
          </table:table-cell>
          <table:table-cell table:formula="of:=[.BE3]-[.BD3]" office:value-type="float" office:value="-121" calcext:value-type="float">
            <text:p>-121</text:p>
          </table:table-cell>
          <table:table-cell table:formula="of:=[.BF3]-[.BE3]" office:value-type="float" office:value="199" calcext:value-type="float">
            <text:p>199</text:p>
          </table:table-cell>
          <table:table-cell table:formula="of:=[.BG3]-[.BF3]" office:value-type="float" office:value="0" calcext:value-type="float">
            <text:p>0</text:p>
          </table:table-cell>
          <table:table-cell table:formula="of:=[.BH3]-[.BG3]" office:value-type="float" office:value="37" calcext:value-type="float">
            <text:p>37</text:p>
          </table:table-cell>
          <table:table-cell table:formula="of:=[.BI3]-[.BH3]" office:value-type="float" office:value="-16" calcext:value-type="float">
            <text:p>-16</text:p>
          </table:table-cell>
          <table:table-cell table:formula="of:=[.BJ3]-[.BI3]" office:value-type="float" office:value="30" calcext:value-type="float">
            <text:p>30</text:p>
          </table:table-cell>
          <table:table-cell table:formula="of:=[.BK3]-[.BJ3]" office:value-type="float" office:value="-9" calcext:value-type="float">
            <text:p>-9</text:p>
          </table:table-cell>
          <table:table-cell table:formula="of:=[.BL3]-[.BK3]" office:value-type="float" office:value="-142" calcext:value-type="float">
            <text:p>-142</text:p>
          </table:table-cell>
          <table:table-cell table:formula="of:=[.BM3]-[.BL3]" office:value-type="float" office:value="51" calcext:value-type="float">
            <text:p>51</text:p>
          </table:table-cell>
          <table:table-cell table:formula="of:=[.BN3]-[.BM3]" office:value-type="float" office:value="-3" calcext:value-type="float">
            <text:p>-3</text:p>
          </table:table-cell>
          <table:table-cell table:formula="of:=[.BO3]-[.BN3]" office:value-type="float" office:value="58" calcext:value-type="float">
            <text:p>58</text:p>
          </table:table-cell>
          <table:table-cell table:formula="of:=[.BP3]-[.BO3]" office:value-type="float" office:value="-101" calcext:value-type="float">
            <text:p>-101</text:p>
          </table:table-cell>
          <table:table-cell table:formula="of:=[.BQ3]-[.BP3]" office:value-type="float" office:value="41" calcext:value-type="float">
            <text:p>41</text:p>
          </table:table-cell>
          <table:table-cell table:formula="of:=[.BR3]-[.BQ3]" office:value-type="float" office:value="-136" calcext:value-type="float">
            <text:p>-136</text:p>
          </table:table-cell>
          <table:table-cell table:formula="of:=[.BS3]-[.BR3]" office:value-type="float" office:value="29" calcext:value-type="float">
            <text:p>29</text:p>
          </table:table-cell>
          <table:table-cell table:formula="of:=[.BT3]-[.BS3]" office:value-type="float" office:value="142" calcext:value-type="float">
            <text:p>142</text:p>
          </table:table-cell>
          <table:table-cell table:formula="of:=[.BU3]-[.BT3]" office:value-type="float" office:value="34" calcext:value-type="float">
            <text:p>34</text:p>
          </table:table-cell>
          <table:table-cell table:formula="of:=[.BV3]-[.BU3]" office:value-type="float" office:value="74" calcext:value-type="float">
            <text:p>74</text:p>
          </table:table-cell>
          <table:table-cell table:formula="of:=[.BW3]-[.BV3]" office:value-type="float" office:value="-183" calcext:value-type="float">
            <text:p>-183</text:p>
          </table:table-cell>
          <table:table-cell table:formula="of:=[.BX3]-[.BW3]" office:value-type="float" office:value="51" calcext:value-type="float">
            <text:p>51</text:p>
          </table:table-cell>
          <table:table-cell table:formula="of:=[.BY3]-[.BX3]" office:value-type="float" office:value="-94" calcext:value-type="float">
            <text:p>-94</text:p>
          </table:table-cell>
          <table:table-cell table:formula="of:=[.BZ3]-[.BY3]" office:value-type="float" office:value="-100" calcext:value-type="float">
            <text:p>-100</text:p>
          </table:table-cell>
          <table:table-cell table:formula="of:=[.CA3]-[.BZ3]" office:value-type="float" office:value="153" calcext:value-type="float">
            <text:p>153</text:p>
          </table:table-cell>
          <table:table-cell table:formula="of:=[.CB3]-[.CA3]" office:value-type="float" office:value="-11" calcext:value-type="float">
            <text:p>-11</text:p>
          </table:table-cell>
          <table:table-cell table:formula="of:=[.CC3]-[.CB3]" office:value-type="float" office:value="0" calcext:value-type="float">
            <text:p>0</text:p>
          </table:table-cell>
          <table:table-cell table:formula="of:=[.CD3]-[.CC3]" office:value-type="float" office:value="64" calcext:value-type="float">
            <text:p>64</text:p>
          </table:table-cell>
          <table:table-cell table:formula="of:=[.CE3]-[.CD3]" office:value-type="float" office:value="-74" calcext:value-type="float">
            <text:p>-74</text:p>
          </table:table-cell>
          <table:table-cell table:formula="of:=[.CF3]-[.CE3]" office:value-type="float" office:value="-26" calcext:value-type="float">
            <text:p>-26</text:p>
          </table:table-cell>
          <table:table-cell table:formula="of:=[.CG3]-[.CF3]" office:value-type="float" office:value="-153" calcext:value-type="float">
            <text:p>-153</text:p>
          </table:table-cell>
          <table:table-cell table:formula="of:=[.CH3]-[.CG3]" office:value-type="float" office:value="93" calcext:value-type="float">
            <text:p>93</text:p>
          </table:table-cell>
          <table:table-cell table:formula="of:=[.CI3]-[.CH3]" office:value-type="float" office:value="204" calcext:value-type="float">
            <text:p>204</text:p>
          </table:table-cell>
          <table:table-cell table:formula="of:=[.CJ3]-[.CI3]" office:value-type="float" office:value="70" calcext:value-type="float">
            <text:p>70</text:p>
          </table:table-cell>
          <table:table-cell table:formula="of:=[.CK3]-[.CJ3]" office:value-type="float" office:value="95" calcext:value-type="float">
            <text:p>95</text:p>
          </table:table-cell>
          <table:table-cell table:formula="of:=[.CL3]-[.CK3]" office:value-type="float" office:value="-191" calcext:value-type="float">
            <text:p>-191</text:p>
          </table:table-cell>
          <table:table-cell table:formula="of:=[.CM3]-[.CL3]" office:value-type="float" office:value="-123" calcext:value-type="float">
            <text:p>-123</text:p>
          </table:table-cell>
          <table:table-cell table:formula="of:=[.CN3]-[.CM3]" office:value-type="float" office:value="-115" calcext:value-type="float">
            <text:p>-115</text:p>
          </table:table-cell>
          <table:table-cell table:formula="of:=[.CO3]-[.CN3]" office:value-type="float" office:value="48" calcext:value-type="float">
            <text:p>48</text:p>
          </table:table-cell>
          <table:table-cell table:formula="of:=[.CP3]-[.CO3]" office:value-type="float" office:value="16" calcext:value-type="float">
            <text:p>16</text:p>
          </table:table-cell>
          <table:table-cell table:formula="of:=[.CQ3]-[.CP3]" office:value-type="float" office:value="57" calcext:value-type="float">
            <text:p>57</text:p>
          </table:table-cell>
          <table:table-cell table:formula="of:=[.CR3]-[.CQ3]" office:value-type="float" office:value="-64" calcext:value-type="float">
            <text:p>-64</text:p>
          </table:table-cell>
          <table:table-cell table:formula="of:=[.CS3]-[.CR3]" office:value-type="float" office:value="201" calcext:value-type="float">
            <text:p>201</text:p>
          </table:table-cell>
          <table:table-cell table:formula="of:=[.CT3]-[.CS3]" office:value-type="float" office:value="-83" calcext:value-type="float">
            <text:p>-83</text:p>
          </table:table-cell>
          <table:table-cell table:formula="of:=[.CU3]-[.CT3]" office:value-type="float" office:value="-125" calcext:value-type="float">
            <text:p>-125</text:p>
          </table:table-cell>
          <table:table-cell table:formula="of:=[.CV3]-[.CU3]" office:value-type="float" office:value="-9" calcext:value-type="float">
            <text:p>-9</text:p>
          </table:table-cell>
          <table:table-cell table:formula="of:=[.CW3]-[.CV3]" office:value-type="float" office:value="101" calcext:value-type="float">
            <text:p>101</text:p>
          </table:table-cell>
          <table:table-cell table:formula="of:=[.CX3]-[.CW3]" office:value-type="float" office:value="-8" calcext:value-type="float">
            <text:p>-8</text:p>
          </table:table-cell>
          <table:table-cell table:formula="of:=[.CY3]-[.CX3]" office:value-type="float" office:value="-20" calcext:value-type="float">
            <text:p>-20</text:p>
          </table:table-cell>
          <table:table-cell table:formula="of:=[.CZ3]-[.CY3]" office:value-type="float" office:value="-7" calcext:value-type="float">
            <text:p>-7</text:p>
          </table:table-cell>
          <table:table-cell table:formula="of:=[.DA3]-[.CZ3]" office:value-type="float" office:value="-12" calcext:value-type="float">
            <text:p>-12</text:p>
          </table:table-cell>
          <table:table-cell table:formula="of:=[.DB3]-[.DA3]" office:value-type="float" office:value="-164" calcext:value-type="float">
            <text:p>-164</text:p>
          </table:table-cell>
          <table:table-cell table:formula="of:=[.DC3]-[.DB3]" office:value-type="float" office:value="287" calcext:value-type="float">
            <text:p>287</text:p>
          </table:table-cell>
          <table:table-cell table:formula="of:=[.DD3]-[.DC3]" office:value-type="float" office:value="-27" calcext:value-type="float">
            <text:p>-27</text:p>
          </table:table-cell>
          <table:table-cell table:formula="of:=[.DE3]-[.DD3]" office:value-type="float" office:value="-80" calcext:value-type="float">
            <text:p>-80</text:p>
          </table:table-cell>
          <table:table-cell table:formula="of:=[.DF3]-[.DE3]" office:value-type="float" office:value="79" calcext:value-type="float">
            <text:p>79</text:p>
          </table:table-cell>
          <table:table-cell table:formula="of:=[.DG3]-[.DF3]" office:value-type="float" office:value="94" calcext:value-type="float">
            <text:p>94</text:p>
          </table:table-cell>
          <table:table-cell table:formula="of:=[.DH3]-[.DG3]" office:value-type="float" office:value="62" calcext:value-type="float">
            <text:p>62</text:p>
          </table:table-cell>
          <table:table-cell table:formula="of:=[.DI3]-[.DH3]" office:value-type="float" office:value="-228" calcext:value-type="float">
            <text:p>-228</text:p>
          </table:table-cell>
          <table:table-cell table:formula="of:=[.DJ3]-[.DI3]" office:value-type="float" office:value="-84" calcext:value-type="float">
            <text:p>-84</text:p>
          </table:table-cell>
          <table:table-cell table:formula="of:=[.DK3]-[.DJ3]" office:value-type="float" office:value="3" calcext:value-type="float">
            <text:p>3</text:p>
          </table:table-cell>
          <table:table-cell table:formula="of:=[.DL3]-[.DK3]" office:value-type="float" office:value="157" calcext:value-type="float">
            <text:p>157</text:p>
          </table:table-cell>
          <table:table-cell table:formula="of:=[.DM3]-[.DL3]" office:value-type="float" office:value="-37" calcext:value-type="float">
            <text:p>-37</text:p>
          </table:table-cell>
          <table:table-cell table:formula="of:=[.DN3]-[.DM3]" office:value-type="float" office:value="-66" calcext:value-type="float">
            <text:p>-66</text:p>
          </table:table-cell>
          <table:table-cell table:formula="of:=[.DO3]-[.DN3]" office:value-type="float" office:value="-78" calcext:value-type="float">
            <text:p>-78</text:p>
          </table:table-cell>
          <table:table-cell table:formula="of:=[.DP3]-[.DO3]" office:value-type="float" office:value="69" calcext:value-type="float">
            <text:p>69</text:p>
          </table:table-cell>
          <table:table-cell table:formula="of:=[.DQ3]-[.DP3]" office:value-type="float" office:value="54" calcext:value-type="float">
            <text:p>54</text:p>
          </table:table-cell>
          <table:table-cell table:formula="of:=[.DR3]-[.DQ3]" office:value-type="float" office:value="-76" calcext:value-type="float">
            <text:p>-76</text:p>
          </table:table-cell>
          <table:table-cell table:formula="of:=[.DS3]-[.DR3]" office:value-type="float" office:value="-75" calcext:value-type="float">
            <text:p>-75</text:p>
          </table:table-cell>
          <table:table-cell table:formula="of:=[.DT3]-[.DS3]" office:value-type="float" office:value="148" calcext:value-type="float">
            <text:p>148</text:p>
          </table:table-cell>
          <table:table-cell table:formula="of:=[.DU3]-[.DT3]" office:value-type="float" office:value="42" calcext:value-type="float">
            <text:p>42</text:p>
          </table:table-cell>
          <table:table-cell table:formula="of:=[.DV3]-[.DU3]" office:value-type="float" office:value="-231" calcext:value-type="float">
            <text:p>-231</text:p>
          </table:table-cell>
          <table:table-cell table:formula="of:=[.DW3]-[.DV3]" office:value-type="float" office:value="-48" calcext:value-type="float">
            <text:p>-48</text:p>
          </table:table-cell>
          <table:table-cell table:formula="of:=[.DX3]-[.DW3]" office:value-type="float" office:value="126" calcext:value-type="float">
            <text:p>126</text:p>
          </table:table-cell>
          <table:table-cell table:formula="of:=[.DY3]-[.DX3]" office:value-type="float" office:value="151" calcext:value-type="float">
            <text:p>151</text:p>
          </table:table-cell>
          <table:table-cell table:formula="of:=[.DZ3]-[.DY3]" office:value-type="float" office:value="-11" calcext:value-type="float">
            <text:p>-11</text:p>
          </table:table-cell>
          <table:table-cell table:formula="of:=[.EA3]-[.DZ3]" office:value-type="float" office:value="-71" calcext:value-type="float">
            <text:p>-71</text:p>
          </table:table-cell>
          <table:table-cell table:formula="of:=[.EB3]-[.EA3]" office:value-type="float" office:value="-14" calcext:value-type="float">
            <text:p>-14</text:p>
          </table:table-cell>
          <table:table-cell table:formula="of:=[.EC3]-[.EB3]" office:value-type="float" office:value="-15" calcext:value-type="float">
            <text:p>-15</text:p>
          </table:table-cell>
          <table:table-cell table:formula="of:=[.ED3]-[.EC3]" office:value-type="float" office:value="44" calcext:value-type="float">
            <text:p>44</text:p>
          </table:table-cell>
          <table:table-cell table:formula="of:=[.EE3]-[.ED3]" office:value-type="float" office:value="86" calcext:value-type="float">
            <text:p>86</text:p>
          </table:table-cell>
          <table:table-cell table:formula="of:=[.EF3]-[.EE3]" office:value-type="float" office:value="-132" calcext:value-type="float">
            <text:p>-132</text:p>
          </table:table-cell>
          <table:table-cell table:formula="of:=[.EG3]-[.EF3]" office:value-type="float" office:value="-2" calcext:value-type="float">
            <text:p>-2</text:p>
          </table:table-cell>
          <table:table-cell table:formula="of:=[.EH3]-[.EG3]" office:value-type="float" office:value="70" calcext:value-type="float">
            <text:p>70</text:p>
          </table:table-cell>
          <table:table-cell table:formula="of:=[.EI3]-[.EH3]" office:value-type="float" office:value="143" calcext:value-type="float">
            <text:p>143</text:p>
          </table:table-cell>
          <table:table-cell table:formula="of:=[.EJ3]-[.EI3]" office:value-type="float" office:value="-18" calcext:value-type="float">
            <text:p>-18</text:p>
          </table:table-cell>
          <table:table-cell table:formula="of:=[.EK3]-[.EJ3]" office:value-type="float" office:value="-141" calcext:value-type="float">
            <text:p>-141</text:p>
          </table:table-cell>
          <table:table-cell table:formula="of:=[.EL3]-[.EK3]" office:value-type="float" office:value="59" calcext:value-type="float">
            <text:p>59</text:p>
          </table:table-cell>
          <table:table-cell table:formula="of:=[.EM3]-[.EL3]" office:value-type="float" office:value="153" calcext:value-type="float">
            <text:p>153</text:p>
          </table:table-cell>
          <table:table-cell table:formula="of:=[.EN3]-[.EM3]" office:value-type="float" office:value="-206" calcext:value-type="float">
            <text:p>-206</text:p>
          </table:table-cell>
          <table:table-cell table:formula="of:=[.EO3]-[.EN3]" office:value-type="float" office:value="-29" calcext:value-type="float">
            <text:p>-29</text:p>
          </table:table-cell>
          <table:table-cell table:formula="of:=[.EP3]-[.EO3]" office:value-type="float" office:value="252" calcext:value-type="float">
            <text:p>252</text:p>
          </table:table-cell>
          <table:table-cell table:formula="of:=[.EQ3]-[.EP3]" office:value-type="float" office:value="-13" calcext:value-type="float">
            <text:p>-13</text:p>
          </table:table-cell>
          <table:table-cell table:formula="of:=[.ER3]-[.EQ3]" office:value-type="float" office:value="-123" calcext:value-type="float">
            <text:p>-123</text:p>
          </table:table-cell>
          <table:table-cell table:formula="of:=[.ES3]-[.ER3]" office:value-type="float" office:value="-57" calcext:value-type="float">
            <text:p>-57</text:p>
          </table:table-cell>
          <table:table-cell table:formula="of:=[.ET3]-[.ES3]" office:value-type="float" office:value="-121" calcext:value-type="float">
            <text:p>-121</text:p>
          </table:table-cell>
          <table:table-cell table:formula="of:=[.EU3]-[.ET3]" office:value-type="float" office:value="103" calcext:value-type="float">
            <text:p>103</text:p>
          </table:table-cell>
          <table:table-cell table:formula="of:=[.EV3]-[.EU3]" office:value-type="float" office:value="14" calcext:value-type="float">
            <text:p>14</text:p>
          </table:table-cell>
          <table:table-cell table:formula="of:=[.EW3]-[.EV3]" office:value-type="float" office:value="139" calcext:value-type="float">
            <text:p>139</text:p>
          </table:table-cell>
          <table:table-cell table:formula="of:=[.EX3]-[.EW3]" office:value-type="float" office:value="127" calcext:value-type="float">
            <text:p>127</text:p>
          </table:table-cell>
          <table:table-cell table:formula="of:=[.EY3]-[.EX3]" office:value-type="float" office:value="98" calcext:value-type="float">
            <text:p>98</text:p>
          </table:table-cell>
          <table:table-cell table:formula="of:=[.EZ3]-[.EY3]" office:value-type="float" office:value="12" calcext:value-type="float">
            <text:p>12</text:p>
          </table:table-cell>
          <table:table-cell table:formula="of:=[.FA3]-[.EZ3]" office:value-type="float" office:value="256" calcext:value-type="float">
            <text:p>256</text:p>
          </table:table-cell>
          <table:table-cell table:formula="of:=[.FB3]-[.FA3]" office:value-type="float" office:value="-40" calcext:value-type="float">
            <text:p>-40</text:p>
          </table:table-cell>
          <table:table-cell table:formula="of:=[.FC3]-[.FB3]" office:value-type="float" office:value="-123" calcext:value-type="float">
            <text:p>-123</text:p>
          </table:table-cell>
          <table:table-cell table:formula="of:=[.FD3]-[.FC3]" office:value-type="float" office:value="-18" calcext:value-type="float">
            <text:p>-18</text:p>
          </table:table-cell>
          <table:table-cell table:formula="of:=[.FE3]-[.FD3]" office:value-type="float" office:value="-208" calcext:value-type="float">
            <text:p>-208</text:p>
          </table:table-cell>
          <table:table-cell table:formula="of:=[.FF3]-[.FE3]" office:value-type="float" office:value="-159" calcext:value-type="float">
            <text:p>-159</text:p>
          </table:table-cell>
          <table:table-cell table:formula="of:=[.FG3]-[.FF3]" office:value-type="float" office:value="3" calcext:value-type="float">
            <text:p>3</text:p>
          </table:table-cell>
          <table:table-cell table:formula="of:=[.FH3]-[.FG3]" office:value-type="float" office:value="58" calcext:value-type="float">
            <text:p>58</text:p>
          </table:table-cell>
          <table:table-cell table:formula="of:=[.FI3]-[.FH3]" office:value-type="float" office:value="-7" calcext:value-type="float">
            <text:p>-7</text:p>
          </table:table-cell>
          <table:table-cell table:formula="of:=[.FJ3]-[.FI3]" office:value-type="float" office:value="-30" calcext:value-type="float">
            <text:p>-30</text:p>
          </table:table-cell>
          <table:table-cell table:formula="of:=[.FK3]-[.FJ3]" office:value-type="float" office:value="171" calcext:value-type="float">
            <text:p>171</text:p>
          </table:table-cell>
          <table:table-cell table:formula="of:=[.FL3]-[.FK3]" office:value-type="float" office:value="-169" calcext:value-type="float">
            <text:p>-169</text:p>
          </table:table-cell>
          <table:table-cell table:formula="of:=[.FM3]-[.FL3]" office:value-type="float" office:value="-263" calcext:value-type="float">
            <text:p>-263</text:p>
          </table:table-cell>
          <table:table-cell table:formula="of:=[.FN3]-[.FM3]" office:value-type="float" office:value="88" calcext:value-type="float">
            <text:p>88</text:p>
          </table:table-cell>
          <table:table-cell table:formula="of:=[.FO3]-[.FN3]" office:value-type="float" office:value="72" calcext:value-type="float">
            <text:p>72</text:p>
          </table:table-cell>
          <table:table-cell table:formula="of:=[.FP3]-[.FO3]" office:value-type="float" office:value="-28" calcext:value-type="float">
            <text:p>-28</text:p>
          </table:table-cell>
          <table:table-cell table:formula="of:=[.FQ3]-[.FP3]" office:value-type="float" office:value="-115" calcext:value-type="float">
            <text:p>-115</text:p>
          </table:table-cell>
          <table:table-cell table:formula="of:=[.FR3]-[.FQ3]" office:value-type="float" office:value="161" calcext:value-type="float">
            <text:p>161</text:p>
          </table:table-cell>
          <table:table-cell table:formula="of:=[.FS3]-[.FR3]" office:value-type="float" office:value="53" calcext:value-type="float">
            <text:p>53</text:p>
          </table:table-cell>
          <table:table-cell table:formula="of:=[.FT3]-[.FS3]" office:value-type="float" office:value="-169" calcext:value-type="float">
            <text:p>-169</text:p>
          </table:table-cell>
          <table:table-cell table:formula="of:=[.FU3]-[.FT3]" office:value-type="float" office:value="-48" calcext:value-type="float">
            <text:p>-48</text:p>
          </table:table-cell>
          <table:table-cell table:formula="of:=[.FV3]-[.FU3]" office:value-type="float" office:value="182" calcext:value-type="float">
            <text:p>182</text:p>
          </table:table-cell>
          <table:table-cell table:formula="of:=[.FW3]-[.FV3]" office:value-type="float" office:value="-46" calcext:value-type="float">
            <text:p>-46</text:p>
          </table:table-cell>
          <table:table-cell table:formula="of:=[.FX3]-[.FW3]" office:value-type="float" office:value="24" calcext:value-type="float">
            <text:p>24</text:p>
          </table:table-cell>
          <table:table-cell table:formula="of:=[.FY3]-[.FX3]" office:value-type="float" office:value="45" calcext:value-type="float">
            <text:p>45</text:p>
          </table:table-cell>
          <table:table-cell table:formula="of:=[.FZ3]-[.FY3]" office:value-type="float" office:value="-84" calcext:value-type="float">
            <text:p>-84</text:p>
          </table:table-cell>
          <table:table-cell table:formula="of:=[.GA3]-[.FZ3]" office:value-type="float" office:value="-62" calcext:value-type="float">
            <text:p>-62</text:p>
          </table:table-cell>
          <table:table-cell table:formula="of:=[.GB3]-[.GA3]" office:value-type="float" office:value="99" calcext:value-type="float">
            <text:p>99</text:p>
          </table:table-cell>
          <table:table-cell table:formula="of:=[.GC3]-[.GB3]" office:value-type="float" office:value="4" calcext:value-type="float">
            <text:p>4</text:p>
          </table:table-cell>
          <table:table-cell table:formula="of:=[.GD3]-[.GC3]" office:value-type="float" office:value="114" calcext:value-type="float">
            <text:p>114</text:p>
          </table:table-cell>
          <table:table-cell table:formula="of:=[.GE3]-[.GD3]" office:value-type="float" office:value="-49" calcext:value-type="float">
            <text:p>-49</text:p>
          </table:table-cell>
          <table:table-cell table:formula="of:=[.GF3]-[.GE3]" office:value-type="float" office:value="-3" calcext:value-type="float">
            <text:p>-3</text:p>
          </table:table-cell>
          <table:table-cell table:formula="of:=[.GG3]-[.GF3]" office:value-type="float" office:value="-69" calcext:value-type="float">
            <text:p>-69</text:p>
          </table:table-cell>
          <table:table-cell table:formula="of:=[.GH3]-[.GG3]" office:value-type="float" office:value="-127" calcext:value-type="float">
            <text:p>-127</text:p>
          </table:table-cell>
          <table:table-cell table:formula="of:=[.GI3]-[.GH3]" office:value-type="float" office:value="215" calcext:value-type="float">
            <text:p>215</text:p>
          </table:table-cell>
          <table:table-cell table:formula="of:=[.GJ3]-[.GI3]" office:value-type="float" office:value="153" calcext:value-type="float">
            <text:p>153</text:p>
          </table:table-cell>
          <table:table-cell table:formula="of:=[.GK3]-[.GJ3]" office:value-type="float" office:value="-98" calcext:value-type="float">
            <text:p>-98</text:p>
          </table:table-cell>
          <table:table-cell table:formula="of:=[.GL3]-[.GK3]" office:value-type="float" office:value="-11" calcext:value-type="float">
            <text:p>-11</text:p>
          </table:table-cell>
          <table:table-cell table:formula="of:=[.GM3]-[.GL3]" office:value-type="float" office:value="-150" calcext:value-type="float">
            <text:p>-150</text:p>
          </table:table-cell>
          <table:table-cell table:formula="of:=[.GN3]-[.GM3]" office:value-type="float" office:value="60" calcext:value-type="float">
            <text:p>60</text:p>
          </table:table-cell>
          <table:table-cell table:formula="of:=[.GO3]-[.GN3]" office:value-type="float" office:value="-87" calcext:value-type="float">
            <text:p>-87</text:p>
          </table:table-cell>
          <table:table-cell table:formula="of:=[.GP3]-[.GO3]" office:value-type="float" office:value="94" calcext:value-type="float">
            <text:p>94</text:p>
          </table:table-cell>
          <table:table-cell table:formula="of:=[.GQ3]-[.GP3]" office:value-type="float" office:value="13" calcext:value-type="float">
            <text:p>13</text:p>
          </table:table-cell>
          <table:table-cell table:formula="of:=[.GR3]-[.GQ3]" office:value-type="float" office:value="124" calcext:value-type="float">
            <text:p>124</text:p>
          </table:table-cell>
          <table:table-cell table:formula="of:=[.GS3]-[.GR3]" office:value-type="float" office:value="-94" calcext:value-type="float">
            <text:p>-94</text:p>
          </table:table-cell>
          <table:table-cell table:formula="of:=[.GT3]-[.GS3]" office:value-type="float" office:value="55" calcext:value-type="float">
            <text:p>55</text:p>
          </table:table-cell>
          <table:table-cell table:formula="of:=[.GU3]-[.GT3]" office:value-type="float" office:value="-146" calcext:value-type="float">
            <text:p>-146</text:p>
          </table:table-cell>
          <table:table-cell table:formula="of:=[.GV3]-[.GU3]" office:value-type="float" office:value="-96" calcext:value-type="float">
            <text:p>-96</text:p>
          </table:table-cell>
          <table:table-cell table:formula="of:=[.GW3]-[.GV3]" office:value-type="float" office:value="145" calcext:value-type="float">
            <text:p>145</text:p>
          </table:table-cell>
          <table:table-cell table:formula="of:=[.GX3]-[.GW3]" office:value-type="float" office:value="90" calcext:value-type="float">
            <text:p>90</text:p>
          </table:table-cell>
          <table:table-cell table:formula="of:=[.GY3]-[.GX3]" office:value-type="float" office:value="-28" calcext:value-type="float">
            <text:p>-28</text:p>
          </table:table-cell>
          <table:table-cell table:formula="of:=[.GZ3]-[.GY3]" office:value-type="float" office:value="74" calcext:value-type="float">
            <text:p>74</text:p>
          </table:table-cell>
          <table:table-cell table:formula="of:=[.HA3]-[.GZ3]" office:value-type="float" office:value="-71" calcext:value-type="float">
            <text:p>-71</text:p>
          </table:table-cell>
          <table:table-cell table:formula="of:=[.HB3]-[.HA3]" office:value-type="float" office:value="-71" calcext:value-type="float">
            <text:p>-71</text:p>
          </table:table-cell>
          <table:table-cell table:formula="of:=[.HC3]-[.HB3]" office:value-type="float" office:value="-59" calcext:value-type="float">
            <text:p>-59</text:p>
          </table:table-cell>
          <table:table-cell table:formula="of:=[.HD3]-[.HC3]" office:value-type="float" office:value="29" calcext:value-type="float">
            <text:p>29</text:p>
          </table:table-cell>
          <table:table-cell table:formula="of:=[.HE3]-[.HD3]" office:value-type="float" office:value="92" calcext:value-type="float">
            <text:p>92</text:p>
          </table:table-cell>
          <table:table-cell table:formula="of:=[.HF3]-[.HE3]" office:value-type="float" office:value="6" calcext:value-type="float">
            <text:p>6</text:p>
          </table:table-cell>
          <table:table-cell table:formula="of:=[.HG3]-[.HF3]" office:value-type="float" office:value="-40" calcext:value-type="float">
            <text:p>-40</text:p>
          </table:table-cell>
          <table:table-cell table:formula="of:=[.HH3]-[.HG3]" office:value-type="float" office:value="132" calcext:value-type="float">
            <text:p>132</text:p>
          </table:table-cell>
          <table:table-cell table:formula="of:=[.HI3]-[.HH3]" office:value-type="float" office:value="-83" calcext:value-type="float">
            <text:p>-83</text:p>
          </table:table-cell>
          <table:table-cell table:formula="of:=[.HJ3]-[.HI3]" office:value-type="float" office:value="-247" calcext:value-type="float">
            <text:p>-247</text:p>
          </table:table-cell>
          <table:table-cell table:formula="of:=[.HK3]-[.HJ3]" office:value-type="float" office:value="186" calcext:value-type="float">
            <text:p>186</text:p>
          </table:table-cell>
          <table:table-cell table:formula="of:=[.HL3]-[.HK3]" office:value-type="float" office:value="12" calcext:value-type="float">
            <text:p>12</text:p>
          </table:table-cell>
          <table:table-cell table:formula="of:=[.HM3]-[.HL3]" office:value-type="float" office:value="87" calcext:value-type="float">
            <text:p>87</text:p>
          </table:table-cell>
          <table:table-cell table:formula="of:=[.HN3]-[.HM3]" office:value-type="float" office:value="-32" calcext:value-type="float">
            <text:p>-32</text:p>
          </table:table-cell>
          <table:table-cell table:formula="of:=[.HO3]-[.HN3]" office:value-type="float" office:value="36" calcext:value-type="float">
            <text:p>36</text:p>
          </table:table-cell>
          <table:table-cell table:formula="of:=[.HP3]-[.HO3]" office:value-type="float" office:value="-24" calcext:value-type="float">
            <text:p>-24</text:p>
          </table:table-cell>
          <table:table-cell table:formula="of:=[.HQ3]-[.HP3]" office:value-type="float" office:value="-102" calcext:value-type="float">
            <text:p>-102</text:p>
          </table:table-cell>
          <table:table-cell table:formula="of:=[.HR3]-[.HQ3]" office:value-type="float" office:value="147" calcext:value-type="float">
            <text:p>147</text:p>
          </table:table-cell>
          <table:table-cell table:formula="of:=[.HS3]-[.HR3]" office:value-type="float" office:value="-31" calcext:value-type="float">
            <text:p>-31</text:p>
          </table:table-cell>
          <table:table-cell table:formula="of:=[.HT3]-[.HS3]" office:value-type="float" office:value="167" calcext:value-type="float">
            <text:p>167</text:p>
          </table:table-cell>
          <table:table-cell table:formula="of:=[.HU3]-[.HT3]" office:value-type="float" office:value="-28" calcext:value-type="float">
            <text:p>-28</text:p>
          </table:table-cell>
          <table:table-cell table:formula="of:=[.HV3]-[.HU3]" office:value-type="float" office:value="-9" calcext:value-type="float">
            <text:p>-9</text:p>
          </table:table-cell>
          <table:table-cell table:formula="of:=[.HW3]-[.HV3]" office:value-type="float" office:value="-129" calcext:value-type="float">
            <text:p>-129</text:p>
          </table:table-cell>
          <table:table-cell table:formula="of:=[.HX3]-[.HW3]" office:value-type="float" office:value="71" calcext:value-type="float">
            <text:p>71</text:p>
          </table:table-cell>
          <table:table-cell table:formula="of:=[.HY3]-[.HX3]" office:value-type="float" office:value="-63" calcext:value-type="float">
            <text:p>-63</text:p>
          </table:table-cell>
          <table:table-cell table:formula="of:=[.HZ3]-[.HY3]" office:value-type="float" office:value="-109" calcext:value-type="float">
            <text:p>-109</text:p>
          </table:table-cell>
          <table:table-cell table:formula="of:=[.IA3]-[.HZ3]" office:value-type="float" office:value="152" calcext:value-type="float">
            <text:p>152</text:p>
          </table:table-cell>
          <table:table-cell table:formula="of:=[.IB3]-[.IA3]" office:value-type="float" office:value="-23" calcext:value-type="float">
            <text:p>-23</text:p>
          </table:table-cell>
          <table:table-cell table:formula="of:=[.IC3]-[.IB3]" office:value-type="float" office:value="197" calcext:value-type="float">
            <text:p>197</text:p>
          </table:table-cell>
          <table:table-cell table:formula="of:=[.ID3]-[.IC3]" office:value-type="float" office:value="-22" calcext:value-type="float">
            <text:p>-22</text:p>
          </table:table-cell>
          <table:table-cell table:formula="of:=[.IE3]-[.ID3]" office:value-type="float" office:value="-90" calcext:value-type="float">
            <text:p>-90</text:p>
          </table:table-cell>
          <table:table-cell table:formula="of:=[.IF3]-[.IE3]" office:value-type="float" office:value="189" calcext:value-type="float">
            <text:p>189</text:p>
          </table:table-cell>
          <table:table-cell table:formula="of:=[.IG3]-[.IF3]" office:value-type="float" office:value="-138" calcext:value-type="float">
            <text:p>-138</text:p>
          </table:table-cell>
          <table:table-cell table:formula="of:=[.IH3]-[.IG3]" office:value-type="float" office:value="-15" calcext:value-type="float">
            <text:p>-15</text:p>
          </table:table-cell>
          <table:table-cell table:formula="of:=[.II3]-[.IH3]" office:value-type="float" office:value="-37" calcext:value-type="float">
            <text:p>-37</text:p>
          </table:table-cell>
          <table:table-cell table:formula="of:=[.IJ3]-[.II3]" office:value-type="float" office:value="21" calcext:value-type="float">
            <text:p>21</text:p>
          </table:table-cell>
          <table:table-cell table:formula="of:=[.IK3]-[.IJ3]" office:value-type="float" office:value="3" calcext:value-type="float">
            <text:p>3</text:p>
          </table:table-cell>
          <table:table-cell table:formula="of:=[.IL3]-[.IK3]" office:value-type="float" office:value="-117" calcext:value-type="float">
            <text:p>-117</text:p>
          </table:table-cell>
          <table:table-cell table:formula="of:=[.IM3]-[.IL3]" office:value-type="float" office:value="184" calcext:value-type="float">
            <text:p>184</text:p>
          </table:table-cell>
          <table:table-cell table:formula="of:=[.IN3]-[.IM3]" office:value-type="float" office:value="18" calcext:value-type="float">
            <text:p>18</text:p>
          </table:table-cell>
          <table:table-cell table:formula="of:=[.IO3]-[.IN3]" office:value-type="float" office:value="-19" calcext:value-type="float">
            <text:p>-19</text:p>
          </table:table-cell>
          <table:table-cell table:formula="of:=[.IP3]-[.IO3]" office:value-type="float" office:value="66" calcext:value-type="float">
            <text:p>66</text:p>
          </table:table-cell>
          <table:table-cell table:formula="of:=[.IQ3]-[.IP3]" office:value-type="float" office:value="-13" calcext:value-type="float">
            <text:p>-13</text:p>
          </table:table-cell>
          <table:table-cell table:formula="of:=[.IR3]-[.IQ3]" office:value-type="float" office:value="65" calcext:value-type="float">
            <text:p>65</text:p>
          </table:table-cell>
          <table:table-cell table:formula="of:=[.IS3]-[.IR3]" office:value-type="float" office:value="-80" calcext:value-type="float">
            <text:p>-80</text:p>
          </table:table-cell>
          <table:table-cell table:formula="of:=[.IT3]-[.IS3]" office:value-type="float" office:value="42" calcext:value-type="float">
            <text:p>42</text:p>
          </table:table-cell>
          <table:table-cell table:formula="of:=[.IU3]-[.IT3]" office:value-type="float" office:value="129" calcext:value-type="float">
            <text:p>129</text:p>
          </table:table-cell>
          <table:table-cell table:formula="of:=[.IV3]-[.IU3]" office:value-type="float" office:value="-159" calcext:value-type="float">
            <text:p>-159</text:p>
          </table:table-cell>
          <table:table-cell table:formula="of:=[.IW3]-[.IV3]" office:value-type="float" office:value="-32" calcext:value-type="float">
            <text:p>-32</text:p>
          </table:table-cell>
          <table:table-cell table:formula="of:=[.IX3]-[.IW3]" office:value-type="float" office:value="112" calcext:value-type="float">
            <text:p>112</text:p>
          </table:table-cell>
          <table:table-cell table:formula="of:=[.IY3]-[.IX3]" office:value-type="float" office:value="-45" calcext:value-type="float">
            <text:p>-45</text:p>
          </table:table-cell>
          <table:table-cell table:formula="of:=[.IZ3]-[.IY3]" office:value-type="float" office:value="76" calcext:value-type="float">
            <text:p>76</text:p>
          </table:table-cell>
          <table:table-cell table:formula="of:=[.JA3]-[.IZ3]" office:value-type="float" office:value="147" calcext:value-type="float">
            <text:p>147</text:p>
          </table:table-cell>
          <table:table-cell table:formula="of:=[.JB3]-[.JA3]" office:value-type="float" office:value="-2" calcext:value-type="float">
            <text:p>-2</text:p>
          </table:table-cell>
          <table:table-cell table:formula="of:=[.JC3]-[.JB3]" office:value-type="float" office:value="-30" calcext:value-type="float">
            <text:p>-30</text:p>
          </table:table-cell>
          <table:table-cell table:formula="of:=[.JD3]-[.JC3]" office:value-type="float" office:value="-32" calcext:value-type="float">
            <text:p>-32</text:p>
          </table:table-cell>
          <table:table-cell table:formula="of:=[.JE3]-[.JD3]" office:value-type="float" office:value="23" calcext:value-type="float">
            <text:p>23</text:p>
          </table:table-cell>
          <table:table-cell table:formula="of:=[.JF3]-[.JE3]" office:value-type="float" office:value="-28" calcext:value-type="float">
            <text:p>-28</text:p>
          </table:table-cell>
          <table:table-cell table:formula="of:=[.JG3]-[.JF3]" office:value-type="float" office:value="-58" calcext:value-type="float">
            <text:p>-58</text:p>
          </table:table-cell>
          <table:table-cell table:formula="of:=[.JH3]-[.JG3]" office:value-type="float" office:value="115" calcext:value-type="float">
            <text:p>115</text:p>
          </table:table-cell>
          <table:table-cell table:formula="of:=[.JI3]-[.JH3]" office:value-type="float" office:value="198" calcext:value-type="float">
            <text:p>198</text:p>
          </table:table-cell>
          <table:table-cell table:formula="of:=[.JJ3]-[.JI3]" office:value-type="float" office:value="-92" calcext:value-type="float">
            <text:p>-92</text:p>
          </table:table-cell>
          <table:table-cell table:formula="of:=[.JK3]-[.JJ3]" office:value-type="float" office:value="99" calcext:value-type="float">
            <text:p>99</text:p>
          </table:table-cell>
          <table:table-cell table:formula="of:=[.JL3]-[.JK3]" office:value-type="float" office:value="74" calcext:value-type="float">
            <text:p>74</text:p>
          </table:table-cell>
          <table:table-cell table:formula="of:=[.JM3]-[.JL3]" office:value-type="float" office:value="-35" calcext:value-type="float">
            <text:p>-35</text:p>
          </table:table-cell>
          <table:table-cell table:formula="of:=[.JN3]-[.JM3]" office:value-type="float" office:value="-172" calcext:value-type="float">
            <text:p>-172</text:p>
          </table:table-cell>
          <table:table-cell table:formula="of:=[.JO3]-[.JN3]" office:value-type="float" office:value="233" calcext:value-type="float">
            <text:p>233</text:p>
          </table:table-cell>
          <table:table-cell table:formula="of:=[.JP3]-[.JO3]" office:value-type="float" office:value="-13" calcext:value-type="float">
            <text:p>-13</text:p>
          </table:table-cell>
          <table:table-cell table:formula="of:=[.JQ3]-[.JP3]" office:value-type="float" office:value="16" calcext:value-type="float">
            <text:p>16</text:p>
          </table:table-cell>
          <table:table-cell table:formula="of:=[.JR3]-[.JQ3]" office:value-type="float" office:value="14" calcext:value-type="float">
            <text:p>14</text:p>
          </table:table-cell>
          <table:table-cell table:formula="of:=[.JS3]-[.JR3]" office:value-type="float" office:value="153" calcext:value-type="float">
            <text:p>153</text:p>
          </table:table-cell>
          <table:table-cell table:formula="of:=[.JT3]-[.JS3]" office:value-type="float" office:value="-126" calcext:value-type="float">
            <text:p>-126</text:p>
          </table:table-cell>
          <table:table-cell table:formula="of:=[.JU3]-[.JT3]" office:value-type="float" office:value="9" calcext:value-type="float">
            <text:p>9</text:p>
          </table:table-cell>
          <table:table-cell table:formula="of:=[.JV3]-[.JU3]" office:value-type="float" office:value="76" calcext:value-type="float">
            <text:p>76</text:p>
          </table:table-cell>
          <table:table-cell table:formula="of:=[.JW3]-[.JV3]" office:value-type="float" office:value="-18" calcext:value-type="float">
            <text:p>-18</text:p>
          </table:table-cell>
          <table:table-cell table:formula="of:=[.JX3]-[.JW3]" office:value-type="float" office:value="71" calcext:value-type="float">
            <text:p>71</text:p>
          </table:table-cell>
          <table:table-cell table:formula="of:=[.JY3]-[.JX3]" office:value-type="float" office:value="45" calcext:value-type="float">
            <text:p>45</text:p>
          </table:table-cell>
          <table:table-cell table:formula="of:=[.JZ3]-[.JY3]" office:value-type="float" office:value="-15" calcext:value-type="float">
            <text:p>-15</text:p>
          </table:table-cell>
          <table:table-cell table:formula="of:=[.KA3]-[.JZ3]" office:value-type="float" office:value="-77" calcext:value-type="float">
            <text:p>-77</text:p>
          </table:table-cell>
          <table:table-cell table:formula="of:=[.KB3]-[.KA3]" office:value-type="float" office:value="-100" calcext:value-type="float">
            <text:p>-100</text:p>
          </table:table-cell>
          <table:table-cell table:formula="of:=[.KC3]-[.KB3]" office:value-type="float" office:value="247" calcext:value-type="float">
            <text:p>247</text:p>
          </table:table-cell>
          <table:table-cell table:formula="of:=[.KD3]-[.KC3]" office:value-type="float" office:value="94" calcext:value-type="float">
            <text:p>94</text:p>
          </table:table-cell>
          <table:table-cell table:formula="of:=[.KE3]-[.KD3]" office:value-type="float" office:value="65" calcext:value-type="float">
            <text:p>65</text:p>
          </table:table-cell>
          <table:table-cell table:formula="of:=[.KF3]-[.KE3]" office:value-type="float" office:value="-239" calcext:value-type="float">
            <text:p>-239</text:p>
          </table:table-cell>
          <table:table-cell table:formula="of:=[.KG3]-[.KF3]" office:value-type="float" office:value="-31" calcext:value-type="float">
            <text:p>-31</text:p>
          </table:table-cell>
          <table:table-cell table:formula="of:=[.KH3]-[.KG3]" office:value-type="float" office:value="-79" calcext:value-type="float">
            <text:p>-79</text:p>
          </table:table-cell>
          <table:table-cell table:formula="of:=[.KI3]-[.KH3]" office:value-type="float" office:value="147" calcext:value-type="float">
            <text:p>147</text:p>
          </table:table-cell>
          <table:table-cell table:formula="of:=[.KJ3]-[.KI3]" office:value-type="float" office:value="235" calcext:value-type="float">
            <text:p>235</text:p>
          </table:table-cell>
          <table:table-cell table:formula="of:=[.KK3]-[.KJ3]" office:value-type="float" office:value="-111" calcext:value-type="float">
            <text:p>-111</text:p>
          </table:table-cell>
          <table:table-cell table:formula="of:=[.KL3]-[.KK3]" office:value-type="float" office:value="32" calcext:value-type="float">
            <text:p>32</text:p>
          </table:table-cell>
          <table:table-cell table:formula="of:=[.KM3]-[.KL3]" office:value-type="float" office:value="-218" calcext:value-type="float">
            <text:p>-218</text:p>
          </table:table-cell>
          <table:table-cell table:formula="of:=[.KN3]-[.KM3]" office:value-type="float" office:value="-37" calcext:value-type="float">
            <text:p>-37</text:p>
          </table:table-cell>
          <table:table-cell table:formula="of:=[.KO3]-[.KN3]" office:value-type="float" office:value="-16" calcext:value-type="float">
            <text:p>-16</text:p>
          </table:table-cell>
          <table:table-cell table:formula="of:=[.KP3]-[.KO3]" office:value-type="float" office:value="-111" calcext:value-type="float">
            <text:p>-111</text:p>
          </table:table-cell>
          <table:table-cell table:formula="of:=[.KQ3]-[.KP3]" office:value-type="float" office:value="296" calcext:value-type="float">
            <text:p>296</text:p>
          </table:table-cell>
          <table:table-cell table:formula="of:=[.KR3]-[.KQ3]" office:value-type="float" office:value="-156" calcext:value-type="float">
            <text:p>-156</text:p>
          </table:table-cell>
          <table:table-cell table:formula="of:=[.KS3]-[.KR3]" office:value-type="float" office:value="73" calcext:value-type="float">
            <text:p>73</text:p>
          </table:table-cell>
          <table:table-cell table:formula="of:=[.KT3]-[.KS3]" office:value-type="float" office:value="-46" calcext:value-type="float">
            <text:p>-46</text:p>
          </table:table-cell>
          <table:table-cell table:formula="of:=[.KU3]-[.KT3]" office:value-type="float" office:value="-25" calcext:value-type="float">
            <text:p>-25</text:p>
          </table:table-cell>
          <table:table-cell table:formula="of:=[.KV3]-[.KU3]" office:value-type="float" office:value="-105" calcext:value-type="float">
            <text:p>-105</text:p>
          </table:table-cell>
          <table:table-cell table:formula="of:=[.KW3]-[.KV3]" office:value-type="float" office:value="-112" calcext:value-type="float">
            <text:p>-112</text:p>
          </table:table-cell>
          <table:table-cell table:formula="of:=[.KX3]-[.KW3]" office:value-type="float" office:value="214" calcext:value-type="float">
            <text:p>214</text:p>
          </table:table-cell>
          <table:table-cell table:formula="of:=[.KY3]-[.KX3]" office:value-type="float" office:value="37" calcext:value-type="float">
            <text:p>37</text:p>
          </table:table-cell>
          <table:table-cell table:formula="of:=[.KZ3]-[.KY3]" office:value-type="float" office:value="-75" calcext:value-type="float">
            <text:p>-75</text:p>
          </table:table-cell>
          <table:table-cell table:formula="of:=[.LA3]-[.KZ3]" office:value-type="float" office:value="62" calcext:value-type="float">
            <text:p>62</text:p>
          </table:table-cell>
          <table:table-cell table:formula="of:=[.LB3]-[.LA3]" office:value-type="float" office:value="7" calcext:value-type="float">
            <text:p>7</text:p>
          </table:table-cell>
          <table:table-cell table:formula="of:=[.LC3]-[.LB3]" office:value-type="float" office:value="-213" calcext:value-type="float">
            <text:p>-213</text:p>
          </table:table-cell>
          <table:table-cell table:formula="of:=[.LD3]-[.LC3]" office:value-type="float" office:value="-124" calcext:value-type="float">
            <text:p>-124</text:p>
          </table:table-cell>
          <table:table-cell table:formula="of:=[.LE3]-[.LD3]" office:value-type="float" office:value="262" calcext:value-type="float">
            <text:p>262</text:p>
          </table:table-cell>
          <table:table-cell table:formula="of:=[.LF3]-[.LE3]" office:value-type="float" office:value="10" calcext:value-type="float">
            <text:p>10</text:p>
          </table:table-cell>
          <table:table-cell table:formula="of:=[.LG3]-[.LF3]" office:value-type="float" office:value="-32" calcext:value-type="float">
            <text:p>-32</text:p>
          </table:table-cell>
          <table:table-cell table:formula="of:=[.LH3]-[.LG3]" office:value-type="float" office:value="55" calcext:value-type="float">
            <text:p>55</text:p>
          </table:table-cell>
          <table:table-cell table:formula="of:=[.LI3]-[.LH3]" office:value-type="float" office:value="20" calcext:value-type="float">
            <text:p>20</text:p>
          </table:table-cell>
          <table:table-cell table:formula="of:=[.LJ3]-[.LI3]" office:value-type="float" office:value="-259" calcext:value-type="float">
            <text:p>-259</text:p>
          </table:table-cell>
          <table:table-cell table:formula="of:=[.LK3]-[.LJ3]" office:value-type="float" office:value="-144" calcext:value-type="float">
            <text:p>-144</text:p>
          </table:table-cell>
          <table:table-cell table:formula="of:=[.LL3]-[.LK3]" office:value-type="float" office:value="271" calcext:value-type="float">
            <text:p>271</text:p>
          </table:table-cell>
          <table:table-cell table:formula="of:=[.LM3]-[.LL3]" office:value-type="float" office:value="-139" calcext:value-type="float">
            <text:p>-139</text:p>
          </table:table-cell>
          <table:table-cell table:formula="of:=[.LN3]-[.LM3]" office:value-type="float" office:value="9" calcext:value-type="float">
            <text:p>9</text:p>
          </table:table-cell>
          <table:table-cell table:formula="of:=[.LO3]-[.LN3]" office:value-type="float" office:value="-12" calcext:value-type="float">
            <text:p>-12</text:p>
          </table:table-cell>
          <table:table-cell table:formula="of:=[.LP3]-[.LO3]" office:value-type="float" office:value="16" calcext:value-type="float">
            <text:p>16</text:p>
          </table:table-cell>
          <table:table-cell table:formula="of:=[.LQ3]-[.LP3]" office:value-type="float" office:value="-245" calcext:value-type="float">
            <text:p>-245</text:p>
          </table:table-cell>
          <table:table-cell table:formula="of:=[.LR3]-[.LQ3]" office:value-type="float" office:value="-92" calcext:value-type="float">
            <text:p>-92</text:p>
          </table:table-cell>
          <table:table-cell table:formula="of:=[.LS3]-[.LR3]" office:value-type="float" office:value="354" calcext:value-type="float">
            <text:p>354</text:p>
          </table:table-cell>
          <table:table-cell table:formula="of:=[.LT3]-[.LS3]" office:value-type="float" office:value="-181" calcext:value-type="float">
            <text:p>-181</text:p>
          </table:table-cell>
          <table:table-cell table:formula="of:=[.LU3]-[.LT3]" office:value-type="float" office:value="100" calcext:value-type="float">
            <text:p>100</text:p>
          </table:table-cell>
          <table:table-cell table:formula="of:=[.LV3]-[.LU3]" office:value-type="float" office:value="-181" calcext:value-type="float">
            <text:p>-181</text:p>
          </table:table-cell>
          <table:table-cell table:formula="of:=[.LW3]-[.LV3]" office:value-type="float" office:value="-42" calcext:value-type="float">
            <text:p>-42</text:p>
          </table:table-cell>
          <table:table-cell table:formula="of:=[.LX3]-[.LW3]" office:value-type="float" office:value="72" calcext:value-type="float">
            <text:p>72</text:p>
          </table:table-cell>
          <table:table-cell table:formula="of:=[.LY3]-[.LX3]" office:value-type="float" office:value="-242" calcext:value-type="float">
            <text:p>-242</text:p>
          </table:table-cell>
          <table:table-cell table:formula="of:=[.LZ3]-[.LY3]" office:value-type="float" office:value="377" calcext:value-type="float">
            <text:p>377</text:p>
          </table:table-cell>
          <table:table-cell table:formula="of:=[.MA3]-[.LZ3]" office:value-type="float" office:value="-182" calcext:value-type="float">
            <text:p>-182</text:p>
          </table:table-cell>
          <table:table-cell table:formula="of:=[.MB3]-[.MA3]" office:value-type="float" office:value="-83" calcext:value-type="float">
            <text:p>-83</text:p>
          </table:table-cell>
          <table:table-cell table:formula="of:=[.MC3]-[.MB3]" office:value-type="float" office:value="22" calcext:value-type="float">
            <text:p>22</text:p>
          </table:table-cell>
          <table:table-cell table:formula="of:=[.MD3]-[.MC3]" office:value-type="float" office:value="151" calcext:value-type="float">
            <text:p>151</text:p>
          </table:table-cell>
          <table:table-cell table:formula="of:=[.ME3]-[.MD3]" office:value-type="float" office:value="-190" calcext:value-type="float">
            <text:p>-190</text:p>
          </table:table-cell>
          <table:table-cell table:formula="of:=[.MF3]-[.ME3]" office:value-type="float" office:value="-237" calcext:value-type="float">
            <text:p>-237</text:p>
          </table:table-cell>
          <table:table-cell table:formula="of:=[.MG3]-[.MF3]" office:value-type="float" office:value="491" calcext:value-type="float">
            <text:p>491</text:p>
          </table:table-cell>
          <table:table-cell table:formula="of:=[.MH3]-[.MG3]" office:value-type="float" office:value="-63" calcext:value-type="float">
            <text:p>-63</text:p>
          </table:table-cell>
          <table:table-cell table:formula="of:=[.MI3]-[.MH3]" office:value-type="float" office:value="-173" calcext:value-type="float">
            <text:p>-173</text:p>
          </table:table-cell>
          <table:table-cell table:formula="of:=[.MJ3]-[.MI3]" office:value-type="float" office:value="-62" calcext:value-type="float">
            <text:p>-62</text:p>
          </table:table-cell>
          <table:table-cell table:formula="of:=[.MK3]-[.MJ3]" office:value-type="float" office:value="-29" calcext:value-type="float">
            <text:p>-29</text:p>
          </table:table-cell>
          <table:table-cell table:formula="of:=[.ML3]-[.MK3]" office:value-type="float" office:value="-102" calcext:value-type="float">
            <text:p>-102</text:p>
          </table:table-cell>
          <table:table-cell table:formula="of:=[.MM3]-[.ML3]" office:value-type="float" office:value="-43" calcext:value-type="float">
            <text:p>-43</text:p>
          </table:table-cell>
          <table:table-cell table:formula="of:=[.MN3]-[.MM3]" office:value-type="float" office:value="286" calcext:value-type="float">
            <text:p>286</text:p>
          </table:table-cell>
          <table:table-cell table:formula="of:=[.MO3]-[.MN3]" office:value-type="float" office:value="-237" calcext:value-type="float">
            <text:p>-237</text:p>
          </table:table-cell>
          <table:table-cell table:formula="of:=[.MP3]-[.MO3]" office:value-type="float" office:value="15" calcext:value-type="float">
            <text:p>15</text:p>
          </table:table-cell>
          <table:table-cell table:formula="of:=[.MQ3]-[.MP3]" office:value-type="float" office:value="-31" calcext:value-type="float">
            <text:p>-31</text:p>
          </table:table-cell>
          <table:table-cell table:formula="of:=[.MR3]-[.MQ3]" office:value-type="float" office:value="-101" calcext:value-type="float">
            <text:p>-101</text:p>
          </table:table-cell>
          <table:table-cell table:formula="of:=[.MS3]-[.MR3]" office:value-type="float" office:value="-47" calcext:value-type="float">
            <text:p>-47</text:p>
          </table:table-cell>
          <table:table-cell table:formula="of:=[.MT3]-[.MS3]" office:value-type="float" office:value="-140" calcext:value-type="float">
            <text:p>-140</text:p>
          </table:table-cell>
          <table:table-cell table:formula="of:=[.MU3]-[.MT3]" office:value-type="float" office:value="53" calcext:value-type="float">
            <text:p>53</text:p>
          </table:table-cell>
          <table:table-cell table:formula="of:=[.MV3]-[.MU3]" office:value-type="float" office:value="453" calcext:value-type="float">
            <text:p>453</text:p>
          </table:table-cell>
          <table:table-cell table:formula="of:=[.MW3]-[.MV3]" office:value-type="float" office:value="-272" calcext:value-type="float">
            <text:p>-272</text:p>
          </table:table-cell>
          <table:table-cell table:formula="of:=[.MX3]-[.MW3]" office:value-type="float" office:value="10" calcext:value-type="float">
            <text:p>10</text:p>
          </table:table-cell>
          <table:table-cell table:formula="of:=[.MY3]-[.MX3]" office:value-type="float" office:value="-5" calcext:value-type="float">
            <text:p>-5</text:p>
          </table:table-cell>
          <table:table-cell table:formula="of:=[.MZ3]-[.MY3]" office:value-type="float" office:value="-55" calcext:value-type="float">
            <text:p>-55</text:p>
          </table:table-cell>
          <table:table-cell table:formula="of:=[.NA3]-[.MZ3]" office:value-type="float" office:value="-220" calcext:value-type="float">
            <text:p>-220</text:p>
          </table:table-cell>
          <table:table-cell table:formula="of:=[.NB3]-[.NA3]" office:value-type="float" office:value="-14" calcext:value-type="float">
            <text:p>-14</text:p>
          </table:table-cell>
          <table:table-cell table:formula="of:=[.NC3]-[.NB3]" office:value-type="float" office:value="551" calcext:value-type="float">
            <text:p>551</text:p>
          </table:table-cell>
          <table:table-cell table:formula="of:=[.ND3]-[.NC3]" office:value-type="float" office:value="-127" calcext:value-type="float">
            <text:p>-127</text:p>
          </table:table-cell>
          <table:table-cell table:formula="of:=[.NE3]-[.ND3]" office:value-type="float" office:value="-142" calcext:value-type="float">
            <text:p>-142</text:p>
          </table:table-cell>
          <table:table-cell table:formula="of:=[.NF3]-[.NE3]" office:value-type="float" office:value="33" calcext:value-type="float">
            <text:p>33</text:p>
          </table:table-cell>
          <table:table-cell table:formula="of:=[.NG3]-[.NF3]" office:value-type="float" office:value="-71" calcext:value-type="float">
            <text:p>-71</text:p>
          </table:table-cell>
          <table:table-cell table:formula="of:=[.NH3]-[.NG3]" office:value-type="float" office:value="-28" calcext:value-type="float">
            <text:p>-28</text:p>
          </table:table-cell>
          <table:table-cell table:formula="of:=[.NI3]-[.NH3]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Diff Deaths per Week 2020/21</text:p>
          </table:table-cell>
          <table:table-cell table:number-columns-repeated="7"/>
          <table:table-cell table:formula="of:=SUM([.C24:.I24])" office:value-type="float" office:value="29" calcext:value-type="float">
            <text:p>29</text:p>
          </table:table-cell>
          <table:table-cell table:number-columns-repeated="6"/>
          <table:table-cell table:formula="of:=SUM([.J24:.P24])" office:value-type="float" office:value="-227" calcext:value-type="float">
            <text:p>-227</text:p>
          </table:table-cell>
          <table:table-cell table:number-columns-repeated="6"/>
          <table:table-cell table:formula="of:=SUM([.Q24:.W24])" office:value-type="float" office:value="198" calcext:value-type="float">
            <text:p>198</text:p>
          </table:table-cell>
          <table:table-cell table:number-columns-repeated="6"/>
          <table:table-cell table:formula="of:=SUM([.X24:.AD24])" office:value-type="float" office:value="150" calcext:value-type="float">
            <text:p>150</text:p>
          </table:table-cell>
          <table:table-cell table:number-columns-repeated="6"/>
          <table:table-cell table:formula="of:=SUM([.AE24:.AK24])" office:value-type="float" office:value="-354" calcext:value-type="float">
            <text:p>-354</text:p>
          </table:table-cell>
          <table:table-cell table:number-columns-repeated="6"/>
          <table:table-cell table:formula="of:=SUM([.AL24:.AR24])" office:value-type="float" office:value="-30" calcext:value-type="float">
            <text:p>-30</text:p>
          </table:table-cell>
          <table:table-cell table:number-columns-repeated="6"/>
          <table:table-cell table:formula="of:=SUM([.AS24:.AY24])" office:value-type="float" office:value="-28" calcext:value-type="float">
            <text:p>-28</text:p>
          </table:table-cell>
          <table:table-cell table:number-columns-repeated="6"/>
          <table:table-cell table:formula="of:=SUM([.AZ24:.BF24])" office:value-type="float" office:value="-113" calcext:value-type="float">
            <text:p>-113</text:p>
          </table:table-cell>
          <table:table-cell table:number-columns-repeated="6"/>
          <table:table-cell table:formula="of:=SUM([.BG24:.BM24])" office:value-type="float" office:value="-49" calcext:value-type="float">
            <text:p>-49</text:p>
          </table:table-cell>
          <table:table-cell table:number-columns-repeated="6"/>
          <table:table-cell table:formula="of:=SUM([.BN24:.BT24])" office:value-type="float" office:value="30" calcext:value-type="float">
            <text:p>30</text:p>
          </table:table-cell>
          <table:table-cell table:number-columns-repeated="6"/>
          <table:table-cell table:formula="of:=SUM([.BU24:.CA24])" office:value-type="float" office:value="-65" calcext:value-type="float">
            <text:p>-65</text:p>
          </table:table-cell>
          <table:table-cell table:number-columns-repeated="6"/>
          <table:table-cell table:formula="of:=SUM([.CB24:.CH24])" office:value-type="float" office:value="-107" calcext:value-type="float">
            <text:p>-107</text:p>
          </table:table-cell>
          <table:table-cell table:number-columns-repeated="6"/>
          <table:table-cell table:formula="of:=SUM([.CI24:.CO24])" office:value-type="float" office:value="-12" calcext:value-type="float">
            <text:p>-12</text:p>
          </table:table-cell>
          <table:table-cell table:number-columns-repeated="6"/>
          <table:table-cell table:formula="of:=SUM([.CP24:.CV24])" office:value-type="float" office:value="-7" calcext:value-type="float">
            <text:p>-7</text:p>
          </table:table-cell>
          <table:table-cell table:number-columns-repeated="6"/>
          <table:table-cell table:formula="of:=SUM([.CW24:.DC24])" office:value-type="float" office:value="177" calcext:value-type="float">
            <text:p>177</text:p>
          </table:table-cell>
          <table:table-cell table:number-columns-repeated="6"/>
          <table:table-cell table:formula="of:=SUM([.DD24:.DJ24])" office:value-type="float" office:value="-184" calcext:value-type="float">
            <text:p>-184</text:p>
          </table:table-cell>
          <table:table-cell table:number-columns-repeated="6"/>
          <table:table-cell table:formula="of:=SUM([.DK24:.DQ24])" office:value-type="float" office:value="102" calcext:value-type="float">
            <text:p>102</text:p>
          </table:table-cell>
          <table:table-cell table:number-columns-repeated="6"/>
          <table:table-cell table:formula="of:=SUM([.DR24:.DX24])" office:value-type="float" office:value="-114" calcext:value-type="float">
            <text:p>-114</text:p>
          </table:table-cell>
          <table:table-cell table:number-columns-repeated="6"/>
          <table:table-cell table:formula="of:=SUM([.DY24:.EE24])" office:value-type="float" office:value="170" calcext:value-type="float">
            <text:p>170</text:p>
          </table:table-cell>
          <table:table-cell table:number-columns-repeated="6"/>
          <table:table-cell table:formula="of:=SUM([.EF24:.EL24])" office:value-type="float" office:value="-21" calcext:value-type="float">
            <text:p>-21</text:p>
          </table:table-cell>
          <table:table-cell table:number-columns-repeated="6"/>
          <table:table-cell table:formula="of:=SUM([.EM24:.ES24])" office:value-type="float" office:value="-23" calcext:value-type="float">
            <text:p>-23</text:p>
          </table:table-cell>
          <table:table-cell table:number-columns-repeated="6"/>
          <table:table-cell table:formula="of:=SUM([.ET24:.EZ24])" office:value-type="float" office:value="372" calcext:value-type="float">
            <text:p>372</text:p>
          </table:table-cell>
          <table:table-cell table:number-columns-repeated="6"/>
          <table:table-cell table:formula="of:=SUM([.FA24:.FG24])" office:value-type="float" office:value="-289" calcext:value-type="float">
            <text:p>-289</text:p>
          </table:table-cell>
          <table:table-cell table:number-columns-repeated="6"/>
          <table:table-cell table:formula="of:=SUM([.FH24:.FN24])" office:value-type="float" office:value="-152" calcext:value-type="float">
            <text:p>-152</text:p>
          </table:table-cell>
          <table:table-cell table:number-columns-repeated="6"/>
          <table:table-cell table:formula="of:=SUM([.FO24:.FU24])" office:value-type="float" office:value="-74" calcext:value-type="float">
            <text:p>-74</text:p>
          </table:table-cell>
          <table:table-cell table:number-columns-repeated="6"/>
          <table:table-cell table:formula="of:=SUM([.FV24:.GB24])" office:value-type="float" office:value="158" calcext:value-type="float">
            <text:p>158</text:p>
          </table:table-cell>
          <table:table-cell table:number-columns-repeated="6"/>
          <table:table-cell table:formula="of:=SUM([.GC24:.GI24])" office:value-type="float" office:value="85" calcext:value-type="float">
            <text:p>85</text:p>
          </table:table-cell>
          <table:table-cell table:number-columns-repeated="6"/>
          <table:table-cell table:formula="of:=SUM([.GJ24:.GP24])" office:value-type="float" office:value="-39" calcext:value-type="float">
            <text:p>-39</text:p>
          </table:table-cell>
          <table:table-cell table:number-columns-repeated="6"/>
          <table:table-cell table:formula="of:=SUM([.GQ24:.GW24])" office:value-type="float" office:value="1" calcext:value-type="float">
            <text:p>1</text:p>
          </table:table-cell>
          <table:table-cell table:number-columns-repeated="6"/>
          <table:table-cell table:formula="of:=SUM([.GX24:.HD24])" office:value-type="float" office:value="-36" calcext:value-type="float">
            <text:p>-36</text:p>
          </table:table-cell>
          <table:table-cell table:number-columns-repeated="6"/>
          <table:table-cell table:formula="of:=SUM([.HE24:.HK24])" office:value-type="float" office:value="46" calcext:value-type="float">
            <text:p>46</text:p>
          </table:table-cell>
          <table:table-cell table:number-columns-repeated="6"/>
          <table:table-cell table:formula="of:=SUM([.HL24:.HR24])" office:value-type="float" office:value="124" calcext:value-type="float">
            <text:p>124</text:p>
          </table:table-cell>
          <table:table-cell table:number-columns-repeated="6"/>
          <table:table-cell table:formula="of:=SUM([.HS24:.HY24])" office:value-type="float" office:value="-22" calcext:value-type="float">
            <text:p>-22</text:p>
          </table:table-cell>
          <table:table-cell table:number-columns-repeated="6"/>
          <table:table-cell table:formula="of:=SUM([.HZ24:.IF24])" office:value-type="float" office:value="294" calcext:value-type="float">
            <text:p>294</text:p>
          </table:table-cell>
          <table:table-cell table:number-columns-repeated="6"/>
          <table:table-cell table:formula="of:=SUM([.IG24:.IM24])" office:value-type="float" office:value="-99" calcext:value-type="float">
            <text:p>-99</text:p>
          </table:table-cell>
          <table:table-cell table:number-columns-repeated="6"/>
          <table:table-cell table:formula="of:=SUM([.IN24:.IT24])" office:value-type="float" office:value="79" calcext:value-type="float">
            <text:p>79</text:p>
          </table:table-cell>
          <table:table-cell table:number-columns-repeated="6"/>
          <table:table-cell table:formula="of:=SUM([.IU24:.JA24])" office:value-type="float" office:value="228" calcext:value-type="float">
            <text:p>228</text:p>
          </table:table-cell>
          <table:table-cell table:number-columns-repeated="6"/>
          <table:table-cell table:formula="of:=SUM([.JB24:.JH24])" office:value-type="float" office:value="-12" calcext:value-type="float">
            <text:p>-12</text:p>
          </table:table-cell>
          <table:table-cell table:number-columns-repeated="6"/>
          <table:table-cell table:formula="of:=SUM([.JI24:.JO24])" office:value-type="float" office:value="305" calcext:value-type="float">
            <text:p>305</text:p>
          </table:table-cell>
          <table:table-cell table:number-columns-repeated="6"/>
          <table:table-cell table:formula="of:=SUM([.JP24:.JV24])" office:value-type="float" office:value="129" calcext:value-type="float">
            <text:p>129</text:p>
          </table:table-cell>
          <table:table-cell table:number-columns-repeated="6"/>
          <table:table-cell table:formula="of:=SUM([.JW24:.KC24])" office:value-type="float" office:value="153" calcext:value-type="float">
            <text:p>153</text:p>
          </table:table-cell>
          <table:table-cell table:number-columns-repeated="6"/>
          <table:table-cell table:formula="of:=SUM([.KD24:.KJ24])" office:value-type="float" office:value="192" calcext:value-type="float">
            <text:p>192</text:p>
          </table:table-cell>
          <table:table-cell table:number-columns-repeated="6"/>
          <table:table-cell table:formula="of:=SUM([.KK24:.KQ24])" office:value-type="float" office:value="-165" calcext:value-type="float">
            <text:p>-165</text:p>
          </table:table-cell>
          <table:table-cell table:number-columns-repeated="6"/>
          <table:table-cell table:formula="of:=SUM([.KR24:.KX24])" office:value-type="float" office:value="-157" calcext:value-type="float">
            <text:p>-157</text:p>
          </table:table-cell>
          <table:table-cell table:number-columns-repeated="6"/>
          <table:table-cell table:formula="of:=SUM([.KY24:.LE24])" office:value-type="float" office:value="-44" calcext:value-type="float">
            <text:p>-44</text:p>
          </table:table-cell>
          <table:table-cell table:number-columns-repeated="6"/>
          <table:table-cell table:formula="of:=SUM([.LF24:.LL24])" office:value-type="float" office:value="-79" calcext:value-type="float">
            <text:p>-79</text:p>
          </table:table-cell>
          <table:table-cell table:number-columns-repeated="6"/>
          <table:table-cell table:formula="of:=SUM([.LM24:.LS24])" office:value-type="float" office:value="-109" calcext:value-type="float">
            <text:p>-109</text:p>
          </table:table-cell>
          <table:table-cell table:number-columns-repeated="6"/>
          <table:table-cell table:formula="of:=SUM([.LT24:.LZ24])" office:value-type="float" office:value="-97" calcext:value-type="float">
            <text:p>-97</text:p>
          </table:table-cell>
          <table:table-cell table:number-columns-repeated="6"/>
          <table:table-cell table:formula="of:=SUM([.MA24:.MG24])" office:value-type="float" office:value="-28" calcext:value-type="float">
            <text:p>-28</text:p>
          </table:table-cell>
          <table:table-cell table:number-columns-repeated="6"/>
          <table:table-cell table:formula="of:=SUM([.MH24:.MN24])" office:value-type="float" office:value="-186" calcext:value-type="float">
            <text:p>-186</text:p>
          </table:table-cell>
          <table:table-cell table:number-columns-repeated="6"/>
          <table:table-cell table:formula="of:=SUM([.MO24:.MU24])" office:value-type="float" office:value="-488" calcext:value-type="float">
            <text:p>-488</text:p>
          </table:table-cell>
          <table:table-cell table:number-columns-repeated="6"/>
          <table:table-cell table:formula="of:=SUM([.MV24:.NB24])" office:value-type="float" office:value="-103" calcext:value-type="float">
            <text:p>-103</text:p>
          </table:table-cell>
          <table:table-cell table:number-columns-repeated="6"/>
          <table:table-cell table:formula="of:=SUM([.NC24:.NI24])" office:value-type="float" office:value="95" calcext:value-type="float">
            <text:p>95</text:p>
          </table:table-cell>
        </table:table-row>
        <table:table-row table:style-name="ro1">
          <table:table-cell table:number-columns-repeated="373"/>
        </table:table-row>
        <table:table-row table:style-name="ro1">
          <table:table-cell office:value-type="string" calcext:value-type="string">
            <text:p>Proportion of Corona Deaths per Day 2020/21</text:p>
          </table:table-cell>
          <table:table-cell/>
          <table:table-cell table:formula="of:=(1-([.C3]-[.C11])/[.C3])*100" office:value-type="float" office:value="0" calcext:value-type="float">
            <text:p>0</text:p>
          </table:table-cell>
          <table:table-cell table:formula="of:=(1-([.D3]-[.D11])/[.D3])*100" office:value-type="float" office:value="0.0346140533056372" calcext:value-type="float">
            <text:p>0,034614053305637</text:p>
          </table:table-cell>
          <table:table-cell table:formula="of:=(1-([.E3]-[.E11])/[.E3])*100" office:value-type="float" office:value="0" calcext:value-type="float">
            <text:p>0</text:p>
          </table:table-cell>
          <table:table-cell table:formula="of:=(1-([.F3]-[.F11])/[.F3])*100" office:value-type="float" office:value="0.105969622041679" calcext:value-type="float">
            <text:p>0,105969622041679</text:p>
          </table:table-cell>
          <table:table-cell table:formula="of:=(1-([.G3]-[.G11])/[.G3])*100" office:value-type="float" office:value="0" calcext:value-type="float">
            <text:p>0</text:p>
          </table:table-cell>
          <table:table-cell table:formula="of:=(1-([.H3]-[.H11])/[.H3])*100" office:value-type="float" office:value="0.0728066982162323" calcext:value-type="float">
            <text:p>0,072806698216232</text:p>
          </table:table-cell>
          <table:table-cell table:formula="of:=(1-([.I3]-[.I11])/[.I3])*100" office:value-type="float" office:value="0.137127185464514" calcext:value-type="float">
            <text:p>0,137127185464514</text:p>
          </table:table-cell>
          <table:table-cell table:formula="of:=(1-([.J3]-[.J11])/[.J3])*100" office:value-type="float" office:value="0.279037321241715" calcext:value-type="float">
            <text:p>0,279037321241715</text:p>
          </table:table-cell>
          <table:table-cell table:formula="of:=(1-([.K3]-[.K11])/[.K3])*100" office:value-type="float" office:value="0.204220558202861" calcext:value-type="float">
            <text:p>0,204220558202861</text:p>
          </table:table-cell>
          <table:table-cell table:formula="of:=(1-([.L3]-[.L11])/[.L3])*100" office:value-type="float" office:value="0.0709723207948931" calcext:value-type="float">
            <text:p>0,070972320794893</text:p>
          </table:table-cell>
          <table:table-cell table:formula="of:=(1-([.M3]-[.M11])/[.M3])*100" office:value-type="float" office:value="0.834202294056308" calcext:value-type="float">
            <text:p>0,834202294056308</text:p>
          </table:table-cell>
          <table:table-cell table:formula="of:=(1-([.N3]-[.N11])/[.N3])*100" office:value-type="float" office:value="0.834240116068186" calcext:value-type="float">
            <text:p>0,834240116068186</text:p>
          </table:table-cell>
          <table:table-cell table:formula="of:=(1-([.O3]-[.O11])/[.O3])*100" office:value-type="float" office:value="0.699572483482314" calcext:value-type="float">
            <text:p>0,699572483482314</text:p>
          </table:table-cell>
          <table:table-cell table:formula="of:=(1-([.P3]-[.P11])/[.P3])*100" office:value-type="float" office:value="0.0371747211895923" calcext:value-type="float">
            <text:p>0,037174721189592</text:p>
          </table:table-cell>
          <table:table-cell table:formula="of:=(1-([.Q3]-[.Q11])/[.Q3])*100" office:value-type="float" office:value="1.31964809384164" calcext:value-type="float">
            <text:p>1,31964809384164</text:p>
          </table:table-cell>
          <table:table-cell table:formula="of:=(1-([.R3]-[.R11])/[.R3])*100" office:value-type="float" office:value="1.16120218579235" calcext:value-type="float">
            <text:p>1,16120218579235</text:p>
          </table:table-cell>
          <table:table-cell table:formula="of:=(1-([.S3]-[.S11])/[.S3])*100" office:value-type="float" office:value="2.04441311244272" calcext:value-type="float">
            <text:p>2,04441311244272</text:p>
          </table:table-cell>
          <table:table-cell table:formula="of:=(1-([.T3]-[.T11])/[.T3])*100" office:value-type="float" office:value="1.99661590524535" calcext:value-type="float">
            <text:p>1,99661590524535</text:p>
          </table:table-cell>
          <table:table-cell table:formula="of:=(1-([.U3]-[.U11])/[.U3])*100" office:value-type="float" office:value="3.86702849389416" calcext:value-type="float">
            <text:p>3,86702849389416</text:p>
          </table:table-cell>
          <table:table-cell table:formula="of:=(1-([.V3]-[.V11])/[.V3])*100" office:value-type="float" office:value="2.28397411496003" calcext:value-type="float">
            <text:p>2,28397411496003</text:p>
          </table:table-cell>
          <table:table-cell table:formula="of:=(1-([.W3]-[.W11])/[.W3])*100" office:value-type="float" office:value="2.97783933518005" calcext:value-type="float">
            <text:p>2,97783933518005</text:p>
          </table:table-cell>
          <table:table-cell table:formula="of:=(1-([.X3]-[.X11])/[.X3])*100" office:value-type="float" office:value="4.79428765725943" calcext:value-type="float">
            <text:p>4,79428765725943</text:p>
          </table:table-cell>
          <table:table-cell table:formula="of:=(1-([.Y3]-[.Y11])/[.Y3])*100" office:value-type="float" office:value="4.65194109772423" calcext:value-type="float">
            <text:p>4,65194109772423</text:p>
          </table:table-cell>
          <table:table-cell table:formula="of:=(1-([.Z3]-[.Z11])/[.Z3])*100" office:value-type="float" office:value="3.58306188925082" calcext:value-type="float">
            <text:p>3,58306188925082</text:p>
          </table:table-cell>
          <table:table-cell table:formula="of:=(1-([.AA3]-[.AA11])/[.AA3])*100" office:value-type="float" office:value="5.91000671591673" calcext:value-type="float">
            <text:p>5,91000671591673</text:p>
          </table:table-cell>
          <table:table-cell table:formula="of:=(1-([.AB3]-[.AB11])/[.AB3])*100" office:value-type="float" office:value="5.72597137014315" calcext:value-type="float">
            <text:p>5,72597137014315</text:p>
          </table:table-cell>
          <table:table-cell table:formula="of:=(1-([.AC3]-[.AC11])/[.AC3])*100" office:value-type="float" office:value="8.72459705676244" calcext:value-type="float">
            <text:p>8,72459705676244</text:p>
          </table:table-cell>
          <table:table-cell table:formula="of:=(1-([.AD3]-[.AD11])/[.AD3])*100" office:value-type="float" office:value="1.97498354180382" calcext:value-type="float">
            <text:p>1,97498354180382</text:p>
          </table:table-cell>
          <table:table-cell table:formula="of:=(1-([.AE3]-[.AE11])/[.AE3])*100" office:value-type="float" office:value="7.40983606557377" calcext:value-type="float">
            <text:p>7,40983606557377</text:p>
          </table:table-cell>
          <table:table-cell table:formula="of:=(1-([.AF3]-[.AF11])/[.AF3])*100" office:value-type="float" office:value="9.05063291139241" calcext:value-type="float">
            <text:p>9,05063291139241</text:p>
          </table:table-cell>
          <table:table-cell table:formula="of:=(1-([.AG3]-[.AG11])/[.AG3])*100" office:value-type="float" office:value="8.52425876010782" calcext:value-type="float">
            <text:p>8,52425876010782</text:p>
          </table:table-cell>
          <table:table-cell table:formula="of:=(1-([.AH3]-[.AH11])/[.AH3])*100" office:value-type="float" office:value="12.9394708227619" calcext:value-type="float">
            <text:p>12,9394708227619</text:p>
          </table:table-cell>
          <table:table-cell table:formula="of:=(1-([.AI3]-[.AI11])/[.AI3])*100" office:value-type="float" office:value="1.07449856733525" calcext:value-type="float">
            <text:p>1,07449856733525</text:p>
          </table:table-cell>
          <table:table-cell table:formula="of:=(1-([.AJ3]-[.AJ11])/[.AJ3])*100" office:value-type="float" office:value="4.90909090909091" calcext:value-type="float">
            <text:p>4,90909090909091</text:p>
          </table:table-cell>
          <table:table-cell table:formula="of:=(1-([.AK3]-[.AK11])/[.AK3])*100" office:value-type="float" office:value="5.62593144560357" calcext:value-type="float">
            <text:p>5,62593144560357</text:p>
          </table:table-cell>
          <table:table-cell table:formula="of:=(1-([.AL3]-[.AL11])/[.AL3])*100" office:value-type="float" office:value="8.74816983894583" calcext:value-type="float">
            <text:p>8,74816983894583</text:p>
          </table:table-cell>
          <table:table-cell table:formula="of:=(1-([.AM3]-[.AM11])/[.AM3])*100" office:value-type="float" office:value="8.54326396495071" calcext:value-type="float">
            <text:p>8,54326396495071</text:p>
          </table:table-cell>
          <table:table-cell table:formula="of:=(1-([.AN3]-[.AN11])/[.AN3])*100" office:value-type="float" office:value="10.9341825902335" calcext:value-type="float">
            <text:p>10,9341825902335</text:p>
          </table:table-cell>
          <table:table-cell table:formula="of:=(1-([.AO3]-[.AO11])/[.AO3])*100" office:value-type="float" office:value="10.0547195622435" calcext:value-type="float">
            <text:p>10,0547195622435</text:p>
          </table:table-cell>
          <table:table-cell table:formula="of:=(1-([.AP3]-[.AP11])/[.AP3])*100" office:value-type="float" office:value="11.2504610844707" calcext:value-type="float">
            <text:p>11,2504610844707</text:p>
          </table:table-cell>
          <table:table-cell table:formula="of:=(1-([.AQ3]-[.AQ11])/[.AQ3])*100" office:value-type="float" office:value="5.2434456928839" calcext:value-type="float">
            <text:p>5,2434456928839</text:p>
          </table:table-cell>
          <table:table-cell table:formula="of:=(1-([.AR3]-[.AR11])/[.AR3])*100" office:value-type="float" office:value="3.73021853805576" calcext:value-type="float">
            <text:p>3,73021853805576</text:p>
          </table:table-cell>
          <table:table-cell table:formula="of:=(1-([.AS3]-[.AS11])/[.AS3])*100" office:value-type="float" office:value="8.02626778547976" calcext:value-type="float">
            <text:p>8,02626778547976</text:p>
          </table:table-cell>
          <table:table-cell table:formula="of:=(1-([.AT3]-[.AT11])/[.AT3])*100" office:value-type="float" office:value="9.81118104405776" calcext:value-type="float">
            <text:p>9,81118104405776</text:p>
          </table:table-cell>
          <table:table-cell table:formula="of:=(1-([.AU3]-[.AU11])/[.AU3])*100" office:value-type="float" office:value="8.25754819934522" calcext:value-type="float">
            <text:p>8,25754819934522</text:p>
          </table:table-cell>
          <table:table-cell table:formula="of:=(1-([.AV3]-[.AV11])/[.AV3])*100" office:value-type="float" office:value="8.11009174311926" calcext:value-type="float">
            <text:p>8,11009174311926</text:p>
          </table:table-cell>
          <table:table-cell table:formula="of:=(1-([.AW3]-[.AW11])/[.AW3])*100" office:value-type="float" office:value="9.05511811023622" calcext:value-type="float">
            <text:p>9,05511811023622</text:p>
          </table:table-cell>
          <table:table-cell table:formula="of:=(1-([.AX3]-[.AX11])/[.AX3])*100" office:value-type="float" office:value="3.05872756933115" calcext:value-type="float">
            <text:p>3,05872756933115</text:p>
          </table:table-cell>
          <table:table-cell table:formula="of:=(1-([.AY3]-[.AY11])/[.AY3])*100" office:value-type="float" office:value="3.998476770754" calcext:value-type="float">
            <text:p>3,998476770754</text:p>
          </table:table-cell>
          <table:table-cell table:formula="of:=(1-([.AZ3]-[.AZ11])/[.AZ3])*100" office:value-type="float" office:value="6.8243505234587" calcext:value-type="float">
            <text:p>6,8243505234587</text:p>
          </table:table-cell>
          <table:table-cell table:formula="of:=(1-([.BA3]-[.BA11])/[.BA3])*100" office:value-type="float" office:value="5.52546045503792" calcext:value-type="float">
            <text:p>5,52546045503792</text:p>
          </table:table-cell>
          <table:table-cell table:formula="of:=(1-([.BB3]-[.BB11])/[.BB3])*100" office:value-type="float" office:value="7.54716981132075" calcext:value-type="float">
            <text:p>7,54716981132075</text:p>
          </table:table-cell>
          <table:table-cell table:formula="of:=(1-([.BC3]-[.BC11])/[.BC3])*100" office:value-type="float" office:value="4.21179302045728" calcext:value-type="float">
            <text:p>4,21179302045728</text:p>
          </table:table-cell>
          <table:table-cell table:formula="of:=(1-([.BD3]-[.BD11])/[.BD3])*100" office:value-type="float" office:value="4.64065708418891" calcext:value-type="float">
            <text:p>4,64065708418891</text:p>
          </table:table-cell>
          <table:table-cell table:formula="of:=(1-([.BE3]-[.BE11])/[.BE3])*100" office:value-type="float" office:value="3.28435609334485" calcext:value-type="float">
            <text:p>3,28435609334485</text:p>
          </table:table-cell>
          <table:table-cell table:formula="of:=(1-([.BF3]-[.BF11])/[.BF3])*100" office:value-type="float" office:value="2.14882610425786" calcext:value-type="float">
            <text:p>2,14882610425786</text:p>
          </table:table-cell>
          <table:table-cell table:formula="of:=(1-([.BG3]-[.BG11])/[.BG3])*100" office:value-type="float" office:value="5.05372065260644" calcext:value-type="float">
            <text:p>5,05372065260644</text:p>
          </table:table-cell>
          <table:table-cell table:formula="of:=(1-([.BH3]-[.BH11])/[.BH3])*100" office:value-type="float" office:value="0" calcext:value-type="float">
            <text:p>0</text:p>
          </table:table-cell>
          <table:table-cell table:formula="of:=(1-([.BI3]-[.BI11])/[.BI3])*100" office:value-type="float" office:value="11.1286503551697" calcext:value-type="float">
            <text:p>11,1286503551697</text:p>
          </table:table-cell>
          <table:table-cell table:formula="of:=(1-([.BJ3]-[.BJ11])/[.BJ3])*100" office:value-type="float" office:value="4.56318252730109" calcext:value-type="float">
            <text:p>4,56318252730109</text:p>
          </table:table-cell>
          <table:table-cell table:formula="of:=(1-([.BK3]-[.BK11])/[.BK3])*100" office:value-type="float" office:value="4.61839530332681" calcext:value-type="float">
            <text:p>4,61839530332681</text:p>
          </table:table-cell>
          <table:table-cell table:formula="of:=(1-([.BL3]-[.BL11])/[.BL3])*100" office:value-type="float" office:value="1.61624533775383" calcext:value-type="float">
            <text:p>1,61624533775383</text:p>
          </table:table-cell>
          <table:table-cell table:formula="of:=(1-([.BM3]-[.BM11])/[.BM3])*100" office:value-type="float" office:value="0.811688311688308" calcext:value-type="float">
            <text:p>0,811688311688308</text:p>
          </table:table-cell>
          <table:table-cell table:formula="of:=(1-([.BN3]-[.BN11])/[.BN3])*100" office:value-type="float" office:value="4.34782608695652" calcext:value-type="float">
            <text:p>4,34782608695652</text:p>
          </table:table-cell>
          <table:table-cell table:formula="of:=(1-([.BO3]-[.BO11])/[.BO3])*100" office:value-type="float" office:value="3.13616514489877" calcext:value-type="float">
            <text:p>3,13616514489877</text:p>
          </table:table-cell>
          <table:table-cell table:formula="of:=(1-([.BP3]-[.BP11])/[.BP3])*100" office:value-type="float" office:value="5.33498759305211" calcext:value-type="float">
            <text:p>5,33498759305211</text:p>
          </table:table-cell>
          <table:table-cell table:formula="of:=(1-([.BQ3]-[.BQ11])/[.BQ3])*100" office:value-type="float" office:value="0.528670191134606" calcext:value-type="float">
            <text:p>0,528670191134606</text:p>
          </table:table-cell>
          <table:table-cell table:formula="of:=(1-([.BR3]-[.BR11])/[.BR3])*100" office:value-type="float" office:value="1.46362462333189" calcext:value-type="float">
            <text:p>1,46362462333189</text:p>
          </table:table-cell>
          <table:table-cell table:formula="of:=(1-([.BS3]-[.BS11])/[.BS3])*100" office:value-type="float" office:value="1.14795918367347" calcext:value-type="float">
            <text:p>1,14795918367347</text:p>
          </table:table-cell>
          <table:table-cell table:formula="of:=(1-([.BT3]-[.BT11])/[.BT3])*100" office:value-type="float" office:value="0.681635926222934" calcext:value-type="float">
            <text:p>0,681635926222934</text:p>
          </table:table-cell>
          <table:table-cell table:formula="of:=(1-([.BU3]-[.BU11])/[.BU3])*100" office:value-type="float" office:value="2.61075949367089" calcext:value-type="float">
            <text:p>2,61075949367089</text:p>
          </table:table-cell>
          <table:table-cell table:formula="of:=(1-([.BV3]-[.BV11])/[.BV3])*100" office:value-type="float" office:value="2.72867025365103" calcext:value-type="float">
            <text:p>2,72867025365103</text:p>
          </table:table-cell>
          <table:table-cell table:formula="of:=(1-([.BW3]-[.BW11])/[.BW3])*100" office:value-type="float" office:value="2.35634559735428" calcext:value-type="float">
            <text:p>2,35634559735428</text:p>
          </table:table-cell>
          <table:table-cell table:formula="of:=(1-([.BX3]-[.BX11])/[.BX3])*100" office:value-type="float" office:value="1.74089068825911" calcext:value-type="float">
            <text:p>1,74089068825911</text:p>
          </table:table-cell>
          <table:table-cell table:formula="of:=(1-([.BY3]-[.BY11])/[.BY3])*100" office:value-type="float" office:value="1.85185185185185" calcext:value-type="float">
            <text:p>1,85185185185185</text:p>
          </table:table-cell>
          <table:table-cell table:formula="of:=(1-([.BZ3]-[.BZ11])/[.BZ3])*100" office:value-type="float" office:value="0.834797891036909" calcext:value-type="float">
            <text:p>0,834797891036909</text:p>
          </table:table-cell>
          <table:table-cell table:formula="of:=(1-([.CA3]-[.CA11])/[.CA3])*100" office:value-type="float" office:value="0.494030465212025" calcext:value-type="float">
            <text:p>0,494030465212025</text:p>
          </table:table-cell>
          <table:table-cell table:formula="of:=(1-([.CB3]-[.CB11])/[.CB3])*100" office:value-type="float" office:value="0.454921422663357" calcext:value-type="float">
            <text:p>0,454921422663357</text:p>
          </table:table-cell>
          <table:table-cell table:formula="of:=(1-([.CC3]-[.CC11])/[.CC3])*100" office:value-type="float" office:value="0.578990901571552" calcext:value-type="float">
            <text:p>0,578990901571552</text:p>
          </table:table-cell>
          <table:table-cell table:formula="of:=(1-([.CD3]-[.CD11])/[.CD3])*100" office:value-type="float" office:value="0.604351329572928" calcext:value-type="float">
            <text:p>0,604351329572928</text:p>
          </table:table-cell>
          <table:table-cell table:formula="of:=(1-([.CE3]-[.CE11])/[.CE3])*100" office:value-type="float" office:value="1.49501661129569" calcext:value-type="float">
            <text:p>1,49501661129569</text:p>
          </table:table-cell>
          <table:table-cell table:formula="of:=(1-([.CF3]-[.CF11])/[.CF3])*100" office:value-type="float" office:value="2.05709487825357" calcext:value-type="float">
            <text:p>2,05709487825357</text:p>
          </table:table-cell>
          <table:table-cell table:formula="of:=(1-([.CG3]-[.CG11])/[.CG3])*100" office:value-type="float" office:value="2.51233737101839" calcext:value-type="float">
            <text:p>2,51233737101839</text:p>
          </table:table-cell>
          <table:table-cell table:formula="of:=(1-([.CH3]-[.CH11])/[.CH3])*100" office:value-type="float" office:value="2.71317829457365" calcext:value-type="float">
            <text:p>2,71317829457365</text:p>
          </table:table-cell>
          <table:table-cell table:formula="of:=(1-([.CI3]-[.CI11])/[.CI3])*100" office:value-type="float" office:value="1.02929532858274" calcext:value-type="float">
            <text:p>1,02929532858274</text:p>
          </table:table-cell>
          <table:table-cell table:formula="of:=(1-([.CJ3]-[.CJ11])/[.CJ3])*100" office:value-type="float" office:value="0.731895223420642" calcext:value-type="float">
            <text:p>0,731895223420642</text:p>
          </table:table-cell>
          <table:table-cell table:formula="of:=(1-([.CK3]-[.CK11])/[.CK3])*100" office:value-type="float" office:value="1.30063173541435" calcext:value-type="float">
            <text:p>1,30063173541435</text:p>
          </table:table-cell>
          <table:table-cell table:formula="of:=(1-([.CL3]-[.CL11])/[.CL3])*100" office:value-type="float" office:value="0.960000000000005" calcext:value-type="float">
            <text:p>0,960000000000005</text:p>
          </table:table-cell>
          <table:table-cell table:formula="of:=(1-([.CM3]-[.CM11])/[.CM3])*100" office:value-type="float" office:value="1.00967606226335" calcext:value-type="float">
            <text:p>1,00967606226335</text:p>
          </table:table-cell>
          <table:table-cell table:formula="of:=(1-([.CN3]-[.CN11])/[.CN3])*100" office:value-type="float" office:value="0.707338638373123" calcext:value-type="float">
            <text:p>0,707338638373123</text:p>
          </table:table-cell>
          <table:table-cell table:formula="of:=(1-([.CO3]-[.CO11])/[.CO3])*100" office:value-type="float" office:value="0.649350649350644" calcext:value-type="float">
            <text:p>0,649350649350644</text:p>
          </table:table-cell>
          <table:table-cell table:formula="of:=(1-([.CP3]-[.CP11])/[.CP3])*100" office:value-type="float" office:value="1.20378331900258" calcext:value-type="float">
            <text:p>1,20378331900258</text:p>
          </table:table-cell>
          <table:table-cell table:formula="of:=(1-([.CQ3]-[.CQ11])/[.CQ3])*100" office:value-type="float" office:value="1.25891733109526" calcext:value-type="float">
            <text:p>1,25891733109526</text:p>
          </table:table-cell>
          <table:table-cell table:formula="of:=(1-([.CR3]-[.CR11])/[.CR3])*100" office:value-type="float" office:value="1.20741699008193" calcext:value-type="float">
            <text:p>1,20741699008193</text:p>
          </table:table-cell>
          <table:table-cell table:formula="of:=(1-([.CS3]-[.CS11])/[.CS3])*100" office:value-type="float" office:value="0.158730158730158" calcext:value-type="float">
            <text:p>0,158730158730158</text:p>
          </table:table-cell>
          <table:table-cell table:formula="of:=(1-([.CT3]-[.CT11])/[.CT3])*100" office:value-type="float" office:value="0.369306524415269" calcext:value-type="float">
            <text:p>0,369306524415269</text:p>
          </table:table-cell>
          <table:table-cell table:formula="of:=(1-([.CU3]-[.CU11])/[.CU3])*100" office:value-type="float" office:value="0.34602076124568" calcext:value-type="float">
            <text:p>0,34602076124568</text:p>
          </table:table-cell>
          <table:table-cell table:formula="of:=(1-([.CV3]-[.CV11])/[.CV3])*100" office:value-type="float" office:value="0.303951367781152" calcext:value-type="float">
            <text:p>0,303951367781152</text:p>
          </table:table-cell>
          <table:table-cell table:formula="of:=(1-([.CW3]-[.CW11])/[.CW3])*100" office:value-type="float" office:value="0.415973377703827" calcext:value-type="float">
            <text:p>0,415973377703827</text:p>
          </table:table-cell>
          <table:table-cell table:formula="of:=(1-([.CX3]-[.CX11])/[.CX3])*100" office:value-type="float" office:value="1.08514190317195" calcext:value-type="float">
            <text:p>1,08514190317195</text:p>
          </table:table-cell>
          <table:table-cell table:formula="of:=(1-([.CY3]-[.CY11])/[.CY3])*100" office:value-type="float" office:value="1.22053872053872" calcext:value-type="float">
            <text:p>1,22053872053872</text:p>
          </table:table-cell>
          <table:table-cell table:formula="of:=(1-([.CZ3]-[.CZ11])/[.CZ3])*100" office:value-type="float" office:value="0.548754748839175" calcext:value-type="float">
            <text:p>0,548754748839175</text:p>
          </table:table-cell>
          <table:table-cell table:formula="of:=(1-([.DA3]-[.DA11])/[.DA3])*100" office:value-type="float" office:value="0.254560882477728" calcext:value-type="float">
            <text:p>0,254560882477728</text:p>
          </table:table-cell>
          <table:table-cell table:formula="of:=(1-([.DB3]-[.DB11])/[.DB3])*100" office:value-type="float" office:value="0.319197446420427" calcext:value-type="float">
            <text:p>0,319197446420427</text:p>
          </table:table-cell>
          <table:table-cell table:formula="of:=(1-([.DC3]-[.DC11])/[.DC3])*100" office:value-type="float" office:value="0.080645161290327" calcext:value-type="float">
            <text:p>0,080645161290327</text:p>
          </table:table-cell>
          <table:table-cell table:formula="of:=(1-([.DD3]-[.DD11])/[.DD3])*100" office:value-type="float" office:value="0.69302894415002" calcext:value-type="float">
            <text:p>0,69302894415002</text:p>
          </table:table-cell>
          <table:table-cell table:formula="of:=(1-([.DE3]-[.DE11])/[.DE3])*100" office:value-type="float" office:value="0.421407501053517" calcext:value-type="float">
            <text:p>0,421407501053517</text:p>
          </table:table-cell>
          <table:table-cell table:formula="of:=(1-([.DF3]-[.DF11])/[.DF3])*100" office:value-type="float" office:value="0.489396411092991" calcext:value-type="float">
            <text:p>0,489396411092991</text:p>
          </table:table-cell>
          <table:table-cell table:formula="of:=(1-([.DG3]-[.DG11])/[.DG3])*100" office:value-type="float" office:value="0.785545954438338" calcext:value-type="float">
            <text:p>0,785545954438338</text:p>
          </table:table-cell>
          <table:table-cell table:formula="of:=(1-([.DH3]-[.DH11])/[.DH3])*100" office:value-type="float" office:value="0.230061349693256" calcext:value-type="float">
            <text:p>0,230061349693256</text:p>
          </table:table-cell>
          <table:table-cell table:formula="of:=(1-([.DI3]-[.DI11])/[.DI3])*100" office:value-type="float" office:value="0.294117647058822" calcext:value-type="float">
            <text:p>0,294117647058822</text:p>
          </table:table-cell>
          <table:table-cell table:formula="of:=(1-([.DJ3]-[.DJ11])/[.DJ3])*100" office:value-type="float" office:value="0.304878048780488" calcext:value-type="float">
            <text:p>0,304878048780488</text:p>
          </table:table-cell>
          <table:table-cell table:formula="of:=(1-([.DK3]-[.DK11])/[.DK3])*100" office:value-type="float" office:value="0.73945193562418" calcext:value-type="float">
            <text:p>0,73945193562418</text:p>
          </table:table-cell>
          <table:table-cell table:formula="of:=(1-([.DL3]-[.DL11])/[.DL3])*100" office:value-type="float" office:value="0.325732899022801" calcext:value-type="float">
            <text:p>0,325732899022801</text:p>
          </table:table-cell>
          <table:table-cell table:formula="of:=(1-([.DM3]-[.DM11])/[.DM3])*100" office:value-type="float" office:value="0.37205456800331" calcext:value-type="float">
            <text:p>0,37205456800331</text:p>
          </table:table-cell>
          <table:table-cell table:formula="of:=(1-([.DN3]-[.DN11])/[.DN3])*100" office:value-type="float" office:value="0.127496812579686" calcext:value-type="float">
            <text:p>0,127496812579686</text:p>
          </table:table-cell>
          <table:table-cell table:formula="of:=(1-([.DO3]-[.DO11])/[.DO3])*100" office:value-type="float" office:value="0.17582417582418" calcext:value-type="float">
            <text:p>0,17582417582418</text:p>
          </table:table-cell>
          <table:table-cell table:formula="of:=(1-([.DP3]-[.DP11])/[.DP3])*100" office:value-type="float" office:value="0.170648464163825" calcext:value-type="float">
            <text:p>0,170648464163825</text:p>
          </table:table-cell>
          <table:table-cell table:formula="of:=(1-([.DQ3]-[.DQ11])/[.DQ3])*100" office:value-type="float" office:value="0.125104253544617" calcext:value-type="float">
            <text:p>0,125104253544617</text:p>
          </table:table-cell>
          <table:table-cell table:formula="of:=(1-([.DR3]-[.DR11])/[.DR3])*100" office:value-type="float" office:value="0.17226528854436" calcext:value-type="float">
            <text:p>0,17226528854436</text:p>
          </table:table-cell>
          <table:table-cell table:formula="of:=(1-([.DS3]-[.DS11])/[.DS3])*100" office:value-type="float" office:value="0.534045393858473" calcext:value-type="float">
            <text:p>0,534045393858473</text:p>
          </table:table-cell>
          <table:table-cell table:formula="of:=(1-([.DT3]-[.DT11])/[.DT3])*100" office:value-type="float" office:value="0.584551148225465" calcext:value-type="float">
            <text:p>0,584551148225465</text:p>
          </table:table-cell>
          <table:table-cell table:formula="of:=(1-([.DU3]-[.DU11])/[.DU3])*100" office:value-type="float" office:value="0.287238407878543" calcext:value-type="float">
            <text:p>0,287238407878543</text:p>
          </table:table-cell>
          <table:table-cell table:formula="of:=(1-([.DV3]-[.DV11])/[.DV3])*100" office:value-type="float" office:value="0.317316409791479" calcext:value-type="float">
            <text:p>0,317316409791479</text:p>
          </table:table-cell>
          <table:table-cell table:formula="of:=(1-([.DW3]-[.DW11])/[.DW3])*100" office:value-type="float" office:value="0.185356811862836" calcext:value-type="float">
            <text:p>0,185356811862836</text:p>
          </table:table-cell>
          <table:table-cell table:formula="of:=(1-([.DX3]-[.DX11])/[.DX3])*100" office:value-type="float" office:value="0.21891418563923" calcext:value-type="float">
            <text:p>0,21891418563923</text:p>
          </table:table-cell>
          <table:table-cell table:formula="of:=(1-([.DY3]-[.DY11])/[.DY3])*100" office:value-type="float" office:value="0.0410677618069788" calcext:value-type="float">
            <text:p>0,041067761806979</text:p>
          </table:table-cell>
          <table:table-cell table:formula="of:=(1-([.DZ3]-[.DZ11])/[.DZ3])*100" office:value-type="float" office:value="0.330033003300334" calcext:value-type="float">
            <text:p>0,330033003300334</text:p>
          </table:table-cell>
          <table:table-cell table:formula="of:=(1-([.EA3]-[.EA11])/[.EA3])*100" office:value-type="float" office:value="0.127496812579686" calcext:value-type="float">
            <text:p>0,127496812579686</text:p>
          </table:table-cell>
          <table:table-cell table:formula="of:=(1-([.EB3]-[.EB11])/[.EB3])*100" office:value-type="float" office:value="0.0427533133817826" calcext:value-type="float">
            <text:p>0,042753313381783</text:p>
          </table:table-cell>
          <table:table-cell table:formula="of:=(1-([.EC3]-[.EC11])/[.EC3])*100" office:value-type="float" office:value="0.0860585197934638" calcext:value-type="float">
            <text:p>0,086058519793464</text:p>
          </table:table-cell>
          <table:table-cell table:formula="of:=(1-([.ED3]-[.ED11])/[.ED3])*100" office:value-type="float" office:value="0.0422297297297258" calcext:value-type="float">
            <text:p>0,042229729729726</text:p>
          </table:table-cell>
          <table:table-cell table:formula="of:=(1-([.EE3]-[.EE11])/[.EE3])*100" office:value-type="float" office:value="0.203748981255092" calcext:value-type="float">
            <text:p>0,203748981255092</text:p>
          </table:table-cell>
          <table:table-cell table:formula="of:=(1-([.EF3]-[.EF11])/[.EF3])*100" office:value-type="float" office:value="0.0861326442721744" calcext:value-type="float">
            <text:p>0,086132644272174</text:p>
          </table:table-cell>
          <table:table-cell table:formula="of:=(1-([.EG3]-[.EG11])/[.EG3])*100" office:value-type="float" office:value="0.0862068965517215" calcext:value-type="float">
            <text:p>0,086206896551722</text:p>
          </table:table-cell>
          <table:table-cell table:formula="of:=(1-([.EH3]-[.EH11])/[.EH3])*100" office:value-type="float" office:value="0.251046025104606" calcext:value-type="float">
            <text:p>0,251046025104606</text:p>
          </table:table-cell>
          <table:table-cell table:formula="of:=(1-([.EI3]-[.EI11])/[.EI3])*100" office:value-type="float" office:value="0.315831030398739" calcext:value-type="float">
            <text:p>0,315831030398739</text:p>
          </table:table-cell>
          <table:table-cell table:formula="of:=(1-([.EJ3]-[.EJ11])/[.EJ3])*100" office:value-type="float" office:value="0.0795228628230671" calcext:value-type="float">
            <text:p>0,079522862823067</text:p>
          </table:table-cell>
          <table:table-cell table:formula="of:=(1-([.EK3]-[.EK11])/[.EK3])*100" office:value-type="float" office:value="0.126368997472615" calcext:value-type="float">
            <text:p>0,126368997472615</text:p>
          </table:table-cell>
          <table:table-cell table:formula="of:=(1-([.EL3]-[.EL11])/[.EL3])*100" office:value-type="float" office:value="0.1233045622688" calcext:value-type="float">
            <text:p>0,1233045622688</text:p>
          </table:table-cell>
          <table:table-cell table:formula="of:=(1-([.EM3]-[.EM11])/[.EM3])*100" office:value-type="float" office:value="0.116009280742457" calcext:value-type="float">
            <text:p>0,116009280742457</text:p>
          </table:table-cell>
          <table:table-cell table:formula="of:=(1-([.EN3]-[.EN11])/[.EN3])*100" office:value-type="float" office:value="0.252100840336134" calcext:value-type="float">
            <text:p>0,252100840336134</text:p>
          </table:table-cell>
          <table:table-cell table:formula="of:=(1-([.EO3]-[.EO11])/[.EO3])*100" office:value-type="float" office:value="0.212675457252232" calcext:value-type="float">
            <text:p>0,212675457252232</text:p>
          </table:table-cell>
          <table:table-cell table:formula="of:=(1-([.EP3]-[.EP11])/[.EP3])*100" office:value-type="float" office:value="0.345754898194395" calcext:value-type="float">
            <text:p>0,345754898194395</text:p>
          </table:table-cell>
          <table:table-cell table:formula="of:=(1-([.EQ3]-[.EQ11])/[.EQ3])*100" office:value-type="float" office:value="0.0772200772200748" calcext:value-type="float">
            <text:p>0,077220077220075</text:p>
          </table:table-cell>
          <table:table-cell table:formula="of:=(1-([.ER3]-[.ER11])/[.ER3])*100" office:value-type="float" office:value="0.0810701256586999" calcext:value-type="float">
            <text:p>0,0810701256587</text:p>
          </table:table-cell>
          <table:table-cell table:formula="of:=(1-([.ES3]-[.ES11])/[.ES3])*100" office:value-type="float" office:value="0.124481327800829" calcext:value-type="float">
            <text:p>0,124481327800829</text:p>
          </table:table-cell>
          <table:table-cell table:formula="of:=(1-([.ET3]-[.ET11])/[.ET3])*100" office:value-type="float" office:value="0.393184796854518" calcext:value-type="float">
            <text:p>0,393184796854518</text:p>
          </table:table-cell>
          <table:table-cell table:formula="of:=(1-([.EU3]-[.EU11])/[.EU3])*100" office:value-type="float" office:value="0.668896321070234" calcext:value-type="float">
            <text:p>0,668896321070234</text:p>
          </table:table-cell>
          <table:table-cell table:formula="of:=(1-([.EV3]-[.EV11])/[.EV3])*100" office:value-type="float" office:value="0.0831255195344993" calcext:value-type="float">
            <text:p>0,083125519534499</text:p>
          </table:table-cell>
          <table:table-cell table:formula="of:=(1-([.EW3]-[.EW11])/[.EW3])*100" office:value-type="float" office:value="0.550098231827112" calcext:value-type="float">
            <text:p>0,550098231827112</text:p>
          </table:table-cell>
          <table:table-cell table:formula="of:=(1-([.EX3]-[.EX11])/[.EX3])*100" office:value-type="float" office:value="0.22455089820359" calcext:value-type="float">
            <text:p>0,22455089820359</text:p>
          </table:table-cell>
          <table:table-cell table:formula="of:=(1-([.EY3]-[.EY11])/[.EY3])*100" office:value-type="float" office:value="0.0361010830324915" calcext:value-type="float">
            <text:p>0,036101083032492</text:p>
          </table:table-cell>
          <table:table-cell table:formula="of:=(1-([.EZ3]-[.EZ11])/[.EZ3])*100" office:value-type="float" office:value="0.179726815240833" calcext:value-type="float">
            <text:p>0,179726815240833</text:p>
          </table:table-cell>
          <table:table-cell table:formula="of:=(1-([.FA3]-[.FA11])/[.FA3])*100" office:value-type="float" office:value="0.197498354180381" calcext:value-type="float">
            <text:p>0,197498354180381</text:p>
          </table:table-cell>
          <table:table-cell table:formula="of:=(1-([.FB3]-[.FB11])/[.FB3])*100" office:value-type="float" office:value="0.0667111407605114" calcext:value-type="float">
            <text:p>0,066711140760512</text:p>
          </table:table-cell>
          <table:table-cell table:formula="of:=(1-([.FC3]-[.FC11])/[.FC3])*100" office:value-type="float" office:value="0.0695652173913097" calcext:value-type="float">
            <text:p>0,06956521739131</text:p>
          </table:table-cell>
          <table:table-cell table:formula="of:=(1-([.FD3]-[.FD11])/[.FD3])*100" office:value-type="float" office:value="0.455022751137557" calcext:value-type="float">
            <text:p>0,455022751137557</text:p>
          </table:table-cell>
          <table:table-cell table:formula="of:=(1-([.FE3]-[.FE11])/[.FE3])*100" office:value-type="float" office:value="0.188750471876176" calcext:value-type="float">
            <text:p>0,188750471876176</text:p>
          </table:table-cell>
          <table:table-cell table:formula="of:=(1-([.FF3]-[.FF11])/[.FF3])*100" office:value-type="float" office:value="0" calcext:value-type="float">
            <text:p>0</text:p>
          </table:table-cell>
          <table:table-cell table:formula="of:=(1-([.FG3]-[.FG11])/[.FG3])*100" office:value-type="float" office:value="0.0401123144805449" calcext:value-type="float">
            <text:p>0,040112314480545</text:p>
          </table:table-cell>
          <table:table-cell table:formula="of:=(1-([.FH3]-[.FH11])/[.FH3])*100" office:value-type="float" office:value="0.196001568012549" calcext:value-type="float">
            <text:p>0,196001568012549</text:p>
          </table:table-cell>
          <table:table-cell table:formula="of:=(1-([.FI3]-[.FI11])/[.FI3])*100" office:value-type="float" office:value="0.314465408805031" calcext:value-type="float">
            <text:p>0,314465408805031</text:p>
          </table:table-cell>
          <table:table-cell table:formula="of:=(1-([.FJ3]-[.FJ11])/[.FJ3])*100" office:value-type="float" office:value="0.556881463802705" calcext:value-type="float">
            <text:p>0,556881463802705</text:p>
          </table:table-cell>
          <table:table-cell table:formula="of:=(1-([.FK3]-[.FK11])/[.FK3])*100" office:value-type="float" office:value="0.0372439478584785" calcext:value-type="float">
            <text:p>0,037243947858479</text:p>
          </table:table-cell>
          <table:table-cell table:formula="of:=(1-([.FL3]-[.FL11])/[.FL3])*100" office:value-type="float" office:value="0.317965023847377" calcext:value-type="float">
            <text:p>0,317965023847377</text:p>
          </table:table-cell>
          <table:table-cell table:formula="of:=(1-([.FM3]-[.FM11])/[.FM3])*100" office:value-type="float" office:value="0.17754105636929" calcext:value-type="float">
            <text:p>0,17754105636929</text:p>
          </table:table-cell>
          <table:table-cell table:formula="of:=(1-([.FN3]-[.FN11])/[.FN3])*100" office:value-type="float" office:value="0.213583938487827" calcext:value-type="float">
            <text:p>0,213583938487827</text:p>
          </table:table-cell>
          <table:table-cell table:formula="of:=(1-([.FO3]-[.FO11])/[.FO3])*100" office:value-type="float" office:value="0" calcext:value-type="float">
            <text:p>0</text:p>
          </table:table-cell>
          <table:table-cell table:formula="of:=(1-([.FP3]-[.FP11])/[.FP3])*100" office:value-type="float" office:value="0.125786163522013" calcext:value-type="float">
            <text:p>0,125786163522013</text:p>
          </table:table-cell>
          <table:table-cell table:formula="of:=(1-([.FQ3]-[.FQ11])/[.FQ3])*100" office:value-type="float" office:value="0.264317180616735" calcext:value-type="float">
            <text:p>0,264317180616735</text:p>
          </table:table-cell>
          <table:table-cell table:formula="of:=(1-([.FR3]-[.FR11])/[.FR3])*100" office:value-type="float" office:value="0.123406005758941" calcext:value-type="float">
            <text:p>0,123406005758941</text:p>
          </table:table-cell>
          <table:table-cell table:formula="of:=(1-([.FS3]-[.FS11])/[.FS3])*100" office:value-type="float" office:value="0.241545893719808" calcext:value-type="float">
            <text:p>0,241545893719808</text:p>
          </table:table-cell>
          <table:table-cell table:formula="of:=(1-([.FT3]-[.FT11])/[.FT3])*100" office:value-type="float" office:value="0.0431965442764581" calcext:value-type="float">
            <text:p>0,043196544276458</text:p>
          </table:table-cell>
          <table:table-cell table:formula="of:=(1-([.FU3]-[.FU11])/[.FU3])*100" office:value-type="float" office:value="0.132333480370539" calcext:value-type="float">
            <text:p>0,132333480370539</text:p>
          </table:table-cell>
          <table:table-cell table:formula="of:=(1-([.FV3]-[.FV11])/[.FV3])*100" office:value-type="float" office:value="0.122498979175179" calcext:value-type="float">
            <text:p>0,122498979175179</text:p>
          </table:table-cell>
          <table:table-cell table:formula="of:=(1-([.FW3]-[.FW11])/[.FW3])*100" office:value-type="float" office:value="0.582605076987097" calcext:value-type="float">
            <text:p>0,582605076987097</text:p>
          </table:table-cell>
          <table:table-cell table:formula="of:=(1-([.FX3]-[.FX11])/[.FX3])*100" office:value-type="float" office:value="0.0824062628759781" calcext:value-type="float">
            <text:p>0,082406262875978</text:p>
          </table:table-cell>
          <table:table-cell table:formula="of:=(1-([.FY3]-[.FY11])/[.FY3])*100" office:value-type="float" office:value="0.202265372168287" calcext:value-type="float">
            <text:p>0,202265372168287</text:p>
          </table:table-cell>
          <table:table-cell table:formula="of:=(1-([.FZ3]-[.FZ11])/[.FZ3])*100" office:value-type="float" office:value="0.0837520938023473" calcext:value-type="float">
            <text:p>0,083752093802347</text:p>
          </table:table-cell>
          <table:table-cell table:formula="of:=(1-([.GA3]-[.GA11])/[.GA3])*100" office:value-type="float" office:value="0.042992261392949" calcext:value-type="float">
            <text:p>0,042992261392949</text:p>
          </table:table-cell>
          <table:table-cell table:formula="of:=(1-([.GB3]-[.GB11])/[.GB3])*100" office:value-type="float" office:value="0" calcext:value-type="float">
            <text:p>0</text:p>
          </table:table-cell>
          <table:table-cell table:formula="of:=(1-([.GC3]-[.GC11])/[.GC3])*100" office:value-type="float" office:value="0.164676821737342" calcext:value-type="float">
            <text:p>0,164676821737342</text:p>
          </table:table-cell>
          <table:table-cell table:formula="of:=(1-([.GD3]-[.GD11])/[.GD3])*100" office:value-type="float" office:value="0.314589068029891" calcext:value-type="float">
            <text:p>0,314589068029891</text:p>
          </table:table-cell>
          <table:table-cell table:formula="of:=(1-([.GE3]-[.GE11])/[.GE3])*100" office:value-type="float" office:value="0" calcext:value-type="float">
            <text:p>0</text:p>
          </table:table-cell>
          <table:table-cell table:formula="of:=(1-([.GF3]-[.GF11])/[.GF3])*100" office:value-type="float" office:value="0.200722601364911" calcext:value-type="float">
            <text:p>0,200722601364911</text:p>
          </table:table-cell>
          <table:table-cell table:formula="of:=(1-([.GG3]-[.GG11])/[.GG3])*100" office:value-type="float" office:value="0.206440957886045" calcext:value-type="float">
            <text:p>0,206440957886045</text:p>
          </table:table-cell>
          <table:table-cell table:formula="of:=(1-([.GH3]-[.GH11])/[.GH3])*100" office:value-type="float" office:value="0.0871459694989141" calcext:value-type="float">
            <text:p>0,087145969498914</text:p>
          </table:table-cell>
          <table:table-cell table:formula="of:=(1-([.GI3]-[.GI11])/[.GI3])*100" office:value-type="float" office:value="0.0796812749004006" calcext:value-type="float">
            <text:p>0,079681274900401</text:p>
          </table:table-cell>
          <table:table-cell table:formula="of:=(1-([.GJ3]-[.GJ11])/[.GJ3])*100" office:value-type="float" office:value="0.413067968456626" calcext:value-type="float">
            <text:p>0,413067968456626</text:p>
          </table:table-cell>
          <table:table-cell table:formula="of:=(1-([.GK3]-[.GK11])/[.GK3])*100" office:value-type="float" office:value="0.233918128654975" calcext:value-type="float">
            <text:p>0,233918128654975</text:p>
          </table:table-cell>
          <table:table-cell table:formula="of:=(1-([.GL3]-[.GL11])/[.GL3])*100" office:value-type="float" office:value="0.117462803445578" calcext:value-type="float">
            <text:p>0,117462803445578</text:p>
          </table:table-cell>
          <table:table-cell table:formula="of:=(1-([.GM3]-[.GM11])/[.GM3])*100" office:value-type="float" office:value="0.415973377703827" calcext:value-type="float">
            <text:p>0,415973377703827</text:p>
          </table:table-cell>
          <table:table-cell table:formula="of:=(1-([.GN3]-[.GN11])/[.GN3])*100" office:value-type="float" office:value="0.0811688311688319" calcext:value-type="float">
            <text:p>0,081168831168832</text:p>
          </table:table-cell>
          <table:table-cell table:formula="of:=(1-([.GO3]-[.GO11])/[.GO3])*100" office:value-type="float" office:value="0.0841396718552767" calcext:value-type="float">
            <text:p>0,084139671855277</text:p>
          </table:table-cell>
          <table:table-cell table:formula="of:=(1-([.GP3]-[.GP11])/[.GP3])*100" office:value-type="float" office:value="0" calcext:value-type="float">
            <text:p>0</text:p>
          </table:table-cell>
          <table:table-cell table:formula="of:=(1-([.GQ3]-[.GQ11])/[.GQ3])*100" office:value-type="float" office:value="0.60386473429952" calcext:value-type="float">
            <text:p>0,60386473429952</text:p>
          </table:table-cell>
          <table:table-cell table:formula="of:=(1-([.GR3]-[.GR11])/[.GR3])*100" office:value-type="float" office:value="0.690184049079756" calcext:value-type="float">
            <text:p>0,690184049079756</text:p>
          </table:table-cell>
          <table:table-cell table:formula="of:=(1-([.GS3]-[.GS11])/[.GS3])*100" office:value-type="float" office:value="0.517104216388231" calcext:value-type="float">
            <text:p>0,517104216388231</text:p>
          </table:table-cell>
          <table:table-cell table:formula="of:=(1-([.GT3]-[.GT11])/[.GT3])*100" office:value-type="float" office:value="0.583884780070065" calcext:value-type="float">
            <text:p>0,583884780070065</text:p>
          </table:table-cell>
          <table:table-cell table:formula="of:=(1-([.GU3]-[.GU11])/[.GU3])*100" office:value-type="float" office:value="0.33016921172101" calcext:value-type="float">
            <text:p>0,33016921172101</text:p>
          </table:table-cell>
          <table:table-cell table:formula="of:=(1-([.GV3]-[.GV11])/[.GV3])*100" office:value-type="float" office:value="0.214868929952727" calcext:value-type="float">
            <text:p>0,214868929952727</text:p>
          </table:table-cell>
          <table:table-cell table:formula="of:=(1-([.GW3]-[.GW11])/[.GW3])*100" office:value-type="float" office:value="0.485436893203883" calcext:value-type="float">
            <text:p>0,485436893203883</text:p>
          </table:table-cell>
          <table:table-cell table:formula="of:=(1-([.GX3]-[.GX11])/[.GX3])*100" office:value-type="float" office:value="0.273224043715847" calcext:value-type="float">
            <text:p>0,273224043715847</text:p>
          </table:table-cell>
          <table:table-cell table:formula="of:=(1-([.GY3]-[.GY11])/[.GY3])*100" office:value-type="float" office:value="0.473559589581685" calcext:value-type="float">
            <text:p>0,473559589581685</text:p>
          </table:table-cell>
          <table:table-cell table:formula="of:=(1-([.GZ3]-[.GZ11])/[.GZ3])*100" office:value-type="float" office:value="0.536809815950923" calcext:value-type="float">
            <text:p>0,536809815950923</text:p>
          </table:table-cell>
          <table:table-cell table:formula="of:=(1-([.HA3]-[.HA11])/[.HA3])*100" office:value-type="float" office:value="0.354749704375246" calcext:value-type="float">
            <text:p>0,354749704375246</text:p>
          </table:table-cell>
          <table:table-cell table:formula="of:=(1-([.HB3]-[.HB11])/[.HB3])*100" office:value-type="float" office:value="0.527169505271696" calcext:value-type="float">
            <text:p>0,527169505271696</text:p>
          </table:table-cell>
          <table:table-cell table:formula="of:=(1-([.HC3]-[.HC11])/[.HC3])*100" office:value-type="float" office:value="0.0830909846281647" calcext:value-type="float">
            <text:p>0,083090984628165</text:p>
          </table:table-cell>
          <table:table-cell table:formula="of:=(1-([.HD3]-[.HD11])/[.HD3])*100" office:value-type="float" office:value="0.862068965517238" calcext:value-type="float">
            <text:p>0,862068965517238</text:p>
          </table:table-cell>
          <table:table-cell table:formula="of:=(1-([.HE3]-[.HE11])/[.HE3])*100" office:value-type="float" office:value="0.4746835443038" calcext:value-type="float">
            <text:p>0,4746835443038</text:p>
          </table:table-cell>
          <table:table-cell table:formula="of:=(1-([.HF3]-[.HF11])/[.HF3])*100" office:value-type="float" office:value="0.63141278610892" calcext:value-type="float">
            <text:p>0,63141278610892</text:p>
          </table:table-cell>
          <table:table-cell table:formula="of:=(1-([.HG3]-[.HG11])/[.HG3])*100" office:value-type="float" office:value="0.0400962309542896" calcext:value-type="float">
            <text:p>0,04009623095429</text:p>
          </table:table-cell>
          <table:table-cell table:formula="of:=(1-([.HH3]-[.HH11])/[.HH3])*100" office:value-type="float" office:value="0.418888042650423" calcext:value-type="float">
            <text:p>0,418888042650423</text:p>
          </table:table-cell>
          <table:table-cell table:formula="of:=(1-([.HI3]-[.HI11])/[.HI3])*100" office:value-type="float" office:value="1.02241447109713" calcext:value-type="float">
            <text:p>1,02241447109713</text:p>
          </table:table-cell>
          <table:table-cell table:formula="of:=(1-([.HJ3]-[.HJ11])/[.HJ3])*100" office:value-type="float" office:value="0.26132404181185" calcext:value-type="float">
            <text:p>0,26132404181185</text:p>
          </table:table-cell>
          <table:table-cell table:formula="of:=(1-([.HK3]-[.HK11])/[.HK3])*100" office:value-type="float" office:value="0.564061240934732" calcext:value-type="float">
            <text:p>0,564061240934732</text:p>
          </table:table-cell>
          <table:table-cell table:formula="of:=(1-([.HL3]-[.HL11])/[.HL3])*100" office:value-type="float" office:value="1.6840417000802" calcext:value-type="float">
            <text:p>1,6840417000802</text:p>
          </table:table-cell>
          <table:table-cell table:formula="of:=(1-([.HM3]-[.HM11])/[.HM3])*100" office:value-type="float" office:value="1.31731886865556" calcext:value-type="float">
            <text:p>1,31731886865556</text:p>
          </table:table-cell>
          <table:table-cell table:formula="of:=(1-([.HN3]-[.HN11])/[.HN3])*100" office:value-type="float" office:value="0.902314633189483" calcext:value-type="float">
            <text:p>0,902314633189483</text:p>
          </table:table-cell>
          <table:table-cell table:formula="of:=(1-([.HO3]-[.HO11])/[.HO3])*100" office:value-type="float" office:value="1.31528046421664" calcext:value-type="float">
            <text:p>1,31528046421664</text:p>
          </table:table-cell>
          <table:table-cell table:formula="of:=(1-([.HP3]-[.HP11])/[.HP3])*100" office:value-type="float" office:value="0.468566966028894" calcext:value-type="float">
            <text:p>0,468566966028894</text:p>
          </table:table-cell>
          <table:table-cell table:formula="of:=(1-([.HQ3]-[.HQ11])/[.HQ3])*100" office:value-type="float" office:value="0.528670191134606" calcext:value-type="float">
            <text:p>0,528670191134606</text:p>
          </table:table-cell>
          <table:table-cell table:formula="of:=(1-([.HR3]-[.HR11])/[.HR3])*100" office:value-type="float" office:value="1.68841135840369" calcext:value-type="float">
            <text:p>1,68841135840369</text:p>
          </table:table-cell>
          <table:table-cell table:formula="of:=(1-([.HS3]-[.HS11])/[.HS3])*100" office:value-type="float" office:value="1.55339805825243" calcext:value-type="float">
            <text:p>1,55339805825243</text:p>
          </table:table-cell>
          <table:table-cell table:formula="of:=(1-([.HT3]-[.HT11])/[.HT3])*100" office:value-type="float" office:value="1.05762217359592" calcext:value-type="float">
            <text:p>1,05762217359592</text:p>
          </table:table-cell>
          <table:table-cell table:formula="of:=(1-([.HU3]-[.HU11])/[.HU3])*100" office:value-type="float" office:value="1.80545320560059" calcext:value-type="float">
            <text:p>1,80545320560059</text:p>
          </table:table-cell>
          <table:table-cell table:formula="of:=(1-([.HV3]-[.HV11])/[.HV3])*100" office:value-type="float" office:value="1.77449168207025" calcext:value-type="float">
            <text:p>1,77449168207025</text:p>
          </table:table-cell>
          <table:table-cell table:formula="of:=(1-([.HW3]-[.HW11])/[.HW3])*100" office:value-type="float" office:value="1.04813664596274" calcext:value-type="float">
            <text:p>1,04813664596274</text:p>
          </table:table-cell>
          <table:table-cell table:formula="of:=(1-([.HX3]-[.HX11])/[.HX3])*100" office:value-type="float" office:value="1.02002266717038" calcext:value-type="float">
            <text:p>1,02002266717038</text:p>
          </table:table-cell>
          <table:table-cell table:formula="of:=(1-([.HY3]-[.HY11])/[.HY3])*100" office:value-type="float" office:value="1.12229102167183" calcext:value-type="float">
            <text:p>1,12229102167183</text:p>
          </table:table-cell>
          <table:table-cell table:formula="of:=(1-([.HZ3]-[.HZ11])/[.HZ3])*100" office:value-type="float" office:value="1.21212121212121" calcext:value-type="float">
            <text:p>1,21212121212121</text:p>
          </table:table-cell>
          <table:table-cell table:formula="of:=(1-([.IA3]-[.IA11])/[.IA3])*100" office:value-type="float" office:value="5.25314046440807" calcext:value-type="float">
            <text:p>5,25314046440807</text:p>
          </table:table-cell>
          <table:table-cell table:formula="of:=(1-([.IB3]-[.IB11])/[.IB3])*100" office:value-type="float" office:value="1.76651305683564" calcext:value-type="float">
            <text:p>1,76651305683564</text:p>
          </table:table-cell>
          <table:table-cell table:formula="of:=(1-([.IC3]-[.IC11])/[.IC3])*100" office:value-type="float" office:value="3.07033202427704" calcext:value-type="float">
            <text:p>3,07033202427704</text:p>
          </table:table-cell>
          <table:table-cell table:formula="of:=(1-([.ID3]-[.ID11])/[.ID3])*100" office:value-type="float" office:value="3.31054336092119" calcext:value-type="float">
            <text:p>3,31054336092119</text:p>
          </table:table-cell>
          <table:table-cell table:formula="of:=(1-([.IE3]-[.IE11])/[.IE3])*100" office:value-type="float" office:value="2.15693566381554" calcext:value-type="float">
            <text:p>2,15693566381554</text:p>
          </table:table-cell>
          <table:table-cell table:formula="of:=(1-([.IF3]-[.IF11])/[.IF3])*100" office:value-type="float" office:value="4.44753300903406" calcext:value-type="float">
            <text:p>4,44753300903406</text:p>
          </table:table-cell>
          <table:table-cell table:formula="of:=(1-([.IG3]-[.IG11])/[.IG3])*100" office:value-type="float" office:value="1.75182481751824" calcext:value-type="float">
            <text:p>1,75182481751824</text:p>
          </table:table-cell>
          <table:table-cell table:formula="of:=(1-([.IH3]-[.IH11])/[.IH3])*100" office:value-type="float" office:value="8.51376146788991" calcext:value-type="float">
            <text:p>8,51376146788991</text:p>
          </table:table-cell>
          <table:table-cell table:formula="of:=(1-([.II3]-[.II11])/[.II3])*100" office:value-type="float" office:value="5.98958333333334" calcext:value-type="float">
            <text:p>5,98958333333334</text:p>
          </table:table-cell>
          <table:table-cell table:formula="of:=(1-([.IJ3]-[.IJ11])/[.IJ3])*100" office:value-type="float" office:value="4.83573274270949" calcext:value-type="float">
            <text:p>4,83573274270949</text:p>
          </table:table-cell>
          <table:table-cell table:formula="of:=(1-([.IK3]-[.IK11])/[.IK3])*100" office:value-type="float" office:value="2.39675516224189" calcext:value-type="float">
            <text:p>2,39675516224189</text:p>
          </table:table-cell>
          <table:table-cell table:formula="of:=(1-([.IL3]-[.IL11])/[.IL3])*100" office:value-type="float" office:value="2.54335260115607" calcext:value-type="float">
            <text:p>2,54335260115607</text:p>
          </table:table-cell>
          <table:table-cell table:formula="of:=(1-([.IM3]-[.IM11])/[.IM3])*100" office:value-type="float" office:value="1.29543001079525" calcext:value-type="float">
            <text:p>1,29543001079525</text:p>
          </table:table-cell>
          <table:table-cell table:formula="of:=(1-([.IN3]-[.IN11])/[.IN3])*100" office:value-type="float" office:value="13.3357168394709" calcext:value-type="float">
            <text:p>13,3357168394709</text:p>
          </table:table-cell>
          <table:table-cell table:formula="of:=(1-([.IO3]-[.IO11])/[.IO3])*100" office:value-type="float" office:value="7.66738660907127" calcext:value-type="float">
            <text:p>7,66738660907127</text:p>
          </table:table-cell>
          <table:table-cell table:formula="of:=(1-([.IP3]-[.IP11])/[.IP3])*100" office:value-type="float" office:value="7.80590717299579" calcext:value-type="float">
            <text:p>7,80590717299579</text:p>
          </table:table-cell>
          <table:table-cell table:formula="of:=(1-([.IQ3]-[.IQ11])/[.IQ3])*100" office:value-type="float" office:value="6.6407629812787" calcext:value-type="float">
            <text:p>6,6407629812787</text:p>
          </table:table-cell>
          <table:table-cell table:formula="of:=(1-([.IR3]-[.IR11])/[.IR3])*100" office:value-type="float" office:value="3.69475138121547" calcext:value-type="float">
            <text:p>3,69475138121547</text:p>
          </table:table-cell>
          <table:table-cell table:formula="of:=(1-([.IS3]-[.IS11])/[.IS3])*100" office:value-type="float" office:value="2.20170454545454" calcext:value-type="float">
            <text:p>2,20170454545454</text:p>
          </table:table-cell>
          <table:table-cell table:formula="of:=(1-([.IT3]-[.IT11])/[.IT3])*100" office:value-type="float" office:value="9.09727081875438" calcext:value-type="float">
            <text:p>9,09727081875438</text:p>
          </table:table-cell>
          <table:table-cell table:formula="of:=(1-([.IU3]-[.IU11])/[.IU3])*100" office:value-type="float" office:value="10.2109139604955" calcext:value-type="float">
            <text:p>10,2109139604955</text:p>
          </table:table-cell>
          <table:table-cell table:formula="of:=(1-([.IV3]-[.IV11])/[.IV3])*100" office:value-type="float" office:value="8.91089108910891" calcext:value-type="float">
            <text:p>8,91089108910891</text:p>
          </table:table-cell>
          <table:table-cell table:formula="of:=(1-([.IW3]-[.IW11])/[.IW3])*100" office:value-type="float" office:value="9.72818311874106" calcext:value-type="float">
            <text:p>9,72818311874106</text:p>
          </table:table-cell>
          <table:table-cell table:formula="of:=(1-([.IX3]-[.IX11])/[.IX3])*100" office:value-type="float" office:value="8.80330123796423" calcext:value-type="float">
            <text:p>8,80330123796423</text:p>
          </table:table-cell>
          <table:table-cell table:formula="of:=(1-([.IY3]-[.IY11])/[.IY3])*100" office:value-type="float" office:value="4.99476074048201" calcext:value-type="float">
            <text:p>4,99476074048201</text:p>
          </table:table-cell>
          <table:table-cell table:formula="of:=(1-([.IZ3]-[.IZ11])/[.IZ3])*100" office:value-type="float" office:value="3.33446750595441" calcext:value-type="float">
            <text:p>3,33446750595441</text:p>
          </table:table-cell>
          <table:table-cell table:formula="of:=(1-([.JA3]-[.JA11])/[.JA3])*100" office:value-type="float" office:value="9.75372650680493" calcext:value-type="float">
            <text:p>9,75372650680493</text:p>
          </table:table-cell>
          <table:table-cell table:formula="of:=(1-([.JB3]-[.JB11])/[.JB3])*100" office:value-type="float" office:value="12.0622568093385" calcext:value-type="float">
            <text:p>12,0622568093385</text:p>
          </table:table-cell>
          <table:table-cell table:formula="of:=(1-([.JC3]-[.JC11])/[.JC3])*100" office:value-type="float" office:value="12.37721021611" calcext:value-type="float">
            <text:p>12,37721021611</text:p>
          </table:table-cell>
          <table:table-cell table:formula="of:=(1-([.JD3]-[.JD11])/[.JD3])*100" office:value-type="float" office:value="14.228987425546" calcext:value-type="float">
            <text:p>14,228987425546</text:p>
          </table:table-cell>
          <table:table-cell table:formula="of:=(1-([.JE3]-[.JE11])/[.JE3])*100" office:value-type="float" office:value="12.183908045977" calcext:value-type="float">
            <text:p>12,183908045977</text:p>
          </table:table-cell>
          <table:table-cell table:formula="of:=(1-([.JF3]-[.JF11])/[.JF3])*100" office:value-type="float" office:value="5.63473649320517" calcext:value-type="float">
            <text:p>5,63473649320517</text:p>
          </table:table-cell>
          <table:table-cell table:formula="of:=(1-([.JG3]-[.JG11])/[.JG3])*100" office:value-type="float" office:value="4.22440013518081" calcext:value-type="float">
            <text:p>4,22440013518081</text:p>
          </table:table-cell>
          <table:table-cell table:formula="of:=(1-([.JH3]-[.JH11])/[.JH3])*100" office:value-type="float" office:value="12.6219908913468" calcext:value-type="float">
            <text:p>12,6219908913468</text:p>
          </table:table-cell>
          <table:table-cell table:formula="of:=(1-([.JI3]-[.JI11])/[.JI3])*100" office:value-type="float" office:value="14.7616136919315" calcext:value-type="float">
            <text:p>14,7616136919315</text:p>
          </table:table-cell>
          <table:table-cell table:formula="of:=(1-([.JJ3]-[.JJ11])/[.JJ3])*100" office:value-type="float" office:value="15.1572327044025" calcext:value-type="float">
            <text:p>15,1572327044025</text:p>
          </table:table-cell>
          <table:table-cell table:formula="of:=(1-([.JK3]-[.JK11])/[.JK3])*100" office:value-type="float" office:value="13.3577310155535" calcext:value-type="float">
            <text:p>13,3577310155535</text:p>
          </table:table-cell>
          <table:table-cell table:formula="of:=(1-([.JL3]-[.JL11])/[.JL3])*100" office:value-type="float" office:value="14.3155383238891" calcext:value-type="float">
            <text:p>14,3155383238891</text:p>
          </table:table-cell>
          <table:table-cell table:formula="of:=(1-([.JM3]-[.JM11])/[.JM3])*100" office:value-type="float" office:value="7.8963230861965" calcext:value-type="float">
            <text:p>7,8963230861965</text:p>
          </table:table-cell>
          <table:table-cell table:formula="of:=(1-([.JN3]-[.JN11])/[.JN3])*100" office:value-type="float" office:value="4.95867768595041" calcext:value-type="float">
            <text:p>4,95867768595041</text:p>
          </table:table-cell>
          <table:table-cell table:formula="of:=(1-([.JO3]-[.JO11])/[.JO3])*100" office:value-type="float" office:value="12.9920094702575" calcext:value-type="float">
            <text:p>12,9920094702575</text:p>
          </table:table-cell>
          <table:table-cell table:formula="of:=(1-([.JP3]-[.JP11])/[.JP3])*100" office:value-type="float" office:value="16.8746286393345" calcext:value-type="float">
            <text:p>16,8746286393345</text:p>
          </table:table-cell>
          <table:table-cell table:formula="of:=(1-([.JQ3]-[.JQ11])/[.JQ3])*100" office:value-type="float" office:value="13.5422826729746" calcext:value-type="float">
            <text:p>13,5422826729746</text:p>
          </table:table-cell>
          <table:table-cell table:formula="of:=(1-([.JR3]-[.JR11])/[.JR3])*100" office:value-type="float" office:value="17.7856301531213" calcext:value-type="float">
            <text:p>17,7856301531213</text:p>
          </table:table-cell>
          <table:table-cell table:formula="of:=(1-([.JS3]-[.JS11])/[.JS3])*100" office:value-type="float" office:value="14.1730064806988" calcext:value-type="float">
            <text:p>14,1730064806988</text:p>
          </table:table-cell>
          <table:table-cell table:formula="of:=(1-([.JT3]-[.JT11])/[.JT3])*100" office:value-type="float" office:value="9.72830850131463" calcext:value-type="float">
            <text:p>9,72830850131463</text:p>
          </table:table-cell>
          <table:table-cell table:formula="of:=(1-([.JU3]-[.JU11])/[.JU3])*100" office:value-type="float" office:value="5.44871794871795" calcext:value-type="float">
            <text:p>5,44871794871795</text:p>
          </table:table-cell>
          <table:table-cell table:formula="of:=(1-([.JV3]-[.JV11])/[.JV3])*100" office:value-type="float" office:value="15.5929304446978" calcext:value-type="float">
            <text:p>15,5929304446978</text:p>
          </table:table-cell>
          <table:table-cell table:formula="of:=(1-([.JW3]-[.JW11])/[.JW3])*100" office:value-type="float" office:value="26.7048710601719" calcext:value-type="float">
            <text:p>26,7048710601719</text:p>
          </table:table-cell>
          <table:table-cell table:formula="of:=(1-([.JX3]-[.JX11])/[.JX3])*100" office:value-type="float" office:value="19.8820556023589" calcext:value-type="float">
            <text:p>19,8820556023589</text:p>
          </table:table-cell>
          <table:table-cell table:formula="of:=(1-([.JY3]-[.JY11])/[.JY3])*100" office:value-type="float" office:value="20.8818635607321" calcext:value-type="float">
            <text:p>20,8818635607321</text:p>
          </table:table-cell>
          <table:table-cell table:formula="of:=(1-([.JZ3]-[.JZ11])/[.JZ3])*100" office:value-type="float" office:value="20.2450570871624" calcext:value-type="float">
            <text:p>20,2450570871624</text:p>
          </table:table-cell>
          <table:table-cell table:formula="of:=(1-([.KA3]-[.KA11])/[.KA3])*100" office:value-type="float" office:value="11.8668184405236" calcext:value-type="float">
            <text:p>11,8668184405236</text:p>
          </table:table-cell>
          <table:table-cell table:formula="of:=(1-([.KB3]-[.KB11])/[.KB3])*100" office:value-type="float" office:value="6.70767428236673" calcext:value-type="float">
            <text:p>6,70767428236673</text:p>
          </table:table-cell>
          <table:table-cell table:formula="of:=(1-([.KC3]-[.KC11])/[.KC3])*100" office:value-type="float" office:value="19.4482381862879" calcext:value-type="float">
            <text:p>19,4482381862879</text:p>
          </table:table-cell>
          <table:table-cell table:formula="of:=(1-([.KD3]-[.KD11])/[.KD3])*100" office:value-type="float" office:value="28.4420772303595" calcext:value-type="float">
            <text:p>28,4420772303595</text:p>
          </table:table-cell>
          <table:table-cell table:formula="of:=(1-([.KE3]-[.KE11])/[.KE3])*100" office:value-type="float" office:value="19.0837696335079" calcext:value-type="float">
            <text:p>19,0837696335079</text:p>
          </table:table-cell>
          <table:table-cell table:formula="of:=(1-([.KF3]-[.KF11])/[.KF3])*100" office:value-type="float" office:value="11.7564925998324" calcext:value-type="float">
            <text:p>11,7564925998324</text:p>
          </table:table-cell>
          <table:table-cell table:formula="of:=(1-([.KG3]-[.KG11])/[.KG3])*100" office:value-type="float" office:value="7.04225352112676" calcext:value-type="float">
            <text:p>7,04225352112676</text:p>
          </table:table-cell>
          <table:table-cell table:formula="of:=(1-([.KH3]-[.KH11])/[.KH3])*100" office:value-type="float" office:value="10.5445116681072" calcext:value-type="float">
            <text:p>10,5445116681072</text:p>
          </table:table-cell>
          <table:table-cell table:formula="of:=(1-([.KI3]-[.KI11])/[.KI3])*100" office:value-type="float" office:value="9.70149253731343" calcext:value-type="float">
            <text:p>9,70149253731343</text:p>
          </table:table-cell>
          <table:table-cell table:formula="of:=(1-([.KJ3]-[.KJ11])/[.KJ3])*100" office:value-type="float" office:value="22.0088242927589" calcext:value-type="float">
            <text:p>22,0088242927589</text:p>
          </table:table-cell>
          <table:table-cell table:formula="of:=(1-([.KK3]-[.KK11])/[.KK3])*100" office:value-type="float" office:value="29.9839657936932" calcext:value-type="float">
            <text:p>29,9839657936932</text:p>
          </table:table-cell>
          <table:table-cell table:formula="of:=(1-([.KL3]-[.KL11])/[.KL3])*100" office:value-type="float" office:value="25.516693163752" calcext:value-type="float">
            <text:p>25,516693163752</text:p>
          </table:table-cell>
          <table:table-cell table:formula="of:=(1-([.KM3]-[.KM11])/[.KM3])*100" office:value-type="float" office:value="15.7761529808774" calcext:value-type="float">
            <text:p>15,7761529808774</text:p>
          </table:table-cell>
          <table:table-cell table:formula="of:=(1-([.KN3]-[.KN11])/[.KN3])*100" office:value-type="float" office:value="10.0596760443308" calcext:value-type="float">
            <text:p>10,0596760443308</text:p>
          </table:table-cell>
          <table:table-cell table:formula="of:=(1-([.KO3]-[.KO11])/[.KO3])*100" office:value-type="float" office:value="9.56323151584356" calcext:value-type="float">
            <text:p>9,56323151584356</text:p>
          </table:table-cell>
          <table:table-cell table:formula="of:=(1-([.KP3]-[.KP11])/[.KP3])*100" office:value-type="float" office:value="9.1686320754717" calcext:value-type="float">
            <text:p>9,1686320754717</text:p>
          </table:table-cell>
          <table:table-cell table:formula="of:=(1-([.KQ3]-[.KQ11])/[.KQ3])*100" office:value-type="float" office:value="25.9490238611714" calcext:value-type="float">
            <text:p>25,9490238611714</text:p>
          </table:table-cell>
          <table:table-cell table:formula="of:=(1-([.KR3]-[.KR11])/[.KR3])*100" office:value-type="float" office:value="28.5673839184598" calcext:value-type="float">
            <text:p>28,5673839184598</text:p>
          </table:table-cell>
          <table:table-cell table:formula="of:=(1-([.KS3]-[.KS11])/[.KS3])*100" office:value-type="float" office:value="29.9029126213592" calcext:value-type="float">
            <text:p>29,9029126213592</text:p>
          </table:table-cell>
          <table:table-cell table:formula="of:=(1-([.KT3]-[.KT11])/[.KT3])*100" office:value-type="float" office:value="32.3967406574881" calcext:value-type="float">
            <text:p>32,3967406574881</text:p>
          </table:table-cell>
          <table:table-cell table:formula="of:=(1-([.KU3]-[.KU11])/[.KU3])*100" office:value-type="float" office:value="29.2586304470855" calcext:value-type="float">
            <text:p>29,2586304470855</text:p>
          </table:table-cell>
          <table:table-cell table:formula="of:=(1-([.KV3]-[.KV11])/[.KV3])*100" office:value-type="float" office:value="16.7687372411782" calcext:value-type="float">
            <text:p>16,7687372411782</text:p>
          </table:table-cell>
          <table:table-cell table:formula="of:=(1-([.KW3]-[.KW11])/[.KW3])*100" office:value-type="float" office:value="10.220078384082" calcext:value-type="float">
            <text:p>10,220078384082</text:p>
          </table:table-cell>
          <table:table-cell table:formula="of:=(1-([.KX3]-[.KX11])/[.KX3])*100" office:value-type="float" office:value="24.6389124893798" calcext:value-type="float">
            <text:p>24,6389124893798</text:p>
          </table:table-cell>
          <table:table-cell table:formula="of:=(1-([.KY3]-[.KY11])/[.KY3])*100" office:value-type="float" office:value="30.3811659192825" calcext:value-type="float">
            <text:p>30,3811659192825</text:p>
          </table:table-cell>
          <table:table-cell table:formula="of:=(1-([.KZ3]-[.KZ11])/[.KZ3])*100" office:value-type="float" office:value="34.6407099914114" calcext:value-type="float">
            <text:p>34,6407099914114</text:p>
          </table:table-cell>
          <table:table-cell table:formula="of:=(1-([.LA3]-[.LA11])/[.LA3])*100" office:value-type="float" office:value="31.1392405063291" calcext:value-type="float">
            <text:p>31,1392405063291</text:p>
          </table:table-cell>
          <table:table-cell table:formula="of:=(1-([.LB3]-[.LB11])/[.LB3])*100" office:value-type="float" office:value="13.9809096013476" calcext:value-type="float">
            <text:p>13,9809096013476</text:p>
          </table:table-cell>
          <table:table-cell table:formula="of:=(1-([.LC3]-[.LC11])/[.LC3])*100" office:value-type="float" office:value="22.6634816363093" calcext:value-type="float">
            <text:p>22,6634816363093</text:p>
          </table:table-cell>
          <table:table-cell table:formula="of:=(1-([.LD3]-[.LD11])/[.LD3])*100" office:value-type="float" office:value="13.7674418604651" calcext:value-type="float">
            <text:p>13,7674418604651</text:p>
          </table:table-cell>
          <table:table-cell table:formula="of:=(1-([.LE3]-[.LE11])/[.LE3])*100" office:value-type="float" office:value="10.1806710639518" calcext:value-type="float">
            <text:p>10,1806710639518</text:p>
          </table:table-cell>
          <table:table-cell table:formula="of:=(1-([.LF3]-[.LF11])/[.LF3])*100" office:value-type="float" office:value="49.6139548184158" calcext:value-type="float">
            <text:p>49,6139548184158</text:p>
          </table:table-cell>
          <table:table-cell table:formula="of:=(1-([.LG3]-[.LG11])/[.LG3])*100" office:value-type="float" office:value="29.4083694083694" calcext:value-type="float">
            <text:p>29,4083694083694</text:p>
          </table:table-cell>
          <table:table-cell table:formula="of:=(1-([.LH3]-[.LH11])/[.LH3])*100" office:value-type="float" office:value="24.4602272727273" calcext:value-type="float">
            <text:p>24,4602272727273</text:p>
          </table:table-cell>
          <table:table-cell table:formula="of:=(1-([.LI3]-[.LI11])/[.LI3])*100" office:value-type="float" office:value="23.5875706214689" calcext:value-type="float">
            <text:p>23,5875706214689</text:p>
          </table:table-cell>
          <table:table-cell table:formula="of:=(1-([.LJ3]-[.LJ11])/[.LJ3])*100" office:value-type="float" office:value="4.87656202377323" calcext:value-type="float">
            <text:p>4,87656202377323</text:p>
          </table:table-cell>
          <table:table-cell table:formula="of:=(1-([.LK3]-[.LK11])/[.LK3])*100" office:value-type="float" office:value="13.4842205929232" calcext:value-type="float">
            <text:p>13,4842205929232</text:p>
          </table:table-cell>
          <table:table-cell table:formula="of:=(1-([.LL3]-[.LL11])/[.LL3])*100" office:value-type="float" office:value="25.1173708920188" calcext:value-type="float">
            <text:p>25,1173708920188</text:p>
          </table:table-cell>
          <table:table-cell table:formula="of:=(1-([.LM3]-[.LM11])/[.LM3])*100" office:value-type="float" office:value="14.2857142857143" calcext:value-type="float">
            <text:p>14,2857142857143</text:p>
          </table:table-cell>
          <table:table-cell table:formula="of:=(1-([.LN3]-[.LN11])/[.LN3])*100" office:value-type="float" office:value="26.8151311775473" calcext:value-type="float">
            <text:p>26,8151311775473</text:p>
          </table:table-cell>
          <table:table-cell table:formula="of:=(1-([.LO3]-[.LO11])/[.LO3])*100" office:value-type="float" office:value="42.4066135946111" calcext:value-type="float">
            <text:p>42,4066135946111</text:p>
          </table:table-cell>
          <table:table-cell table:formula="of:=(1-([.LP3]-[.LP11])/[.LP3])*100" office:value-type="float" office:value="12.279098110908" calcext:value-type="float">
            <text:p>12,279098110908</text:p>
          </table:table-cell>
          <table:table-cell table:formula="of:=(1-([.LQ3]-[.LQ11])/[.LQ3])*100" office:value-type="float" office:value="26.9674020414883" calcext:value-type="float">
            <text:p>26,9674020414883</text:p>
          </table:table-cell>
          <table:table-cell table:formula="of:=(1-([.LR3]-[.LR11])/[.LR3])*100" office:value-type="float" office:value="1.96943972835314" calcext:value-type="float">
            <text:p>1,96943972835314</text:p>
          </table:table-cell>
          <table:table-cell table:formula="of:=(1-([.LS3]-[.LS11])/[.LS3])*100" office:value-type="float" office:value="25.947256744468" calcext:value-type="float">
            <text:p>25,947256744468</text:p>
          </table:table-cell>
          <table:table-cell table:formula="of:=(1-([.LT3]-[.LT11])/[.LT3])*100" office:value-type="float" office:value="31.20590121873" calcext:value-type="float">
            <text:p>31,20590121873</text:p>
          </table:table-cell>
          <table:table-cell table:formula="of:=(1-([.LU3]-[.LU11])/[.LU3])*100" office:value-type="float" office:value="24.3629583592293" calcext:value-type="float">
            <text:p>24,3629583592293</text:p>
          </table:table-cell>
          <table:table-cell table:formula="of:=(1-([.LV3]-[.LV11])/[.LV3])*100" office:value-type="float" office:value="28.2515640434639" calcext:value-type="float">
            <text:p>28,2515640434639</text:p>
          </table:table-cell>
          <table:table-cell table:formula="of:=(1-([.LW3]-[.LW11])/[.LW3])*100" office:value-type="float" office:value="23.0383973288815" calcext:value-type="float">
            <text:p>23,0383973288815</text:p>
          </table:table-cell>
          <table:table-cell table:formula="of:=(1-([.LX3]-[.LX11])/[.LX3])*100" office:value-type="float" office:value="7.40136941636779" calcext:value-type="float">
            <text:p>7,40136941636779</text:p>
          </table:table-cell>
          <table:table-cell table:formula="of:=(1-([.LY3]-[.LY11])/[.LY3])*100" office:value-type="float" office:value="5.55752212389381" calcext:value-type="float">
            <text:p>5,55752212389381</text:p>
          </table:table-cell>
          <table:table-cell table:formula="of:=(1-([.LZ3]-[.LZ11])/[.LZ3])*100" office:value-type="float" office:value="15.0843222985634" calcext:value-type="float">
            <text:p>15,0843222985634</text:p>
          </table:table-cell>
          <table:table-cell table:formula="of:=(1-([.MA3]-[.MA11])/[.MA3])*100" office:value-type="float" office:value="26.9867549668874" calcext:value-type="float">
            <text:p>26,9867549668874</text:p>
          </table:table-cell>
          <table:table-cell table:formula="of:=(1-([.MB3]-[.MB11])/[.MB3])*100" office:value-type="float" office:value="22.6762002042901" calcext:value-type="float">
            <text:p>22,6762002042901</text:p>
          </table:table-cell>
          <table:table-cell table:formula="of:=(1-([.MC3]-[.MC11])/[.MC3])*100" office:value-type="float" office:value="18.6549509969584" calcext:value-type="float">
            <text:p>18,6549509969584</text:p>
          </table:table-cell>
          <table:table-cell table:formula="of:=(1-([.MD3]-[.MD11])/[.MD3])*100" office:value-type="float" office:value="17.588424437299" calcext:value-type="float">
            <text:p>17,588424437299</text:p>
          </table:table-cell>
          <table:table-cell table:formula="of:=(1-([.ME3]-[.ME11])/[.ME3])*100" office:value-type="float" office:value="7.5" calcext:value-type="float">
            <text:p>7,5</text:p>
          </table:table-cell>
          <table:table-cell table:formula="of:=(1-([.MF3]-[.MF11])/[.MF3])*100" office:value-type="float" office:value="4.36079016026836" calcext:value-type="float">
            <text:p>4,36079016026836</text:p>
          </table:table-cell>
          <table:table-cell table:formula="of:=(1-([.MG3]-[.MG11])/[.MG3])*100" office:value-type="float" office:value="16.698172652804" calcext:value-type="float">
            <text:p>16,698172652804</text:p>
          </table:table-cell>
          <table:table-cell table:formula="of:=(1-([.MH3]-[.MH11])/[.MH3])*100" office:value-type="float" office:value="6.17164898746384" calcext:value-type="float">
            <text:p>6,17164898746384</text:p>
          </table:table-cell>
          <table:table-cell table:formula="of:=(1-([.MI3]-[.MI11])/[.MI3])*100" office:value-type="float" office:value="30.7351940095303" calcext:value-type="float">
            <text:p>30,7351940095303</text:p>
          </table:table-cell>
          <table:table-cell table:formula="of:=(1-([.MJ3]-[.MJ11])/[.MJ3])*100" office:value-type="float" office:value="17.9763560500695" calcext:value-type="float">
            <text:p>17,9763560500695</text:p>
          </table:table-cell>
          <table:table-cell table:formula="of:=(1-([.MK3]-[.MK11])/[.MK3])*100" office:value-type="float" office:value="17.2813487881981" calcext:value-type="float">
            <text:p>17,2813487881981</text:p>
          </table:table-cell>
          <table:table-cell table:formula="of:=(1-([.ML3]-[.ML11])/[.ML3])*100" office:value-type="float" office:value="5.17304189435337" calcext:value-type="float">
            <text:p>5,17304189435337</text:p>
          </table:table-cell>
          <table:table-cell table:formula="of:=(1-([.MM3]-[.MM11])/[.MM3])*100" office:value-type="float" office:value="2.33160621761658" calcext:value-type="float">
            <text:p>2,33160621761658</text:p>
          </table:table-cell>
          <table:table-cell table:formula="of:=(1-([.MN3]-[.MN11])/[.MN3])*100" office:value-type="float" office:value="13.9558232931727" calcext:value-type="float">
            <text:p>13,9558232931727</text:p>
          </table:table-cell>
          <table:table-cell table:formula="of:=(1-([.MO3]-[.MO11])/[.MO3])*100" office:value-type="float" office:value="15.5216284987277" calcext:value-type="float">
            <text:p>15,5216284987277</text:p>
          </table:table-cell>
          <table:table-cell table:formula="of:=(1-([.MP3]-[.MP11])/[.MP3])*100" office:value-type="float" office:value="13.7382501807665" calcext:value-type="float">
            <text:p>13,7382501807665</text:p>
          </table:table-cell>
          <table:table-cell table:formula="of:=(1-([.MQ3]-[.MQ11])/[.MQ3])*100" office:value-type="float" office:value="6.3254113345521" calcext:value-type="float">
            <text:p>6,3254113345521</text:p>
          </table:table-cell>
          <table:table-cell table:formula="of:=(1-([.MR3]-[.MR11])/[.MR3])*100" office:value-type="float" office:value="22.6271829916477" calcext:value-type="float">
            <text:p>22,6271829916477</text:p>
          </table:table-cell>
          <table:table-cell table:formula="of:=(1-([.MS3]-[.MS11])/[.MS3])*100" office:value-type="float" office:value="5.91418631619637" calcext:value-type="float">
            <text:p>5,91418631619637</text:p>
          </table:table-cell>
          <table:table-cell table:formula="of:=(1-([.MT3]-[.MT11])/[.MT3])*100" office:value-type="float" office:value="2.45198201879853" calcext:value-type="float">
            <text:p>2,45198201879853</text:p>
          </table:table-cell>
          <table:table-cell table:formula="of:=(1-([.MU3]-[.MU11])/[.MU3])*100" office:value-type="float" office:value="14.48" calcext:value-type="float">
            <text:p>14,48</text:p>
          </table:table-cell>
          <table:table-cell table:formula="of:=(1-([.MV3]-[.MV11])/[.MV3])*100" office:value-type="float" office:value="13.9519133084998" calcext:value-type="float">
            <text:p>13,9519133084998</text:p>
          </table:table-cell>
          <table:table-cell table:formula="of:=(1-([.MW3]-[.MW11])/[.MW3])*100" office:value-type="float" office:value="13.390525923163" calcext:value-type="float">
            <text:p>13,390525923163</text:p>
          </table:table-cell>
          <table:table-cell table:formula="of:=(1-([.MX3]-[.MX11])/[.MX3])*100" office:value-type="float" office:value="9.99628390932739" calcext:value-type="float">
            <text:p>9,99628390932739</text:p>
          </table:table-cell>
          <table:table-cell table:formula="of:=(1-([.MY3]-[.MY11])/[.MY3])*100" office:value-type="float" office:value="11.0945644080417" calcext:value-type="float">
            <text:p>11,0945644080417</text:p>
          </table:table-cell>
          <table:table-cell table:formula="of:=(1-([.MZ3]-[.MZ11])/[.MZ3])*100" office:value-type="float" office:value="3.76282782212086" calcext:value-type="float">
            <text:p>3,76282782212086</text:p>
          </table:table-cell>
          <table:table-cell table:formula="of:=(1-([.NA3]-[.NA11])/[.NA3])*100" office:value-type="float" office:value="1.36872666943177" calcext:value-type="float">
            <text:p>1,36872666943177</text:p>
          </table:table-cell>
          <table:table-cell table:formula="of:=(1-([.NB3]-[.NB11])/[.NB3])*100" office:value-type="float" office:value="10.9720483938256" calcext:value-type="float">
            <text:p>10,9720483938256</text:p>
          </table:table-cell>
          <table:table-cell table:formula="of:=(1-([.NC3]-[.NC11])/[.NC3])*100" office:value-type="float" office:value="9.73541383989145" calcext:value-type="float">
            <text:p>9,73541383989145</text:p>
          </table:table-cell>
          <table:table-cell table:formula="of:=(1-([.ND3]-[.ND11])/[.ND3])*100" office:value-type="float" office:value="11.4852889046437" calcext:value-type="float">
            <text:p>11,4852889046437</text:p>
          </table:table-cell>
          <table:table-cell table:formula="of:=(1-([.NE3]-[.NE11])/[.NE3])*100" office:value-type="float" office:value="9.77976857036208" calcext:value-type="float">
            <text:p>9,77976857036208</text:p>
          </table:table-cell>
          <table:table-cell table:formula="of:=(1-([.NF3]-[.NF11])/[.NF3])*100" office:value-type="float" office:value="8.4070796460177" calcext:value-type="float">
            <text:p>8,4070796460177</text:p>
          </table:table-cell>
          <table:table-cell table:formula="of:=(1-([.NG3]-[.NG11])/[.NG3])*100" office:value-type="float" office:value="0.795153351003408" calcext:value-type="float">
            <text:p>0,795153351003408</text:p>
          </table:table-cell>
          <table:table-cell table:formula="of:=(1-([.NH3]-[.NH11])/[.NH3])*100" office:value-type="float" office:value="3.59739762724838" calcext:value-type="float">
            <text:p>3,59739762724838</text:p>
          </table:table-cell>
          <table:table-cell table:formula="of:=(1-([.NI3]-[.NI11])/[.NI3])*100" office:value-type="float" office:value="9.59069020866774" calcext:value-type="float">
            <text:p>9,59069020866774</text:p>
          </table:table-cell>
        </table:table-row>
        <table:table-row table:style-name="ro1">
          <table:table-cell office:value-type="string" calcext:value-type="string">
            <text:p>Proportion of Corona Deaths per Week 2020/21</text:p>
          </table:table-cell>
          <table:table-cell table:number-columns-repeated="7"/>
          <table:table-cell table:formula="of:=SUM([.C11:.I11])/SUM([.C3:.I3])*100" office:value-type="float" office:value="0.0501907247540655" calcext:value-type="float">
            <text:p>0,050190724754066</text:p>
          </table:table-cell>
          <table:table-cell table:number-columns-repeated="6"/>
          <table:table-cell table:formula="of:=SUM([.J11:.P11])/SUM([.J3:.P3])*100" office:value-type="float" office:value="0.420081967213115" calcext:value-type="float">
            <text:p>0,420081967213115</text:p>
          </table:table-cell>
          <table:table-cell table:number-columns-repeated="6"/>
          <table:table-cell table:formula="of:=SUM([.Q11:.W11])/SUM([.Q3:.W3])*100" office:value-type="float" office:value="2.24499020641856" calcext:value-type="float">
            <text:p>2,24499020641856</text:p>
          </table:table-cell>
          <table:table-cell table:number-columns-repeated="6"/>
          <table:table-cell table:formula="of:=SUM([.X11:.AD11])/SUM([.X3:.AD3])*100" office:value-type="float" office:value="5.01369994712301" calcext:value-type="float">
            <text:p>5,01369994712301</text:p>
          </table:table-cell>
          <table:table-cell table:number-columns-repeated="6"/>
          <table:table-cell table:formula="of:=SUM([.AE11:.AK11])/SUM([.AE3:.AK3])*100" office:value-type="float" office:value="7.1318752169816" calcext:value-type="float">
            <text:p>7,1318752169816</text:p>
          </table:table-cell>
          <table:table-cell table:number-columns-repeated="6"/>
          <table:table-cell table:formula="of:=SUM([.AL11:.AR11])/SUM([.AL3:.AR3])*100" office:value-type="float" office:value="8.412962193602" calcext:value-type="float">
            <text:p>8,412962193602</text:p>
          </table:table-cell>
          <table:table-cell table:number-columns-repeated="6"/>
          <table:table-cell table:formula="of:=SUM([.AS11:.AY11])/SUM([.AS3:.AY3])*100" office:value-type="float" office:value="7.24614222509982" calcext:value-type="float">
            <text:p>7,24614222509982</text:p>
          </table:table-cell>
          <table:table-cell table:number-columns-repeated="6"/>
          <table:table-cell table:formula="of:=SUM([.AZ11:.BF11])/SUM([.AZ3:.BF3])*100" office:value-type="float" office:value="4.94777041446703" calcext:value-type="float">
            <text:p>4,94777041446703</text:p>
          </table:table-cell>
          <table:table-cell table:number-columns-repeated="6"/>
          <table:table-cell table:formula="of:=SUM([.BG11:.BM11])/SUM([.BG3:.BM3])*100" office:value-type="float" office:value="3.99590746319559" calcext:value-type="float">
            <text:p>3,99590746319559</text:p>
          </table:table-cell>
          <table:table-cell table:number-columns-repeated="6"/>
          <table:table-cell table:formula="of:=SUM([.BN11:.BT11])/SUM([.BN3:.BT3])*100" office:value-type="float" office:value="2.3845882767532" calcext:value-type="float">
            <text:p>2,3845882767532</text:p>
          </table:table-cell>
          <table:table-cell table:number-columns-repeated="6"/>
          <table:table-cell table:formula="of:=SUM([.BU11:.CA11])/SUM([.BU3:.CA3])*100" office:value-type="float" office:value="1.82456140350877" calcext:value-type="float">
            <text:p>1,82456140350877</text:p>
          </table:table-cell>
          <table:table-cell table:number-columns-repeated="6"/>
          <table:table-cell table:formula="of:=SUM([.CB11:.CH11])/SUM([.CB3:.CH3])*100" office:value-type="float" office:value="1.46467374992497" calcext:value-type="float">
            <text:p>1,46467374992497</text:p>
          </table:table-cell>
          <table:table-cell table:number-columns-repeated="6"/>
          <table:table-cell table:formula="of:=SUM([.CI11:.CO11])/SUM([.CI3:.CO3])*100" office:value-type="float" office:value="0.921098366353841" calcext:value-type="float">
            <text:p>0,921098366353841</text:p>
          </table:table-cell>
          <table:table-cell table:number-columns-repeated="6"/>
          <table:table-cell table:formula="of:=SUM([.CP11:.CV11])/SUM([.CP3:.CV3])*100" office:value-type="float" office:value="0.686746987951807" calcext:value-type="float">
            <text:p>0,686746987951807</text:p>
          </table:table-cell>
          <table:table-cell table:number-columns-repeated="6"/>
          <table:table-cell table:formula="of:=SUM([.CW11:.DC11])/SUM([.CW3:.DC3])*100" office:value-type="float" office:value="0.561085972850679" calcext:value-type="float">
            <text:p>0,561085972850679</text:p>
          </table:table-cell>
          <table:table-cell table:number-columns-repeated="6"/>
          <table:table-cell table:formula="of:=SUM([.DD11:.DJ11])/SUM([.DD3:.DJ3])*100" office:value-type="float" office:value="0.461772270282909" calcext:value-type="float">
            <text:p>0,461772270282909</text:p>
          </table:table-cell>
          <table:table-cell table:number-columns-repeated="6"/>
          <table:table-cell table:formula="of:=SUM([.DK11:.DQ11])/SUM([.DK3:.DQ3])*100" office:value-type="float" office:value="0.290135396518375" calcext:value-type="float">
            <text:p>0,290135396518375</text:p>
          </table:table-cell>
          <table:table-cell table:number-columns-repeated="6"/>
          <table:table-cell table:formula="of:=SUM([.DR11:.DX11])/SUM([.DR3:.DX3])*100" office:value-type="float" office:value="0.330238644152284" calcext:value-type="float">
            <text:p>0,330238644152284</text:p>
          </table:table-cell>
          <table:table-cell table:number-columns-repeated="6"/>
          <table:table-cell table:formula="of:=SUM([.DY11:.EE11])/SUM([.DY3:.EE3])*100" office:value-type="float" office:value="0.12577109660418" calcext:value-type="float">
            <text:p>0,12577109660418</text:p>
          </table:table-cell>
          <table:table-cell table:number-columns-repeated="6"/>
          <table:table-cell table:formula="of:=SUM([.EF11:.EL11])/SUM([.EF3:.EL3])*100" office:value-type="float" office:value="0.153964588144727" calcext:value-type="float">
            <text:p>0,153964588144727</text:p>
          </table:table-cell>
          <table:table-cell table:number-columns-repeated="6"/>
          <table:table-cell table:formula="of:=SUM([.EM11:.ES11])/SUM([.EM3:.ES3])*100" office:value-type="float" office:value="0.172542704319319" calcext:value-type="float">
            <text:p>0,172542704319319</text:p>
          </table:table-cell>
          <table:table-cell table:number-columns-repeated="6"/>
          <table:table-cell table:formula="of:=SUM([.ET11:.EZ11])/SUM([.ET3:.EZ3])*100" office:value-type="float" office:value="0.296818996415771" calcext:value-type="float">
            <text:p>0,296818996415771</text:p>
          </table:table-cell>
          <table:table-cell table:number-columns-repeated="6"/>
          <table:table-cell table:formula="of:=SUM([.FA11:.FG11])/SUM([.FA3:.FG3])*100" office:value-type="float" office:value="0.149484536082474" calcext:value-type="float">
            <text:p>0,149484536082474</text:p>
          </table:table-cell>
          <table:table-cell table:number-columns-repeated="6"/>
          <table:table-cell table:formula="of:=SUM([.FH11:.FN11])/SUM([.FH3:.FN3])*100" office:value-type="float" office:value="0.25856125028729" calcext:value-type="float">
            <text:p>0,25856125028729</text:p>
          </table:table-cell>
          <table:table-cell table:number-columns-repeated="6"/>
          <table:table-cell table:formula="of:=SUM([.FO11:.FU11])/SUM([.FO3:.FU3])*100" office:value-type="float" office:value="0.132810141865379" calcext:value-type="float">
            <text:p>0,132810141865379</text:p>
          </table:table-cell>
          <table:table-cell table:number-columns-repeated="6"/>
          <table:table-cell table:formula="of:=SUM([.FV11:.GB11])/SUM([.FV3:.GB3])*100" office:value-type="float" office:value="0.159857904085258" calcext:value-type="float">
            <text:p>0,159857904085258</text:p>
          </table:table-cell>
          <table:table-cell table:number-columns-repeated="6"/>
          <table:table-cell table:formula="of:=SUM([.GC11:.GI11])/SUM([.GC3:.GI3])*100" office:value-type="float" office:value="0.151303538175047" calcext:value-type="float">
            <text:p>0,151303538175047</text:p>
          </table:table-cell>
          <table:table-cell table:number-columns-repeated="6"/>
          <table:table-cell table:formula="of:=SUM([.GJ11:.GP11])/SUM([.GJ3:.GP3])*100" office:value-type="float" office:value="0.194307920905246" calcext:value-type="float">
            <text:p>0,194307920905246</text:p>
          </table:table-cell>
          <table:table-cell table:number-columns-repeated="6"/>
          <table:table-cell table:formula="of:=SUM([.GQ11:.GW11])/SUM([.GQ3:.GW3])*100" office:value-type="float" office:value="0.494338104270851" calcext:value-type="float">
            <text:p>0,494338104270851</text:p>
          </table:table-cell>
          <table:table-cell table:number-columns-repeated="6"/>
          <table:table-cell table:formula="of:=SUM([.GX11:.HD11])/SUM([.GX3:.HD3])*100" office:value-type="float" office:value="0.444444444444444" calcext:value-type="float">
            <text:p>0,444444444444444</text:p>
          </table:table-cell>
          <table:table-cell table:number-columns-repeated="6"/>
          <table:table-cell table:formula="of:=SUM([.HE11:.HK11])/SUM([.HE3:.HK3])*100" office:value-type="float" office:value="0.491344340970119" calcext:value-type="float">
            <text:p>0,491344340970119</text:p>
          </table:table-cell>
          <table:table-cell table:number-columns-repeated="6"/>
          <table:table-cell table:formula="of:=SUM([.HL11:.HR11])/SUM([.HL3:.HR3])*100" office:value-type="float" office:value="1.13260442949257" calcext:value-type="float">
            <text:p>1,13260442949257</text:p>
          </table:table-cell>
          <table:table-cell table:number-columns-repeated="6"/>
          <table:table-cell table:formula="of:=SUM([.HS11:.HY11])/SUM([.HS3:.HY3])*100" office:value-type="float" office:value="1.34282478563339" calcext:value-type="float">
            <text:p>1,34282478563339</text:p>
          </table:table-cell>
          <table:table-cell table:number-columns-repeated="6"/>
          <table:table-cell table:formula="of:=SUM([.HZ11:.IF11])/SUM([.HZ3:.IF3])*100" office:value-type="float" office:value="3.06582506762849" calcext:value-type="float">
            <text:p>3,06582506762849</text:p>
          </table:table-cell>
          <table:table-cell table:number-columns-repeated="6"/>
          <table:table-cell table:formula="of:=SUM([.IG11:.IM11])/SUM([.IG3:.IM3])*100" office:value-type="float" office:value="3.90014777285202" calcext:value-type="float">
            <text:p>3,90014777285202</text:p>
          </table:table-cell>
          <table:table-cell table:number-columns-repeated="6"/>
          <table:table-cell table:formula="of:=SUM([.IN11:.IT11])/SUM([.IN3:.IT3])*100" office:value-type="float" office:value="7.18970736629667" calcext:value-type="float">
            <text:p>7,18970736629667</text:p>
          </table:table-cell>
          <table:table-cell table:number-columns-repeated="6"/>
          <table:table-cell table:formula="of:=SUM([.IU11:.JA11])/SUM([.IU3:.JA3])*100" office:value-type="float" office:value="7.97275444700348" calcext:value-type="float">
            <text:p>7,97275444700348</text:p>
          </table:table-cell>
          <table:table-cell table:number-columns-repeated="6"/>
          <table:table-cell table:formula="of:=SUM([.JB11:.JH11])/SUM([.JB3:.JH3])*100" office:value-type="float" office:value="10.510468125147" calcext:value-type="float">
            <text:p>10,510468125147</text:p>
          </table:table-cell>
          <table:table-cell table:number-columns-repeated="6"/>
          <table:table-cell table:formula="of:=SUM([.JI11:.JO11])/SUM([.JI3:.JO3])*100" office:value-type="float" office:value="11.9509748331661" calcext:value-type="float">
            <text:p>11,9509748331661</text:p>
          </table:table-cell>
          <table:table-cell table:number-columns-repeated="6"/>
          <table:table-cell table:formula="of:=SUM([.JP11:.JV11])/SUM([.JP3:.JV3])*100" office:value-type="float" office:value="13.3022946458264" calcext:value-type="float">
            <text:p>13,3022946458264</text:p>
          </table:table-cell>
          <table:table-cell table:number-columns-repeated="6"/>
          <table:table-cell table:formula="of:=SUM([.JW11:.KC11])/SUM([.JW3:.KC3])*100" office:value-type="float" office:value="18.0295526834964" calcext:value-type="float">
            <text:p>18,0295526834964</text:p>
          </table:table-cell>
          <table:table-cell table:number-columns-repeated="6"/>
          <table:table-cell table:formula="of:=SUM([.KD11:.KJ11])/SUM([.KD3:.KJ3])*100" office:value-type="float" office:value="15.7244229569557" calcext:value-type="float">
            <text:p>15,7244229569557</text:p>
          </table:table-cell>
          <table:table-cell table:number-columns-repeated="6"/>
          <table:table-cell table:formula="of:=SUM([.KK11:.KQ11])/SUM([.KK3:.KQ3])*100" office:value-type="float" office:value="18.2847382219751" calcext:value-type="float">
            <text:p>18,2847382219751</text:p>
          </table:table-cell>
          <table:table-cell table:number-columns-repeated="6"/>
          <table:table-cell table:formula="of:=SUM([.KR11:.KX11])/SUM([.KR3:.KX3])*100" office:value-type="float" office:value="24.7194679071286" calcext:value-type="float">
            <text:p>24,7194679071286</text:p>
          </table:table-cell>
          <table:table-cell table:number-columns-repeated="6"/>
          <table:table-cell table:formula="of:=SUM([.KY11:.LE11])/SUM([.KY3:.LE3])*100" office:value-type="float" office:value="22.5133050043319" calcext:value-type="float">
            <text:p>22,5133050043319</text:p>
          </table:table-cell>
          <table:table-cell table:number-columns-repeated="6"/>
          <table:table-cell table:formula="of:=SUM([.LF11:.LL11])/SUM([.LF3:.LL3])*100" office:value-type="float" office:value="24.6938946662194" calcext:value-type="float">
            <text:p>24,6938946662194</text:p>
          </table:table-cell>
          <table:table-cell table:number-columns-repeated="6"/>
          <table:table-cell table:formula="of:=SUM([.LM11:.LS11])/SUM([.LM3:.LS3])*100" office:value-type="float" office:value="21.7509831962817" calcext:value-type="float">
            <text:p>21,7509831962817</text:p>
          </table:table-cell>
          <table:table-cell table:number-columns-repeated="6"/>
          <table:table-cell table:formula="of:=SUM([.LT11:.LZ11])/SUM([.LT3:.LZ3])*100" office:value-type="float" office:value="19.4390084801044" calcext:value-type="float">
            <text:p>19,4390084801044</text:p>
          </table:table-cell>
          <table:table-cell table:number-columns-repeated="6"/>
          <table:table-cell table:formula="of:=SUM([.MA11:.MG11])/SUM([.MA3:.MG3])*100" office:value-type="float" office:value="16.5649185213671" calcext:value-type="float">
            <text:p>16,5649185213671</text:p>
          </table:table-cell>
          <table:table-cell table:number-columns-repeated="6"/>
          <table:table-cell table:formula="of:=SUM([.MH11:.MN11])/SUM([.MH3:.MN3])*100" office:value-type="float" office:value="13.4903746226555" calcext:value-type="float">
            <text:p>13,4903746226555</text:p>
          </table:table-cell>
          <table:table-cell table:number-columns-repeated="6"/>
          <table:table-cell table:formula="of:=SUM([.MO11:.MU11])/SUM([.MO3:.MU3])*100" office:value-type="float" office:value="11.6775244299674" calcext:value-type="float">
            <text:p>11,6775244299674</text:p>
          </table:table-cell>
          <table:table-cell table:number-columns-repeated="6"/>
          <table:table-cell table:formula="of:=SUM([.MV11:.NB11])/SUM([.MV3:.NB3])*100" office:value-type="float" office:value="9.3929539295393" calcext:value-type="float">
            <text:p>9,3929539295393</text:p>
          </table:table-cell>
          <table:table-cell table:number-columns-repeated="6"/>
          <table:table-cell table:formula="of:=SUM([.NC11:.NI11])/SUM([.NC3:.NI3])*100" office:value-type="float" office:value="7.69596953348144" calcext:value-type="float">
            <text:p>7,695969533481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etaNormalLF-Roman" svg:font-family="MetaNormalLF-Roman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P0" style:volatile="true">
      <number:number number:decimal-places="0" loext:min-decimal-places="0" number:min-integer-digits="1">
        <number:embedded-text number:position="3"> </number:embedded-text>
      </number:number>
      <number:text> </number:text>
    </number:number-style>
    <number:number-style style:name="N129">
      <number:text>-</number:text>
      <number:number number:decimal-places="0" loext:min-decimal-places="0" number:min-integer-digits="1">
        <number:embedded-text number:position="3"> </number:embedded-text>
      </number:number>
      <number:text>)</number:text>
      <style:map style:condition="value()&gt;=0" style:apply-style-name="N129P0"/>
    </number:number-style>
    <number:text-style style:name="N130">
      <number:text-content/>
      <loext:text> </loext:text>
      <loext:fill-character>.</loext:fill-character>
    </number:text-style>
    <number:number-style style:name="N131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31P1" style:volatile="true">
      <number:text>-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31">
      <number:text> – </number:text>
      <style:map style:condition="value()&gt;0" style:apply-style-name="N131P0"/>
      <style:map style:condition="value()&lt;0" style:apply-style-name="N131P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18:25:19.006660102</meta:creation-date>
    <dc:date>2021-03-24T18:26:35.603523415</dc:date>
    <meta:editing-duration>PT1M17S</meta:editing-duration>
    <meta:editing-cycles>1</meta:editing-cycles>
    <meta:document-statistic meta:table-count="1" meta:cell-count="5137" meta:object-count="0"/>
    <meta:generator>LibreOffice/6.4.6.2$Linux_X86_64 LibreOffice_project/40$Build-2</meta:generator>
  </office:meta>
</office:document-meta>
</file>